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3.16mm"/>
    </style:style>
    <style:style style:name="co2" style:family="table-column">
      <style:table-column-properties fo:break-before="auto" style:column-width="22.58mm"/>
    </style:style>
    <style:style style:name="co3" style:family="table-column">
      <style:table-column-properties fo:break-before="auto" style:column-width="22.86mm"/>
    </style:style>
    <style:style style:name="co4" style:family="table-column">
      <style:table-column-properties fo:break-before="auto" style:column-width="23.95mm"/>
    </style:style>
    <style:style style:name="co5" style:family="table-column">
      <style:table-column-properties fo:break-before="auto" style:column-width="20.5mm"/>
    </style:style>
    <style:style style:name="co6" style:family="table-column">
      <style:table-column-properties fo:break-before="auto" style:column-width="37.11mm"/>
    </style:style>
    <style:style style:name="co7" style:family="table-column">
      <style:table-column-properties fo:break-before="auto" style:column-width="55.63mm"/>
    </style:style>
    <style:style style:name="co8" style:family="table-column">
      <style:table-column-properties fo:break-before="auto" style:column-width="19.97mm"/>
    </style:style>
    <style:style style:name="co9" style:family="table-column">
      <style:table-column-properties fo:break-before="auto" style:column-width="18.33mm"/>
    </style:style>
    <style:style style:name="co10" style:family="table-column">
      <style:table-column-properties fo:break-before="auto" style:column-width="39.48mm"/>
    </style:style>
    <style:style style:name="co11" style:family="table-column">
      <style:table-column-properties fo:break-before="auto" style:column-width="20.78mm"/>
    </style:style>
    <style:style style:name="co12" style:family="table-column">
      <style:table-column-properties fo:break-before="auto" style:column-width="37.85mm"/>
    </style:style>
    <style:style style:name="co13" style:family="table-column">
      <style:table-column-properties fo:break-before="auto" style:column-width="25.05mm"/>
    </style:style>
    <style:style style:name="co14" style:family="table-column">
      <style:table-column-properties fo:break-before="auto" style:column-width="4.16mm"/>
    </style:style>
    <style:style style:name="co15" style:family="table-column">
      <style:table-column-properties fo:break-before="auto" style:column-width="73.52mm"/>
    </style:style>
    <style:style style:name="co16" style:family="table-column">
      <style:table-column-properties fo:break-before="auto" style:column-width="27.22mm"/>
    </style:style>
    <style:style style:name="co17" style:family="table-column">
      <style:table-column-properties fo:break-before="auto" style:column-width="91.78mm"/>
    </style:style>
    <style:style style:name="co18" style:family="table-column">
      <style:table-column-properties fo:break-before="auto" style:column-width="33.76mm"/>
    </style:style>
    <style:style style:name="co19" style:family="table-column">
      <style:table-column-properties fo:break-before="auto" style:column-width="26.6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4"/>
    <style:style style:name="ce4" style:family="table-cell" style:parent-style-name="Default" style:data-style-name="N11"/>
    <style:style style:name="ce5" style:family="table-cell" style:parent-style-name="Default" style:data-style-name="N100"/>
    <style:style style:name="ce6" style:family="table-cell" style:parent-style-name="Default" style:data-style-name="N41"/>
    <style:style style:name="ce7" style:family="table-cell" style:parent-style-name="Default">
      <style:text-properties fo:font-weight="normal" style:font-weight-asian="normal" style:font-weight-complex="normal"/>
    </style:style>
    <style:style style:name="ce8" style:family="table-cell" style:parent-style-name="Default">
      <style:text-properties style:font-name="Liberation Sans" style:font-name-asian="Droid Sans Fallback" style:font-name-complex="FreeSans"/>
    </style:style>
    <style:style style:name="ce9" style:family="table-cell" style:parent-style-name="Default" style:data-style-name="N104">
      <style:text-properties fo:font-weight="normal" style:font-weight-asian="normal" style:font-weight-complex="normal"/>
    </style:style>
    <style:style style:name="ce10" style:family="table-cell" style:parent-style-name="Default" style:data-style-name="N104">
      <style:table-cell-properties fo:wrap-option="wrap"/>
    </style:style>
    <style:style style:name="ce11" style:family="table-cell" style:parent-style-name="Default" style:data-style-name="N36"/>
  </office:automatic-styles>
  <office:body>
    <office:spreadsheet>
      <table:table table:name="Summary sheet" table:style-name="ta1">
        <table:table-column table:style-name="co1"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Donations</text:p>
          </table:table-cell>
          <table:table-cell office:value-type="string" calcext:value-type="string">
            <text:p>Amount</text:p>
          </table:table-cell>
          <table:table-cell office:value-type="string" calcext:value-type="string">
            <text:p>Denomination</text:p>
          </table:table-cell>
        </table:table-row>
        <table:table-row table:style-name="ro1">
          <table:table-cell office:value-type="string" calcext:value-type="string">
            <text:p>Indiegogo</text:p>
          </table:table-cell>
          <table:table-cell table:formula="of:=['Indiegogo donations'.H1126]" office:value-type="currency" office:currency="CAD" office:value="202533" calcext:value-type="currency">
            <text:p>$202,533.00</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Mississauga donations'.B58]" office:value-type="currency" office:currency="CAD" office:value="64421.8" calcext:value-type="currency">
            <text:p>$64,421.80</text:p>
          </table:table-cell>
          <table:table-cell office:value-type="string" calcext:value-type="string">
            <text:p>CAD</text:p>
          </table:table-cell>
        </table:table-row>
        <table:table-row table:style-name="ro1">
          <table:table-cell office:value-type="string" calcext:value-type="string">
            <text:p>Dearborn fundraiser</text:p>
          </table:table-cell>
          <table:table-cell table:formula="of:=['Dearborn donations'.B11]" office:value-type="currency" office:currency="CAD" office:value="1235" calcext:value-type="currency">
            <text:p>$1,235.00</text:p>
          </table:table-cell>
          <table:table-cell office:value-type="string" calcext:value-type="string">
            <text:p>USD</text:p>
          </table:table-cell>
        </table:table-row>
        <table:table-row table:style-name="ro1">
          <table:table-cell office:value-type="string" calcext:value-type="string">
            <text:p>Halifax fundraiser</text:p>
          </table:table-cell>
          <table:table-cell office:value-type="currency" office:currency="CAD" office:value="32350" calcext:value-type="currency">
            <text:p>$32,350.00</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69]" office:value-type="currency" office:currency="CAD" office:value="30285.4" calcext:value-type="currency">
            <text:p>$30,285.40</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70]" office:value-type="currency" office:currency="CAD" office:value="1000" calcext:value-type="currency">
            <text:p>$1,000.00</text:p>
          </table:table-cell>
          <table:table-cell office:value-type="string" calcext:value-type="string">
            <text:p>USD</text:p>
          </table:table-cell>
        </table:table-row>
        <table:table-row table:style-name="ro1">
          <table:table-cell office:value-type="string" calcext:value-type="string">
            <text:p>Operating expense donations – general</text:p>
          </table:table-cell>
          <table:table-cell table:formula="of:=[.B22]" office:value-type="currency" office:currency="CAD" office:value="9898.34" calcext:value-type="currency">
            <text:p>$9,898.34</text:p>
          </table:table-cell>
          <table:table-cell office:value-type="string" calcext:value-type="string">
            <text:p>CAD</text:p>
          </table:table-cell>
        </table:table-row>
        <table:table-row table:style-name="ro2">
          <table:table-cell table:style-name="ce2" office:value-type="string" calcext:value-type="string">
            <text:p>Operating expense donations – Mississauga fundraiser</text:p>
          </table:table-cell>
          <table:table-cell table:formula="of:=['Mississauga donations'.D71]" office:value-type="currency" office:currency="CAD" office:value="1097.82" calcext:value-type="currency">
            <text:p>$1,097.82</text:p>
          </table:table-cell>
          <table:table-cell office:value-type="string" calcext:value-type="string">
            <text:p>CAD</text:p>
          </table:table-cell>
        </table:table-row>
        <table:table-row table:style-name="ro2">
          <table:table-cell table:style-name="ce2" office:value-type="string" calcext:value-type="string">
            <text:p>Operating expense donations – Indiegogo and paypal</text:p>
          </table:table-cell>
          <table:table-cell table:formula="of:=['Indiegogo donations'.B1127]" office:value-type="currency" office:currency="CAD" office:value="13537.98" calcext:value-type="currency">
            <text:p>$13,537.98</text:p>
          </table:table-cell>
          <table:table-cell office:value-type="string" calcext:value-type="string">
            <text:p>USD</text:p>
          </table:table-cell>
        </table:table-row>
        <table:table-row table:style-name="ro1" table:number-rows-repeated="6">
          <table:table-cell table:number-columns-repeated="3"/>
        </table:table-row>
        <table:table-row table:style-name="ro1">
          <table:table-cell table:style-name="ce1" office:value-type="string" calcext:value-type="string">
            <text:p>Expenses</text:p>
          </table:table-cell>
          <table:table-cell table:number-columns-repeated="2"/>
        </table:table-row>
        <table:table-row table:style-name="ro1">
          <table:table-cell office:value-type="string" calcext:value-type="string">
            <text:p>Indiegogo fees</text:p>
          </table:table-cell>
          <table:table-cell table:formula="of:=['Indiegogo donations'.I1126]" office:value-type="currency" office:currency="CAD" office:value="7327.12000000003" calcext:value-type="currency">
            <text:p>$7,327.12</text:p>
          </table:table-cell>
          <table:table-cell office:value-type="string" calcext:value-type="string">
            <text:p>USD</text:p>
          </table:table-cell>
        </table:table-row>
        <table:table-row table:style-name="ro1">
          <table:table-cell office:value-type="string" calcext:value-type="string">
            <text:p>Paypal fees</text:p>
          </table:table-cell>
          <table:table-cell table:formula="of:=['Indiegogo donations'.K1126]" office:value-type="currency" office:currency="CAD" office:value="6210.85999999999" calcext:value-type="currency">
            <text:p>$6,210.86</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Campaign expenses'.E46]" office:value-type="currency" office:currency="CAD" office:value="6097.82" calcext:value-type="currency">
            <text:p>$6,097.82</text:p>
          </table:table-cell>
          <table:table-cell office:value-type="string" calcext:value-type="string">
            <text:p>CAD</text:p>
          </table:table-cell>
        </table:table-row>
        <table:table-row table:style-name="ro1">
          <table:table-cell office:value-type="string" calcext:value-type="string">
            <text:p>Double-entered funds</text:p>
          </table:table-cell>
          <table:table-cell table:formula="of:=['Amount double-paid'.B51]+['Dearborn donations'.B8]" office:value-type="currency" office:currency="CAD" office:value="17105" calcext:value-type="currency">
            <text:p>$17,105.00</text:p>
          </table:table-cell>
          <table:table-cell office:value-type="string" calcext:value-type="string">
            <text:p>USD</text:p>
          </table:table-cell>
        </table:table-row>
        <table:table-row table:style-name="ro1">
          <table:table-cell office:value-type="string" calcext:value-type="string">
            <text:p>Operating expenses – general</text:p>
          </table:table-cell>
          <table:table-cell table:formula="of:=['Campaign expenses'.D53]" office:value-type="currency" office:currency="CAD" office:value="9898.34" calcext:value-type="currency">
            <text:p>$9,898.34</text:p>
          </table:table-cell>
          <table:table-cell office:value-type="string" calcext:value-type="string">
            <text:p>CAD</text:p>
          </table:table-cell>
        </table:table-row>
        <table:table-row table:style-name="ro1">
          <table:table-cell table:number-columns-repeated="3"/>
        </table:table-row>
        <table:table-row table:style-name="ro1">
          <table:table-cell table:style-name="ce1" office:value-type="string" calcext:value-type="string">
            <text:p>Total raised USD (net)</text:p>
          </table:table-cell>
          <table:table-cell table:formula="of:=[.B2]+[.B4]+[.B10]+[.B7]-[.B18]-[.B19]-[.B21]" office:value-type="currency" office:currency="CAD" office:value="187663" calcext:value-type="currency">
            <text:p>$187,663.00</text:p>
          </table:table-cell>
          <table:table-cell office:value-type="string" calcext:value-type="string">
            <text:p>USD</text:p>
          </table:table-cell>
        </table:table-row>
        <table:table-row table:style-name="ro1">
          <table:table-cell table:style-name="ce1" office:value-type="string" calcext:value-type="string">
            <text:p>Total raised CAD (net)</text:p>
          </table:table-cell>
          <table:table-cell table:formula="of:=[.B3]+[.B5]+[.B6]+[.B8]+[.B9]-[.B20]-[.B22]" office:value-type="currency" office:currency="CAD" office:value="122057.2" calcext:value-type="currency">
            <text:p>$122,057.20</text:p>
          </table:table-cell>
          <table:table-cell office:value-type="string" calcext:value-type="string">
            <text:p>CAD</text:p>
          </table:table-cell>
        </table:table-row>
        <table:table-row table:style-name="ro1" table:number-rows-repeated="2">
          <table:table-cell table:number-columns-repeated="3"/>
        </table:table-row>
        <table:table-row table:style-name="ro1">
          <table:table-cell office:value-type="string" calcext:value-type="string">
            <text:p>Expenses as percent of raised funds</text:p>
          </table:table-cell>
          <table:table-cell table:style-name="ce4" table:formula="of:=SUM([.B18:.B22])/SUM([.B2:.B10])" office:value-type="percentage" office:value="0.130876715620811" calcext:value-type="percentage">
            <text:p>13.09%</text:p>
          </table:table-cell>
          <table:table-cell/>
        </table:table-row>
        <table:table-row table:style-name="ro1" table:number-rows-repeated="1048547">
          <table:table-cell table:number-columns-repeated="3"/>
        </table:table-row>
        <table:table-row table:style-name="ro1">
          <table:table-cell table:number-columns-repeated="3"/>
        </table:table-row>
      </table:table>
      <table:table table:name="Indiegogo donation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default-cell-style-name="ce3"/>
        <table:table-column table:style-name="co11" table:default-cell-style-name="Default"/>
        <table:table-column table:style-name="co13" table:default-cell-style-name="Default"/>
        <table:table-column table:style-name="co14" table:default-cell-style-name="Default"/>
        <table:table-row table:style-name="ro1">
          <table:table-cell office:value-type="string" calcext:value-type="string">
            <text:p>Date</text:p>
          </table:table-cell>
          <table:table-cell office:value-type="string" calcext:value-type="string">
            <text:p><text:s/>Time</text:p>
          </table:table-cell>
          <table:table-cell office:value-type="string" calcext:value-type="string">
            <text:p><text:s/>Time Zone</text:p>
          </table:table-cell>
          <table:table-cell office:value-type="string" calcext:value-type="string">
            <text:p><text:s/>Name</text:p>
          </table:table-cell>
          <table:table-cell office:value-type="string" calcext:value-type="string">
            <text:p><text:s/>Type</text:p>
          </table:table-cell>
          <table:table-cell office:value-type="string" calcext:value-type="string">
            <text:p><text:s/>Status</text:p>
          </table:table-cell>
          <table:table-cell office:value-type="string" calcext:value-type="string">
            <text:p><text:s/>Currency</text:p>
          </table:table-cell>
          <table:table-cell office:value-type="string" calcext:value-type="string">
            <text:p>Donated amount</text:p>
          </table:table-cell>
          <table:table-cell office:value-type="string" calcext:value-type="string">
            <text:p>Indiegogo fees</text:p>
          </table:table-cell>
          <table:table-cell office:value-type="string" calcext:value-type="string">
            <text:p>Net amount (Indiegogo)</text:p>
          </table:table-cell>
          <table:table-cell office:value-type="string" calcext:value-type="string">
            <text:p>Paypal Fee</text:p>
          </table:table-cell>
          <table:table-cell office:value-type="string" calcext:value-type="string">
            <text:p>Net Amount (Paypal)</text:p>
          </table:table-cell>
          <table:table-cell/>
          <table:table-cell office:value-type="string" calcext:value-type="string">
            <text:p><text:s/>Balance</text:p>
          </table:table-cell>
          <table:table-cell office:value-type="string" calcext:value-type="string">
            <text:p><text:s/></text:p>
          </table:table-cell>
        </table:table-row>
        <table:table-row table:style-name="ro1">
          <table:table-cell table:number-columns-repeated="8"/>
          <table:table-cell table:style-name="ce3" table:number-columns-repeated="3"/>
          <table:table-cell/>
          <table:table-cell table:style-name="ce3"/>
          <table:table-cell table:style-name="ce3" office:value-type="currency" office:currency="CAD" office:value="0" calcext:value-type="currency">
            <text:p>$0.00</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J3]" office:value-type="currency" office:currency="CAD" office:value="4" calcext:value-type="currency">
            <text:p>$4.00</text:p>
          </table:table-cell>
          <table:table-cell table:style-name="ce3" table:formula="of:=[.L3]+[.K3]"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L7]+[.N2]" office:value-type="currency" office:currency="CAD" office:value="139.35" calcext:value-type="currency">
            <text:p>$139.35</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J4]" office:value-type="currency" office:currency="CAD" office:value="4" calcext:value-type="currency">
            <text:p>$4.00</text:p>
          </table:table-cell>
          <table:table-cell table:style-name="ce3" table:formula="of:=[.L4]+[.K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L6]+[.N3]" office:value-type="currency" office:currency="CAD" office:value="157.67" calcext:value-type="currency">
            <text:p>$157.67</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J5]" office:value-type="currency" office:currency="CAD" office:value="10" calcext:value-type="currency">
            <text:p>$10.00</text:p>
          </table:table-cell>
          <table:table-cell table:style-name="ce3" table:formula="of:=[.L5]+[.K5]"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style-name="ce3"/>
          <table:table-cell table:style-name="ce3" table:formula="of:=[.L5]+[.N4]" office:value-type="currency" office:currency="CAD" office:value="390.12" calcext:value-type="currency">
            <text:p>$390.1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J6]" office:value-type="currency" office:currency="CAD" office:value="0.800000000000001" calcext:value-type="currency">
            <text:p>$0.80</text:p>
          </table:table-cell>
          <table:table-cell table:style-name="ce3" table:formula="of:=[.L6]+[.K6]"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style-name="ce3"/>
          <table:table-cell table:style-name="ce3" table:formula="of:=[.L4]+[.N5]" office:value-type="currency" office:currency="CAD" office:value="482.92" calcext:value-type="currency">
            <text:p>$482.9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7]-[.J7]" office:value-type="currency" office:currency="CAD" office:value="6" calcext:value-type="currency">
            <text:p>$6.00</text:p>
          </table:table-cell>
          <table:table-cell table:style-name="ce3" table:formula="of:=[.L7]+[.K7]"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style-name="ce3"/>
          <table:table-cell table:style-name="ce3" table:formula="of:=[.L3]+[.N6]" office:value-type="currency" office:currency="CAD" office:value="575.72" calcext:value-type="currency">
            <text:p>$575.72</text:p>
          </table:table-cell>
          <table:table-cell/>
        </table:table-row>
        <table:table-row table:style-name="ro1">
          <table:table-cell table:style-name="ce5" office:value-type="string" calcext:value-type="string">
            <text:p>7/2/2015</text:p>
          </table:table-cell>
          <table:table-cell table:style-name="ce6" office:value-type="time" office:time-value="PT02H32M41S" calcext:value-type="time">
            <text:p>02:3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J8]" office:value-type="currency" office:currency="CAD" office:value="2" calcext:value-type="currency">
            <text:p>$2.00</text:p>
          </table:table-cell>
          <table:table-cell table:style-name="ce3" table:formula="of:=[.L8]+[.K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8]+[.N7]" office:value-type="currency" office:currency="CAD" office:value="621.97" calcext:value-type="currency">
            <text:p>$621.97</text:p>
          </table:table-cell>
          <table:table-cell/>
        </table:table-row>
        <table:table-row table:style-name="ro1">
          <table:table-cell table:style-name="ce5" office:value-type="string" calcext:value-type="string">
            <text:p>7/2/2015</text:p>
          </table:table-cell>
          <table:table-cell table:style-name="ce6" office:value-type="time" office:time-value="PT02H32M45S" calcext:value-type="time">
            <text:p>02:3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J9]" office:value-type="currency" office:currency="CAD" office:value="4" calcext:value-type="currency">
            <text:p>$4.00</text:p>
          </table:table-cell>
          <table:table-cell table:style-name="ce3" table:formula="of:=[.L9]+[.K9]"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9]+[.N8]" office:value-type="currency" office:currency="CAD" office:value="714.77" calcext:value-type="currency">
            <text:p>$714.77</text:p>
          </table:table-cell>
          <table:table-cell/>
        </table:table-row>
        <table:table-row table:style-name="ro1">
          <table:table-cell table:style-name="ce5" office:value-type="string" calcext:value-type="string">
            <text:p>7/2/2015</text:p>
          </table:table-cell>
          <table:table-cell table:style-name="ce6" office:value-type="time" office:time-value="PT02H32M53S" calcext:value-type="time">
            <text:p>02: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J10]" office:value-type="currency" office:currency="CAD" office:value="8" calcext:value-type="currency">
            <text:p>$8.00</text:p>
          </table:table-cell>
          <table:table-cell table:style-name="ce3" table:formula="of:=[.L10]+[.K10]"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10]+[.N9]" office:value-type="currency" office:currency="CAD" office:value="900.67" calcext:value-type="currency">
            <text:p>$900.67</text:p>
          </table:table-cell>
          <table:table-cell/>
        </table:table-row>
        <table:table-row table:style-name="ro1">
          <table:table-cell table:style-name="ce5" office:value-type="string" calcext:value-type="string">
            <text:p>7/2/2015</text:p>
          </table:table-cell>
          <table:table-cell table:style-name="ce6" office:value-type="time" office:time-value="PT02H33M03S" calcext:value-type="time">
            <text:p>02:3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1]-[.J11]" office:value-type="currency" office:currency="CAD" office:value="0.800000000000001" calcext:value-type="currency">
            <text:p>$0.80</text:p>
          </table:table-cell>
          <table:table-cell table:style-name="ce3" table:formula="of:=[.L11]+[.K11]"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11]+[.N10]" office:value-type="currency" office:currency="CAD" office:value="918.99" calcext:value-type="currency">
            <text:p>$918.99</text:p>
          </table:table-cell>
          <table:table-cell/>
        </table:table-row>
        <table:table-row table:style-name="ro1">
          <table:table-cell table:style-name="ce5" office:value-type="string" calcext:value-type="string">
            <text:p>7/2/2015</text:p>
          </table:table-cell>
          <table:table-cell table:style-name="ce6" office:value-type="time" office:time-value="PT02H33M06S" calcext:value-type="time">
            <text:p>02:3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2]-[.J12]" office:value-type="currency" office:currency="CAD" office:value="1" calcext:value-type="currency">
            <text:p>$1.00</text:p>
          </table:table-cell>
          <table:table-cell table:style-name="ce3" table:formula="of:=[.L12]+[.K12]"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12]+[.N11]" office:value-type="currency" office:currency="CAD" office:value="941.96" calcext:value-type="currency">
            <text:p>$941.96</text:p>
          </table:table-cell>
          <table:table-cell/>
        </table:table-row>
        <table:table-row table:style-name="ro1">
          <table:table-cell table:style-name="ce5" office:value-type="string" calcext:value-type="string">
            <text:p>7/2/2015</text:p>
          </table:table-cell>
          <table:table-cell table:style-name="ce6" office:value-type="time" office:time-value="PT02H33M09S" calcext:value-type="time">
            <text:p>02:3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3]-[.J13]" office:value-type="currency" office:currency="CAD" office:value="20" calcext:value-type="currency">
            <text:p>$20.00</text:p>
          </table:table-cell>
          <table:table-cell table:style-name="ce3" table:formula="of:=[.L13]+[.K13]" office:value-type="currency" office:currency="CAD" office:value="480" calcext:value-type="currency">
            <text:p>$480.00</text:p>
          </table:table-cell>
          <table:table-cell table:style-name="ce3" office:value-type="currency" office:currency="CAD" office:value="14.8" calcext:value-type="currency">
            <text:p>$14.80</text:p>
          </table:table-cell>
          <table:table-cell office:value-type="currency" office:currency="CAD" office:value="465.2" calcext:value-type="currency">
            <text:p>$465.20</text:p>
          </table:table-cell>
          <table:table-cell/>
          <table:table-cell table:style-name="ce3" table:formula="of:=[.L13]+[.N12]" office:value-type="currency" office:currency="CAD" office:value="1407.16" calcext:value-type="currency">
            <text:p>$1,407.16</text:p>
          </table:table-cell>
          <table:table-cell/>
        </table:table-row>
        <table:table-row table:style-name="ro1">
          <table:table-cell table:style-name="ce5" office:value-type="string" calcext:value-type="string">
            <text:p>7/2/2015</text:p>
          </table:table-cell>
          <table:table-cell table:style-name="ce6" office:value-type="time" office:time-value="PT02H33M12S" calcext:value-type="time">
            <text:p>02:3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J14]" office:value-type="currency" office:currency="CAD" office:value="4" calcext:value-type="currency">
            <text:p>$4.00</text:p>
          </table:table-cell>
          <table:table-cell table:style-name="ce3" table:formula="of:=[.L14]+[.K1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14]+[.N13]" office:value-type="currency" office:currency="CAD" office:value="1499.96" calcext:value-type="currency">
            <text:p>$1,499.96</text:p>
          </table:table-cell>
          <table:table-cell/>
        </table:table-row>
        <table:table-row table:style-name="ro1">
          <table:table-cell table:style-name="ce5" office:value-type="string" calcext:value-type="string">
            <text:p>7/2/2015</text:p>
          </table:table-cell>
          <table:table-cell table:style-name="ce6" office:value-type="time" office:time-value="PT02H33M15S" calcext:value-type="time">
            <text:p>02: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5]-[.J15]" office:value-type="currency" office:currency="CAD" office:value="40" calcext:value-type="currency">
            <text:p>$40.00</text:p>
          </table:table-cell>
          <table:table-cell table:style-name="ce3" table:formula="of:=[.L15]+[.K1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15]+[.N14]" office:value-type="currency" office:currency="CAD" office:value="2430.66" calcext:value-type="currency">
            <text:p>$2,430.66</text:p>
          </table:table-cell>
          <table:table-cell/>
        </table:table-row>
        <table:table-row table:style-name="ro1">
          <table:table-cell table:style-name="ce5" office:value-type="string" calcext:value-type="string">
            <text:p>7/2/2015</text:p>
          </table:table-cell>
          <table:table-cell table:style-name="ce6" office:value-type="time" office:time-value="PT02H33M18S" calcext:value-type="time">
            <text:p>02: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6]-[.J16]" office:value-type="currency" office:currency="CAD" office:value="4" calcext:value-type="currency">
            <text:p>$4.00</text:p>
          </table:table-cell>
          <table:table-cell table:style-name="ce3" table:formula="of:=[.L16]+[.K1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16]+[.N15]" office:value-type="currency" office:currency="CAD" office:value="2523.46" calcext:value-type="currency">
            <text:p>$2,523.46</text:p>
          </table:table-cell>
          <table:table-cell/>
        </table:table-row>
        <table:table-row table:style-name="ro1">
          <table:table-cell table:style-name="ce5" office:value-type="string" calcext:value-type="string">
            <text:p>7/2/2015</text:p>
          </table:table-cell>
          <table:table-cell table:style-name="ce6" office:value-type="time" office:time-value="PT02H33M21S" calcext:value-type="time">
            <text:p>02:3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7]-[.J17]" office:value-type="currency" office:currency="CAD" office:value="2" calcext:value-type="currency">
            <text:p>$2.00</text:p>
          </table:table-cell>
          <table:table-cell table:style-name="ce3" table:formula="of:=[.L17]+[.K17]"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17]+[.N16]" office:value-type="currency" office:currency="CAD" office:value="2569.71" calcext:value-type="currency">
            <text:p>$2,569.71</text:p>
          </table:table-cell>
          <table:table-cell/>
        </table:table-row>
        <table:table-row table:style-name="ro1">
          <table:table-cell table:style-name="ce5" office:value-type="string" calcext:value-type="string">
            <text:p>7/2/2015</text:p>
          </table:table-cell>
          <table:table-cell table:style-name="ce6" office:value-type="time" office:time-value="PT02H33M24S" calcext:value-type="time">
            <text:p>02:3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J18]" office:value-type="currency" office:currency="CAD" office:value="1" calcext:value-type="currency">
            <text:p>$1.00</text:p>
          </table:table-cell>
          <table:table-cell table:style-name="ce3" table:formula="of:=[.L18]+[.K18]"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18]+[.N17]" office:value-type="currency" office:currency="CAD" office:value="2592.68" calcext:value-type="currency">
            <text:p>$2,592.68</text:p>
          </table:table-cell>
          <table:table-cell/>
        </table:table-row>
        <table:table-row table:style-name="ro1">
          <table:table-cell table:style-name="ce5" office:value-type="string" calcext:value-type="string">
            <text:p>7/2/2015</text:p>
          </table:table-cell>
          <table:table-cell table:style-name="ce6" office:value-type="time" office:time-value="PT02H33M33S" calcext:value-type="time">
            <text:p>02:3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9]-[.J19]" office:value-type="currency" office:currency="CAD" office:value="2" calcext:value-type="currency">
            <text:p>$2.00</text:p>
          </table:table-cell>
          <table:table-cell table:style-name="ce3" table:formula="of:=[.L19]+[.K1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19]+[.N18]" office:value-type="currency" office:currency="CAD" office:value="2638.93" calcext:value-type="currency">
            <text:p>$2,638.93</text:p>
          </table:table-cell>
          <table:table-cell/>
        </table:table-row>
        <table:table-row table:style-name="ro1">
          <table:table-cell table:style-name="ce5" office:value-type="string" calcext:value-type="string">
            <text:p>7/2/2015</text:p>
          </table:table-cell>
          <table:table-cell table:style-name="ce6" office:value-type="time" office:time-value="PT02H33M36S" calcext:value-type="time">
            <text:p>02:3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J20]" office:value-type="currency" office:currency="CAD" office:value="4" calcext:value-type="currency">
            <text:p>$4.00</text:p>
          </table:table-cell>
          <table:table-cell table:style-name="ce3" table:formula="of:=[.L20]+[.K20]"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20]+[.N19]" office:value-type="currency" office:currency="CAD" office:value="2731.73" calcext:value-type="currency">
            <text:p>$2,731.73</text:p>
          </table:table-cell>
          <table:table-cell/>
        </table:table-row>
        <table:table-row table:style-name="ro1">
          <table:table-cell table:style-name="ce5" office:value-type="string" calcext:value-type="string">
            <text:p>7/2/2015</text:p>
          </table:table-cell>
          <table:table-cell table:style-name="ce6" office:value-type="time" office:time-value="PT02H33M39S" calcext:value-type="time">
            <text:p>02:3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1]-[.J21]" office:value-type="currency" office:currency="CAD" office:value="8" calcext:value-type="currency">
            <text:p>$8.00</text:p>
          </table:table-cell>
          <table:table-cell table:style-name="ce3" table:formula="of:=[.L21]+[.K21]"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21]+[.N20]" office:value-type="currency" office:currency="CAD" office:value="2917.63" calcext:value-type="currency">
            <text:p>$2,917.63</text:p>
          </table:table-cell>
          <table:table-cell/>
        </table:table-row>
        <table:table-row table:style-name="ro1">
          <table:table-cell table:style-name="ce5" office:value-type="string" calcext:value-type="string">
            <text:p>7/2/2015</text:p>
          </table:table-cell>
          <table:table-cell table:style-name="ce6" office:value-type="time" office:time-value="PT02H33M42S" calcext:value-type="time">
            <text:p>02:3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J22]" office:value-type="currency" office:currency="CAD" office:value="2" calcext:value-type="currency">
            <text:p>$2.00</text:p>
          </table:table-cell>
          <table:table-cell table:style-name="ce3" table:formula="of:=[.L22]+[.K22]"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22]+[.N21]" office:value-type="currency" office:currency="CAD" office:value="2963.88" calcext:value-type="currency">
            <text:p>$2,963.88</text:p>
          </table:table-cell>
          <table:table-cell/>
        </table:table-row>
        <table:table-row table:style-name="ro1">
          <table:table-cell table:style-name="ce5" office:value-type="string" calcext:value-type="string">
            <text:p>7/2/2015</text:p>
          </table:table-cell>
          <table:table-cell table:style-name="ce6" office:value-type="time" office:time-value="PT02H33M46S" calcext:value-type="time">
            <text:p>02:3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3]-[.J23]" office:value-type="currency" office:currency="CAD" office:value="1" calcext:value-type="currency">
            <text:p>$1.00</text:p>
          </table:table-cell>
          <table:table-cell table:style-name="ce3" table:formula="of:=[.L23]+[.K23]"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3]+[.N22]" office:value-type="currency" office:currency="CAD" office:value="2986.85" calcext:value-type="currency">
            <text:p>$2,986.85</text:p>
          </table:table-cell>
          <table:table-cell/>
        </table:table-row>
        <table:table-row table:style-name="ro1">
          <table:table-cell table:style-name="ce5" office:value-type="string" calcext:value-type="string">
            <text:p>7/2/2015</text:p>
          </table:table-cell>
          <table:table-cell table:style-name="ce6" office:value-type="time" office:time-value="PT02H33M49S" calcext:value-type="time">
            <text:p>02:3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4]-[.J24]" office:value-type="currency" office:currency="CAD" office:value="1" calcext:value-type="currency">
            <text:p>$1.00</text:p>
          </table:table-cell>
          <table:table-cell table:style-name="ce3" table:formula="of:=[.L24]+[.K2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4]+[.N23]" office:value-type="currency" office:currency="CAD" office:value="3009.82" calcext:value-type="currency">
            <text:p>$3,009.82</text:p>
          </table:table-cell>
          <table:table-cell/>
        </table:table-row>
        <table:table-row table:style-name="ro1">
          <table:table-cell table:style-name="ce5" office:value-type="string" calcext:value-type="string">
            <text:p>7/2/2015</text:p>
          </table:table-cell>
          <table:table-cell table:style-name="ce6" office:value-type="time" office:time-value="PT02H33M51S" calcext:value-type="time">
            <text:p>02:33: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J25]" office:value-type="currency" office:currency="CAD" office:value="2" calcext:value-type="currency">
            <text:p>$2.00</text:p>
          </table:table-cell>
          <table:table-cell table:style-name="ce3" table:formula="of:=[.L25]+[.K2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25]+[.N24]" office:value-type="currency" office:currency="CAD" office:value="3056.07" calcext:value-type="currency">
            <text:p>$3,056.07</text:p>
          </table:table-cell>
          <table:table-cell/>
        </table:table-row>
        <table:table-row table:style-name="ro1">
          <table:table-cell table:style-name="ce5" office:value-type="string" calcext:value-type="string">
            <text:p>7/2/2015</text:p>
          </table:table-cell>
          <table:table-cell table:style-name="ce6" office:value-type="time" office:time-value="PT02H34M01S" calcext:value-type="time">
            <text:p>02:3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6]-[.J26]" office:value-type="currency" office:currency="CAD" office:value="1" calcext:value-type="currency">
            <text:p>$1.00</text:p>
          </table:table-cell>
          <table:table-cell table:style-name="ce3" table:formula="of:=[.L26]+[.K26]"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6]+[.N25]" office:value-type="currency" office:currency="CAD" office:value="3079.04" calcext:value-type="currency">
            <text:p>$3,079.04</text:p>
          </table:table-cell>
          <table:table-cell/>
        </table:table-row>
        <table:table-row table:style-name="ro1">
          <table:table-cell table:style-name="ce5" office:value-type="string" calcext:value-type="string">
            <text:p>7/2/2015</text:p>
          </table:table-cell>
          <table:table-cell table:style-name="ce6" office:value-type="time" office:time-value="PT02H34M04S" calcext:value-type="time">
            <text:p>02:3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7]-[.J27]" office:value-type="currency" office:currency="CAD" office:value="8" calcext:value-type="currency">
            <text:p>$8.00</text:p>
          </table:table-cell>
          <table:table-cell table:style-name="ce3" table:formula="of:=[.L27]+[.K27]"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27]+[.N26]" office:value-type="currency" office:currency="CAD" office:value="3264.94" calcext:value-type="currency">
            <text:p>$3,264.94</text:p>
          </table:table-cell>
          <table:table-cell/>
        </table:table-row>
        <table:table-row table:style-name="ro1">
          <table:table-cell table:style-name="ce5" office:value-type="string" calcext:value-type="string">
            <text:p>7/2/2015</text:p>
          </table:table-cell>
          <table:table-cell table:style-name="ce6" office:value-type="time" office:time-value="PT02H34M07S" calcext:value-type="time">
            <text:p>02:3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J28]" office:value-type="currency" office:currency="CAD" office:value="4" calcext:value-type="currency">
            <text:p>$4.00</text:p>
          </table:table-cell>
          <table:table-cell table:style-name="ce3" table:formula="of:=[.L28]+[.K28]"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28]+[.N27]" office:value-type="currency" office:currency="CAD" office:value="3357.74" calcext:value-type="currency">
            <text:p>$3,357.74</text:p>
          </table:table-cell>
          <table:table-cell/>
        </table:table-row>
        <table:table-row table:style-name="ro1">
          <table:table-cell table:style-name="ce5" office:value-type="string" calcext:value-type="string">
            <text:p>7/2/2015</text:p>
          </table:table-cell>
          <table:table-cell table:style-name="ce6" office:value-type="time" office:time-value="PT02H34M11S" calcext:value-type="time">
            <text:p>02: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29]-[.J29]" office:value-type="currency" office:currency="CAD" office:value="6" calcext:value-type="currency">
            <text:p>$6.00</text:p>
          </table:table-cell>
          <table:table-cell table:style-name="ce3" table:formula="of:=[.L29]+[.K29]"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table-cell table:style-name="ce3" table:formula="of:=[.L29]+[.N28]" office:value-type="currency" office:currency="CAD" office:value="3497.09" calcext:value-type="currency">
            <text:p>$3,497.09</text:p>
          </table:table-cell>
          <table:table-cell/>
        </table:table-row>
        <table:table-row table:style-name="ro1">
          <table:table-cell table:style-name="ce5" office:value-type="string" calcext:value-type="string">
            <text:p>7/2/2015</text:p>
          </table:table-cell>
          <table:table-cell table:style-name="ce6" office:value-type="time" office:time-value="PT02H34M19S" calcext:value-type="time">
            <text:p>02:3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0]-[.J30]" office:value-type="currency" office:currency="CAD" office:value="0.800000000000001" calcext:value-type="currency">
            <text:p>$0.80</text:p>
          </table:table-cell>
          <table:table-cell table:style-name="ce3" table:formula="of:=[.L30]+[.K3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30]+[.N29]" office:value-type="currency" office:currency="CAD" office:value="3515.41" calcext:value-type="currency">
            <text:p>$3,515.41</text:p>
          </table:table-cell>
          <table:table-cell/>
        </table:table-row>
        <table:table-row table:style-name="ro1">
          <table:table-cell table:style-name="ce5" office:value-type="string" calcext:value-type="string">
            <text:p>7/2/2015</text:p>
          </table:table-cell>
          <table:table-cell table:style-name="ce6" office:value-type="time" office:time-value="PT02H34M23S" calcext:value-type="time">
            <text:p>02:3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1]-[.J31]" office:value-type="currency" office:currency="CAD" office:value="4" calcext:value-type="currency">
            <text:p>$4.00</text:p>
          </table:table-cell>
          <table:table-cell table:style-name="ce3" table:formula="of:=[.L31]+[.K3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31]+[.N30]" office:value-type="currency" office:currency="CAD" office:value="3608.21" calcext:value-type="currency">
            <text:p>$3,608.21</text:p>
          </table:table-cell>
          <table:table-cell/>
        </table:table-row>
        <table:table-row table:style-name="ro1">
          <table:table-cell table:style-name="ce5" office:value-type="string" calcext:value-type="string">
            <text:p>7/2/2015</text:p>
          </table:table-cell>
          <table:table-cell table:style-name="ce6" office:value-type="time" office:time-value="PT02H34M32S" calcext:value-type="time">
            <text:p>02:3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J32]" office:value-type="currency" office:currency="CAD" office:value="4" calcext:value-type="currency">
            <text:p>$4.00</text:p>
          </table:table-cell>
          <table:table-cell table:style-name="ce3" table:formula="of:=[.L32]+[.K3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32]+[.N31]" office:value-type="currency" office:currency="CAD" office:value="3701.01" calcext:value-type="currency">
            <text:p>$3,701.01</text:p>
          </table:table-cell>
          <table:table-cell/>
        </table:table-row>
        <table:table-row table:style-name="ro1">
          <table:table-cell table:style-name="ce5" office:value-type="string" calcext:value-type="string">
            <text:p>7/2/2015</text:p>
          </table:table-cell>
          <table:table-cell table:style-name="ce6" office:value-type="time" office:time-value="PT02H34M36S" calcext:value-type="time">
            <text:p>02: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J33]" office:value-type="currency" office:currency="CAD" office:value="2" calcext:value-type="currency">
            <text:p>$2.00</text:p>
          </table:table-cell>
          <table:table-cell table:style-name="ce3" table:formula="of:=[.L33]+[.K33]"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3]+[.N32]" office:value-type="currency" office:currency="CAD" office:value="3747.26" calcext:value-type="currency">
            <text:p>$3,747.26</text:p>
          </table:table-cell>
          <table:table-cell/>
        </table:table-row>
        <table:table-row table:style-name="ro1">
          <table:table-cell table:style-name="ce5" office:value-type="string" calcext:value-type="string">
            <text:p>7/2/2015</text:p>
          </table:table-cell>
          <table:table-cell table:style-name="ce6" office:value-type="time" office:time-value="PT02H34M39S" calcext:value-type="time">
            <text:p>02:3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4]-[.J34]" office:value-type="currency" office:currency="CAD" office:value="10" calcext:value-type="currency">
            <text:p>$10.00</text:p>
          </table:table-cell>
          <table:table-cell table:style-name="ce3" table:formula="of:=[.L34]+[.K34]"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table-cell table:style-name="ce3" table:formula="of:=[.L34]+[.N33]" office:value-type="currency" office:currency="CAD" office:value="3979.71" calcext:value-type="currency">
            <text:p>$3,979.71</text:p>
          </table:table-cell>
          <table:table-cell/>
        </table:table-row>
        <table:table-row table:style-name="ro1">
          <table:table-cell table:style-name="ce5" office:value-type="string" calcext:value-type="string">
            <text:p>7/2/2015</text:p>
          </table:table-cell>
          <table:table-cell table:style-name="ce6" office:value-type="time" office:time-value="PT02H34M42S" calcext:value-type="time">
            <text:p>02: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5]-[.J35]" office:value-type="currency" office:currency="CAD" office:value="2" calcext:value-type="currency">
            <text:p>$2.00</text:p>
          </table:table-cell>
          <table:table-cell table:style-name="ce3" table:formula="of:=[.L35]+[.K3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5]+[.N34]" office:value-type="currency" office:currency="CAD" office:value="4025.96" calcext:value-type="currency">
            <text:p>$4,025.96</text:p>
          </table:table-cell>
          <table:table-cell/>
        </table:table-row>
        <table:table-row table:style-name="ro1">
          <table:table-cell table:style-name="ce5" office:value-type="string" calcext:value-type="string">
            <text:p>7/2/2015</text:p>
          </table:table-cell>
          <table:table-cell table:style-name="ce6" office:value-type="time" office:time-value="PT02H34M45S" calcext:value-type="time">
            <text:p>02: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36]-[.J36]" office:value-type="currency" office:currency="CAD" office:value="3" calcext:value-type="currency">
            <text:p>$3.00</text:p>
          </table:table-cell>
          <table:table-cell table:style-name="ce3" table:formula="of:=[.L36]+[.K36]" office:value-type="currency" office:currency="CAD" office:value="72" calcext:value-type="currency">
            <text:p>$72.00</text:p>
          </table:table-cell>
          <table:table-cell table:style-name="ce3" office:value-type="currency" office:currency="CAD" office:value="2.48" calcext:value-type="currency">
            <text:p>$2.48</text:p>
          </table:table-cell>
          <table:table-cell office:value-type="currency" office:currency="CAD" office:value="69.52" calcext:value-type="currency">
            <text:p>$69.52</text:p>
          </table:table-cell>
          <table:table-cell/>
          <table:table-cell table:style-name="ce3" table:formula="of:=[.L36]+[.N35]" office:value-type="currency" office:currency="CAD" office:value="4095.48" calcext:value-type="currency">
            <text:p>$4,095.48</text:p>
          </table:table-cell>
          <table:table-cell/>
        </table:table-row>
        <table:table-row table:style-name="ro1">
          <table:table-cell table:style-name="ce5" office:value-type="string" calcext:value-type="string">
            <text:p>7/2/2015</text:p>
          </table:table-cell>
          <table:table-cell table:style-name="ce6" office:value-type="time" office:time-value="PT02H34M54S" calcext:value-type="time">
            <text:p>02:3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H37]-[.J37]" office:value-type="currency" office:currency="CAD" office:value="32" calcext:value-type="currency">
            <text:p>$32.00</text:p>
          </table:table-cell>
          <table:table-cell table:style-name="ce3" table:formula="of:=[.L37]+[.K37]" office:value-type="currency" office:currency="CAD" office:value="768" calcext:value-type="currency">
            <text:p>$768.00</text:p>
          </table:table-cell>
          <table:table-cell table:style-name="ce3" office:value-type="currency" office:currency="CAD" office:value="23.5" calcext:value-type="currency">
            <text:p>$23.50</text:p>
          </table:table-cell>
          <table:table-cell office:value-type="currency" office:currency="CAD" office:value="744.5" calcext:value-type="currency">
            <text:p>$744.50</text:p>
          </table:table-cell>
          <table:table-cell/>
          <table:table-cell table:style-name="ce3" table:formula="of:=[.L37]+[.N36]" office:value-type="currency" office:currency="CAD" office:value="4839.98" calcext:value-type="currency">
            <text:p>$4,839.98</text:p>
          </table:table-cell>
          <table:table-cell/>
        </table:table-row>
        <table:table-row table:style-name="ro1">
          <table:table-cell table:style-name="ce5" office:value-type="string" calcext:value-type="string">
            <text:p>7/2/2015</text:p>
          </table:table-cell>
          <table:table-cell table:style-name="ce6" office:value-type="time" office:time-value="PT02H34M57S" calcext:value-type="time">
            <text:p>02:3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8]-[.J38]" office:value-type="currency" office:currency="CAD" office:value="2" calcext:value-type="currency">
            <text:p>$2.00</text:p>
          </table:table-cell>
          <table:table-cell table:style-name="ce3" table:formula="of:=[.L38]+[.K3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8]+[.N37]" office:value-type="currency" office:currency="CAD" office:value="4886.23" calcext:value-type="currency">
            <text:p>$4,886.23</text:p>
          </table:table-cell>
          <table:table-cell/>
        </table:table-row>
        <table:table-row table:style-name="ro1">
          <table:table-cell table:style-name="ce5" office:value-type="string" calcext:value-type="string">
            <text:p>7/2/2015</text:p>
          </table:table-cell>
          <table:table-cell table:style-name="ce6" office:value-type="time" office:time-value="PT02H35M00S" calcext:value-type="time">
            <text:p>02:3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9]-[.J39]" office:value-type="currency" office:currency="CAD" office:value="2" calcext:value-type="currency">
            <text:p>$2.00</text:p>
          </table:table-cell>
          <table:table-cell table:style-name="ce3" table:formula="of:=[.L39]+[.K3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9]+[.N38]" office:value-type="currency" office:currency="CAD" office:value="4932.48" calcext:value-type="currency">
            <text:p>$4,932.48</text:p>
          </table:table-cell>
          <table:table-cell/>
        </table:table-row>
        <table:table-row table:style-name="ro1">
          <table:table-cell table:style-name="ce5" office:value-type="string" calcext:value-type="string">
            <text:p>7/2/2015</text:p>
          </table:table-cell>
          <table:table-cell table:style-name="ce6" office:value-type="time" office:time-value="PT02H35M03S" calcext:value-type="time">
            <text:p>02:3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0]-[.J40]" office:value-type="currency" office:currency="CAD" office:value="0.800000000000001" calcext:value-type="currency">
            <text:p>$0.80</text:p>
          </table:table-cell>
          <table:table-cell table:style-name="ce3" table:formula="of:=[.L40]+[.K4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40]+[.N39]" office:value-type="currency" office:currency="CAD" office:value="4950.8" calcext:value-type="currency">
            <text:p>$4,950.80</text:p>
          </table:table-cell>
          <table:table-cell/>
        </table:table-row>
        <table:table-row table:style-name="ro1">
          <table:table-cell table:style-name="ce5" office:value-type="string" calcext:value-type="string">
            <text:p>7/2/2015</text:p>
          </table:table-cell>
          <table:table-cell table:style-name="ce6" office:value-type="time" office:time-value="PT02H35M06S" calcext:value-type="time">
            <text:p>02:3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1]-[.J41]" office:value-type="currency" office:currency="CAD" office:value="4" calcext:value-type="currency">
            <text:p>$4.00</text:p>
          </table:table-cell>
          <table:table-cell table:style-name="ce3" table:formula="of:=[.L41]+[.K4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1]+[.N40]" office:value-type="currency" office:currency="CAD" office:value="5043.6" calcext:value-type="currency">
            <text:p>$5,043.60</text:p>
          </table:table-cell>
          <table:table-cell/>
        </table:table-row>
        <table:table-row table:style-name="ro1">
          <table:table-cell table:style-name="ce5" office:value-type="string" calcext:value-type="string">
            <text:p>7/2/2015</text:p>
          </table:table-cell>
          <table:table-cell table:style-name="ce6" office:value-type="time" office:time-value="PT02H35M09S" calcext:value-type="time">
            <text:p>02:3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J42]" office:value-type="currency" office:currency="CAD" office:value="4" calcext:value-type="currency">
            <text:p>$4.00</text:p>
          </table:table-cell>
          <table:table-cell table:style-name="ce3" table:formula="of:=[.L42]+[.K4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2]+[.N41]" office:value-type="currency" office:currency="CAD" office:value="5136.4" calcext:value-type="currency">
            <text:p>$5,136.40</text:p>
          </table:table-cell>
          <table:table-cell/>
        </table:table-row>
        <table:table-row table:style-name="ro1">
          <table:table-cell table:style-name="ce5" office:value-type="string" calcext:value-type="string">
            <text:p>7/2/2015</text:p>
          </table:table-cell>
          <table:table-cell table:style-name="ce6" office:value-type="time" office:time-value="PT02H35M12S" calcext:value-type="time">
            <text:p>02:3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3]-[.J43]" office:value-type="currency" office:currency="CAD" office:value="0.800000000000001" calcext:value-type="currency">
            <text:p>$0.80</text:p>
          </table:table-cell>
          <table:table-cell table:style-name="ce3" table:formula="of:=[.L43]+[.K43]"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43]+[.N42]" office:value-type="currency" office:currency="CAD" office:value="5154.72" calcext:value-type="currency">
            <text:p>$5,154.72</text:p>
          </table:table-cell>
          <table:table-cell/>
        </table:table-row>
        <table:table-row table:style-name="ro1">
          <table:table-cell table:style-name="ce5" office:value-type="string" calcext:value-type="string">
            <text:p>7/2/2015</text:p>
          </table:table-cell>
          <table:table-cell table:style-name="ce6" office:value-type="time" office:time-value="PT02H35M15S" calcext:value-type="time">
            <text:p>02:3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J44]" office:value-type="currency" office:currency="CAD" office:value="2" calcext:value-type="currency">
            <text:p>$2.00</text:p>
          </table:table-cell>
          <table:table-cell table:style-name="ce3" table:formula="of:=[.L44]+[.K44]"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44]+[.N43]" office:value-type="currency" office:currency="CAD" office:value="5200.97" calcext:value-type="currency">
            <text:p>$5,200.97</text:p>
          </table:table-cell>
          <table:table-cell/>
        </table:table-row>
        <table:table-row table:style-name="ro1">
          <table:table-cell table:style-name="ce5" office:value-type="string" calcext:value-type="string">
            <text:p>7/2/2015</text:p>
          </table:table-cell>
          <table:table-cell table:style-name="ce6" office:value-type="time" office:time-value="PT02H35M18S" calcext:value-type="time">
            <text:p>02:3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5]-[.J45]" office:value-type="currency" office:currency="CAD" office:value="40" calcext:value-type="currency">
            <text:p>$40.00</text:p>
          </table:table-cell>
          <table:table-cell table:style-name="ce3" table:formula="of:=[.L45]+[.K4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45]+[.N44]" office:value-type="currency" office:currency="CAD" office:value="6131.67" calcext:value-type="currency">
            <text:p>$6,131.67</text:p>
          </table:table-cell>
          <table:table-cell/>
        </table:table-row>
        <table:table-row table:style-name="ro1">
          <table:table-cell table:style-name="ce5" office:value-type="string" calcext:value-type="string">
            <text:p>7/2/2015</text:p>
          </table:table-cell>
          <table:table-cell table:style-name="ce6" office:value-type="time" office:time-value="PT02H35M21S" calcext:value-type="time">
            <text:p>02:3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J46]" office:value-type="currency" office:currency="CAD" office:value="4" calcext:value-type="currency">
            <text:p>$4.00</text:p>
          </table:table-cell>
          <table:table-cell table:style-name="ce3" table:formula="of:=[.L46]+[.K4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6]+[.N45]" office:value-type="currency" office:currency="CAD" office:value="6224.47" calcext:value-type="currency">
            <text:p>$6,224.47</text:p>
          </table:table-cell>
          <table:table-cell/>
        </table:table-row>
        <table:table-row table:style-name="ro1">
          <table:table-cell table:style-name="ce5" office:value-type="string" calcext:value-type="string">
            <text:p>7/2/2015</text:p>
          </table:table-cell>
          <table:table-cell table:style-name="ce6" office:value-type="time" office:time-value="PT02H35M24S" calcext:value-type="time">
            <text:p>02:3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7]-[.J47]" office:value-type="currency" office:currency="CAD" office:value="40" calcext:value-type="currency">
            <text:p>$40.00</text:p>
          </table:table-cell>
          <table:table-cell table:style-name="ce3" table:formula="of:=[.L47]+[.K47]"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47]+[.N46]" office:value-type="currency" office:currency="CAD" office:value="7155.17" calcext:value-type="currency">
            <text:p>$7,155.17</text:p>
          </table:table-cell>
          <table:table-cell/>
        </table:table-row>
        <table:table-row table:style-name="ro1">
          <table:table-cell table:style-name="ce5" office:value-type="string" calcext:value-type="string">
            <text:p>7/2/2015</text:p>
          </table:table-cell>
          <table:table-cell table:style-name="ce6" office:value-type="time" office:time-value="PT02H35M27S" calcext:value-type="time">
            <text:p>02:3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J48]" office:value-type="currency" office:currency="CAD" office:value="2" calcext:value-type="currency">
            <text:p>$2.00</text:p>
          </table:table-cell>
          <table:table-cell table:style-name="ce3" table:formula="of:=[.L48]+[.K4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48]+[.N47]" office:value-type="currency" office:currency="CAD" office:value="7201.42" calcext:value-type="currency">
            <text:p>$7,201.42</text:p>
          </table:table-cell>
          <table:table-cell/>
        </table:table-row>
        <table:table-row table:style-name="ro1">
          <table:table-cell table:style-name="ce5" office:value-type="string" calcext:value-type="string">
            <text:p>7/2/2015</text:p>
          </table:table-cell>
          <table:table-cell table:style-name="ce6" office:value-type="time" office:time-value="PT02H35M30S" calcext:value-type="time">
            <text:p>02:3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9]-[.J49]" office:value-type="currency" office:currency="CAD" office:value="0.6" calcext:value-type="currency">
            <text:p>$0.60</text:p>
          </table:table-cell>
          <table:table-cell table:style-name="ce3" table:formula="of:=[.L49]+[.K49]" office:value-type="currency" office:currency="CAD" office:value="14.4" calcext:value-type="currency">
            <text:p>$14.40</text:p>
          </table:table-cell>
          <table:table-cell table:style-name="ce3" office:value-type="currency" office:currency="CAD" office:value="0.74" calcext:value-type="currency">
            <text:p>$0.74</text:p>
          </table:table-cell>
          <table:table-cell office:value-type="currency" office:currency="CAD" office:value="13.66" calcext:value-type="currency">
            <text:p>$13.66</text:p>
          </table:table-cell>
          <table:table-cell/>
          <table:table-cell table:style-name="ce3" table:formula="of:=[.L49]+[.N48]" office:value-type="currency" office:currency="CAD" office:value="7215.08" calcext:value-type="currency">
            <text:p>$7,215.08</text:p>
          </table:table-cell>
          <table:table-cell/>
        </table:table-row>
        <table:table-row table:style-name="ro1">
          <table:table-cell table:style-name="ce5" office:value-type="string" calcext:value-type="string">
            <text:p>7/2/2015</text:p>
          </table:table-cell>
          <table:table-cell table:style-name="ce6" office:value-type="time" office:time-value="PT02H35M33S" calcext:value-type="time">
            <text:p>02:3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J50]" office:value-type="currency" office:currency="CAD" office:value="2" calcext:value-type="currency">
            <text:p>$2.00</text:p>
          </table:table-cell>
          <table:table-cell table:style-name="ce3" table:formula="of:=[.L50]+[.K50]"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50]+[.N49]" office:value-type="currency" office:currency="CAD" office:value="7261.33" calcext:value-type="currency">
            <text:p>$7,261.33</text:p>
          </table:table-cell>
          <table:table-cell/>
        </table:table-row>
        <table:table-row table:style-name="ro1">
          <table:table-cell table:style-name="ce5" office:value-type="string" calcext:value-type="string">
            <text:p>7/2/2015</text:p>
          </table:table-cell>
          <table:table-cell table:style-name="ce6" office:value-type="time" office:time-value="PT02H35M36S" calcext:value-type="time">
            <text:p>02:3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J51]" office:value-type="currency" office:currency="CAD" office:value="1" calcext:value-type="currency">
            <text:p>$1.00</text:p>
          </table:table-cell>
          <table:table-cell table:style-name="ce3" table:formula="of:=[.L51]+[.K51]"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51]+[.N50]" office:value-type="currency" office:currency="CAD" office:value="7284.3" calcext:value-type="currency">
            <text:p>$7,284.30</text:p>
          </table:table-cell>
          <table:table-cell/>
        </table:table-row>
        <table:table-row table:style-name="ro1">
          <table:table-cell table:style-name="ce5" office:value-type="string" calcext:value-type="string">
            <text:p>7/2/2015</text:p>
          </table:table-cell>
          <table:table-cell table:style-name="ce6" office:value-type="time" office:time-value="PT02H35M39S" calcext:value-type="time">
            <text:p>02:35: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2]-[.J52]" office:value-type="currency" office:currency="CAD" office:value="40" calcext:value-type="currency">
            <text:p>$40.00</text:p>
          </table:table-cell>
          <table:table-cell table:style-name="ce3" table:formula="of:=[.L52]+[.K52]"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52]+[.N51]" office:value-type="currency" office:currency="CAD" office:value="8215" calcext:value-type="currency">
            <text:p>$8,215.00</text:p>
          </table:table-cell>
          <table:table-cell/>
        </table:table-row>
        <table:table-row table:style-name="ro1">
          <table:table-cell table:style-name="ce5" office:value-type="string" calcext:value-type="string">
            <text:p>7/2/2015</text:p>
          </table:table-cell>
          <table:table-cell table:style-name="ce6" office:value-type="time" office:time-value="PT02H35M43S" calcext:value-type="time">
            <text:p>02:3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3]-[.J53]" office:value-type="currency" office:currency="CAD" office:value="0.4" calcext:value-type="currency">
            <text:p>$0.40</text:p>
          </table:table-cell>
          <table:table-cell table:style-name="ce3" table:formula="of:=[.L53]+[.K53]" office:value-type="currency" office:currency="CAD" office:value="9.6" calcext:value-type="currency">
            <text:p>$9.60</text:p>
          </table:table-cell>
          <table:table-cell table:style-name="ce3" office:value-type="currency" office:currency="CAD" office:value="0.59" calcext:value-type="currency">
            <text:p>$0.59</text:p>
          </table:table-cell>
          <table:table-cell office:value-type="currency" office:currency="CAD" office:value="9.01" calcext:value-type="currency">
            <text:p>$9.01</text:p>
          </table:table-cell>
          <table:table-cell/>
          <table:table-cell table:style-name="ce3" table:formula="of:=[.L53]+[.N52]" office:value-type="currency" office:currency="CAD" office:value="8224.01" calcext:value-type="currency">
            <text:p>$8,224.01</text:p>
          </table:table-cell>
          <table:table-cell/>
        </table:table-row>
        <table:table-row table:style-name="ro1">
          <table:table-cell table:style-name="ce5" office:value-type="string" calcext:value-type="string">
            <text:p>7/2/2015</text:p>
          </table:table-cell>
          <table:table-cell table:style-name="ce6" office:value-type="time" office:time-value="PT02H35M46S" calcext:value-type="time">
            <text:p>02:3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J54]" office:value-type="currency" office:currency="CAD" office:value="1" calcext:value-type="currency">
            <text:p>$1.00</text:p>
          </table:table-cell>
          <table:table-cell table:style-name="ce3" table:formula="of:=[.L54]+[.K5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54]+[.N53]" office:value-type="currency" office:currency="CAD" office:value="8246.98" calcext:value-type="currency">
            <text:p>$8,246.98</text:p>
          </table:table-cell>
          <table:table-cell/>
        </table:table-row>
        <table:table-row table:style-name="ro1">
          <table:table-cell table:style-name="ce5" office:value-type="string" calcext:value-type="string">
            <text:p>7/2/2015</text:p>
          </table:table-cell>
          <table:table-cell table:style-name="ce6" office:value-type="time" office:time-value="PT02H35M49S" calcext:value-type="time">
            <text:p>02:3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J55]" office:value-type="currency" office:currency="CAD" office:value="4" calcext:value-type="currency">
            <text:p>$4.00</text:p>
          </table:table-cell>
          <table:table-cell table:style-name="ce3" table:formula="of:=[.L55]+[.K55]"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55]+[.N54]" office:value-type="currency" office:currency="CAD" office:value="8339.78" calcext:value-type="currency">
            <text:p>$8,339.78</text:p>
          </table:table-cell>
          <table:table-cell/>
        </table:table-row>
        <table:table-row table:style-name="ro1">
          <table:table-cell table:style-name="ce5" office:value-type="string" calcext:value-type="string">
            <text:p>7/2/2015</text:p>
          </table:table-cell>
          <table:table-cell table:style-name="ce6" office:value-type="time" office:time-value="PT02H35M58S" calcext:value-type="time">
            <text:p>02:3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J56]" office:value-type="currency" office:currency="CAD" office:value="0.899999999999999" calcext:value-type="currency">
            <text:p>$0.90</text:p>
          </table:table-cell>
          <table:table-cell table:style-name="ce3" table:formula="of:=[.L56]+[.K5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N55]" office:value-type="currency" office:currency="CAD" office:value="8362.85" calcext:value-type="currency">
            <text:p>$8,362.85</text:p>
          </table:table-cell>
          <table:table-cell/>
        </table:table-row>
        <table:table-row table:style-name="ro1">
          <table:table-cell table:style-name="ce5" office:value-type="string" calcext:value-type="string">
            <text:p>7/2/2015</text:p>
          </table:table-cell>
          <table:table-cell table:style-name="ce6" office:value-type="time" office:time-value="PT02H36M01S" calcext:value-type="time">
            <text:p>02:3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7]-[.J57]" office:value-type="currency" office:currency="CAD" office:value="3.59999999999999" calcext:value-type="currency">
            <text:p>$3.60</text:p>
          </table:table-cell>
          <table:table-cell table:style-name="ce3" table:formula="of:=[.L57]+[.K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7]+[.N56]" office:value-type="currency" office:currency="CAD" office:value="8456.05" calcext:value-type="currency">
            <text:p>$8,456.05</text:p>
          </table:table-cell>
          <table:table-cell/>
        </table:table-row>
        <table:table-row table:style-name="ro1">
          <table:table-cell table:style-name="ce5" office:value-type="string" calcext:value-type="string">
            <text:p>7/2/2015</text:p>
          </table:table-cell>
          <table:table-cell table:style-name="ce6" office:value-type="time" office:time-value="PT02H36M04S" calcext:value-type="time">
            <text:p>02:3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J58]" office:value-type="currency" office:currency="CAD" office:value="0.899999999999999" calcext:value-type="currency">
            <text:p>$0.90</text:p>
          </table:table-cell>
          <table:table-cell table:style-name="ce3" table:formula="of:=[.L58]+[.K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N57]" office:value-type="currency" office:currency="CAD" office:value="8479.12" calcext:value-type="currency">
            <text:p>$8,479.12</text:p>
          </table:table-cell>
          <table:table-cell/>
        </table:table-row>
        <table:table-row table:style-name="ro1">
          <table:table-cell table:style-name="ce5" office:value-type="string" calcext:value-type="string">
            <text:p>7/2/2015</text:p>
          </table:table-cell>
          <table:table-cell table:style-name="ce6" office:value-type="time" office:time-value="PT02H36M07S" calcext:value-type="time">
            <text:p>02:3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9]-[.J59]" office:value-type="currency" office:currency="CAD" office:value="5.40000000000001" calcext:value-type="currency">
            <text:p>$5.40</text:p>
          </table:table-cell>
          <table:table-cell table:style-name="ce3" table:formula="of:=[.L59]+[.K5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9]+[.N58]" office:value-type="currency" office:currency="CAD" office:value="8619.07" calcext:value-type="currency">
            <text:p>$8,619.07</text:p>
          </table:table-cell>
          <table:table-cell/>
        </table:table-row>
        <table:table-row table:style-name="ro1">
          <table:table-cell table:style-name="ce5" office:value-type="string" calcext:value-type="string">
            <text:p>7/2/2015</text:p>
          </table:table-cell>
          <table:table-cell table:style-name="ce6" office:value-type="time" office:time-value="PT02H36M10S" calcext:value-type="time">
            <text:p>02:36: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J60]" office:value-type="currency" office:currency="CAD" office:value="3.59999999999999" calcext:value-type="currency">
            <text:p>$3.60</text:p>
          </table:table-cell>
          <table:table-cell table:style-name="ce3" table:formula="of:=[.L60]+[.K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N59]" office:value-type="currency" office:currency="CAD" office:value="8712.27" calcext:value-type="currency">
            <text:p>$8,712.27</text:p>
          </table:table-cell>
          <table:table-cell/>
        </table:table-row>
        <table:table-row table:style-name="ro1">
          <table:table-cell table:style-name="ce5" office:value-type="string" calcext:value-type="string">
            <text:p>7/2/2015</text:p>
          </table:table-cell>
          <table:table-cell table:style-name="ce6" office:value-type="time" office:time-value="PT02H36M13S" calcext:value-type="time">
            <text:p>02:3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J61]" office:value-type="currency" office:currency="CAD" office:value="3.59999999999999" calcext:value-type="currency">
            <text:p>$3.60</text:p>
          </table:table-cell>
          <table:table-cell table:style-name="ce3" table:formula="of:=[.L61]+[.K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N60]" office:value-type="currency" office:currency="CAD" office:value="8805.47" calcext:value-type="currency">
            <text:p>$8,805.47</text:p>
          </table:table-cell>
          <table:table-cell/>
        </table:table-row>
        <table:table-row table:style-name="ro1">
          <table:table-cell table:style-name="ce5" office:value-type="string" calcext:value-type="string">
            <text:p>7/2/2015</text:p>
          </table:table-cell>
          <table:table-cell table:style-name="ce6" office:value-type="time" office:time-value="PT02H36M16S" calcext:value-type="time">
            <text:p>02:3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2]-[.J62]" office:value-type="currency" office:currency="CAD" office:value="1.08" calcext:value-type="currency">
            <text:p>$1.08</text:p>
          </table:table-cell>
          <table:table-cell table:style-name="ce3" table:formula="of:=[.L62]+[.K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2]+[.N61]" office:value-type="currency" office:currency="CAD" office:value="8833.22" calcext:value-type="currency">
            <text:p>$8,833.22</text:p>
          </table:table-cell>
          <table:table-cell/>
        </table:table-row>
        <table:table-row table:style-name="ro1">
          <table:table-cell table:style-name="ce5" office:value-type="string" calcext:value-type="string">
            <text:p>7/2/2015</text:p>
          </table:table-cell>
          <table:table-cell table:style-name="ce6" office:value-type="time" office:time-value="PT02H36M25S" calcext:value-type="time">
            <text:p>02:3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3]-[.J63]" office:value-type="currency" office:currency="CAD" office:value="1.08" calcext:value-type="currency">
            <text:p>$1.08</text:p>
          </table:table-cell>
          <table:table-cell table:style-name="ce3" table:formula="of:=[.L63]+[.K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3]+[.N62]" office:value-type="currency" office:currency="CAD" office:value="8860.97" calcext:value-type="currency">
            <text:p>$8,860.97</text:p>
          </table:table-cell>
          <table:table-cell/>
        </table:table-row>
        <table:table-row table:style-name="ro1">
          <table:table-cell table:style-name="ce5" office:value-type="string" calcext:value-type="string">
            <text:p>7/2/2015</text:p>
          </table:table-cell>
          <table:table-cell table:style-name="ce6" office:value-type="time" office:time-value="PT02H36M34S" calcext:value-type="time">
            <text:p>02:3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4]-[.J64]" office:value-type="currency" office:currency="CAD" office:value="0.720000000000002" calcext:value-type="currency">
            <text:p>$0.72</text:p>
          </table:table-cell>
          <table:table-cell table:style-name="ce3" table:formula="of:=[.L64]+[.K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4]+[.N63]" office:value-type="currency" office:currency="CAD" office:value="8879.37" calcext:value-type="currency">
            <text:p>$8,879.37</text:p>
          </table:table-cell>
          <table:table-cell/>
        </table:table-row>
        <table:table-row table:style-name="ro1">
          <table:table-cell table:style-name="ce5" office:value-type="string" calcext:value-type="string">
            <text:p>7/2/2015</text:p>
          </table:table-cell>
          <table:table-cell table:style-name="ce6" office:value-type="time" office:time-value="PT02H36M37S" calcext:value-type="time">
            <text:p>02:3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5]-[.J65]" office:value-type="currency" office:currency="CAD" office:value="0.899999999999999" calcext:value-type="currency">
            <text:p>$0.90</text:p>
          </table:table-cell>
          <table:table-cell table:style-name="ce3" table:formula="of:=[.L65]+[.K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5]+[.N64]" office:value-type="currency" office:currency="CAD" office:value="8902.44" calcext:value-type="currency">
            <text:p>$8,902.44</text:p>
          </table:table-cell>
          <table:table-cell/>
        </table:table-row>
        <table:table-row table:style-name="ro1">
          <table:table-cell table:style-name="ce5" office:value-type="string" calcext:value-type="string">
            <text:p>7/2/2015</text:p>
          </table:table-cell>
          <table:table-cell table:style-name="ce6" office:value-type="time" office:time-value="PT02H36M40S" calcext:value-type="time">
            <text:p>02:3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6]-[.J66]" office:value-type="currency" office:currency="CAD" office:value="1.8" calcext:value-type="currency">
            <text:p>$1.80</text:p>
          </table:table-cell>
          <table:table-cell table:style-name="ce3" table:formula="of:=[.L66]+[.K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6]+[.N65]" office:value-type="currency" office:currency="CAD" office:value="8948.89" calcext:value-type="currency">
            <text:p>$8,948.89</text:p>
          </table:table-cell>
          <table:table-cell/>
        </table:table-row>
        <table:table-row table:style-name="ro1">
          <table:table-cell table:style-name="ce5" office:value-type="string" calcext:value-type="string">
            <text:p>7/2/2015</text:p>
          </table:table-cell>
          <table:table-cell table:style-name="ce6" office:value-type="time" office:time-value="PT02H36M43S" calcext:value-type="time">
            <text:p>02:3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J67]" office:value-type="currency" office:currency="CAD" office:value="3.59999999999999" calcext:value-type="currency">
            <text:p>$3.60</text:p>
          </table:table-cell>
          <table:table-cell table:style-name="ce3" table:formula="of:=[.L67]+[.K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N66]" office:value-type="currency" office:currency="CAD" office:value="9042.09" calcext:value-type="currency">
            <text:p>$9,042.09</text:p>
          </table:table-cell>
          <table:table-cell/>
        </table:table-row>
        <table:table-row table:style-name="ro1">
          <table:table-cell table:style-name="ce5" office:value-type="string" calcext:value-type="string">
            <text:p>7/2/2015</text:p>
          </table:table-cell>
          <table:table-cell table:style-name="ce6" office:value-type="time" office:time-value="PT02H36M46S" calcext:value-type="time">
            <text:p>02:3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68]-[.J68]" office:value-type="currency" office:currency="CAD" office:value="10.8" calcext:value-type="currency">
            <text:p>$10.80</text:p>
          </table:table-cell>
          <table:table-cell table:style-name="ce3" table:formula="of:=[.L68]+[.K6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68]+[.N67]" office:value-type="currency" office:currency="CAD" office:value="9322.29" calcext:value-type="currency">
            <text:p>$9,322.29</text:p>
          </table:table-cell>
          <table:table-cell/>
        </table:table-row>
        <table:table-row table:style-name="ro1">
          <table:table-cell table:style-name="ce5" office:value-type="string" calcext:value-type="string">
            <text:p>7/2/2015</text:p>
          </table:table-cell>
          <table:table-cell table:style-name="ce6" office:value-type="time" office:time-value="PT02H36M49S" calcext:value-type="time">
            <text:p>02:3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9]-[.J69]" office:value-type="currency" office:currency="CAD" office:value="0.720000000000002" calcext:value-type="currency">
            <text:p>$0.72</text:p>
          </table:table-cell>
          <table:table-cell table:style-name="ce3" table:formula="of:=[.L69]+[.K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9]+[.N68]" office:value-type="currency" office:currency="CAD" office:value="9340.69" calcext:value-type="currency">
            <text:p>$9,340.69</text:p>
          </table:table-cell>
          <table:table-cell/>
        </table:table-row>
        <table:table-row table:style-name="ro1">
          <table:table-cell table:style-name="ce5" office:value-type="string" calcext:value-type="string">
            <text:p>7/2/2015</text:p>
          </table:table-cell>
          <table:table-cell table:style-name="ce6" office:value-type="time" office:time-value="PT02H36M57S" calcext:value-type="time">
            <text:p>02: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0]-[.J70]" office:value-type="currency" office:currency="CAD" office:value="0.359999999999999" calcext:value-type="currency">
            <text:p>$0.36</text:p>
          </table:table-cell>
          <table:table-cell table:style-name="ce3" table:formula="of:=[.L70]+[.K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0]+[.N69]" office:value-type="currency" office:currency="CAD" office:value="9349.74" calcext:value-type="currency">
            <text:p>$9,349.74</text:p>
          </table:table-cell>
          <table:table-cell/>
        </table:table-row>
        <table:table-row table:style-name="ro1">
          <table:table-cell table:style-name="ce5" office:value-type="string" calcext:value-type="string">
            <text:p>7/2/2015</text:p>
          </table:table-cell>
          <table:table-cell table:style-name="ce6" office:value-type="time" office:time-value="PT02H37M07S" calcext:value-type="time">
            <text:p>02:3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1]-[.J71]" office:value-type="currency" office:currency="CAD" office:value="0.899999999999999" calcext:value-type="currency">
            <text:p>$0.90</text:p>
          </table:table-cell>
          <table:table-cell table:style-name="ce3" table:formula="of:=[.L71]+[.K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1]+[.N70]" office:value-type="currency" office:currency="CAD" office:value="9372.81" calcext:value-type="currency">
            <text:p>$9,372.81</text:p>
          </table:table-cell>
          <table:table-cell/>
        </table:table-row>
        <table:table-row table:style-name="ro1">
          <table:table-cell table:style-name="ce5" office:value-type="string" calcext:value-type="string">
            <text:p>7/2/2015</text:p>
          </table:table-cell>
          <table:table-cell table:style-name="ce6" office:value-type="time" office:time-value="PT02H37M10S" calcext:value-type="time">
            <text:p>02:3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J72]" office:value-type="currency" office:currency="CAD" office:value="1.8" calcext:value-type="currency">
            <text:p>$1.80</text:p>
          </table:table-cell>
          <table:table-cell table:style-name="ce3" table:formula="of:=[.L72]+[.K7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N71]" office:value-type="currency" office:currency="CAD" office:value="9419.26" calcext:value-type="currency">
            <text:p>$9,419.26</text:p>
          </table:table-cell>
          <table:table-cell/>
        </table:table-row>
        <table:table-row table:style-name="ro1">
          <table:table-cell table:style-name="ce5" office:value-type="string" calcext:value-type="string">
            <text:p>7/2/2015</text:p>
          </table:table-cell>
          <table:table-cell table:style-name="ce6" office:value-type="time" office:time-value="PT02H37M13S" calcext:value-type="time">
            <text:p>02: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3]-[.J73]" office:value-type="currency" office:currency="CAD" office:value="0.359999999999999" calcext:value-type="currency">
            <text:p>$0.36</text:p>
          </table:table-cell>
          <table:table-cell table:style-name="ce3" table:formula="of:=[.L73]+[.K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3]+[.N72]" office:value-type="currency" office:currency="CAD" office:value="9428.31" calcext:value-type="currency">
            <text:p>$9,428.31</text:p>
          </table:table-cell>
          <table:table-cell/>
        </table:table-row>
        <table:table-row table:style-name="ro1">
          <table:table-cell table:style-name="ce5" office:value-type="string" calcext:value-type="string">
            <text:p>7/2/2015</text:p>
          </table:table-cell>
          <table:table-cell table:style-name="ce6" office:value-type="time" office:time-value="PT02H37M16S" calcext:value-type="time">
            <text:p>02: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4]-[.J74]" office:value-type="currency" office:currency="CAD" office:value="1.44" calcext:value-type="currency">
            <text:p>$1.44</text:p>
          </table:table-cell>
          <table:table-cell table:style-name="ce3" table:formula="of:=[.L74]+[.K7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4]+[.N73]" office:value-type="currency" office:currency="CAD" office:value="9465.41" calcext:value-type="currency">
            <text:p>$9,465.41</text:p>
          </table:table-cell>
          <table:table-cell/>
        </table:table-row>
        <table:table-row table:style-name="ro1">
          <table:table-cell table:style-name="ce5" office:value-type="string" calcext:value-type="string">
            <text:p>7/2/2015</text:p>
          </table:table-cell>
          <table:table-cell table:style-name="ce6" office:value-type="time" office:time-value="PT02H37M19S" calcext:value-type="time">
            <text:p>02: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5]-[.J75]" office:value-type="currency" office:currency="CAD" office:value="0.720000000000002" calcext:value-type="currency">
            <text:p>$0.72</text:p>
          </table:table-cell>
          <table:table-cell table:style-name="ce3" table:formula="of:=[.L75]+[.K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5]+[.N74]" office:value-type="currency" office:currency="CAD" office:value="9483.81" calcext:value-type="currency">
            <text:p>$9,483.81</text:p>
          </table:table-cell>
          <table:table-cell/>
        </table:table-row>
        <table:table-row table:style-name="ro1">
          <table:table-cell table:style-name="ce5" office:value-type="string" calcext:value-type="string">
            <text:p>7/2/2015</text:p>
          </table:table-cell>
          <table:table-cell table:style-name="ce6" office:value-type="time" office:time-value="PT02H37M22S" calcext:value-type="time">
            <text:p>02: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76]-[.J76]" office:value-type="currency" office:currency="CAD" office:value="2.7" calcext:value-type="currency">
            <text:p>$2.70</text:p>
          </table:table-cell>
          <table:table-cell table:style-name="ce3" table:formula="of:=[.L76]+[.K7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76]+[.N75]" office:value-type="currency" office:currency="CAD" office:value="9553.63" calcext:value-type="currency">
            <text:p>$9,553.63</text:p>
          </table:table-cell>
          <table:table-cell/>
        </table:table-row>
        <table:table-row table:style-name="ro1">
          <table:table-cell table:style-name="ce5" office:value-type="string" calcext:value-type="string">
            <text:p>7/2/2015</text:p>
          </table:table-cell>
          <table:table-cell table:style-name="ce6" office:value-type="time" office:time-value="PT02H37M25S" calcext:value-type="time">
            <text:p>02: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J77]" office:value-type="currency" office:currency="CAD" office:value="3.59999999999999" calcext:value-type="currency">
            <text:p>$3.60</text:p>
          </table:table-cell>
          <table:table-cell table:style-name="ce3" table:formula="of:=[.L77]+[.K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N76]" office:value-type="currency" office:currency="CAD" office:value="9646.83" calcext:value-type="currency">
            <text:p>$9,646.83</text:p>
          </table:table-cell>
          <table:table-cell/>
        </table:table-row>
        <table:table-row table:style-name="ro1">
          <table:table-cell table:style-name="ce5" office:value-type="string" calcext:value-type="string">
            <text:p>7/2/2015</text:p>
          </table:table-cell>
          <table:table-cell table:style-name="ce6" office:value-type="time" office:time-value="PT02H37M28S" calcext:value-type="time">
            <text:p>02:37: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J78]" office:value-type="currency" office:currency="CAD" office:value="3.59999999999999" calcext:value-type="currency">
            <text:p>$3.60</text:p>
          </table:table-cell>
          <table:table-cell table:style-name="ce3" table:formula="of:=[.L78]+[.K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N77]" office:value-type="currency" office:currency="CAD" office:value="9740.03" calcext:value-type="currency">
            <text:p>$9,740.03</text:p>
          </table:table-cell>
          <table:table-cell/>
        </table:table-row>
        <table:table-row table:style-name="ro1">
          <table:table-cell table:style-name="ce5" office:value-type="string" calcext:value-type="string">
            <text:p>7/2/2015</text:p>
          </table:table-cell>
          <table:table-cell table:style-name="ce6" office:value-type="time" office:time-value="PT02H37M40S" calcext:value-type="time">
            <text:p>02:37: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J79]" office:value-type="currency" office:currency="CAD" office:value="0.899999999999999" calcext:value-type="currency">
            <text:p>$0.90</text:p>
          </table:table-cell>
          <table:table-cell table:style-name="ce3" table:formula="of:=[.L79]+[.K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N78]" office:value-type="currency" office:currency="CAD" office:value="9763.1" calcext:value-type="currency">
            <text:p>$9,763.10</text:p>
          </table:table-cell>
          <table:table-cell/>
        </table:table-row>
        <table:table-row table:style-name="ro1">
          <table:table-cell table:style-name="ce5" office:value-type="string" calcext:value-type="string">
            <text:p>7/2/2015</text:p>
          </table:table-cell>
          <table:table-cell table:style-name="ce6" office:value-type="time" office:time-value="PT02H37M43S" calcext:value-type="time">
            <text:p>02:37: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J80]" office:value-type="currency" office:currency="CAD" office:value="3.59999999999999" calcext:value-type="currency">
            <text:p>$3.60</text:p>
          </table:table-cell>
          <table:table-cell table:style-name="ce3" table:formula="of:=[.L80]+[.K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N79]" office:value-type="currency" office:currency="CAD" office:value="9856.3" calcext:value-type="currency">
            <text:p>$9,856.30</text:p>
          </table:table-cell>
          <table:table-cell/>
        </table:table-row>
        <table:table-row table:style-name="ro1">
          <table:table-cell table:style-name="ce5" office:value-type="string" calcext:value-type="string">
            <text:p>7/2/2015</text:p>
          </table:table-cell>
          <table:table-cell table:style-name="ce6" office:value-type="time" office:time-value="PT02H37M46S" calcext:value-type="time">
            <text:p>02:37: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1]-[.J81]" office:value-type="currency" office:currency="CAD" office:value="3.59999999999999" calcext:value-type="currency">
            <text:p>$3.60</text:p>
          </table:table-cell>
          <table:table-cell table:style-name="ce3" table:formula="of:=[.L81]+[.K8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1]+[.N80]" office:value-type="currency" office:currency="CAD" office:value="9949.50000000001" calcext:value-type="currency">
            <text:p>$9,949.50</text:p>
          </table:table-cell>
          <table:table-cell/>
        </table:table-row>
        <table:table-row table:style-name="ro1">
          <table:table-cell table:style-name="ce5" office:value-type="string" calcext:value-type="string">
            <text:p>7/2/2015</text:p>
          </table:table-cell>
          <table:table-cell table:style-name="ce6" office:value-type="time" office:time-value="PT02H37M49S" calcext:value-type="time">
            <text:p>02:37: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J82]" office:value-type="currency" office:currency="CAD" office:value="3.59999999999999" calcext:value-type="currency">
            <text:p>$3.60</text:p>
          </table:table-cell>
          <table:table-cell table:style-name="ce3" table:formula="of:=[.L82]+[.K8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N81]" office:value-type="currency" office:currency="CAD" office:value="10042.7" calcext:value-type="currency">
            <text:p>$10,042.70</text:p>
          </table:table-cell>
          <table:table-cell/>
        </table:table-row>
        <table:table-row table:style-name="ro1">
          <table:table-cell table:style-name="ce5" office:value-type="string" calcext:value-type="string">
            <text:p>7/2/2015</text:p>
          </table:table-cell>
          <table:table-cell table:style-name="ce6" office:value-type="time" office:time-value="PT02H37M52S" calcext:value-type="time">
            <text:p>02:37: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3]-[.J83]" office:value-type="currency" office:currency="CAD" office:value="18" calcext:value-type="currency">
            <text:p>$18.00</text:p>
          </table:table-cell>
          <table:table-cell table:style-name="ce3" table:formula="of:=[.L83]+[.K8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3]+[.N82]" office:value-type="currency" office:currency="CAD" office:value="10509.9" calcext:value-type="currency">
            <text:p>$10,509.90</text:p>
          </table:table-cell>
          <table:table-cell/>
        </table:table-row>
        <table:table-row table:style-name="ro1">
          <table:table-cell table:style-name="ce5" office:value-type="string" calcext:value-type="string">
            <text:p>7/2/2015</text:p>
          </table:table-cell>
          <table:table-cell table:style-name="ce6" office:value-type="time" office:time-value="PT02H37M56S" calcext:value-type="time">
            <text:p>02:3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J84]" office:value-type="currency" office:currency="CAD" office:value="3.59999999999999" calcext:value-type="currency">
            <text:p>$3.60</text:p>
          </table:table-cell>
          <table:table-cell table:style-name="ce3" table:formula="of:=[.L84]+[.K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N83]" office:value-type="currency" office:currency="CAD" office:value="10603.1" calcext:value-type="currency">
            <text:p>$10,603.10</text:p>
          </table:table-cell>
          <table:table-cell/>
        </table:table-row>
        <table:table-row table:style-name="ro1">
          <table:table-cell table:style-name="ce5" office:value-type="string" calcext:value-type="string">
            <text:p>7/2/2015</text:p>
          </table:table-cell>
          <table:table-cell table:style-name="ce6" office:value-type="time" office:time-value="PT02H37M59S" calcext:value-type="time">
            <text:p>02:3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0" calcext:value-type="currency">
            <text:p>$4,000.00</text:p>
          </table:table-cell>
          <table:table-cell table:style-name="ce3" table:formula="of:=[.H85]-[.J85]" office:value-type="currency" office:currency="CAD" office:value="144" calcext:value-type="currency">
            <text:p>$144.00</text:p>
          </table:table-cell>
          <table:table-cell table:style-name="ce3" table:formula="of:=[.L85]+[.K85]" office:value-type="currency" office:currency="CAD" office:value="3856" calcext:value-type="currency">
            <text:p>$3,856.00</text:p>
          </table:table-cell>
          <table:table-cell table:style-name="ce3" office:value-type="currency" office:currency="CAD" office:value="116.3" calcext:value-type="currency">
            <text:p>$116.30</text:p>
          </table:table-cell>
          <table:table-cell office:value-type="currency" office:currency="CAD" office:value="3739.7" calcext:value-type="currency">
            <text:p>$3,739.70</text:p>
          </table:table-cell>
          <table:table-cell/>
          <table:table-cell table:style-name="ce3" table:formula="of:=[.L85]+[.N84]" office:value-type="currency" office:currency="CAD" office:value="14342.8" calcext:value-type="currency">
            <text:p>$14,342.80</text:p>
          </table:table-cell>
          <table:table-cell/>
        </table:table-row>
        <table:table-row table:style-name="ro1">
          <table:table-cell table:style-name="ce5" office:value-type="string" calcext:value-type="string">
            <text:p>7/2/2015</text:p>
          </table:table-cell>
          <table:table-cell table:style-name="ce6" office:value-type="time" office:time-value="PT02H38M02S" calcext:value-type="time">
            <text:p>02:3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6]-[.J86]" office:value-type="currency" office:currency="CAD" office:value="0.899999999999999" calcext:value-type="currency">
            <text:p>$0.90</text:p>
          </table:table-cell>
          <table:table-cell table:style-name="ce3" table:formula="of:=[.L86]+[.K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6]+[.N85]" office:value-type="currency" office:currency="CAD" office:value="14365.87" calcext:value-type="currency">
            <text:p>$14,365.87</text:p>
          </table:table-cell>
          <table:table-cell/>
        </table:table-row>
        <table:table-row table:style-name="ro1">
          <table:table-cell table:style-name="ce5" office:value-type="string" calcext:value-type="string">
            <text:p>7/2/2015</text:p>
          </table:table-cell>
          <table:table-cell table:style-name="ce6" office:value-type="time" office:time-value="PT02H38M10S" calcext:value-type="time">
            <text:p>02: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7]-[.J87]" office:value-type="currency" office:currency="CAD" office:value="1.08" calcext:value-type="currency">
            <text:p>$1.08</text:p>
          </table:table-cell>
          <table:table-cell table:style-name="ce3" table:formula="of:=[.L87]+[.K8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7]+[.N86]" office:value-type="currency" office:currency="CAD" office:value="14393.62" calcext:value-type="currency">
            <text:p>$14,393.62</text:p>
          </table:table-cell>
          <table:table-cell/>
        </table:table-row>
        <table:table-row table:style-name="ro1">
          <table:table-cell table:style-name="ce5" office:value-type="string" calcext:value-type="string">
            <text:p>7/2/2015</text:p>
          </table:table-cell>
          <table:table-cell table:style-name="ce6" office:value-type="time" office:time-value="PT02H38M20S" calcext:value-type="time">
            <text:p>02:3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J88]" office:value-type="currency" office:currency="CAD" office:value="0.899999999999999" calcext:value-type="currency">
            <text:p>$0.90</text:p>
          </table:table-cell>
          <table:table-cell table:style-name="ce3" table:formula="of:=[.L88]+[.K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N87]" office:value-type="currency" office:currency="CAD" office:value="14416.69" calcext:value-type="currency">
            <text:p>$14,416.69</text:p>
          </table:table-cell>
          <table:table-cell/>
        </table:table-row>
        <table:table-row table:style-name="ro1">
          <table:table-cell table:style-name="ce5" office:value-type="string" calcext:value-type="string">
            <text:p>7/2/2015</text:p>
          </table:table-cell>
          <table:table-cell table:style-name="ce6" office:value-type="time" office:time-value="PT02H38M29S" calcext:value-type="time">
            <text:p>02:3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9]-[.J89]" office:value-type="currency" office:currency="CAD" office:value="0.899999999999999" calcext:value-type="currency">
            <text:p>$0.90</text:p>
          </table:table-cell>
          <table:table-cell table:style-name="ce3" table:formula="of:=[.L89]+[.K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9]+[.N88]" office:value-type="currency" office:currency="CAD" office:value="14439.76" calcext:value-type="currency">
            <text:p>$14,439.76</text:p>
          </table:table-cell>
          <table:table-cell/>
        </table:table-row>
        <table:table-row table:style-name="ro1">
          <table:table-cell table:style-name="ce5" office:value-type="string" calcext:value-type="string">
            <text:p>7/2/2015</text:p>
          </table:table-cell>
          <table:table-cell table:style-name="ce6" office:value-type="time" office:time-value="PT02H38M32S" calcext:value-type="time">
            <text:p>02:3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J90]" office:value-type="currency" office:currency="CAD" office:value="1.8" calcext:value-type="currency">
            <text:p>$1.80</text:p>
          </table:table-cell>
          <table:table-cell table:style-name="ce3" table:formula="of:=[.L90]+[.K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N89]" office:value-type="currency" office:currency="CAD" office:value="14486.21" calcext:value-type="currency">
            <text:p>$14,486.21</text:p>
          </table:table-cell>
          <table:table-cell/>
        </table:table-row>
        <table:table-row table:style-name="ro1">
          <table:table-cell table:style-name="ce5" office:value-type="string" calcext:value-type="string">
            <text:p>7/2/2015</text:p>
          </table:table-cell>
          <table:table-cell table:style-name="ce6" office:value-type="time" office:time-value="PT02H38M35S" calcext:value-type="time">
            <text:p>02:3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1]-[.J91]" office:value-type="currency" office:currency="CAD" office:value="0.720000000000002" calcext:value-type="currency">
            <text:p>$0.72</text:p>
          </table:table-cell>
          <table:table-cell table:style-name="ce3" table:formula="of:=[.L91]+[.K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1]+[.N90]" office:value-type="currency" office:currency="CAD" office:value="14504.61" calcext:value-type="currency">
            <text:p>$14,504.61</text:p>
          </table:table-cell>
          <table:table-cell/>
        </table:table-row>
        <table:table-row table:style-name="ro1">
          <table:table-cell table:style-name="ce5" office:value-type="string" calcext:value-type="string">
            <text:p>7/2/2015</text:p>
          </table:table-cell>
          <table:table-cell table:style-name="ce6" office:value-type="time" office:time-value="PT02H38M38S" calcext:value-type="time">
            <text:p>02:3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2]-[.J92]" office:value-type="currency" office:currency="CAD" office:value="3.59999999999999" calcext:value-type="currency">
            <text:p>$3.60</text:p>
          </table:table-cell>
          <table:table-cell table:style-name="ce3" table:formula="of:=[.L92]+[.K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2]+[.N91]" office:value-type="currency" office:currency="CAD" office:value="14597.81" calcext:value-type="currency">
            <text:p>$14,597.81</text:p>
          </table:table-cell>
          <table:table-cell/>
        </table:table-row>
        <table:table-row table:style-name="ro1">
          <table:table-cell table:style-name="ce5" office:value-type="string" calcext:value-type="string">
            <text:p>7/2/2015</text:p>
          </table:table-cell>
          <table:table-cell table:style-name="ce6" office:value-type="time" office:time-value="PT02H38M41S" calcext:value-type="time">
            <text:p>02:3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3]-[.J93]" office:value-type="currency" office:currency="CAD" office:value="1.44" calcext:value-type="currency">
            <text:p>$1.44</text:p>
          </table:table-cell>
          <table:table-cell table:style-name="ce3" table:formula="of:=[.L93]+[.K9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3]+[.N92]" office:value-type="currency" office:currency="CAD" office:value="14634.91" calcext:value-type="currency">
            <text:p>$14,634.91</text:p>
          </table:table-cell>
          <table:table-cell/>
        </table:table-row>
        <table:table-row table:style-name="ro1">
          <table:table-cell table:style-name="ce5" office:value-type="string" calcext:value-type="string">
            <text:p>7/2/2015</text:p>
          </table:table-cell>
          <table:table-cell table:style-name="ce6" office:value-type="time" office:time-value="PT02H38M44S" calcext:value-type="time">
            <text:p>02:3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H94]-[.J94]" office:value-type="currency" office:currency="CAD" office:value="0.649999999999999" calcext:value-type="currency">
            <text:p>$0.65</text:p>
          </table:table-cell>
          <table:table-cell table:style-name="ce3" table:formula="of:=[.L94]+[.K94]"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L94]+[.N93]" office:value-type="currency" office:currency="CAD" office:value="14651.44" calcext:value-type="currency">
            <text:p>$14,651.44</text:p>
          </table:table-cell>
          <table:table-cell/>
        </table:table-row>
        <table:table-row table:style-name="ro1">
          <table:table-cell table:style-name="ce5" office:value-type="string" calcext:value-type="string">
            <text:p>7/2/2015</text:p>
          </table:table-cell>
          <table:table-cell table:style-name="ce6" office:value-type="time" office:time-value="PT02H38M47S" calcext:value-type="time">
            <text:p>02:3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95]-[.J95]" office:value-type="currency" office:currency="CAD" office:value="2.88" calcext:value-type="currency">
            <text:p>$2.88</text:p>
          </table:table-cell>
          <table:table-cell table:style-name="ce3" table:formula="of:=[.L95]+[.K9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95]+[.N94]" office:value-type="currency" office:currency="CAD" office:value="14725.94" calcext:value-type="currency">
            <text:p>$14,725.94</text:p>
          </table:table-cell>
          <table:table-cell/>
        </table:table-row>
        <table:table-row table:style-name="ro1">
          <table:table-cell table:style-name="ce5" office:value-type="string" calcext:value-type="string">
            <text:p>7/2/2015</text:p>
          </table:table-cell>
          <table:table-cell table:style-name="ce6" office:value-type="time" office:time-value="PT02H38M52S" calcext:value-type="time">
            <text:p>02: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96]-[.J96]" office:value-type="currency" office:currency="CAD" office:value="7.20000000000002" calcext:value-type="currency">
            <text:p>$7.20</text:p>
          </table:table-cell>
          <table:table-cell table:style-name="ce3" table:formula="of:=[.L96]+[.K9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96]+[.N95]" office:value-type="currency" office:currency="CAD" office:value="14912.64" calcext:value-type="currency">
            <text:p>$14,912.64</text:p>
          </table:table-cell>
          <table:table-cell/>
        </table:table-row>
        <table:table-row table:style-name="ro1">
          <table:table-cell table:style-name="ce5" office:value-type="string" calcext:value-type="string">
            <text:p>7/2/2015</text:p>
          </table:table-cell>
          <table:table-cell table:style-name="ce6" office:value-type="time" office:time-value="PT02H38M55S" calcext:value-type="time">
            <text:p>02: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J97]" office:value-type="currency" office:currency="CAD" office:value="3.59999999999999" calcext:value-type="currency">
            <text:p>$3.60</text:p>
          </table:table-cell>
          <table:table-cell table:style-name="ce3" table:formula="of:=[.L97]+[.K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N96]" office:value-type="currency" office:currency="CAD" office:value="15005.84" calcext:value-type="currency">
            <text:p>$15,005.84</text:p>
          </table:table-cell>
          <table:table-cell/>
        </table:table-row>
        <table:table-row table:style-name="ro1">
          <table:table-cell table:style-name="ce5" office:value-type="string" calcext:value-type="string">
            <text:p>7/2/2015</text:p>
          </table:table-cell>
          <table:table-cell table:style-name="ce6" office:value-type="time" office:time-value="PT02H39M03S" calcext:value-type="time">
            <text:p>02:39: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8]-[.J98]" office:value-type="currency" office:currency="CAD" office:value="3.59999999999999" calcext:value-type="currency">
            <text:p>$3.60</text:p>
          </table:table-cell>
          <table:table-cell table:style-name="ce3" table:formula="of:=[.L98]+[.K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8]+[.N97]" office:value-type="currency" office:currency="CAD" office:value="15099.04" calcext:value-type="currency">
            <text:p>$15,099.04</text:p>
          </table:table-cell>
          <table:table-cell/>
        </table:table-row>
        <table:table-row table:style-name="ro1">
          <table:table-cell table:style-name="ce5" office:value-type="string" calcext:value-type="string">
            <text:p>7/2/2015</text:p>
          </table:table-cell>
          <table:table-cell table:style-name="ce6" office:value-type="time" office:time-value="PT02H39M07S" calcext:value-type="time">
            <text:p>02: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J99]" office:value-type="currency" office:currency="CAD" office:value="3.59999999999999" calcext:value-type="currency">
            <text:p>$3.60</text:p>
          </table:table-cell>
          <table:table-cell table:style-name="ce3" table:formula="of:=[.L99]+[.K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N98]" office:value-type="currency" office:currency="CAD" office:value="15192.24" calcext:value-type="currency">
            <text:p>$15,192.24</text:p>
          </table:table-cell>
          <table:table-cell/>
        </table:table-row>
        <table:table-row table:style-name="ro1">
          <table:table-cell table:style-name="ce5" office:value-type="string" calcext:value-type="string">
            <text:p>7/2/2015</text:p>
          </table:table-cell>
          <table:table-cell table:style-name="ce6" office:value-type="time" office:time-value="PT02H39M10S" calcext:value-type="time">
            <text:p>02: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0]-[.J100]" office:value-type="currency" office:currency="CAD" office:value="0.359999999999999" calcext:value-type="currency">
            <text:p>$0.36</text:p>
          </table:table-cell>
          <table:table-cell table:style-name="ce3" table:formula="of:=[.L100]+[.K10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0]+[.N99]" office:value-type="currency" office:currency="CAD" office:value="15201.29" calcext:value-type="currency">
            <text:p>$15,201.29</text:p>
          </table:table-cell>
          <table:table-cell/>
        </table:table-row>
        <table:table-row table:style-name="ro1">
          <table:table-cell table:style-name="ce5" office:value-type="string" calcext:value-type="string">
            <text:p>7/2/2015</text:p>
          </table:table-cell>
          <table:table-cell table:style-name="ce6" office:value-type="time" office:time-value="PT02H39M13S" calcext:value-type="time">
            <text:p>02: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J101]" office:value-type="currency" office:currency="CAD" office:value="3.59999999999999" calcext:value-type="currency">
            <text:p>$3.60</text:p>
          </table:table-cell>
          <table:table-cell table:style-name="ce3" table:formula="of:=[.L101]+[.K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N100]" office:value-type="currency" office:currency="CAD" office:value="15294.49" calcext:value-type="currency">
            <text:p>$15,294.49</text:p>
          </table:table-cell>
          <table:table-cell/>
        </table:table-row>
        <table:table-row table:style-name="ro1">
          <table:table-cell table:style-name="ce5" office:value-type="string" calcext:value-type="string">
            <text:p>7/2/2015</text:p>
          </table:table-cell>
          <table:table-cell table:style-name="ce6" office:value-type="time" office:time-value="PT02H39M22S" calcext:value-type="time">
            <text:p>02: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2]-[.J102]" office:value-type="currency" office:currency="CAD" office:value="9" calcext:value-type="currency">
            <text:p>$9.00</text:p>
          </table:table-cell>
          <table:table-cell table:style-name="ce3" table:formula="of:=[.L102]+[.K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2]+[.N101]" office:value-type="currency" office:currency="CAD" office:value="15527.94" calcext:value-type="currency">
            <text:p>$15,527.94</text:p>
          </table:table-cell>
          <table:table-cell/>
        </table:table-row>
        <table:table-row table:style-name="ro1">
          <table:table-cell table:style-name="ce5" office:value-type="string" calcext:value-type="string">
            <text:p>7/2/2015</text:p>
          </table:table-cell>
          <table:table-cell table:style-name="ce6" office:value-type="time" office:time-value="PT02H39M32S" calcext:value-type="time">
            <text:p>02:3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3]-[.J103]" office:value-type="currency" office:currency="CAD" office:value="5.40000000000001" calcext:value-type="currency">
            <text:p>$5.40</text:p>
          </table:table-cell>
          <table:table-cell table:style-name="ce3" table:formula="of:=[.L103]+[.K10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3]+[.N102]" office:value-type="currency" office:currency="CAD" office:value="15667.89" calcext:value-type="currency">
            <text:p>$15,667.89</text:p>
          </table:table-cell>
          <table:table-cell/>
        </table:table-row>
        <table:table-row table:style-name="ro1">
          <table:table-cell table:style-name="ce5" office:value-type="string" calcext:value-type="string">
            <text:p>7/2/2015</text:p>
          </table:table-cell>
          <table:table-cell table:style-name="ce6" office:value-type="time" office:time-value="PT02H39M41S" calcext:value-type="time">
            <text:p>02:39: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J104]" office:value-type="currency" office:currency="CAD" office:value="3.59999999999999" calcext:value-type="currency">
            <text:p>$3.60</text:p>
          </table:table-cell>
          <table:table-cell table:style-name="ce3" table:formula="of:=[.L104]+[.K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N103]" office:value-type="currency" office:currency="CAD" office:value="15761.09" calcext:value-type="currency">
            <text:p>$15,761.09</text:p>
          </table:table-cell>
          <table:table-cell/>
        </table:table-row>
        <table:table-row table:style-name="ro1">
          <table:table-cell table:style-name="ce5" office:value-type="string" calcext:value-type="string">
            <text:p>7/2/2015</text:p>
          </table:table-cell>
          <table:table-cell table:style-name="ce6" office:value-type="time" office:time-value="PT02H39M44S" calcext:value-type="time">
            <text:p>02:3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5]-[.J105]" office:value-type="currency" office:currency="CAD" office:value="3.59999999999999" calcext:value-type="currency">
            <text:p>$3.60</text:p>
          </table:table-cell>
          <table:table-cell table:style-name="ce3" table:formula="of:=[.L105]+[.K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5]+[.N104]" office:value-type="currency" office:currency="CAD" office:value="15854.29" calcext:value-type="currency">
            <text:p>$15,854.29</text:p>
          </table:table-cell>
          <table:table-cell/>
        </table:table-row>
        <table:table-row table:style-name="ro1">
          <table:table-cell table:style-name="ce5" office:value-type="string" calcext:value-type="string">
            <text:p>7/2/2015</text:p>
          </table:table-cell>
          <table:table-cell table:style-name="ce6" office:value-type="time" office:time-value="PT02H39M48S" calcext:value-type="time">
            <text:p>02: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J106]" office:value-type="currency" office:currency="CAD" office:value="1.8" calcext:value-type="currency">
            <text:p>$1.80</text:p>
          </table:table-cell>
          <table:table-cell table:style-name="ce3" table:formula="of:=[.L106]+[.K1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N105]" office:value-type="currency" office:currency="CAD" office:value="15900.74" calcext:value-type="currency">
            <text:p>$15,900.74</text:p>
          </table:table-cell>
          <table:table-cell/>
        </table:table-row>
        <table:table-row table:style-name="ro1">
          <table:table-cell table:style-name="ce5" office:value-type="string" calcext:value-type="string">
            <text:p>7/2/2015</text:p>
          </table:table-cell>
          <table:table-cell table:style-name="ce6" office:value-type="time" office:time-value="PT02H39M51S" calcext:value-type="time">
            <text:p>02:3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J107]" office:value-type="currency" office:currency="CAD" office:value="9" calcext:value-type="currency">
            <text:p>$9.00</text:p>
          </table:table-cell>
          <table:table-cell table:style-name="ce3" table:formula="of:=[.L107]+[.K10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N106]" office:value-type="currency" office:currency="CAD" office:value="16134.19" calcext:value-type="currency">
            <text:p>$16,134.19</text:p>
          </table:table-cell>
          <table:table-cell/>
        </table:table-row>
        <table:table-row table:style-name="ro1">
          <table:table-cell table:style-name="ce5" office:value-type="string" calcext:value-type="string">
            <text:p>7/2/2015</text:p>
          </table:table-cell>
          <table:table-cell table:style-name="ce6" office:value-type="time" office:time-value="PT02H39M54S" calcext:value-type="time">
            <text:p>02:3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8]-[.J108]" office:value-type="currency" office:currency="CAD" office:value="0.720000000000002" calcext:value-type="currency">
            <text:p>$0.72</text:p>
          </table:table-cell>
          <table:table-cell table:style-name="ce3" table:formula="of:=[.L108]+[.K10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8]+[.N107]" office:value-type="currency" office:currency="CAD" office:value="16152.59" calcext:value-type="currency">
            <text:p>$16,152.59</text:p>
          </table:table-cell>
          <table:table-cell/>
        </table:table-row>
        <table:table-row table:style-name="ro1">
          <table:table-cell table:style-name="ce5" office:value-type="string" calcext:value-type="string">
            <text:p>7/2/2015</text:p>
          </table:table-cell>
          <table:table-cell table:style-name="ce6" office:value-type="time" office:time-value="PT02H40M02S" calcext:value-type="time">
            <text:p>02:4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9]-[.J109]" office:value-type="currency" office:currency="CAD" office:value="5.40000000000001" calcext:value-type="currency">
            <text:p>$5.40</text:p>
          </table:table-cell>
          <table:table-cell table:style-name="ce3" table:formula="of:=[.L109]+[.K10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9]+[.N108]" office:value-type="currency" office:currency="CAD" office:value="16292.54" calcext:value-type="currency">
            <text:p>$16,292.54</text:p>
          </table:table-cell>
          <table:table-cell/>
        </table:table-row>
        <table:table-row table:style-name="ro1">
          <table:table-cell table:style-name="ce5" office:value-type="string" calcext:value-type="string">
            <text:p>7/2/2015</text:p>
          </table:table-cell>
          <table:table-cell table:style-name="ce6" office:value-type="time" office:time-value="PT02H40M06S" calcext:value-type="time">
            <text:p>02:4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10]-[.J110]" office:value-type="currency" office:currency="CAD" office:value="0.18" calcext:value-type="currency">
            <text:p>$0.18</text:p>
          </table:table-cell>
          <table:table-cell table:style-name="ce3" table:formula="of:=[.L110]+[.K11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10]+[.N109]" office:value-type="currency" office:currency="CAD" office:value="16296.91" calcext:value-type="currency">
            <text:p>$16,296.91</text:p>
          </table:table-cell>
          <table:table-cell/>
        </table:table-row>
        <table:table-row table:style-name="ro1">
          <table:table-cell table:style-name="ce5" office:value-type="string" calcext:value-type="string">
            <text:p>7/2/2015</text:p>
          </table:table-cell>
          <table:table-cell table:style-name="ce6" office:value-type="time" office:time-value="PT02H40M09S" calcext:value-type="time">
            <text:p>02:4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11]-[.J111]" office:value-type="currency" office:currency="CAD" office:value="18" calcext:value-type="currency">
            <text:p>$18.00</text:p>
          </table:table-cell>
          <table:table-cell table:style-name="ce3" table:formula="of:=[.L111]+[.K1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11]+[.N110]" office:value-type="currency" office:currency="CAD" office:value="16764.11" calcext:value-type="currency">
            <text:p>$16,764.11</text:p>
          </table:table-cell>
          <table:table-cell/>
        </table:table-row>
        <table:table-row table:style-name="ro1">
          <table:table-cell table:style-name="ce5" office:value-type="string" calcext:value-type="string">
            <text:p>7/2/2015</text:p>
          </table:table-cell>
          <table:table-cell table:style-name="ce6" office:value-type="time" office:time-value="PT02H40M12S" calcext:value-type="time">
            <text:p>02:4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2]-[.J112]" office:value-type="currency" office:currency="CAD" office:value="0.899999999999999" calcext:value-type="currency">
            <text:p>$0.90</text:p>
          </table:table-cell>
          <table:table-cell table:style-name="ce3" table:formula="of:=[.L112]+[.K1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2]+[.N111]" office:value-type="currency" office:currency="CAD" office:value="16787.18" calcext:value-type="currency">
            <text:p>$16,787.18</text:p>
          </table:table-cell>
          <table:table-cell/>
        </table:table-row>
        <table:table-row table:style-name="ro1">
          <table:table-cell table:style-name="ce5" office:value-type="string" calcext:value-type="string">
            <text:p>7/2/2015</text:p>
          </table:table-cell>
          <table:table-cell table:style-name="ce6" office:value-type="time" office:time-value="PT02H40M14S" calcext:value-type="time">
            <text:p>02: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13]-[.J113]" office:value-type="currency" office:currency="CAD" office:value="0.359999999999999" calcext:value-type="currency">
            <text:p>$0.36</text:p>
          </table:table-cell>
          <table:table-cell table:style-name="ce3" table:formula="of:=[.L113]+[.K11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13]+[.N112]" office:value-type="currency" office:currency="CAD" office:value="16796.23" calcext:value-type="currency">
            <text:p>$16,796.23</text:p>
          </table:table-cell>
          <table:table-cell/>
        </table:table-row>
        <table:table-row table:style-name="ro1">
          <table:table-cell table:style-name="ce5" office:value-type="string" calcext:value-type="string">
            <text:p>7/2/2015</text:p>
          </table:table-cell>
          <table:table-cell table:style-name="ce6" office:value-type="time" office:time-value="PT02H40M17S" calcext:value-type="time">
            <text:p>02: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4]-[.J114]" office:value-type="currency" office:currency="CAD" office:value="9" calcext:value-type="currency">
            <text:p>$9.00</text:p>
          </table:table-cell>
          <table:table-cell table:style-name="ce3" table:formula="of:=[.L114]+[.K11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4]+[.N113]" office:value-type="currency" office:currency="CAD" office:value="17029.68" calcext:value-type="currency">
            <text:p>$17,029.68</text:p>
          </table:table-cell>
          <table:table-cell/>
        </table:table-row>
        <table:table-row table:style-name="ro1">
          <table:table-cell table:style-name="ce5" office:value-type="string" calcext:value-type="string">
            <text:p>7/2/2015</text:p>
          </table:table-cell>
          <table:table-cell table:style-name="ce6" office:value-type="time" office:time-value="PT02H40M20S" calcext:value-type="time">
            <text:p>02:4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15]-[.J115]" office:value-type="currency" office:currency="CAD" office:value="0.359999999999999" calcext:value-type="currency">
            <text:p>$0.36</text:p>
          </table:table-cell>
          <table:table-cell table:style-name="ce3" table:formula="of:=[.L115]+[.K1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15]+[.N114]" office:value-type="currency" office:currency="CAD" office:value="17038.73" calcext:value-type="currency">
            <text:p>$17,038.73</text:p>
          </table:table-cell>
          <table:table-cell/>
        </table:table-row>
        <table:table-row table:style-name="ro1">
          <table:table-cell table:style-name="ce5" office:value-type="string" calcext:value-type="string">
            <text:p>7/2/2015</text:p>
          </table:table-cell>
          <table:table-cell table:style-name="ce6" office:value-type="time" office:time-value="PT02H40M29S" calcext:value-type="time">
            <text:p>02:4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16]-[.J116]" office:value-type="currency" office:currency="CAD" office:value="18" calcext:value-type="currency">
            <text:p>$18.00</text:p>
          </table:table-cell>
          <table:table-cell table:style-name="ce3" table:formula="of:=[.L116]+[.K11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16]+[.N115]" office:value-type="currency" office:currency="CAD" office:value="17505.93" calcext:value-type="currency">
            <text:p>$17,505.93</text:p>
          </table:table-cell>
          <table:table-cell/>
        </table:table-row>
        <table:table-row table:style-name="ro1">
          <table:table-cell table:style-name="ce5" office:value-type="string" calcext:value-type="string">
            <text:p>7/2/2015</text:p>
          </table:table-cell>
          <table:table-cell table:style-name="ce6" office:value-type="time" office:time-value="PT02H40M39S" calcext:value-type="time">
            <text:p>02:40: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7]-[.J117]" office:value-type="currency" office:currency="CAD" office:value="1.8" calcext:value-type="currency">
            <text:p>$1.80</text:p>
          </table:table-cell>
          <table:table-cell table:style-name="ce3" table:formula="of:=[.L117]+[.K1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7]+[.N116]" office:value-type="currency" office:currency="CAD" office:value="17552.38" calcext:value-type="currency">
            <text:p>$17,552.38</text:p>
          </table:table-cell>
          <table:table-cell/>
        </table:table-row>
        <table:table-row table:style-name="ro1">
          <table:table-cell table:style-name="ce5" office:value-type="string" calcext:value-type="string">
            <text:p>7/2/2015</text:p>
          </table:table-cell>
          <table:table-cell table:style-name="ce6" office:value-type="time" office:time-value="PT02H40M42S" calcext:value-type="time">
            <text:p>02:4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8]-[.J118]" office:value-type="currency" office:currency="CAD" office:value="3.59999999999999" calcext:value-type="currency">
            <text:p>$3.60</text:p>
          </table:table-cell>
          <table:table-cell table:style-name="ce3" table:formula="of:=[.L118]+[.K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8]+[.N117]" office:value-type="currency" office:currency="CAD" office:value="17645.58" calcext:value-type="currency">
            <text:p>$17,645.58</text:p>
          </table:table-cell>
          <table:table-cell/>
        </table:table-row>
        <table:table-row table:style-name="ro1">
          <table:table-cell table:style-name="ce5" office:value-type="string" calcext:value-type="string">
            <text:p>7/2/2015</text:p>
          </table:table-cell>
          <table:table-cell table:style-name="ce6" office:value-type="time" office:time-value="PT02H40M45S" calcext:value-type="time">
            <text:p>02:4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9]-[.J119]" office:value-type="currency" office:currency="CAD" office:value="3.59999999999999" calcext:value-type="currency">
            <text:p>$3.60</text:p>
          </table:table-cell>
          <table:table-cell table:style-name="ce3" table:formula="of:=[.L119]+[.K1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9]+[.N118]" office:value-type="currency" office:currency="CAD" office:value="17738.78" calcext:value-type="currency">
            <text:p>$17,738.78</text:p>
          </table:table-cell>
          <table:table-cell/>
        </table:table-row>
        <table:table-row table:style-name="ro1">
          <table:table-cell table:style-name="ce5" office:value-type="string" calcext:value-type="string">
            <text:p>7/2/2015</text:p>
          </table:table-cell>
          <table:table-cell table:style-name="ce6" office:value-type="time" office:time-value="PT02H40M48S" calcext:value-type="time">
            <text:p>02:4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20]-[.J120]" office:value-type="currency" office:currency="CAD" office:value="36" calcext:value-type="currency">
            <text:p>$36.00</text:p>
          </table:table-cell>
          <table:table-cell table:style-name="ce3" table:formula="of:=[.L120]+[.K120]"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120]+[.N119]" office:value-type="currency" office:currency="CAD" office:value="18673.48" calcext:value-type="currency">
            <text:p>$18,673.48</text:p>
          </table:table-cell>
          <table:table-cell/>
        </table:table-row>
        <table:table-row table:style-name="ro1">
          <table:table-cell table:style-name="ce5" office:value-type="string" calcext:value-type="string">
            <text:p>7/2/2015</text:p>
          </table:table-cell>
          <table:table-cell table:style-name="ce6" office:value-type="time" office:time-value="PT18H22M43S" calcext:value-type="time">
            <text:p>18:2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1]-[.J121]" office:value-type="currency" office:currency="CAD" office:value="1.8" calcext:value-type="currency">
            <text:p>$1.80</text:p>
          </table:table-cell>
          <table:table-cell table:style-name="ce3" table:formula="of:=[.L121]+[.K1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1]+[.N120]" office:value-type="currency" office:currency="CAD" office:value="18719.93" calcext:value-type="currency">
            <text:p>$18,719.93</text:p>
          </table:table-cell>
          <table:table-cell/>
        </table:table-row>
        <table:table-row table:style-name="ro1">
          <table:table-cell table:style-name="ce5" office:value-type="string" calcext:value-type="string">
            <text:p>7/2/2015</text:p>
          </table:table-cell>
          <table:table-cell table:style-name="ce6" office:value-type="time" office:time-value="PT18H22M46S" calcext:value-type="time">
            <text:p>18:2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22]-[.J122]" office:value-type="currency" office:currency="CAD" office:value="18" calcext:value-type="currency">
            <text:p>$18.00</text:p>
          </table:table-cell>
          <table:table-cell table:style-name="ce3" table:formula="of:=[.L122]+[.K12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22]+[.N121]" office:value-type="currency" office:currency="CAD" office:value="19187.13" calcext:value-type="currency">
            <text:p>$19,187.13</text:p>
          </table:table-cell>
          <table:table-cell/>
        </table:table-row>
        <table:table-row table:style-name="ro1">
          <table:table-cell table:style-name="ce5" office:value-type="string" calcext:value-type="string">
            <text:p>7/2/2015</text:p>
          </table:table-cell>
          <table:table-cell table:style-name="ce6" office:value-type="time" office:time-value="PT18H22M50S" calcext:value-type="time">
            <text:p>18:2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3]-[.J123]" office:value-type="currency" office:currency="CAD" office:value="1.8" calcext:value-type="currency">
            <text:p>$1.80</text:p>
          </table:table-cell>
          <table:table-cell table:style-name="ce3" table:formula="of:=[.L123]+[.K1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3]+[.N122]" office:value-type="currency" office:currency="CAD" office:value="19233.58" calcext:value-type="currency">
            <text:p>$19,233.58</text:p>
          </table:table-cell>
          <table:table-cell/>
        </table:table-row>
        <table:table-row table:style-name="ro1">
          <table:table-cell table:style-name="ce5" office:value-type="string" calcext:value-type="string">
            <text:p>7/2/2015</text:p>
          </table:table-cell>
          <table:table-cell table:style-name="ce6" office:value-type="time" office:time-value="PT18H22M53S" calcext:value-type="time">
            <text:p>18:2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24]-[.J124]" office:value-type="currency" office:currency="CAD" office:value="3.59999999999999" calcext:value-type="currency">
            <text:p>$3.60</text:p>
          </table:table-cell>
          <table:table-cell table:style-name="ce3" table:formula="of:=[.L124]+[.K1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24]+[.N123]" office:value-type="currency" office:currency="CAD" office:value="19326.78" calcext:value-type="currency">
            <text:p>$19,326.78</text:p>
          </table:table-cell>
          <table:table-cell/>
        </table:table-row>
        <table:table-row table:style-name="ro1">
          <table:table-cell table:style-name="ce5" office:value-type="string" calcext:value-type="string">
            <text:p>7/2/2015</text:p>
          </table:table-cell>
          <table:table-cell table:style-name="ce6" office:value-type="time" office:time-value="PT18H22M56S" calcext:value-type="time">
            <text:p>18:2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5]-[.J125]" office:value-type="currency" office:currency="CAD" office:value="1.8" calcext:value-type="currency">
            <text:p>$1.80</text:p>
          </table:table-cell>
          <table:table-cell table:style-name="ce3" table:formula="of:=[.L125]+[.K1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5]+[.N124]" office:value-type="currency" office:currency="CAD" office:value="19373.23" calcext:value-type="currency">
            <text:p>$19,373.23</text:p>
          </table:table-cell>
          <table:table-cell/>
        </table:table-row>
        <table:table-row table:style-name="ro1">
          <table:table-cell table:style-name="ce5" office:value-type="string" calcext:value-type="string">
            <text:p>7/2/2015</text:p>
          </table:table-cell>
          <table:table-cell table:style-name="ce6" office:value-type="time" office:time-value="PT18H22M59S" calcext:value-type="time">
            <text:p>18:2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26]-[.J126]" office:value-type="currency" office:currency="CAD" office:value="0.359999999999999" calcext:value-type="currency">
            <text:p>$0.36</text:p>
          </table:table-cell>
          <table:table-cell table:style-name="ce3" table:formula="of:=[.L126]+[.K1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26]+[.N125]" office:value-type="currency" office:currency="CAD" office:value="19382.28" calcext:value-type="currency">
            <text:p>$19,382.28</text:p>
          </table:table-cell>
          <table:table-cell/>
        </table:table-row>
        <table:table-row table:style-name="ro1">
          <table:table-cell table:style-name="ce5" office:value-type="string" calcext:value-type="string">
            <text:p>7/2/2015</text:p>
          </table:table-cell>
          <table:table-cell table:style-name="ce6" office:value-type="time" office:time-value="PT18H23M02S" calcext:value-type="time">
            <text:p>18:2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27]-[.J127]" office:value-type="currency" office:currency="CAD" office:value="3.59999999999999" calcext:value-type="currency">
            <text:p>$3.60</text:p>
          </table:table-cell>
          <table:table-cell table:style-name="ce3" table:formula="of:=[.L127]+[.K1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27]+[.N126]" office:value-type="currency" office:currency="CAD" office:value="19475.48" calcext:value-type="currency">
            <text:p>$19,475.48</text:p>
          </table:table-cell>
          <table:table-cell/>
        </table:table-row>
        <table:table-row table:style-name="ro1">
          <table:table-cell table:style-name="ce5" office:value-type="string" calcext:value-type="string">
            <text:p>7/2/2015</text:p>
          </table:table-cell>
          <table:table-cell table:style-name="ce6" office:value-type="time" office:time-value="PT18H23M05S" calcext:value-type="time">
            <text:p>18:2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28]-[.J128]" office:value-type="currency" office:currency="CAD" office:value="5.40000000000001" calcext:value-type="currency">
            <text:p>$5.40</text:p>
          </table:table-cell>
          <table:table-cell table:style-name="ce3" table:formula="of:=[.L128]+[.K1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28]+[.N127]" office:value-type="currency" office:currency="CAD" office:value="19615.43" calcext:value-type="currency">
            <text:p>$19,615.43</text:p>
          </table:table-cell>
          <table:table-cell/>
        </table:table-row>
        <table:table-row table:style-name="ro1">
          <table:table-cell table:style-name="ce5" office:value-type="string" calcext:value-type="string">
            <text:p>7/2/2015</text:p>
          </table:table-cell>
          <table:table-cell table:style-name="ce6" office:value-type="time" office:time-value="PT18H23M09S" calcext:value-type="time">
            <text:p>18:2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4" calcext:value-type="currency">
            <text:p>$164.00</text:p>
          </table:table-cell>
          <table:table-cell table:style-name="ce3" table:formula="of:=[.H129]-[.J129]" office:value-type="currency" office:currency="CAD" office:value="5.90000000000001" calcext:value-type="currency">
            <text:p>$5.90</text:p>
          </table:table-cell>
          <table:table-cell table:style-name="ce3" table:formula="of:=[.L129]+[.K129]" office:value-type="currency" office:currency="CAD" office:value="158.1" calcext:value-type="currency">
            <text:p>$158.10</text:p>
          </table:table-cell>
          <table:table-cell table:style-name="ce3" office:value-type="currency" office:currency="CAD" office:value="5.06" calcext:value-type="currency">
            <text:p>$5.06</text:p>
          </table:table-cell>
          <table:table-cell office:value-type="currency" office:currency="CAD" office:value="153.04" calcext:value-type="currency">
            <text:p>$153.04</text:p>
          </table:table-cell>
          <table:table-cell/>
          <table:table-cell table:style-name="ce3" table:formula="of:=[.L129]+[.N128]" office:value-type="currency" office:currency="CAD" office:value="19768.47" calcext:value-type="currency">
            <text:p>$19,768.47</text:p>
          </table:table-cell>
          <table:table-cell/>
        </table:table-row>
        <table:table-row table:style-name="ro1">
          <table:table-cell table:style-name="ce5" office:value-type="string" calcext:value-type="string">
            <text:p>7/2/2015</text:p>
          </table:table-cell>
          <table:table-cell table:style-name="ce6" office:value-type="time" office:time-value="PT18H23M12S" calcext:value-type="time">
            <text:p>18:2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0]-[.J130]" office:value-type="currency" office:currency="CAD" office:value="0.899999999999999" calcext:value-type="currency">
            <text:p>$0.90</text:p>
          </table:table-cell>
          <table:table-cell table:style-name="ce3" table:formula="of:=[.L130]+[.K1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0]+[.N129]" office:value-type="currency" office:currency="CAD" office:value="19791.54" calcext:value-type="currency">
            <text:p>$19,791.54</text:p>
          </table:table-cell>
          <table:table-cell/>
        </table:table-row>
        <table:table-row table:style-name="ro1">
          <table:table-cell table:style-name="ce5" office:value-type="string" calcext:value-type="string">
            <text:p>7/2/2015</text:p>
          </table:table-cell>
          <table:table-cell table:style-name="ce6" office:value-type="time" office:time-value="PT18H23M15S" calcext:value-type="time">
            <text:p>18:2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1]-[.J131]" office:value-type="currency" office:currency="CAD" office:value="3.59999999999999" calcext:value-type="currency">
            <text:p>$3.60</text:p>
          </table:table-cell>
          <table:table-cell table:style-name="ce3" table:formula="of:=[.L131]+[.K1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1]+[.N130]" office:value-type="currency" office:currency="CAD" office:value="19884.74" calcext:value-type="currency">
            <text:p>$19,884.74</text:p>
          </table:table-cell>
          <table:table-cell/>
        </table:table-row>
        <table:table-row table:style-name="ro1">
          <table:table-cell table:style-name="ce5" office:value-type="string" calcext:value-type="string">
            <text:p>7/2/2015</text:p>
          </table:table-cell>
          <table:table-cell table:style-name="ce6" office:value-type="time" office:time-value="PT18H23M18S" calcext:value-type="time">
            <text:p>18:2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32]-[.J132]" office:value-type="currency" office:currency="CAD" office:value="0.359999999999999" calcext:value-type="currency">
            <text:p>$0.36</text:p>
          </table:table-cell>
          <table:table-cell table:style-name="ce3" table:formula="of:=[.L132]+[.K13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32]+[.N131]" office:value-type="currency" office:currency="CAD" office:value="19893.79" calcext:value-type="currency">
            <text:p>$19,893.79</text:p>
          </table:table-cell>
          <table:table-cell/>
        </table:table-row>
        <table:table-row table:style-name="ro1">
          <table:table-cell table:style-name="ce5" office:value-type="string" calcext:value-type="string">
            <text:p>7/2/2015</text:p>
          </table:table-cell>
          <table:table-cell table:style-name="ce6" office:value-type="time" office:time-value="PT18H23M21S" calcext:value-type="time">
            <text:p>18:2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33]-[.J133]" office:value-type="currency" office:currency="CAD" office:value="0.18" calcext:value-type="currency">
            <text:p>$0.18</text:p>
          </table:table-cell>
          <table:table-cell table:style-name="ce3" table:formula="of:=[.L133]+[.K13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33]+[.N132]" office:value-type="currency" office:currency="CAD" office:value="19898.16" calcext:value-type="currency">
            <text:p>$19,898.16</text:p>
          </table:table-cell>
          <table:table-cell/>
        </table:table-row>
        <table:table-row table:style-name="ro1">
          <table:table-cell table:style-name="ce5" office:value-type="string" calcext:value-type="string">
            <text:p>7/2/2015</text:p>
          </table:table-cell>
          <table:table-cell table:style-name="ce6" office:value-type="time" office:time-value="PT18H23M24S" calcext:value-type="time">
            <text:p>18:2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4]-[.J134]" office:value-type="currency" office:currency="CAD" office:value="0.899999999999999" calcext:value-type="currency">
            <text:p>$0.90</text:p>
          </table:table-cell>
          <table:table-cell table:style-name="ce3" table:formula="of:=[.L134]+[.K1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4]+[.N133]" office:value-type="currency" office:currency="CAD" office:value="19921.23" calcext:value-type="currency">
            <text:p>$19,921.23</text:p>
          </table:table-cell>
          <table:table-cell/>
        </table:table-row>
        <table:table-row table:style-name="ro1">
          <table:table-cell table:style-name="ce5" office:value-type="string" calcext:value-type="string">
            <text:p>7/2/2015</text:p>
          </table:table-cell>
          <table:table-cell table:style-name="ce6" office:value-type="time" office:time-value="PT18H23M28S" calcext:value-type="time">
            <text:p>18:2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35]-[.J135]" office:value-type="currency" office:currency="CAD" office:value="0.359999999999999" calcext:value-type="currency">
            <text:p>$0.36</text:p>
          </table:table-cell>
          <table:table-cell table:style-name="ce3" table:formula="of:=[.L135]+[.K1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35]+[.N134]" office:value-type="currency" office:currency="CAD" office:value="19930.28" calcext:value-type="currency">
            <text:p>$19,930.28</text:p>
          </table:table-cell>
          <table:table-cell/>
        </table:table-row>
        <table:table-row table:style-name="ro1">
          <table:table-cell table:style-name="ce5" office:value-type="string" calcext:value-type="string">
            <text:p>7/2/2015</text:p>
          </table:table-cell>
          <table:table-cell table:style-name="ce6" office:value-type="time" office:time-value="PT18H23M31S" calcext:value-type="time">
            <text:p>18:2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6]-[.J136]" office:value-type="currency" office:currency="CAD" office:value="3.59999999999999" calcext:value-type="currency">
            <text:p>$3.60</text:p>
          </table:table-cell>
          <table:table-cell table:style-name="ce3" table:formula="of:=[.L136]+[.K1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6]+[.N135]" office:value-type="currency" office:currency="CAD" office:value="20023.48" calcext:value-type="currency">
            <text:p>$20,023.48</text:p>
          </table:table-cell>
          <table:table-cell/>
        </table:table-row>
        <table:table-row table:style-name="ro1">
          <table:table-cell table:style-name="ce5" office:value-type="string" calcext:value-type="string">
            <text:p>7/2/2015</text:p>
          </table:table-cell>
          <table:table-cell table:style-name="ce6" office:value-type="time" office:time-value="PT18H23M34S" calcext:value-type="time">
            <text:p>18:2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7]-[.J137]" office:value-type="currency" office:currency="CAD" office:value="3.59999999999999" calcext:value-type="currency">
            <text:p>$3.60</text:p>
          </table:table-cell>
          <table:table-cell table:style-name="ce3" table:formula="of:=[.L137]+[.K1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7]+[.N136]" office:value-type="currency" office:currency="CAD" office:value="20116.68" calcext:value-type="currency">
            <text:p>$20,116.68</text:p>
          </table:table-cell>
          <table:table-cell/>
        </table:table-row>
        <table:table-row table:style-name="ro1">
          <table:table-cell table:style-name="ce5" office:value-type="string" calcext:value-type="string">
            <text:p>7/2/2015</text:p>
          </table:table-cell>
          <table:table-cell table:style-name="ce6" office:value-type="time" office:time-value="PT18H23M37S" calcext:value-type="time">
            <text:p>18:2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38]-[.J138]" office:value-type="currency" office:currency="CAD" office:value="1.8" calcext:value-type="currency">
            <text:p>$1.80</text:p>
          </table:table-cell>
          <table:table-cell table:style-name="ce3" table:formula="of:=[.L138]+[.K1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38]+[.N137]" office:value-type="currency" office:currency="CAD" office:value="20163.13" calcext:value-type="currency">
            <text:p>$20,163.13</text:p>
          </table:table-cell>
          <table:table-cell/>
        </table:table-row>
        <table:table-row table:style-name="ro1">
          <table:table-cell table:style-name="ce5" office:value-type="string" calcext:value-type="string">
            <text:p>7/2/2015</text:p>
          </table:table-cell>
          <table:table-cell table:style-name="ce6" office:value-type="time" office:time-value="PT18H23M40S" calcext:value-type="time">
            <text:p>18:23: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9]-[.J139]" office:value-type="currency" office:currency="CAD" office:value="0.899999999999999" calcext:value-type="currency">
            <text:p>$0.90</text:p>
          </table:table-cell>
          <table:table-cell table:style-name="ce3" table:formula="of:=[.L139]+[.K1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9]+[.N138]" office:value-type="currency" office:currency="CAD" office:value="20186.2" calcext:value-type="currency">
            <text:p>$20,186.20</text:p>
          </table:table-cell>
          <table:table-cell/>
        </table:table-row>
        <table:table-row table:style-name="ro1">
          <table:table-cell table:style-name="ce5" office:value-type="string" calcext:value-type="string">
            <text:p>7/2/2015</text:p>
          </table:table-cell>
          <table:table-cell table:style-name="ce6" office:value-type="time" office:time-value="PT18H23M43S" calcext:value-type="time">
            <text:p>18:23: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40]-[.J140]" office:value-type="currency" office:currency="CAD" office:value="0.359999999999999" calcext:value-type="currency">
            <text:p>$0.36</text:p>
          </table:table-cell>
          <table:table-cell table:style-name="ce3" table:formula="of:=[.L140]+[.K14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40]+[.N139]" office:value-type="currency" office:currency="CAD" office:value="20195.25" calcext:value-type="currency">
            <text:p>$20,195.25</text:p>
          </table:table-cell>
          <table:table-cell/>
        </table:table-row>
        <table:table-row table:style-name="ro1">
          <table:table-cell table:style-name="ce5" office:value-type="string" calcext:value-type="string">
            <text:p>7/2/2015</text:p>
          </table:table-cell>
          <table:table-cell table:style-name="ce6" office:value-type="time" office:time-value="PT18H23M46S" calcext:value-type="time">
            <text:p>18:2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1]-[.J141]" office:value-type="currency" office:currency="CAD" office:value="3.59999999999999" calcext:value-type="currency">
            <text:p>$3.60</text:p>
          </table:table-cell>
          <table:table-cell table:style-name="ce3" table:formula="of:=[.L141]+[.K1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1]+[.N140]" office:value-type="currency" office:currency="CAD" office:value="20288.45" calcext:value-type="currency">
            <text:p>$20,288.45</text:p>
          </table:table-cell>
          <table:table-cell/>
        </table:table-row>
        <table:table-row table:style-name="ro1">
          <table:table-cell table:style-name="ce5" office:value-type="string" calcext:value-type="string">
            <text:p>7/2/2015</text:p>
          </table:table-cell>
          <table:table-cell table:style-name="ce6" office:value-type="time" office:time-value="PT18H23M49S" calcext:value-type="time">
            <text:p>18:2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2]-[.J142]" office:value-type="currency" office:currency="CAD" office:value="3.59999999999999" calcext:value-type="currency">
            <text:p>$3.60</text:p>
          </table:table-cell>
          <table:table-cell table:style-name="ce3" table:formula="of:=[.L142]+[.K1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2]+[.N141]" office:value-type="currency" office:currency="CAD" office:value="20381.65" calcext:value-type="currency">
            <text:p>$20,381.65</text:p>
          </table:table-cell>
          <table:table-cell/>
        </table:table-row>
        <table:table-row table:style-name="ro1">
          <table:table-cell table:style-name="ce5" office:value-type="string" calcext:value-type="string">
            <text:p>7/2/2015</text:p>
          </table:table-cell>
          <table:table-cell table:style-name="ce6" office:value-type="time" office:time-value="PT18H23M52S" calcext:value-type="time">
            <text:p>18:2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3]-[.J143]" office:value-type="currency" office:currency="CAD" office:value="3.59999999999999" calcext:value-type="currency">
            <text:p>$3.60</text:p>
          </table:table-cell>
          <table:table-cell table:style-name="ce3" table:formula="of:=[.L143]+[.K14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3]+[.N142]" office:value-type="currency" office:currency="CAD" office:value="20474.85" calcext:value-type="currency">
            <text:p>$20,474.85</text:p>
          </table:table-cell>
          <table:table-cell/>
        </table:table-row>
        <table:table-row table:style-name="ro1">
          <table:table-cell table:style-name="ce5" office:value-type="string" calcext:value-type="string">
            <text:p>7/2/2015</text:p>
          </table:table-cell>
          <table:table-cell table:style-name="ce6" office:value-type="time" office:time-value="PT18H23M55S" calcext:value-type="time">
            <text:p>18:2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44]-[.J144]" office:value-type="currency" office:currency="CAD" office:value="0.720000000000002" calcext:value-type="currency">
            <text:p>$0.72</text:p>
          </table:table-cell>
          <table:table-cell table:style-name="ce3" table:formula="of:=[.L144]+[.K1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44]+[.N143]" office:value-type="currency" office:currency="CAD" office:value="20493.25" calcext:value-type="currency">
            <text:p>$20,493.25</text:p>
          </table:table-cell>
          <table:table-cell/>
        </table:table-row>
        <table:table-row table:style-name="ro1">
          <table:table-cell table:style-name="ce5" office:value-type="string" calcext:value-type="string">
            <text:p>7/2/2015</text:p>
          </table:table-cell>
          <table:table-cell table:style-name="ce6" office:value-type="time" office:time-value="PT18H23M58S" calcext:value-type="time">
            <text:p>18:2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45]-[.J145]" office:value-type="currency" office:currency="CAD" office:value="1.26" calcext:value-type="currency">
            <text:p>$1.26</text:p>
          </table:table-cell>
          <table:table-cell table:style-name="ce3" table:formula="of:=[.L145]+[.K1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45]+[.N144]" office:value-type="currency" office:currency="CAD" office:value="20525.67" calcext:value-type="currency">
            <text:p>$20,525.67</text:p>
          </table:table-cell>
          <table:table-cell/>
        </table:table-row>
        <table:table-row table:style-name="ro1">
          <table:table-cell table:style-name="ce5" office:value-type="string" calcext:value-type="string">
            <text:p>7/2/2015</text:p>
          </table:table-cell>
          <table:table-cell table:style-name="ce6" office:value-type="time" office:time-value="PT18H24M01S" calcext:value-type="time">
            <text:p>18:2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46]-[.J146]" office:value-type="currency" office:currency="CAD" office:value="18" calcext:value-type="currency">
            <text:p>$18.00</text:p>
          </table:table-cell>
          <table:table-cell table:style-name="ce3" table:formula="of:=[.L146]+[.K1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46]+[.N145]" office:value-type="currency" office:currency="CAD" office:value="20992.87" calcext:value-type="currency">
            <text:p>$20,992.87</text:p>
          </table:table-cell>
          <table:table-cell/>
        </table:table-row>
        <table:table-row table:style-name="ro1">
          <table:table-cell table:style-name="ce5" office:value-type="string" calcext:value-type="string">
            <text:p>7/2/2015</text:p>
          </table:table-cell>
          <table:table-cell table:style-name="ce6" office:value-type="time" office:time-value="PT18H24M05S" calcext:value-type="time">
            <text:p>18:2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47]-[.J147]" office:value-type="currency" office:currency="CAD" office:value="0.899999999999999" calcext:value-type="currency">
            <text:p>$0.90</text:p>
          </table:table-cell>
          <table:table-cell table:style-name="ce3" table:formula="of:=[.L147]+[.K1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47]+[.N146]" office:value-type="currency" office:currency="CAD" office:value="21015.94" calcext:value-type="currency">
            <text:p>$21,015.94</text:p>
          </table:table-cell>
          <table:table-cell/>
        </table:table-row>
        <table:table-row table:style-name="ro1">
          <table:table-cell table:style-name="ce5" office:value-type="string" calcext:value-type="string">
            <text:p>7/2/2015</text:p>
          </table:table-cell>
          <table:table-cell table:style-name="ce6" office:value-type="time" office:time-value="PT18H24M08S" calcext:value-type="time">
            <text:p>18:2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48]-[.J148]" office:value-type="currency" office:currency="CAD" office:value="0.899999999999999" calcext:value-type="currency">
            <text:p>$0.90</text:p>
          </table:table-cell>
          <table:table-cell table:style-name="ce3" table:formula="of:=[.L148]+[.K1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48]+[.N147]" office:value-type="currency" office:currency="CAD" office:value="21039.01" calcext:value-type="currency">
            <text:p>$21,039.01</text:p>
          </table:table-cell>
          <table:table-cell/>
        </table:table-row>
        <table:table-row table:style-name="ro1">
          <table:table-cell table:style-name="ce5" office:value-type="string" calcext:value-type="string">
            <text:p>7/2/2015</text:p>
          </table:table-cell>
          <table:table-cell table:style-name="ce6" office:value-type="time" office:time-value="PT18H24M11S" calcext:value-type="time">
            <text:p>18:2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49]-[.J149]" office:value-type="currency" office:currency="CAD" office:value="1.8" calcext:value-type="currency">
            <text:p>$1.80</text:p>
          </table:table-cell>
          <table:table-cell table:style-name="ce3" table:formula="of:=[.L149]+[.K1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49]+[.N148]" office:value-type="currency" office:currency="CAD" office:value="21085.46" calcext:value-type="currency">
            <text:p>$21,085.46</text:p>
          </table:table-cell>
          <table:table-cell/>
        </table:table-row>
        <table:table-row table:style-name="ro1">
          <table:table-cell table:style-name="ce5" office:value-type="string" calcext:value-type="string">
            <text:p>7/2/2015</text:p>
          </table:table-cell>
          <table:table-cell table:style-name="ce6" office:value-type="time" office:time-value="PT18H24M14S" calcext:value-type="time">
            <text:p>18:2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50]-[.J150]" office:value-type="currency" office:currency="CAD" office:value="18" calcext:value-type="currency">
            <text:p>$18.00</text:p>
          </table:table-cell>
          <table:table-cell table:style-name="ce3" table:formula="of:=[.L150]+[.K15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50]+[.N149]" office:value-type="currency" office:currency="CAD" office:value="21552.66" calcext:value-type="currency">
            <text:p>$21,552.66</text:p>
          </table:table-cell>
          <table:table-cell/>
        </table:table-row>
        <table:table-row table:style-name="ro1">
          <table:table-cell table:style-name="ce5" office:value-type="string" calcext:value-type="string">
            <text:p>7/2/2015</text:p>
          </table:table-cell>
          <table:table-cell table:style-name="ce6" office:value-type="time" office:time-value="PT18H24M17S" calcext:value-type="time">
            <text:p>18:2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51]-[.J151]" office:value-type="currency" office:currency="CAD" office:value="18" calcext:value-type="currency">
            <text:p>$18.00</text:p>
          </table:table-cell>
          <table:table-cell table:style-name="ce3" table:formula="of:=[.L151]+[.K15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51]+[.N150]" office:value-type="currency" office:currency="CAD" office:value="22019.86" calcext:value-type="currency">
            <text:p>$22,019.86</text:p>
          </table:table-cell>
          <table:table-cell/>
        </table:table-row>
        <table:table-row table:style-name="ro1">
          <table:table-cell table:style-name="ce5" office:value-type="string" calcext:value-type="string">
            <text:p>7/2/2015</text:p>
          </table:table-cell>
          <table:table-cell table:style-name="ce6" office:value-type="time" office:time-value="PT18H24M20S" calcext:value-type="time">
            <text:p>18:2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 calcext:value-type="currency">
            <text:p>$350.00</text:p>
          </table:table-cell>
          <table:table-cell table:style-name="ce3" table:formula="of:=[.H152]-[.J152]" office:value-type="currency" office:currency="CAD" office:value="12.6" calcext:value-type="currency">
            <text:p>$12.60</text:p>
          </table:table-cell>
          <table:table-cell table:style-name="ce3" table:formula="of:=[.L152]+[.K152]" office:value-type="currency" office:currency="CAD" office:value="337.4" calcext:value-type="currency">
            <text:p>$337.40</text:p>
          </table:table-cell>
          <table:table-cell table:style-name="ce3" office:value-type="currency" office:currency="CAD" office:value="10.45" calcext:value-type="currency">
            <text:p>$10.45</text:p>
          </table:table-cell>
          <table:table-cell office:value-type="currency" office:currency="CAD" office:value="326.95" calcext:value-type="currency">
            <text:p>$326.95</text:p>
          </table:table-cell>
          <table:table-cell/>
          <table:table-cell table:style-name="ce3" table:formula="of:=[.L152]+[.N151]" office:value-type="currency" office:currency="CAD" office:value="22346.81" calcext:value-type="currency">
            <text:p>$22,346.81</text:p>
          </table:table-cell>
          <table:table-cell/>
        </table:table-row>
        <table:table-row table:style-name="ro1">
          <table:table-cell table:style-name="ce5" office:value-type="string" calcext:value-type="string">
            <text:p>7/2/2015</text:p>
          </table:table-cell>
          <table:table-cell table:style-name="ce6" office:value-type="time" office:time-value="PT18H24M23S" calcext:value-type="time">
            <text:p>18:2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53]-[.J153]" office:value-type="currency" office:currency="CAD" office:value="0.18" calcext:value-type="currency">
            <text:p>$0.18</text:p>
          </table:table-cell>
          <table:table-cell table:style-name="ce3" table:formula="of:=[.L153]+[.K1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53]+[.N152]" office:value-type="currency" office:currency="CAD" office:value="22351.18" calcext:value-type="currency">
            <text:p>$22,351.18</text:p>
          </table:table-cell>
          <table:table-cell/>
        </table:table-row>
        <table:table-row table:style-name="ro1">
          <table:table-cell table:style-name="ce5" office:value-type="string" calcext:value-type="string">
            <text:p>7/2/2015</text:p>
          </table:table-cell>
          <table:table-cell table:style-name="ce6" office:value-type="time" office:time-value="PT18H24M27S" calcext:value-type="time">
            <text:p>18:2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54]-[.J154]" office:value-type="currency" office:currency="CAD" office:value="3.59999999999999" calcext:value-type="currency">
            <text:p>$3.60</text:p>
          </table:table-cell>
          <table:table-cell table:style-name="ce3" table:formula="of:=[.L154]+[.K1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54]+[.N153]" office:value-type="currency" office:currency="CAD" office:value="22444.38" calcext:value-type="currency">
            <text:p>$22,444.38</text:p>
          </table:table-cell>
          <table:table-cell/>
        </table:table-row>
        <table:table-row table:style-name="ro1">
          <table:table-cell table:style-name="ce5" office:value-type="string" calcext:value-type="string">
            <text:p>7/2/2015</text:p>
          </table:table-cell>
          <table:table-cell table:style-name="ce6" office:value-type="time" office:time-value="PT18H24M30S" calcext:value-type="time">
            <text:p>18:2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55]-[.J155]" office:value-type="currency" office:currency="CAD" office:value="0.539999999999999" calcext:value-type="currency">
            <text:p>$0.54</text:p>
          </table:table-cell>
          <table:table-cell table:style-name="ce3" table:formula="of:=[.L155]+[.K15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55]+[.N154]" office:value-type="currency" office:currency="CAD" office:value="22458.1" calcext:value-type="currency">
            <text:p>$22,458.10</text:p>
          </table:table-cell>
          <table:table-cell/>
        </table:table-row>
        <table:table-row table:style-name="ro1">
          <table:table-cell table:style-name="ce5" office:value-type="string" calcext:value-type="string">
            <text:p>7/2/2015</text:p>
          </table:table-cell>
          <table:table-cell table:style-name="ce6" office:value-type="time" office:time-value="PT18H24M33S" calcext:value-type="time">
            <text:p>18:2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56]-[.J156]" office:value-type="currency" office:currency="CAD" office:value="0.720000000000002" calcext:value-type="currency">
            <text:p>$0.72</text:p>
          </table:table-cell>
          <table:table-cell table:style-name="ce3" table:formula="of:=[.L156]+[.K15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56]+[.N155]" office:value-type="currency" office:currency="CAD" office:value="22476.5" calcext:value-type="currency">
            <text:p>$22,476.50</text:p>
          </table:table-cell>
          <table:table-cell/>
        </table:table-row>
        <table:table-row table:style-name="ro1">
          <table:table-cell table:style-name="ce5" office:value-type="string" calcext:value-type="string">
            <text:p>7/2/2015</text:p>
          </table:table-cell>
          <table:table-cell table:style-name="ce6" office:value-type="time" office:time-value="PT18H24M36S" calcext:value-type="time">
            <text:p>18:2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57]-[.J157]" office:value-type="currency" office:currency="CAD" office:value="3.59999999999999" calcext:value-type="currency">
            <text:p>$3.60</text:p>
          </table:table-cell>
          <table:table-cell table:style-name="ce3" table:formula="of:=[.L157]+[.K1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57]+[.N156]" office:value-type="currency" office:currency="CAD" office:value="22569.7" calcext:value-type="currency">
            <text:p>$22,569.70</text:p>
          </table:table-cell>
          <table:table-cell/>
        </table:table-row>
        <table:table-row table:style-name="ro1">
          <table:table-cell table:style-name="ce5" office:value-type="string" calcext:value-type="string">
            <text:p>7/2/2015</text:p>
          </table:table-cell>
          <table:table-cell table:style-name="ce6" office:value-type="time" office:time-value="PT18H24M39S" calcext:value-type="time">
            <text:p>18:2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158]-[.J158]" office:value-type="currency" office:currency="CAD" office:value="180" calcext:value-type="currency">
            <text:p>$180.00</text:p>
          </table:table-cell>
          <table:table-cell table:style-name="ce3" table:formula="of:=[.L158]+[.K158]"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158]+[.N157]" office:value-type="currency" office:currency="CAD" office:value="27244.4" calcext:value-type="currency">
            <text:p>$27,244.40</text:p>
          </table:table-cell>
          <table:table-cell/>
        </table:table-row>
        <table:table-row table:style-name="ro1">
          <table:table-cell table:style-name="ce5" office:value-type="string" calcext:value-type="string">
            <text:p>7/2/2015</text:p>
          </table:table-cell>
          <table:table-cell table:style-name="ce6" office:value-type="time" office:time-value="PT18H24M42S" calcext:value-type="time">
            <text:p>18:2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159]-[.J159]" office:value-type="currency" office:currency="CAD" office:value="54" calcext:value-type="currency">
            <text:p>$54.00</text:p>
          </table:table-cell>
          <table:table-cell table:style-name="ce3" table:formula="of:=[.L159]+[.K159]"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159]+[.N158]" office:value-type="currency" office:currency="CAD" office:value="28646.6" calcext:value-type="currency">
            <text:p>$28,646.60</text:p>
          </table:table-cell>
          <table:table-cell/>
        </table:table-row>
        <table:table-row table:style-name="ro1">
          <table:table-cell table:style-name="ce5" office:value-type="string" calcext:value-type="string">
            <text:p>7/2/2015</text:p>
          </table:table-cell>
          <table:table-cell table:style-name="ce6" office:value-type="time" office:time-value="PT18H24M45S" calcext:value-type="time">
            <text:p>18:2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60]-[.J160]" office:value-type="currency" office:currency="CAD" office:value="3.59999999999999" calcext:value-type="currency">
            <text:p>$3.60</text:p>
          </table:table-cell>
          <table:table-cell table:style-name="ce3" table:formula="of:=[.L160]+[.K1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60]+[.N159]" office:value-type="currency" office:currency="CAD" office:value="28739.8" calcext:value-type="currency">
            <text:p>$28,739.80</text:p>
          </table:table-cell>
          <table:table-cell/>
        </table:table-row>
        <table:table-row table:style-name="ro1">
          <table:table-cell table:style-name="ce5" office:value-type="string" calcext:value-type="string">
            <text:p>7/2/2015</text:p>
          </table:table-cell>
          <table:table-cell table:style-name="ce6" office:value-type="time" office:time-value="PT18H24M48S" calcext:value-type="time">
            <text:p>18:2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61]-[.J161]" office:value-type="currency" office:currency="CAD" office:value="1.26" calcext:value-type="currency">
            <text:p>$1.26</text:p>
          </table:table-cell>
          <table:table-cell table:style-name="ce3" table:formula="of:=[.L161]+[.K161]"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61]+[.N160]" office:value-type="currency" office:currency="CAD" office:value="28772.22" calcext:value-type="currency">
            <text:p>$28,772.22</text:p>
          </table:table-cell>
          <table:table-cell/>
        </table:table-row>
        <table:table-row table:style-name="ro1">
          <table:table-cell table:style-name="ce5" office:value-type="string" calcext:value-type="string">
            <text:p>7/2/2015</text:p>
          </table:table-cell>
          <table:table-cell table:style-name="ce6" office:value-type="time" office:time-value="PT18H24M51S" calcext:value-type="time">
            <text:p>18:2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62]-[.J162]" office:value-type="currency" office:currency="CAD" office:value="0.899999999999999" calcext:value-type="currency">
            <text:p>$0.90</text:p>
          </table:table-cell>
          <table:table-cell table:style-name="ce3" table:formula="of:=[.L162]+[.K1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62]+[.N161]" office:value-type="currency" office:currency="CAD" office:value="28795.29" calcext:value-type="currency">
            <text:p>$28,795.29</text:p>
          </table:table-cell>
          <table:table-cell/>
        </table:table-row>
        <table:table-row table:style-name="ro1">
          <table:table-cell table:style-name="ce5" office:value-type="string" calcext:value-type="string">
            <text:p>7/2/2015</text:p>
          </table:table-cell>
          <table:table-cell table:style-name="ce6" office:value-type="time" office:time-value="PT18H24M54S" calcext:value-type="time">
            <text:p>18:2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63]-[.J163]" office:value-type="currency" office:currency="CAD" office:value="1.44" calcext:value-type="currency">
            <text:p>$1.44</text:p>
          </table:table-cell>
          <table:table-cell table:style-name="ce3" table:formula="of:=[.L163]+[.K16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63]+[.N162]" office:value-type="currency" office:currency="CAD" office:value="28832.39" calcext:value-type="currency">
            <text:p>$28,832.39</text:p>
          </table:table-cell>
          <table:table-cell/>
        </table:table-row>
        <table:table-row table:style-name="ro1">
          <table:table-cell table:style-name="ce5" office:value-type="string" calcext:value-type="string">
            <text:p>7/2/2015</text:p>
          </table:table-cell>
          <table:table-cell table:style-name="ce6" office:value-type="time" office:time-value="PT18H24M57S" calcext:value-type="time">
            <text:p>18:2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64]-[.J164]" office:value-type="currency" office:currency="CAD" office:value="1.8" calcext:value-type="currency">
            <text:p>$1.80</text:p>
          </table:table-cell>
          <table:table-cell table:style-name="ce3" table:formula="of:=[.L164]+[.K1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64]+[.N163]" office:value-type="currency" office:currency="CAD" office:value="28878.84" calcext:value-type="currency">
            <text:p>$28,878.84</text:p>
          </table:table-cell>
          <table:table-cell/>
        </table:table-row>
        <table:table-row table:style-name="ro1">
          <table:table-cell table:style-name="ce5" office:value-type="string" calcext:value-type="string">
            <text:p>7/2/2015</text:p>
          </table:table-cell>
          <table:table-cell table:style-name="ce6" office:value-type="time" office:time-value="PT18H25M00S" calcext:value-type="time">
            <text:p>18:2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65]-[.J165]" office:value-type="currency" office:currency="CAD" office:value="1.08" calcext:value-type="currency">
            <text:p>$1.08</text:p>
          </table:table-cell>
          <table:table-cell table:style-name="ce3" table:formula="of:=[.L165]+[.K16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65]+[.N164]" office:value-type="currency" office:currency="CAD" office:value="28906.59" calcext:value-type="currency">
            <text:p>$28,906.59</text:p>
          </table:table-cell>
          <table:table-cell/>
        </table:table-row>
        <table:table-row table:style-name="ro1">
          <table:table-cell table:style-name="ce5" office:value-type="string" calcext:value-type="string">
            <text:p>7/2/2015</text:p>
          </table:table-cell>
          <table:table-cell table:style-name="ce6" office:value-type="time" office:time-value="PT18H25M04S" calcext:value-type="time">
            <text:p>18:2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66]-[.J166]" office:value-type="currency" office:currency="CAD" office:value="0.899999999999999" calcext:value-type="currency">
            <text:p>$0.90</text:p>
          </table:table-cell>
          <table:table-cell table:style-name="ce3" table:formula="of:=[.L166]+[.K16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66]+[.N165]" office:value-type="currency" office:currency="CAD" office:value="28929.66" calcext:value-type="currency">
            <text:p>$28,929.66</text:p>
          </table:table-cell>
          <table:table-cell/>
        </table:table-row>
        <table:table-row table:style-name="ro1">
          <table:table-cell table:style-name="ce5" office:value-type="string" calcext:value-type="string">
            <text:p>7/2/2015</text:p>
          </table:table-cell>
          <table:table-cell table:style-name="ce6" office:value-type="time" office:time-value="PT18H25M06S" calcext:value-type="time">
            <text:p>18:2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H167]-[.J167]" office:value-type="currency" office:currency="CAD" office:value="0.29" calcext:value-type="currency">
            <text:p>$0.29</text:p>
          </table:table-cell>
          <table:table-cell table:style-name="ce3" table:formula="of:=[.L167]+[.K167]"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L167]+[.N166]" office:value-type="currency" office:currency="CAD" office:value="28936.84" calcext:value-type="currency">
            <text:p>$28,936.84</text:p>
          </table:table-cell>
          <table:table-cell/>
        </table:table-row>
        <table:table-row table:style-name="ro1">
          <table:table-cell table:style-name="ce5" office:value-type="string" calcext:value-type="string">
            <text:p>7/2/2015</text:p>
          </table:table-cell>
          <table:table-cell table:style-name="ce6" office:value-type="time" office:time-value="PT18H25M09S" calcext:value-type="time">
            <text:p>18:2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68]-[.J168]" office:value-type="currency" office:currency="CAD" office:value="18" calcext:value-type="currency">
            <text:p>$18.00</text:p>
          </table:table-cell>
          <table:table-cell table:style-name="ce3" table:formula="of:=[.L168]+[.K1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68]+[.N167]" office:value-type="currency" office:currency="CAD" office:value="29404.04" calcext:value-type="currency">
            <text:p>$29,404.04</text:p>
          </table:table-cell>
          <table:table-cell/>
        </table:table-row>
        <table:table-row table:style-name="ro1">
          <table:table-cell table:style-name="ce5" office:value-type="string" calcext:value-type="string">
            <text:p>7/2/2015</text:p>
          </table:table-cell>
          <table:table-cell table:style-name="ce6" office:value-type="time" office:time-value="PT18H25M12S" calcext:value-type="time">
            <text:p>18:2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69]-[.J169]" office:value-type="currency" office:currency="CAD" office:value="0.359999999999999" calcext:value-type="currency">
            <text:p>$0.36</text:p>
          </table:table-cell>
          <table:table-cell table:style-name="ce3" table:formula="of:=[.L169]+[.K16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69]+[.N168]" office:value-type="currency" office:currency="CAD" office:value="29413.09" calcext:value-type="currency">
            <text:p>$29,413.09</text:p>
          </table:table-cell>
          <table:table-cell/>
        </table:table-row>
        <table:table-row table:style-name="ro1">
          <table:table-cell table:style-name="ce5" office:value-type="string" calcext:value-type="string">
            <text:p>7/2/2015</text:p>
          </table:table-cell>
          <table:table-cell table:style-name="ce6" office:value-type="time" office:time-value="PT18H25M15S" calcext:value-type="time">
            <text:p>18:2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70]-[.J170]" office:value-type="currency" office:currency="CAD" office:value="0.899999999999999" calcext:value-type="currency">
            <text:p>$0.90</text:p>
          </table:table-cell>
          <table:table-cell table:style-name="ce3" table:formula="of:=[.L170]+[.K1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70]+[.N169]" office:value-type="currency" office:currency="CAD" office:value="29436.16" calcext:value-type="currency">
            <text:p>$29,436.16</text:p>
          </table:table-cell>
          <table:table-cell/>
        </table:table-row>
        <table:table-row table:style-name="ro1">
          <table:table-cell table:style-name="ce5" office:value-type="string" calcext:value-type="string">
            <text:p>7/2/2015</text:p>
          </table:table-cell>
          <table:table-cell table:style-name="ce6" office:value-type="time" office:time-value="PT18H25M18S" calcext:value-type="time">
            <text:p>18:2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71]-[.J171]" office:value-type="currency" office:currency="CAD" office:value="0.359999999999999" calcext:value-type="currency">
            <text:p>$0.36</text:p>
          </table:table-cell>
          <table:table-cell table:style-name="ce3" table:formula="of:=[.L171]+[.K1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71]+[.N170]" office:value-type="currency" office:currency="CAD" office:value="29445.21" calcext:value-type="currency">
            <text:p>$29,445.21</text:p>
          </table:table-cell>
          <table:table-cell/>
        </table:table-row>
        <table:table-row table:style-name="ro1">
          <table:table-cell table:style-name="ce5" office:value-type="string" calcext:value-type="string">
            <text:p>7/2/2015</text:p>
          </table:table-cell>
          <table:table-cell table:style-name="ce6" office:value-type="time" office:time-value="PT18H25M22S" calcext:value-type="time">
            <text:p>18:2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72]-[.J172]" office:value-type="currency" office:currency="CAD" office:value="3.59999999999999" calcext:value-type="currency">
            <text:p>$3.60</text:p>
          </table:table-cell>
          <table:table-cell table:style-name="ce3" table:formula="of:=[.L172]+[.K1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72]+[.N171]" office:value-type="currency" office:currency="CAD" office:value="29538.41" calcext:value-type="currency">
            <text:p>$29,538.41</text:p>
          </table:table-cell>
          <table:table-cell/>
        </table:table-row>
        <table:table-row table:style-name="ro1">
          <table:table-cell table:style-name="ce5" office:value-type="string" calcext:value-type="string">
            <text:p>7/2/2015</text:p>
          </table:table-cell>
          <table:table-cell table:style-name="ce6" office:value-type="time" office:time-value="PT18H25M25S" calcext:value-type="time">
            <text:p>18:2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173]-[.J173]" office:value-type="currency" office:currency="CAD" office:value="2.16" calcext:value-type="currency">
            <text:p>$2.16</text:p>
          </table:table-cell>
          <table:table-cell table:style-name="ce3" table:formula="of:=[.L173]+[.K173]"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173]+[.N172]" office:value-type="currency" office:currency="CAD" office:value="29594.21" calcext:value-type="currency">
            <text:p>$29,594.21</text:p>
          </table:table-cell>
          <table:table-cell/>
        </table:table-row>
        <table:table-row table:style-name="ro1">
          <table:table-cell table:style-name="ce5" office:value-type="string" calcext:value-type="string">
            <text:p>7/2/2015</text:p>
          </table:table-cell>
          <table:table-cell table:style-name="ce6" office:value-type="time" office:time-value="PT18H25M26S" calcext:value-type="time">
            <text:p>18:2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74]-[.J174]" office:value-type="currency" office:currency="CAD" office:value="9" calcext:value-type="currency">
            <text:p>$9.00</text:p>
          </table:table-cell>
          <table:table-cell table:style-name="ce3" table:formula="of:=[.L174]+[.K1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74]+[.N173]" office:value-type="currency" office:currency="CAD" office:value="29827.66" calcext:value-type="currency">
            <text:p>$29,827.66</text:p>
          </table:table-cell>
          <table:table-cell/>
        </table:table-row>
        <table:table-row table:style-name="ro1">
          <table:table-cell table:style-name="ce5" office:value-type="string" calcext:value-type="string">
            <text:p>7/2/2015</text:p>
          </table:table-cell>
          <table:table-cell table:style-name="ce6" office:value-type="time" office:time-value="PT18H25M29S" calcext:value-type="time">
            <text:p>18:2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75]-[.J175]" office:value-type="currency" office:currency="CAD" office:value="5.40000000000001" calcext:value-type="currency">
            <text:p>$5.40</text:p>
          </table:table-cell>
          <table:table-cell table:style-name="ce3" table:formula="of:=[.L175]+[.K17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75]+[.N174]" office:value-type="currency" office:currency="CAD" office:value="29967.61" calcext:value-type="currency">
            <text:p>$29,967.61</text:p>
          </table:table-cell>
          <table:table-cell/>
        </table:table-row>
        <table:table-row table:style-name="ro1">
          <table:table-cell table:style-name="ce5" office:value-type="string" calcext:value-type="string">
            <text:p>7/2/2015</text:p>
          </table:table-cell>
          <table:table-cell table:style-name="ce6" office:value-type="time" office:time-value="PT18H25M32S" calcext:value-type="time">
            <text:p>18:2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76]-[.J176]" office:value-type="currency" office:currency="CAD" office:value="25.54" calcext:value-type="currency">
            <text:p>$25.54</text:p>
          </table:table-cell>
          <table:table-cell table:style-name="ce3" table:formula="of:=[.L176]+[.K17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76]+[.N175]" office:value-type="currency" office:currency="CAD" office:value="29981.33" calcext:value-type="currency">
            <text:p>$29,981.33</text:p>
          </table:table-cell>
          <table:table-cell/>
        </table:table-row>
        <table:table-row table:style-name="ro1">
          <table:table-cell table:style-name="ce5" office:value-type="string" calcext:value-type="string">
            <text:p>7/2/2015</text:p>
          </table:table-cell>
          <table:table-cell table:style-name="ce6" office:value-type="time" office:time-value="PT18H25M35S" calcext:value-type="time">
            <text:p>18:2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00" calcext:value-type="currency">
            <text:p>$2,400.00</text:p>
          </table:table-cell>
          <table:table-cell table:style-name="ce3" table:formula="of:=[.H177]-[.J177]" office:value-type="currency" office:currency="CAD" office:value="2375.9" calcext:value-type="currency">
            <text:p>$2,375.90</text:p>
          </table:table-cell>
          <table:table-cell table:style-name="ce3" table:formula="of:=[.L177]+[.K1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77]+[.N176]" office:value-type="currency" office:currency="CAD" office:value="30004.4" calcext:value-type="currency">
            <text:p>$30,004.40</text:p>
          </table:table-cell>
          <table:table-cell/>
        </table:table-row>
        <table:table-row table:style-name="ro1">
          <table:table-cell table:style-name="ce5" office:value-type="string" calcext:value-type="string">
            <text:p>7/2/2015</text:p>
          </table:table-cell>
          <table:table-cell table:style-name="ce6" office:value-type="time" office:time-value="PT18H25M38S" calcext:value-type="time">
            <text:p>18:2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78]-[.J178]" office:value-type="currency" office:currency="CAD" office:value="-81.4" calcext:value-type="currency">
            <text:p>-$81.40</text:p>
          </table:table-cell>
          <table:table-cell table:style-name="ce3" table:formula="of:=[.L178]+[.K1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78]+[.N177]" office:value-type="currency" office:currency="CAD" office:value="30097.6" calcext:value-type="currency">
            <text:p>$30,097.60</text:p>
          </table:table-cell>
          <table:table-cell/>
        </table:table-row>
        <table:table-row table:style-name="ro1">
          <table:table-cell table:style-name="ce5" office:value-type="string" calcext:value-type="string">
            <text:p>7/2/2015</text:p>
          </table:table-cell>
          <table:table-cell table:style-name="ce6" office:value-type="time" office:time-value="PT18H25M41S" calcext:value-type="time">
            <text:p>18:2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79]-[.J179]" office:value-type="currency" office:currency="CAD" office:value="-28.2" calcext:value-type="currency">
            <text:p>-$28.20</text:p>
          </table:table-cell>
          <table:table-cell table:style-name="ce3" table:formula="of:=[.L179]+[.K17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79]+[.N178]" office:value-type="currency" office:currency="CAD" office:value="30144.05" calcext:value-type="currency">
            <text:p>$30,144.05</text:p>
          </table:table-cell>
          <table:table-cell/>
        </table:table-row>
        <table:table-row table:style-name="ro1">
          <table:table-cell table:style-name="ce5" office:value-type="string" calcext:value-type="string">
            <text:p>7/2/2015</text:p>
          </table:table-cell>
          <table:table-cell table:style-name="ce6" office:value-type="time" office:time-value="PT18H25M44S" calcext:value-type="time">
            <text:p>18:2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80]-[.J180]" office:value-type="currency" office:currency="CAD" office:value="475.9" calcext:value-type="currency">
            <text:p>$475.90</text:p>
          </table:table-cell>
          <table:table-cell table:style-name="ce3" table:formula="of:=[.L180]+[.K1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80]+[.N179]" office:value-type="currency" office:currency="CAD" office:value="30167.12" calcext:value-type="currency">
            <text:p>$30,167.12</text:p>
          </table:table-cell>
          <table:table-cell/>
        </table:table-row>
        <table:table-row table:style-name="ro1">
          <table:table-cell table:style-name="ce5" office:value-type="string" calcext:value-type="string">
            <text:p>7/2/2015</text:p>
          </table:table-cell>
          <table:table-cell table:style-name="ce6" office:value-type="time" office:time-value="PT18H25M47S" calcext:value-type="time">
            <text:p>18:2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81]-[.J181]" office:value-type="currency" office:currency="CAD" office:value="180.72" calcext:value-type="currency">
            <text:p>$180.72</text:p>
          </table:table-cell>
          <table:table-cell table:style-name="ce3" table:formula="of:=[.L181]+[.K1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1]+[.N180]" office:value-type="currency" office:currency="CAD" office:value="30185.52" calcext:value-type="currency">
            <text:p>$30,185.52</text:p>
          </table:table-cell>
          <table:table-cell/>
        </table:table-row>
        <table:table-row table:style-name="ro1">
          <table:table-cell table:style-name="ce5" office:value-type="string" calcext:value-type="string">
            <text:p>7/2/2015</text:p>
          </table:table-cell>
          <table:table-cell table:style-name="ce6" office:value-type="time" office:time-value="PT18H25M50S" calcext:value-type="time">
            <text:p>18:2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82]-[.J182]" office:value-type="currency" office:currency="CAD" office:value="-4720" calcext:value-type="currency">
            <text:p>-$4,720.00</text:p>
          </table:table-cell>
          <table:table-cell table:style-name="ce3" table:formula="of:=[.L182]+[.K182]"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182]+[.N181]" office:value-type="currency" office:currency="CAD" office:value="34860.22" calcext:value-type="currency">
            <text:p>$34,860.22</text:p>
          </table:table-cell>
          <table:table-cell/>
        </table:table-row>
        <table:table-row table:style-name="ro1">
          <table:table-cell table:style-name="ce5" office:value-type="string" calcext:value-type="string">
            <text:p>7/2/2015</text:p>
          </table:table-cell>
          <table:table-cell table:style-name="ce6" office:value-type="time" office:time-value="PT18H25M53S" calcext:value-type="time">
            <text:p>18:2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3]-[.J183]" office:value-type="currency" office:currency="CAD" office:value="-46.4" calcext:value-type="currency">
            <text:p>-$46.40</text:p>
          </table:table-cell>
          <table:table-cell table:style-name="ce3" table:formula="of:=[.L183]+[.K1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83]+[.N182]" office:value-type="currency" office:currency="CAD" office:value="34953.42" calcext:value-type="currency">
            <text:p>$34,953.42</text:p>
          </table:table-cell>
          <table:table-cell/>
        </table:table-row>
        <table:table-row table:style-name="ro1">
          <table:table-cell table:style-name="ce5" office:value-type="string" calcext:value-type="string">
            <text:p>7/2/2015</text:p>
          </table:table-cell>
          <table:table-cell table:style-name="ce6" office:value-type="time" office:time-value="PT18H25M56S" calcext:value-type="time">
            <text:p>18:2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4]-[.J184]" office:value-type="currency" office:currency="CAD" office:value="30.72" calcext:value-type="currency">
            <text:p>$30.72</text:p>
          </table:table-cell>
          <table:table-cell table:style-name="ce3" table:formula="of:=[.L184]+[.K18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4]+[.N183]" office:value-type="currency" office:currency="CAD" office:value="34971.82" calcext:value-type="currency">
            <text:p>$34,971.82</text:p>
          </table:table-cell>
          <table:table-cell/>
        </table:table-row>
        <table:table-row table:style-name="ro1">
          <table:table-cell table:style-name="ce5" office:value-type="string" calcext:value-type="string">
            <text:p>7/2/2015</text:p>
          </table:table-cell>
          <table:table-cell table:style-name="ce6" office:value-type="time" office:time-value="PT18H26M00S" calcext:value-type="time">
            <text:p>18:2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85]-[.J185]" office:value-type="currency" office:currency="CAD" office:value="-62.12" calcext:value-type="currency">
            <text:p>-$62.12</text:p>
          </table:table-cell>
          <table:table-cell table:style-name="ce3" table:formula="of:=[.L185]+[.K18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185]+[.N184]" office:value-type="currency" office:currency="CAD" office:value="35046.32" calcext:value-type="currency">
            <text:p>$35,046.32</text:p>
          </table:table-cell>
          <table:table-cell/>
        </table:table-row>
        <table:table-row table:style-name="ro1">
          <table:table-cell table:style-name="ce5" office:value-type="string" calcext:value-type="string">
            <text:p>7/2/2015</text:p>
          </table:table-cell>
          <table:table-cell table:style-name="ce6" office:value-type="time" office:time-value="PT18H28M28S" calcext:value-type="time">
            <text:p>18:2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6]-[.J186]" office:value-type="currency" office:currency="CAD" office:value="-13.56" calcext:value-type="currency">
            <text:p>-$13.56</text:p>
          </table:table-cell>
          <table:table-cell table:style-name="ce3" table:formula="of:=[.L186]+[.K18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86]+[.N185]" office:value-type="currency" office:currency="CAD" office:value="35083.42" calcext:value-type="currency">
            <text:p>$35,083.42</text:p>
          </table:table-cell>
          <table:table-cell/>
        </table:table-row>
        <table:table-row table:style-name="ro1">
          <table:table-cell table:style-name="ce5" office:value-type="string" calcext:value-type="string">
            <text:p>7/2/2015</text:p>
          </table:table-cell>
          <table:table-cell table:style-name="ce6" office:value-type="time" office:time-value="PT18H28M32S" calcext:value-type="time">
            <text:p>18:2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87]-[.J187]" office:value-type="currency" office:currency="CAD" office:value="-2213.6" calcext:value-type="currency">
            <text:p>-$2,213.60</text:p>
          </table:table-cell>
          <table:table-cell table:style-name="ce3" table:formula="of:=[.L187]+[.K187]" office:value-type="currency" office:currency="CAD" office:value="2313.6" calcext:value-type="currency">
            <text:p>$2,313.60</text:p>
          </table:table-cell>
          <table:table-cell table:style-name="ce3" office:value-type="currency" office:currency="CAD" office:value="69.9" calcext:value-type="currency">
            <text:p>$69.90</text:p>
          </table:table-cell>
          <table:table-cell office:value-type="currency" office:currency="CAD" office:value="2243.7" calcext:value-type="currency">
            <text:p>$2,243.70</text:p>
          </table:table-cell>
          <table:table-cell/>
          <table:table-cell table:style-name="ce3" table:formula="of:=[.L187]+[.N186]" office:value-type="currency" office:currency="CAD" office:value="37327.12" calcext:value-type="currency">
            <text:p>$37,327.12</text:p>
          </table:table-cell>
          <table:table-cell/>
        </table:table-row>
        <table:table-row table:style-name="ro1">
          <table:table-cell table:style-name="ce5" office:value-type="string" calcext:value-type="string">
            <text:p>7/2/2015</text:p>
          </table:table-cell>
          <table:table-cell table:style-name="ce6" office:value-type="time" office:time-value="PT18H28M35S" calcext:value-type="time">
            <text:p>18:2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8]-[.J188]" office:value-type="currency" office:currency="CAD" office:value="35.54" calcext:value-type="currency">
            <text:p>$35.54</text:p>
          </table:table-cell>
          <table:table-cell table:style-name="ce3" table:formula="of:=[.L188]+[.K18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88]+[.N187]" office:value-type="currency" office:currency="CAD" office:value="37340.84" calcext:value-type="currency">
            <text:p>$37,340.84</text:p>
          </table:table-cell>
          <table:table-cell/>
        </table:table-row>
        <table:table-row table:style-name="ro1">
          <table:table-cell table:style-name="ce5" office:value-type="string" calcext:value-type="string">
            <text:p>7/2/2015</text:p>
          </table:table-cell>
          <table:table-cell table:style-name="ce6" office:value-type="time" office:time-value="PT18H28M38S" calcext:value-type="time">
            <text:p>18:2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9]-[.J189]" office:value-type="currency" office:currency="CAD" office:value="5.72" calcext:value-type="currency">
            <text:p>$5.72</text:p>
          </table:table-cell>
          <table:table-cell table:style-name="ce3" table:formula="of:=[.L189]+[.K18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9]+[.N188]" office:value-type="currency" office:currency="CAD" office:value="37359.24" calcext:value-type="currency">
            <text:p>$37,359.24</text:p>
          </table:table-cell>
          <table:table-cell/>
        </table:table-row>
        <table:table-row table:style-name="ro1">
          <table:table-cell table:style-name="ce5" office:value-type="string" calcext:value-type="string">
            <text:p>7/2/2015</text:p>
          </table:table-cell>
          <table:table-cell table:style-name="ce6" office:value-type="time" office:time-value="PT18H28M42S" calcext:value-type="time">
            <text:p>18:2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90]-[.J190]" office:value-type="currency" office:currency="CAD" office:value="-462" calcext:value-type="currency">
            <text:p>-$462.00</text:p>
          </table:table-cell>
          <table:table-cell table:style-name="ce3" table:formula="of:=[.L190]+[.K19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90]+[.N189]" office:value-type="currency" office:currency="CAD" office:value="37826.44" calcext:value-type="currency">
            <text:p>$37,826.44</text:p>
          </table:table-cell>
          <table:table-cell/>
        </table:table-row>
        <table:table-row table:style-name="ro1">
          <table:table-cell table:style-name="ce5" office:value-type="string" calcext:value-type="string">
            <text:p>7/2/2015</text:p>
          </table:table-cell>
          <table:table-cell table:style-name="ce6" office:value-type="time" office:time-value="PT18H28M45S" calcext:value-type="time">
            <text:p>18:2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191]-[.J191]" office:value-type="currency" office:currency="CAD" office:value="4807.2" calcext:value-type="currency">
            <text:p>$4,807.20</text:p>
          </table:table-cell>
          <table:table-cell table:style-name="ce3" table:formula="of:=[.L191]+[.K19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91]+[.N190]" office:value-type="currency" office:currency="CAD" office:value="38013.14" calcext:value-type="currency">
            <text:p>$38,013.14</text:p>
          </table:table-cell>
          <table:table-cell/>
        </table:table-row>
        <table:table-row table:style-name="ro1">
          <table:table-cell table:style-name="ce5" office:value-type="string" calcext:value-type="string">
            <text:p>7/2/2015</text:p>
          </table:table-cell>
          <table:table-cell table:style-name="ce6" office:value-type="time" office:time-value="PT18H28M48S" calcext:value-type="time">
            <text:p>18:2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2]-[.J192]" office:value-type="currency" office:currency="CAD" office:value="3.59999999999999" calcext:value-type="currency">
            <text:p>$3.60</text:p>
          </table:table-cell>
          <table:table-cell table:style-name="ce3" table:formula="of:=[.L192]+[.K1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2]+[.N191]" office:value-type="currency" office:currency="CAD" office:value="38106.34" calcext:value-type="currency">
            <text:p>$38,106.34</text:p>
          </table:table-cell>
          <table:table-cell/>
        </table:table-row>
        <table:table-row table:style-name="ro1">
          <table:table-cell table:style-name="ce5" office:value-type="string" calcext:value-type="string">
            <text:p>7/2/2015</text:p>
          </table:table-cell>
          <table:table-cell table:style-name="ce6" office:value-type="time" office:time-value="PT18H28M51S" calcext:value-type="time">
            <text:p>18:2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93]-[.J193]" office:value-type="currency" office:currency="CAD" office:value="-28.2" calcext:value-type="currency">
            <text:p>-$28.20</text:p>
          </table:table-cell>
          <table:table-cell table:style-name="ce3" table:formula="of:=[.L193]+[.K1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93]+[.N192]" office:value-type="currency" office:currency="CAD" office:value="38152.79" calcext:value-type="currency">
            <text:p>$38,152.79</text:p>
          </table:table-cell>
          <table:table-cell/>
        </table:table-row>
        <table:table-row table:style-name="ro1">
          <table:table-cell table:style-name="ce5" office:value-type="string" calcext:value-type="string">
            <text:p>7/2/2015</text:p>
          </table:table-cell>
          <table:table-cell table:style-name="ce6" office:value-type="time" office:time-value="PT18H28M54S" calcext:value-type="time">
            <text:p>18:28: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194]-[.J194]" office:value-type="currency" office:currency="CAD" office:value="31.8" calcext:value-type="currency">
            <text:p>$31.80</text:p>
          </table:table-cell>
          <table:table-cell table:style-name="ce3" table:formula="of:=[.L194]+[.K19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94]+[.N193]" office:value-type="currency" office:currency="CAD" office:value="38199.24" calcext:value-type="currency">
            <text:p>$38,199.24</text:p>
          </table:table-cell>
          <table:table-cell/>
        </table:table-row>
        <table:table-row table:style-name="ro1">
          <table:table-cell table:style-name="ce5" office:value-type="string" calcext:value-type="string">
            <text:p>7/2/2015</text:p>
          </table:table-cell>
          <table:table-cell table:style-name="ce6" office:value-type="time" office:time-value="PT18H28M57S" calcext:value-type="time">
            <text:p>18:2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5]-[.J195]" office:value-type="currency" office:currency="CAD" office:value="3.59999999999999" calcext:value-type="currency">
            <text:p>$3.60</text:p>
          </table:table-cell>
          <table:table-cell table:style-name="ce3" table:formula="of:=[.L195]+[.K1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5]+[.N194]" office:value-type="currency" office:currency="CAD" office:value="38292.44" calcext:value-type="currency">
            <text:p>$38,292.44</text:p>
          </table:table-cell>
          <table:table-cell/>
        </table:table-row>
        <table:table-row table:style-name="ro1">
          <table:table-cell table:style-name="ce5" office:value-type="string" calcext:value-type="string">
            <text:p>7/2/2015</text:p>
          </table:table-cell>
          <table:table-cell table:style-name="ce6" office:value-type="time" office:time-value="PT18H29M00S" calcext:value-type="time">
            <text:p>18:2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96]-[.J196]" office:value-type="currency" office:currency="CAD" office:value="0.899999999999999" calcext:value-type="currency">
            <text:p>$0.90</text:p>
          </table:table-cell>
          <table:table-cell table:style-name="ce3" table:formula="of:=[.L196]+[.K1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96]+[.N195]" office:value-type="currency" office:currency="CAD" office:value="38315.51" calcext:value-type="currency">
            <text:p>$38,315.51</text:p>
          </table:table-cell>
          <table:table-cell/>
        </table:table-row>
        <table:table-row table:style-name="ro1">
          <table:table-cell table:style-name="ce5" office:value-type="string" calcext:value-type="string">
            <text:p>7/2/2015</text:p>
          </table:table-cell>
          <table:table-cell table:style-name="ce6" office:value-type="time" office:time-value="PT18H29M04S" calcext:value-type="time">
            <text:p>18:2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97]-[.J197]" office:value-type="currency" office:currency="CAD" office:value="0.18" calcext:value-type="currency">
            <text:p>$0.18</text:p>
          </table:table-cell>
          <table:table-cell table:style-name="ce3" table:formula="of:=[.L197]+[.K19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97]+[.N196]" office:value-type="currency" office:currency="CAD" office:value="38319.88" calcext:value-type="currency">
            <text:p>$38,319.88</text:p>
          </table:table-cell>
          <table:table-cell/>
        </table:table-row>
        <table:table-row table:style-name="ro1">
          <table:table-cell table:style-name="ce5" office:value-type="string" calcext:value-type="string">
            <text:p>7/2/2015</text:p>
          </table:table-cell>
          <table:table-cell table:style-name="ce6" office:value-type="time" office:time-value="PT18H29M07S" calcext:value-type="time">
            <text:p>18:2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8]-[.J198]" office:value-type="currency" office:currency="CAD" office:value="3.59999999999999" calcext:value-type="currency">
            <text:p>$3.60</text:p>
          </table:table-cell>
          <table:table-cell table:style-name="ce3" table:formula="of:=[.L198]+[.K1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8]+[.N197]" office:value-type="currency" office:currency="CAD" office:value="38413.08" calcext:value-type="currency">
            <text:p>$38,413.08</text:p>
          </table:table-cell>
          <table:table-cell/>
        </table:table-row>
        <table:table-row table:style-name="ro1">
          <table:table-cell table:style-name="ce5" office:value-type="string" calcext:value-type="string">
            <text:p>7/2/2015</text:p>
          </table:table-cell>
          <table:table-cell table:style-name="ce6" office:value-type="time" office:time-value="PT18H29M10S" calcext:value-type="time">
            <text:p>18:2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99]-[.J199]" office:value-type="currency" office:currency="CAD" office:value="0.899999999999999" calcext:value-type="currency">
            <text:p>$0.90</text:p>
          </table:table-cell>
          <table:table-cell table:style-name="ce3" table:formula="of:=[.L199]+[.K19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99]+[.N198]" office:value-type="currency" office:currency="CAD" office:value="38436.15" calcext:value-type="currency">
            <text:p>$38,436.15</text:p>
          </table:table-cell>
          <table:table-cell/>
        </table:table-row>
        <table:table-row table:style-name="ro1">
          <table:table-cell table:style-name="ce5" office:value-type="string" calcext:value-type="string">
            <text:p>7/2/2015</text:p>
          </table:table-cell>
          <table:table-cell table:style-name="ce6" office:value-type="time" office:time-value="PT18H29M13S" calcext:value-type="time">
            <text:p>18:2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0]-[.J200]" office:value-type="currency" office:currency="CAD" office:value="3.59999999999999" calcext:value-type="currency">
            <text:p>$3.60</text:p>
          </table:table-cell>
          <table:table-cell table:style-name="ce3" table:formula="of:=[.L200]+[.K2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0]+[.N199]" office:value-type="currency" office:currency="CAD" office:value="38529.35" calcext:value-type="currency">
            <text:p>$38,529.35</text:p>
          </table:table-cell>
          <table:table-cell/>
        </table:table-row>
        <table:table-row table:style-name="ro1">
          <table:table-cell table:style-name="ce5" office:value-type="string" calcext:value-type="string">
            <text:p>7/2/2015</text:p>
          </table:table-cell>
          <table:table-cell table:style-name="ce6" office:value-type="time" office:time-value="PT18H29M16S" calcext:value-type="time">
            <text:p>18:2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1]-[.J201]" office:value-type="currency" office:currency="CAD" office:value="0.899999999999999" calcext:value-type="currency">
            <text:p>$0.90</text:p>
          </table:table-cell>
          <table:table-cell table:style-name="ce3" table:formula="of:=[.L201]+[.K2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1]+[.N200]" office:value-type="currency" office:currency="CAD" office:value="38552.42" calcext:value-type="currency">
            <text:p>$38,552.42</text:p>
          </table:table-cell>
          <table:table-cell/>
        </table:table-row>
        <table:table-row table:style-name="ro1">
          <table:table-cell table:style-name="ce5" office:value-type="string" calcext:value-type="string">
            <text:p>7/2/2015</text:p>
          </table:table-cell>
          <table:table-cell table:style-name="ce6" office:value-type="time" office:time-value="PT18H29M19S" calcext:value-type="time">
            <text:p>18:2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2]-[.J202]" office:value-type="currency" office:currency="CAD" office:value="3.59999999999999" calcext:value-type="currency">
            <text:p>$3.60</text:p>
          </table:table-cell>
          <table:table-cell table:style-name="ce3" table:formula="of:=[.L202]+[.K2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2]+[.N201]" office:value-type="currency" office:currency="CAD" office:value="38645.62" calcext:value-type="currency">
            <text:p>$38,645.62</text:p>
          </table:table-cell>
          <table:table-cell/>
        </table:table-row>
        <table:table-row table:style-name="ro1">
          <table:table-cell table:style-name="ce5" office:value-type="string" calcext:value-type="string">
            <text:p>7/2/2015</text:p>
          </table:table-cell>
          <table:table-cell table:style-name="ce6" office:value-type="time" office:time-value="PT18H29M22S" calcext:value-type="time">
            <text:p>18:2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03]-[.J203]" office:value-type="currency" office:currency="CAD" office:value="0.720000000000002" calcext:value-type="currency">
            <text:p>$0.72</text:p>
          </table:table-cell>
          <table:table-cell table:style-name="ce3" table:formula="of:=[.L203]+[.K20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03]+[.N202]" office:value-type="currency" office:currency="CAD" office:value="38664.02" calcext:value-type="currency">
            <text:p>$38,664.02</text:p>
          </table:table-cell>
          <table:table-cell/>
        </table:table-row>
        <table:table-row table:style-name="ro1">
          <table:table-cell table:style-name="ce5" office:value-type="string" calcext:value-type="string">
            <text:p>7/2/2015</text:p>
          </table:table-cell>
          <table:table-cell table:style-name="ce6" office:value-type="time" office:time-value="PT18H29M25S" calcext:value-type="time">
            <text:p>18:2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4]-[.J204]" office:value-type="currency" office:currency="CAD" office:value="0.899999999999999" calcext:value-type="currency">
            <text:p>$0.90</text:p>
          </table:table-cell>
          <table:table-cell table:style-name="ce3" table:formula="of:=[.L204]+[.K2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4]+[.N203]" office:value-type="currency" office:currency="CAD" office:value="38687.09" calcext:value-type="currency">
            <text:p>$38,687.09</text:p>
          </table:table-cell>
          <table:table-cell/>
        </table:table-row>
        <table:table-row table:style-name="ro1">
          <table:table-cell table:style-name="ce5" office:value-type="string" calcext:value-type="string">
            <text:p>7/2/2015</text:p>
          </table:table-cell>
          <table:table-cell table:style-name="ce6" office:value-type="time" office:time-value="PT18H29M28S" calcext:value-type="time">
            <text:p>18:2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5]-[.J205]" office:value-type="currency" office:currency="CAD" office:value="3.59999999999999" calcext:value-type="currency">
            <text:p>$3.60</text:p>
          </table:table-cell>
          <table:table-cell table:style-name="ce3" table:formula="of:=[.L205]+[.K2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5]+[.N204]" office:value-type="currency" office:currency="CAD" office:value="38780.29" calcext:value-type="currency">
            <text:p>$38,780.29</text:p>
          </table:table-cell>
          <table:table-cell/>
        </table:table-row>
        <table:table-row table:style-name="ro1">
          <table:table-cell table:style-name="ce5" office:value-type="string" calcext:value-type="string">
            <text:p>7/2/2015</text:p>
          </table:table-cell>
          <table:table-cell table:style-name="ce6" office:value-type="time" office:time-value="PT18H29M31S" calcext:value-type="time">
            <text:p>18:2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206]-[.J206]" office:value-type="currency" office:currency="CAD" office:value="9" calcext:value-type="currency">
            <text:p>$9.00</text:p>
          </table:table-cell>
          <table:table-cell table:style-name="ce3" table:formula="of:=[.L206]+[.K2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206]+[.N205]" office:value-type="currency" office:currency="CAD" office:value="39013.74" calcext:value-type="currency">
            <text:p>$39,013.74</text:p>
          </table:table-cell>
          <table:table-cell/>
        </table:table-row>
        <table:table-row table:style-name="ro1">
          <table:table-cell table:style-name="ce5" office:value-type="string" calcext:value-type="string">
            <text:p>7/2/2015</text:p>
          </table:table-cell>
          <table:table-cell table:style-name="ce6" office:value-type="time" office:time-value="PT18H29M34S" calcext:value-type="time">
            <text:p>18:2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7]-[.J207]" office:value-type="currency" office:currency="CAD" office:value="0.899999999999999" calcext:value-type="currency">
            <text:p>$0.90</text:p>
          </table:table-cell>
          <table:table-cell table:style-name="ce3" table:formula="of:=[.L207]+[.K2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7]+[.N206]" office:value-type="currency" office:currency="CAD" office:value="39036.81" calcext:value-type="currency">
            <text:p>$39,036.81</text:p>
          </table:table-cell>
          <table:table-cell/>
        </table:table-row>
        <table:table-row table:style-name="ro1">
          <table:table-cell table:style-name="ce5" office:value-type="string" calcext:value-type="string">
            <text:p>7/2/2015</text:p>
          </table:table-cell>
          <table:table-cell table:style-name="ce6" office:value-type="time" office:time-value="PT18H29M37S" calcext:value-type="time">
            <text:p>18:2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8]-[.J208]" office:value-type="currency" office:currency="CAD" office:value="3.59999999999999" calcext:value-type="currency">
            <text:p>$3.60</text:p>
          </table:table-cell>
          <table:table-cell table:style-name="ce3" table:formula="of:=[.L208]+[.K2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8]+[.N207]" office:value-type="currency" office:currency="CAD" office:value="39130.01" calcext:value-type="currency">
            <text:p>$39,130.01</text:p>
          </table:table-cell>
          <table:table-cell/>
        </table:table-row>
        <table:table-row table:style-name="ro1">
          <table:table-cell table:style-name="ce5" office:value-type="string" calcext:value-type="string">
            <text:p>7/2/2015</text:p>
          </table:table-cell>
          <table:table-cell table:style-name="ce6" office:value-type="time" office:time-value="PT18H29M40S" calcext:value-type="time">
            <text:p>18:2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9]-[.J209]" office:value-type="currency" office:currency="CAD" office:value="3.59999999999999" calcext:value-type="currency">
            <text:p>$3.60</text:p>
          </table:table-cell>
          <table:table-cell table:style-name="ce3" table:formula="of:=[.L209]+[.K2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9]+[.N208]" office:value-type="currency" office:currency="CAD" office:value="39223.21" calcext:value-type="currency">
            <text:p>$39,223.21</text:p>
          </table:table-cell>
          <table:table-cell/>
        </table:table-row>
        <table:table-row table:style-name="ro1">
          <table:table-cell table:style-name="ce5" office:value-type="string" calcext:value-type="string">
            <text:p>7/2/2015</text:p>
          </table:table-cell>
          <table:table-cell table:style-name="ce6" office:value-type="time" office:time-value="PT18H29M43S" calcext:value-type="time">
            <text:p>18:2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1" calcext:value-type="currency">
            <text:p>$151.00</text:p>
          </table:table-cell>
          <table:table-cell table:style-name="ce3" table:formula="of:=[.H210]-[.J210]" office:value-type="currency" office:currency="CAD" office:value="5.44" calcext:value-type="currency">
            <text:p>$5.44</text:p>
          </table:table-cell>
          <table:table-cell table:style-name="ce3" table:formula="of:=[.L210]+[.K210]" office:value-type="currency" office:currency="CAD" office:value="145.56" calcext:value-type="currency">
            <text:p>$145.56</text:p>
          </table:table-cell>
          <table:table-cell table:style-name="ce3" office:value-type="currency" office:currency="CAD" office:value="4.68" calcext:value-type="currency">
            <text:p>$4.68</text:p>
          </table:table-cell>
          <table:table-cell office:value-type="currency" office:currency="CAD" office:value="140.88" calcext:value-type="currency">
            <text:p>$140.88</text:p>
          </table:table-cell>
          <table:table-cell/>
          <table:table-cell table:style-name="ce3" table:formula="of:=[.L210]+[.N209]" office:value-type="currency" office:currency="CAD" office:value="39364.09" calcext:value-type="currency">
            <text:p>$39,364.09</text:p>
          </table:table-cell>
          <table:table-cell/>
        </table:table-row>
        <table:table-row table:style-name="ro1">
          <table:table-cell table:style-name="ce5" office:value-type="string" calcext:value-type="string">
            <text:p>7/2/2015</text:p>
          </table:table-cell>
          <table:table-cell table:style-name="ce6" office:value-type="time" office:time-value="PT18H29M46S" calcext:value-type="time">
            <text:p>18:2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11]-[.J211]" office:value-type="currency" office:currency="CAD" office:value="0.539999999999999" calcext:value-type="currency">
            <text:p>$0.54</text:p>
          </table:table-cell>
          <table:table-cell table:style-name="ce3" table:formula="of:=[.L211]+[.K21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11]+[.N210]" office:value-type="currency" office:currency="CAD" office:value="39377.81" calcext:value-type="currency">
            <text:p>$39,377.81</text:p>
          </table:table-cell>
          <table:table-cell/>
        </table:table-row>
        <table:table-row table:style-name="ro1">
          <table:table-cell table:style-name="ce5" office:value-type="string" calcext:value-type="string">
            <text:p>7/2/2015</text:p>
          </table:table-cell>
          <table:table-cell table:style-name="ce6" office:value-type="time" office:time-value="PT18H29M49S" calcext:value-type="time">
            <text:p>18:2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2]-[.J212]" office:value-type="currency" office:currency="CAD" office:value="0.899999999999999" calcext:value-type="currency">
            <text:p>$0.90</text:p>
          </table:table-cell>
          <table:table-cell table:style-name="ce3" table:formula="of:=[.L212]+[.K2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2]+[.N211]" office:value-type="currency" office:currency="CAD" office:value="39400.88" calcext:value-type="currency">
            <text:p>$39,400.88</text:p>
          </table:table-cell>
          <table:table-cell/>
        </table:table-row>
        <table:table-row table:style-name="ro1">
          <table:table-cell table:style-name="ce5" office:value-type="string" calcext:value-type="string">
            <text:p>7/2/2015</text:p>
          </table:table-cell>
          <table:table-cell table:style-name="ce6" office:value-type="time" office:time-value="PT18H29M53S" calcext:value-type="time">
            <text:p>18:2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213]-[.J213]" office:value-type="currency" office:currency="CAD" office:value="10.8" calcext:value-type="currency">
            <text:p>$10.80</text:p>
          </table:table-cell>
          <table:table-cell table:style-name="ce3" table:formula="of:=[.L213]+[.K213]"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213]+[.N212]" office:value-type="currency" office:currency="CAD" office:value="39681.08" calcext:value-type="currency">
            <text:p>$39,681.08</text:p>
          </table:table-cell>
          <table:table-cell/>
        </table:table-row>
        <table:table-row table:style-name="ro1">
          <table:table-cell table:style-name="ce5" office:value-type="string" calcext:value-type="string">
            <text:p>7/2/2015</text:p>
          </table:table-cell>
          <table:table-cell table:style-name="ce6" office:value-type="time" office:time-value="PT18H29M55S" calcext:value-type="time">
            <text:p>18:2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4]-[.J214]" office:value-type="currency" office:currency="CAD" office:value="0.899999999999999" calcext:value-type="currency">
            <text:p>$0.90</text:p>
          </table:table-cell>
          <table:table-cell table:style-name="ce3" table:formula="of:=[.L214]+[.K2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4]+[.N213]" office:value-type="currency" office:currency="CAD" office:value="39704.15" calcext:value-type="currency">
            <text:p>$39,704.15</text:p>
          </table:table-cell>
          <table:table-cell/>
        </table:table-row>
        <table:table-row table:style-name="ro1">
          <table:table-cell table:style-name="ce5" office:value-type="string" calcext:value-type="string">
            <text:p>7/2/2015</text:p>
          </table:table-cell>
          <table:table-cell table:style-name="ce6" office:value-type="time" office:time-value="PT18H29M59S" calcext:value-type="time">
            <text:p>18:29: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15]-[.J215]" office:value-type="currency" office:currency="CAD" office:value="0.359999999999999" calcext:value-type="currency">
            <text:p>$0.36</text:p>
          </table:table-cell>
          <table:table-cell table:style-name="ce3" table:formula="of:=[.L215]+[.K2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15]+[.N214]" office:value-type="currency" office:currency="CAD" office:value="39713.2" calcext:value-type="currency">
            <text:p>$39,713.20</text:p>
          </table:table-cell>
          <table:table-cell/>
        </table:table-row>
        <table:table-row table:style-name="ro1">
          <table:table-cell table:style-name="ce5" office:value-type="string" calcext:value-type="string">
            <text:p>7/2/2015</text:p>
          </table:table-cell>
          <table:table-cell table:style-name="ce6" office:value-type="time" office:time-value="PT18H30M02S" calcext:value-type="time">
            <text:p>18:3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16]-[.J216]" office:value-type="currency" office:currency="CAD" office:value="3.59999999999999" calcext:value-type="currency">
            <text:p>$3.60</text:p>
          </table:table-cell>
          <table:table-cell table:style-name="ce3" table:formula="of:=[.L216]+[.K2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16]+[.N215]" office:value-type="currency" office:currency="CAD" office:value="39806.4" calcext:value-type="currency">
            <text:p>$39,806.40</text:p>
          </table:table-cell>
          <table:table-cell/>
        </table:table-row>
        <table:table-row table:style-name="ro1">
          <table:table-cell table:style-name="ce5" office:value-type="string" calcext:value-type="string">
            <text:p>7/2/2015</text:p>
          </table:table-cell>
          <table:table-cell table:style-name="ce6" office:value-type="time" office:time-value="PT18H30M05S" calcext:value-type="time">
            <text:p>18:30: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17]-[.J217]" office:value-type="currency" office:currency="CAD" office:value="1.8" calcext:value-type="currency">
            <text:p>$1.80</text:p>
          </table:table-cell>
          <table:table-cell table:style-name="ce3" table:formula="of:=[.L217]+[.K2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17]+[.N216]" office:value-type="currency" office:currency="CAD" office:value="39852.85" calcext:value-type="currency">
            <text:p>$39,852.85</text:p>
          </table:table-cell>
          <table:table-cell/>
        </table:table-row>
        <table:table-row table:style-name="ro1">
          <table:table-cell table:style-name="ce5" office:value-type="string" calcext:value-type="string">
            <text:p>7/2/2015</text:p>
          </table:table-cell>
          <table:table-cell table:style-name="ce6" office:value-type="time" office:time-value="PT18H30M08S" calcext:value-type="time">
            <text:p>18:3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18]-[.J218]" office:value-type="currency" office:currency="CAD" office:value="3.59999999999999" calcext:value-type="currency">
            <text:p>$3.60</text:p>
          </table:table-cell>
          <table:table-cell table:style-name="ce3" table:formula="of:=[.L218]+[.K2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18]+[.N217]" office:value-type="currency" office:currency="CAD" office:value="39946.05" calcext:value-type="currency">
            <text:p>$39,946.05</text:p>
          </table:table-cell>
          <table:table-cell/>
        </table:table-row>
        <table:table-row table:style-name="ro1">
          <table:table-cell table:style-name="ce5" office:value-type="string" calcext:value-type="string">
            <text:p>7/2/2015</text:p>
          </table:table-cell>
          <table:table-cell table:style-name="ce6" office:value-type="time" office:time-value="PT18H30M11S" calcext:value-type="time">
            <text:p>18:3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9]-[.J219]" office:value-type="currency" office:currency="CAD" office:value="0.899999999999999" calcext:value-type="currency">
            <text:p>$0.90</text:p>
          </table:table-cell>
          <table:table-cell table:style-name="ce3" table:formula="of:=[.L219]+[.K2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9]+[.N218]" office:value-type="currency" office:currency="CAD" office:value="39969.12" calcext:value-type="currency">
            <text:p>$39,969.12</text:p>
          </table:table-cell>
          <table:table-cell/>
        </table:table-row>
        <table:table-row table:style-name="ro1">
          <table:table-cell table:style-name="ce5" office:value-type="string" calcext:value-type="string">
            <text:p>7/2/2015</text:p>
          </table:table-cell>
          <table:table-cell table:style-name="ce6" office:value-type="time" office:time-value="PT18H30M14S" calcext:value-type="time">
            <text:p>18:3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0]-[.J220]" office:value-type="currency" office:currency="CAD" office:value="1.8" calcext:value-type="currency">
            <text:p>$1.80</text:p>
          </table:table-cell>
          <table:table-cell table:style-name="ce3" table:formula="of:=[.L220]+[.K2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0]+[.N219]" office:value-type="currency" office:currency="CAD" office:value="40015.57" calcext:value-type="currency">
            <text:p>$40,015.57</text:p>
          </table:table-cell>
          <table:table-cell/>
        </table:table-row>
        <table:table-row table:style-name="ro1">
          <table:table-cell table:style-name="ce5" office:value-type="string" calcext:value-type="string">
            <text:p>7/2/2015</text:p>
          </table:table-cell>
          <table:table-cell table:style-name="ce6" office:value-type="time" office:time-value="PT18H30M17S" calcext:value-type="time">
            <text:p>18:3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21]-[.J221]" office:value-type="currency" office:currency="CAD" office:value="3.59999999999999" calcext:value-type="currency">
            <text:p>$3.60</text:p>
          </table:table-cell>
          <table:table-cell table:style-name="ce3" table:formula="of:=[.L221]+[.K2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21]+[.N220]" office:value-type="currency" office:currency="CAD" office:value="40108.77" calcext:value-type="currency">
            <text:p>$40,108.77</text:p>
          </table:table-cell>
          <table:table-cell/>
        </table:table-row>
        <table:table-row table:style-name="ro1">
          <table:table-cell table:style-name="ce5" office:value-type="string" calcext:value-type="string">
            <text:p>7/2/2015</text:p>
          </table:table-cell>
          <table:table-cell table:style-name="ce6" office:value-type="time" office:time-value="PT18H30M20S" calcext:value-type="time">
            <text:p>18:3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22]-[.J222]" office:value-type="currency" office:currency="CAD" office:value="0.899999999999999" calcext:value-type="currency">
            <text:p>$0.90</text:p>
          </table:table-cell>
          <table:table-cell table:style-name="ce3" table:formula="of:=[.L222]+[.K2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22]+[.N221]" office:value-type="currency" office:currency="CAD" office:value="40131.84" calcext:value-type="currency">
            <text:p>$40,131.84</text:p>
          </table:table-cell>
          <table:table-cell/>
        </table:table-row>
        <table:table-row table:style-name="ro1">
          <table:table-cell table:style-name="ce5" office:value-type="string" calcext:value-type="string">
            <text:p>7/2/2015</text:p>
          </table:table-cell>
          <table:table-cell table:style-name="ce6" office:value-type="time" office:time-value="PT18H30M23S" calcext:value-type="time">
            <text:p>18:3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23]-[.J223]" office:value-type="currency" office:currency="CAD" office:value="0.359999999999999" calcext:value-type="currency">
            <text:p>$0.36</text:p>
          </table:table-cell>
          <table:table-cell table:style-name="ce3" table:formula="of:=[.L223]+[.K2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23]+[.N222]" office:value-type="currency" office:currency="CAD" office:value="40140.89" calcext:value-type="currency">
            <text:p>$40,140.89</text:p>
          </table:table-cell>
          <table:table-cell/>
        </table:table-row>
        <table:table-row table:style-name="ro1">
          <table:table-cell table:style-name="ce5" office:value-type="string" calcext:value-type="string">
            <text:p>7/2/2015</text:p>
          </table:table-cell>
          <table:table-cell table:style-name="ce6" office:value-type="time" office:time-value="PT18H30M26S" calcext:value-type="time">
            <text:p>18:3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224]-[.J224]" office:value-type="currency" office:currency="CAD" office:value="180" calcext:value-type="currency">
            <text:p>$180.00</text:p>
          </table:table-cell>
          <table:table-cell table:style-name="ce3" table:formula="of:=[.L224]+[.K224]"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224]+[.N223]" office:value-type="currency" office:currency="CAD" office:value="44815.59" calcext:value-type="currency">
            <text:p>$44,815.59</text:p>
          </table:table-cell>
          <table:table-cell/>
        </table:table-row>
        <table:table-row table:style-name="ro1">
          <table:table-cell table:style-name="ce5" office:value-type="string" calcext:value-type="string">
            <text:p>7/2/2015</text:p>
          </table:table-cell>
          <table:table-cell table:style-name="ce6" office:value-type="time" office:time-value="PT18H30M29S" calcext:value-type="time">
            <text:p>18:3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5]-[.J225]" office:value-type="currency" office:currency="CAD" office:value="1.8" calcext:value-type="currency">
            <text:p>$1.80</text:p>
          </table:table-cell>
          <table:table-cell table:style-name="ce3" table:formula="of:=[.L225]+[.K2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5]+[.N224]" office:value-type="currency" office:currency="CAD" office:value="44862.04" calcext:value-type="currency">
            <text:p>$44,862.04</text:p>
          </table:table-cell>
          <table:table-cell/>
        </table:table-row>
        <table:table-row table:style-name="ro1">
          <table:table-cell table:style-name="ce5" office:value-type="string" calcext:value-type="string">
            <text:p>7/2/2015</text:p>
          </table:table-cell>
          <table:table-cell table:style-name="ce6" office:value-type="time" office:time-value="PT18H30M32S" calcext:value-type="time">
            <text:p>18:30: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6]-[.J226]" office:value-type="currency" office:currency="CAD" office:value="1.8" calcext:value-type="currency">
            <text:p>$1.80</text:p>
          </table:table-cell>
          <table:table-cell table:style-name="ce3" table:formula="of:=[.L226]+[.K22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6]+[.N225]" office:value-type="currency" office:currency="CAD" office:value="44908.49" calcext:value-type="currency">
            <text:p>$44,908.49</text:p>
          </table:table-cell>
          <table:table-cell/>
        </table:table-row>
        <table:table-row table:style-name="ro1">
          <table:table-cell table:style-name="ce5" office:value-type="string" calcext:value-type="string">
            <text:p>7/2/2015</text:p>
          </table:table-cell>
          <table:table-cell table:style-name="ce6" office:value-type="time" office:time-value="PT18H30M35S" calcext:value-type="time">
            <text:p>18:3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27]-[.J227]" office:value-type="currency" office:currency="CAD" office:value="0.899999999999999" calcext:value-type="currency">
            <text:p>$0.90</text:p>
          </table:table-cell>
          <table:table-cell table:style-name="ce3" table:formula="of:=[.L227]+[.K22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27]+[.N226]" office:value-type="currency" office:currency="CAD" office:value="44931.56" calcext:value-type="currency">
            <text:p>$44,931.56</text:p>
          </table:table-cell>
          <table:table-cell/>
        </table:table-row>
        <table:table-row table:style-name="ro1">
          <table:table-cell table:style-name="ce5" office:value-type="string" calcext:value-type="string">
            <text:p>7/2/2015</text:p>
          </table:table-cell>
          <table:table-cell table:style-name="ce6" office:value-type="time" office:time-value="PT18H30M38S" calcext:value-type="time">
            <text:p>18:3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8]-[.J228]" office:value-type="currency" office:currency="CAD" office:value="1.8" calcext:value-type="currency">
            <text:p>$1.80</text:p>
          </table:table-cell>
          <table:table-cell table:style-name="ce3" table:formula="of:=[.L228]+[.K2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8]+[.N227]" office:value-type="currency" office:currency="CAD" office:value="44978.01" calcext:value-type="currency">
            <text:p>$44,978.01</text:p>
          </table:table-cell>
          <table:table-cell/>
        </table:table-row>
        <table:table-row table:style-name="ro1">
          <table:table-cell table:style-name="ce5" office:value-type="string" calcext:value-type="string">
            <text:p>7/2/2015</text:p>
          </table:table-cell>
          <table:table-cell table:style-name="ce6" office:value-type="time" office:time-value="PT18H30M42S" calcext:value-type="time">
            <text:p>18:3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29]-[.J229]" office:value-type="currency" office:currency="CAD" office:value="0.18" calcext:value-type="currency">
            <text:p>$0.18</text:p>
          </table:table-cell>
          <table:table-cell table:style-name="ce3" table:formula="of:=[.L229]+[.K2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29]+[.N228]" office:value-type="currency" office:currency="CAD" office:value="44982.38" calcext:value-type="currency">
            <text:p>$44,982.38</text:p>
          </table:table-cell>
          <table:table-cell/>
        </table:table-row>
        <table:table-row table:style-name="ro1">
          <table:table-cell table:style-name="ce5" office:value-type="string" calcext:value-type="string">
            <text:p>7/2/2015</text:p>
          </table:table-cell>
          <table:table-cell table:style-name="ce6" office:value-type="time" office:time-value="PT18H30M45S" calcext:value-type="time">
            <text:p>18:3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230]-[.J230]" office:value-type="currency" office:currency="CAD" office:value="180" calcext:value-type="currency">
            <text:p>$180.00</text:p>
          </table:table-cell>
          <table:table-cell table:style-name="ce3" table:formula="of:=[.L230]+[.K230]"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230]+[.N229]" office:value-type="currency" office:currency="CAD" office:value="49657.08" calcext:value-type="currency">
            <text:p>$49,657.08</text:p>
          </table:table-cell>
          <table:table-cell/>
        </table:table-row>
        <table:table-row table:style-name="ro1">
          <table:table-cell table:style-name="ce5" office:value-type="string" calcext:value-type="string">
            <text:p>7/2/2015</text:p>
          </table:table-cell>
          <table:table-cell table:style-name="ce6" office:value-type="time" office:time-value="PT18H30M48S" calcext:value-type="time">
            <text:p>18:3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31]-[.J231]" office:value-type="currency" office:currency="CAD" office:value="0.18" calcext:value-type="currency">
            <text:p>$0.18</text:p>
          </table:table-cell>
          <table:table-cell table:style-name="ce3" table:formula="of:=[.L231]+[.K23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31]+[.N230]" office:value-type="currency" office:currency="CAD" office:value="49661.45" calcext:value-type="currency">
            <text:p>$49,661.45</text:p>
          </table:table-cell>
          <table:table-cell/>
        </table:table-row>
        <table:table-row table:style-name="ro1">
          <table:table-cell table:style-name="ce5" office:value-type="string" calcext:value-type="string">
            <text:p>7/2/2015</text:p>
          </table:table-cell>
          <table:table-cell table:style-name="ce6" office:value-type="time" office:time-value="PT18H30M51S" calcext:value-type="time">
            <text:p>18:3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232]-[.J232]" office:value-type="currency" office:currency="CAD" office:value="54" calcext:value-type="currency">
            <text:p>$54.00</text:p>
          </table:table-cell>
          <table:table-cell table:style-name="ce3" table:formula="of:=[.L232]+[.K232]"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232]+[.N231]" office:value-type="currency" office:currency="CAD" office:value="51063.65" calcext:value-type="currency">
            <text:p>$51,063.65</text:p>
          </table:table-cell>
          <table:table-cell/>
        </table:table-row>
        <table:table-row table:style-name="ro1">
          <table:table-cell table:style-name="ce5" office:value-type="string" calcext:value-type="string">
            <text:p>7/2/2015</text:p>
          </table:table-cell>
          <table:table-cell table:style-name="ce6" office:value-type="time" office:time-value="PT18H30M54S" calcext:value-type="time">
            <text:p>18:3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33]-[.J233]" office:value-type="currency" office:currency="CAD" office:value="0.359999999999999" calcext:value-type="currency">
            <text:p>$0.36</text:p>
          </table:table-cell>
          <table:table-cell table:style-name="ce3" table:formula="of:=[.L233]+[.K2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33]+[.N232]" office:value-type="currency" office:currency="CAD" office:value="51072.7" calcext:value-type="currency">
            <text:p>$51,072.70</text:p>
          </table:table-cell>
          <table:table-cell/>
        </table:table-row>
        <table:table-row table:style-name="ro1">
          <table:table-cell table:style-name="ce5" office:value-type="string" calcext:value-type="string">
            <text:p>7/2/2015</text:p>
          </table:table-cell>
          <table:table-cell table:style-name="ce6" office:value-type="time" office:time-value="PT18H30M57S" calcext:value-type="time">
            <text:p>18:3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234]-[.J234]" office:value-type="currency" office:currency="CAD" office:value="1.44" calcext:value-type="currency">
            <text:p>$1.44</text:p>
          </table:table-cell>
          <table:table-cell table:style-name="ce3" table:formula="of:=[.L234]+[.K23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234]+[.N233]" office:value-type="currency" office:currency="CAD" office:value="51109.8" calcext:value-type="currency">
            <text:p>$51,109.80</text:p>
          </table:table-cell>
          <table:table-cell/>
        </table:table-row>
        <table:table-row table:style-name="ro1">
          <table:table-cell table:style-name="ce5" office:value-type="string" calcext:value-type="string">
            <text:p>7/2/2015</text:p>
          </table:table-cell>
          <table:table-cell table:style-name="ce6" office:value-type="time" office:time-value="PT18H31M00S" calcext:value-type="time">
            <text:p>18:3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35]-[.J235]" office:value-type="currency" office:currency="CAD" office:value="0.899999999999999" calcext:value-type="currency">
            <text:p>$0.90</text:p>
          </table:table-cell>
          <table:table-cell table:style-name="ce3" table:formula="of:=[.L235]+[.K23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35]+[.N234]" office:value-type="currency" office:currency="CAD" office:value="51132.87" calcext:value-type="currency">
            <text:p>$51,132.87</text:p>
          </table:table-cell>
          <table:table-cell/>
        </table:table-row>
        <table:table-row table:style-name="ro1">
          <table:table-cell table:style-name="ce5" office:value-type="string" calcext:value-type="string">
            <text:p>7/2/2015</text:p>
          </table:table-cell>
          <table:table-cell table:style-name="ce6" office:value-type="time" office:time-value="PT18H31M03S" calcext:value-type="time">
            <text:p>18:31: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236]-[.J236]" office:value-type="currency" office:currency="CAD" office:value="4.5" calcext:value-type="currency">
            <text:p>$4.50</text:p>
          </table:table-cell>
          <table:table-cell table:style-name="ce3" table:formula="of:=[.L236]+[.K23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236]+[.N235]" office:value-type="currency" office:currency="CAD" office:value="51249.44" calcext:value-type="currency">
            <text:p>$51,249.44</text:p>
          </table:table-cell>
          <table:table-cell/>
        </table:table-row>
        <table:table-row table:style-name="ro1">
          <table:table-cell table:style-name="ce5" office:value-type="string" calcext:value-type="string">
            <text:p>7/2/2015</text:p>
          </table:table-cell>
          <table:table-cell table:style-name="ce6" office:value-type="time" office:time-value="PT18H31M06S" calcext:value-type="time">
            <text:p>18:3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37]-[.J237]" office:value-type="currency" office:currency="CAD" office:value="0.720000000000002" calcext:value-type="currency">
            <text:p>$0.72</text:p>
          </table:table-cell>
          <table:table-cell table:style-name="ce3" table:formula="of:=[.L237]+[.K23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37]+[.N236]" office:value-type="currency" office:currency="CAD" office:value="51267.84" calcext:value-type="currency">
            <text:p>$51,267.84</text:p>
          </table:table-cell>
          <table:table-cell/>
        </table:table-row>
        <table:table-row table:style-name="ro1">
          <table:table-cell table:style-name="ce5" office:value-type="string" calcext:value-type="string">
            <text:p>7/2/2015</text:p>
          </table:table-cell>
          <table:table-cell table:style-name="ce6" office:value-type="time" office:time-value="PT18H31M09S" calcext:value-type="time">
            <text:p>18:3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38]-[.J238]" office:value-type="currency" office:currency="CAD" office:value="0.539999999999999" calcext:value-type="currency">
            <text:p>$0.54</text:p>
          </table:table-cell>
          <table:table-cell table:style-name="ce3" table:formula="of:=[.L238]+[.K23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38]+[.N237]" office:value-type="currency" office:currency="CAD" office:value="51281.56" calcext:value-type="currency">
            <text:p>$51,281.56</text:p>
          </table:table-cell>
          <table:table-cell/>
        </table:table-row>
        <table:table-row table:style-name="ro1">
          <table:table-cell table:style-name="ce5" office:value-type="string" calcext:value-type="string">
            <text:p>7/2/2015</text:p>
          </table:table-cell>
          <table:table-cell table:style-name="ce6" office:value-type="time" office:time-value="PT18H31M12S" calcext:value-type="time">
            <text:p>18:3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239]-[.J239]" office:value-type="currency" office:currency="CAD" office:value="2.7" calcext:value-type="currency">
            <text:p>$2.70</text:p>
          </table:table-cell>
          <table:table-cell table:style-name="ce3" table:formula="of:=[.L239]+[.K239]"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239]+[.N238]" office:value-type="currency" office:currency="CAD" office:value="51351.38" calcext:value-type="currency">
            <text:p>$51,351.38</text:p>
          </table:table-cell>
          <table:table-cell/>
        </table:table-row>
        <table:table-row table:style-name="ro1">
          <table:table-cell table:style-name="ce5" office:value-type="string" calcext:value-type="string">
            <text:p>7/2/2015</text:p>
          </table:table-cell>
          <table:table-cell table:style-name="ce6" office:value-type="time" office:time-value="PT18H31M15S" calcext:value-type="time">
            <text:p>18:3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40]-[.J240]" office:value-type="currency" office:currency="CAD" office:value="0.539999999999999" calcext:value-type="currency">
            <text:p>$0.54</text:p>
          </table:table-cell>
          <table:table-cell table:style-name="ce3" table:formula="of:=[.L240]+[.K240]"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40]+[.N239]" office:value-type="currency" office:currency="CAD" office:value="51365.1" calcext:value-type="currency">
            <text:p>$51,365.10</text:p>
          </table:table-cell>
          <table:table-cell/>
        </table:table-row>
        <table:table-row table:style-name="ro1">
          <table:table-cell table:style-name="ce5" office:value-type="string" calcext:value-type="string">
            <text:p>7/2/2015</text:p>
          </table:table-cell>
          <table:table-cell table:style-name="ce6" office:value-type="time" office:time-value="PT18H31M18S" calcext:value-type="time">
            <text:p>18:3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241]-[.J241]" office:value-type="currency" office:currency="CAD" office:value="4.5" calcext:value-type="currency">
            <text:p>$4.50</text:p>
          </table:table-cell>
          <table:table-cell table:style-name="ce3" table:formula="of:=[.L241]+[.K241]"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241]+[.N240]" office:value-type="currency" office:currency="CAD" office:value="51481.67" calcext:value-type="currency">
            <text:p>$51,481.67</text:p>
          </table:table-cell>
          <table:table-cell/>
        </table:table-row>
        <table:table-row table:style-name="ro1">
          <table:table-cell table:style-name="ce5" office:value-type="string" calcext:value-type="string">
            <text:p>7/2/2015</text:p>
          </table:table-cell>
          <table:table-cell table:style-name="ce6" office:value-type="time" office:time-value="PT18H31M22S" calcext:value-type="time">
            <text:p>18:3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2]-[.J242]" office:value-type="currency" office:currency="CAD" office:value="1.8" calcext:value-type="currency">
            <text:p>$1.80</text:p>
          </table:table-cell>
          <table:table-cell table:style-name="ce3" table:formula="of:=[.L242]+[.K24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2]+[.N241]" office:value-type="currency" office:currency="CAD" office:value="51528.12" calcext:value-type="currency">
            <text:p>$51,528.12</text:p>
          </table:table-cell>
          <table:table-cell/>
        </table:table-row>
        <table:table-row table:style-name="ro1">
          <table:table-cell table:style-name="ce5" office:value-type="string" calcext:value-type="string">
            <text:p>7/2/2015</text:p>
          </table:table-cell>
          <table:table-cell table:style-name="ce6" office:value-type="time" office:time-value="PT18H31M25S" calcext:value-type="time">
            <text:p>18:3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43]-[.J243]" office:value-type="currency" office:currency="CAD" office:value="1.08" calcext:value-type="currency">
            <text:p>$1.08</text:p>
          </table:table-cell>
          <table:table-cell table:style-name="ce3" table:formula="of:=[.L243]+[.K24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43]+[.N242]" office:value-type="currency" office:currency="CAD" office:value="51555.87" calcext:value-type="currency">
            <text:p>$51,555.87</text:p>
          </table:table-cell>
          <table:table-cell/>
        </table:table-row>
        <table:table-row table:style-name="ro1">
          <table:table-cell table:style-name="ce5" office:value-type="string" calcext:value-type="string">
            <text:p>7/2/2015</text:p>
          </table:table-cell>
          <table:table-cell table:style-name="ce6" office:value-type="time" office:time-value="PT18H31M28S" calcext:value-type="time">
            <text:p>18:3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44]-[.J244]" office:value-type="currency" office:currency="CAD" office:value="0.899999999999999" calcext:value-type="currency">
            <text:p>$0.90</text:p>
          </table:table-cell>
          <table:table-cell table:style-name="ce3" table:formula="of:=[.L244]+[.K2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44]+[.N243]" office:value-type="currency" office:currency="CAD" office:value="51578.94" calcext:value-type="currency">
            <text:p>$51,578.94</text:p>
          </table:table-cell>
          <table:table-cell/>
        </table:table-row>
        <table:table-row table:style-name="ro1">
          <table:table-cell table:style-name="ce5" office:value-type="string" calcext:value-type="string">
            <text:p>7/2/2015</text:p>
          </table:table-cell>
          <table:table-cell table:style-name="ce6" office:value-type="time" office:time-value="PT18H31M31S" calcext:value-type="time">
            <text:p>18:3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45]-[.J245]" office:value-type="currency" office:currency="CAD" office:value="0.720000000000002" calcext:value-type="currency">
            <text:p>$0.72</text:p>
          </table:table-cell>
          <table:table-cell table:style-name="ce3" table:formula="of:=[.L245]+[.K24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45]+[.N244]" office:value-type="currency" office:currency="CAD" office:value="51597.34" calcext:value-type="currency">
            <text:p>$51,597.34</text:p>
          </table:table-cell>
          <table:table-cell/>
        </table:table-row>
        <table:table-row table:style-name="ro1">
          <table:table-cell table:style-name="ce5" office:value-type="string" calcext:value-type="string">
            <text:p>7/2/2015</text:p>
          </table:table-cell>
          <table:table-cell table:style-name="ce6" office:value-type="time" office:time-value="PT18H31M34S" calcext:value-type="time">
            <text:p>18:3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246]-[.J246]" office:value-type="currency" office:currency="CAD" office:value="18" calcext:value-type="currency">
            <text:p>$18.00</text:p>
          </table:table-cell>
          <table:table-cell table:style-name="ce3" table:formula="of:=[.L246]+[.K2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246]+[.N245]" office:value-type="currency" office:currency="CAD" office:value="52064.54" calcext:value-type="currency">
            <text:p>$52,064.54</text:p>
          </table:table-cell>
          <table:table-cell/>
        </table:table-row>
        <table:table-row table:style-name="ro1">
          <table:table-cell table:style-name="ce5" office:value-type="string" calcext:value-type="string">
            <text:p>7/2/2015</text:p>
          </table:table-cell>
          <table:table-cell table:style-name="ce6" office:value-type="time" office:time-value="PT18H31M37S" calcext:value-type="time">
            <text:p>18:3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7]-[.J247]" office:value-type="currency" office:currency="CAD" office:value="1.8" calcext:value-type="currency">
            <text:p>$1.80</text:p>
          </table:table-cell>
          <table:table-cell table:style-name="ce3" table:formula="of:=[.L247]+[.K2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7]+[.N246]" office:value-type="currency" office:currency="CAD" office:value="52110.99" calcext:value-type="currency">
            <text:p>$52,110.99</text:p>
          </table:table-cell>
          <table:table-cell/>
        </table:table-row>
        <table:table-row table:style-name="ro1">
          <table:table-cell table:style-name="ce5" office:value-type="string" calcext:value-type="string">
            <text:p>7/2/2015</text:p>
          </table:table-cell>
          <table:table-cell table:style-name="ce6" office:value-type="time" office:time-value="PT18H31M40S" calcext:value-type="time">
            <text:p>18:3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8]-[.J248]" office:value-type="currency" office:currency="CAD" office:value="1.8" calcext:value-type="currency">
            <text:p>$1.80</text:p>
          </table:table-cell>
          <table:table-cell table:style-name="ce3" table:formula="of:=[.L248]+[.K2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8]+[.N247]" office:value-type="currency" office:currency="CAD" office:value="52157.44" calcext:value-type="currency">
            <text:p>$52,157.44</text:p>
          </table:table-cell>
          <table:table-cell/>
        </table:table-row>
        <table:table-row table:style-name="ro1">
          <table:table-cell table:style-name="ce5" office:value-type="string" calcext:value-type="string">
            <text:p>7/2/2015</text:p>
          </table:table-cell>
          <table:table-cell table:style-name="ce6" office:value-type="time" office:time-value="PT18H31M43S" calcext:value-type="time">
            <text:p>18:3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49]-[.J249]" office:value-type="currency" office:currency="CAD" office:value="0.720000000000002" calcext:value-type="currency">
            <text:p>$0.72</text:p>
          </table:table-cell>
          <table:table-cell table:style-name="ce3" table:formula="of:=[.L249]+[.K24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49]+[.N248]" office:value-type="currency" office:currency="CAD" office:value="52175.84" calcext:value-type="currency">
            <text:p>$52,175.84</text:p>
          </table:table-cell>
          <table:table-cell/>
        </table:table-row>
        <table:table-row table:style-name="ro1">
          <table:table-cell table:style-name="ce5" office:value-type="string" calcext:value-type="string">
            <text:p>7/2/2015</text:p>
          </table:table-cell>
          <table:table-cell table:style-name="ce6" office:value-type="time" office:time-value="PT18H31M47S" calcext:value-type="time">
            <text:p>18:3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0]-[.J250]" office:value-type="currency" office:currency="CAD" office:value="1.8" calcext:value-type="currency">
            <text:p>$1.80</text:p>
          </table:table-cell>
          <table:table-cell table:style-name="ce3" table:formula="of:=[.L250]+[.K25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0]+[.N249]" office:value-type="currency" office:currency="CAD" office:value="52222.29" calcext:value-type="currency">
            <text:p>$52,222.29</text:p>
          </table:table-cell>
          <table:table-cell/>
        </table:table-row>
        <table:table-row table:style-name="ro1">
          <table:table-cell table:style-name="ce5" office:value-type="string" calcext:value-type="string">
            <text:p>7/2/2015</text:p>
          </table:table-cell>
          <table:table-cell table:style-name="ce6" office:value-type="time" office:time-value="PT18H31M49S" calcext:value-type="time">
            <text:p>18:3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1]-[.J251]" office:value-type="currency" office:currency="CAD" office:value="1.8" calcext:value-type="currency">
            <text:p>$1.80</text:p>
          </table:table-cell>
          <table:table-cell table:style-name="ce3" table:formula="of:=[.L251]+[.K25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1]+[.N250]" office:value-type="currency" office:currency="CAD" office:value="52268.74" calcext:value-type="currency">
            <text:p>$52,268.74</text:p>
          </table:table-cell>
          <table:table-cell/>
        </table:table-row>
        <table:table-row table:style-name="ro1">
          <table:table-cell table:style-name="ce5" office:value-type="string" calcext:value-type="string">
            <text:p>7/2/2015</text:p>
          </table:table-cell>
          <table:table-cell table:style-name="ce6" office:value-type="time" office:time-value="PT18H31M52S" calcext:value-type="time">
            <text:p>18:3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52]-[.J252]" office:value-type="currency" office:currency="CAD" office:value="7.20000000000002" calcext:value-type="currency">
            <text:p>$7.20</text:p>
          </table:table-cell>
          <table:table-cell table:style-name="ce3" table:formula="of:=[.L252]+[.K25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252]+[.N251]" office:value-type="currency" office:currency="CAD" office:value="52455.44" calcext:value-type="currency">
            <text:p>$52,455.44</text:p>
          </table:table-cell>
          <table:table-cell/>
        </table:table-row>
        <table:table-row table:style-name="ro1">
          <table:table-cell table:style-name="ce5" office:value-type="string" calcext:value-type="string">
            <text:p>7/2/2015</text:p>
          </table:table-cell>
          <table:table-cell table:style-name="ce6" office:value-type="time" office:time-value="PT18H31M56S" calcext:value-type="time">
            <text:p>18:3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3]-[.J253]" office:value-type="currency" office:currency="CAD" office:value="1.8" calcext:value-type="currency">
            <text:p>$1.80</text:p>
          </table:table-cell>
          <table:table-cell table:style-name="ce3" table:formula="of:=[.L253]+[.K2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3]+[.N252]" office:value-type="currency" office:currency="CAD" office:value="52501.8899999999" calcext:value-type="currency">
            <text:p>$52,501.89</text:p>
          </table:table-cell>
          <table:table-cell/>
        </table:table-row>
        <table:table-row table:style-name="ro1">
          <table:table-cell table:style-name="ce5" office:value-type="string" calcext:value-type="string">
            <text:p>7/2/2015</text:p>
          </table:table-cell>
          <table:table-cell table:style-name="ce6" office:value-type="time" office:time-value="PT18H31M59S" calcext:value-type="time">
            <text:p>18:31: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254]-[.J254]" office:value-type="currency" office:currency="CAD" office:value="9" calcext:value-type="currency">
            <text:p>$9.00</text:p>
          </table:table-cell>
          <table:table-cell table:style-name="ce3" table:formula="of:=[.L254]+[.K2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254]+[.N253]" office:value-type="currency" office:currency="CAD" office:value="52735.3399999999" calcext:value-type="currency">
            <text:p>$52,735.34</text:p>
          </table:table-cell>
          <table:table-cell/>
        </table:table-row>
        <table:table-row table:style-name="ro1">
          <table:table-cell table:style-name="ce5" office:value-type="string" calcext:value-type="string">
            <text:p>7/2/2015</text:p>
          </table:table-cell>
          <table:table-cell table:style-name="ce6" office:value-type="time" office:time-value="PT18H32M02S" calcext:value-type="time">
            <text:p>18:3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55]-[.J255]" office:value-type="currency" office:currency="CAD" office:value="0.899999999999999" calcext:value-type="currency">
            <text:p>$0.90</text:p>
          </table:table-cell>
          <table:table-cell table:style-name="ce3" table:formula="of:=[.L255]+[.K2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55]+[.N254]" office:value-type="currency" office:currency="CAD" office:value="52758.4099999999" calcext:value-type="currency">
            <text:p>$52,758.41</text:p>
          </table:table-cell>
          <table:table-cell/>
        </table:table-row>
        <table:table-row table:style-name="ro1">
          <table:table-cell table:style-name="ce5" office:value-type="string" calcext:value-type="string">
            <text:p>7/2/2015</text:p>
          </table:table-cell>
          <table:table-cell table:style-name="ce6" office:value-type="time" office:time-value="PT18H32M05S" calcext:value-type="time">
            <text:p>18:3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6]-[.J256]" office:value-type="currency" office:currency="CAD" office:value="1.8" calcext:value-type="currency">
            <text:p>$1.80</text:p>
          </table:table-cell>
          <table:table-cell table:style-name="ce3" table:formula="of:=[.L256]+[.K2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6]+[.N255]" office:value-type="currency" office:currency="CAD" office:value="52804.8599999999" calcext:value-type="currency">
            <text:p>$52,804.86</text:p>
          </table:table-cell>
          <table:table-cell/>
        </table:table-row>
        <table:table-row table:style-name="ro1">
          <table:table-cell table:style-name="ce5" office:value-type="string" calcext:value-type="string">
            <text:p>7/2/2015</text:p>
          </table:table-cell>
          <table:table-cell table:style-name="ce6" office:value-type="time" office:time-value="PT18H32M08S" calcext:value-type="time">
            <text:p>18:3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57]-[.J257]" office:value-type="currency" office:currency="CAD" office:value="3.59999999999999" calcext:value-type="currency">
            <text:p>$3.60</text:p>
          </table:table-cell>
          <table:table-cell table:style-name="ce3" table:formula="of:=[.L257]+[.K2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57]+[.N256]" office:value-type="currency" office:currency="CAD" office:value="52898.0599999999" calcext:value-type="currency">
            <text:p>$52,898.06</text:p>
          </table:table-cell>
          <table:table-cell/>
        </table:table-row>
        <table:table-row table:style-name="ro1">
          <table:table-cell table:style-name="ce5" office:value-type="string" calcext:value-type="string">
            <text:p>7/2/2015</text:p>
          </table:table-cell>
          <table:table-cell table:style-name="ce6" office:value-type="time" office:time-value="PT18H32M11S" calcext:value-type="time">
            <text:p>18:3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58]-[.J258]" office:value-type="currency" office:currency="CAD" office:value="0.18" calcext:value-type="currency">
            <text:p>$0.18</text:p>
          </table:table-cell>
          <table:table-cell table:style-name="ce3" table:formula="of:=[.L258]+[.K25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58]+[.N257]" office:value-type="currency" office:currency="CAD" office:value="52902.4299999999" calcext:value-type="currency">
            <text:p>$52,902.43</text:p>
          </table:table-cell>
          <table:table-cell/>
        </table:table-row>
        <table:table-row table:style-name="ro1">
          <table:table-cell table:style-name="ce5" office:value-type="string" calcext:value-type="string">
            <text:p>7/2/2015</text:p>
          </table:table-cell>
          <table:table-cell table:style-name="ce6" office:value-type="time" office:time-value="PT18H32M14S" calcext:value-type="time">
            <text:p>18:3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59]-[.J259]" office:value-type="currency" office:currency="CAD" office:value="0.899999999999999" calcext:value-type="currency">
            <text:p>$0.90</text:p>
          </table:table-cell>
          <table:table-cell table:style-name="ce3" table:formula="of:=[.L259]+[.K2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59]+[.N258]" office:value-type="currency" office:currency="CAD" office:value="52925.4999999999" calcext:value-type="currency">
            <text:p>$52,925.50</text:p>
          </table:table-cell>
          <table:table-cell/>
        </table:table-row>
        <table:table-row table:style-name="ro1">
          <table:table-cell table:style-name="ce5" office:value-type="string" calcext:value-type="string">
            <text:p>7/2/2015</text:p>
          </table:table-cell>
          <table:table-cell table:style-name="ce6" office:value-type="time" office:time-value="PT18H32M17S" calcext:value-type="time">
            <text:p>18:3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60]-[.J260]" office:value-type="currency" office:currency="CAD" office:value="0.899999999999999" calcext:value-type="currency">
            <text:p>$0.90</text:p>
          </table:table-cell>
          <table:table-cell table:style-name="ce3" table:formula="of:=[.L260]+[.K2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60]+[.N259]" office:value-type="currency" office:currency="CAD" office:value="52948.5699999999" calcext:value-type="currency">
            <text:p>$52,948.57</text:p>
          </table:table-cell>
          <table:table-cell/>
        </table:table-row>
        <table:table-row table:style-name="ro1">
          <table:table-cell table:style-name="ce5" office:value-type="string" calcext:value-type="string">
            <text:p>7/2/2015</text:p>
          </table:table-cell>
          <table:table-cell table:style-name="ce6" office:value-type="time" office:time-value="PT18H32M20S" calcext:value-type="time">
            <text:p>18:3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1]-[.J261]" office:value-type="currency" office:currency="CAD" office:value="3.59999999999999" calcext:value-type="currency">
            <text:p>$3.60</text:p>
          </table:table-cell>
          <table:table-cell table:style-name="ce3" table:formula="of:=[.L261]+[.K2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1]+[.N260]" office:value-type="currency" office:currency="CAD" office:value="53041.7699999999" calcext:value-type="currency">
            <text:p>$53,041.77</text:p>
          </table:table-cell>
          <table:table-cell/>
        </table:table-row>
        <table:table-row table:style-name="ro1">
          <table:table-cell table:style-name="ce5" office:value-type="string" calcext:value-type="string">
            <text:p>7/2/2015</text:p>
          </table:table-cell>
          <table:table-cell table:style-name="ce6" office:value-type="time" office:time-value="PT18H32M23S" calcext:value-type="time">
            <text:p>18:3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262]-[.J262]" office:value-type="currency" office:currency="CAD" office:value="1.26" calcext:value-type="currency">
            <text:p>$1.26</text:p>
          </table:table-cell>
          <table:table-cell table:style-name="ce3" table:formula="of:=[.L262]+[.K262]"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262]+[.N261]" office:value-type="currency" office:currency="CAD" office:value="53074.1899999999" calcext:value-type="currency">
            <text:p>$53,074.19</text:p>
          </table:table-cell>
          <table:table-cell/>
        </table:table-row>
        <table:table-row table:style-name="ro1">
          <table:table-cell table:style-name="ce5" office:value-type="string" calcext:value-type="string">
            <text:p>7/2/2015</text:p>
          </table:table-cell>
          <table:table-cell table:style-name="ce6" office:value-type="time" office:time-value="PT18H32M26S" calcext:value-type="time">
            <text:p>18:3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63]-[.J263]" office:value-type="currency" office:currency="CAD" office:value="0.18" calcext:value-type="currency">
            <text:p>$0.18</text:p>
          </table:table-cell>
          <table:table-cell table:style-name="ce3" table:formula="of:=[.L263]+[.K26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63]+[.N262]" office:value-type="currency" office:currency="CAD" office:value="53078.5599999999" calcext:value-type="currency">
            <text:p>$53,078.56</text:p>
          </table:table-cell>
          <table:table-cell/>
        </table:table-row>
        <table:table-row table:style-name="ro1">
          <table:table-cell table:style-name="ce5" office:value-type="string" calcext:value-type="string">
            <text:p>7/2/2015</text:p>
          </table:table-cell>
          <table:table-cell table:style-name="ce6" office:value-type="time" office:time-value="PT18H32M29S" calcext:value-type="time">
            <text:p>18:3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64]-[.J264]" office:value-type="currency" office:currency="CAD" office:value="0.720000000000002" calcext:value-type="currency">
            <text:p>$0.72</text:p>
          </table:table-cell>
          <table:table-cell table:style-name="ce3" table:formula="of:=[.L264]+[.K2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64]+[.N263]" office:value-type="currency" office:currency="CAD" office:value="53096.9599999999" calcext:value-type="currency">
            <text:p>$53,096.96</text:p>
          </table:table-cell>
          <table:table-cell/>
        </table:table-row>
        <table:table-row table:style-name="ro1">
          <table:table-cell table:style-name="ce5" office:value-type="string" calcext:value-type="string">
            <text:p>7/2/2015</text:p>
          </table:table-cell>
          <table:table-cell table:style-name="ce6" office:value-type="time" office:time-value="PT18H32M33S" calcext:value-type="time">
            <text:p>18:3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5]-[.J265]" office:value-type="currency" office:currency="CAD" office:value="3.59999999999999" calcext:value-type="currency">
            <text:p>$3.60</text:p>
          </table:table-cell>
          <table:table-cell table:style-name="ce3" table:formula="of:=[.L265]+[.K2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5]+[.N264]" office:value-type="currency" office:currency="CAD" office:value="53190.1599999999" calcext:value-type="currency">
            <text:p>$53,190.16</text:p>
          </table:table-cell>
          <table:table-cell/>
        </table:table-row>
        <table:table-row table:style-name="ro1">
          <table:table-cell table:style-name="ce5" office:value-type="string" calcext:value-type="string">
            <text:p>7/2/2015</text:p>
          </table:table-cell>
          <table:table-cell table:style-name="ce6" office:value-type="time" office:time-value="PT18H32M36S" calcext:value-type="time">
            <text:p>18:3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6]-[.J266]" office:value-type="currency" office:currency="CAD" office:value="3.59999999999999" calcext:value-type="currency">
            <text:p>$3.60</text:p>
          </table:table-cell>
          <table:table-cell table:style-name="ce3" table:formula="of:=[.L266]+[.K2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6]+[.N265]" office:value-type="currency" office:currency="CAD" office:value="53283.3599999999" calcext:value-type="currency">
            <text:p>$53,283.36</text:p>
          </table:table-cell>
          <table:table-cell/>
        </table:table-row>
        <table:table-row table:style-name="ro1">
          <table:table-cell table:style-name="ce5" office:value-type="string" calcext:value-type="string">
            <text:p>7/2/2015</text:p>
          </table:table-cell>
          <table:table-cell table:style-name="ce6" office:value-type="time" office:time-value="PT18H32M39S" calcext:value-type="time">
            <text:p>18:3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67]-[.J267]" office:value-type="currency" office:currency="CAD" office:value="1.8" calcext:value-type="currency">
            <text:p>$1.80</text:p>
          </table:table-cell>
          <table:table-cell table:style-name="ce3" table:formula="of:=[.L267]+[.K2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67]+[.N266]" office:value-type="currency" office:currency="CAD" office:value="53329.8099999999" calcext:value-type="currency">
            <text:p>$53,329.81</text:p>
          </table:table-cell>
          <table:table-cell/>
        </table:table-row>
        <table:table-row table:style-name="ro1">
          <table:table-cell table:style-name="ce5" office:value-type="string" calcext:value-type="string">
            <text:p>7/2/2015</text:p>
          </table:table-cell>
          <table:table-cell table:style-name="ce6" office:value-type="time" office:time-value="PT18H32M42S" calcext:value-type="time">
            <text:p>18:3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68]-[.J268]" office:value-type="currency" office:currency="CAD" office:value="1.8" calcext:value-type="currency">
            <text:p>$1.80</text:p>
          </table:table-cell>
          <table:table-cell table:style-name="ce3" table:formula="of:=[.L268]+[.K2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68]+[.N267]" office:value-type="currency" office:currency="CAD" office:value="53376.2599999999" calcext:value-type="currency">
            <text:p>$53,376.26</text:p>
          </table:table-cell>
          <table:table-cell/>
        </table:table-row>
        <table:table-row table:style-name="ro1">
          <table:table-cell table:style-name="ce5" office:value-type="string" calcext:value-type="string">
            <text:p>7/2/2015</text:p>
          </table:table-cell>
          <table:table-cell table:style-name="ce6" office:value-type="time" office:time-value="PT18H32M44S" calcext:value-type="time">
            <text:p>18:3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69]-[.J269]" office:value-type="currency" office:currency="CAD" office:value="0.720000000000002" calcext:value-type="currency">
            <text:p>$0.72</text:p>
          </table:table-cell>
          <table:table-cell table:style-name="ce3" table:formula="of:=[.L269]+[.K2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69]+[.N268]" office:value-type="currency" office:currency="CAD" office:value="53394.6599999999" calcext:value-type="currency">
            <text:p>$53,394.66</text:p>
          </table:table-cell>
          <table:table-cell/>
        </table:table-row>
        <table:table-row table:style-name="ro1">
          <table:table-cell table:style-name="ce5" office:value-type="string" calcext:value-type="string">
            <text:p>7/2/2015</text:p>
          </table:table-cell>
          <table:table-cell table:style-name="ce6" office:value-type="time" office:time-value="PT18H32M48S" calcext:value-type="time">
            <text:p>18:3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70]-[.J270]" office:value-type="currency" office:currency="CAD" office:value="1.08" calcext:value-type="currency">
            <text:p>$1.08</text:p>
          </table:table-cell>
          <table:table-cell table:style-name="ce3" table:formula="of:=[.L270]+[.K270]"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70]+[.N269]" office:value-type="currency" office:currency="CAD" office:value="53422.4099999999" calcext:value-type="currency">
            <text:p>$53,422.41</text:p>
          </table:table-cell>
          <table:table-cell/>
        </table:table-row>
        <table:table-row table:style-name="ro1">
          <table:table-cell table:style-name="ce5" office:value-type="string" calcext:value-type="string">
            <text:p>7/2/2015</text:p>
          </table:table-cell>
          <table:table-cell table:style-name="ce6" office:value-type="time" office:time-value="PT18H32M50S" calcext:value-type="time">
            <text:p>18:3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71]-[.J271]" office:value-type="currency" office:currency="CAD" office:value="0.359999999999999" calcext:value-type="currency">
            <text:p>$0.36</text:p>
          </table:table-cell>
          <table:table-cell table:style-name="ce3" table:formula="of:=[.L271]+[.K2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71]+[.N270]" office:value-type="currency" office:currency="CAD" office:value="53431.4599999999" calcext:value-type="currency">
            <text:p>$53,431.46</text:p>
          </table:table-cell>
          <table:table-cell/>
        </table:table-row>
        <table:table-row table:style-name="ro1">
          <table:table-cell table:style-name="ce5" office:value-type="string" calcext:value-type="string">
            <text:p>7/2/2015</text:p>
          </table:table-cell>
          <table:table-cell table:style-name="ce6" office:value-type="time" office:time-value="PT18H32M53S" calcext:value-type="time">
            <text:p>18: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2]-[.J272]" office:value-type="currency" office:currency="CAD" office:value="0.899999999999999" calcext:value-type="currency">
            <text:p>$0.90</text:p>
          </table:table-cell>
          <table:table-cell table:style-name="ce3" table:formula="of:=[.L272]+[.K2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2]+[.N271]" office:value-type="currency" office:currency="CAD" office:value="53454.5299999999" calcext:value-type="currency">
            <text:p>$53,454.53</text:p>
          </table:table-cell>
          <table:table-cell/>
        </table:table-row>
        <table:table-row table:style-name="ro1">
          <table:table-cell table:style-name="ce5" office:value-type="string" calcext:value-type="string">
            <text:p>7/2/2015</text:p>
          </table:table-cell>
          <table:table-cell table:style-name="ce6" office:value-type="time" office:time-value="PT18H32M56S" calcext:value-type="time">
            <text:p>18:3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73]-[.J273]" office:value-type="currency" office:currency="CAD" office:value="3.59999999999999" calcext:value-type="currency">
            <text:p>$3.60</text:p>
          </table:table-cell>
          <table:table-cell table:style-name="ce3" table:formula="of:=[.L273]+[.K2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73]+[.N272]" office:value-type="currency" office:currency="CAD" office:value="53547.7299999999" calcext:value-type="currency">
            <text:p>$53,547.73</text:p>
          </table:table-cell>
          <table:table-cell/>
        </table:table-row>
        <table:table-row table:style-name="ro1">
          <table:table-cell table:style-name="ce5" office:value-type="string" calcext:value-type="string">
            <text:p>7/2/2015</text:p>
          </table:table-cell>
          <table:table-cell table:style-name="ce6" office:value-type="time" office:time-value="PT18H32M59S" calcext:value-type="time">
            <text:p>18:3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4]-[.J274]" office:value-type="currency" office:currency="CAD" office:value="0.899999999999999" calcext:value-type="currency">
            <text:p>$0.90</text:p>
          </table:table-cell>
          <table:table-cell table:style-name="ce3" table:formula="of:=[.L274]+[.K2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4]+[.N273]" office:value-type="currency" office:currency="CAD" office:value="53570.7999999999" calcext:value-type="currency">
            <text:p>$53,570.80</text:p>
          </table:table-cell>
          <table:table-cell/>
        </table:table-row>
        <table:table-row table:style-name="ro1">
          <table:table-cell table:style-name="ce5" office:value-type="string" calcext:value-type="string">
            <text:p>7/2/2015</text:p>
          </table:table-cell>
          <table:table-cell table:style-name="ce6" office:value-type="time" office:time-value="PT18H33M02S" calcext:value-type="time">
            <text:p>18:3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75]-[.J275]" office:value-type="currency" office:currency="CAD" office:value="1.08" calcext:value-type="currency">
            <text:p>$1.08</text:p>
          </table:table-cell>
          <table:table-cell table:style-name="ce3" table:formula="of:=[.L275]+[.K27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75]+[.N274]" office:value-type="currency" office:currency="CAD" office:value="53598.5499999999" calcext:value-type="currency">
            <text:p>$53,598.55</text:p>
          </table:table-cell>
          <table:table-cell/>
        </table:table-row>
        <table:table-row table:style-name="ro1">
          <table:table-cell table:style-name="ce5" office:value-type="string" calcext:value-type="string">
            <text:p>7/2/2015</text:p>
          </table:table-cell>
          <table:table-cell table:style-name="ce6" office:value-type="time" office:time-value="PT18H33M05S" calcext:value-type="time">
            <text:p>18:3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6]-[.J276]" office:value-type="currency" office:currency="CAD" office:value="0.899999999999999" calcext:value-type="currency">
            <text:p>$0.90</text:p>
          </table:table-cell>
          <table:table-cell table:style-name="ce3" table:formula="of:=[.L276]+[.K2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6]+[.N275]" office:value-type="currency" office:currency="CAD" office:value="53621.6199999999" calcext:value-type="currency">
            <text:p>$53,621.62</text:p>
          </table:table-cell>
          <table:table-cell/>
        </table:table-row>
        <table:table-row table:style-name="ro1">
          <table:table-cell table:style-name="ce5" office:value-type="string" calcext:value-type="string">
            <text:p>7/2/2015</text:p>
          </table:table-cell>
          <table:table-cell table:style-name="ce6" office:value-type="time" office:time-value="PT18H33M08S" calcext:value-type="time">
            <text:p>18:33: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7]-[.J277]" office:value-type="currency" office:currency="CAD" office:value="0.899999999999999" calcext:value-type="currency">
            <text:p>$0.90</text:p>
          </table:table-cell>
          <table:table-cell table:style-name="ce3" table:formula="of:=[.L277]+[.K2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7]+[.N276]" office:value-type="currency" office:currency="CAD" office:value="53644.6899999999" calcext:value-type="currency">
            <text:p>$53,644.69</text:p>
          </table:table-cell>
          <table:table-cell/>
        </table:table-row>
        <table:table-row table:style-name="ro1">
          <table:table-cell table:style-name="ce5" office:value-type="string" calcext:value-type="string">
            <text:p>7/2/2015</text:p>
          </table:table-cell>
          <table:table-cell table:style-name="ce6" office:value-type="time" office:time-value="PT18H33M11S" calcext:value-type="time">
            <text:p>18:33: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78]-[.J278]" office:value-type="currency" office:currency="CAD" office:value="3.59999999999999" calcext:value-type="currency">
            <text:p>$3.60</text:p>
          </table:table-cell>
          <table:table-cell table:style-name="ce3" table:formula="of:=[.L278]+[.K2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78]+[.N277]" office:value-type="currency" office:currency="CAD" office:value="53737.8899999999" calcext:value-type="currency">
            <text:p>$53,737.89</text:p>
          </table:table-cell>
          <table:table-cell/>
        </table:table-row>
        <table:table-row table:style-name="ro1">
          <table:table-cell table:style-name="ce5" office:value-type="string" calcext:value-type="string">
            <text:p>7/2/2015</text:p>
          </table:table-cell>
          <table:table-cell table:style-name="ce6" office:value-type="time" office:time-value="PT18H33M15S" calcext:value-type="time">
            <text:p>18: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9]-[.J279]" office:value-type="currency" office:currency="CAD" office:value="0.899999999999999" calcext:value-type="currency">
            <text:p>$0.90</text:p>
          </table:table-cell>
          <table:table-cell table:style-name="ce3" table:formula="of:=[.L279]+[.K2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9]+[.N278]" office:value-type="currency" office:currency="CAD" office:value="53760.9599999999" calcext:value-type="currency">
            <text:p>$53,760.96</text:p>
          </table:table-cell>
          <table:table-cell/>
        </table:table-row>
        <table:table-row table:style-name="ro1">
          <table:table-cell table:style-name="ce5" office:value-type="string" calcext:value-type="string">
            <text:p>7/2/2015</text:p>
          </table:table-cell>
          <table:table-cell table:style-name="ce6" office:value-type="time" office:time-value="PT18H33M18S" calcext:value-type="time">
            <text:p>18: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80]-[.J280]" office:value-type="currency" office:currency="CAD" office:value="1.8" calcext:value-type="currency">
            <text:p>$1.80</text:p>
          </table:table-cell>
          <table:table-cell table:style-name="ce3" table:formula="of:=[.L280]+[.K2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80]+[.N279]" office:value-type="currency" office:currency="CAD" office:value="53807.4099999999" calcext:value-type="currency">
            <text:p>$53,807.41</text:p>
          </table:table-cell>
          <table:table-cell/>
        </table:table-row>
        <table:table-row table:style-name="ro1">
          <table:table-cell table:style-name="ce5" office:value-type="string" calcext:value-type="string">
            <text:p>7/2/2015</text:p>
          </table:table-cell>
          <table:table-cell table:style-name="ce6" office:value-type="time" office:time-value="PT18H33M20S" calcext:value-type="time">
            <text:p>18:33: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1]-[.J281]" office:value-type="currency" office:currency="CAD" office:value="0.899999999999999" calcext:value-type="currency">
            <text:p>$0.90</text:p>
          </table:table-cell>
          <table:table-cell table:style-name="ce3" table:formula="of:=[.L281]+[.K2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1]+[.N280]" office:value-type="currency" office:currency="CAD" office:value="53830.4799999999" calcext:value-type="currency">
            <text:p>$53,830.48</text:p>
          </table:table-cell>
          <table:table-cell/>
        </table:table-row>
        <table:table-row table:style-name="ro1">
          <table:table-cell table:style-name="ce5" office:value-type="string" calcext:value-type="string">
            <text:p>7/2/2015</text:p>
          </table:table-cell>
          <table:table-cell table:style-name="ce6" office:value-type="time" office:time-value="PT18H33M23S" calcext:value-type="time">
            <text:p>18:33: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2]-[.J282]" office:value-type="currency" office:currency="CAD" office:value="0.899999999999999" calcext:value-type="currency">
            <text:p>$0.90</text:p>
          </table:table-cell>
          <table:table-cell table:style-name="ce3" table:formula="of:=[.L282]+[.K28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2]+[.N281]" office:value-type="currency" office:currency="CAD" office:value="53853.5499999999" calcext:value-type="currency">
            <text:p>$53,853.55</text:p>
          </table:table-cell>
          <table:table-cell/>
        </table:table-row>
        <table:table-row table:style-name="ro1">
          <table:table-cell table:style-name="ce5" office:value-type="string" calcext:value-type="string">
            <text:p>7/2/2015</text:p>
          </table:table-cell>
          <table:table-cell table:style-name="ce6" office:value-type="time" office:time-value="PT18H33M26S" calcext:value-type="time">
            <text:p>18:33: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3]-[.J283]" office:value-type="currency" office:currency="CAD" office:value="3.59999999999999" calcext:value-type="currency">
            <text:p>$3.60</text:p>
          </table:table-cell>
          <table:table-cell table:style-name="ce3" table:formula="of:=[.L283]+[.K2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83]+[.N282]" office:value-type="currency" office:currency="CAD" office:value="53946.7499999999" calcext:value-type="currency">
            <text:p>$53,946.75</text:p>
          </table:table-cell>
          <table:table-cell/>
        </table:table-row>
        <table:table-row table:style-name="ro1">
          <table:table-cell table:style-name="ce5" office:value-type="string" calcext:value-type="string">
            <text:p>7/2/2015</text:p>
          </table:table-cell>
          <table:table-cell table:style-name="ce6" office:value-type="time" office:time-value="PT18H33M29S" calcext:value-type="time">
            <text:p>18:33: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84]-[.J284]" office:value-type="currency" office:currency="CAD" office:value="1.08" calcext:value-type="currency">
            <text:p>$1.08</text:p>
          </table:table-cell>
          <table:table-cell table:style-name="ce3" table:formula="of:=[.L284]+[.K28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84]+[.N283]" office:value-type="currency" office:currency="CAD" office:value="53974.4999999999" calcext:value-type="currency">
            <text:p>$53,974.50</text:p>
          </table:table-cell>
          <table:table-cell/>
        </table:table-row>
        <table:table-row table:style-name="ro1">
          <table:table-cell table:style-name="ce5" office:value-type="string" calcext:value-type="string">
            <text:p>7/2/2015</text:p>
          </table:table-cell>
          <table:table-cell table:style-name="ce6" office:value-type="time" office:time-value="PT18H33M32S" calcext:value-type="time">
            <text:p>18:3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85]-[.J285]" office:value-type="currency" office:currency="CAD" office:value="0.720000000000002" calcext:value-type="currency">
            <text:p>$0.72</text:p>
          </table:table-cell>
          <table:table-cell table:style-name="ce3" table:formula="of:=[.L285]+[.K28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85]+[.N284]" office:value-type="currency" office:currency="CAD" office:value="53992.8999999999" calcext:value-type="currency">
            <text:p>$53,992.90</text:p>
          </table:table-cell>
          <table:table-cell/>
        </table:table-row>
        <table:table-row table:style-name="ro1">
          <table:table-cell table:style-name="ce5" office:value-type="string" calcext:value-type="string">
            <text:p>7/2/2015</text:p>
          </table:table-cell>
          <table:table-cell table:style-name="ce6" office:value-type="time" office:time-value="PT18H33M35S" calcext:value-type="time">
            <text:p>18:3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286]-[.J286]" office:value-type="currency" office:currency="CAD" office:value="1.26" calcext:value-type="currency">
            <text:p>$1.26</text:p>
          </table:table-cell>
          <table:table-cell table:style-name="ce3" table:formula="of:=[.L286]+[.K28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286]+[.N285]" office:value-type="currency" office:currency="CAD" office:value="54025.3199999999" calcext:value-type="currency">
            <text:p>$54,025.32</text:p>
          </table:table-cell>
          <table:table-cell/>
        </table:table-row>
        <table:table-row table:style-name="ro1">
          <table:table-cell table:style-name="ce5" office:value-type="string" calcext:value-type="string">
            <text:p>7/2/2015</text:p>
          </table:table-cell>
          <table:table-cell table:style-name="ce6" office:value-type="time" office:time-value="PT18H33M38S" calcext:value-type="time">
            <text:p>18:33: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87]-[.J287]" office:value-type="currency" office:currency="CAD" office:value="1.8" calcext:value-type="currency">
            <text:p>$1.80</text:p>
          </table:table-cell>
          <table:table-cell table:style-name="ce3" table:formula="of:=[.L287]+[.K2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87]+[.N286]" office:value-type="currency" office:currency="CAD" office:value="54071.7699999999" calcext:value-type="currency">
            <text:p>$54,071.77</text:p>
          </table:table-cell>
          <table:table-cell/>
        </table:table-row>
        <table:table-row table:style-name="ro1">
          <table:table-cell table:style-name="ce5" office:value-type="string" calcext:value-type="string">
            <text:p>7/2/2015</text:p>
          </table:table-cell>
          <table:table-cell table:style-name="ce6" office:value-type="time" office:time-value="PT18H33M41S" calcext:value-type="time">
            <text:p>18:3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8]-[.J288]" office:value-type="currency" office:currency="CAD" office:value="0.899999999999999" calcext:value-type="currency">
            <text:p>$0.90</text:p>
          </table:table-cell>
          <table:table-cell table:style-name="ce3" table:formula="of:=[.L288]+[.K2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8]+[.N287]" office:value-type="currency" office:currency="CAD" office:value="54094.8399999999" calcext:value-type="currency">
            <text:p>$54,094.84</text:p>
          </table:table-cell>
          <table:table-cell/>
        </table:table-row>
        <table:table-row table:style-name="ro1">
          <table:table-cell table:style-name="ce5" office:value-type="string" calcext:value-type="string">
            <text:p>7/2/2015</text:p>
          </table:table-cell>
          <table:table-cell table:style-name="ce6" office:value-type="time" office:time-value="PT18H33M44S" calcext:value-type="time">
            <text:p>18:3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9]-[.J289]" office:value-type="currency" office:currency="CAD" office:value="3.59999999999999" calcext:value-type="currency">
            <text:p>$3.60</text:p>
          </table:table-cell>
          <table:table-cell table:style-name="ce3" table:formula="of:=[.L289]+[.K2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89]+[.N288]" office:value-type="currency" office:currency="CAD" office:value="54188.0399999999" calcext:value-type="currency">
            <text:p>$54,188.04</text:p>
          </table:table-cell>
          <table:table-cell/>
        </table:table-row>
        <table:table-row table:style-name="ro1">
          <table:table-cell table:style-name="ce5" office:value-type="string" calcext:value-type="string">
            <text:p>7/2/2015</text:p>
          </table:table-cell>
          <table:table-cell table:style-name="ce6" office:value-type="time" office:time-value="PT18H33M47S" calcext:value-type="time">
            <text:p>18:3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0]-[.J290]" office:value-type="currency" office:currency="CAD" office:value="3.59999999999999" calcext:value-type="currency">
            <text:p>$3.60</text:p>
          </table:table-cell>
          <table:table-cell table:style-name="ce3" table:formula="of:=[.L290]+[.K2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0]+[.N289]" office:value-type="currency" office:currency="CAD" office:value="54281.2399999999" calcext:value-type="currency">
            <text:p>$54,281.24</text:p>
          </table:table-cell>
          <table:table-cell/>
        </table:table-row>
        <table:table-row table:style-name="ro1">
          <table:table-cell table:style-name="ce5" office:value-type="string" calcext:value-type="string">
            <text:p>7/2/2015</text:p>
          </table:table-cell>
          <table:table-cell table:style-name="ce6" office:value-type="time" office:time-value="PT18H33M50S" calcext:value-type="time">
            <text:p>18:3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91]-[.J291]" office:value-type="currency" office:currency="CAD" office:value="0.720000000000002" calcext:value-type="currency">
            <text:p>$0.72</text:p>
          </table:table-cell>
          <table:table-cell table:style-name="ce3" table:formula="of:=[.L291]+[.K2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91]+[.N290]" office:value-type="currency" office:currency="CAD" office:value="54299.6399999999" calcext:value-type="currency">
            <text:p>$54,299.64</text:p>
          </table:table-cell>
          <table:table-cell/>
        </table:table-row>
        <table:table-row table:style-name="ro1">
          <table:table-cell table:style-name="ce5" office:value-type="string" calcext:value-type="string">
            <text:p>7/2/2015</text:p>
          </table:table-cell>
          <table:table-cell table:style-name="ce6" office:value-type="time" office:time-value="PT18H33M53S" calcext:value-type="time">
            <text:p>18:3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2]-[.J292]" office:value-type="currency" office:currency="CAD" office:value="1.8" calcext:value-type="currency">
            <text:p>$1.80</text:p>
          </table:table-cell>
          <table:table-cell table:style-name="ce3" table:formula="of:=[.L292]+[.K29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2]+[.N291]" office:value-type="currency" office:currency="CAD" office:value="54346.0899999999" calcext:value-type="currency">
            <text:p>$54,346.09</text:p>
          </table:table-cell>
          <table:table-cell/>
        </table:table-row>
        <table:table-row table:style-name="ro1">
          <table:table-cell table:style-name="ce5" office:value-type="string" calcext:value-type="string">
            <text:p>7/2/2015</text:p>
          </table:table-cell>
          <table:table-cell table:style-name="ce6" office:value-type="time" office:time-value="PT18H33M56S" calcext:value-type="time">
            <text:p>18:3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3]-[.J293]" office:value-type="currency" office:currency="CAD" office:value="1.8" calcext:value-type="currency">
            <text:p>$1.80</text:p>
          </table:table-cell>
          <table:table-cell table:style-name="ce3" table:formula="of:=[.L293]+[.K2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3]+[.N292]" office:value-type="currency" office:currency="CAD" office:value="54392.5399999999" calcext:value-type="currency">
            <text:p>$54,392.54</text:p>
          </table:table-cell>
          <table:table-cell/>
        </table:table-row>
        <table:table-row table:style-name="ro1">
          <table:table-cell table:style-name="ce5" office:value-type="string" calcext:value-type="string">
            <text:p>7/2/2015</text:p>
          </table:table-cell>
          <table:table-cell table:style-name="ce6" office:value-type="time" office:time-value="PT18H33M59S" calcext:value-type="time">
            <text:p>18:3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4]-[.J294]" office:value-type="currency" office:currency="CAD" office:value="3.59999999999999" calcext:value-type="currency">
            <text:p>$3.60</text:p>
          </table:table-cell>
          <table:table-cell table:style-name="ce3" table:formula="of:=[.L294]+[.K2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4]+[.N293]" office:value-type="currency" office:currency="CAD" office:value="54485.7399999999" calcext:value-type="currency">
            <text:p>$54,485.74</text:p>
          </table:table-cell>
          <table:table-cell/>
        </table:table-row>
        <table:table-row table:style-name="ro1">
          <table:table-cell table:style-name="ce5" office:value-type="string" calcext:value-type="string">
            <text:p>7/2/2015</text:p>
          </table:table-cell>
          <table:table-cell table:style-name="ce6" office:value-type="time" office:time-value="PT18H34M02S" calcext:value-type="time">
            <text:p>18:3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5]-[.J295]" office:value-type="currency" office:currency="CAD" office:value="1.8" calcext:value-type="currency">
            <text:p>$1.80</text:p>
          </table:table-cell>
          <table:table-cell table:style-name="ce3" table:formula="of:=[.L295]+[.K2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5]+[.N294]" office:value-type="currency" office:currency="CAD" office:value="54532.1899999999" calcext:value-type="currency">
            <text:p>$54,532.19</text:p>
          </table:table-cell>
          <table:table-cell/>
        </table:table-row>
        <table:table-row table:style-name="ro1">
          <table:table-cell table:style-name="ce5" office:value-type="string" calcext:value-type="string">
            <text:p>7/2/2015</text:p>
          </table:table-cell>
          <table:table-cell table:style-name="ce6" office:value-type="time" office:time-value="PT18H34M05S" calcext:value-type="time">
            <text:p>18:3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96]-[.J296]" office:value-type="currency" office:currency="CAD" office:value="0.899999999999999" calcext:value-type="currency">
            <text:p>$0.90</text:p>
          </table:table-cell>
          <table:table-cell table:style-name="ce3" table:formula="of:=[.L296]+[.K2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96]+[.N295]" office:value-type="currency" office:currency="CAD" office:value="54555.2599999999" calcext:value-type="currency">
            <text:p>$54,555.26</text:p>
          </table:table-cell>
          <table:table-cell/>
        </table:table-row>
        <table:table-row table:style-name="ro1">
          <table:table-cell table:style-name="ce5" office:value-type="string" calcext:value-type="string">
            <text:p>7/2/2015</text:p>
          </table:table-cell>
          <table:table-cell table:style-name="ce6" office:value-type="time" office:time-value="PT18H34M08S" calcext:value-type="time">
            <text:p>18:3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7]-[.J297]" office:value-type="currency" office:currency="CAD" office:value="3.59999999999999" calcext:value-type="currency">
            <text:p>$3.60</text:p>
          </table:table-cell>
          <table:table-cell table:style-name="ce3" table:formula="of:=[.L297]+[.K2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7]+[.N296]" office:value-type="currency" office:currency="CAD" office:value="54648.4599999999" calcext:value-type="currency">
            <text:p>$54,648.46</text:p>
          </table:table-cell>
          <table:table-cell/>
        </table:table-row>
        <table:table-row table:style-name="ro1">
          <table:table-cell table:style-name="ce5" office:value-type="string" calcext:value-type="string">
            <text:p>7/2/2015</text:p>
          </table:table-cell>
          <table:table-cell table:style-name="ce6" office:value-type="time" office:time-value="PT18H34M11S" calcext:value-type="time">
            <text:p>18: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8]-[.J298]" office:value-type="currency" office:currency="CAD" office:value="3.59999999999999" calcext:value-type="currency">
            <text:p>$3.60</text:p>
          </table:table-cell>
          <table:table-cell table:style-name="ce3" table:formula="of:=[.L298]+[.K2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8]+[.N297]" office:value-type="currency" office:currency="CAD" office:value="54741.6599999999" calcext:value-type="currency">
            <text:p>$54,741.66</text:p>
          </table:table-cell>
          <table:table-cell/>
        </table:table-row>
        <table:table-row table:style-name="ro1">
          <table:table-cell table:style-name="ce5" office:value-type="string" calcext:value-type="string">
            <text:p>7/2/2015</text:p>
          </table:table-cell>
          <table:table-cell table:style-name="ce6" office:value-type="time" office:time-value="PT18H34M14S" calcext:value-type="time">
            <text:p>18:3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9]-[.J299]" office:value-type="currency" office:currency="CAD" office:value="1.8" calcext:value-type="currency">
            <text:p>$1.80</text:p>
          </table:table-cell>
          <table:table-cell table:style-name="ce3" table:formula="of:=[.L299]+[.K2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9]+[.N298]" office:value-type="currency" office:currency="CAD" office:value="54788.1099999999" calcext:value-type="currency">
            <text:p>$54,788.11</text:p>
          </table:table-cell>
          <table:table-cell/>
        </table:table-row>
        <table:table-row table:style-name="ro1">
          <table:table-cell table:style-name="ce5" office:value-type="string" calcext:value-type="string">
            <text:p>7/2/2015</text:p>
          </table:table-cell>
          <table:table-cell table:style-name="ce6" office:value-type="time" office:time-value="PT18H34M17S" calcext:value-type="time">
            <text:p>18:3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0]-[.J300]" office:value-type="currency" office:currency="CAD" office:value="1.8" calcext:value-type="currency">
            <text:p>$1.80</text:p>
          </table:table-cell>
          <table:table-cell table:style-name="ce3" table:formula="of:=[.L300]+[.K3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0]+[.N299]" office:value-type="currency" office:currency="CAD" office:value="54834.5599999999" calcext:value-type="currency">
            <text:p>$54,834.56</text:p>
          </table:table-cell>
          <table:table-cell/>
        </table:table-row>
        <table:table-row table:style-name="ro1">
          <table:table-cell table:style-name="ce5" office:value-type="string" calcext:value-type="string">
            <text:p>7/2/2015</text:p>
          </table:table-cell>
          <table:table-cell table:style-name="ce6" office:value-type="time" office:time-value="PT18H34M21S" calcext:value-type="time">
            <text:p>18:3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01]-[.J301]" office:value-type="currency" office:currency="CAD" office:value="0.359999999999999" calcext:value-type="currency">
            <text:p>$0.36</text:p>
          </table:table-cell>
          <table:table-cell table:style-name="ce3" table:formula="of:=[.L301]+[.K30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01]+[.N300]" office:value-type="currency" office:currency="CAD" office:value="54843.6099999999" calcext:value-type="currency">
            <text:p>$54,843.61</text:p>
          </table:table-cell>
          <table:table-cell/>
        </table:table-row>
        <table:table-row table:style-name="ro1">
          <table:table-cell table:style-name="ce5" office:value-type="string" calcext:value-type="string">
            <text:p>7/2/2015</text:p>
          </table:table-cell>
          <table:table-cell table:style-name="ce6" office:value-type="time" office:time-value="PT18H34M24S" calcext:value-type="time">
            <text:p>18:3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2]-[.J302]" office:value-type="currency" office:currency="CAD" office:value="1.8" calcext:value-type="currency">
            <text:p>$1.80</text:p>
          </table:table-cell>
          <table:table-cell table:style-name="ce3" table:formula="of:=[.L302]+[.K30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2]+[.N301]" office:value-type="currency" office:currency="CAD" office:value="54890.0599999999" calcext:value-type="currency">
            <text:p>$54,890.06</text:p>
          </table:table-cell>
          <table:table-cell/>
        </table:table-row>
        <table:table-row table:style-name="ro1">
          <table:table-cell table:style-name="ce5" office:value-type="string" calcext:value-type="string">
            <text:p>7/2/2015</text:p>
          </table:table-cell>
          <table:table-cell table:style-name="ce6" office:value-type="time" office:time-value="PT18H34M27S" calcext:value-type="time">
            <text:p>18:3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3]-[.J303]" office:value-type="currency" office:currency="CAD" office:value="1.8" calcext:value-type="currency">
            <text:p>$1.80</text:p>
          </table:table-cell>
          <table:table-cell table:style-name="ce3" table:formula="of:=[.L303]+[.K3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3]+[.N302]" office:value-type="currency" office:currency="CAD" office:value="54936.5099999999" calcext:value-type="currency">
            <text:p>$54,936.51</text:p>
          </table:table-cell>
          <table:table-cell/>
        </table:table-row>
        <table:table-row table:style-name="ro1">
          <table:table-cell table:style-name="ce5" office:value-type="string" calcext:value-type="string">
            <text:p>7/2/2015</text:p>
          </table:table-cell>
          <table:table-cell table:style-name="ce6" office:value-type="time" office:time-value="PT18H34M30S" calcext:value-type="time">
            <text:p>18:3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04]-[.J304]" office:value-type="currency" office:currency="CAD" office:value="0.359999999999999" calcext:value-type="currency">
            <text:p>$0.36</text:p>
          </table:table-cell>
          <table:table-cell table:style-name="ce3" table:formula="of:=[.L304]+[.K3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04]+[.N303]" office:value-type="currency" office:currency="CAD" office:value="54945.5599999999" calcext:value-type="currency">
            <text:p>$54,945.56</text:p>
          </table:table-cell>
          <table:table-cell/>
        </table:table-row>
        <table:table-row table:style-name="ro1">
          <table:table-cell table:style-name="ce5" office:value-type="string" calcext:value-type="string">
            <text:p>7/2/2015</text:p>
          </table:table-cell>
          <table:table-cell table:style-name="ce6" office:value-type="time" office:time-value="PT18H34M33S" calcext:value-type="time">
            <text:p>18:3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05]-[.J305]" office:value-type="currency" office:currency="CAD" office:value="3.59999999999999" calcext:value-type="currency">
            <text:p>$3.60</text:p>
          </table:table-cell>
          <table:table-cell table:style-name="ce3" table:formula="of:=[.L305]+[.K3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05]+[.N304]" office:value-type="currency" office:currency="CAD" office:value="55038.7599999999" calcext:value-type="currency">
            <text:p>$55,038.76</text:p>
          </table:table-cell>
          <table:table-cell/>
        </table:table-row>
        <table:table-row table:style-name="ro1">
          <table:table-cell table:style-name="ce5" office:value-type="string" calcext:value-type="string">
            <text:p>7/2/2015</text:p>
          </table:table-cell>
          <table:table-cell table:style-name="ce6" office:value-type="time" office:time-value="PT18H34M36S" calcext:value-type="time">
            <text:p>18: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06]-[.J306]" office:value-type="currency" office:currency="CAD" office:value="0.720000000000002" calcext:value-type="currency">
            <text:p>$0.72</text:p>
          </table:table-cell>
          <table:table-cell table:style-name="ce3" table:formula="of:=[.L306]+[.K30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06]+[.N305]" office:value-type="currency" office:currency="CAD" office:value="55057.1599999999" calcext:value-type="currency">
            <text:p>$55,057.16</text:p>
          </table:table-cell>
          <table:table-cell/>
        </table:table-row>
        <table:table-row table:style-name="ro1">
          <table:table-cell table:style-name="ce5" office:value-type="string" calcext:value-type="string">
            <text:p>7/2/2015</text:p>
          </table:table-cell>
          <table:table-cell table:style-name="ce6" office:value-type="time" office:time-value="PT18H34M40S" calcext:value-type="time">
            <text:p>18:3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307]-[.J307]" office:value-type="currency" office:currency="CAD" office:value="1.08" calcext:value-type="currency">
            <text:p>$1.08</text:p>
          </table:table-cell>
          <table:table-cell table:style-name="ce3" table:formula="of:=[.L307]+[.K30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307]+[.N306]" office:value-type="currency" office:currency="CAD" office:value="55084.9099999999" calcext:value-type="currency">
            <text:p>$55,084.91</text:p>
          </table:table-cell>
          <table:table-cell/>
        </table:table-row>
        <table:table-row table:style-name="ro1">
          <table:table-cell table:style-name="ce5" office:value-type="string" calcext:value-type="string">
            <text:p>7/2/2015</text:p>
          </table:table-cell>
          <table:table-cell table:style-name="ce6" office:value-type="time" office:time-value="PT18H34M42S" calcext:value-type="time">
            <text:p>18: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08]-[.J308]" office:value-type="currency" office:currency="CAD" office:value="3.59999999999999" calcext:value-type="currency">
            <text:p>$3.60</text:p>
          </table:table-cell>
          <table:table-cell table:style-name="ce3" table:formula="of:=[.L308]+[.K3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08]+[.N307]" office:value-type="currency" office:currency="CAD" office:value="55178.1099999999" calcext:value-type="currency">
            <text:p>$55,178.11</text:p>
          </table:table-cell>
          <table:table-cell/>
        </table:table-row>
        <table:table-row table:style-name="ro1">
          <table:table-cell table:style-name="ce5" office:value-type="string" calcext:value-type="string">
            <text:p>7/2/2015</text:p>
          </table:table-cell>
          <table:table-cell table:style-name="ce6" office:value-type="time" office:time-value="PT18H34M45S" calcext:value-type="time">
            <text:p>18: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9]-[.J309]" office:value-type="currency" office:currency="CAD" office:value="1.8" calcext:value-type="currency">
            <text:p>$1.80</text:p>
          </table:table-cell>
          <table:table-cell table:style-name="ce3" table:formula="of:=[.L309]+[.K3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9]+[.N308]" office:value-type="currency" office:currency="CAD" office:value="55224.5599999999" calcext:value-type="currency">
            <text:p>$55,224.56</text:p>
          </table:table-cell>
          <table:table-cell/>
        </table:table-row>
        <table:table-row table:style-name="ro1">
          <table:table-cell table:style-name="ce5" office:value-type="string" calcext:value-type="string">
            <text:p>7/2/2015</text:p>
          </table:table-cell>
          <table:table-cell table:style-name="ce6" office:value-type="time" office:time-value="PT18H34M49S" calcext:value-type="time">
            <text:p>18:34: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0]-[.J310]" office:value-type="currency" office:currency="CAD" office:value="17.96" calcext:value-type="currency">
            <text:p>$17.96</text:p>
          </table:table-cell>
          <table:table-cell table:style-name="ce3" table:formula="of:=[.L310]+[.K310]"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0]+[.N309]" office:value-type="currency" office:currency="CAD" office:value="55690.8299999999" calcext:value-type="currency">
            <text:p>$55,690.83</text:p>
          </table:table-cell>
          <table:table-cell/>
        </table:table-row>
        <table:table-row table:style-name="ro1">
          <table:table-cell table:style-name="ce5" office:value-type="string" calcext:value-type="string">
            <text:p>7/2/2015</text:p>
          </table:table-cell>
          <table:table-cell table:style-name="ce6" office:value-type="time" office:time-value="PT18H34M52S" calcext:value-type="time">
            <text:p>18:34: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11]-[.J311]" office:value-type="currency" office:currency="CAD" office:value="0.899999999999999" calcext:value-type="currency">
            <text:p>$0.90</text:p>
          </table:table-cell>
          <table:table-cell table:style-name="ce3" table:formula="of:=[.L311]+[.K3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11]+[.N310]" office:value-type="currency" office:currency="CAD" office:value="55713.8999999999" calcext:value-type="currency">
            <text:p>$55,713.90</text:p>
          </table:table-cell>
          <table:table-cell/>
        </table:table-row>
        <table:table-row table:style-name="ro1">
          <table:table-cell table:style-name="ce5" office:value-type="string" calcext:value-type="string">
            <text:p>7/2/2015</text:p>
          </table:table-cell>
          <table:table-cell table:style-name="ce6" office:value-type="time" office:time-value="PT18H34M55S" calcext:value-type="time">
            <text:p>18:3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2]-[.J312]" office:value-type="currency" office:currency="CAD" office:value="17.96" calcext:value-type="currency">
            <text:p>$17.96</text:p>
          </table:table-cell>
          <table:table-cell table:style-name="ce3" table:formula="of:=[.L312]+[.K312]"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2]+[.N311]" office:value-type="currency" office:currency="CAD" office:value="56180.1699999999" calcext:value-type="currency">
            <text:p>$56,180.17</text:p>
          </table:table-cell>
          <table:table-cell/>
        </table:table-row>
        <table:table-row table:style-name="ro1">
          <table:table-cell table:style-name="ce5" office:value-type="string" calcext:value-type="string">
            <text:p>7/2/2015</text:p>
          </table:table-cell>
          <table:table-cell table:style-name="ce6" office:value-type="time" office:time-value="PT18H34M58S" calcext:value-type="time">
            <text:p>18:3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3]-[.J313]" office:value-type="currency" office:currency="CAD" office:value="17.96" calcext:value-type="currency">
            <text:p>$17.96</text:p>
          </table:table-cell>
          <table:table-cell table:style-name="ce3" table:formula="of:=[.L313]+[.K313]"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3]+[.N312]" office:value-type="currency" office:currency="CAD" office:value="56646.4399999999" calcext:value-type="currency">
            <text:p>$56,646.44</text:p>
          </table:table-cell>
          <table:table-cell/>
        </table:table-row>
        <table:table-row table:style-name="ro1">
          <table:table-cell table:style-name="ce5" office:value-type="string" calcext:value-type="string">
            <text:p>7/2/2015</text:p>
          </table:table-cell>
          <table:table-cell table:style-name="ce6" office:value-type="time" office:time-value="PT18H35M01S" calcext:value-type="time">
            <text:p>18:3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4]-[.J314]" office:value-type="currency" office:currency="CAD" office:value="17.96" calcext:value-type="currency">
            <text:p>$17.96</text:p>
          </table:table-cell>
          <table:table-cell table:style-name="ce3" table:formula="of:=[.L314]+[.K314]"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4]+[.N313]" office:value-type="currency" office:currency="CAD" office:value="57112.7099999999" calcext:value-type="currency">
            <text:p>$57,112.71</text:p>
          </table:table-cell>
          <table:table-cell/>
        </table:table-row>
        <table:table-row table:style-name="ro1">
          <table:table-cell table:style-name="ce5" office:value-type="string" calcext:value-type="string">
            <text:p>7/2/2015</text:p>
          </table:table-cell>
          <table:table-cell table:style-name="ce6" office:value-type="time" office:time-value="PT18H35M04S" calcext:value-type="time">
            <text:p>18:3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5]-[.J315]" office:value-type="currency" office:currency="CAD" office:value="17.96" calcext:value-type="currency">
            <text:p>$17.96</text:p>
          </table:table-cell>
          <table:table-cell table:style-name="ce3" table:formula="of:=[.L315]+[.K315]"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5]+[.N314]" office:value-type="currency" office:currency="CAD" office:value="57578.9799999999" calcext:value-type="currency">
            <text:p>$57,578.98</text:p>
          </table:table-cell>
          <table:table-cell/>
        </table:table-row>
        <table:table-row table:style-name="ro1">
          <table:table-cell table:style-name="ce5" office:value-type="string" calcext:value-type="string">
            <text:p>7/2/2015</text:p>
          </table:table-cell>
          <table:table-cell table:style-name="ce6" office:value-type="time" office:time-value="PT18H35M07S" calcext:value-type="time">
            <text:p>18:3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16]-[.J316]" office:value-type="currency" office:currency="CAD" office:value="3.59999999999999" calcext:value-type="currency">
            <text:p>$3.60</text:p>
          </table:table-cell>
          <table:table-cell table:style-name="ce3" table:formula="of:=[.L316]+[.K3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16]+[.N315]" office:value-type="currency" office:currency="CAD" office:value="57672.1799999999" calcext:value-type="currency">
            <text:p>$57,672.18</text:p>
          </table:table-cell>
          <table:table-cell/>
        </table:table-row>
        <table:table-row table:style-name="ro1">
          <table:table-cell table:style-name="ce5" office:value-type="string" calcext:value-type="string">
            <text:p>7/2/2015</text:p>
          </table:table-cell>
          <table:table-cell table:style-name="ce6" office:value-type="time" office:time-value="PT18H35M10S" calcext:value-type="time">
            <text:p>18:3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17]-[.J317]" office:value-type="currency" office:currency="CAD" office:value="1.8" calcext:value-type="currency">
            <text:p>$1.80</text:p>
          </table:table-cell>
          <table:table-cell table:style-name="ce3" table:formula="of:=[.L317]+[.K3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17]+[.N316]" office:value-type="currency" office:currency="CAD" office:value="57718.6299999999" calcext:value-type="currency">
            <text:p>$57,718.63</text:p>
          </table:table-cell>
          <table:table-cell/>
        </table:table-row>
        <table:table-row table:style-name="ro1">
          <table:table-cell table:style-name="ce5" office:value-type="string" calcext:value-type="string">
            <text:p>7/2/2015</text:p>
          </table:table-cell>
          <table:table-cell table:style-name="ce6" office:value-type="time" office:time-value="PT18H35M13S" calcext:value-type="time">
            <text:p>18:3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18]-[.J318]" office:value-type="currency" office:currency="CAD" office:value="0.720000000000002" calcext:value-type="currency">
            <text:p>$0.72</text:p>
          </table:table-cell>
          <table:table-cell table:style-name="ce3" table:formula="of:=[.L318]+[.K31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18]+[.N317]" office:value-type="currency" office:currency="CAD" office:value="57737.0299999999" calcext:value-type="currency">
            <text:p>$57,737.03</text:p>
          </table:table-cell>
          <table:table-cell/>
        </table:table-row>
        <table:table-row table:style-name="ro1">
          <table:table-cell table:style-name="ce5" office:value-type="string" calcext:value-type="string">
            <text:p>7/2/2015</text:p>
          </table:table-cell>
          <table:table-cell table:style-name="ce6" office:value-type="time" office:time-value="PT18H35M16S" calcext:value-type="time">
            <text:p>18:3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19]-[.J319]" office:value-type="currency" office:currency="CAD" office:value="0.720000000000002" calcext:value-type="currency">
            <text:p>$0.72</text:p>
          </table:table-cell>
          <table:table-cell table:style-name="ce3" table:formula="of:=[.L319]+[.K3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19]+[.N318]" office:value-type="currency" office:currency="CAD" office:value="57755.4299999999" calcext:value-type="currency">
            <text:p>$57,755.43</text:p>
          </table:table-cell>
          <table:table-cell/>
        </table:table-row>
        <table:table-row table:style-name="ro1">
          <table:table-cell table:style-name="ce5" office:value-type="string" calcext:value-type="string">
            <text:p>7/2/2015</text:p>
          </table:table-cell>
          <table:table-cell table:style-name="ce6" office:value-type="time" office:time-value="PT18H35M19S" calcext:value-type="time">
            <text:p>18:3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20]-[.J320]" office:value-type="currency" office:currency="CAD" office:value="0.899999999999999" calcext:value-type="currency">
            <text:p>$0.90</text:p>
          </table:table-cell>
          <table:table-cell table:style-name="ce3" table:formula="of:=[.L320]+[.K3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20]+[.N319]" office:value-type="currency" office:currency="CAD" office:value="57778.4999999999" calcext:value-type="currency">
            <text:p>$57,778.50</text:p>
          </table:table-cell>
          <table:table-cell/>
        </table:table-row>
        <table:table-row table:style-name="ro1">
          <table:table-cell table:style-name="ce5" office:value-type="string" calcext:value-type="string">
            <text:p>7/2/2015</text:p>
          </table:table-cell>
          <table:table-cell table:style-name="ce6" office:value-type="time" office:time-value="PT18H35M22S" calcext:value-type="time">
            <text:p>18:3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21]-[.J321]" office:value-type="currency" office:currency="CAD" office:value="0.720000000000002" calcext:value-type="currency">
            <text:p>$0.72</text:p>
          </table:table-cell>
          <table:table-cell table:style-name="ce3" table:formula="of:=[.L321]+[.K32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21]+[.N320]" office:value-type="currency" office:currency="CAD" office:value="57796.8999999999" calcext:value-type="currency">
            <text:p>$57,796.90</text:p>
          </table:table-cell>
          <table:table-cell/>
        </table:table-row>
        <table:table-row table:style-name="ro1">
          <table:table-cell table:style-name="ce5" office:value-type="string" calcext:value-type="string">
            <text:p>7/2/2015</text:p>
          </table:table-cell>
          <table:table-cell table:style-name="ce6" office:value-type="time" office:time-value="PT18H35M25S" calcext:value-type="time">
            <text:p>18:3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2]-[.J322]" office:value-type="currency" office:currency="CAD" office:value="3.59999999999999" calcext:value-type="currency">
            <text:p>$3.60</text:p>
          </table:table-cell>
          <table:table-cell table:style-name="ce3" table:formula="of:=[.L322]+[.K3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2]+[.N321]" office:value-type="currency" office:currency="CAD" office:value="57890.0999999999" calcext:value-type="currency">
            <text:p>$57,890.10</text:p>
          </table:table-cell>
          <table:table-cell/>
        </table:table-row>
        <table:table-row table:style-name="ro1">
          <table:table-cell table:style-name="ce5" office:value-type="string" calcext:value-type="string">
            <text:p>7/2/2015</text:p>
          </table:table-cell>
          <table:table-cell table:style-name="ce6" office:value-type="time" office:time-value="PT18H35M28S" calcext:value-type="time">
            <text:p>18:35: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3]-[.J323]" office:value-type="currency" office:currency="CAD" office:value="3.59999999999999" calcext:value-type="currency">
            <text:p>$3.60</text:p>
          </table:table-cell>
          <table:table-cell table:style-name="ce3" table:formula="of:=[.L323]+[.K3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3]+[.N322]" office:value-type="currency" office:currency="CAD" office:value="57983.2999999999" calcext:value-type="currency">
            <text:p>$57,983.30</text:p>
          </table:table-cell>
          <table:table-cell/>
        </table:table-row>
        <table:table-row table:style-name="ro1">
          <table:table-cell table:style-name="ce5" office:value-type="string" calcext:value-type="string">
            <text:p>7/2/2015</text:p>
          </table:table-cell>
          <table:table-cell table:style-name="ce6" office:value-type="time" office:time-value="PT18H35M32S" calcext:value-type="time">
            <text:p>18:3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4]-[.J324]" office:value-type="currency" office:currency="CAD" office:value="3.59999999999999" calcext:value-type="currency">
            <text:p>$3.60</text:p>
          </table:table-cell>
          <table:table-cell table:style-name="ce3" table:formula="of:=[.L324]+[.K3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4]+[.N323]" office:value-type="currency" office:currency="CAD" office:value="58076.4999999999" calcext:value-type="currency">
            <text:p>$58,076.50</text:p>
          </table:table-cell>
          <table:table-cell/>
        </table:table-row>
        <table:table-row table:style-name="ro1">
          <table:table-cell table:style-name="ce5" office:value-type="string" calcext:value-type="string">
            <text:p>7/2/2015</text:p>
          </table:table-cell>
          <table:table-cell table:style-name="ce6" office:value-type="time" office:time-value="PT18H35M35S" calcext:value-type="time">
            <text:p>18:3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5]-[.J325]" office:value-type="currency" office:currency="CAD" office:value="3.59999999999999" calcext:value-type="currency">
            <text:p>$3.60</text:p>
          </table:table-cell>
          <table:table-cell table:style-name="ce3" table:formula="of:=[.L325]+[.K3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5]+[.N324]" office:value-type="currency" office:currency="CAD" office:value="58169.6999999999" calcext:value-type="currency">
            <text:p>$58,169.70</text:p>
          </table:table-cell>
          <table:table-cell/>
        </table:table-row>
        <table:table-row table:style-name="ro1">
          <table:table-cell table:style-name="ce5" office:value-type="string" calcext:value-type="string">
            <text:p>7/2/2015</text:p>
          </table:table-cell>
          <table:table-cell table:style-name="ce6" office:value-type="time" office:time-value="PT18H35M38S" calcext:value-type="time">
            <text:p>18:3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26]-[.J326]" office:value-type="currency" office:currency="CAD" office:value="0.899999999999999" calcext:value-type="currency">
            <text:p>$0.90</text:p>
          </table:table-cell>
          <table:table-cell table:style-name="ce3" table:formula="of:=[.L326]+[.K32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26]+[.N325]" office:value-type="currency" office:currency="CAD" office:value="58192.7699999999" calcext:value-type="currency">
            <text:p>$58,192.77</text:p>
          </table:table-cell>
          <table:table-cell/>
        </table:table-row>
        <table:table-row table:style-name="ro1">
          <table:table-cell table:style-name="ce5" office:value-type="string" calcext:value-type="string">
            <text:p>7/2/2015</text:p>
          </table:table-cell>
          <table:table-cell table:style-name="ce6" office:value-type="time" office:time-value="PT18H35M41S" calcext:value-type="time">
            <text:p>18:3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7]-[.J327]" office:value-type="currency" office:currency="CAD" office:value="3.59999999999999" calcext:value-type="currency">
            <text:p>$3.60</text:p>
          </table:table-cell>
          <table:table-cell table:style-name="ce3" table:formula="of:=[.L327]+[.K3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7]+[.N326]" office:value-type="currency" office:currency="CAD" office:value="58285.9699999999" calcext:value-type="currency">
            <text:p>$58,285.97</text:p>
          </table:table-cell>
          <table:table-cell/>
        </table:table-row>
        <table:table-row table:style-name="ro1">
          <table:table-cell table:style-name="ce5" office:value-type="string" calcext:value-type="string">
            <text:p>7/2/2015</text:p>
          </table:table-cell>
          <table:table-cell table:style-name="ce6" office:value-type="time" office:time-value="PT18H35M44S" calcext:value-type="time">
            <text:p>18:3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328]-[.J328]" office:value-type="currency" office:currency="CAD" office:value="5.40000000000001" calcext:value-type="currency">
            <text:p>$5.40</text:p>
          </table:table-cell>
          <table:table-cell table:style-name="ce3" table:formula="of:=[.L328]+[.K3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328]+[.N327]" office:value-type="currency" office:currency="CAD" office:value="58425.9199999999" calcext:value-type="currency">
            <text:p>$58,425.92</text:p>
          </table:table-cell>
          <table:table-cell/>
        </table:table-row>
        <table:table-row table:style-name="ro1">
          <table:table-cell table:style-name="ce5" office:value-type="string" calcext:value-type="string">
            <text:p>7/2/2015</text:p>
          </table:table-cell>
          <table:table-cell table:style-name="ce6" office:value-type="time" office:time-value="PT18H35M47S" calcext:value-type="time">
            <text:p>18:3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29]-[.J329]" office:value-type="currency" office:currency="CAD" office:value="1.8" calcext:value-type="currency">
            <text:p>$1.80</text:p>
          </table:table-cell>
          <table:table-cell table:style-name="ce3" table:formula="of:=[.L329]+[.K32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29]+[.N328]" office:value-type="currency" office:currency="CAD" office:value="58472.3699999999" calcext:value-type="currency">
            <text:p>$58,472.37</text:p>
          </table:table-cell>
          <table:table-cell/>
        </table:table-row>
        <table:table-row table:style-name="ro1">
          <table:table-cell table:style-name="ce5" office:value-type="string" calcext:value-type="string">
            <text:p>7/2/2015</text:p>
          </table:table-cell>
          <table:table-cell table:style-name="ce6" office:value-type="time" office:time-value="PT18H35M50S" calcext:value-type="time">
            <text:p>18:3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30]-[.J330]" office:value-type="currency" office:currency="CAD" office:value="0.899999999999999" calcext:value-type="currency">
            <text:p>$0.90</text:p>
          </table:table-cell>
          <table:table-cell table:style-name="ce3" table:formula="of:=[.L330]+[.K3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30]+[.N329]" office:value-type="currency" office:currency="CAD" office:value="58495.4399999998" calcext:value-type="currency">
            <text:p>$58,495.44</text:p>
          </table:table-cell>
          <table:table-cell/>
        </table:table-row>
        <table:table-row table:style-name="ro1">
          <table:table-cell table:style-name="ce5" office:value-type="string" calcext:value-type="string">
            <text:p>7/2/2015</text:p>
          </table:table-cell>
          <table:table-cell table:style-name="ce6" office:value-type="time" office:time-value="PT18H35M53S" calcext:value-type="time">
            <text:p>18:3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31]-[.J331]" office:value-type="currency" office:currency="CAD" office:value="0.899999999999999" calcext:value-type="currency">
            <text:p>$0.90</text:p>
          </table:table-cell>
          <table:table-cell table:style-name="ce3" table:formula="of:=[.L331]+[.K3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31]+[.N330]" office:value-type="currency" office:currency="CAD" office:value="58518.5099999998" calcext:value-type="currency">
            <text:p>$58,518.51</text:p>
          </table:table-cell>
          <table:table-cell/>
        </table:table-row>
        <table:table-row table:style-name="ro1">
          <table:table-cell table:style-name="ce5" office:value-type="string" calcext:value-type="string">
            <text:p>7/2/2015</text:p>
          </table:table-cell>
          <table:table-cell table:style-name="ce6" office:value-type="time" office:time-value="PT18H35M56S" calcext:value-type="time">
            <text:p>18:3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332]-[.J332]" office:value-type="currency" office:currency="CAD" office:value="0.18" calcext:value-type="currency">
            <text:p>$0.18</text:p>
          </table:table-cell>
          <table:table-cell table:style-name="ce3" table:formula="of:=[.L332]+[.K33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332]+[.N331]" office:value-type="currency" office:currency="CAD" office:value="58522.8799999998" calcext:value-type="currency">
            <text:p>$58,522.88</text:p>
          </table:table-cell>
          <table:table-cell/>
        </table:table-row>
        <table:table-row table:style-name="ro1">
          <table:table-cell table:style-name="ce5" office:value-type="string" calcext:value-type="string">
            <text:p>7/2/2015</text:p>
          </table:table-cell>
          <table:table-cell table:style-name="ce6" office:value-type="time" office:time-value="PT18H35M59S" calcext:value-type="time">
            <text:p>18:35: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3]-[.J333]" office:value-type="currency" office:currency="CAD" office:value="1.8" calcext:value-type="currency">
            <text:p>$1.80</text:p>
          </table:table-cell>
          <table:table-cell table:style-name="ce3" table:formula="of:=[.L333]+[.K33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33]+[.N332]" office:value-type="currency" office:currency="CAD" office:value="58569.3299999998" calcext:value-type="currency">
            <text:p>$58,569.33</text:p>
          </table:table-cell>
          <table:table-cell/>
        </table:table-row>
        <table:table-row table:style-name="ro1">
          <table:table-cell table:style-name="ce5" office:value-type="string" calcext:value-type="string">
            <text:p>7/2/2015</text:p>
          </table:table-cell>
          <table:table-cell table:style-name="ce6" office:value-type="time" office:time-value="PT18H36M02S" calcext:value-type="time">
            <text:p>18:36: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4]-[.J334]" office:value-type="currency" office:currency="CAD" office:value="1.8" calcext:value-type="currency">
            <text:p>$1.80</text:p>
          </table:table-cell>
          <table:table-cell table:style-name="ce3" table:formula="of:=[.L334]+[.K33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34]+[.N333]" office:value-type="currency" office:currency="CAD" office:value="58615.7799999998" calcext:value-type="currency">
            <text:p>$58,615.78</text:p>
          </table:table-cell>
          <table:table-cell/>
        </table:table-row>
        <table:table-row table:style-name="ro1">
          <table:table-cell table:style-name="ce5" office:value-type="string" calcext:value-type="string">
            <text:p>7/2/2015</text:p>
          </table:table-cell>
          <table:table-cell table:style-name="ce6" office:value-type="time" office:time-value="PT18H36M05S" calcext:value-type="time">
            <text:p>18:36: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35]-[.J335]" office:value-type="currency" office:currency="CAD" office:value="0.359999999999999" calcext:value-type="currency">
            <text:p>$0.36</text:p>
          </table:table-cell>
          <table:table-cell table:style-name="ce3" table:formula="of:=[.L335]+[.K3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35]+[.N334]" office:value-type="currency" office:currency="CAD" office:value="58624.8299999998" calcext:value-type="currency">
            <text:p>$58,624.83</text:p>
          </table:table-cell>
          <table:table-cell/>
        </table:table-row>
        <table:table-row table:style-name="ro1">
          <table:table-cell table:style-name="ce5" office:value-type="string" calcext:value-type="string">
            <text:p>7/2/2015</text:p>
          </table:table-cell>
          <table:table-cell table:style-name="ce6" office:value-type="time" office:time-value="PT18H36M08S" calcext:value-type="time">
            <text:p>18:3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336]-[.J336]" office:value-type="currency" office:currency="CAD" office:value="0.18" calcext:value-type="currency">
            <text:p>$0.18</text:p>
          </table:table-cell>
          <table:table-cell table:style-name="ce3" table:formula="of:=[.L336]+[.K33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336]+[.N335]" office:value-type="currency" office:currency="CAD" office:value="58629.1999999999" calcext:value-type="currency">
            <text:p>$58,629.20</text:p>
          </table:table-cell>
          <table:table-cell/>
        </table:table-row>
        <table:table-row table:style-name="ro1">
          <table:table-cell table:style-name="ce5" office:value-type="string" calcext:value-type="string">
            <text:p>7/2/2015</text:p>
          </table:table-cell>
          <table:table-cell table:style-name="ce6" office:value-type="time" office:time-value="PT18H36M11S" calcext:value-type="time">
            <text:p>18:3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37]-[.J337]" office:value-type="currency" office:currency="CAD" office:value="3.59999999999999" calcext:value-type="currency">
            <text:p>$3.60</text:p>
          </table:table-cell>
          <table:table-cell table:style-name="ce3" table:formula="of:=[.L337]+[.K3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37]+[.N336]" office:value-type="currency" office:currency="CAD" office:value="58722.3999999998" calcext:value-type="currency">
            <text:p>$58,722.40</text:p>
          </table:table-cell>
          <table:table-cell/>
        </table:table-row>
        <table:table-row table:style-name="ro1">
          <table:table-cell table:style-name="ce5" office:value-type="string" calcext:value-type="string">
            <text:p>7/2/2015</text:p>
          </table:table-cell>
          <table:table-cell table:style-name="ce6" office:value-type="time" office:time-value="PT18H36M14S" calcext:value-type="time">
            <text:p>18:3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38]-[.J338]" office:value-type="currency" office:currency="CAD" office:value="9" calcext:value-type="currency">
            <text:p>$9.00</text:p>
          </table:table-cell>
          <table:table-cell table:style-name="ce3" table:formula="of:=[.L338]+[.K338]"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38]+[.N337]" office:value-type="currency" office:currency="CAD" office:value="58955.8499999998" calcext:value-type="currency">
            <text:p>$58,955.85</text:p>
          </table:table-cell>
          <table:table-cell/>
        </table:table-row>
        <table:table-row table:style-name="ro1">
          <table:table-cell table:style-name="ce5" office:value-type="string" calcext:value-type="string">
            <text:p>7/2/2015</text:p>
          </table:table-cell>
          <table:table-cell table:style-name="ce6" office:value-type="time" office:time-value="PT18H36M17S" calcext:value-type="time">
            <text:p>18:3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39]-[.J339]" office:value-type="currency" office:currency="CAD" office:value="3.59999999999999" calcext:value-type="currency">
            <text:p>$3.60</text:p>
          </table:table-cell>
          <table:table-cell table:style-name="ce3" table:formula="of:=[.L339]+[.K3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39]+[.N338]" office:value-type="currency" office:currency="CAD" office:value="59049.0499999998" calcext:value-type="currency">
            <text:p>$59,049.05</text:p>
          </table:table-cell>
          <table:table-cell/>
        </table:table-row>
        <table:table-row table:style-name="ro1">
          <table:table-cell table:style-name="ce5" office:value-type="string" calcext:value-type="string">
            <text:p>7/2/2015</text:p>
          </table:table-cell>
          <table:table-cell table:style-name="ce6" office:value-type="time" office:time-value="PT18H36M20S" calcext:value-type="time">
            <text:p>18:3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0]-[.J340]" office:value-type="currency" office:currency="CAD" office:value="0.899999999999999" calcext:value-type="currency">
            <text:p>$0.90</text:p>
          </table:table-cell>
          <table:table-cell table:style-name="ce3" table:formula="of:=[.L340]+[.K3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0]+[.N339]" office:value-type="currency" office:currency="CAD" office:value="59072.1199999998" calcext:value-type="currency">
            <text:p>$59,072.12</text:p>
          </table:table-cell>
          <table:table-cell/>
        </table:table-row>
        <table:table-row table:style-name="ro1">
          <table:table-cell table:style-name="ce5" office:value-type="string" calcext:value-type="string">
            <text:p>7/2/2015</text:p>
          </table:table-cell>
          <table:table-cell table:style-name="ce6" office:value-type="time" office:time-value="PT18H36M23S" calcext:value-type="time">
            <text:p>18:3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1]-[.J341]" office:value-type="currency" office:currency="CAD" office:value="0.899999999999999" calcext:value-type="currency">
            <text:p>$0.90</text:p>
          </table:table-cell>
          <table:table-cell table:style-name="ce3" table:formula="of:=[.L341]+[.K34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1]+[.N340]" office:value-type="currency" office:currency="CAD" office:value="59095.1899999998" calcext:value-type="currency">
            <text:p>$59,095.19</text:p>
          </table:table-cell>
          <table:table-cell/>
        </table:table-row>
        <table:table-row table:style-name="ro1">
          <table:table-cell table:style-name="ce5" office:value-type="string" calcext:value-type="string">
            <text:p>7/2/2015</text:p>
          </table:table-cell>
          <table:table-cell table:style-name="ce6" office:value-type="time" office:time-value="PT18H36M26S" calcext:value-type="time">
            <text:p>18:3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42]-[.J342]" office:value-type="currency" office:currency="CAD" office:value="0.720000000000002" calcext:value-type="currency">
            <text:p>$0.72</text:p>
          </table:table-cell>
          <table:table-cell table:style-name="ce3" table:formula="of:=[.L342]+[.K3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42]+[.N341]" office:value-type="currency" office:currency="CAD" office:value="59113.5899999998" calcext:value-type="currency">
            <text:p>$59,113.59</text:p>
          </table:table-cell>
          <table:table-cell/>
        </table:table-row>
        <table:table-row table:style-name="ro1">
          <table:table-cell table:style-name="ce5" office:value-type="string" calcext:value-type="string">
            <text:p>7/2/2015</text:p>
          </table:table-cell>
          <table:table-cell table:style-name="ce6" office:value-type="time" office:time-value="PT18H36M29S" calcext:value-type="time">
            <text:p>18:3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43]-[.J343]" office:value-type="currency" office:currency="CAD" office:value="0.359999999999999" calcext:value-type="currency">
            <text:p>$0.36</text:p>
          </table:table-cell>
          <table:table-cell table:style-name="ce3" table:formula="of:=[.L343]+[.K34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43]+[.N342]" office:value-type="currency" office:currency="CAD" office:value="59122.6399999998" calcext:value-type="currency">
            <text:p>$59,122.64</text:p>
          </table:table-cell>
          <table:table-cell/>
        </table:table-row>
        <table:table-row table:style-name="ro1">
          <table:table-cell table:style-name="ce5" office:value-type="string" calcext:value-type="string">
            <text:p>7/2/2015</text:p>
          </table:table-cell>
          <table:table-cell table:style-name="ce6" office:value-type="time" office:time-value="PT18H36M32S" calcext:value-type="time">
            <text:p>18:3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4]-[.J344]" office:value-type="currency" office:currency="CAD" office:value="0.899999999999999" calcext:value-type="currency">
            <text:p>$0.90</text:p>
          </table:table-cell>
          <table:table-cell table:style-name="ce3" table:formula="of:=[.L344]+[.K3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4]+[.N343]" office:value-type="currency" office:currency="CAD" office:value="59145.7099999998" calcext:value-type="currency">
            <text:p>$59,145.71</text:p>
          </table:table-cell>
          <table:table-cell/>
        </table:table-row>
        <table:table-row table:style-name="ro1">
          <table:table-cell table:style-name="ce5" office:value-type="string" calcext:value-type="string">
            <text:p>7/2/2015</text:p>
          </table:table-cell>
          <table:table-cell table:style-name="ce6" office:value-type="time" office:time-value="PT18H36M35S" calcext:value-type="time">
            <text:p>18:3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45]-[.J345]" office:value-type="currency" office:currency="CAD" office:value="1.26" calcext:value-type="currency">
            <text:p>$1.26</text:p>
          </table:table-cell>
          <table:table-cell table:style-name="ce3" table:formula="of:=[.L345]+[.K3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45]+[.N344]" office:value-type="currency" office:currency="CAD" office:value="59178.1299999998" calcext:value-type="currency">
            <text:p>$59,178.13</text:p>
          </table:table-cell>
          <table:table-cell/>
        </table:table-row>
        <table:table-row table:style-name="ro1">
          <table:table-cell table:style-name="ce5" office:value-type="string" calcext:value-type="string">
            <text:p>7/2/2015</text:p>
          </table:table-cell>
          <table:table-cell table:style-name="ce6" office:value-type="time" office:time-value="PT18H36M38S" calcext:value-type="time">
            <text:p>18:3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346]-[.J346]" office:value-type="currency" office:currency="CAD" office:value="4.5" calcext:value-type="currency">
            <text:p>$4.50</text:p>
          </table:table-cell>
          <table:table-cell table:style-name="ce3" table:formula="of:=[.L346]+[.K34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346]+[.N345]" office:value-type="currency" office:currency="CAD" office:value="59294.6999999998" calcext:value-type="currency">
            <text:p>$59,294.70</text:p>
          </table:table-cell>
          <table:table-cell/>
        </table:table-row>
        <table:table-row table:style-name="ro1">
          <table:table-cell table:style-name="ce5" office:value-type="string" calcext:value-type="string">
            <text:p>7/2/2015</text:p>
          </table:table-cell>
          <table:table-cell table:style-name="ce6" office:value-type="time" office:time-value="PT18H36M42S" calcext:value-type="time">
            <text:p>18:3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7]-[.J347]" office:value-type="currency" office:currency="CAD" office:value="0.899999999999999" calcext:value-type="currency">
            <text:p>$0.90</text:p>
          </table:table-cell>
          <table:table-cell table:style-name="ce3" table:formula="of:=[.L347]+[.K3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7]+[.N346]" office:value-type="currency" office:currency="CAD" office:value="59317.7699999998" calcext:value-type="currency">
            <text:p>$59,317.77</text:p>
          </table:table-cell>
          <table:table-cell/>
        </table:table-row>
        <table:table-row table:style-name="ro1">
          <table:table-cell table:style-name="ce5" office:value-type="string" calcext:value-type="string">
            <text:p>7/2/2015</text:p>
          </table:table-cell>
          <table:table-cell table:style-name="ce6" office:value-type="time" office:time-value="PT18H36M45S" calcext:value-type="time">
            <text:p>18:36: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48]-[.J348]" office:value-type="currency" office:currency="CAD" office:value="1.8" calcext:value-type="currency">
            <text:p>$1.80</text:p>
          </table:table-cell>
          <table:table-cell table:style-name="ce3" table:formula="of:=[.L348]+[.K3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48]+[.N347]" office:value-type="currency" office:currency="CAD" office:value="59364.2199999998" calcext:value-type="currency">
            <text:p>$59,364.22</text:p>
          </table:table-cell>
          <table:table-cell/>
        </table:table-row>
        <table:table-row table:style-name="ro1">
          <table:table-cell table:style-name="ce5" office:value-type="string" calcext:value-type="string">
            <text:p>7/2/2015</text:p>
          </table:table-cell>
          <table:table-cell table:style-name="ce6" office:value-type="time" office:time-value="PT18H36M48S" calcext:value-type="time">
            <text:p>18:36: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349]-[.J349]" office:value-type="currency" office:currency="CAD" office:value="36" calcext:value-type="currency">
            <text:p>$36.00</text:p>
          </table:table-cell>
          <table:table-cell table:style-name="ce3" table:formula="of:=[.L349]+[.K349]"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349]+[.N348]" office:value-type="currency" office:currency="CAD" office:value="60298.9199999998" calcext:value-type="currency">
            <text:p>$60,298.92</text:p>
          </table:table-cell>
          <table:table-cell/>
        </table:table-row>
        <table:table-row table:style-name="ro1">
          <table:table-cell table:style-name="ce5" office:value-type="string" calcext:value-type="string">
            <text:p>7/2/2015</text:p>
          </table:table-cell>
          <table:table-cell table:style-name="ce6" office:value-type="time" office:time-value="PT18H36M51S" calcext:value-type="time">
            <text:p>18:36: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0]-[.J350]" office:value-type="currency" office:currency="CAD" office:value="3.59999999999999" calcext:value-type="currency">
            <text:p>$3.60</text:p>
          </table:table-cell>
          <table:table-cell table:style-name="ce3" table:formula="of:=[.L350]+[.K35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0]+[.N349]" office:value-type="currency" office:currency="CAD" office:value="60392.1199999998" calcext:value-type="currency">
            <text:p>$60,392.12</text:p>
          </table:table-cell>
          <table:table-cell/>
        </table:table-row>
        <table:table-row table:style-name="ro1">
          <table:table-cell table:style-name="ce5" office:value-type="string" calcext:value-type="string">
            <text:p>7/2/2015</text:p>
          </table:table-cell>
          <table:table-cell table:style-name="ce6" office:value-type="time" office:time-value="PT18H36M54S" calcext:value-type="time">
            <text:p>18:36: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1]-[.J351]" office:value-type="currency" office:currency="CAD" office:value="0.899999999999999" calcext:value-type="currency">
            <text:p>$0.90</text:p>
          </table:table-cell>
          <table:table-cell table:style-name="ce3" table:formula="of:=[.L351]+[.K3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1]+[.N350]" office:value-type="currency" office:currency="CAD" office:value="60415.1899999998" calcext:value-type="currency">
            <text:p>$60,415.19</text:p>
          </table:table-cell>
          <table:table-cell/>
        </table:table-row>
        <table:table-row table:style-name="ro1">
          <table:table-cell table:style-name="ce5" office:value-type="string" calcext:value-type="string">
            <text:p>7/2/2015</text:p>
          </table:table-cell>
          <table:table-cell table:style-name="ce6" office:value-type="time" office:time-value="PT18H36M57S" calcext:value-type="time">
            <text:p>18: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2]-[.J352]" office:value-type="currency" office:currency="CAD" office:value="3.59999999999999" calcext:value-type="currency">
            <text:p>$3.60</text:p>
          </table:table-cell>
          <table:table-cell table:style-name="ce3" table:formula="of:=[.L352]+[.K35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2]+[.N351]" office:value-type="currency" office:currency="CAD" office:value="60508.3899999998" calcext:value-type="currency">
            <text:p>$60,508.39</text:p>
          </table:table-cell>
          <table:table-cell/>
        </table:table-row>
        <table:table-row table:style-name="ro1">
          <table:table-cell table:style-name="ce5" office:value-type="string" calcext:value-type="string">
            <text:p>7/2/2015</text:p>
          </table:table-cell>
          <table:table-cell table:style-name="ce6" office:value-type="time" office:time-value="PT18H37M00S" calcext:value-type="time">
            <text:p>18:37: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3]-[.J353]" office:value-type="currency" office:currency="CAD" office:value="3.59999999999999" calcext:value-type="currency">
            <text:p>$3.60</text:p>
          </table:table-cell>
          <table:table-cell table:style-name="ce3" table:formula="of:=[.L353]+[.K3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3]+[.N352]" office:value-type="currency" office:currency="CAD" office:value="60601.5899999998" calcext:value-type="currency">
            <text:p>$60,601.59</text:p>
          </table:table-cell>
          <table:table-cell/>
        </table:table-row>
        <table:table-row table:style-name="ro1">
          <table:table-cell table:style-name="ce5" office:value-type="string" calcext:value-type="string">
            <text:p>7/2/2015</text:p>
          </table:table-cell>
          <table:table-cell table:style-name="ce6" office:value-type="time" office:time-value="PT18H37M03S" calcext:value-type="time">
            <text:p>18:37: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54]-[.J354]" office:value-type="currency" office:currency="CAD" office:value="9" calcext:value-type="currency">
            <text:p>$9.00</text:p>
          </table:table-cell>
          <table:table-cell table:style-name="ce3" table:formula="of:=[.L354]+[.K3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54]+[.N353]" office:value-type="currency" office:currency="CAD" office:value="60835.0399999998" calcext:value-type="currency">
            <text:p>$60,835.04</text:p>
          </table:table-cell>
          <table:table-cell/>
        </table:table-row>
        <table:table-row table:style-name="ro1">
          <table:table-cell table:style-name="ce5" office:value-type="string" calcext:value-type="string">
            <text:p>7/2/2015</text:p>
          </table:table-cell>
          <table:table-cell table:style-name="ce6" office:value-type="time" office:time-value="PT18H37M06S" calcext:value-type="time">
            <text:p>18:37: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55]-[.J355]" office:value-type="currency" office:currency="CAD" office:value="18" calcext:value-type="currency">
            <text:p>$18.00</text:p>
          </table:table-cell>
          <table:table-cell table:style-name="ce3" table:formula="of:=[.L355]+[.K35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55]+[.N354]" office:value-type="currency" office:currency="CAD" office:value="61302.2399999998" calcext:value-type="currency">
            <text:p>$61,302.24</text:p>
          </table:table-cell>
          <table:table-cell/>
        </table:table-row>
        <table:table-row table:style-name="ro1">
          <table:table-cell table:style-name="ce5" office:value-type="string" calcext:value-type="string">
            <text:p>7/2/2015</text:p>
          </table:table-cell>
          <table:table-cell table:style-name="ce6" office:value-type="time" office:time-value="PT18H37M09S" calcext:value-type="time">
            <text:p>18:37: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6]-[.J356]" office:value-type="currency" office:currency="CAD" office:value="3.59999999999999" calcext:value-type="currency">
            <text:p>$3.60</text:p>
          </table:table-cell>
          <table:table-cell table:style-name="ce3" table:formula="of:=[.L356]+[.K3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6]+[.N355]" office:value-type="currency" office:currency="CAD" office:value="61395.4399999998" calcext:value-type="currency">
            <text:p>$61,395.44</text:p>
          </table:table-cell>
          <table:table-cell/>
        </table:table-row>
        <table:table-row table:style-name="ro1">
          <table:table-cell table:style-name="ce5" office:value-type="string" calcext:value-type="string">
            <text:p>7/2/2015</text:p>
          </table:table-cell>
          <table:table-cell table:style-name="ce6" office:value-type="time" office:time-value="PT18H37M13S" calcext:value-type="time">
            <text:p>18: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7]-[.J357]" office:value-type="currency" office:currency="CAD" office:value="0.899999999999999" calcext:value-type="currency">
            <text:p>$0.90</text:p>
          </table:table-cell>
          <table:table-cell table:style-name="ce3" table:formula="of:=[.L357]+[.K35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7]+[.N356]" office:value-type="currency" office:currency="CAD" office:value="61418.5099999998" calcext:value-type="currency">
            <text:p>$61,418.51</text:p>
          </table:table-cell>
          <table:table-cell/>
        </table:table-row>
        <table:table-row table:style-name="ro1">
          <table:table-cell table:style-name="ce5" office:value-type="string" calcext:value-type="string">
            <text:p>7/2/2015</text:p>
          </table:table-cell>
          <table:table-cell table:style-name="ce6" office:value-type="time" office:time-value="PT18H37M16S" calcext:value-type="time">
            <text:p>18: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58]-[.J358]" office:value-type="currency" office:currency="CAD" office:value="18" calcext:value-type="currency">
            <text:p>$18.00</text:p>
          </table:table-cell>
          <table:table-cell table:style-name="ce3" table:formula="of:=[.L358]+[.K35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58]+[.N357]" office:value-type="currency" office:currency="CAD" office:value="61885.7099999998" calcext:value-type="currency">
            <text:p>$61,885.71</text:p>
          </table:table-cell>
          <table:table-cell/>
        </table:table-row>
        <table:table-row table:style-name="ro1">
          <table:table-cell table:style-name="ce5" office:value-type="string" calcext:value-type="string">
            <text:p>7/2/2015</text:p>
          </table:table-cell>
          <table:table-cell table:style-name="ce6" office:value-type="time" office:time-value="PT18H37M19S" calcext:value-type="time">
            <text:p>18: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9]-[.J359]" office:value-type="currency" office:currency="CAD" office:value="0.899999999999999" calcext:value-type="currency">
            <text:p>$0.90</text:p>
          </table:table-cell>
          <table:table-cell table:style-name="ce3" table:formula="of:=[.L359]+[.K3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9]+[.N358]" office:value-type="currency" office:currency="CAD" office:value="61908.7799999998" calcext:value-type="currency">
            <text:p>$61,908.78</text:p>
          </table:table-cell>
          <table:table-cell/>
        </table:table-row>
        <table:table-row table:style-name="ro1">
          <table:table-cell table:style-name="ce5" office:value-type="string" calcext:value-type="string">
            <text:p>7/2/2015</text:p>
          </table:table-cell>
          <table:table-cell table:style-name="ce6" office:value-type="time" office:time-value="PT18H37M22S" calcext:value-type="time">
            <text:p>18: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0]-[.J360]" office:value-type="currency" office:currency="CAD" office:value="7.20000000000002" calcext:value-type="currency">
            <text:p>$7.20</text:p>
          </table:table-cell>
          <table:table-cell table:style-name="ce3" table:formula="of:=[.L360]+[.K36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0]+[.N359]" office:value-type="currency" office:currency="CAD" office:value="62095.4799999998" calcext:value-type="currency">
            <text:p>$62,095.48</text:p>
          </table:table-cell>
          <table:table-cell/>
        </table:table-row>
        <table:table-row table:style-name="ro1">
          <table:table-cell table:style-name="ce5" office:value-type="string" calcext:value-type="string">
            <text:p>7/2/2015</text:p>
          </table:table-cell>
          <table:table-cell table:style-name="ce6" office:value-type="time" office:time-value="PT18H37M25S" calcext:value-type="time">
            <text:p>18: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61]-[.J361]" office:value-type="currency" office:currency="CAD" office:value="18" calcext:value-type="currency">
            <text:p>$18.00</text:p>
          </table:table-cell>
          <table:table-cell table:style-name="ce3" table:formula="of:=[.L361]+[.K36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61]+[.N360]" office:value-type="currency" office:currency="CAD" office:value="62562.6799999998" calcext:value-type="currency">
            <text:p>$62,562.68</text:p>
          </table:table-cell>
          <table:table-cell/>
        </table:table-row>
        <table:table-row table:style-name="ro1">
          <table:table-cell table:style-name="ce5" office:value-type="string" calcext:value-type="string">
            <text:p>7/2/2015</text:p>
          </table:table-cell>
          <table:table-cell table:style-name="ce6" office:value-type="time" office:time-value="PT18H37M27S" calcext:value-type="time">
            <text:p>18:3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2]-[.J362]" office:value-type="currency" office:currency="CAD" office:value="7.20000000000002" calcext:value-type="currency">
            <text:p>$7.20</text:p>
          </table:table-cell>
          <table:table-cell table:style-name="ce3" table:formula="of:=[.L362]+[.K3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2]+[.N361]" office:value-type="currency" office:currency="CAD" office:value="62749.3799999998" calcext:value-type="currency">
            <text:p>$62,749.38</text:p>
          </table:table-cell>
          <table:table-cell/>
        </table:table-row>
        <table:table-row table:style-name="ro1">
          <table:table-cell table:style-name="ce5" office:value-type="string" calcext:value-type="string">
            <text:p>7/2/2015</text:p>
          </table:table-cell>
          <table:table-cell table:style-name="ce6" office:value-type="time" office:time-value="PT18H37M30S" calcext:value-type="time">
            <text:p>18:3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63]-[.J363]" office:value-type="currency" office:currency="CAD" office:value="9" calcext:value-type="currency">
            <text:p>$9.00</text:p>
          </table:table-cell>
          <table:table-cell table:style-name="ce3" table:formula="of:=[.L363]+[.K36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63]+[.N362]" office:value-type="currency" office:currency="CAD" office:value="62982.8299999998" calcext:value-type="currency">
            <text:p>$62,982.83</text:p>
          </table:table-cell>
          <table:table-cell/>
        </table:table-row>
        <table:table-row table:style-name="ro1">
          <table:table-cell table:style-name="ce5" office:value-type="string" calcext:value-type="string">
            <text:p>7/2/2015</text:p>
          </table:table-cell>
          <table:table-cell table:style-name="ce6" office:value-type="time" office:time-value="PT18H37M33S" calcext:value-type="time">
            <text:p>18:3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64]-[.J364]" office:value-type="currency" office:currency="CAD" office:value="3.59999999999999" calcext:value-type="currency">
            <text:p>$3.60</text:p>
          </table:table-cell>
          <table:table-cell table:style-name="ce3" table:formula="of:=[.L364]+[.K3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64]+[.N363]" office:value-type="currency" office:currency="CAD" office:value="63076.0299999998" calcext:value-type="currency">
            <text:p>$63,076.03</text:p>
          </table:table-cell>
          <table:table-cell/>
        </table:table-row>
        <table:table-row table:style-name="ro1">
          <table:table-cell table:style-name="ce5" office:value-type="string" calcext:value-type="string">
            <text:p>7/2/2015</text:p>
          </table:table-cell>
          <table:table-cell table:style-name="ce6" office:value-type="time" office:time-value="PT18H37M36S" calcext:value-type="time">
            <text:p>18:3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65]-[.J365]" office:value-type="currency" office:currency="CAD" office:value="1.26" calcext:value-type="currency">
            <text:p>$1.26</text:p>
          </table:table-cell>
          <table:table-cell table:style-name="ce3" table:formula="of:=[.L365]+[.K36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65]+[.N364]" office:value-type="currency" office:currency="CAD" office:value="63108.4499999998" calcext:value-type="currency">
            <text:p>$63,108.45</text:p>
          </table:table-cell>
          <table:table-cell/>
        </table:table-row>
        <table:table-row table:style-name="ro1">
          <table:table-cell table:style-name="ce5" office:value-type="string" calcext:value-type="string">
            <text:p>7/2/2015</text:p>
          </table:table-cell>
          <table:table-cell table:style-name="ce6" office:value-type="time" office:time-value="PT18H37M39S" calcext:value-type="time">
            <text:p>18:3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66]-[.J366]" office:value-type="currency" office:currency="CAD" office:value="3.59999999999999" calcext:value-type="currency">
            <text:p>$3.60</text:p>
          </table:table-cell>
          <table:table-cell table:style-name="ce3" table:formula="of:=[.L366]+[.K3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66]+[.N365]" office:value-type="currency" office:currency="CAD" office:value="63201.6499999998" calcext:value-type="currency">
            <text:p>$63,201.65</text:p>
          </table:table-cell>
          <table:table-cell/>
        </table:table-row>
        <table:table-row table:style-name="ro1">
          <table:table-cell table:style-name="ce5" office:value-type="string" calcext:value-type="string">
            <text:p>7/2/2015</text:p>
          </table:table-cell>
          <table:table-cell table:style-name="ce6" office:value-type="time" office:time-value="PT18H37M42S" calcext:value-type="time">
            <text:p>18:3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7]-[.J367]" office:value-type="currency" office:currency="CAD" office:value="7.20000000000002" calcext:value-type="currency">
            <text:p>$7.20</text:p>
          </table:table-cell>
          <table:table-cell table:style-name="ce3" table:formula="of:=[.L367]+[.K3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7]+[.N366]" office:value-type="currency" office:currency="CAD" office:value="63388.3499999998" calcext:value-type="currency">
            <text:p>$63,388.35</text:p>
          </table:table-cell>
          <table:table-cell/>
        </table:table-row>
        <table:table-row table:style-name="ro1">
          <table:table-cell table:style-name="ce5" office:value-type="string" calcext:value-type="string">
            <text:p>7/2/2015</text:p>
          </table:table-cell>
          <table:table-cell table:style-name="ce6" office:value-type="time" office:time-value="PT18H37M45S" calcext:value-type="time">
            <text:p>18:3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68]-[.J368]" office:value-type="currency" office:currency="CAD" office:value="0.899999999999999" calcext:value-type="currency">
            <text:p>$0.90</text:p>
          </table:table-cell>
          <table:table-cell table:style-name="ce3" table:formula="of:=[.L368]+[.K3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68]+[.N367]" office:value-type="currency" office:currency="CAD" office:value="63411.4199999998" calcext:value-type="currency">
            <text:p>$63,411.42</text:p>
          </table:table-cell>
          <table:table-cell/>
        </table:table-row>
        <table:table-row table:style-name="ro1">
          <table:table-cell table:style-name="ce5" office:value-type="string" calcext:value-type="string">
            <text:p>7/2/2015</text:p>
          </table:table-cell>
          <table:table-cell table:style-name="ce6" office:value-type="time" office:time-value="PT18H37M48S" calcext:value-type="time">
            <text:p>18:3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69]-[.J369]" office:value-type="currency" office:currency="CAD" office:value="0.899999999999999" calcext:value-type="currency">
            <text:p>$0.90</text:p>
          </table:table-cell>
          <table:table-cell table:style-name="ce3" table:formula="of:=[.L369]+[.K3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69]+[.N368]" office:value-type="currency" office:currency="CAD" office:value="63434.4899999998" calcext:value-type="currency">
            <text:p>$63,434.49</text:p>
          </table:table-cell>
          <table:table-cell/>
        </table:table-row>
        <table:table-row table:style-name="ro1">
          <table:table-cell table:style-name="ce5" office:value-type="string" calcext:value-type="string">
            <text:p>7/2/2015</text:p>
          </table:table-cell>
          <table:table-cell table:style-name="ce6" office:value-type="time" office:time-value="PT18H37M51S" calcext:value-type="time">
            <text:p>18:3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70]-[.J370]" office:value-type="currency" office:currency="CAD" office:value="0.359999999999999" calcext:value-type="currency">
            <text:p>$0.36</text:p>
          </table:table-cell>
          <table:table-cell table:style-name="ce3" table:formula="of:=[.L370]+[.K3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70]+[.N369]" office:value-type="currency" office:currency="CAD" office:value="63443.5399999998" calcext:value-type="currency">
            <text:p>$63,443.54</text:p>
          </table:table-cell>
          <table:table-cell/>
        </table:table-row>
        <table:table-row table:style-name="ro1">
          <table:table-cell table:style-name="ce5" office:value-type="string" calcext:value-type="string">
            <text:p>7/2/2015</text:p>
          </table:table-cell>
          <table:table-cell table:style-name="ce6" office:value-type="time" office:time-value="PT18H37M54S" calcext:value-type="time">
            <text:p>18:37: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1]-[.J371]" office:value-type="currency" office:currency="CAD" office:value="3.59999999999999" calcext:value-type="currency">
            <text:p>$3.60</text:p>
          </table:table-cell>
          <table:table-cell table:style-name="ce3" table:formula="of:=[.L371]+[.K3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1]+[.N370]" office:value-type="currency" office:currency="CAD" office:value="63536.7399999998" calcext:value-type="currency">
            <text:p>$63,536.74</text:p>
          </table:table-cell>
          <table:table-cell/>
        </table:table-row>
        <table:table-row table:style-name="ro1">
          <table:table-cell table:style-name="ce5" office:value-type="string" calcext:value-type="string">
            <text:p>7/2/2015</text:p>
          </table:table-cell>
          <table:table-cell table:style-name="ce6" office:value-type="time" office:time-value="PT18H37M57S" calcext:value-type="time">
            <text:p>18:37: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2]-[.J372]" office:value-type="currency" office:currency="CAD" office:value="0.899999999999999" calcext:value-type="currency">
            <text:p>$0.90</text:p>
          </table:table-cell>
          <table:table-cell table:style-name="ce3" table:formula="of:=[.L372]+[.K3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2]+[.N371]" office:value-type="currency" office:currency="CAD" office:value="63559.8099999998" calcext:value-type="currency">
            <text:p>$63,559.81</text:p>
          </table:table-cell>
          <table:table-cell/>
        </table:table-row>
        <table:table-row table:style-name="ro1">
          <table:table-cell table:style-name="ce5" office:value-type="string" calcext:value-type="string">
            <text:p>7/2/2015</text:p>
          </table:table-cell>
          <table:table-cell table:style-name="ce6" office:value-type="time" office:time-value="PT18H38M00S" calcext:value-type="time">
            <text:p>18:38: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73]-[.J373]" office:value-type="currency" office:currency="CAD" office:value="1.26" calcext:value-type="currency">
            <text:p>$1.26</text:p>
          </table:table-cell>
          <table:table-cell table:style-name="ce3" table:formula="of:=[.L373]+[.K373]"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73]+[.N372]" office:value-type="currency" office:currency="CAD" office:value="63592.2299999998" calcext:value-type="currency">
            <text:p>$63,592.23</text:p>
          </table:table-cell>
          <table:table-cell/>
        </table:table-row>
        <table:table-row table:style-name="ro1">
          <table:table-cell table:style-name="ce5" office:value-type="string" calcext:value-type="string">
            <text:p>7/2/2015</text:p>
          </table:table-cell>
          <table:table-cell table:style-name="ce6" office:value-type="time" office:time-value="PT18H38M03S" calcext:value-type="time">
            <text:p>18:38: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4]-[.J374]" office:value-type="currency" office:currency="CAD" office:value="0.899999999999999" calcext:value-type="currency">
            <text:p>$0.90</text:p>
          </table:table-cell>
          <table:table-cell table:style-name="ce3" table:formula="of:=[.L374]+[.K3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4]+[.N373]" office:value-type="currency" office:currency="CAD" office:value="63615.2999999998" calcext:value-type="currency">
            <text:p>$63,615.30</text:p>
          </table:table-cell>
          <table:table-cell/>
        </table:table-row>
        <table:table-row table:style-name="ro1">
          <table:table-cell table:style-name="ce5" office:value-type="string" calcext:value-type="string">
            <text:p>7/2/2015</text:p>
          </table:table-cell>
          <table:table-cell table:style-name="ce6" office:value-type="time" office:time-value="PT18H38M07S" calcext:value-type="time">
            <text:p>18:3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5]-[.J375]" office:value-type="currency" office:currency="CAD" office:value="3.59999999999999" calcext:value-type="currency">
            <text:p>$3.60</text:p>
          </table:table-cell>
          <table:table-cell table:style-name="ce3" table:formula="of:=[.L375]+[.K3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5]+[.N374]" office:value-type="currency" office:currency="CAD" office:value="63708.4999999998" calcext:value-type="currency">
            <text:p>$63,708.50</text:p>
          </table:table-cell>
          <table:table-cell/>
        </table:table-row>
        <table:table-row table:style-name="ro1">
          <table:table-cell table:style-name="ce5" office:value-type="string" calcext:value-type="string">
            <text:p>7/2/2015</text:p>
          </table:table-cell>
          <table:table-cell table:style-name="ce6" office:value-type="time" office:time-value="PT18H38M10S" calcext:value-type="time">
            <text:p>18: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6]-[.J376]" office:value-type="currency" office:currency="CAD" office:value="0.899999999999999" calcext:value-type="currency">
            <text:p>$0.90</text:p>
          </table:table-cell>
          <table:table-cell table:style-name="ce3" table:formula="of:=[.L376]+[.K3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6]+[.N375]" office:value-type="currency" office:currency="CAD" office:value="63731.5699999998" calcext:value-type="currency">
            <text:p>$63,731.57</text:p>
          </table:table-cell>
          <table:table-cell/>
        </table:table-row>
        <table:table-row table:style-name="ro1">
          <table:table-cell table:style-name="ce5" office:value-type="string" calcext:value-type="string">
            <text:p>7/2/2015</text:p>
          </table:table-cell>
          <table:table-cell table:style-name="ce6" office:value-type="time" office:time-value="PT18H38M13S" calcext:value-type="time">
            <text:p>18:3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77]-[.J377]" office:value-type="currency" office:currency="CAD" office:value="1.8" calcext:value-type="currency">
            <text:p>$1.80</text:p>
          </table:table-cell>
          <table:table-cell table:style-name="ce3" table:formula="of:=[.L377]+[.K3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77]+[.N376]" office:value-type="currency" office:currency="CAD" office:value="63778.0199999998" calcext:value-type="currency">
            <text:p>$63,778.02</text:p>
          </table:table-cell>
          <table:table-cell/>
        </table:table-row>
        <table:table-row table:style-name="ro1">
          <table:table-cell table:style-name="ce5" office:value-type="string" calcext:value-type="string">
            <text:p>7/2/2015</text:p>
          </table:table-cell>
          <table:table-cell table:style-name="ce6" office:value-type="time" office:time-value="PT18H38M16S" calcext:value-type="time">
            <text:p>18:3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8]-[.J378]" office:value-type="currency" office:currency="CAD" office:value="0.899999999999999" calcext:value-type="currency">
            <text:p>$0.90</text:p>
          </table:table-cell>
          <table:table-cell table:style-name="ce3" table:formula="of:=[.L378]+[.K3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8]+[.N377]" office:value-type="currency" office:currency="CAD" office:value="63801.0899999998" calcext:value-type="currency">
            <text:p>$63,801.09</text:p>
          </table:table-cell>
          <table:table-cell/>
        </table:table-row>
        <table:table-row table:style-name="ro1">
          <table:table-cell table:style-name="ce5" office:value-type="string" calcext:value-type="string">
            <text:p>7/2/2015</text:p>
          </table:table-cell>
          <table:table-cell table:style-name="ce6" office:value-type="time" office:time-value="PT18H38M19S" calcext:value-type="time">
            <text:p>18:3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9]-[.J379]" office:value-type="currency" office:currency="CAD" office:value="3.59999999999999" calcext:value-type="currency">
            <text:p>$3.60</text:p>
          </table:table-cell>
          <table:table-cell table:style-name="ce3" table:formula="of:=[.L379]+[.K3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9]+[.N378]" office:value-type="currency" office:currency="CAD" office:value="63894.2899999998" calcext:value-type="currency">
            <text:p>$63,894.29</text:p>
          </table:table-cell>
          <table:table-cell/>
        </table:table-row>
        <table:table-row table:style-name="ro1">
          <table:table-cell table:style-name="ce5" office:value-type="string" calcext:value-type="string">
            <text:p>7/2/2015</text:p>
          </table:table-cell>
          <table:table-cell table:style-name="ce6" office:value-type="time" office:time-value="PT18H38M22S" calcext:value-type="time">
            <text:p>18:3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80]-[.J380]" office:value-type="currency" office:currency="CAD" office:value="0.899999999999999" calcext:value-type="currency">
            <text:p>$0.90</text:p>
          </table:table-cell>
          <table:table-cell table:style-name="ce3" table:formula="of:=[.L380]+[.K3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80]+[.N379]" office:value-type="currency" office:currency="CAD" office:value="63917.3599999998" calcext:value-type="currency">
            <text:p>$63,917.36</text:p>
          </table:table-cell>
          <table:table-cell/>
        </table:table-row>
        <table:table-row table:style-name="ro1">
          <table:table-cell table:style-name="ce5" office:value-type="string" calcext:value-type="string">
            <text:p>7/2/2015</text:p>
          </table:table-cell>
          <table:table-cell table:style-name="ce6" office:value-type="time" office:time-value="PT18H38M25S" calcext:value-type="time">
            <text:p>18:3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81]-[.J381]" office:value-type="currency" office:currency="CAD" office:value="0.720000000000002" calcext:value-type="currency">
            <text:p>$0.72</text:p>
          </table:table-cell>
          <table:table-cell table:style-name="ce3" table:formula="of:=[.L381]+[.K3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81]+[.N380]" office:value-type="currency" office:currency="CAD" office:value="63935.7599999998" calcext:value-type="currency">
            <text:p>$63,935.76</text:p>
          </table:table-cell>
          <table:table-cell/>
        </table:table-row>
        <table:table-row table:style-name="ro1">
          <table:table-cell table:style-name="ce5" office:value-type="string" calcext:value-type="string">
            <text:p>7/2/2015</text:p>
          </table:table-cell>
          <table:table-cell table:style-name="ce6" office:value-type="time" office:time-value="PT18H38M28S" calcext:value-type="time">
            <text:p>18:3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382]-[.J382]" office:value-type="currency" office:currency="CAD" office:value="1.44" calcext:value-type="currency">
            <text:p>$1.44</text:p>
          </table:table-cell>
          <table:table-cell table:style-name="ce3" table:formula="of:=[.L382]+[.K38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382]+[.N381]" office:value-type="currency" office:currency="CAD" office:value="63972.8599999998" calcext:value-type="currency">
            <text:p>$63,972.86</text:p>
          </table:table-cell>
          <table:table-cell/>
        </table:table-row>
        <table:table-row table:style-name="ro1">
          <table:table-cell table:style-name="ce5" office:value-type="string" calcext:value-type="string">
            <text:p>7/2/2015</text:p>
          </table:table-cell>
          <table:table-cell table:style-name="ce6" office:value-type="time" office:time-value="PT18H38M31S" calcext:value-type="time">
            <text:p>18:38: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3]-[.J383]" office:value-type="currency" office:currency="CAD" office:value="3.59999999999999" calcext:value-type="currency">
            <text:p>$3.60</text:p>
          </table:table-cell>
          <table:table-cell table:style-name="ce3" table:formula="of:=[.L383]+[.K3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3]+[.N382]" office:value-type="currency" office:currency="CAD" office:value="64066.0599999998" calcext:value-type="currency">
            <text:p>$64,066.06</text:p>
          </table:table-cell>
          <table:table-cell/>
        </table:table-row>
        <table:table-row table:style-name="ro1">
          <table:table-cell table:style-name="ce5" office:value-type="string" calcext:value-type="string">
            <text:p>7/2/2015</text:p>
          </table:table-cell>
          <table:table-cell table:style-name="ce6" office:value-type="time" office:time-value="PT18H38M34S" calcext:value-type="time">
            <text:p>18:38: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4]-[.J384]" office:value-type="currency" office:currency="CAD" office:value="3.59999999999999" calcext:value-type="currency">
            <text:p>$3.60</text:p>
          </table:table-cell>
          <table:table-cell table:style-name="ce3" table:formula="of:=[.L384]+[.K3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4]+[.N383]" office:value-type="currency" office:currency="CAD" office:value="64159.2599999998" calcext:value-type="currency">
            <text:p>$64,159.26</text:p>
          </table:table-cell>
          <table:table-cell/>
        </table:table-row>
        <table:table-row table:style-name="ro1">
          <table:table-cell table:style-name="ce5" office:value-type="string" calcext:value-type="string">
            <text:p>7/2/2015</text:p>
          </table:table-cell>
          <table:table-cell table:style-name="ce6" office:value-type="time" office:time-value="PT18H38M37S" calcext:value-type="time">
            <text:p>18:38: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5]-[.J385]" office:value-type="currency" office:currency="CAD" office:value="3.59999999999999" calcext:value-type="currency">
            <text:p>$3.60</text:p>
          </table:table-cell>
          <table:table-cell table:style-name="ce3" table:formula="of:=[.L385]+[.K38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5]+[.N384]" office:value-type="currency" office:currency="CAD" office:value="64252.4599999998" calcext:value-type="currency">
            <text:p>$64,252.46</text:p>
          </table:table-cell>
          <table:table-cell/>
        </table:table-row>
        <table:table-row table:style-name="ro1">
          <table:table-cell table:style-name="ce5" office:value-type="string" calcext:value-type="string">
            <text:p>7/2/2015</text:p>
          </table:table-cell>
          <table:table-cell table:style-name="ce6" office:value-type="time" office:time-value="PT18H38M40S" calcext:value-type="time">
            <text:p>18:38: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86]-[.J386]" office:value-type="currency" office:currency="CAD" office:value="1.8" calcext:value-type="currency">
            <text:p>$1.80</text:p>
          </table:table-cell>
          <table:table-cell table:style-name="ce3" table:formula="of:=[.L386]+[.K3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86]+[.N385]" office:value-type="currency" office:currency="CAD" office:value="64298.9099999998" calcext:value-type="currency">
            <text:p>$64,298.91</text:p>
          </table:table-cell>
          <table:table-cell/>
        </table:table-row>
        <table:table-row table:style-name="ro1">
          <table:table-cell table:style-name="ce5" office:value-type="string" calcext:value-type="string">
            <text:p>7/2/2015</text:p>
          </table:table-cell>
          <table:table-cell table:style-name="ce6" office:value-type="time" office:time-value="PT18H38M43S" calcext:value-type="time">
            <text:p>18:38: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87]-[.J387]" office:value-type="currency" office:currency="CAD" office:value="0.720000000000002" calcext:value-type="currency">
            <text:p>$0.72</text:p>
          </table:table-cell>
          <table:table-cell table:style-name="ce3" table:formula="of:=[.L387]+[.K38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87]+[.N386]" office:value-type="currency" office:currency="CAD" office:value="64317.3099999998" calcext:value-type="currency">
            <text:p>$64,317.31</text:p>
          </table:table-cell>
          <table:table-cell/>
        </table:table-row>
        <table:table-row table:style-name="ro1">
          <table:table-cell table:style-name="ce5" office:value-type="string" calcext:value-type="string">
            <text:p>7/2/2015</text:p>
          </table:table-cell>
          <table:table-cell table:style-name="ce6" office:value-type="time" office:time-value="PT18H38M46S" calcext:value-type="time">
            <text:p>18:38: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388]-[.J388]" office:value-type="currency" office:currency="CAD" office:value="5.40000000000001" calcext:value-type="currency">
            <text:p>$5.40</text:p>
          </table:table-cell>
          <table:table-cell table:style-name="ce3" table:formula="of:=[.L388]+[.K38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388]+[.N387]" office:value-type="currency" office:currency="CAD" office:value="64457.2599999998" calcext:value-type="currency">
            <text:p>$64,457.26</text:p>
          </table:table-cell>
          <table:table-cell/>
        </table:table-row>
        <table:table-row table:style-name="ro1">
          <table:table-cell table:style-name="ce5" office:value-type="string" calcext:value-type="string">
            <text:p>7/2/2015</text:p>
          </table:table-cell>
          <table:table-cell table:style-name="ce6" office:value-type="time" office:time-value="PT18H38M48S" calcext:value-type="time">
            <text:p>18:3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89]-[.J389]" office:value-type="currency" office:currency="CAD" office:value="1.26" calcext:value-type="currency">
            <text:p>$1.26</text:p>
          </table:table-cell>
          <table:table-cell table:style-name="ce3" table:formula="of:=[.L389]+[.K389]"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89]+[.N388]" office:value-type="currency" office:currency="CAD" office:value="64489.6799999998" calcext:value-type="currency">
            <text:p>$64,489.68</text:p>
          </table:table-cell>
          <table:table-cell/>
        </table:table-row>
        <table:table-row table:style-name="ro1">
          <table:table-cell table:style-name="ce5" office:value-type="string" calcext:value-type="string">
            <text:p>7/2/2015</text:p>
          </table:table-cell>
          <table:table-cell table:style-name="ce6" office:value-type="time" office:time-value="PT18H38M52S" calcext:value-type="time">
            <text:p>18: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0]-[.J390]" office:value-type="currency" office:currency="CAD" office:value="0.720000000000002" calcext:value-type="currency">
            <text:p>$0.72</text:p>
          </table:table-cell>
          <table:table-cell table:style-name="ce3" table:formula="of:=[.L390]+[.K39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0]+[.N389]" office:value-type="currency" office:currency="CAD" office:value="64508.0799999998" calcext:value-type="currency">
            <text:p>$64,508.08</text:p>
          </table:table-cell>
          <table:table-cell/>
        </table:table-row>
        <table:table-row table:style-name="ro1">
          <table:table-cell table:style-name="ce5" office:value-type="string" calcext:value-type="string">
            <text:p>7/2/2015</text:p>
          </table:table-cell>
          <table:table-cell table:style-name="ce6" office:value-type="time" office:time-value="PT18H38M55S" calcext:value-type="time">
            <text:p>18: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1]-[.J391]" office:value-type="currency" office:currency="CAD" office:value="0.720000000000002" calcext:value-type="currency">
            <text:p>$0.72</text:p>
          </table:table-cell>
          <table:table-cell table:style-name="ce3" table:formula="of:=[.L391]+[.K3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1]+[.N390]" office:value-type="currency" office:currency="CAD" office:value="64526.4799999998" calcext:value-type="currency">
            <text:p>$64,526.48</text:p>
          </table:table-cell>
          <table:table-cell/>
        </table:table-row>
        <table:table-row table:style-name="ro1">
          <table:table-cell table:style-name="ce5" office:value-type="string" calcext:value-type="string">
            <text:p>7/2/2015</text:p>
          </table:table-cell>
          <table:table-cell table:style-name="ce6" office:value-type="time" office:time-value="PT18H38M57S" calcext:value-type="time">
            <text:p>18:3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392]-[.J392]" office:value-type="currency" office:currency="CAD" office:value="1.08" calcext:value-type="currency">
            <text:p>$1.08</text:p>
          </table:table-cell>
          <table:table-cell table:style-name="ce3" table:formula="of:=[.L392]+[.K39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392]+[.N391]" office:value-type="currency" office:currency="CAD" office:value="64554.2299999998" calcext:value-type="currency">
            <text:p>$64,554.23</text:p>
          </table:table-cell>
          <table:table-cell/>
        </table:table-row>
        <table:table-row table:style-name="ro1">
          <table:table-cell table:style-name="ce5" office:value-type="string" calcext:value-type="string">
            <text:p>7/2/2015</text:p>
          </table:table-cell>
          <table:table-cell table:style-name="ce6" office:value-type="time" office:time-value="PT18H39M00S" calcext:value-type="time">
            <text:p>18:3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3]-[.J393]" office:value-type="currency" office:currency="CAD" office:value="0.899999999999999" calcext:value-type="currency">
            <text:p>$0.90</text:p>
          </table:table-cell>
          <table:table-cell table:style-name="ce3" table:formula="of:=[.L393]+[.K3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93]+[.N392]" office:value-type="currency" office:currency="CAD" office:value="64577.2999999998" calcext:value-type="currency">
            <text:p>$64,577.30</text:p>
          </table:table-cell>
          <table:table-cell/>
        </table:table-row>
        <table:table-row table:style-name="ro1">
          <table:table-cell table:style-name="ce5" office:value-type="string" calcext:value-type="string">
            <text:p>7/2/2015</text:p>
          </table:table-cell>
          <table:table-cell table:style-name="ce6" office:value-type="time" office:time-value="PT18H39M04S" calcext:value-type="time">
            <text:p>18:3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4]-[.J394]" office:value-type="currency" office:currency="CAD" office:value="0.720000000000002" calcext:value-type="currency">
            <text:p>$0.72</text:p>
          </table:table-cell>
          <table:table-cell table:style-name="ce3" table:formula="of:=[.L394]+[.K39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4]+[.N393]" office:value-type="currency" office:currency="CAD" office:value="64595.6999999998" calcext:value-type="currency">
            <text:p>$64,595.70</text:p>
          </table:table-cell>
          <table:table-cell/>
        </table:table-row>
        <table:table-row table:style-name="ro1">
          <table:table-cell table:style-name="ce5" office:value-type="string" calcext:value-type="string">
            <text:p>7/2/2015</text:p>
          </table:table-cell>
          <table:table-cell table:style-name="ce6" office:value-type="time" office:time-value="PT18H39M07S" calcext:value-type="time">
            <text:p>18: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5]-[.J395]" office:value-type="currency" office:currency="CAD" office:value="0.899999999999999" calcext:value-type="currency">
            <text:p>$0.90</text:p>
          </table:table-cell>
          <table:table-cell table:style-name="ce3" table:formula="of:=[.L395]+[.K3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95]+[.N394]" office:value-type="currency" office:currency="CAD" office:value="64618.7699999998" calcext:value-type="currency">
            <text:p>$64,618.77</text:p>
          </table:table-cell>
          <table:table-cell/>
        </table:table-row>
        <table:table-row table:style-name="ro1">
          <table:table-cell table:style-name="ce5" office:value-type="string" calcext:value-type="string">
            <text:p>7/2/2015</text:p>
          </table:table-cell>
          <table:table-cell table:style-name="ce6" office:value-type="time" office:time-value="PT18H39M10S" calcext:value-type="time">
            <text:p>18: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396]-[.J396]" office:value-type="currency" office:currency="CAD" office:value="36" calcext:value-type="currency">
            <text:p>$36.00</text:p>
          </table:table-cell>
          <table:table-cell table:style-name="ce3" table:formula="of:=[.L396]+[.K39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396]+[.N395]" office:value-type="currency" office:currency="CAD" office:value="65553.4699999998" calcext:value-type="currency">
            <text:p>$65,553.47</text:p>
          </table:table-cell>
          <table:table-cell/>
        </table:table-row>
        <table:table-row table:style-name="ro1">
          <table:table-cell table:style-name="ce5" office:value-type="string" calcext:value-type="string">
            <text:p>7/2/2015</text:p>
          </table:table-cell>
          <table:table-cell table:style-name="ce6" office:value-type="time" office:time-value="PT18H39M13S" calcext:value-type="time">
            <text:p>18: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97]-[.J397]" office:value-type="currency" office:currency="CAD" office:value="3.59999999999999" calcext:value-type="currency">
            <text:p>$3.60</text:p>
          </table:table-cell>
          <table:table-cell table:style-name="ce3" table:formula="of:=[.L397]+[.K3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97]+[.N396]" office:value-type="currency" office:currency="CAD" office:value="65646.6699999998" calcext:value-type="currency">
            <text:p>$65,646.67</text:p>
          </table:table-cell>
          <table:table-cell/>
        </table:table-row>
        <table:table-row table:style-name="ro1">
          <table:table-cell table:style-name="ce5" office:value-type="string" calcext:value-type="string">
            <text:p>7/2/2015</text:p>
          </table:table-cell>
          <table:table-cell table:style-name="ce6" office:value-type="time" office:time-value="PT18H39M16S" calcext:value-type="time">
            <text:p>18:3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98]-[.J398]" office:value-type="currency" office:currency="CAD" office:value="1.8" calcext:value-type="currency">
            <text:p>$1.80</text:p>
          </table:table-cell>
          <table:table-cell table:style-name="ce3" table:formula="of:=[.L398]+[.K3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98]+[.N397]" office:value-type="currency" office:currency="CAD" office:value="65693.1199999998" calcext:value-type="currency">
            <text:p>$65,693.12</text:p>
          </table:table-cell>
          <table:table-cell/>
        </table:table-row>
        <table:table-row table:style-name="ro1">
          <table:table-cell table:style-name="ce5" office:value-type="string" calcext:value-type="string">
            <text:p>7/2/2015</text:p>
          </table:table-cell>
          <table:table-cell table:style-name="ce6" office:value-type="time" office:time-value="PT18H39M19S" calcext:value-type="time">
            <text:p>18:3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9]-[.J399]" office:value-type="currency" office:currency="CAD" office:value="-71.4" calcext:value-type="currency">
            <text:p>-$71.40</text:p>
          </table:table-cell>
          <table:table-cell table:style-name="ce3" table:formula="of:=[.L399]+[.K3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99]+[.N398]" office:value-type="currency" office:currency="CAD" office:value="65786.3199999998" calcext:value-type="currency">
            <text:p>$65,786.32</text:p>
          </table:table-cell>
          <table:table-cell/>
        </table:table-row>
        <table:table-row table:style-name="ro1">
          <table:table-cell table:style-name="ce5" office:value-type="string" calcext:value-type="string">
            <text:p>7/2/2015</text:p>
          </table:table-cell>
          <table:table-cell table:style-name="ce6" office:value-type="time" office:time-value="PT18H39M22S" calcext:value-type="time">
            <text:p>18: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0]-[.J400]" office:value-type="currency" office:currency="CAD" office:value="75.9" calcext:value-type="currency">
            <text:p>$75.90</text:p>
          </table:table-cell>
          <table:table-cell table:style-name="ce3" table:formula="of:=[.L400]+[.K40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0]+[.N399]" office:value-type="currency" office:currency="CAD" office:value="65809.3899999998" calcext:value-type="currency">
            <text:p>$65,809.39</text:p>
          </table:table-cell>
          <table:table-cell/>
        </table:table-row>
        <table:table-row table:style-name="ro1">
          <table:table-cell table:style-name="ce5" office:value-type="string" calcext:value-type="string">
            <text:p>7/2/2015</text:p>
          </table:table-cell>
          <table:table-cell table:style-name="ce6" office:value-type="time" office:time-value="PT18H39M25S" calcext:value-type="time">
            <text:p>18:3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1]-[.J401]" office:value-type="currency" office:currency="CAD" office:value="0.899999999999999" calcext:value-type="currency">
            <text:p>$0.90</text:p>
          </table:table-cell>
          <table:table-cell table:style-name="ce3" table:formula="of:=[.L401]+[.K4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1]+[.N400]" office:value-type="currency" office:currency="CAD" office:value="65832.4599999998" calcext:value-type="currency">
            <text:p>$65,832.46</text:p>
          </table:table-cell>
          <table:table-cell/>
        </table:table-row>
        <table:table-row table:style-name="ro1">
          <table:table-cell table:style-name="ce5" office:value-type="string" calcext:value-type="string">
            <text:p>7/2/2015</text:p>
          </table:table-cell>
          <table:table-cell table:style-name="ce6" office:value-type="time" office:time-value="PT18H39M28S" calcext:value-type="time">
            <text:p>18:3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02]-[.J402]" office:value-type="currency" office:currency="CAD" office:value="0.539999999999999" calcext:value-type="currency">
            <text:p>$0.54</text:p>
          </table:table-cell>
          <table:table-cell table:style-name="ce3" table:formula="of:=[.L402]+[.K40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402]+[.N401]" office:value-type="currency" office:currency="CAD" office:value="65846.1799999998" calcext:value-type="currency">
            <text:p>$65,846.18</text:p>
          </table:table-cell>
          <table:table-cell/>
        </table:table-row>
        <table:table-row table:style-name="ro1">
          <table:table-cell table:style-name="ce5" office:value-type="string" calcext:value-type="string">
            <text:p>7/2/2015</text:p>
          </table:table-cell>
          <table:table-cell table:style-name="ce6" office:value-type="time" office:time-value="PT18H39M31S" calcext:value-type="time">
            <text:p>18:3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3]-[.J403]" office:value-type="currency" office:currency="CAD" office:value="3.59999999999999" calcext:value-type="currency">
            <text:p>$3.60</text:p>
          </table:table-cell>
          <table:table-cell table:style-name="ce3" table:formula="of:=[.L403]+[.K4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03]+[.N402]" office:value-type="currency" office:currency="CAD" office:value="65939.3799999998" calcext:value-type="currency">
            <text:p>$65,939.38</text:p>
          </table:table-cell>
          <table:table-cell/>
        </table:table-row>
        <table:table-row table:style-name="ro1">
          <table:table-cell table:style-name="ce5" office:value-type="string" calcext:value-type="string">
            <text:p>7/2/2015</text:p>
          </table:table-cell>
          <table:table-cell table:style-name="ce6" office:value-type="time" office:time-value="PT18H39M34S" calcext:value-type="time">
            <text:p>18:3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04]-[.J404]" office:value-type="currency" office:currency="CAD" office:value="0.720000000000002" calcext:value-type="currency">
            <text:p>$0.72</text:p>
          </table:table-cell>
          <table:table-cell table:style-name="ce3" table:formula="of:=[.L404]+[.K40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04]+[.N403]" office:value-type="currency" office:currency="CAD" office:value="65957.7799999998" calcext:value-type="currency">
            <text:p>$65,957.78</text:p>
          </table:table-cell>
          <table:table-cell/>
        </table:table-row>
        <table:table-row table:style-name="ro1">
          <table:table-cell table:style-name="ce5" office:value-type="string" calcext:value-type="string">
            <text:p>7/2/2015</text:p>
          </table:table-cell>
          <table:table-cell table:style-name="ce6" office:value-type="time" office:time-value="PT18H39M37S" calcext:value-type="time">
            <text:p>18:3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5]-[.J405]" office:value-type="currency" office:currency="CAD" office:value="0.899999999999999" calcext:value-type="currency">
            <text:p>$0.90</text:p>
          </table:table-cell>
          <table:table-cell table:style-name="ce3" table:formula="of:=[.L405]+[.K4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5]+[.N404]" office:value-type="currency" office:currency="CAD" office:value="65980.8499999998" calcext:value-type="currency">
            <text:p>$65,980.85</text:p>
          </table:table-cell>
          <table:table-cell/>
        </table:table-row>
        <table:table-row table:style-name="ro1">
          <table:table-cell table:style-name="ce5" office:value-type="string" calcext:value-type="string">
            <text:p>7/2/2015</text:p>
          </table:table-cell>
          <table:table-cell table:style-name="ce6" office:value-type="time" office:time-value="PT18H39M40S" calcext:value-type="time">
            <text:p>18:3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06]-[.J406]" office:value-type="currency" office:currency="CAD" office:value="1.8" calcext:value-type="currency">
            <text:p>$1.80</text:p>
          </table:table-cell>
          <table:table-cell table:style-name="ce3" table:formula="of:=[.L406]+[.K4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06]+[.N405]" office:value-type="currency" office:currency="CAD" office:value="66027.2999999998" calcext:value-type="currency">
            <text:p>$66,027.30</text:p>
          </table:table-cell>
          <table:table-cell/>
        </table:table-row>
        <table:table-row table:style-name="ro1">
          <table:table-cell table:style-name="ce5" office:value-type="string" calcext:value-type="string">
            <text:p>7/2/2015</text:p>
          </table:table-cell>
          <table:table-cell table:style-name="ce6" office:value-type="time" office:time-value="PT18H39M43S" calcext:value-type="time">
            <text:p>18:3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7]-[.J407]" office:value-type="currency" office:currency="CAD" office:value="0.899999999999999" calcext:value-type="currency">
            <text:p>$0.90</text:p>
          </table:table-cell>
          <table:table-cell table:style-name="ce3" table:formula="of:=[.L407]+[.K4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7]+[.N406]" office:value-type="currency" office:currency="CAD" office:value="66050.3699999998" calcext:value-type="currency">
            <text:p>$66,050.37</text:p>
          </table:table-cell>
          <table:table-cell/>
        </table:table-row>
        <table:table-row table:style-name="ro1">
          <table:table-cell table:style-name="ce5" office:value-type="string" calcext:value-type="string">
            <text:p>7/2/2015</text:p>
          </table:table-cell>
          <table:table-cell table:style-name="ce6" office:value-type="time" office:time-value="PT18H39M46S" calcext:value-type="time">
            <text:p>18:3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8]-[.J408]" office:value-type="currency" office:currency="CAD" office:value="3.59999999999999" calcext:value-type="currency">
            <text:p>$3.60</text:p>
          </table:table-cell>
          <table:table-cell table:style-name="ce3" table:formula="of:=[.L408]+[.K4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08]+[.N407]" office:value-type="currency" office:currency="CAD" office:value="66143.5699999998" calcext:value-type="currency">
            <text:p>$66,143.57</text:p>
          </table:table-cell>
          <table:table-cell/>
        </table:table-row>
        <table:table-row table:style-name="ro1">
          <table:table-cell table:style-name="ce5" office:value-type="string" calcext:value-type="string">
            <text:p>7/2/2015</text:p>
          </table:table-cell>
          <table:table-cell table:style-name="ce6" office:value-type="time" office:time-value="PT18H39M48S" calcext:value-type="time">
            <text:p>18: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09]-[.J409]" office:value-type="currency" office:currency="CAD" office:value="7.20000000000002" calcext:value-type="currency">
            <text:p>$7.20</text:p>
          </table:table-cell>
          <table:table-cell table:style-name="ce3" table:formula="of:=[.L409]+[.K4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09]+[.N408]" office:value-type="currency" office:currency="CAD" office:value="66330.2699999998" calcext:value-type="currency">
            <text:p>$66,330.27</text:p>
          </table:table-cell>
          <table:table-cell/>
        </table:table-row>
        <table:table-row table:style-name="ro1">
          <table:table-cell table:style-name="ce5" office:value-type="string" calcext:value-type="string">
            <text:p>7/2/2015</text:p>
          </table:table-cell>
          <table:table-cell table:style-name="ce6" office:value-type="time" office:time-value="PT18H39M52S" calcext:value-type="time">
            <text:p>18:3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10]-[.J410]" office:value-type="currency" office:currency="CAD" office:value="3.59999999999999" calcext:value-type="currency">
            <text:p>$3.60</text:p>
          </table:table-cell>
          <table:table-cell table:style-name="ce3" table:formula="of:=[.L410]+[.K4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10]+[.N409]" office:value-type="currency" office:currency="CAD" office:value="66423.4699999998" calcext:value-type="currency">
            <text:p>$66,423.47</text:p>
          </table:table-cell>
          <table:table-cell/>
        </table:table-row>
        <table:table-row table:style-name="ro1">
          <table:table-cell table:style-name="ce5" office:value-type="string" calcext:value-type="string">
            <text:p>7/2/2015</text:p>
          </table:table-cell>
          <table:table-cell table:style-name="ce6" office:value-type="time" office:time-value="PT18H39M55S" calcext:value-type="time">
            <text:p>18:3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11]-[.J411]" office:value-type="currency" office:currency="CAD" office:value="0.720000000000002" calcext:value-type="currency">
            <text:p>$0.72</text:p>
          </table:table-cell>
          <table:table-cell table:style-name="ce3" table:formula="of:=[.L411]+[.K41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11]+[.N410]" office:value-type="currency" office:currency="CAD" office:value="66441.8699999998" calcext:value-type="currency">
            <text:p>$66,441.87</text:p>
          </table:table-cell>
          <table:table-cell/>
        </table:table-row>
        <table:table-row table:style-name="ro1">
          <table:table-cell table:style-name="ce5" office:value-type="string" calcext:value-type="string">
            <text:p>7/2/2015</text:p>
          </table:table-cell>
          <table:table-cell table:style-name="ce6" office:value-type="time" office:time-value="PT18H39M58S" calcext:value-type="time">
            <text:p>18:3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12]-[.J412]" office:value-type="currency" office:currency="CAD" office:value="1.8" calcext:value-type="currency">
            <text:p>$1.80</text:p>
          </table:table-cell>
          <table:table-cell table:style-name="ce3" table:formula="of:=[.L412]+[.K41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12]+[.N411]" office:value-type="currency" office:currency="CAD" office:value="66488.3199999998" calcext:value-type="currency">
            <text:p>$66,488.32</text:p>
          </table:table-cell>
          <table:table-cell/>
        </table:table-row>
        <table:table-row table:style-name="ro1">
          <table:table-cell table:style-name="ce5" office:value-type="string" calcext:value-type="string">
            <text:p>7/2/2015</text:p>
          </table:table-cell>
          <table:table-cell table:style-name="ce6" office:value-type="time" office:time-value="PT18H40M01S" calcext:value-type="time">
            <text:p>18:4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413]-[.J413]" office:value-type="currency" office:currency="CAD" office:value="9" calcext:value-type="currency">
            <text:p>$9.00</text:p>
          </table:table-cell>
          <table:table-cell table:style-name="ce3" table:formula="of:=[.L413]+[.K41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413]+[.N412]" office:value-type="currency" office:currency="CAD" office:value="66721.7699999998" calcext:value-type="currency">
            <text:p>$66,721.77</text:p>
          </table:table-cell>
          <table:table-cell/>
        </table:table-row>
        <table:table-row table:style-name="ro1">
          <table:table-cell table:style-name="ce5" office:value-type="string" calcext:value-type="string">
            <text:p>7/2/2015</text:p>
          </table:table-cell>
          <table:table-cell table:style-name="ce6" office:value-type="time" office:time-value="PT18H40M04S" calcext:value-type="time">
            <text:p>18:4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14]-[.J414]" office:value-type="currency" office:currency="CAD" office:value="1.8" calcext:value-type="currency">
            <text:p>$1.80</text:p>
          </table:table-cell>
          <table:table-cell table:style-name="ce3" table:formula="of:=[.L414]+[.K41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14]+[.N413]" office:value-type="currency" office:currency="CAD" office:value="66768.2199999998" calcext:value-type="currency">
            <text:p>$66,768.22</text:p>
          </table:table-cell>
          <table:table-cell/>
        </table:table-row>
        <table:table-row table:style-name="ro1">
          <table:table-cell table:style-name="ce5" office:value-type="string" calcext:value-type="string">
            <text:p>7/2/2015</text:p>
          </table:table-cell>
          <table:table-cell table:style-name="ce6" office:value-type="time" office:time-value="PT18H40M07S" calcext:value-type="time">
            <text:p>18:4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15]-[.J415]" office:value-type="currency" office:currency="CAD" office:value="0.359999999999999" calcext:value-type="currency">
            <text:p>$0.36</text:p>
          </table:table-cell>
          <table:table-cell table:style-name="ce3" table:formula="of:=[.L415]+[.K4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15]+[.N414]" office:value-type="currency" office:currency="CAD" office:value="66777.2699999998" calcext:value-type="currency">
            <text:p>$66,777.27</text:p>
          </table:table-cell>
          <table:table-cell/>
        </table:table-row>
        <table:table-row table:style-name="ro1">
          <table:table-cell table:style-name="ce5" office:value-type="string" calcext:value-type="string">
            <text:p>7/2/2015</text:p>
          </table:table-cell>
          <table:table-cell table:style-name="ce6" office:value-type="time" office:time-value="PT18H40M10S" calcext:value-type="time">
            <text:p>18:4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416]-[.J416]" office:value-type="currency" office:currency="CAD" office:value="2.7" calcext:value-type="currency">
            <text:p>$2.70</text:p>
          </table:table-cell>
          <table:table-cell table:style-name="ce3" table:formula="of:=[.L416]+[.K41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416]+[.N415]" office:value-type="currency" office:currency="CAD" office:value="66847.0899999998" calcext:value-type="currency">
            <text:p>$66,847.09</text:p>
          </table:table-cell>
          <table:table-cell/>
        </table:table-row>
        <table:table-row table:style-name="ro1">
          <table:table-cell table:style-name="ce5" office:value-type="string" calcext:value-type="string">
            <text:p>7/2/2015</text:p>
          </table:table-cell>
          <table:table-cell table:style-name="ce6" office:value-type="time" office:time-value="PT18H40M14S" calcext:value-type="time">
            <text:p>18: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17]-[.J417]" office:value-type="currency" office:currency="CAD" office:value="0.359999999999999" calcext:value-type="currency">
            <text:p>$0.36</text:p>
          </table:table-cell>
          <table:table-cell table:style-name="ce3" table:formula="of:=[.L417]+[.K4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17]+[.N416]" office:value-type="currency" office:currency="CAD" office:value="66856.1399999998" calcext:value-type="currency">
            <text:p>$66,856.14</text:p>
          </table:table-cell>
          <table:table-cell/>
        </table:table-row>
        <table:table-row table:style-name="ro1">
          <table:table-cell table:style-name="ce5" office:value-type="string" calcext:value-type="string">
            <text:p>7/2/2015</text:p>
          </table:table-cell>
          <table:table-cell table:style-name="ce6" office:value-type="time" office:time-value="PT18H40M17S" calcext:value-type="time">
            <text:p>18: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H418]-[.J418]" office:value-type="currency" office:currency="CAD" office:value="0.29" calcext:value-type="currency">
            <text:p>$0.29</text:p>
          </table:table-cell>
          <table:table-cell table:style-name="ce3" table:formula="of:=[.L418]+[.K418]"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L418]+[.N417]" office:value-type="currency" office:currency="CAD" office:value="66863.3199999998" calcext:value-type="currency">
            <text:p>$66,863.32</text:p>
          </table:table-cell>
          <table:table-cell/>
        </table:table-row>
        <table:table-row table:style-name="ro1">
          <table:table-cell table:style-name="ce5" office:value-type="string" calcext:value-type="string">
            <text:p>7/2/2015</text:p>
          </table:table-cell>
          <table:table-cell table:style-name="ce6" office:value-type="time" office:time-value="PT18H40M21S" calcext:value-type="time">
            <text:p>18:4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19]-[.J419]" office:value-type="currency" office:currency="CAD" office:value="0.720000000000002" calcext:value-type="currency">
            <text:p>$0.72</text:p>
          </table:table-cell>
          <table:table-cell table:style-name="ce3" table:formula="of:=[.L419]+[.K4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19]+[.N418]" office:value-type="currency" office:currency="CAD" office:value="66881.7199999998" calcext:value-type="currency">
            <text:p>$66,881.72</text:p>
          </table:table-cell>
          <table:table-cell/>
        </table:table-row>
        <table:table-row table:style-name="ro1">
          <table:table-cell table:style-name="ce5" office:value-type="string" calcext:value-type="string">
            <text:p>7/2/2015</text:p>
          </table:table-cell>
          <table:table-cell table:style-name="ce6" office:value-type="time" office:time-value="PT18H40M24S" calcext:value-type="time">
            <text:p>18:4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20]-[.J420]" office:value-type="currency" office:currency="CAD" office:value="1.8" calcext:value-type="currency">
            <text:p>$1.80</text:p>
          </table:table-cell>
          <table:table-cell table:style-name="ce3" table:formula="of:=[.L420]+[.K4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20]+[.N419]" office:value-type="currency" office:currency="CAD" office:value="66928.1699999998" calcext:value-type="currency">
            <text:p>$66,928.17</text:p>
          </table:table-cell>
          <table:table-cell/>
        </table:table-row>
        <table:table-row table:style-name="ro1">
          <table:table-cell table:style-name="ce5" office:value-type="string" calcext:value-type="string">
            <text:p>7/2/2015</text:p>
          </table:table-cell>
          <table:table-cell table:style-name="ce6" office:value-type="time" office:time-value="PT18H40M27S" calcext:value-type="time">
            <text:p>18:40: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421]-[.J421]" office:value-type="currency" office:currency="CAD" office:value="1.08" calcext:value-type="currency">
            <text:p>$1.08</text:p>
          </table:table-cell>
          <table:table-cell table:style-name="ce3" table:formula="of:=[.L421]+[.K42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421]+[.N420]" office:value-type="currency" office:currency="CAD" office:value="66955.9199999998" calcext:value-type="currency">
            <text:p>$66,955.92</text:p>
          </table:table-cell>
          <table:table-cell/>
        </table:table-row>
        <table:table-row table:style-name="ro1">
          <table:table-cell table:style-name="ce5" office:value-type="string" calcext:value-type="string">
            <text:p>7/2/2015</text:p>
          </table:table-cell>
          <table:table-cell table:style-name="ce6" office:value-type="time" office:time-value="PT18H40M30S" calcext:value-type="time">
            <text:p>18:4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22]-[.J422]" office:value-type="currency" office:currency="CAD" office:value="1.8" calcext:value-type="currency">
            <text:p>$1.80</text:p>
          </table:table-cell>
          <table:table-cell table:style-name="ce3" table:formula="of:=[.L422]+[.K42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22]+[.N421]" office:value-type="currency" office:currency="CAD" office:value="67002.3699999998" calcext:value-type="currency">
            <text:p>$67,002.37</text:p>
          </table:table-cell>
          <table:table-cell/>
        </table:table-row>
        <table:table-row table:style-name="ro1">
          <table:table-cell table:style-name="ce5" office:value-type="string" calcext:value-type="string">
            <text:p>7/2/2015</text:p>
          </table:table-cell>
          <table:table-cell table:style-name="ce6" office:value-type="time" office:time-value="PT18H40M33S" calcext:value-type="time">
            <text:p>18:4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3]-[.J423]" office:value-type="currency" office:currency="CAD" office:value="3.59999999999999" calcext:value-type="currency">
            <text:p>$3.60</text:p>
          </table:table-cell>
          <table:table-cell table:style-name="ce3" table:formula="of:=[.L423]+[.K4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23]+[.N422]" office:value-type="currency" office:currency="CAD" office:value="67095.5699999997" calcext:value-type="currency">
            <text:p>$67,095.57</text:p>
          </table:table-cell>
          <table:table-cell/>
        </table:table-row>
        <table:table-row table:style-name="ro1">
          <table:table-cell table:style-name="ce5" office:value-type="string" calcext:value-type="string">
            <text:p>7/2/2015</text:p>
          </table:table-cell>
          <table:table-cell table:style-name="ce6" office:value-type="time" office:time-value="PT18H40M37S" calcext:value-type="time">
            <text:p>18:4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24]-[.J424]" office:value-type="currency" office:currency="CAD" office:value="0.720000000000002" calcext:value-type="currency">
            <text:p>$0.72</text:p>
          </table:table-cell>
          <table:table-cell table:style-name="ce3" table:formula="of:=[.L424]+[.K42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24]+[.N423]" office:value-type="currency" office:currency="CAD" office:value="67113.9699999997" calcext:value-type="currency">
            <text:p>$67,113.97</text:p>
          </table:table-cell>
          <table:table-cell/>
        </table:table-row>
        <table:table-row table:style-name="ro1">
          <table:table-cell table:style-name="ce5" office:value-type="string" calcext:value-type="string">
            <text:p>7/2/2015</text:p>
          </table:table-cell>
          <table:table-cell table:style-name="ce6" office:value-type="time" office:time-value="PT18H40M40S" calcext:value-type="time">
            <text:p>18:4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425]-[.J425]" office:value-type="currency" office:currency="CAD" office:value="5.40000000000001" calcext:value-type="currency">
            <text:p>$5.40</text:p>
          </table:table-cell>
          <table:table-cell table:style-name="ce3" table:formula="of:=[.L425]+[.K42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425]+[.N424]" office:value-type="currency" office:currency="CAD" office:value="67253.9199999997" calcext:value-type="currency">
            <text:p>$67,253.92</text:p>
          </table:table-cell>
          <table:table-cell/>
        </table:table-row>
        <table:table-row table:style-name="ro1">
          <table:table-cell table:style-name="ce5" office:value-type="string" calcext:value-type="string">
            <text:p>7/2/2015</text:p>
          </table:table-cell>
          <table:table-cell table:style-name="ce6" office:value-type="time" office:time-value="PT18H40M43S" calcext:value-type="time">
            <text:p>18:4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26]-[.J426]" office:value-type="currency" office:currency="CAD" office:value="0.359999999999999" calcext:value-type="currency">
            <text:p>$0.36</text:p>
          </table:table-cell>
          <table:table-cell table:style-name="ce3" table:formula="of:=[.L426]+[.K4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26]+[.N425]" office:value-type="currency" office:currency="CAD" office:value="67262.9699999997" calcext:value-type="currency">
            <text:p>$67,262.97</text:p>
          </table:table-cell>
          <table:table-cell/>
        </table:table-row>
        <table:table-row table:style-name="ro1">
          <table:table-cell table:style-name="ce5" office:value-type="string" calcext:value-type="string">
            <text:p>7/2/2015</text:p>
          </table:table-cell>
          <table:table-cell table:style-name="ce6" office:value-type="time" office:time-value="PT18H40M46S" calcext:value-type="time">
            <text:p>18:40: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7]-[.J427]" office:value-type="currency" office:currency="CAD" office:value="3.59999999999999" calcext:value-type="currency">
            <text:p>$3.60</text:p>
          </table:table-cell>
          <table:table-cell table:style-name="ce3" table:formula="of:=[.L427]+[.K4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27]+[.N426]" office:value-type="currency" office:currency="CAD" office:value="67356.1699999997" calcext:value-type="currency">
            <text:p>$67,356.17</text:p>
          </table:table-cell>
          <table:table-cell/>
        </table:table-row>
        <table:table-row table:style-name="ro1">
          <table:table-cell table:style-name="ce5" office:value-type="string" calcext:value-type="string">
            <text:p>7/2/2015</text:p>
          </table:table-cell>
          <table:table-cell table:style-name="ce6" office:value-type="time" office:time-value="PT18H40M49S" calcext:value-type="time">
            <text:p>18:40: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28]-[.J428]" office:value-type="currency" office:currency="CAD" office:value="0.359999999999999" calcext:value-type="currency">
            <text:p>$0.36</text:p>
          </table:table-cell>
          <table:table-cell table:style-name="ce3" table:formula="of:=[.L428]+[.K4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28]+[.N427]" office:value-type="currency" office:currency="CAD" office:value="67365.2199999997" calcext:value-type="currency">
            <text:p>$67,365.22</text:p>
          </table:table-cell>
          <table:table-cell/>
        </table:table-row>
        <table:table-row table:style-name="ro1">
          <table:table-cell table:style-name="ce5" office:value-type="string" calcext:value-type="string">
            <text:p>7/2/2015</text:p>
          </table:table-cell>
          <table:table-cell table:style-name="ce6" office:value-type="time" office:time-value="PT18H40M52S" calcext:value-type="time">
            <text:p>18:40: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29]-[.J429]" office:value-type="currency" office:currency="CAD" office:value="0.720000000000002" calcext:value-type="currency">
            <text:p>$0.72</text:p>
          </table:table-cell>
          <table:table-cell table:style-name="ce3" table:formula="of:=[.L429]+[.K42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29]+[.N428]" office:value-type="currency" office:currency="CAD" office:value="67383.6199999997" calcext:value-type="currency">
            <text:p>$67,383.62</text:p>
          </table:table-cell>
          <table:table-cell/>
        </table:table-row>
        <table:table-row table:style-name="ro1">
          <table:table-cell table:style-name="ce5" office:value-type="string" calcext:value-type="string">
            <text:p>7/2/2015</text:p>
          </table:table-cell>
          <table:table-cell table:style-name="ce6" office:value-type="time" office:time-value="PT18H40M55S" calcext:value-type="time">
            <text:p>18:40: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0]-[.J430]" office:value-type="currency" office:currency="CAD" office:value="0.359999999999999" calcext:value-type="currency">
            <text:p>$0.36</text:p>
          </table:table-cell>
          <table:table-cell table:style-name="ce3" table:formula="of:=[.L430]+[.K4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0]+[.N429]" office:value-type="currency" office:currency="CAD" office:value="67392.6699999997" calcext:value-type="currency">
            <text:p>$67,392.67</text:p>
          </table:table-cell>
          <table:table-cell/>
        </table:table-row>
        <table:table-row table:style-name="ro1">
          <table:table-cell table:style-name="ce5" office:value-type="string" calcext:value-type="string">
            <text:p>7/2/2015</text:p>
          </table:table-cell>
          <table:table-cell table:style-name="ce6" office:value-type="time" office:time-value="PT18H40M58S" calcext:value-type="time">
            <text:p>18:4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31]-[.J431]" office:value-type="currency" office:currency="CAD" office:value="36" calcext:value-type="currency">
            <text:p>$36.00</text:p>
          </table:table-cell>
          <table:table-cell table:style-name="ce3" table:formula="of:=[.L431]+[.K43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31]+[.N430]" office:value-type="currency" office:currency="CAD" office:value="68327.3699999997" calcext:value-type="currency">
            <text:p>$68,327.37</text:p>
          </table:table-cell>
          <table:table-cell/>
        </table:table-row>
        <table:table-row table:style-name="ro1">
          <table:table-cell table:style-name="ce5" office:value-type="string" calcext:value-type="string">
            <text:p>7/2/2015</text:p>
          </table:table-cell>
          <table:table-cell table:style-name="ce6" office:value-type="time" office:time-value="PT18H41M01S" calcext:value-type="time">
            <text:p>18:4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32]-[.J432]" office:value-type="currency" office:currency="CAD" office:value="1.8" calcext:value-type="currency">
            <text:p>$1.80</text:p>
          </table:table-cell>
          <table:table-cell table:style-name="ce3" table:formula="of:=[.L432]+[.K4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32]+[.N431]" office:value-type="currency" office:currency="CAD" office:value="68373.8199999997" calcext:value-type="currency">
            <text:p>$68,373.82</text:p>
          </table:table-cell>
          <table:table-cell/>
        </table:table-row>
        <table:table-row table:style-name="ro1">
          <table:table-cell table:style-name="ce5" office:value-type="string" calcext:value-type="string">
            <text:p>7/2/2015</text:p>
          </table:table-cell>
          <table:table-cell table:style-name="ce6" office:value-type="time" office:time-value="PT18H41M04S" calcext:value-type="time">
            <text:p>18:4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33]-[.J433]" office:value-type="currency" office:currency="CAD" office:value="3.59999999999999" calcext:value-type="currency">
            <text:p>$3.60</text:p>
          </table:table-cell>
          <table:table-cell table:style-name="ce3" table:formula="of:=[.L433]+[.K43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33]+[.N432]" office:value-type="currency" office:currency="CAD" office:value="68467.0199999997" calcext:value-type="currency">
            <text:p>$68,467.02</text:p>
          </table:table-cell>
          <table:table-cell/>
        </table:table-row>
        <table:table-row table:style-name="ro1">
          <table:table-cell table:style-name="ce5" office:value-type="string" calcext:value-type="string">
            <text:p>7/2/2015</text:p>
          </table:table-cell>
          <table:table-cell table:style-name="ce6" office:value-type="time" office:time-value="PT18H41M08S" calcext:value-type="time">
            <text:p>18:4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434]-[.J434]" office:value-type="currency" office:currency="CAD" office:value="1.26" calcext:value-type="currency">
            <text:p>$1.26</text:p>
          </table:table-cell>
          <table:table-cell table:style-name="ce3" table:formula="of:=[.L434]+[.K434]"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434]+[.N433]" office:value-type="currency" office:currency="CAD" office:value="68499.4399999997" calcext:value-type="currency">
            <text:p>$68,499.44</text:p>
          </table:table-cell>
          <table:table-cell/>
        </table:table-row>
        <table:table-row table:style-name="ro1">
          <table:table-cell table:style-name="ce5" office:value-type="string" calcext:value-type="string">
            <text:p>7/2/2015</text:p>
          </table:table-cell>
          <table:table-cell table:style-name="ce6" office:value-type="time" office:time-value="PT18H41M11S" calcext:value-type="time">
            <text:p>18:4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5]-[.J435]" office:value-type="currency" office:currency="CAD" office:value="0.359999999999999" calcext:value-type="currency">
            <text:p>$0.36</text:p>
          </table:table-cell>
          <table:table-cell table:style-name="ce3" table:formula="of:=[.L435]+[.K4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5]+[.N434]" office:value-type="currency" office:currency="CAD" office:value="68508.4899999997" calcext:value-type="currency">
            <text:p>$68,508.49</text:p>
          </table:table-cell>
          <table:table-cell/>
        </table:table-row>
        <table:table-row table:style-name="ro1">
          <table:table-cell table:style-name="ce5" office:value-type="string" calcext:value-type="string">
            <text:p>7/2/2015</text:p>
          </table:table-cell>
          <table:table-cell table:style-name="ce6" office:value-type="time" office:time-value="PT18H41M16S" calcext:value-type="time">
            <text:p>18:4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36]-[.J436]" office:value-type="currency" office:currency="CAD" office:value="0.899999999999999" calcext:value-type="currency">
            <text:p>$0.90</text:p>
          </table:table-cell>
          <table:table-cell table:style-name="ce3" table:formula="of:=[.L436]+[.K4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36]+[.N435]" office:value-type="currency" office:currency="CAD" office:value="68531.5599999997" calcext:value-type="currency">
            <text:p>$68,531.56</text:p>
          </table:table-cell>
          <table:table-cell/>
        </table:table-row>
        <table:table-row table:style-name="ro1">
          <table:table-cell table:style-name="ce5" office:value-type="string" calcext:value-type="string">
            <text:p>7/2/2015</text:p>
          </table:table-cell>
          <table:table-cell table:style-name="ce6" office:value-type="time" office:time-value="PT18H41M19S" calcext:value-type="time">
            <text:p>18:4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7]-[.J437]" office:value-type="currency" office:currency="CAD" office:value="0.359999999999999" calcext:value-type="currency">
            <text:p>$0.36</text:p>
          </table:table-cell>
          <table:table-cell table:style-name="ce3" table:formula="of:=[.L437]+[.K4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7]+[.N436]" office:value-type="currency" office:currency="CAD" office:value="68540.6099999997" calcext:value-type="currency">
            <text:p>$68,540.61</text:p>
          </table:table-cell>
          <table:table-cell/>
        </table:table-row>
        <table:table-row table:style-name="ro1">
          <table:table-cell table:style-name="ce5" office:value-type="string" calcext:value-type="string">
            <text:p>7/2/2015</text:p>
          </table:table-cell>
          <table:table-cell table:style-name="ce6" office:value-type="time" office:time-value="PT18H41M24S" calcext:value-type="time">
            <text:p>18:4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38]-[.J438]" office:value-type="currency" office:currency="CAD" office:value="3.59999999999999" calcext:value-type="currency">
            <text:p>$3.60</text:p>
          </table:table-cell>
          <table:table-cell table:style-name="ce3" table:formula="of:=[.L438]+[.K4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38]+[.N437]" office:value-type="currency" office:currency="CAD" office:value="68633.8099999997" calcext:value-type="currency">
            <text:p>$68,633.81</text:p>
          </table:table-cell>
          <table:table-cell/>
        </table:table-row>
        <table:table-row table:style-name="ro1">
          <table:table-cell table:style-name="ce5" office:value-type="string" calcext:value-type="string">
            <text:p>7/2/2015</text:p>
          </table:table-cell>
          <table:table-cell table:style-name="ce6" office:value-type="time" office:time-value="PT18H41M27S" calcext:value-type="time">
            <text:p>18:4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9]-[.J439]" office:value-type="currency" office:currency="CAD" office:value="0.359999999999999" calcext:value-type="currency">
            <text:p>$0.36</text:p>
          </table:table-cell>
          <table:table-cell table:style-name="ce3" table:formula="of:=[.L439]+[.K43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9]+[.N438]" office:value-type="currency" office:currency="CAD" office:value="68642.8599999997" calcext:value-type="currency">
            <text:p>$68,642.86</text:p>
          </table:table-cell>
          <table:table-cell/>
        </table:table-row>
        <table:table-row table:style-name="ro1">
          <table:table-cell table:style-name="ce5" office:value-type="string" calcext:value-type="string">
            <text:p>7/2/2015</text:p>
          </table:table-cell>
          <table:table-cell table:style-name="ce6" office:value-type="time" office:time-value="PT18H41M30S" calcext:value-type="time">
            <text:p>18:4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40]-[.J440]" office:value-type="currency" office:currency="CAD" office:value="3.59999999999999" calcext:value-type="currency">
            <text:p>$3.60</text:p>
          </table:table-cell>
          <table:table-cell table:style-name="ce3" table:formula="of:=[.L440]+[.K4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40]+[.N439]" office:value-type="currency" office:currency="CAD" office:value="68736.0599999997" calcext:value-type="currency">
            <text:p>$68,736.06</text:p>
          </table:table-cell>
          <table:table-cell/>
        </table:table-row>
        <table:table-row table:style-name="ro1">
          <table:table-cell table:style-name="ce5" office:value-type="string" calcext:value-type="string">
            <text:p>7/2/2015</text:p>
          </table:table-cell>
          <table:table-cell table:style-name="ce6" office:value-type="time" office:time-value="PT18H41M33S" calcext:value-type="time">
            <text:p>18:41: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41]-[.J441]" office:value-type="currency" office:currency="CAD" office:value="0.18" calcext:value-type="currency">
            <text:p>$0.18</text:p>
          </table:table-cell>
          <table:table-cell table:style-name="ce3" table:formula="of:=[.L441]+[.K44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41]+[.N440]" office:value-type="currency" office:currency="CAD" office:value="68740.4299999997" calcext:value-type="currency">
            <text:p>$68,740.43</text:p>
          </table:table-cell>
          <table:table-cell/>
        </table:table-row>
        <table:table-row table:style-name="ro1">
          <table:table-cell table:style-name="ce5" office:value-type="string" calcext:value-type="string">
            <text:p>7/2/2015</text:p>
          </table:table-cell>
          <table:table-cell table:style-name="ce6" office:value-type="time" office:time-value="PT18H41M36S" calcext:value-type="time">
            <text:p>18:41: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H442]-[.J442]" office:value-type="currency" office:currency="CAD" office:value="1.3" calcext:value-type="currency">
            <text:p>$1.30</text:p>
          </table:table-cell>
          <table:table-cell table:style-name="ce3" table:formula="of:=[.L442]+[.K442]"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L442]+[.N441]" office:value-type="currency" office:currency="CAD" office:value="68773.7899999997" calcext:value-type="currency">
            <text:p>$68,773.79</text:p>
          </table:table-cell>
          <table:table-cell/>
        </table:table-row>
        <table:table-row table:style-name="ro1">
          <table:table-cell table:style-name="ce5" office:value-type="string" calcext:value-type="string">
            <text:p>7/2/2015</text:p>
          </table:table-cell>
          <table:table-cell table:style-name="ce6" office:value-type="time" office:time-value="PT18H41M39S" calcext:value-type="time">
            <text:p>18:41: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443]-[.J443]" office:value-type="currency" office:currency="CAD" office:value="1.44" calcext:value-type="currency">
            <text:p>$1.44</text:p>
          </table:table-cell>
          <table:table-cell table:style-name="ce3" table:formula="of:=[.L443]+[.K44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443]+[.N442]" office:value-type="currency" office:currency="CAD" office:value="68810.8899999997" calcext:value-type="currency">
            <text:p>$68,810.89</text:p>
          </table:table-cell>
          <table:table-cell/>
        </table:table-row>
        <table:table-row table:style-name="ro1">
          <table:table-cell table:style-name="ce5" office:value-type="string" calcext:value-type="string">
            <text:p>7/2/2015</text:p>
          </table:table-cell>
          <table:table-cell table:style-name="ce6" office:value-type="time" office:time-value="PT18H41M42S" calcext:value-type="time">
            <text:p>18:41: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4]-[.J444]" office:value-type="currency" office:currency="CAD" office:value="1.8" calcext:value-type="currency">
            <text:p>$1.80</text:p>
          </table:table-cell>
          <table:table-cell table:style-name="ce3" table:formula="of:=[.L444]+[.K44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44]+[.N443]" office:value-type="currency" office:currency="CAD" office:value="68857.3399999997" calcext:value-type="currency">
            <text:p>$68,857.34</text:p>
          </table:table-cell>
          <table:table-cell/>
        </table:table-row>
        <table:table-row table:style-name="ro1">
          <table:table-cell table:style-name="ce5" office:value-type="string" calcext:value-type="string">
            <text:p>7/2/2015</text:p>
          </table:table-cell>
          <table:table-cell table:style-name="ce6" office:value-type="time" office:time-value="PT18H41M45S" calcext:value-type="time">
            <text:p>18:41: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445]-[.J445]" office:value-type="currency" office:currency="CAD" office:value="1.26" calcext:value-type="currency">
            <text:p>$1.26</text:p>
          </table:table-cell>
          <table:table-cell table:style-name="ce3" table:formula="of:=[.L445]+[.K4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445]+[.N444]" office:value-type="currency" office:currency="CAD" office:value="68889.7599999997" calcext:value-type="currency">
            <text:p>$68,889.76</text:p>
          </table:table-cell>
          <table:table-cell/>
        </table:table-row>
        <table:table-row table:style-name="ro1">
          <table:table-cell table:style-name="ce5" office:value-type="string" calcext:value-type="string">
            <text:p>7/2/2015</text:p>
          </table:table-cell>
          <table:table-cell table:style-name="ce6" office:value-type="time" office:time-value="PT18H41M48S" calcext:value-type="time">
            <text:p>18:41: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46]-[.J446]" office:value-type="currency" office:currency="CAD" office:value="0.18" calcext:value-type="currency">
            <text:p>$0.18</text:p>
          </table:table-cell>
          <table:table-cell table:style-name="ce3" table:formula="of:=[.L446]+[.K44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46]+[.N445]" office:value-type="currency" office:currency="CAD" office:value="68894.1299999997" calcext:value-type="currency">
            <text:p>$68,894.13</text:p>
          </table:table-cell>
          <table:table-cell/>
        </table:table-row>
        <table:table-row table:style-name="ro1">
          <table:table-cell table:style-name="ce5" office:value-type="string" calcext:value-type="string">
            <text:p>7/2/2015</text:p>
          </table:table-cell>
          <table:table-cell table:style-name="ce6" office:value-type="time" office:time-value="PT18H41M51S" calcext:value-type="time">
            <text:p>18:41: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47]-[.J447]" office:value-type="currency" office:currency="CAD" office:value="0.899999999999999" calcext:value-type="currency">
            <text:p>$0.90</text:p>
          </table:table-cell>
          <table:table-cell table:style-name="ce3" table:formula="of:=[.L447]+[.K4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47]+[.N446]" office:value-type="currency" office:currency="CAD" office:value="68917.1999999997" calcext:value-type="currency">
            <text:p>$68,917.20</text:p>
          </table:table-cell>
          <table:table-cell/>
        </table:table-row>
        <table:table-row table:style-name="ro1">
          <table:table-cell table:style-name="ce5" office:value-type="string" calcext:value-type="string">
            <text:p>7/2/2015</text:p>
          </table:table-cell>
          <table:table-cell table:style-name="ce6" office:value-type="time" office:time-value="PT18H41M54S" calcext:value-type="time">
            <text:p>18:41: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48]-[.J448]" office:value-type="currency" office:currency="CAD" office:value="0.899999999999999" calcext:value-type="currency">
            <text:p>$0.90</text:p>
          </table:table-cell>
          <table:table-cell table:style-name="ce3" table:formula="of:=[.L448]+[.K4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48]+[.N447]" office:value-type="currency" office:currency="CAD" office:value="68940.2699999997" calcext:value-type="currency">
            <text:p>$68,940.27</text:p>
          </table:table-cell>
          <table:table-cell/>
        </table:table-row>
        <table:table-row table:style-name="ro1">
          <table:table-cell table:style-name="ce5" office:value-type="string" calcext:value-type="string">
            <text:p>7/2/2015</text:p>
          </table:table-cell>
          <table:table-cell table:style-name="ce6" office:value-type="time" office:time-value="PT18H41M57S" calcext:value-type="time">
            <text:p>18:41: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9]-[.J449]" office:value-type="currency" office:currency="CAD" office:value="1.8" calcext:value-type="currency">
            <text:p>$1.80</text:p>
          </table:table-cell>
          <table:table-cell table:style-name="ce3" table:formula="of:=[.L449]+[.K4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49]+[.N448]" office:value-type="currency" office:currency="CAD" office:value="68986.7199999997" calcext:value-type="currency">
            <text:p>$68,986.72</text:p>
          </table:table-cell>
          <table:table-cell/>
        </table:table-row>
        <table:table-row table:style-name="ro1">
          <table:table-cell table:style-name="ce5" office:value-type="string" calcext:value-type="string">
            <text:p>7/2/2015</text:p>
          </table:table-cell>
          <table:table-cell table:style-name="ce6" office:value-type="time" office:time-value="PT18H42M02S" calcext:value-type="time">
            <text:p>18:4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0]-[.J450]" office:value-type="currency" office:currency="CAD" office:value="0.899999999999999" calcext:value-type="currency">
            <text:p>$0.90</text:p>
          </table:table-cell>
          <table:table-cell table:style-name="ce3" table:formula="of:=[.L450]+[.K4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0]+[.N449]" office:value-type="currency" office:currency="CAD" office:value="69009.7899999997" calcext:value-type="currency">
            <text:p>$69,009.79</text:p>
          </table:table-cell>
          <table:table-cell/>
        </table:table-row>
        <table:table-row table:style-name="ro1">
          <table:table-cell table:style-name="ce5" office:value-type="string" calcext:value-type="string">
            <text:p>7/2/2015</text:p>
          </table:table-cell>
          <table:table-cell table:style-name="ce6" office:value-type="time" office:time-value="PT18H42M05S" calcext:value-type="time">
            <text:p>18:4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51]-[.J451]" office:value-type="currency" office:currency="CAD" office:value="3.59999999999999" calcext:value-type="currency">
            <text:p>$3.60</text:p>
          </table:table-cell>
          <table:table-cell table:style-name="ce3" table:formula="of:=[.L451]+[.K45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51]+[.N450]" office:value-type="currency" office:currency="CAD" office:value="69102.9899999997" calcext:value-type="currency">
            <text:p>$69,102.99</text:p>
          </table:table-cell>
          <table:table-cell/>
        </table:table-row>
        <table:table-row table:style-name="ro1">
          <table:table-cell table:style-name="ce5" office:value-type="string" calcext:value-type="string">
            <text:p>7/2/2015</text:p>
          </table:table-cell>
          <table:table-cell table:style-name="ce6" office:value-type="time" office:time-value="PT18H42M08S" calcext:value-type="time">
            <text:p>18:4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452]-[.J452]" office:value-type="currency" office:currency="CAD" office:value="4.5" calcext:value-type="currency">
            <text:p>$4.50</text:p>
          </table:table-cell>
          <table:table-cell table:style-name="ce3" table:formula="of:=[.L452]+[.K452]"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452]+[.N451]" office:value-type="currency" office:currency="CAD" office:value="69219.5599999998" calcext:value-type="currency">
            <text:p>$69,219.56</text:p>
          </table:table-cell>
          <table:table-cell/>
        </table:table-row>
        <table:table-row table:style-name="ro1">
          <table:table-cell table:style-name="ce5" office:value-type="string" calcext:value-type="string">
            <text:p>7/2/2015</text:p>
          </table:table-cell>
          <table:table-cell table:style-name="ce6" office:value-type="time" office:time-value="PT18H42M11S" calcext:value-type="time">
            <text:p>18:4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3]-[.J453]" office:value-type="currency" office:currency="CAD" office:value="0.899999999999999" calcext:value-type="currency">
            <text:p>$0.90</text:p>
          </table:table-cell>
          <table:table-cell table:style-name="ce3" table:formula="of:=[.L453]+[.K45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3]+[.N452]" office:value-type="currency" office:currency="CAD" office:value="69242.6299999998" calcext:value-type="currency">
            <text:p>$69,242.63</text:p>
          </table:table-cell>
          <table:table-cell/>
        </table:table-row>
        <table:table-row table:style-name="ro1">
          <table:table-cell table:style-name="ce5" office:value-type="string" calcext:value-type="string">
            <text:p>7/2/2015</text:p>
          </table:table-cell>
          <table:table-cell table:style-name="ce6" office:value-type="time" office:time-value="PT18H42M14S" calcext:value-type="time">
            <text:p>18:4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4]-[.J454]" office:value-type="currency" office:currency="CAD" office:value="0.899999999999999" calcext:value-type="currency">
            <text:p>$0.90</text:p>
          </table:table-cell>
          <table:table-cell table:style-name="ce3" table:formula="of:=[.L454]+[.K4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4]+[.N453]" office:value-type="currency" office:currency="CAD" office:value="69265.6999999998" calcext:value-type="currency">
            <text:p>$69,265.70</text:p>
          </table:table-cell>
          <table:table-cell/>
        </table:table-row>
        <table:table-row table:style-name="ro1">
          <table:table-cell table:style-name="ce5" office:value-type="string" calcext:value-type="string">
            <text:p>7/2/2015</text:p>
          </table:table-cell>
          <table:table-cell table:style-name="ce6" office:value-type="time" office:time-value="PT18H42M17S" calcext:value-type="time">
            <text:p>18:4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55]-[.J455]" office:value-type="currency" office:currency="CAD" office:value="3.59999999999999" calcext:value-type="currency">
            <text:p>$3.60</text:p>
          </table:table-cell>
          <table:table-cell table:style-name="ce3" table:formula="of:=[.L455]+[.K4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55]+[.N454]" office:value-type="currency" office:currency="CAD" office:value="69358.8999999998" calcext:value-type="currency">
            <text:p>$69,358.90</text:p>
          </table:table-cell>
          <table:table-cell/>
        </table:table-row>
        <table:table-row table:style-name="ro1">
          <table:table-cell table:style-name="ce5" office:value-type="string" calcext:value-type="string">
            <text:p>7/2/2015</text:p>
          </table:table-cell>
          <table:table-cell table:style-name="ce6" office:value-type="time" office:time-value="PT18H42M20S" calcext:value-type="time">
            <text:p>18:4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56]-[.J456]" office:value-type="currency" office:currency="CAD" office:value="36" calcext:value-type="currency">
            <text:p>$36.00</text:p>
          </table:table-cell>
          <table:table-cell table:style-name="ce3" table:formula="of:=[.L456]+[.K45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56]+[.N455]" office:value-type="currency" office:currency="CAD" office:value="70293.5999999998" calcext:value-type="currency">
            <text:p>$70,293.60</text:p>
          </table:table-cell>
          <table:table-cell/>
        </table:table-row>
        <table:table-row table:style-name="ro1">
          <table:table-cell table:style-name="ce5" office:value-type="string" calcext:value-type="string">
            <text:p>7/2/2015</text:p>
          </table:table-cell>
          <table:table-cell table:style-name="ce6" office:value-type="time" office:time-value="PT18H42M23S" calcext:value-type="time">
            <text:p>18:4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457]-[.J457]" office:value-type="currency" office:currency="CAD" office:value="90" calcext:value-type="currency">
            <text:p>$90.00</text:p>
          </table:table-cell>
          <table:table-cell table:style-name="ce3" table:formula="of:=[.L457]+[.K457]"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457]+[.N456]" office:value-type="currency" office:currency="CAD" office:value="72630.7999999998" calcext:value-type="currency">
            <text:p>$72,630.80</text:p>
          </table:table-cell>
          <table:table-cell/>
        </table:table-row>
        <table:table-row table:style-name="ro1">
          <table:table-cell table:style-name="ce5" office:value-type="string" calcext:value-type="string">
            <text:p>7/2/2015</text:p>
          </table:table-cell>
          <table:table-cell table:style-name="ce6" office:value-type="time" office:time-value="PT18H42M26S" calcext:value-type="time">
            <text:p>18:4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8]-[.J458]" office:value-type="currency" office:currency="CAD" office:value="0.899999999999999" calcext:value-type="currency">
            <text:p>$0.90</text:p>
          </table:table-cell>
          <table:table-cell table:style-name="ce3" table:formula="of:=[.L458]+[.K4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8]+[.N457]" office:value-type="currency" office:currency="CAD" office:value="72653.8699999998" calcext:value-type="currency">
            <text:p>$72,653.87</text:p>
          </table:table-cell>
          <table:table-cell/>
        </table:table-row>
        <table:table-row table:style-name="ro1">
          <table:table-cell table:style-name="ce5" office:value-type="string" calcext:value-type="string">
            <text:p>7/2/2015</text:p>
          </table:table-cell>
          <table:table-cell table:style-name="ce6" office:value-type="time" office:time-value="PT18H42M29S" calcext:value-type="time">
            <text:p>18:4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59]-[.J459]" office:value-type="currency" office:currency="CAD" office:value="7.20000000000002" calcext:value-type="currency">
            <text:p>$7.20</text:p>
          </table:table-cell>
          <table:table-cell table:style-name="ce3" table:formula="of:=[.L459]+[.K45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59]+[.N458]" office:value-type="currency" office:currency="CAD" office:value="72840.5699999998" calcext:value-type="currency">
            <text:p>$72,840.57</text:p>
          </table:table-cell>
          <table:table-cell/>
        </table:table-row>
        <table:table-row table:style-name="ro1">
          <table:table-cell table:style-name="ce5" office:value-type="string" calcext:value-type="string">
            <text:p>7/2/2015</text:p>
          </table:table-cell>
          <table:table-cell table:style-name="ce6" office:value-type="time" office:time-value="PT18H42M32S" calcext:value-type="time">
            <text:p>18:42: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60]-[.J460]" office:value-type="currency" office:currency="CAD" office:value="1.8" calcext:value-type="currency">
            <text:p>$1.80</text:p>
          </table:table-cell>
          <table:table-cell table:style-name="ce3" table:formula="of:=[.L460]+[.K4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60]+[.N459]" office:value-type="currency" office:currency="CAD" office:value="72887.0199999998" calcext:value-type="currency">
            <text:p>$72,887.02</text:p>
          </table:table-cell>
          <table:table-cell/>
        </table:table-row>
        <table:table-row table:style-name="ro1">
          <table:table-cell table:style-name="ce5" office:value-type="string" calcext:value-type="string">
            <text:p>7/2/2015</text:p>
          </table:table-cell>
          <table:table-cell table:style-name="ce6" office:value-type="time" office:time-value="PT18H42M36S" calcext:value-type="time">
            <text:p>18:4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61]-[.J461]" office:value-type="currency" office:currency="CAD" office:value="36" calcext:value-type="currency">
            <text:p>$36.00</text:p>
          </table:table-cell>
          <table:table-cell table:style-name="ce3" table:formula="of:=[.L461]+[.K46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61]+[.N460]" office:value-type="currency" office:currency="CAD" office:value="73821.7199999998" calcext:value-type="currency">
            <text:p>$73,821.72</text:p>
          </table:table-cell>
          <table:table-cell/>
        </table:table-row>
        <table:table-row table:style-name="ro1">
          <table:table-cell table:style-name="ce5" office:value-type="string" calcext:value-type="string">
            <text:p>7/2/2015</text:p>
          </table:table-cell>
          <table:table-cell table:style-name="ce6" office:value-type="time" office:time-value="PT18H42M38S" calcext:value-type="time">
            <text:p>18:42: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62]-[.J462]" office:value-type="currency" office:currency="CAD" office:value="0.899999999999999" calcext:value-type="currency">
            <text:p>$0.90</text:p>
          </table:table-cell>
          <table:table-cell table:style-name="ce3" table:formula="of:=[.L462]+[.K4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62]+[.N461]" office:value-type="currency" office:currency="CAD" office:value="73844.7899999998" calcext:value-type="currency">
            <text:p>$73,844.79</text:p>
          </table:table-cell>
          <table:table-cell/>
        </table:table-row>
        <table:table-row table:style-name="ro1">
          <table:table-cell table:style-name="ce5" office:value-type="string" calcext:value-type="string">
            <text:p>7/2/2015</text:p>
          </table:table-cell>
          <table:table-cell table:style-name="ce6" office:value-type="time" office:time-value="PT18H42M41S" calcext:value-type="time">
            <text:p>18:4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3]-[.J463]" office:value-type="currency" office:currency="CAD" office:value="3.59999999999999" calcext:value-type="currency">
            <text:p>$3.60</text:p>
          </table:table-cell>
          <table:table-cell table:style-name="ce3" table:formula="of:=[.L463]+[.K4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3]+[.N462]" office:value-type="currency" office:currency="CAD" office:value="73937.9899999998" calcext:value-type="currency">
            <text:p>$73,937.99</text:p>
          </table:table-cell>
          <table:table-cell/>
        </table:table-row>
        <table:table-row table:style-name="ro1">
          <table:table-cell table:style-name="ce5" office:value-type="string" calcext:value-type="string">
            <text:p>7/2/2015</text:p>
          </table:table-cell>
          <table:table-cell table:style-name="ce6" office:value-type="time" office:time-value="PT18H42M45S" calcext:value-type="time">
            <text:p>18:4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4]-[.J464]" office:value-type="currency" office:currency="CAD" office:value="3.59999999999999" calcext:value-type="currency">
            <text:p>$3.60</text:p>
          </table:table-cell>
          <table:table-cell table:style-name="ce3" table:formula="of:=[.L464]+[.K4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4]+[.N463]" office:value-type="currency" office:currency="CAD" office:value="74031.1899999998" calcext:value-type="currency">
            <text:p>$74,031.19</text:p>
          </table:table-cell>
          <table:table-cell/>
        </table:table-row>
        <table:table-row table:style-name="ro1">
          <table:table-cell table:style-name="ce5" office:value-type="string" calcext:value-type="string">
            <text:p>7/2/2015</text:p>
          </table:table-cell>
          <table:table-cell table:style-name="ce6" office:value-type="time" office:time-value="PT18H42M48S" calcext:value-type="time">
            <text:p>18:4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5]-[.J465]" office:value-type="currency" office:currency="CAD" office:value="3.59999999999999" calcext:value-type="currency">
            <text:p>$3.60</text:p>
          </table:table-cell>
          <table:table-cell table:style-name="ce3" table:formula="of:=[.L465]+[.K4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5]+[.N464]" office:value-type="currency" office:currency="CAD" office:value="74124.3899999998" calcext:value-type="currency">
            <text:p>$74,124.39</text:p>
          </table:table-cell>
          <table:table-cell/>
        </table:table-row>
        <table:table-row table:style-name="ro1">
          <table:table-cell table:style-name="ce5" office:value-type="string" calcext:value-type="string">
            <text:p>7/2/2015</text:p>
          </table:table-cell>
          <table:table-cell table:style-name="ce6" office:value-type="time" office:time-value="PT18H42M51S" calcext:value-type="time">
            <text:p>18:42: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6]-[.J466]" office:value-type="currency" office:currency="CAD" office:value="3.59999999999999" calcext:value-type="currency">
            <text:p>$3.60</text:p>
          </table:table-cell>
          <table:table-cell table:style-name="ce3" table:formula="of:=[.L466]+[.K4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6]+[.N465]" office:value-type="currency" office:currency="CAD" office:value="74217.5899999998" calcext:value-type="currency">
            <text:p>$74,217.59</text:p>
          </table:table-cell>
          <table:table-cell/>
        </table:table-row>
        <table:table-row table:style-name="ro1">
          <table:table-cell table:style-name="ce5" office:value-type="string" calcext:value-type="string">
            <text:p>7/2/2015</text:p>
          </table:table-cell>
          <table:table-cell table:style-name="ce6" office:value-type="time" office:time-value="PT18H42M54S" calcext:value-type="time">
            <text:p>18:42: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67]-[.J467]" office:value-type="currency" office:currency="CAD" office:value="7.20000000000002" calcext:value-type="currency">
            <text:p>$7.20</text:p>
          </table:table-cell>
          <table:table-cell table:style-name="ce3" table:formula="of:=[.L467]+[.K4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67]+[.N466]" office:value-type="currency" office:currency="CAD" office:value="74404.2899999997" calcext:value-type="currency">
            <text:p>$74,404.29</text:p>
          </table:table-cell>
          <table:table-cell/>
        </table:table-row>
        <table:table-row table:style-name="ro1">
          <table:table-cell table:style-name="ce5" office:value-type="string" calcext:value-type="string">
            <text:p>7/2/2015</text:p>
          </table:table-cell>
          <table:table-cell table:style-name="ce6" office:value-type="time" office:time-value="PT18H42M57S" calcext:value-type="time">
            <text:p>18:4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68]-[.J468]" office:value-type="currency" office:currency="CAD" office:value="0.359999999999999" calcext:value-type="currency">
            <text:p>$0.36</text:p>
          </table:table-cell>
          <table:table-cell table:style-name="ce3" table:formula="of:=[.L468]+[.K46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68]+[.N467]" office:value-type="currency" office:currency="CAD" office:value="74413.3399999997" calcext:value-type="currency">
            <text:p>$74,413.34</text:p>
          </table:table-cell>
          <table:table-cell/>
        </table:table-row>
        <table:table-row table:style-name="ro1">
          <table:table-cell table:style-name="ce5" office:value-type="string" calcext:value-type="string">
            <text:p>7/2/2015</text:p>
          </table:table-cell>
          <table:table-cell table:style-name="ce6" office:value-type="time" office:time-value="PT18H43M00S" calcext:value-type="time">
            <text:p>18:4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9]-[.J469]" office:value-type="currency" office:currency="CAD" office:value="3.59999999999999" calcext:value-type="currency">
            <text:p>$3.60</text:p>
          </table:table-cell>
          <table:table-cell table:style-name="ce3" table:formula="of:=[.L469]+[.K4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9]+[.N468]" office:value-type="currency" office:currency="CAD" office:value="74506.5399999997" calcext:value-type="currency">
            <text:p>$74,506.54</text:p>
          </table:table-cell>
          <table:table-cell/>
        </table:table-row>
        <table:table-row table:style-name="ro1">
          <table:table-cell table:style-name="ce5" office:value-type="string" calcext:value-type="string">
            <text:p>7/2/2015</text:p>
          </table:table-cell>
          <table:table-cell table:style-name="ce6" office:value-type="time" office:time-value="PT18H43M03S" calcext:value-type="time">
            <text:p>18:4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0]-[.J470]" office:value-type="currency" office:currency="CAD" office:value="0.899999999999999" calcext:value-type="currency">
            <text:p>$0.90</text:p>
          </table:table-cell>
          <table:table-cell table:style-name="ce3" table:formula="of:=[.L470]+[.K4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0]+[.N469]" office:value-type="currency" office:currency="CAD" office:value="74529.6099999998" calcext:value-type="currency">
            <text:p>$74,529.61</text:p>
          </table:table-cell>
          <table:table-cell/>
        </table:table-row>
        <table:table-row table:style-name="ro1">
          <table:table-cell table:style-name="ce5" office:value-type="string" calcext:value-type="string">
            <text:p>7/2/2015</text:p>
          </table:table-cell>
          <table:table-cell table:style-name="ce6" office:value-type="time" office:time-value="PT18H43M06S" calcext:value-type="time">
            <text:p>18:4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71]-[.J471]" office:value-type="currency" office:currency="CAD" office:value="1.8" calcext:value-type="currency">
            <text:p>$1.80</text:p>
          </table:table-cell>
          <table:table-cell table:style-name="ce3" table:formula="of:=[.L471]+[.K47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71]+[.N470]" office:value-type="currency" office:currency="CAD" office:value="74576.0599999998" calcext:value-type="currency">
            <text:p>$74,576.06</text:p>
          </table:table-cell>
          <table:table-cell/>
        </table:table-row>
        <table:table-row table:style-name="ro1">
          <table:table-cell table:style-name="ce5" office:value-type="string" calcext:value-type="string">
            <text:p>7/2/2015</text:p>
          </table:table-cell>
          <table:table-cell table:style-name="ce6" office:value-type="time" office:time-value="PT18H43M09S" calcext:value-type="time">
            <text:p>18:4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2]-[.J472]" office:value-type="currency" office:currency="CAD" office:value="0.899999999999999" calcext:value-type="currency">
            <text:p>$0.90</text:p>
          </table:table-cell>
          <table:table-cell table:style-name="ce3" table:formula="of:=[.L472]+[.K4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2]+[.N471]" office:value-type="currency" office:currency="CAD" office:value="74599.1299999998" calcext:value-type="currency">
            <text:p>$74,599.13</text:p>
          </table:table-cell>
          <table:table-cell/>
        </table:table-row>
        <table:table-row table:style-name="ro1">
          <table:table-cell table:style-name="ce5" office:value-type="string" calcext:value-type="string">
            <text:p>7/2/2015</text:p>
          </table:table-cell>
          <table:table-cell table:style-name="ce6" office:value-type="time" office:time-value="PT18H43M12S" calcext:value-type="time">
            <text:p>18:4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3]-[.J473]" office:value-type="currency" office:currency="CAD" office:value="0.899999999999999" calcext:value-type="currency">
            <text:p>$0.90</text:p>
          </table:table-cell>
          <table:table-cell table:style-name="ce3" table:formula="of:=[.L473]+[.K4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3]+[.N472]" office:value-type="currency" office:currency="CAD" office:value="74622.1999999998" calcext:value-type="currency">
            <text:p>$74,622.20</text:p>
          </table:table-cell>
          <table:table-cell/>
        </table:table-row>
        <table:table-row table:style-name="ro1">
          <table:table-cell table:style-name="ce5" office:value-type="string" calcext:value-type="string">
            <text:p>7/2/2015</text:p>
          </table:table-cell>
          <table:table-cell table:style-name="ce6" office:value-type="time" office:time-value="PT18H43M15S" calcext:value-type="time">
            <text:p>18:4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74]-[.J474]" office:value-type="currency" office:currency="CAD" office:value="0.720000000000002" calcext:value-type="currency">
            <text:p>$0.72</text:p>
          </table:table-cell>
          <table:table-cell table:style-name="ce3" table:formula="of:=[.L474]+[.K47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74]+[.N473]" office:value-type="currency" office:currency="CAD" office:value="74640.5999999998" calcext:value-type="currency">
            <text:p>$74,640.60</text:p>
          </table:table-cell>
          <table:table-cell/>
        </table:table-row>
        <table:table-row table:style-name="ro1">
          <table:table-cell table:style-name="ce5" office:value-type="string" calcext:value-type="string">
            <text:p>7/2/2015</text:p>
          </table:table-cell>
          <table:table-cell table:style-name="ce6" office:value-type="time" office:time-value="PT18H43M18S" calcext:value-type="time">
            <text:p>18:4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75]-[.J475]" office:value-type="currency" office:currency="CAD" office:value="1.8" calcext:value-type="currency">
            <text:p>$1.80</text:p>
          </table:table-cell>
          <table:table-cell table:style-name="ce3" table:formula="of:=[.L475]+[.K4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75]+[.N474]" office:value-type="currency" office:currency="CAD" office:value="74687.0499999998" calcext:value-type="currency">
            <text:p>$74,687.05</text:p>
          </table:table-cell>
          <table:table-cell/>
        </table:table-row>
        <table:table-row table:style-name="ro1">
          <table:table-cell table:style-name="ce5" office:value-type="string" calcext:value-type="string">
            <text:p>7/2/2015</text:p>
          </table:table-cell>
          <table:table-cell table:style-name="ce6" office:value-type="time" office:time-value="PT18H43M21S" calcext:value-type="time">
            <text:p>18:4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6]-[.J476]" office:value-type="currency" office:currency="CAD" office:value="0.899999999999999" calcext:value-type="currency">
            <text:p>$0.90</text:p>
          </table:table-cell>
          <table:table-cell table:style-name="ce3" table:formula="of:=[.L476]+[.K4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6]+[.N475]" office:value-type="currency" office:currency="CAD" office:value="74710.1199999998" calcext:value-type="currency">
            <text:p>$74,710.12</text:p>
          </table:table-cell>
          <table:table-cell/>
        </table:table-row>
        <table:table-row table:style-name="ro1">
          <table:table-cell table:style-name="ce5" office:value-type="string" calcext:value-type="string">
            <text:p>7/2/2015</text:p>
          </table:table-cell>
          <table:table-cell table:style-name="ce6" office:value-type="time" office:time-value="PT18H43M24S" calcext:value-type="time">
            <text:p>18:4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477]-[.J477]" office:value-type="currency" office:currency="CAD" office:value="1.44" calcext:value-type="currency">
            <text:p>$1.44</text:p>
          </table:table-cell>
          <table:table-cell table:style-name="ce3" table:formula="of:=[.L477]+[.K477]"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477]+[.N476]" office:value-type="currency" office:currency="CAD" office:value="74747.2199999998" calcext:value-type="currency">
            <text:p>$74,747.22</text:p>
          </table:table-cell>
          <table:table-cell/>
        </table:table-row>
        <table:table-row table:style-name="ro1">
          <table:table-cell table:style-name="ce5" office:value-type="string" calcext:value-type="string">
            <text:p>7/2/2015</text:p>
          </table:table-cell>
          <table:table-cell table:style-name="ce6" office:value-type="time" office:time-value="PT18H43M28S" calcext:value-type="time">
            <text:p>18:4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78]-[.J478]" office:value-type="currency" office:currency="CAD" office:value="3.59999999999999" calcext:value-type="currency">
            <text:p>$3.60</text:p>
          </table:table-cell>
          <table:table-cell table:style-name="ce3" table:formula="of:=[.L478]+[.K4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78]+[.N477]" office:value-type="currency" office:currency="CAD" office:value="74840.4199999998" calcext:value-type="currency">
            <text:p>$74,840.42</text:p>
          </table:table-cell>
          <table:table-cell/>
        </table:table-row>
        <table:table-row table:style-name="ro1">
          <table:table-cell table:style-name="ce5" office:value-type="string" calcext:value-type="string">
            <text:p>7/2/2015</text:p>
          </table:table-cell>
          <table:table-cell table:style-name="ce6" office:value-type="time" office:time-value="PT18H43M32S" calcext:value-type="time">
            <text:p>18:4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79]-[.J479]" office:value-type="currency" office:currency="CAD" office:value="0.539999999999999" calcext:value-type="currency">
            <text:p>$0.54</text:p>
          </table:table-cell>
          <table:table-cell table:style-name="ce3" table:formula="of:=[.L479]+[.K47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479]+[.N478]" office:value-type="currency" office:currency="CAD" office:value="74854.1399999998" calcext:value-type="currency">
            <text:p>$74,854.14</text:p>
          </table:table-cell>
          <table:table-cell/>
        </table:table-row>
        <table:table-row table:style-name="ro1">
          <table:table-cell table:style-name="ce5" office:value-type="string" calcext:value-type="string">
            <text:p>7/2/2015</text:p>
          </table:table-cell>
          <table:table-cell table:style-name="ce6" office:value-type="time" office:time-value="PT18H43M35S" calcext:value-type="time">
            <text:p>18:4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80]-[.J480]" office:value-type="currency" office:currency="CAD" office:value="0.18" calcext:value-type="currency">
            <text:p>$0.18</text:p>
          </table:table-cell>
          <table:table-cell table:style-name="ce3" table:formula="of:=[.L480]+[.K4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80]+[.N479]" office:value-type="currency" office:currency="CAD" office:value="74858.5099999998" calcext:value-type="currency">
            <text:p>$74,858.51</text:p>
          </table:table-cell>
          <table:table-cell/>
        </table:table-row>
        <table:table-row table:style-name="ro1">
          <table:table-cell table:style-name="ce5" office:value-type="string" calcext:value-type="string">
            <text:p>7/2/2015</text:p>
          </table:table-cell>
          <table:table-cell table:style-name="ce6" office:value-type="time" office:time-value="PT18H43M39S" calcext:value-type="time">
            <text:p>18:4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1]-[.J481]" office:value-type="currency" office:currency="CAD" office:value="0.899999999999999" calcext:value-type="currency">
            <text:p>$0.90</text:p>
          </table:table-cell>
          <table:table-cell table:style-name="ce3" table:formula="of:=[.L481]+[.K4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1]+[.N480]" office:value-type="currency" office:currency="CAD" office:value="74881.5799999998" calcext:value-type="currency">
            <text:p>$74,881.58</text:p>
          </table:table-cell>
          <table:table-cell/>
        </table:table-row>
        <table:table-row table:style-name="ro1">
          <table:table-cell table:style-name="ce5" office:value-type="string" calcext:value-type="string">
            <text:p>7/2/2015</text:p>
          </table:table-cell>
          <table:table-cell table:style-name="ce6" office:value-type="time" office:time-value="PT18H43M42S" calcext:value-type="time">
            <text:p>18:4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2]-[.J482]" office:value-type="currency" office:currency="CAD" office:value="1.8" calcext:value-type="currency">
            <text:p>$1.80</text:p>
          </table:table-cell>
          <table:table-cell table:style-name="ce3" table:formula="of:=[.L482]+[.K4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82]+[.N481]" office:value-type="currency" office:currency="CAD" office:value="74928.0299999998" calcext:value-type="currency">
            <text:p>$74,928.03</text:p>
          </table:table-cell>
          <table:table-cell/>
        </table:table-row>
        <table:table-row table:style-name="ro1">
          <table:table-cell table:style-name="ce5" office:value-type="string" calcext:value-type="string">
            <text:p>7/2/2015</text:p>
          </table:table-cell>
          <table:table-cell table:style-name="ce6" office:value-type="time" office:time-value="PT18H43M46S" calcext:value-type="time">
            <text:p>18:4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83]-[.J483]" office:value-type="currency" office:currency="CAD" office:value="0.720000000000002" calcext:value-type="currency">
            <text:p>$0.72</text:p>
          </table:table-cell>
          <table:table-cell table:style-name="ce3" table:formula="of:=[.L483]+[.K48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83]+[.N482]" office:value-type="currency" office:currency="CAD" office:value="74946.4299999998" calcext:value-type="currency">
            <text:p>$74,946.43</text:p>
          </table:table-cell>
          <table:table-cell/>
        </table:table-row>
        <table:table-row table:style-name="ro1">
          <table:table-cell table:style-name="ce5" office:value-type="string" calcext:value-type="string">
            <text:p>7/2/2015</text:p>
          </table:table-cell>
          <table:table-cell table:style-name="ce6" office:value-type="time" office:time-value="PT18H43M49S" calcext:value-type="time">
            <text:p>18:4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84]-[.J484]" office:value-type="currency" office:currency="CAD" office:value="3.59999999999999" calcext:value-type="currency">
            <text:p>$3.60</text:p>
          </table:table-cell>
          <table:table-cell table:style-name="ce3" table:formula="of:=[.L484]+[.K4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84]+[.N483]" office:value-type="currency" office:currency="CAD" office:value="75039.6299999998" calcext:value-type="currency">
            <text:p>$75,039.63</text:p>
          </table:table-cell>
          <table:table-cell/>
        </table:table-row>
        <table:table-row table:style-name="ro1">
          <table:table-cell table:style-name="ce5" office:value-type="string" calcext:value-type="string">
            <text:p>7/2/2015</text:p>
          </table:table-cell>
          <table:table-cell table:style-name="ce6" office:value-type="time" office:time-value="PT18H43M52S" calcext:value-type="time">
            <text:p>18:4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5]-[.J485]" office:value-type="currency" office:currency="CAD" office:value="1.8" calcext:value-type="currency">
            <text:p>$1.80</text:p>
          </table:table-cell>
          <table:table-cell table:style-name="ce3" table:formula="of:=[.L485]+[.K4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85]+[.N484]" office:value-type="currency" office:currency="CAD" office:value="75086.0799999998" calcext:value-type="currency">
            <text:p>$75,086.08</text:p>
          </table:table-cell>
          <table:table-cell/>
        </table:table-row>
        <table:table-row table:style-name="ro1">
          <table:table-cell table:style-name="ce5" office:value-type="string" calcext:value-type="string">
            <text:p>7/2/2015</text:p>
          </table:table-cell>
          <table:table-cell table:style-name="ce6" office:value-type="time" office:time-value="PT18H43M55S" calcext:value-type="time">
            <text:p>18:4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6]-[.J486]" office:value-type="currency" office:currency="CAD" office:value="0.899999999999999" calcext:value-type="currency">
            <text:p>$0.90</text:p>
          </table:table-cell>
          <table:table-cell table:style-name="ce3" table:formula="of:=[.L486]+[.K4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6]+[.N485]" office:value-type="currency" office:currency="CAD" office:value="75109.1499999998" calcext:value-type="currency">
            <text:p>$75,109.15</text:p>
          </table:table-cell>
          <table:table-cell/>
        </table:table-row>
        <table:table-row table:style-name="ro1">
          <table:table-cell table:style-name="ce5" office:value-type="string" calcext:value-type="string">
            <text:p>7/2/2015</text:p>
          </table:table-cell>
          <table:table-cell table:style-name="ce6" office:value-type="time" office:time-value="PT18H43M58S" calcext:value-type="time">
            <text:p>18:4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87]-[.J487]" office:value-type="currency" office:currency="CAD" office:value="7.20000000000002" calcext:value-type="currency">
            <text:p>$7.20</text:p>
          </table:table-cell>
          <table:table-cell table:style-name="ce3" table:formula="of:=[.L487]+[.K48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87]+[.N486]" office:value-type="currency" office:currency="CAD" office:value="75295.8499999998" calcext:value-type="currency">
            <text:p>$75,295.85</text:p>
          </table:table-cell>
          <table:table-cell/>
        </table:table-row>
        <table:table-row table:style-name="ro1">
          <table:table-cell table:style-name="ce5" office:value-type="string" calcext:value-type="string">
            <text:p>7/2/2015</text:p>
          </table:table-cell>
          <table:table-cell table:style-name="ce6" office:value-type="time" office:time-value="PT18H44M01S" calcext:value-type="time">
            <text:p>18:4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8]-[.J488]" office:value-type="currency" office:currency="CAD" office:value="0.899999999999999" calcext:value-type="currency">
            <text:p>$0.90</text:p>
          </table:table-cell>
          <table:table-cell table:style-name="ce3" table:formula="of:=[.L488]+[.K4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8]+[.N487]" office:value-type="currency" office:currency="CAD" office:value="75318.9199999998" calcext:value-type="currency">
            <text:p>$75,318.92</text:p>
          </table:table-cell>
          <table:table-cell/>
        </table:table-row>
        <table:table-row table:style-name="ro1">
          <table:table-cell table:style-name="ce5" office:value-type="string" calcext:value-type="string">
            <text:p>7/2/2015</text:p>
          </table:table-cell>
          <table:table-cell table:style-name="ce6" office:value-type="time" office:time-value="PT18H44M04S" calcext:value-type="time">
            <text:p>18:4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489]-[.J489]" office:value-type="currency" office:currency="CAD" office:value="9" calcext:value-type="currency">
            <text:p>$9.00</text:p>
          </table:table-cell>
          <table:table-cell table:style-name="ce3" table:formula="of:=[.L489]+[.K48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489]+[.N488]" office:value-type="currency" office:currency="CAD" office:value="75552.3699999998" calcext:value-type="currency">
            <text:p>$75,552.37</text:p>
          </table:table-cell>
          <table:table-cell/>
        </table:table-row>
        <table:table-row table:style-name="ro1">
          <table:table-cell table:style-name="ce5" office:value-type="string" calcext:value-type="string">
            <text:p>7/2/2015</text:p>
          </table:table-cell>
          <table:table-cell table:style-name="ce6" office:value-type="time" office:time-value="PT18H44M08S" calcext:value-type="time">
            <text:p>18:4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0]-[.J490]" office:value-type="currency" office:currency="CAD" office:value="1.8" calcext:value-type="currency">
            <text:p>$1.80</text:p>
          </table:table-cell>
          <table:table-cell table:style-name="ce3" table:formula="of:=[.L490]+[.K4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0]+[.N489]" office:value-type="currency" office:currency="CAD" office:value="75598.8199999998" calcext:value-type="currency">
            <text:p>$75,598.82</text:p>
          </table:table-cell>
          <table:table-cell/>
        </table:table-row>
        <table:table-row table:style-name="ro1">
          <table:table-cell table:style-name="ce5" office:value-type="string" calcext:value-type="string">
            <text:p>7/2/2015</text:p>
          </table:table-cell>
          <table:table-cell table:style-name="ce6" office:value-type="time" office:time-value="PT18H44M11S" calcext:value-type="time">
            <text:p>18:4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1]-[.J491]" office:value-type="currency" office:currency="CAD" office:value="0.899999999999999" calcext:value-type="currency">
            <text:p>$0.90</text:p>
          </table:table-cell>
          <table:table-cell table:style-name="ce3" table:formula="of:=[.L491]+[.K4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1]+[.N490]" office:value-type="currency" office:currency="CAD" office:value="75621.8899999998" calcext:value-type="currency">
            <text:p>$75,621.89</text:p>
          </table:table-cell>
          <table:table-cell/>
        </table:table-row>
        <table:table-row table:style-name="ro1">
          <table:table-cell table:style-name="ce5" office:value-type="string" calcext:value-type="string">
            <text:p>7/2/2015</text:p>
          </table:table-cell>
          <table:table-cell table:style-name="ce6" office:value-type="time" office:time-value="PT18H44M14S" calcext:value-type="time">
            <text:p>18:4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30" calcext:value-type="currency">
            <text:p>$330.00</text:p>
          </table:table-cell>
          <table:table-cell table:style-name="ce3" table:formula="of:=[.H492]-[.J492]" office:value-type="currency" office:currency="CAD" office:value="11.88" calcext:value-type="currency">
            <text:p>$11.88</text:p>
          </table:table-cell>
          <table:table-cell table:style-name="ce3" table:formula="of:=[.L492]+[.K492]" office:value-type="currency" office:currency="CAD" office:value="318.12" calcext:value-type="currency">
            <text:p>$318.12</text:p>
          </table:table-cell>
          <table:table-cell table:style-name="ce3" office:value-type="currency" office:currency="CAD" office:value="9.87" calcext:value-type="currency">
            <text:p>$9.87</text:p>
          </table:table-cell>
          <table:table-cell office:value-type="currency" office:currency="CAD" office:value="308.25" calcext:value-type="currency">
            <text:p>$308.25</text:p>
          </table:table-cell>
          <table:table-cell/>
          <table:table-cell table:style-name="ce3" table:formula="of:=[.L492]+[.N491]" office:value-type="currency" office:currency="CAD" office:value="75930.1399999998" calcext:value-type="currency">
            <text:p>$75,930.14</text:p>
          </table:table-cell>
          <table:table-cell/>
        </table:table-row>
        <table:table-row table:style-name="ro1">
          <table:table-cell table:style-name="ce5" office:value-type="string" calcext:value-type="string">
            <text:p>7/2/2015</text:p>
          </table:table-cell>
          <table:table-cell table:style-name="ce6" office:value-type="time" office:time-value="PT18H44M17S" calcext:value-type="time">
            <text:p>18:4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3]-[.J493]" office:value-type="currency" office:currency="CAD" office:value="0.899999999999999" calcext:value-type="currency">
            <text:p>$0.90</text:p>
          </table:table-cell>
          <table:table-cell table:style-name="ce3" table:formula="of:=[.L493]+[.K4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3]+[.N492]" office:value-type="currency" office:currency="CAD" office:value="75953.2099999998" calcext:value-type="currency">
            <text:p>$75,953.21</text:p>
          </table:table-cell>
          <table:table-cell/>
        </table:table-row>
        <table:table-row table:style-name="ro1">
          <table:table-cell table:style-name="ce5" office:value-type="string" calcext:value-type="string">
            <text:p>7/2/2015</text:p>
          </table:table-cell>
          <table:table-cell table:style-name="ce6" office:value-type="time" office:time-value="PT18H44M20S" calcext:value-type="time">
            <text:p>18:4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94]-[.J494]" office:value-type="currency" office:currency="CAD" office:value="0.359999999999999" calcext:value-type="currency">
            <text:p>$0.36</text:p>
          </table:table-cell>
          <table:table-cell table:style-name="ce3" table:formula="of:=[.L494]+[.K4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94]+[.N493]" office:value-type="currency" office:currency="CAD" office:value="75962.2599999998" calcext:value-type="currency">
            <text:p>$75,962.26</text:p>
          </table:table-cell>
          <table:table-cell/>
        </table:table-row>
        <table:table-row table:style-name="ro1">
          <table:table-cell table:style-name="ce5" office:value-type="string" calcext:value-type="string">
            <text:p>7/2/2015</text:p>
          </table:table-cell>
          <table:table-cell table:style-name="ce6" office:value-type="time" office:time-value="PT18H44M24S" calcext:value-type="time">
            <text:p>18:4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5]-[.J495]" office:value-type="currency" office:currency="CAD" office:value="0.899999999999999" calcext:value-type="currency">
            <text:p>$0.90</text:p>
          </table:table-cell>
          <table:table-cell table:style-name="ce3" table:formula="of:=[.L495]+[.K4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5]+[.N494]" office:value-type="currency" office:currency="CAD" office:value="75985.3299999998" calcext:value-type="currency">
            <text:p>$75,985.33</text:p>
          </table:table-cell>
          <table:table-cell/>
        </table:table-row>
        <table:table-row table:style-name="ro1">
          <table:table-cell table:style-name="ce5" office:value-type="string" calcext:value-type="string">
            <text:p>7/2/2015</text:p>
          </table:table-cell>
          <table:table-cell table:style-name="ce6" office:value-type="time" office:time-value="PT18H44M28S" calcext:value-type="time">
            <text:p>18:4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96]-[.J496]" office:value-type="currency" office:currency="CAD" office:value="3.59999999999999" calcext:value-type="currency">
            <text:p>$3.60</text:p>
          </table:table-cell>
          <table:table-cell table:style-name="ce3" table:formula="of:=[.L496]+[.K4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96]+[.N495]" office:value-type="currency" office:currency="CAD" office:value="76078.5299999998" calcext:value-type="currency">
            <text:p>$76,078.53</text:p>
          </table:table-cell>
          <table:table-cell/>
        </table:table-row>
        <table:table-row table:style-name="ro1">
          <table:table-cell table:style-name="ce5" office:value-type="string" calcext:value-type="string">
            <text:p>7/2/2015</text:p>
          </table:table-cell>
          <table:table-cell table:style-name="ce6" office:value-type="time" office:time-value="PT18H44M31S" calcext:value-type="time">
            <text:p>18:4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7]-[.J497]" office:value-type="currency" office:currency="CAD" office:value="1.8" calcext:value-type="currency">
            <text:p>$1.80</text:p>
          </table:table-cell>
          <table:table-cell table:style-name="ce3" table:formula="of:=[.L497]+[.K4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7]+[.N496]" office:value-type="currency" office:currency="CAD" office:value="76124.9799999998" calcext:value-type="currency">
            <text:p>$76,124.98</text:p>
          </table:table-cell>
          <table:table-cell/>
        </table:table-row>
        <table:table-row table:style-name="ro1">
          <table:table-cell table:style-name="ce5" office:value-type="string" calcext:value-type="string">
            <text:p>7/2/2015</text:p>
          </table:table-cell>
          <table:table-cell table:style-name="ce6" office:value-type="time" office:time-value="PT18H44M34S" calcext:value-type="time">
            <text:p>18:4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8]-[.J498]" office:value-type="currency" office:currency="CAD" office:value="1.8" calcext:value-type="currency">
            <text:p>$1.80</text:p>
          </table:table-cell>
          <table:table-cell table:style-name="ce3" table:formula="of:=[.L498]+[.K4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8]+[.N497]" office:value-type="currency" office:currency="CAD" office:value="76171.4299999998" calcext:value-type="currency">
            <text:p>$76,171.43</text:p>
          </table:table-cell>
          <table:table-cell/>
        </table:table-row>
        <table:table-row table:style-name="ro1">
          <table:table-cell table:style-name="ce5" office:value-type="string" calcext:value-type="string">
            <text:p>7/2/2015</text:p>
          </table:table-cell>
          <table:table-cell table:style-name="ce6" office:value-type="time" office:time-value="PT18H44M38S" calcext:value-type="time">
            <text:p>18:44: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9]-[.J499]" office:value-type="currency" office:currency="CAD" office:value="1.8" calcext:value-type="currency">
            <text:p>$1.80</text:p>
          </table:table-cell>
          <table:table-cell table:style-name="ce3" table:formula="of:=[.L499]+[.K4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9]+[.N498]" office:value-type="currency" office:currency="CAD" office:value="76217.8799999998" calcext:value-type="currency">
            <text:p>$76,217.88</text:p>
          </table:table-cell>
          <table:table-cell/>
        </table:table-row>
        <table:table-row table:style-name="ro1">
          <table:table-cell table:style-name="ce5" office:value-type="string" calcext:value-type="string">
            <text:p>7/2/2015</text:p>
          </table:table-cell>
          <table:table-cell table:style-name="ce6" office:value-type="time" office:time-value="PT18H44M41S" calcext:value-type="time">
            <text:p>18:44: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0]-[.J500]" office:value-type="currency" office:currency="CAD" office:value="1.8" calcext:value-type="currency">
            <text:p>$1.80</text:p>
          </table:table-cell>
          <table:table-cell table:style-name="ce3" table:formula="of:=[.L500]+[.K5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0]+[.N499]" office:value-type="currency" office:currency="CAD" office:value="76264.3299999998" calcext:value-type="currency">
            <text:p>$76,264.33</text:p>
          </table:table-cell>
          <table:table-cell/>
        </table:table-row>
        <table:table-row table:style-name="ro1">
          <table:table-cell table:style-name="ce5" office:value-type="string" calcext:value-type="string">
            <text:p>7/2/2015</text:p>
          </table:table-cell>
          <table:table-cell table:style-name="ce6" office:value-type="time" office:time-value="PT18H44M44S" calcext:value-type="time">
            <text:p>18:4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1]-[.J501]" office:value-type="currency" office:currency="CAD" office:value="1.8" calcext:value-type="currency">
            <text:p>$1.80</text:p>
          </table:table-cell>
          <table:table-cell table:style-name="ce3" table:formula="of:=[.L501]+[.K5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1]+[.N500]" office:value-type="currency" office:currency="CAD" office:value="76310.7799999998" calcext:value-type="currency">
            <text:p>$76,310.78</text:p>
          </table:table-cell>
          <table:table-cell/>
        </table:table-row>
        <table:table-row table:style-name="ro1">
          <table:table-cell table:style-name="ce5" office:value-type="string" calcext:value-type="string">
            <text:p>7/2/2015</text:p>
          </table:table-cell>
          <table:table-cell table:style-name="ce6" office:value-type="time" office:time-value="PT18H44M48S" calcext:value-type="time">
            <text:p>18:4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2]-[.J502]" office:value-type="currency" office:currency="CAD" office:value="3.59999999999999" calcext:value-type="currency">
            <text:p>$3.60</text:p>
          </table:table-cell>
          <table:table-cell table:style-name="ce3" table:formula="of:=[.L502]+[.K5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2]+[.N501]" office:value-type="currency" office:currency="CAD" office:value="76403.9799999998" calcext:value-type="currency">
            <text:p>$76,403.98</text:p>
          </table:table-cell>
          <table:table-cell/>
        </table:table-row>
        <table:table-row table:style-name="ro1">
          <table:table-cell table:style-name="ce5" office:value-type="string" calcext:value-type="string">
            <text:p>7/2/2015</text:p>
          </table:table-cell>
          <table:table-cell table:style-name="ce6" office:value-type="time" office:time-value="PT18H44M51S" calcext:value-type="time">
            <text:p>18:4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3]-[.J503]" office:value-type="currency" office:currency="CAD" office:value="3.59999999999999" calcext:value-type="currency">
            <text:p>$3.60</text:p>
          </table:table-cell>
          <table:table-cell table:style-name="ce3" table:formula="of:=[.L503]+[.K5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3]+[.N502]" office:value-type="currency" office:currency="CAD" office:value="76497.1799999998" calcext:value-type="currency">
            <text:p>$76,497.18</text:p>
          </table:table-cell>
          <table:table-cell/>
        </table:table-row>
        <table:table-row table:style-name="ro1">
          <table:table-cell table:style-name="ce5" office:value-type="string" calcext:value-type="string">
            <text:p>7/2/2015</text:p>
          </table:table-cell>
          <table:table-cell table:style-name="ce6" office:value-type="time" office:time-value="PT18H44M54S" calcext:value-type="time">
            <text:p>18:4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4]-[.J504]" office:value-type="currency" office:currency="CAD" office:value="3.59999999999999" calcext:value-type="currency">
            <text:p>$3.60</text:p>
          </table:table-cell>
          <table:table-cell table:style-name="ce3" table:formula="of:=[.L504]+[.K5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4]+[.N503]" office:value-type="currency" office:currency="CAD" office:value="76590.3799999998" calcext:value-type="currency">
            <text:p>$76,590.38</text:p>
          </table:table-cell>
          <table:table-cell/>
        </table:table-row>
        <table:table-row table:style-name="ro1">
          <table:table-cell table:style-name="ce5" office:value-type="string" calcext:value-type="string">
            <text:p>7/2/2015</text:p>
          </table:table-cell>
          <table:table-cell table:style-name="ce6" office:value-type="time" office:time-value="PT18H44M57S" calcext:value-type="time">
            <text:p>18:4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05]-[.J505]" office:value-type="currency" office:currency="CAD" office:value="0.899999999999999" calcext:value-type="currency">
            <text:p>$0.90</text:p>
          </table:table-cell>
          <table:table-cell table:style-name="ce3" table:formula="of:=[.L505]+[.K5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05]+[.N504]" office:value-type="currency" office:currency="CAD" office:value="76613.4499999998" calcext:value-type="currency">
            <text:p>$76,613.45</text:p>
          </table:table-cell>
          <table:table-cell/>
        </table:table-row>
        <table:table-row table:style-name="ro1">
          <table:table-cell table:style-name="ce5" office:value-type="string" calcext:value-type="string">
            <text:p>7/2/2015</text:p>
          </table:table-cell>
          <table:table-cell table:style-name="ce6" office:value-type="time" office:time-value="PT18H45M00S" calcext:value-type="time">
            <text:p>18:4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06]-[.J506]" office:value-type="currency" office:currency="CAD" office:value="9" calcext:value-type="currency">
            <text:p>$9.00</text:p>
          </table:table-cell>
          <table:table-cell table:style-name="ce3" table:formula="of:=[.L506]+[.K5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06]+[.N505]" office:value-type="currency" office:currency="CAD" office:value="76846.8999999998" calcext:value-type="currency">
            <text:p>$76,846.90</text:p>
          </table:table-cell>
          <table:table-cell/>
        </table:table-row>
        <table:table-row table:style-name="ro1">
          <table:table-cell table:style-name="ce5" office:value-type="string" calcext:value-type="string">
            <text:p>7/2/2015</text:p>
          </table:table-cell>
          <table:table-cell table:style-name="ce6" office:value-type="time" office:time-value="PT18H45M03S" calcext:value-type="time">
            <text:p>18:4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07]-[.J507]" office:value-type="currency" office:currency="CAD" office:value="0.359999999999999" calcext:value-type="currency">
            <text:p>$0.36</text:p>
          </table:table-cell>
          <table:table-cell table:style-name="ce3" table:formula="of:=[.L507]+[.K50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07]+[.N506]" office:value-type="currency" office:currency="CAD" office:value="76855.9499999998" calcext:value-type="currency">
            <text:p>$76,855.95</text:p>
          </table:table-cell>
          <table:table-cell/>
        </table:table-row>
        <table:table-row table:style-name="ro1">
          <table:table-cell table:style-name="ce5" office:value-type="string" calcext:value-type="string">
            <text:p>7/2/2015</text:p>
          </table:table-cell>
          <table:table-cell table:style-name="ce6" office:value-type="time" office:time-value="PT18H45M06S" calcext:value-type="time">
            <text:p>18:4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08]-[.J508]" office:value-type="currency" office:currency="CAD" office:value="0.899999999999999" calcext:value-type="currency">
            <text:p>$0.90</text:p>
          </table:table-cell>
          <table:table-cell table:style-name="ce3" table:formula="of:=[.L508]+[.K5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08]+[.N507]" office:value-type="currency" office:currency="CAD" office:value="76879.0199999998" calcext:value-type="currency">
            <text:p>$76,879.02</text:p>
          </table:table-cell>
          <table:table-cell/>
        </table:table-row>
        <table:table-row table:style-name="ro1">
          <table:table-cell table:style-name="ce5" office:value-type="string" calcext:value-type="string">
            <text:p>7/2/2015</text:p>
          </table:table-cell>
          <table:table-cell table:style-name="ce6" office:value-type="time" office:time-value="PT18H45M09S" calcext:value-type="time">
            <text:p>18:4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9]-[.J509]" office:value-type="currency" office:currency="CAD" office:value="1.8" calcext:value-type="currency">
            <text:p>$1.80</text:p>
          </table:table-cell>
          <table:table-cell table:style-name="ce3" table:formula="of:=[.L509]+[.K5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9]+[.N508]" office:value-type="currency" office:currency="CAD" office:value="76925.4699999998" calcext:value-type="currency">
            <text:p>$76,925.47</text:p>
          </table:table-cell>
          <table:table-cell/>
        </table:table-row>
        <table:table-row table:style-name="ro1">
          <table:table-cell table:style-name="ce5" office:value-type="string" calcext:value-type="string">
            <text:p>7/2/2015</text:p>
          </table:table-cell>
          <table:table-cell table:style-name="ce6" office:value-type="time" office:time-value="PT18H45M12S" calcext:value-type="time">
            <text:p>18:4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0]-[.J510]" office:value-type="currency" office:currency="CAD" office:value="0.899999999999999" calcext:value-type="currency">
            <text:p>$0.90</text:p>
          </table:table-cell>
          <table:table-cell table:style-name="ce3" table:formula="of:=[.L510]+[.K51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10]+[.N509]" office:value-type="currency" office:currency="CAD" office:value="76948.5399999998" calcext:value-type="currency">
            <text:p>$76,948.54</text:p>
          </table:table-cell>
          <table:table-cell/>
        </table:table-row>
        <table:table-row table:style-name="ro1">
          <table:table-cell table:style-name="ce5" office:value-type="string" calcext:value-type="string">
            <text:p>7/2/2015</text:p>
          </table:table-cell>
          <table:table-cell table:style-name="ce6" office:value-type="time" office:time-value="PT18H45M15S" calcext:value-type="time">
            <text:p>18:4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1]-[.J511]" office:value-type="currency" office:currency="CAD" office:value="3.59999999999999" calcext:value-type="currency">
            <text:p>$3.60</text:p>
          </table:table-cell>
          <table:table-cell table:style-name="ce3" table:formula="of:=[.L511]+[.K5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1]+[.N510]" office:value-type="currency" office:currency="CAD" office:value="77041.7399999998" calcext:value-type="currency">
            <text:p>$77,041.74</text:p>
          </table:table-cell>
          <table:table-cell/>
        </table:table-row>
        <table:table-row table:style-name="ro1">
          <table:table-cell table:style-name="ce5" office:value-type="string" calcext:value-type="string">
            <text:p>7/2/2015</text:p>
          </table:table-cell>
          <table:table-cell table:style-name="ce6" office:value-type="time" office:time-value="PT18H45M19S" calcext:value-type="time">
            <text:p>18:4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2]-[.J512]" office:value-type="currency" office:currency="CAD" office:value="3.59999999999999" calcext:value-type="currency">
            <text:p>$3.60</text:p>
          </table:table-cell>
          <table:table-cell table:style-name="ce3" table:formula="of:=[.L512]+[.K5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2]+[.N511]" office:value-type="currency" office:currency="CAD" office:value="77134.9399999998" calcext:value-type="currency">
            <text:p>$77,134.94</text:p>
          </table:table-cell>
          <table:table-cell/>
        </table:table-row>
        <table:table-row table:style-name="ro1">
          <table:table-cell table:style-name="ce5" office:value-type="string" calcext:value-type="string">
            <text:p>7/2/2015</text:p>
          </table:table-cell>
          <table:table-cell table:style-name="ce6" office:value-type="time" office:time-value="PT18H45M22S" calcext:value-type="time">
            <text:p>18:4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3]-[.J513]" office:value-type="currency" office:currency="CAD" office:value="0.899999999999999" calcext:value-type="currency">
            <text:p>$0.90</text:p>
          </table:table-cell>
          <table:table-cell table:style-name="ce3" table:formula="of:=[.L513]+[.K5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13]+[.N512]" office:value-type="currency" office:currency="CAD" office:value="77158.0099999998" calcext:value-type="currency">
            <text:p>$77,158.01</text:p>
          </table:table-cell>
          <table:table-cell/>
        </table:table-row>
        <table:table-row table:style-name="ro1">
          <table:table-cell table:style-name="ce5" office:value-type="string" calcext:value-type="string">
            <text:p>7/2/2015</text:p>
          </table:table-cell>
          <table:table-cell table:style-name="ce6" office:value-type="time" office:time-value="PT18H45M25S" calcext:value-type="time">
            <text:p>18:4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514]-[.J514]" office:value-type="currency" office:currency="CAD" office:value="2.7" calcext:value-type="currency">
            <text:p>$2.70</text:p>
          </table:table-cell>
          <table:table-cell table:style-name="ce3" table:formula="of:=[.L514]+[.K514]"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514]+[.N513]" office:value-type="currency" office:currency="CAD" office:value="77227.8299999998" calcext:value-type="currency">
            <text:p>$77,227.83</text:p>
          </table:table-cell>
          <table:table-cell/>
        </table:table-row>
        <table:table-row table:style-name="ro1">
          <table:table-cell table:style-name="ce5" office:value-type="string" calcext:value-type="string">
            <text:p>7/2/2015</text:p>
          </table:table-cell>
          <table:table-cell table:style-name="ce6" office:value-type="time" office:time-value="PT18H45M29S" calcext:value-type="time">
            <text:p>18:4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15]-[.J515]" office:value-type="currency" office:currency="CAD" office:value="1.8" calcext:value-type="currency">
            <text:p>$1.80</text:p>
          </table:table-cell>
          <table:table-cell table:style-name="ce3" table:formula="of:=[.L515]+[.K51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15]+[.N514]" office:value-type="currency" office:currency="CAD" office:value="77274.2799999998" calcext:value-type="currency">
            <text:p>$77,274.28</text:p>
          </table:table-cell>
          <table:table-cell/>
        </table:table-row>
        <table:table-row table:style-name="ro1">
          <table:table-cell table:style-name="ce5" office:value-type="string" calcext:value-type="string">
            <text:p>7/2/2015</text:p>
          </table:table-cell>
          <table:table-cell table:style-name="ce6" office:value-type="time" office:time-value="PT18H45M32S" calcext:value-type="time">
            <text:p>18:4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16]-[.J516]" office:value-type="currency" office:currency="CAD" office:value="36" calcext:value-type="currency">
            <text:p>$36.00</text:p>
          </table:table-cell>
          <table:table-cell table:style-name="ce3" table:formula="of:=[.L516]+[.K51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516]+[.N515]" office:value-type="currency" office:currency="CAD" office:value="78208.9799999998" calcext:value-type="currency">
            <text:p>$78,208.98</text:p>
          </table:table-cell>
          <table:table-cell/>
        </table:table-row>
        <table:table-row table:style-name="ro1">
          <table:table-cell table:style-name="ce5" office:value-type="string" calcext:value-type="string">
            <text:p>7/2/2015</text:p>
          </table:table-cell>
          <table:table-cell table:style-name="ce6" office:value-type="time" office:time-value="PT18H45M35S" calcext:value-type="time">
            <text:p>18:4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7]-[.J517]" office:value-type="currency" office:currency="CAD" office:value="3.59999999999999" calcext:value-type="currency">
            <text:p>$3.60</text:p>
          </table:table-cell>
          <table:table-cell table:style-name="ce3" table:formula="of:=[.L517]+[.K5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7]+[.N516]" office:value-type="currency" office:currency="CAD" office:value="78302.1799999998" calcext:value-type="currency">
            <text:p>$78,302.18</text:p>
          </table:table-cell>
          <table:table-cell/>
        </table:table-row>
        <table:table-row table:style-name="ro1">
          <table:table-cell table:style-name="ce5" office:value-type="string" calcext:value-type="string">
            <text:p>7/2/2015</text:p>
          </table:table-cell>
          <table:table-cell table:style-name="ce6" office:value-type="time" office:time-value="PT18H45M38S" calcext:value-type="time">
            <text:p>18:4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18]-[.J518]" office:value-type="currency" office:currency="CAD" office:value="1.8" calcext:value-type="currency">
            <text:p>$1.80</text:p>
          </table:table-cell>
          <table:table-cell table:style-name="ce3" table:formula="of:=[.L518]+[.K5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18]+[.N517]" office:value-type="currency" office:currency="CAD" office:value="78348.6299999998" calcext:value-type="currency">
            <text:p>$78,348.63</text:p>
          </table:table-cell>
          <table:table-cell/>
        </table:table-row>
        <table:table-row table:style-name="ro1">
          <table:table-cell table:style-name="ce5" office:value-type="string" calcext:value-type="string">
            <text:p>7/2/2015</text:p>
          </table:table-cell>
          <table:table-cell table:style-name="ce6" office:value-type="time" office:time-value="PT18H45M42S" calcext:value-type="time">
            <text:p>18:45: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9]-[.J519]" office:value-type="currency" office:currency="CAD" office:value="3.59999999999999" calcext:value-type="currency">
            <text:p>$3.60</text:p>
          </table:table-cell>
          <table:table-cell table:style-name="ce3" table:formula="of:=[.L519]+[.K5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9]+[.N518]" office:value-type="currency" office:currency="CAD" office:value="78441.8299999998" calcext:value-type="currency">
            <text:p>$78,441.83</text:p>
          </table:table-cell>
          <table:table-cell/>
        </table:table-row>
        <table:table-row table:style-name="ro1">
          <table:table-cell table:style-name="ce5" office:value-type="string" calcext:value-type="string">
            <text:p>7/2/2015</text:p>
          </table:table-cell>
          <table:table-cell table:style-name="ce6" office:value-type="time" office:time-value="PT18H45M46S" calcext:value-type="time">
            <text:p>18:4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20]-[.J520]" office:value-type="currency" office:currency="CAD" office:value="0.899999999999999" calcext:value-type="currency">
            <text:p>$0.90</text:p>
          </table:table-cell>
          <table:table-cell table:style-name="ce3" table:formula="of:=[.L520]+[.K5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20]+[.N519]" office:value-type="currency" office:currency="CAD" office:value="78464.8999999998" calcext:value-type="currency">
            <text:p>$78,464.90</text:p>
          </table:table-cell>
          <table:table-cell/>
        </table:table-row>
        <table:table-row table:style-name="ro1">
          <table:table-cell table:style-name="ce5" office:value-type="string" calcext:value-type="string">
            <text:p>7/2/2015</text:p>
          </table:table-cell>
          <table:table-cell table:style-name="ce6" office:value-type="time" office:time-value="PT18H45M48S" calcext:value-type="time">
            <text:p>18:45: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21]-[.J521]" office:value-type="currency" office:currency="CAD" office:value="1.8" calcext:value-type="currency">
            <text:p>$1.80</text:p>
          </table:table-cell>
          <table:table-cell table:style-name="ce3" table:formula="of:=[.L521]+[.K5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21]+[.N520]" office:value-type="currency" office:currency="CAD" office:value="78511.3499999998" calcext:value-type="currency">
            <text:p>$78,511.35</text:p>
          </table:table-cell>
          <table:table-cell/>
        </table:table-row>
        <table:table-row table:style-name="ro1">
          <table:table-cell table:style-name="ce5" office:value-type="string" calcext:value-type="string">
            <text:p>7/2/2015</text:p>
          </table:table-cell>
          <table:table-cell table:style-name="ce6" office:value-type="time" office:time-value="PT18H45M52S" calcext:value-type="time">
            <text:p>18:4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22]-[.J522]" office:value-type="currency" office:currency="CAD" office:value="0.720000000000002" calcext:value-type="currency">
            <text:p>$0.72</text:p>
          </table:table-cell>
          <table:table-cell table:style-name="ce3" table:formula="of:=[.L522]+[.K52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22]+[.N521]" office:value-type="currency" office:currency="CAD" office:value="78529.7499999998" calcext:value-type="currency">
            <text:p>$78,529.75</text:p>
          </table:table-cell>
          <table:table-cell/>
        </table:table-row>
        <table:table-row table:style-name="ro1">
          <table:table-cell table:style-name="ce5" office:value-type="string" calcext:value-type="string">
            <text:p>7/2/2015</text:p>
          </table:table-cell>
          <table:table-cell table:style-name="ce6" office:value-type="time" office:time-value="PT18H45M55S" calcext:value-type="time">
            <text:p>18:4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23]-[.J523]" office:value-type="currency" office:currency="CAD" office:value="3.59999999999999" calcext:value-type="currency">
            <text:p>$3.60</text:p>
          </table:table-cell>
          <table:table-cell table:style-name="ce3" table:formula="of:=[.L523]+[.K5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23]+[.N522]" office:value-type="currency" office:currency="CAD" office:value="78622.9499999998" calcext:value-type="currency">
            <text:p>$78,622.95</text:p>
          </table:table-cell>
          <table:table-cell/>
        </table:table-row>
        <table:table-row table:style-name="ro1">
          <table:table-cell table:style-name="ce5" office:value-type="string" calcext:value-type="string">
            <text:p>7/2/2015</text:p>
          </table:table-cell>
          <table:table-cell table:style-name="ce6" office:value-type="time" office:time-value="PT18H45M58S" calcext:value-type="time">
            <text:p>18:4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524]-[.J524]" office:value-type="currency" office:currency="CAD" office:value="54" calcext:value-type="currency">
            <text:p>$54.00</text:p>
          </table:table-cell>
          <table:table-cell table:style-name="ce3" table:formula="of:=[.L524]+[.K524]"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524]+[.N523]" office:value-type="currency" office:currency="CAD" office:value="80025.1499999998" calcext:value-type="currency">
            <text:p>$80,025.15</text:p>
          </table:table-cell>
          <table:table-cell/>
        </table:table-row>
        <table:table-row table:style-name="ro1">
          <table:table-cell table:style-name="ce5" office:value-type="string" calcext:value-type="string">
            <text:p>7/2/2015</text:p>
          </table:table-cell>
          <table:table-cell table:style-name="ce6" office:value-type="time" office:time-value="PT18H46M01S" calcext:value-type="time">
            <text:p>18:4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525]-[.J525]" office:value-type="currency" office:currency="CAD" office:value="1.44" calcext:value-type="currency">
            <text:p>$1.44</text:p>
          </table:table-cell>
          <table:table-cell table:style-name="ce3" table:formula="of:=[.L525]+[.K52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525]+[.N524]" office:value-type="currency" office:currency="CAD" office:value="80062.2499999998" calcext:value-type="currency">
            <text:p>$80,062.25</text:p>
          </table:table-cell>
          <table:table-cell/>
        </table:table-row>
        <table:table-row table:style-name="ro1">
          <table:table-cell table:style-name="ce5" office:value-type="string" calcext:value-type="string">
            <text:p>7/2/2015</text:p>
          </table:table-cell>
          <table:table-cell table:style-name="ce6" office:value-type="time" office:time-value="PT18H46M04S" calcext:value-type="time">
            <text:p>18:4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526]-[.J526]" office:value-type="currency" office:currency="CAD" office:value="1.44" calcext:value-type="currency">
            <text:p>$1.44</text:p>
          </table:table-cell>
          <table:table-cell table:style-name="ce3" table:formula="of:=[.L526]+[.K5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526]+[.N525]" office:value-type="currency" office:currency="CAD" office:value="80099.3499999998" calcext:value-type="currency">
            <text:p>$80,099.35</text:p>
          </table:table-cell>
          <table:table-cell/>
        </table:table-row>
        <table:table-row table:style-name="ro1">
          <table:table-cell table:style-name="ce5" office:value-type="string" calcext:value-type="string">
            <text:p>7/2/2015</text:p>
          </table:table-cell>
          <table:table-cell table:style-name="ce6" office:value-type="time" office:time-value="PT18H46M08S" calcext:value-type="time">
            <text:p>18:4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27]-[.J527]" office:value-type="currency" office:currency="CAD" office:value="3.59999999999999" calcext:value-type="currency">
            <text:p>$3.60</text:p>
          </table:table-cell>
          <table:table-cell table:style-name="ce3" table:formula="of:=[.L527]+[.K5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27]+[.N526]" office:value-type="currency" office:currency="CAD" office:value="80192.5499999998" calcext:value-type="currency">
            <text:p>$80,192.55</text:p>
          </table:table-cell>
          <table:table-cell/>
        </table:table-row>
        <table:table-row table:style-name="ro1">
          <table:table-cell table:style-name="ce5" office:value-type="string" calcext:value-type="string">
            <text:p>7/2/2015</text:p>
          </table:table-cell>
          <table:table-cell table:style-name="ce6" office:value-type="time" office:time-value="PT18H46M11S" calcext:value-type="time">
            <text:p>18:4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28]-[.J528]" office:value-type="currency" office:currency="CAD" office:value="0.899999999999999" calcext:value-type="currency">
            <text:p>$0.90</text:p>
          </table:table-cell>
          <table:table-cell table:style-name="ce3" table:formula="of:=[.L528]+[.K5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28]+[.N527]" office:value-type="currency" office:currency="CAD" office:value="80215.6199999998" calcext:value-type="currency">
            <text:p>$80,215.62</text:p>
          </table:table-cell>
          <table:table-cell/>
        </table:table-row>
        <table:table-row table:style-name="ro1">
          <table:table-cell table:style-name="ce5" office:value-type="string" calcext:value-type="string">
            <text:p>7/2/2015</text:p>
          </table:table-cell>
          <table:table-cell table:style-name="ce6" office:value-type="time" office:time-value="PT18H46M14S" calcext:value-type="time">
            <text:p>18:4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H529]-[.J529]" office:value-type="currency" office:currency="CAD" office:value="72" calcext:value-type="currency">
            <text:p>$72.00</text:p>
          </table:table-cell>
          <table:table-cell table:style-name="ce3" table:formula="of:=[.L529]+[.K529]"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L529]+[.N528]" office:value-type="currency" office:currency="CAD" office:value="82085.3199999998" calcext:value-type="currency">
            <text:p>$82,085.32</text:p>
          </table:table-cell>
          <table:table-cell/>
        </table:table-row>
        <table:table-row table:style-name="ro1">
          <table:table-cell table:style-name="ce5" office:value-type="string" calcext:value-type="string">
            <text:p>7/2/2015</text:p>
          </table:table-cell>
          <table:table-cell table:style-name="ce6" office:value-type="time" office:time-value="PT18H46M18S" calcext:value-type="time">
            <text:p>18:46: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0]-[.J530]" office:value-type="currency" office:currency="CAD" office:value="0.899999999999999" calcext:value-type="currency">
            <text:p>$0.90</text:p>
          </table:table-cell>
          <table:table-cell table:style-name="ce3" table:formula="of:=[.L530]+[.K5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0]+[.N529]" office:value-type="currency" office:currency="CAD" office:value="82108.3899999998" calcext:value-type="currency">
            <text:p>$82,108.39</text:p>
          </table:table-cell>
          <table:table-cell/>
        </table:table-row>
        <table:table-row table:style-name="ro1">
          <table:table-cell table:style-name="ce5" office:value-type="string" calcext:value-type="string">
            <text:p>7/2/2015</text:p>
          </table:table-cell>
          <table:table-cell table:style-name="ce6" office:value-type="time" office:time-value="PT18H46M22S" calcext:value-type="time">
            <text:p>18:4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1]-[.J531]" office:value-type="currency" office:currency="CAD" office:value="0.899999999999999" calcext:value-type="currency">
            <text:p>$0.90</text:p>
          </table:table-cell>
          <table:table-cell table:style-name="ce3" table:formula="of:=[.L531]+[.K5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1]+[.N530]" office:value-type="currency" office:currency="CAD" office:value="82131.4599999998" calcext:value-type="currency">
            <text:p>$82,131.46</text:p>
          </table:table-cell>
          <table:table-cell/>
        </table:table-row>
        <table:table-row table:style-name="ro1">
          <table:table-cell table:style-name="ce5" office:value-type="string" calcext:value-type="string">
            <text:p>7/2/2015</text:p>
          </table:table-cell>
          <table:table-cell table:style-name="ce6" office:value-type="time" office:time-value="PT18H46M25S" calcext:value-type="time">
            <text:p>18:4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2]-[.J532]" office:value-type="currency" office:currency="CAD" office:value="0.899999999999999" calcext:value-type="currency">
            <text:p>$0.90</text:p>
          </table:table-cell>
          <table:table-cell table:style-name="ce3" table:formula="of:=[.L532]+[.K5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2]+[.N531]" office:value-type="currency" office:currency="CAD" office:value="82154.5299999998" calcext:value-type="currency">
            <text:p>$82,154.53</text:p>
          </table:table-cell>
          <table:table-cell/>
        </table:table-row>
        <table:table-row table:style-name="ro1">
          <table:table-cell table:style-name="ce5" office:value-type="string" calcext:value-type="string">
            <text:p>7/2/2015</text:p>
          </table:table-cell>
          <table:table-cell table:style-name="ce6" office:value-type="time" office:time-value="PT18H46M27S" calcext:value-type="time">
            <text:p>18:46: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33]-[.J533]" office:value-type="currency" office:currency="CAD" office:value="1.08" calcext:value-type="currency">
            <text:p>$1.08</text:p>
          </table:table-cell>
          <table:table-cell table:style-name="ce3" table:formula="of:=[.L533]+[.K53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33]+[.N532]" office:value-type="currency" office:currency="CAD" office:value="82182.2799999998" calcext:value-type="currency">
            <text:p>$82,182.28</text:p>
          </table:table-cell>
          <table:table-cell/>
        </table:table-row>
        <table:table-row table:style-name="ro1">
          <table:table-cell table:style-name="ce5" office:value-type="string" calcext:value-type="string">
            <text:p>7/2/2015</text:p>
          </table:table-cell>
          <table:table-cell table:style-name="ce6" office:value-type="time" office:time-value="PT18H46M31S" calcext:value-type="time">
            <text:p>18:4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34]-[.J534]" office:value-type="currency" office:currency="CAD" office:value="3.59999999999999" calcext:value-type="currency">
            <text:p>$3.60</text:p>
          </table:table-cell>
          <table:table-cell table:style-name="ce3" table:formula="of:=[.L534]+[.K53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34]+[.N533]" office:value-type="currency" office:currency="CAD" office:value="82275.4799999998" calcext:value-type="currency">
            <text:p>$82,275.48</text:p>
          </table:table-cell>
          <table:table-cell/>
        </table:table-row>
        <table:table-row table:style-name="ro1">
          <table:table-cell table:style-name="ce5" office:value-type="string" calcext:value-type="string">
            <text:p>7/2/2015</text:p>
          </table:table-cell>
          <table:table-cell table:style-name="ce6" office:value-type="time" office:time-value="PT18H46M34S" calcext:value-type="time">
            <text:p>18:4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35]-[.J535]" office:value-type="currency" office:currency="CAD" office:value="3.59999999999999" calcext:value-type="currency">
            <text:p>$3.60</text:p>
          </table:table-cell>
          <table:table-cell table:style-name="ce3" table:formula="of:=[.L535]+[.K5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35]+[.N534]" office:value-type="currency" office:currency="CAD" office:value="82368.6799999998" calcext:value-type="currency">
            <text:p>$82,368.68</text:p>
          </table:table-cell>
          <table:table-cell/>
        </table:table-row>
        <table:table-row table:style-name="ro1">
          <table:table-cell table:style-name="ce5" office:value-type="string" calcext:value-type="string">
            <text:p>7/2/2015</text:p>
          </table:table-cell>
          <table:table-cell table:style-name="ce6" office:value-type="time" office:time-value="PT18H46M37S" calcext:value-type="time">
            <text:p>18:4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6]-[.J536]" office:value-type="currency" office:currency="CAD" office:value="0.899999999999999" calcext:value-type="currency">
            <text:p>$0.90</text:p>
          </table:table-cell>
          <table:table-cell table:style-name="ce3" table:formula="of:=[.L536]+[.K5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6]+[.N535]" office:value-type="currency" office:currency="CAD" office:value="82391.7499999998" calcext:value-type="currency">
            <text:p>$82,391.75</text:p>
          </table:table-cell>
          <table:table-cell/>
        </table:table-row>
        <table:table-row table:style-name="ro1">
          <table:table-cell table:style-name="ce5" office:value-type="string" calcext:value-type="string">
            <text:p>7/2/2015</text:p>
          </table:table-cell>
          <table:table-cell table:style-name="ce6" office:value-type="time" office:time-value="PT18H46M40S" calcext:value-type="time">
            <text:p>18:4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37]-[.J537]" office:value-type="currency" office:currency="CAD" office:value="0.359999999999999" calcext:value-type="currency">
            <text:p>$0.36</text:p>
          </table:table-cell>
          <table:table-cell table:style-name="ce3" table:formula="of:=[.L537]+[.K5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37]+[.N536]" office:value-type="currency" office:currency="CAD" office:value="82400.7999999998" calcext:value-type="currency">
            <text:p>$82,400.80</text:p>
          </table:table-cell>
          <table:table-cell/>
        </table:table-row>
        <table:table-row table:style-name="ro1">
          <table:table-cell table:style-name="ce5" office:value-type="string" calcext:value-type="string">
            <text:p>7/2/2015</text:p>
          </table:table-cell>
          <table:table-cell table:style-name="ce6" office:value-type="time" office:time-value="PT18H46M43S" calcext:value-type="time">
            <text:p>18:4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8]-[.J538]" office:value-type="currency" office:currency="CAD" office:value="0.899999999999999" calcext:value-type="currency">
            <text:p>$0.90</text:p>
          </table:table-cell>
          <table:table-cell table:style-name="ce3" table:formula="of:=[.L538]+[.K53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8]+[.N537]" office:value-type="currency" office:currency="CAD" office:value="82423.8699999998" calcext:value-type="currency">
            <text:p>$82,423.87</text:p>
          </table:table-cell>
          <table:table-cell/>
        </table:table-row>
        <table:table-row table:style-name="ro1">
          <table:table-cell table:style-name="ce5" office:value-type="string" calcext:value-type="string">
            <text:p>7/2/2015</text:p>
          </table:table-cell>
          <table:table-cell table:style-name="ce6" office:value-type="time" office:time-value="PT18H46M49S" calcext:value-type="time">
            <text:p>18:4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39]-[.J539]" office:value-type="currency" office:currency="CAD" office:value="1.08" calcext:value-type="currency">
            <text:p>$1.08</text:p>
          </table:table-cell>
          <table:table-cell table:style-name="ce3" table:formula="of:=[.L539]+[.K53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39]+[.N538]" office:value-type="currency" office:currency="CAD" office:value="82451.6199999998" calcext:value-type="currency">
            <text:p>$82,451.62</text:p>
          </table:table-cell>
          <table:table-cell/>
        </table:table-row>
        <table:table-row table:style-name="ro1">
          <table:table-cell table:style-name="ce5" office:value-type="string" calcext:value-type="string">
            <text:p>7/2/2015</text:p>
          </table:table-cell>
          <table:table-cell table:style-name="ce6" office:value-type="time" office:time-value="PT18H46M52S" calcext:value-type="time">
            <text:p>18:4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0" calcext:value-type="currency">
            <text:p>$3,500.00</text:p>
          </table:table-cell>
          <table:table-cell table:style-name="ce3" table:formula="of:=[.H540]-[.J540]" office:value-type="currency" office:currency="CAD" office:value="126" calcext:value-type="currency">
            <text:p>$126.00</text:p>
          </table:table-cell>
          <table:table-cell table:style-name="ce3" table:formula="of:=[.L540]+[.K540]" office:value-type="currency" office:currency="CAD" office:value="3374" calcext:value-type="currency">
            <text:p>$3,374.00</text:p>
          </table:table-cell>
          <table:table-cell table:style-name="ce3" office:value-type="currency" office:currency="CAD" office:value="101.8" calcext:value-type="currency">
            <text:p>$101.80</text:p>
          </table:table-cell>
          <table:table-cell office:value-type="currency" office:currency="CAD" office:value="3272.2" calcext:value-type="currency">
            <text:p>$3,272.20</text:p>
          </table:table-cell>
          <table:table-cell/>
          <table:table-cell table:style-name="ce3" table:formula="of:=[.L540]+[.N539]" office:value-type="currency" office:currency="CAD" office:value="85723.8199999998" calcext:value-type="currency">
            <text:p>$85,723.82</text:p>
          </table:table-cell>
          <table:table-cell/>
        </table:table-row>
        <table:table-row table:style-name="ro1">
          <table:table-cell table:style-name="ce5" office:value-type="string" calcext:value-type="string">
            <text:p>7/2/2015</text:p>
          </table:table-cell>
          <table:table-cell table:style-name="ce6" office:value-type="time" office:time-value="PT18H46M56S" calcext:value-type="time">
            <text:p>18:4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41]-[.J541]" office:value-type="currency" office:currency="CAD" office:value="5.40000000000001" calcext:value-type="currency">
            <text:p>$5.40</text:p>
          </table:table-cell>
          <table:table-cell table:style-name="ce3" table:formula="of:=[.L541]+[.K54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41]+[.N540]" office:value-type="currency" office:currency="CAD" office:value="85863.7699999998" calcext:value-type="currency">
            <text:p>$85,863.77</text:p>
          </table:table-cell>
          <table:table-cell/>
        </table:table-row>
        <table:table-row table:style-name="ro1">
          <table:table-cell table:style-name="ce5" office:value-type="string" calcext:value-type="string">
            <text:p>7/2/2015</text:p>
          </table:table-cell>
          <table:table-cell table:style-name="ce6" office:value-type="time" office:time-value="PT18H46M59S" calcext:value-type="time">
            <text:p>18:4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2]-[.J542]" office:value-type="currency" office:currency="CAD" office:value="0.899999999999999" calcext:value-type="currency">
            <text:p>$0.90</text:p>
          </table:table-cell>
          <table:table-cell table:style-name="ce3" table:formula="of:=[.L542]+[.K54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2]+[.N541]" office:value-type="currency" office:currency="CAD" office:value="85886.8399999998" calcext:value-type="currency">
            <text:p>$85,886.84</text:p>
          </table:table-cell>
          <table:table-cell/>
        </table:table-row>
        <table:table-row table:style-name="ro1">
          <table:table-cell table:style-name="ce5" office:value-type="string" calcext:value-type="string">
            <text:p>7/2/2015</text:p>
          </table:table-cell>
          <table:table-cell table:style-name="ce6" office:value-type="time" office:time-value="PT18H47M02S" calcext:value-type="time">
            <text:p>18:4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43]-[.J543]" office:value-type="currency" office:currency="CAD" office:value="1.8" calcext:value-type="currency">
            <text:p>$1.80</text:p>
          </table:table-cell>
          <table:table-cell table:style-name="ce3" table:formula="of:=[.L543]+[.K5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43]+[.N542]" office:value-type="currency" office:currency="CAD" office:value="85933.2899999998" calcext:value-type="currency">
            <text:p>$85,933.29</text:p>
          </table:table-cell>
          <table:table-cell/>
        </table:table-row>
        <table:table-row table:style-name="ro1">
          <table:table-cell table:style-name="ce5" office:value-type="string" calcext:value-type="string">
            <text:p>7/2/2015</text:p>
          </table:table-cell>
          <table:table-cell table:style-name="ce6" office:value-type="time" office:time-value="PT18H47M05S" calcext:value-type="time">
            <text:p>18:4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4]-[.J544]" office:value-type="currency" office:currency="CAD" office:value="0.899999999999999" calcext:value-type="currency">
            <text:p>$0.90</text:p>
          </table:table-cell>
          <table:table-cell table:style-name="ce3" table:formula="of:=[.L544]+[.K5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4]+[.N543]" office:value-type="currency" office:currency="CAD" office:value="85956.3599999998" calcext:value-type="currency">
            <text:p>$85,956.36</text:p>
          </table:table-cell>
          <table:table-cell/>
        </table:table-row>
        <table:table-row table:style-name="ro1">
          <table:table-cell table:style-name="ce5" office:value-type="string" calcext:value-type="string">
            <text:p>7/2/2015</text:p>
          </table:table-cell>
          <table:table-cell table:style-name="ce6" office:value-type="time" office:time-value="PT18H47M08S" calcext:value-type="time">
            <text:p>18:4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545]-[.J545]" office:value-type="currency" office:currency="CAD" office:value="0.04" calcext:value-type="currency">
            <text:p>$0.04</text:p>
          </table:table-cell>
          <table:table-cell table:style-name="ce3" table:formula="of:=[.L545]+[.K545]"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545]+[.N544]" office:value-type="currency" office:currency="CAD" office:value="85956.9899999998" calcext:value-type="currency">
            <text:p>$85,956.99</text:p>
          </table:table-cell>
          <table:table-cell/>
        </table:table-row>
        <table:table-row table:style-name="ro1">
          <table:table-cell table:style-name="ce5" office:value-type="string" calcext:value-type="string">
            <text:p>7/2/2015</text:p>
          </table:table-cell>
          <table:table-cell table:style-name="ce6" office:value-type="time" office:time-value="PT18H47M11S" calcext:value-type="time">
            <text:p>18:47: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46]-[.J546]" office:value-type="currency" office:currency="CAD" office:value="3.59999999999999" calcext:value-type="currency">
            <text:p>$3.60</text:p>
          </table:table-cell>
          <table:table-cell table:style-name="ce3" table:formula="of:=[.L546]+[.K5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46]+[.N545]" office:value-type="currency" office:currency="CAD" office:value="86050.1899999998" calcext:value-type="currency">
            <text:p>$86,050.19</text:p>
          </table:table-cell>
          <table:table-cell/>
        </table:table-row>
        <table:table-row table:style-name="ro1">
          <table:table-cell table:style-name="ce5" office:value-type="string" calcext:value-type="string">
            <text:p>7/2/2015</text:p>
          </table:table-cell>
          <table:table-cell table:style-name="ce6" office:value-type="time" office:time-value="PT18H47M14S" calcext:value-type="time">
            <text:p>18:47: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47]-[.J547]" office:value-type="currency" office:currency="CAD" office:value="3.59999999999999" calcext:value-type="currency">
            <text:p>$3.60</text:p>
          </table:table-cell>
          <table:table-cell table:style-name="ce3" table:formula="of:=[.L547]+[.K5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47]+[.N546]" office:value-type="currency" office:currency="CAD" office:value="86143.3899999998" calcext:value-type="currency">
            <text:p>$86,143.39</text:p>
          </table:table-cell>
          <table:table-cell/>
        </table:table-row>
        <table:table-row table:style-name="ro1">
          <table:table-cell table:style-name="ce5" office:value-type="string" calcext:value-type="string">
            <text:p>7/2/2015</text:p>
          </table:table-cell>
          <table:table-cell table:style-name="ce6" office:value-type="time" office:time-value="PT18H47M17S" calcext:value-type="time">
            <text:p>18:47: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48]-[.J548]" office:value-type="currency" office:currency="CAD" office:value="0.720000000000002" calcext:value-type="currency">
            <text:p>$0.72</text:p>
          </table:table-cell>
          <table:table-cell table:style-name="ce3" table:formula="of:=[.L548]+[.K54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48]+[.N547]" office:value-type="currency" office:currency="CAD" office:value="86161.7899999998" calcext:value-type="currency">
            <text:p>$86,161.79</text:p>
          </table:table-cell>
          <table:table-cell/>
        </table:table-row>
        <table:table-row table:style-name="ro1">
          <table:table-cell table:style-name="ce5" office:value-type="string" calcext:value-type="string">
            <text:p>7/2/2015</text:p>
          </table:table-cell>
          <table:table-cell table:style-name="ce6" office:value-type="time" office:time-value="PT18H47M20S" calcext:value-type="time">
            <text:p>18:47: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9]-[.J549]" office:value-type="currency" office:currency="CAD" office:value="0.899999999999999" calcext:value-type="currency">
            <text:p>$0.90</text:p>
          </table:table-cell>
          <table:table-cell table:style-name="ce3" table:formula="of:=[.L549]+[.K5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9]+[.N548]" office:value-type="currency" office:currency="CAD" office:value="86184.8599999998" calcext:value-type="currency">
            <text:p>$86,184.86</text:p>
          </table:table-cell>
          <table:table-cell/>
        </table:table-row>
        <table:table-row table:style-name="ro1">
          <table:table-cell table:style-name="ce5" office:value-type="string" calcext:value-type="string">
            <text:p>7/2/2015</text:p>
          </table:table-cell>
          <table:table-cell table:style-name="ce6" office:value-type="time" office:time-value="PT18H47M23S" calcext:value-type="time">
            <text:p>18:47: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0]-[.J550]" office:value-type="currency" office:currency="CAD" office:value="0.720000000000002" calcext:value-type="currency">
            <text:p>$0.72</text:p>
          </table:table-cell>
          <table:table-cell table:style-name="ce3" table:formula="of:=[.L550]+[.K55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0]+[.N549]" office:value-type="currency" office:currency="CAD" office:value="86203.2599999998" calcext:value-type="currency">
            <text:p>$86,203.26</text:p>
          </table:table-cell>
          <table:table-cell/>
        </table:table-row>
        <table:table-row table:style-name="ro1">
          <table:table-cell table:style-name="ce5" office:value-type="string" calcext:value-type="string">
            <text:p>7/2/2015</text:p>
          </table:table-cell>
          <table:table-cell table:style-name="ce6" office:value-type="time" office:time-value="PT18H47M27S" calcext:value-type="time">
            <text:p>18:4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551]-[.J551]" office:value-type="currency" office:currency="CAD" office:value="10.8" calcext:value-type="currency">
            <text:p>$10.80</text:p>
          </table:table-cell>
          <table:table-cell table:style-name="ce3" table:formula="of:=[.L551]+[.K551]"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551]+[.N550]" office:value-type="currency" office:currency="CAD" office:value="86483.4599999998" calcext:value-type="currency">
            <text:p>$86,483.46</text:p>
          </table:table-cell>
          <table:table-cell/>
        </table:table-row>
        <table:table-row table:style-name="ro1">
          <table:table-cell table:style-name="ce5" office:value-type="string" calcext:value-type="string">
            <text:p>7/2/2015</text:p>
          </table:table-cell>
          <table:table-cell table:style-name="ce6" office:value-type="time" office:time-value="PT18H47M30S" calcext:value-type="time">
            <text:p>18:4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52]-[.J552]" office:value-type="currency" office:currency="CAD" office:value="0.899999999999999" calcext:value-type="currency">
            <text:p>$0.90</text:p>
          </table:table-cell>
          <table:table-cell table:style-name="ce3" table:formula="of:=[.L552]+[.K5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52]+[.N551]" office:value-type="currency" office:currency="CAD" office:value="86506.5299999998" calcext:value-type="currency">
            <text:p>$86,506.53</text:p>
          </table:table-cell>
          <table:table-cell/>
        </table:table-row>
        <table:table-row table:style-name="ro1">
          <table:table-cell table:style-name="ce5" office:value-type="string" calcext:value-type="string">
            <text:p>7/2/2015</text:p>
          </table:table-cell>
          <table:table-cell table:style-name="ce6" office:value-type="time" office:time-value="PT18H47M33S" calcext:value-type="time">
            <text:p>18:4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553]-[.J553]" office:value-type="currency" office:currency="CAD" office:value="0.04" calcext:value-type="currency">
            <text:p>$0.04</text:p>
          </table:table-cell>
          <table:table-cell table:style-name="ce3" table:formula="of:=[.L553]+[.K55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553]+[.N552]" office:value-type="currency" office:currency="CAD" office:value="86507.1599999998" calcext:value-type="currency">
            <text:p>$86,507.16</text:p>
          </table:table-cell>
          <table:table-cell/>
        </table:table-row>
        <table:table-row table:style-name="ro1">
          <table:table-cell table:style-name="ce5" office:value-type="string" calcext:value-type="string">
            <text:p>7/2/2015</text:p>
          </table:table-cell>
          <table:table-cell table:style-name="ce6" office:value-type="time" office:time-value="PT18H47M36S" calcext:value-type="time">
            <text:p>18:4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4]-[.J554]" office:value-type="currency" office:currency="CAD" office:value="3.59999999999999" calcext:value-type="currency">
            <text:p>$3.60</text:p>
          </table:table-cell>
          <table:table-cell table:style-name="ce3" table:formula="of:=[.L554]+[.K5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4]+[.N553]" office:value-type="currency" office:currency="CAD" office:value="86600.3599999998" calcext:value-type="currency">
            <text:p>$86,600.36</text:p>
          </table:table-cell>
          <table:table-cell/>
        </table:table-row>
        <table:table-row table:style-name="ro1">
          <table:table-cell table:style-name="ce5" office:value-type="string" calcext:value-type="string">
            <text:p>7/2/2015</text:p>
          </table:table-cell>
          <table:table-cell table:style-name="ce6" office:value-type="time" office:time-value="PT18H47M39S" calcext:value-type="time">
            <text:p>18:4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5]-[.J555]" office:value-type="currency" office:currency="CAD" office:value="0.720000000000002" calcext:value-type="currency">
            <text:p>$0.72</text:p>
          </table:table-cell>
          <table:table-cell table:style-name="ce3" table:formula="of:=[.L555]+[.K5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5]+[.N554]" office:value-type="currency" office:currency="CAD" office:value="86618.7599999998" calcext:value-type="currency">
            <text:p>$86,618.76</text:p>
          </table:table-cell>
          <table:table-cell/>
        </table:table-row>
        <table:table-row table:style-name="ro1">
          <table:table-cell table:style-name="ce5" office:value-type="string" calcext:value-type="string">
            <text:p>7/2/2015</text:p>
          </table:table-cell>
          <table:table-cell table:style-name="ce6" office:value-type="time" office:time-value="PT18H47M42S" calcext:value-type="time">
            <text:p>18:4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6]-[.J556]" office:value-type="currency" office:currency="CAD" office:value="3.59999999999999" calcext:value-type="currency">
            <text:p>$3.60</text:p>
          </table:table-cell>
          <table:table-cell table:style-name="ce3" table:formula="of:=[.L556]+[.K5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6]+[.N555]" office:value-type="currency" office:currency="CAD" office:value="86711.9599999998" calcext:value-type="currency">
            <text:p>$86,711.96</text:p>
          </table:table-cell>
          <table:table-cell/>
        </table:table-row>
        <table:table-row table:style-name="ro1">
          <table:table-cell table:style-name="ce5" office:value-type="string" calcext:value-type="string">
            <text:p>7/2/2015</text:p>
          </table:table-cell>
          <table:table-cell table:style-name="ce6" office:value-type="time" office:time-value="PT18H47M45S" calcext:value-type="time">
            <text:p>18:4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7]-[.J557]" office:value-type="currency" office:currency="CAD" office:value="0.720000000000002" calcext:value-type="currency">
            <text:p>$0.72</text:p>
          </table:table-cell>
          <table:table-cell table:style-name="ce3" table:formula="of:=[.L557]+[.K5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7]+[.N556]" office:value-type="currency" office:currency="CAD" office:value="86730.3599999998" calcext:value-type="currency">
            <text:p>$86,730.36</text:p>
          </table:table-cell>
          <table:table-cell/>
        </table:table-row>
        <table:table-row table:style-name="ro1">
          <table:table-cell table:style-name="ce5" office:value-type="string" calcext:value-type="string">
            <text:p>7/2/2015</text:p>
          </table:table-cell>
          <table:table-cell table:style-name="ce6" office:value-type="time" office:time-value="PT18H47M48S" calcext:value-type="time">
            <text:p>18:4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8]-[.J558]" office:value-type="currency" office:currency="CAD" office:value="0.720000000000002" calcext:value-type="currency">
            <text:p>$0.72</text:p>
          </table:table-cell>
          <table:table-cell table:style-name="ce3" table:formula="of:=[.L558]+[.K5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8]+[.N557]" office:value-type="currency" office:currency="CAD" office:value="86748.7599999998" calcext:value-type="currency">
            <text:p>$86,748.76</text:p>
          </table:table-cell>
          <table:table-cell/>
        </table:table-row>
        <table:table-row table:style-name="ro1">
          <table:table-cell table:style-name="ce5" office:value-type="string" calcext:value-type="string">
            <text:p>7/2/2015</text:p>
          </table:table-cell>
          <table:table-cell table:style-name="ce6" office:value-type="time" office:time-value="PT18H47M51S" calcext:value-type="time">
            <text:p>18:4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9]-[.J559]" office:value-type="currency" office:currency="CAD" office:value="3.59999999999999" calcext:value-type="currency">
            <text:p>$3.60</text:p>
          </table:table-cell>
          <table:table-cell table:style-name="ce3" table:formula="of:=[.L559]+[.K5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9]+[.N558]" office:value-type="currency" office:currency="CAD" office:value="86841.9599999998" calcext:value-type="currency">
            <text:p>$86,841.96</text:p>
          </table:table-cell>
          <table:table-cell/>
        </table:table-row>
        <table:table-row table:style-name="ro1">
          <table:table-cell table:style-name="ce5" office:value-type="string" calcext:value-type="string">
            <text:p>7/2/2015</text:p>
          </table:table-cell>
          <table:table-cell table:style-name="ce6" office:value-type="time" office:time-value="PT18H47M55S" calcext:value-type="time">
            <text:p>18:47: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0]-[.J560]" office:value-type="currency" office:currency="CAD" office:value="0.899999999999999" calcext:value-type="currency">
            <text:p>$0.90</text:p>
          </table:table-cell>
          <table:table-cell table:style-name="ce3" table:formula="of:=[.L560]+[.K5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0]+[.N559]" office:value-type="currency" office:currency="CAD" office:value="86865.0299999998" calcext:value-type="currency">
            <text:p>$86,865.03</text:p>
          </table:table-cell>
          <table:table-cell/>
        </table:table-row>
        <table:table-row table:style-name="ro1">
          <table:table-cell table:style-name="ce5" office:value-type="string" calcext:value-type="string">
            <text:p>7/2/2015</text:p>
          </table:table-cell>
          <table:table-cell table:style-name="ce6" office:value-type="time" office:time-value="PT18H48M01S" calcext:value-type="time">
            <text:p>18:4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61]-[.J561]" office:value-type="currency" office:currency="CAD" office:value="5.40000000000001" calcext:value-type="currency">
            <text:p>$5.40</text:p>
          </table:table-cell>
          <table:table-cell table:style-name="ce3" table:formula="of:=[.L561]+[.K56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61]+[.N560]" office:value-type="currency" office:currency="CAD" office:value="87004.9799999998" calcext:value-type="currency">
            <text:p>$87,004.98</text:p>
          </table:table-cell>
          <table:table-cell/>
        </table:table-row>
        <table:table-row table:style-name="ro1">
          <table:table-cell table:style-name="ce5" office:value-type="string" calcext:value-type="string">
            <text:p>7/2/2015</text:p>
          </table:table-cell>
          <table:table-cell table:style-name="ce6" office:value-type="time" office:time-value="PT18H48M04S" calcext:value-type="time">
            <text:p>18:4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62]-[.J562]" office:value-type="currency" office:currency="CAD" office:value="1.08" calcext:value-type="currency">
            <text:p>$1.08</text:p>
          </table:table-cell>
          <table:table-cell table:style-name="ce3" table:formula="of:=[.L562]+[.K5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62]+[.N561]" office:value-type="currency" office:currency="CAD" office:value="87032.7299999998" calcext:value-type="currency">
            <text:p>$87,032.73</text:p>
          </table:table-cell>
          <table:table-cell/>
        </table:table-row>
        <table:table-row table:style-name="ro1">
          <table:table-cell table:style-name="ce5" office:value-type="string" calcext:value-type="string">
            <text:p>7/2/2015</text:p>
          </table:table-cell>
          <table:table-cell table:style-name="ce6" office:value-type="time" office:time-value="PT18H48M08S" calcext:value-type="time">
            <text:p>18:4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63]-[.J563]" office:value-type="currency" office:currency="CAD" office:value="0.720000000000002" calcext:value-type="currency">
            <text:p>$0.72</text:p>
          </table:table-cell>
          <table:table-cell table:style-name="ce3" table:formula="of:=[.L563]+[.K5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63]+[.N562]" office:value-type="currency" office:currency="CAD" office:value="87051.1299999998" calcext:value-type="currency">
            <text:p>$87,051.13</text:p>
          </table:table-cell>
          <table:table-cell/>
        </table:table-row>
        <table:table-row table:style-name="ro1">
          <table:table-cell table:style-name="ce5" office:value-type="string" calcext:value-type="string">
            <text:p>7/2/2015</text:p>
          </table:table-cell>
          <table:table-cell table:style-name="ce6" office:value-type="time" office:time-value="PT18H48M11S" calcext:value-type="time">
            <text:p>18:4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64]-[.J564]" office:value-type="currency" office:currency="CAD" office:value="1.8" calcext:value-type="currency">
            <text:p>$1.80</text:p>
          </table:table-cell>
          <table:table-cell table:style-name="ce3" table:formula="of:=[.L564]+[.K5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64]+[.N563]" office:value-type="currency" office:currency="CAD" office:value="87097.5799999998" calcext:value-type="currency">
            <text:p>$87,097.58</text:p>
          </table:table-cell>
          <table:table-cell/>
        </table:table-row>
        <table:table-row table:style-name="ro1">
          <table:table-cell table:style-name="ce5" office:value-type="string" calcext:value-type="string">
            <text:p>7/2/2015</text:p>
          </table:table-cell>
          <table:table-cell table:style-name="ce6" office:value-type="time" office:time-value="PT18H48M14S" calcext:value-type="time">
            <text:p>18:48: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565]-[.J565]" office:value-type="currency" office:currency="CAD" office:value="180" calcext:value-type="currency">
            <text:p>$180.00</text:p>
          </table:table-cell>
          <table:table-cell table:style-name="ce3" table:formula="of:=[.L565]+[.K56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565]+[.N564]" office:value-type="currency" office:currency="CAD" office:value="91772.2799999998" calcext:value-type="currency">
            <text:p>$91,772.28</text:p>
          </table:table-cell>
          <table:table-cell/>
        </table:table-row>
        <table:table-row table:style-name="ro1">
          <table:table-cell table:style-name="ce5" office:value-type="string" calcext:value-type="string">
            <text:p>7/2/2015</text:p>
          </table:table-cell>
          <table:table-cell table:style-name="ce6" office:value-type="time" office:time-value="PT18H48M17S" calcext:value-type="time">
            <text:p>18:48: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66]-[.J566]" office:value-type="currency" office:currency="CAD" office:value="1.8" calcext:value-type="currency">
            <text:p>$1.80</text:p>
          </table:table-cell>
          <table:table-cell table:style-name="ce3" table:formula="of:=[.L566]+[.K5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66]+[.N565]" office:value-type="currency" office:currency="CAD" office:value="91818.7299999998" calcext:value-type="currency">
            <text:p>$91,818.73</text:p>
          </table:table-cell>
          <table:table-cell/>
        </table:table-row>
        <table:table-row table:style-name="ro1">
          <table:table-cell table:style-name="ce5" office:value-type="string" calcext:value-type="string">
            <text:p>7/2/2015</text:p>
          </table:table-cell>
          <table:table-cell table:style-name="ce6" office:value-type="time" office:time-value="PT18H48M20S" calcext:value-type="time">
            <text:p>18:4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67]-[.J567]" office:value-type="currency" office:currency="CAD" office:value="3.59999999999999" calcext:value-type="currency">
            <text:p>$3.60</text:p>
          </table:table-cell>
          <table:table-cell table:style-name="ce3" table:formula="of:=[.L567]+[.K5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67]+[.N566]" office:value-type="currency" office:currency="CAD" office:value="91911.9299999998" calcext:value-type="currency">
            <text:p>$91,911.93</text:p>
          </table:table-cell>
          <table:table-cell/>
        </table:table-row>
        <table:table-row table:style-name="ro1">
          <table:table-cell table:style-name="ce5" office:value-type="string" calcext:value-type="string">
            <text:p>7/2/2015</text:p>
          </table:table-cell>
          <table:table-cell table:style-name="ce6" office:value-type="time" office:time-value="PT18H48M23S" calcext:value-type="time">
            <text:p>18:48: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8]-[.J568]" office:value-type="currency" office:currency="CAD" office:value="0.899999999999999" calcext:value-type="currency">
            <text:p>$0.90</text:p>
          </table:table-cell>
          <table:table-cell table:style-name="ce3" table:formula="of:=[.L568]+[.K5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8]+[.N567]" office:value-type="currency" office:currency="CAD" office:value="91934.9999999998" calcext:value-type="currency">
            <text:p>$91,935.00</text:p>
          </table:table-cell>
          <table:table-cell/>
        </table:table-row>
        <table:table-row table:style-name="ro1">
          <table:table-cell table:style-name="ce5" office:value-type="string" calcext:value-type="string">
            <text:p>7/2/2015</text:p>
          </table:table-cell>
          <table:table-cell table:style-name="ce6" office:value-type="time" office:time-value="PT18H48M26S" calcext:value-type="time">
            <text:p>18:48: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69]-[.J569]" office:value-type="currency" office:currency="CAD" office:value="0.720000000000002" calcext:value-type="currency">
            <text:p>$0.72</text:p>
          </table:table-cell>
          <table:table-cell table:style-name="ce3" table:formula="of:=[.L569]+[.K5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69]+[.N568]" office:value-type="currency" office:currency="CAD" office:value="91953.3999999998" calcext:value-type="currency">
            <text:p>$91,953.40</text:p>
          </table:table-cell>
          <table:table-cell/>
        </table:table-row>
        <table:table-row table:style-name="ro1">
          <table:table-cell table:style-name="ce5" office:value-type="string" calcext:value-type="string">
            <text:p>7/2/2015</text:p>
          </table:table-cell>
          <table:table-cell table:style-name="ce6" office:value-type="time" office:time-value="PT18H48M29S" calcext:value-type="time">
            <text:p>18:4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70]-[.J570]" office:value-type="currency" office:currency="CAD" office:value="0.720000000000002" calcext:value-type="currency">
            <text:p>$0.72</text:p>
          </table:table-cell>
          <table:table-cell table:style-name="ce3" table:formula="of:=[.L570]+[.K57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70]+[.N569]" office:value-type="currency" office:currency="CAD" office:value="91971.7999999998" calcext:value-type="currency">
            <text:p>$91,971.80</text:p>
          </table:table-cell>
          <table:table-cell/>
        </table:table-row>
        <table:table-row table:style-name="ro1">
          <table:table-cell table:style-name="ce5" office:value-type="string" calcext:value-type="string">
            <text:p>7/2/2015</text:p>
          </table:table-cell>
          <table:table-cell table:style-name="ce6" office:value-type="time" office:time-value="PT18H48M32S" calcext:value-type="time">
            <text:p>18:4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71]-[.J571]" office:value-type="currency" office:currency="CAD" office:value="3.59999999999999" calcext:value-type="currency">
            <text:p>$3.60</text:p>
          </table:table-cell>
          <table:table-cell table:style-name="ce3" table:formula="of:=[.L571]+[.K5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71]+[.N570]" office:value-type="currency" office:currency="CAD" office:value="92064.9999999998" calcext:value-type="currency">
            <text:p>$92,065.00</text:p>
          </table:table-cell>
          <table:table-cell/>
        </table:table-row>
        <table:table-row table:style-name="ro1">
          <table:table-cell table:style-name="ce5" office:value-type="string" calcext:value-type="string">
            <text:p>7/2/2015</text:p>
          </table:table-cell>
          <table:table-cell table:style-name="ce6" office:value-type="time" office:time-value="PT18H48M36S" calcext:value-type="time">
            <text:p>18:4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2]-[.J572]" office:value-type="currency" office:currency="CAD" office:value="0.899999999999999" calcext:value-type="currency">
            <text:p>$0.90</text:p>
          </table:table-cell>
          <table:table-cell table:style-name="ce3" table:formula="of:=[.L572]+[.K5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2]+[.N571]" office:value-type="currency" office:currency="CAD" office:value="92088.0699999998" calcext:value-type="currency">
            <text:p>$92,088.07</text:p>
          </table:table-cell>
          <table:table-cell/>
        </table:table-row>
        <table:table-row table:style-name="ro1">
          <table:table-cell table:style-name="ce5" office:value-type="string" calcext:value-type="string">
            <text:p>7/2/2015</text:p>
          </table:table-cell>
          <table:table-cell table:style-name="ce6" office:value-type="time" office:time-value="PT18H48M38S" calcext:value-type="time">
            <text:p>18:4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573]-[.J573]" office:value-type="currency" office:currency="CAD" office:value="18" calcext:value-type="currency">
            <text:p>$18.00</text:p>
          </table:table-cell>
          <table:table-cell table:style-name="ce3" table:formula="of:=[.L573]+[.K57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573]+[.N572]" office:value-type="currency" office:currency="CAD" office:value="92555.2699999998" calcext:value-type="currency">
            <text:p>$92,555.27</text:p>
          </table:table-cell>
          <table:table-cell/>
        </table:table-row>
        <table:table-row table:style-name="ro1">
          <table:table-cell table:style-name="ce5" office:value-type="string" calcext:value-type="string">
            <text:p>7/2/2015</text:p>
          </table:table-cell>
          <table:table-cell table:style-name="ce6" office:value-type="time" office:time-value="PT18H48M41S" calcext:value-type="time">
            <text:p>18:4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574]-[.J574]" office:value-type="currency" office:currency="CAD" office:value="0.18" calcext:value-type="currency">
            <text:p>$0.18</text:p>
          </table:table-cell>
          <table:table-cell table:style-name="ce3" table:formula="of:=[.L574]+[.K57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574]+[.N573]" office:value-type="currency" office:currency="CAD" office:value="92559.6399999998" calcext:value-type="currency">
            <text:p>$92,559.64</text:p>
          </table:table-cell>
          <table:table-cell/>
        </table:table-row>
        <table:table-row table:style-name="ro1">
          <table:table-cell table:style-name="ce5" office:value-type="string" calcext:value-type="string">
            <text:p>7/2/2015</text:p>
          </table:table-cell>
          <table:table-cell table:style-name="ce6" office:value-type="time" office:time-value="PT18H48M44S" calcext:value-type="time">
            <text:p>18:4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75]-[.J575]" office:value-type="currency" office:currency="CAD" office:value="1.8" calcext:value-type="currency">
            <text:p>$1.80</text:p>
          </table:table-cell>
          <table:table-cell table:style-name="ce3" table:formula="of:=[.L575]+[.K5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75]+[.N574]" office:value-type="currency" office:currency="CAD" office:value="92606.0899999998" calcext:value-type="currency">
            <text:p>$92,606.09</text:p>
          </table:table-cell>
          <table:table-cell/>
        </table:table-row>
        <table:table-row table:style-name="ro1">
          <table:table-cell table:style-name="ce5" office:value-type="string" calcext:value-type="string">
            <text:p>7/2/2015</text:p>
          </table:table-cell>
          <table:table-cell table:style-name="ce6" office:value-type="time" office:time-value="PT18H48M48S" calcext:value-type="time">
            <text:p>18:4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6]-[.J576]" office:value-type="currency" office:currency="CAD" office:value="0.899999999999999" calcext:value-type="currency">
            <text:p>$0.90</text:p>
          </table:table-cell>
          <table:table-cell table:style-name="ce3" table:formula="of:=[.L576]+[.K5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6]+[.N575]" office:value-type="currency" office:currency="CAD" office:value="92629.1599999998" calcext:value-type="currency">
            <text:p>$92,629.16</text:p>
          </table:table-cell>
          <table:table-cell/>
        </table:table-row>
        <table:table-row table:style-name="ro1">
          <table:table-cell table:style-name="ce5" office:value-type="string" calcext:value-type="string">
            <text:p>7/2/2015</text:p>
          </table:table-cell>
          <table:table-cell table:style-name="ce6" office:value-type="time" office:time-value="PT18H48M51S" calcext:value-type="time">
            <text:p>18:4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77]-[.J577]" office:value-type="currency" office:currency="CAD" office:value="0.720000000000002" calcext:value-type="currency">
            <text:p>$0.72</text:p>
          </table:table-cell>
          <table:table-cell table:style-name="ce3" table:formula="of:=[.L577]+[.K57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77]+[.N576]" office:value-type="currency" office:currency="CAD" office:value="92647.5599999998" calcext:value-type="currency">
            <text:p>$92,647.56</text:p>
          </table:table-cell>
          <table:table-cell/>
        </table:table-row>
        <table:table-row table:style-name="ro1">
          <table:table-cell table:style-name="ce5" office:value-type="string" calcext:value-type="string">
            <text:p>7/2/2015</text:p>
          </table:table-cell>
          <table:table-cell table:style-name="ce6" office:value-type="time" office:time-value="PT18H48M55S" calcext:value-type="time">
            <text:p>18:4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8]-[.J578]" office:value-type="currency" office:currency="CAD" office:value="0.899999999999999" calcext:value-type="currency">
            <text:p>$0.90</text:p>
          </table:table-cell>
          <table:table-cell table:style-name="ce3" table:formula="of:=[.L578]+[.K5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8]+[.N577]" office:value-type="currency" office:currency="CAD" office:value="92670.6299999998" calcext:value-type="currency">
            <text:p>$92,670.63</text:p>
          </table:table-cell>
          <table:table-cell/>
        </table:table-row>
        <table:table-row table:style-name="ro1">
          <table:table-cell table:style-name="ce5" office:value-type="string" calcext:value-type="string">
            <text:p>7/2/2015</text:p>
          </table:table-cell>
          <table:table-cell table:style-name="ce6" office:value-type="time" office:time-value="PT18H48M57S" calcext:value-type="time">
            <text:p>18:4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579]-[.J579]" office:value-type="currency" office:currency="CAD" office:value="18" calcext:value-type="currency">
            <text:p>$18.00</text:p>
          </table:table-cell>
          <table:table-cell table:style-name="ce3" table:formula="of:=[.L579]+[.K579]"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579]+[.N578]" office:value-type="currency" office:currency="CAD" office:value="93137.8299999998" calcext:value-type="currency">
            <text:p>$93,137.83</text:p>
          </table:table-cell>
          <table:table-cell/>
        </table:table-row>
        <table:table-row table:style-name="ro1">
          <table:table-cell table:style-name="ce5" office:value-type="string" calcext:value-type="string">
            <text:p>7/2/2015</text:p>
          </table:table-cell>
          <table:table-cell table:style-name="ce6" office:value-type="time" office:time-value="PT18H49M01S" calcext:value-type="time">
            <text:p>18:49: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0]-[.J580]" office:value-type="currency" office:currency="CAD" office:value="0.899999999999999" calcext:value-type="currency">
            <text:p>$0.90</text:p>
          </table:table-cell>
          <table:table-cell table:style-name="ce3" table:formula="of:=[.L580]+[.K5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0]+[.N579]" office:value-type="currency" office:currency="CAD" office:value="93160.8999999998" calcext:value-type="currency">
            <text:p>$93,160.90</text:p>
          </table:table-cell>
          <table:table-cell/>
        </table:table-row>
        <table:table-row table:style-name="ro1">
          <table:table-cell table:style-name="ce5" office:value-type="string" calcext:value-type="string">
            <text:p>7/2/2015</text:p>
          </table:table-cell>
          <table:table-cell table:style-name="ce6" office:value-type="time" office:time-value="PT18H49M04S" calcext:value-type="time">
            <text:p>18:4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81]-[.J581]" office:value-type="currency" office:currency="CAD" office:value="0.720000000000002" calcext:value-type="currency">
            <text:p>$0.72</text:p>
          </table:table-cell>
          <table:table-cell table:style-name="ce3" table:formula="of:=[.L581]+[.K5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81]+[.N580]" office:value-type="currency" office:currency="CAD" office:value="93179.2999999998" calcext:value-type="currency">
            <text:p>$93,179.30</text:p>
          </table:table-cell>
          <table:table-cell/>
        </table:table-row>
        <table:table-row table:style-name="ro1">
          <table:table-cell table:style-name="ce5" office:value-type="string" calcext:value-type="string">
            <text:p>7/2/2015</text:p>
          </table:table-cell>
          <table:table-cell table:style-name="ce6" office:value-type="time" office:time-value="PT18H49M07S" calcext:value-type="time">
            <text:p>18:4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82]-[.J582]" office:value-type="currency" office:currency="CAD" office:value="36" calcext:value-type="currency">
            <text:p>$36.00</text:p>
          </table:table-cell>
          <table:table-cell table:style-name="ce3" table:formula="of:=[.L582]+[.K582]"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582]+[.N581]" office:value-type="currency" office:currency="CAD" office:value="94113.9999999998" calcext:value-type="currency">
            <text:p>$94,114.00</text:p>
          </table:table-cell>
          <table:table-cell/>
        </table:table-row>
        <table:table-row table:style-name="ro1">
          <table:table-cell table:style-name="ce5" office:value-type="string" calcext:value-type="string">
            <text:p>7/2/2015</text:p>
          </table:table-cell>
          <table:table-cell table:style-name="ce6" office:value-type="time" office:time-value="PT18H49M10S" calcext:value-type="time">
            <text:p>18:4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583]-[.J583]" office:value-type="currency" office:currency="CAD" office:value="7.20000000000002" calcext:value-type="currency">
            <text:p>$7.20</text:p>
          </table:table-cell>
          <table:table-cell table:style-name="ce3" table:formula="of:=[.L583]+[.K583]"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583]+[.N582]" office:value-type="currency" office:currency="CAD" office:value="94300.6999999998" calcext:value-type="currency">
            <text:p>$94,300.70</text:p>
          </table:table-cell>
          <table:table-cell/>
        </table:table-row>
        <table:table-row table:style-name="ro1">
          <table:table-cell table:style-name="ce5" office:value-type="string" calcext:value-type="string">
            <text:p>7/2/2015</text:p>
          </table:table-cell>
          <table:table-cell table:style-name="ce6" office:value-type="time" office:time-value="PT18H49M13S" calcext:value-type="time">
            <text:p>18:4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584]-[.J584]" office:value-type="currency" office:currency="CAD" office:value="0.18" calcext:value-type="currency">
            <text:p>$0.18</text:p>
          </table:table-cell>
          <table:table-cell table:style-name="ce3" table:formula="of:=[.L584]+[.K58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584]+[.N583]" office:value-type="currency" office:currency="CAD" office:value="94305.0699999998" calcext:value-type="currency">
            <text:p>$94,305.07</text:p>
          </table:table-cell>
          <table:table-cell/>
        </table:table-row>
        <table:table-row table:style-name="ro1">
          <table:table-cell table:style-name="ce5" office:value-type="string" calcext:value-type="string">
            <text:p>7/2/2015</text:p>
          </table:table-cell>
          <table:table-cell table:style-name="ce6" office:value-type="time" office:time-value="PT18H49M16S" calcext:value-type="time">
            <text:p>18:4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H585]-[.J585]" office:value-type="currency" office:currency="CAD" office:value="14.4" calcext:value-type="currency">
            <text:p>$14.40</text:p>
          </table:table-cell>
          <table:table-cell table:style-name="ce3" table:formula="of:=[.L585]+[.K585]"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L585]+[.N584]" office:value-type="currency" office:currency="CAD" office:value="94678.7699999998" calcext:value-type="currency">
            <text:p>$94,678.77</text:p>
          </table:table-cell>
          <table:table-cell/>
        </table:table-row>
        <table:table-row table:style-name="ro1">
          <table:table-cell table:style-name="ce5" office:value-type="string" calcext:value-type="string">
            <text:p>7/2/2015</text:p>
          </table:table-cell>
          <table:table-cell table:style-name="ce6" office:value-type="time" office:time-value="PT18H49M19S" calcext:value-type="time">
            <text:p>18:4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86]-[.J586]" office:value-type="currency" office:currency="CAD" office:value="9" calcext:value-type="currency">
            <text:p>$9.00</text:p>
          </table:table-cell>
          <table:table-cell table:style-name="ce3" table:formula="of:=[.L586]+[.K58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86]+[.N585]" office:value-type="currency" office:currency="CAD" office:value="94912.2199999998" calcext:value-type="currency">
            <text:p>$94,912.22</text:p>
          </table:table-cell>
          <table:table-cell/>
        </table:table-row>
        <table:table-row table:style-name="ro1">
          <table:table-cell table:style-name="ce5" office:value-type="string" calcext:value-type="string">
            <text:p>7/2/2015</text:p>
          </table:table-cell>
          <table:table-cell table:style-name="ce6" office:value-type="time" office:time-value="PT18H49M23S" calcext:value-type="time">
            <text:p>18:4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87]-[.J587]" office:value-type="currency" office:currency="CAD" office:value="1.8" calcext:value-type="currency">
            <text:p>$1.80</text:p>
          </table:table-cell>
          <table:table-cell table:style-name="ce3" table:formula="of:=[.L587]+[.K5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87]+[.N586]" office:value-type="currency" office:currency="CAD" office:value="94958.6699999998" calcext:value-type="currency">
            <text:p>$94,958.67</text:p>
          </table:table-cell>
          <table:table-cell/>
        </table:table-row>
        <table:table-row table:style-name="ro1">
          <table:table-cell table:style-name="ce5" office:value-type="string" calcext:value-type="string">
            <text:p>7/2/2015</text:p>
          </table:table-cell>
          <table:table-cell table:style-name="ce6" office:value-type="time" office:time-value="PT18H49M26S" calcext:value-type="time">
            <text:p>18:4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88]-[.J588]" office:value-type="currency" office:currency="CAD" office:value="1.8" calcext:value-type="currency">
            <text:p>$1.80</text:p>
          </table:table-cell>
          <table:table-cell table:style-name="ce3" table:formula="of:=[.L588]+[.K5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88]+[.N587]" office:value-type="currency" office:currency="CAD" office:value="95005.1199999998" calcext:value-type="currency">
            <text:p>$95,005.12</text:p>
          </table:table-cell>
          <table:table-cell/>
        </table:table-row>
        <table:table-row table:style-name="ro1">
          <table:table-cell table:style-name="ce5" office:value-type="string" calcext:value-type="string">
            <text:p>7/2/2015</text:p>
          </table:table-cell>
          <table:table-cell table:style-name="ce6" office:value-type="time" office:time-value="PT18H49M29S" calcext:value-type="time">
            <text:p>18:4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9]-[.J589]" office:value-type="currency" office:currency="CAD" office:value="0.899999999999999" calcext:value-type="currency">
            <text:p>$0.90</text:p>
          </table:table-cell>
          <table:table-cell table:style-name="ce3" table:formula="of:=[.L589]+[.K5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9]+[.N588]" office:value-type="currency" office:currency="CAD" office:value="95028.1899999998" calcext:value-type="currency">
            <text:p>$95,028.19</text:p>
          </table:table-cell>
          <table:table-cell/>
        </table:table-row>
        <table:table-row table:style-name="ro1">
          <table:table-cell table:style-name="ce5" office:value-type="string" calcext:value-type="string">
            <text:p>7/2/2015</text:p>
          </table:table-cell>
          <table:table-cell table:style-name="ce6" office:value-type="time" office:time-value="PT18H49M32S" calcext:value-type="time">
            <text:p>18:4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90]-[.J590]" office:value-type="currency" office:currency="CAD" office:value="0.359999999999999" calcext:value-type="currency">
            <text:p>$0.36</text:p>
          </table:table-cell>
          <table:table-cell table:style-name="ce3" table:formula="of:=[.L590]+[.K59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90]+[.N589]" office:value-type="currency" office:currency="CAD" office:value="95037.2399999998" calcext:value-type="currency">
            <text:p>$95,037.24</text:p>
          </table:table-cell>
          <table:table-cell/>
        </table:table-row>
        <table:table-row table:style-name="ro1">
          <table:table-cell table:style-name="ce5" office:value-type="string" calcext:value-type="string">
            <text:p>7/2/2015</text:p>
          </table:table-cell>
          <table:table-cell table:style-name="ce6" office:value-type="time" office:time-value="PT18H49M36S" calcext:value-type="time">
            <text:p>18:49: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1]-[.J591]" office:value-type="currency" office:currency="CAD" office:value="3.59999999999999" calcext:value-type="currency">
            <text:p>$3.60</text:p>
          </table:table-cell>
          <table:table-cell table:style-name="ce3" table:formula="of:=[.L591]+[.K5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1]+[.N590]" office:value-type="currency" office:currency="CAD" office:value="95130.4399999998" calcext:value-type="currency">
            <text:p>$95,130.44</text:p>
          </table:table-cell>
          <table:table-cell/>
        </table:table-row>
        <table:table-row table:style-name="ro1">
          <table:table-cell table:style-name="ce5" office:value-type="string" calcext:value-type="string">
            <text:p>7/2/2015</text:p>
          </table:table-cell>
          <table:table-cell table:style-name="ce6" office:value-type="time" office:time-value="PT18H49M39S" calcext:value-type="time">
            <text:p>18:4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92]-[.J592]" office:value-type="currency" office:currency="CAD" office:value="0.720000000000002" calcext:value-type="currency">
            <text:p>$0.72</text:p>
          </table:table-cell>
          <table:table-cell table:style-name="ce3" table:formula="of:=[.L592]+[.K59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92]+[.N591]" office:value-type="currency" office:currency="CAD" office:value="95148.8399999998" calcext:value-type="currency">
            <text:p>$95,148.84</text:p>
          </table:table-cell>
          <table:table-cell/>
        </table:table-row>
        <table:table-row table:style-name="ro1">
          <table:table-cell table:style-name="ce5" office:value-type="string" calcext:value-type="string">
            <text:p>7/2/2015</text:p>
          </table:table-cell>
          <table:table-cell table:style-name="ce6" office:value-type="time" office:time-value="PT18H49M42S" calcext:value-type="time">
            <text:p>18:4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93]-[.J593]" office:value-type="currency" office:currency="CAD" office:value="0.899999999999999" calcext:value-type="currency">
            <text:p>$0.90</text:p>
          </table:table-cell>
          <table:table-cell table:style-name="ce3" table:formula="of:=[.L593]+[.K5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93]+[.N592]" office:value-type="currency" office:currency="CAD" office:value="95171.9099999998" calcext:value-type="currency">
            <text:p>$95,171.91</text:p>
          </table:table-cell>
          <table:table-cell/>
        </table:table-row>
        <table:table-row table:style-name="ro1">
          <table:table-cell table:style-name="ce5" office:value-type="string" calcext:value-type="string">
            <text:p>7/2/2015</text:p>
          </table:table-cell>
          <table:table-cell table:style-name="ce6" office:value-type="time" office:time-value="PT18H49M45S" calcext:value-type="time">
            <text:p>18:4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94]-[.J594]" office:value-type="currency" office:currency="CAD" office:value="0.899999999999999" calcext:value-type="currency">
            <text:p>$0.90</text:p>
          </table:table-cell>
          <table:table-cell table:style-name="ce3" table:formula="of:=[.L594]+[.K59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94]+[.N593]" office:value-type="currency" office:currency="CAD" office:value="95194.9799999998" calcext:value-type="currency">
            <text:p>$95,194.98</text:p>
          </table:table-cell>
          <table:table-cell/>
        </table:table-row>
        <table:table-row table:style-name="ro1">
          <table:table-cell table:style-name="ce5" office:value-type="string" calcext:value-type="string">
            <text:p>7/2/2015</text:p>
          </table:table-cell>
          <table:table-cell table:style-name="ce6" office:value-type="time" office:time-value="PT18H49M48S" calcext:value-type="time">
            <text:p>18:4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95]-[.J595]" office:value-type="currency" office:currency="CAD" office:value="0.359999999999999" calcext:value-type="currency">
            <text:p>$0.36</text:p>
          </table:table-cell>
          <table:table-cell table:style-name="ce3" table:formula="of:=[.L595]+[.K59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95]+[.N594]" office:value-type="currency" office:currency="CAD" office:value="95204.0299999998" calcext:value-type="currency">
            <text:p>$95,204.03</text:p>
          </table:table-cell>
          <table:table-cell/>
        </table:table-row>
        <table:table-row table:style-name="ro1">
          <table:table-cell table:style-name="ce5" office:value-type="string" calcext:value-type="string">
            <text:p>7/2/2015</text:p>
          </table:table-cell>
          <table:table-cell table:style-name="ce6" office:value-type="time" office:time-value="PT18H49M51S" calcext:value-type="time">
            <text:p>18:4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96]-[.J596]" office:value-type="currency" office:currency="CAD" office:value="9" calcext:value-type="currency">
            <text:p>$9.00</text:p>
          </table:table-cell>
          <table:table-cell table:style-name="ce3" table:formula="of:=[.L596]+[.K59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96]+[.N595]" office:value-type="currency" office:currency="CAD" office:value="95437.4799999998" calcext:value-type="currency">
            <text:p>$95,437.48</text:p>
          </table:table-cell>
          <table:table-cell/>
        </table:table-row>
        <table:table-row table:style-name="ro1">
          <table:table-cell table:style-name="ce5" office:value-type="string" calcext:value-type="string">
            <text:p>7/2/2015</text:p>
          </table:table-cell>
          <table:table-cell table:style-name="ce6" office:value-type="time" office:time-value="PT18H49M54S" calcext:value-type="time">
            <text:p>18:4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7]-[.J597]" office:value-type="currency" office:currency="CAD" office:value="3.59999999999999" calcext:value-type="currency">
            <text:p>$3.60</text:p>
          </table:table-cell>
          <table:table-cell table:style-name="ce3" table:formula="of:=[.L597]+[.K5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7]+[.N596]" office:value-type="currency" office:currency="CAD" office:value="95530.6799999998" calcext:value-type="currency">
            <text:p>$95,530.68</text:p>
          </table:table-cell>
          <table:table-cell/>
        </table:table-row>
        <table:table-row table:style-name="ro1">
          <table:table-cell table:style-name="ce5" office:value-type="string" calcext:value-type="string">
            <text:p>7/2/2015</text:p>
          </table:table-cell>
          <table:table-cell table:style-name="ce6" office:value-type="time" office:time-value="PT18H49M57S" calcext:value-type="time">
            <text:p>18:4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598]-[.J598]" office:value-type="currency" office:currency="CAD" office:value="2.7" calcext:value-type="currency">
            <text:p>$2.70</text:p>
          </table:table-cell>
          <table:table-cell table:style-name="ce3" table:formula="of:=[.L598]+[.K59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598]+[.N597]" office:value-type="currency" office:currency="CAD" office:value="95600.4999999998" calcext:value-type="currency">
            <text:p>$95,600.50</text:p>
          </table:table-cell>
          <table:table-cell/>
        </table:table-row>
        <table:table-row table:style-name="ro1">
          <table:table-cell table:style-name="ce5" office:value-type="string" calcext:value-type="string">
            <text:p>7/2/2015</text:p>
          </table:table-cell>
          <table:table-cell table:style-name="ce6" office:value-type="time" office:time-value="PT18H50M00S" calcext:value-type="time">
            <text:p>18:5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9]-[.J599]" office:value-type="currency" office:currency="CAD" office:value="3.59999999999999" calcext:value-type="currency">
            <text:p>$3.60</text:p>
          </table:table-cell>
          <table:table-cell table:style-name="ce3" table:formula="of:=[.L599]+[.K5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9]+[.N598]" office:value-type="currency" office:currency="CAD" office:value="95693.6999999998" calcext:value-type="currency">
            <text:p>$95,693.70</text:p>
          </table:table-cell>
          <table:table-cell/>
        </table:table-row>
        <table:table-row table:style-name="ro1">
          <table:table-cell table:style-name="ce5" office:value-type="string" calcext:value-type="string">
            <text:p>7/2/2015</text:p>
          </table:table-cell>
          <table:table-cell table:style-name="ce6" office:value-type="time" office:time-value="PT18H50M03S" calcext:value-type="time">
            <text:p>18:5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0]-[.J600]" office:value-type="currency" office:currency="CAD" office:value="3.59999999999999" calcext:value-type="currency">
            <text:p>$3.60</text:p>
          </table:table-cell>
          <table:table-cell table:style-name="ce3" table:formula="of:=[.L600]+[.K6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0]+[.N599]" office:value-type="currency" office:currency="CAD" office:value="95786.8999999998" calcext:value-type="currency">
            <text:p>$95,786.90</text:p>
          </table:table-cell>
          <table:table-cell/>
        </table:table-row>
        <table:table-row table:style-name="ro1">
          <table:table-cell table:style-name="ce5" office:value-type="string" calcext:value-type="string">
            <text:p>7/2/2015</text:p>
          </table:table-cell>
          <table:table-cell table:style-name="ce6" office:value-type="time" office:time-value="PT18H50M06S" calcext:value-type="time">
            <text:p>18:5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01]-[.J601]" office:value-type="currency" office:currency="CAD" office:value="9" calcext:value-type="currency">
            <text:p>$9.00</text:p>
          </table:table-cell>
          <table:table-cell table:style-name="ce3" table:formula="of:=[.L601]+[.K6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01]+[.N600]" office:value-type="currency" office:currency="CAD" office:value="96020.3499999998" calcext:value-type="currency">
            <text:p>$96,020.35</text:p>
          </table:table-cell>
          <table:table-cell/>
        </table:table-row>
        <table:table-row table:style-name="ro1">
          <table:table-cell table:style-name="ce5" office:value-type="string" calcext:value-type="string">
            <text:p>7/2/2015</text:p>
          </table:table-cell>
          <table:table-cell table:style-name="ce6" office:value-type="time" office:time-value="PT18H50M08S" calcext:value-type="time">
            <text:p>18:5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2]-[.J602]" office:value-type="currency" office:currency="CAD" office:value="3.59999999999999" calcext:value-type="currency">
            <text:p>$3.60</text:p>
          </table:table-cell>
          <table:table-cell table:style-name="ce3" table:formula="of:=[.L602]+[.K6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2]+[.N601]" office:value-type="currency" office:currency="CAD" office:value="96113.5499999998" calcext:value-type="currency">
            <text:p>$96,113.55</text:p>
          </table:table-cell>
          <table:table-cell/>
        </table:table-row>
        <table:table-row table:style-name="ro1">
          <table:table-cell table:style-name="ce5" office:value-type="string" calcext:value-type="string">
            <text:p>7/2/2015</text:p>
          </table:table-cell>
          <table:table-cell table:style-name="ce6" office:value-type="time" office:time-value="PT18H50M11S" calcext:value-type="time">
            <text:p>18:5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3]-[.J603]" office:value-type="currency" office:currency="CAD" office:value="1.8" calcext:value-type="currency">
            <text:p>$1.80</text:p>
          </table:table-cell>
          <table:table-cell table:style-name="ce3" table:formula="of:=[.L603]+[.K6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3]+[.N602]" office:value-type="currency" office:currency="CAD" office:value="96159.9999999998" calcext:value-type="currency">
            <text:p>$96,160.00</text:p>
          </table:table-cell>
          <table:table-cell/>
        </table:table-row>
        <table:table-row table:style-name="ro1">
          <table:table-cell table:style-name="ce5" office:value-type="string" calcext:value-type="string">
            <text:p>7/2/2015</text:p>
          </table:table-cell>
          <table:table-cell table:style-name="ce6" office:value-type="time" office:time-value="PT18H50M15S" calcext:value-type="time">
            <text:p>18:5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604]-[.J604]" office:value-type="currency" office:currency="CAD" office:value="1.44" calcext:value-type="currency">
            <text:p>$1.44</text:p>
          </table:table-cell>
          <table:table-cell table:style-name="ce3" table:formula="of:=[.L604]+[.K60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604]+[.N603]" office:value-type="currency" office:currency="CAD" office:value="96197.0999999998" calcext:value-type="currency">
            <text:p>$96,197.10</text:p>
          </table:table-cell>
          <table:table-cell/>
        </table:table-row>
        <table:table-row table:style-name="ro1">
          <table:table-cell table:style-name="ce5" office:value-type="string" calcext:value-type="string">
            <text:p>7/2/2015</text:p>
          </table:table-cell>
          <table:table-cell table:style-name="ce6" office:value-type="time" office:time-value="PT18H50M18S" calcext:value-type="time">
            <text:p>18:5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05]-[.J605]" office:value-type="currency" office:currency="CAD" office:value="0.899999999999999" calcext:value-type="currency">
            <text:p>$0.90</text:p>
          </table:table-cell>
          <table:table-cell table:style-name="ce3" table:formula="of:=[.L605]+[.K6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05]+[.N604]" office:value-type="currency" office:currency="CAD" office:value="96220.1699999998" calcext:value-type="currency">
            <text:p>$96,220.17</text:p>
          </table:table-cell>
          <table:table-cell/>
        </table:table-row>
        <table:table-row table:style-name="ro1">
          <table:table-cell table:style-name="ce5" office:value-type="string" calcext:value-type="string">
            <text:p>7/2/2015</text:p>
          </table:table-cell>
          <table:table-cell table:style-name="ce6" office:value-type="time" office:time-value="PT18H50M20S" calcext:value-type="time">
            <text:p>18:5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6]-[.J606]" office:value-type="currency" office:currency="CAD" office:value="1.8" calcext:value-type="currency">
            <text:p>$1.80</text:p>
          </table:table-cell>
          <table:table-cell table:style-name="ce3" table:formula="of:=[.L606]+[.K6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6]+[.N605]" office:value-type="currency" office:currency="CAD" office:value="96266.6199999998" calcext:value-type="currency">
            <text:p>$96,266.62</text:p>
          </table:table-cell>
          <table:table-cell/>
        </table:table-row>
        <table:table-row table:style-name="ro1">
          <table:table-cell table:style-name="ce5" office:value-type="string" calcext:value-type="string">
            <text:p>7/2/2015</text:p>
          </table:table-cell>
          <table:table-cell table:style-name="ce6" office:value-type="time" office:time-value="PT18H50M23S" calcext:value-type="time">
            <text:p>18:5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7]-[.J607]" office:value-type="currency" office:currency="CAD" office:value="1.8" calcext:value-type="currency">
            <text:p>$1.80</text:p>
          </table:table-cell>
          <table:table-cell table:style-name="ce3" table:formula="of:=[.L607]+[.K60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7]+[.N606]" office:value-type="currency" office:currency="CAD" office:value="96313.0699999998" calcext:value-type="currency">
            <text:p>$96,313.07</text:p>
          </table:table-cell>
          <table:table-cell/>
        </table:table-row>
        <table:table-row table:style-name="ro1">
          <table:table-cell table:style-name="ce5" office:value-type="string" calcext:value-type="string">
            <text:p>7/2/2015</text:p>
          </table:table-cell>
          <table:table-cell table:style-name="ce6" office:value-type="time" office:time-value="PT18H50M26S" calcext:value-type="time">
            <text:p>18:5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8]-[.J608]" office:value-type="currency" office:currency="CAD" office:value="3.59999999999999" calcext:value-type="currency">
            <text:p>$3.60</text:p>
          </table:table-cell>
          <table:table-cell table:style-name="ce3" table:formula="of:=[.L608]+[.K6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8]+[.N607]" office:value-type="currency" office:currency="CAD" office:value="96406.2699999998" calcext:value-type="currency">
            <text:p>$96,406.27</text:p>
          </table:table-cell>
          <table:table-cell/>
        </table:table-row>
        <table:table-row table:style-name="ro1">
          <table:table-cell table:style-name="ce5" office:value-type="string" calcext:value-type="string">
            <text:p>7/2/2015</text:p>
          </table:table-cell>
          <table:table-cell table:style-name="ce6" office:value-type="time" office:time-value="PT18H50M30S" calcext:value-type="time">
            <text:p>18:5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9]-[.J609]" office:value-type="currency" office:currency="CAD" office:value="1.8" calcext:value-type="currency">
            <text:p>$1.80</text:p>
          </table:table-cell>
          <table:table-cell table:style-name="ce3" table:formula="of:=[.L609]+[.K6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9]+[.N608]" office:value-type="currency" office:currency="CAD" office:value="96452.7199999998" calcext:value-type="currency">
            <text:p>$96,452.72</text:p>
          </table:table-cell>
          <table:table-cell/>
        </table:table-row>
        <table:table-row table:style-name="ro1">
          <table:table-cell table:style-name="ce5" office:value-type="string" calcext:value-type="string">
            <text:p>7/2/2015</text:p>
          </table:table-cell>
          <table:table-cell table:style-name="ce6" office:value-type="time" office:time-value="PT18H50M33S" calcext:value-type="time">
            <text:p>18:5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0]-[.J610]" office:value-type="currency" office:currency="CAD" office:value="3.59999999999999" calcext:value-type="currency">
            <text:p>$3.60</text:p>
          </table:table-cell>
          <table:table-cell table:style-name="ce3" table:formula="of:=[.L610]+[.K6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0]+[.N609]" office:value-type="currency" office:currency="CAD" office:value="96545.9199999997" calcext:value-type="currency">
            <text:p>$96,545.92</text:p>
          </table:table-cell>
          <table:table-cell/>
        </table:table-row>
        <table:table-row table:style-name="ro1">
          <table:table-cell table:style-name="ce5" office:value-type="string" calcext:value-type="string">
            <text:p>7/2/2015</text:p>
          </table:table-cell>
          <table:table-cell table:style-name="ce6" office:value-type="time" office:time-value="PT18H50M35S" calcext:value-type="time">
            <text:p>18:5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11]-[.J611]" office:value-type="currency" office:currency="CAD" office:value="18" calcext:value-type="currency">
            <text:p>$18.00</text:p>
          </table:table-cell>
          <table:table-cell table:style-name="ce3" table:formula="of:=[.L611]+[.K6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11]+[.N610]" office:value-type="currency" office:currency="CAD" office:value="97013.1199999998" calcext:value-type="currency">
            <text:p>$97,013.12</text:p>
          </table:table-cell>
          <table:table-cell/>
        </table:table-row>
        <table:table-row table:style-name="ro1">
          <table:table-cell table:style-name="ce5" office:value-type="string" calcext:value-type="string">
            <text:p>7/2/2015</text:p>
          </table:table-cell>
          <table:table-cell table:style-name="ce6" office:value-type="time" office:time-value="PT18H50M38S" calcext:value-type="time">
            <text:p>18:5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12]-[.J612]" office:value-type="currency" office:currency="CAD" office:value="18" calcext:value-type="currency">
            <text:p>$18.00</text:p>
          </table:table-cell>
          <table:table-cell table:style-name="ce3" table:formula="of:=[.L612]+[.K61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12]+[.N611]" office:value-type="currency" office:currency="CAD" office:value="97480.3199999998" calcext:value-type="currency">
            <text:p>$97,480.32</text:p>
          </table:table-cell>
          <table:table-cell/>
        </table:table-row>
        <table:table-row table:style-name="ro1">
          <table:table-cell table:style-name="ce5" office:value-type="string" calcext:value-type="string">
            <text:p>7/2/2015</text:p>
          </table:table-cell>
          <table:table-cell table:style-name="ce6" office:value-type="time" office:time-value="PT18H50M41S" calcext:value-type="time">
            <text:p>18:5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3]-[.J613]" office:value-type="currency" office:currency="CAD" office:value="3.59999999999999" calcext:value-type="currency">
            <text:p>$3.60</text:p>
          </table:table-cell>
          <table:table-cell table:style-name="ce3" table:formula="of:=[.L613]+[.K6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3]+[.N612]" office:value-type="currency" office:currency="CAD" office:value="97573.5199999997" calcext:value-type="currency">
            <text:p>$97,573.52</text:p>
          </table:table-cell>
          <table:table-cell/>
        </table:table-row>
        <table:table-row table:style-name="ro1">
          <table:table-cell table:style-name="ce5" office:value-type="string" calcext:value-type="string">
            <text:p>7/2/2015</text:p>
          </table:table-cell>
          <table:table-cell table:style-name="ce6" office:value-type="time" office:time-value="PT18H50M44S" calcext:value-type="time">
            <text:p>18:5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14]-[.J614]" office:value-type="currency" office:currency="CAD" office:value="0.720000000000002" calcext:value-type="currency">
            <text:p>$0.72</text:p>
          </table:table-cell>
          <table:table-cell table:style-name="ce3" table:formula="of:=[.L614]+[.K61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14]+[.N613]" office:value-type="currency" office:currency="CAD" office:value="97591.9199999997" calcext:value-type="currency">
            <text:p>$97,591.92</text:p>
          </table:table-cell>
          <table:table-cell/>
        </table:table-row>
        <table:table-row table:style-name="ro1">
          <table:table-cell table:style-name="ce5" office:value-type="string" calcext:value-type="string">
            <text:p>7/2/2015</text:p>
          </table:table-cell>
          <table:table-cell table:style-name="ce6" office:value-type="time" office:time-value="PT18H50M47S" calcext:value-type="time">
            <text:p>18:5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5]-[.J615]" office:value-type="currency" office:currency="CAD" office:value="3.59999999999999" calcext:value-type="currency">
            <text:p>$3.60</text:p>
          </table:table-cell>
          <table:table-cell table:style-name="ce3" table:formula="of:=[.L615]+[.K6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5]+[.N614]" office:value-type="currency" office:currency="CAD" office:value="97685.1199999997" calcext:value-type="currency">
            <text:p>$97,685.12</text:p>
          </table:table-cell>
          <table:table-cell/>
        </table:table-row>
        <table:table-row table:style-name="ro1">
          <table:table-cell table:style-name="ce5" office:value-type="string" calcext:value-type="string">
            <text:p>7/2/2015</text:p>
          </table:table-cell>
          <table:table-cell table:style-name="ce6" office:value-type="time" office:time-value="PT18H50M50S" calcext:value-type="time">
            <text:p>18:5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16]-[.J616]" office:value-type="currency" office:currency="CAD" office:value="1.8" calcext:value-type="currency">
            <text:p>$1.80</text:p>
          </table:table-cell>
          <table:table-cell table:style-name="ce3" table:formula="of:=[.L616]+[.K61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16]+[.N615]" office:value-type="currency" office:currency="CAD" office:value="97731.5699999997" calcext:value-type="currency">
            <text:p>$97,731.57</text:p>
          </table:table-cell>
          <table:table-cell/>
        </table:table-row>
        <table:table-row table:style-name="ro1">
          <table:table-cell table:style-name="ce5" office:value-type="string" calcext:value-type="string">
            <text:p>7/2/2015</text:p>
          </table:table-cell>
          <table:table-cell table:style-name="ce6" office:value-type="time" office:time-value="PT18H50M54S" calcext:value-type="time">
            <text:p>18:5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7]-[.J617]" office:value-type="currency" office:currency="CAD" office:value="3.59999999999999" calcext:value-type="currency">
            <text:p>$3.60</text:p>
          </table:table-cell>
          <table:table-cell table:style-name="ce3" table:formula="of:=[.L617]+[.K6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7]+[.N616]" office:value-type="currency" office:currency="CAD" office:value="97824.7699999997" calcext:value-type="currency">
            <text:p>$97,824.77</text:p>
          </table:table-cell>
          <table:table-cell/>
        </table:table-row>
        <table:table-row table:style-name="ro1">
          <table:table-cell table:style-name="ce5" office:value-type="string" calcext:value-type="string">
            <text:p>7/2/2015</text:p>
          </table:table-cell>
          <table:table-cell table:style-name="ce6" office:value-type="time" office:time-value="PT18H50M57S" calcext:value-type="time">
            <text:p>18:5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18]-[.J618]" office:value-type="currency" office:currency="CAD" office:value="1.8" calcext:value-type="currency">
            <text:p>$1.80</text:p>
          </table:table-cell>
          <table:table-cell table:style-name="ce3" table:formula="of:=[.L618]+[.K6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18]+[.N617]" office:value-type="currency" office:currency="CAD" office:value="97871.2199999997" calcext:value-type="currency">
            <text:p>$97,871.22</text:p>
          </table:table-cell>
          <table:table-cell/>
        </table:table-row>
        <table:table-row table:style-name="ro1">
          <table:table-cell table:style-name="ce5" office:value-type="string" calcext:value-type="string">
            <text:p>7/2/2015</text:p>
          </table:table-cell>
          <table:table-cell table:style-name="ce6" office:value-type="time" office:time-value="PT18H51M00S" calcext:value-type="time">
            <text:p>18:5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9]-[.J619]" office:value-type="currency" office:currency="CAD" office:value="3.59999999999999" calcext:value-type="currency">
            <text:p>$3.60</text:p>
          </table:table-cell>
          <table:table-cell table:style-name="ce3" table:formula="of:=[.L619]+[.K6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9]+[.N618]" office:value-type="currency" office:currency="CAD" office:value="97964.4199999997" calcext:value-type="currency">
            <text:p>$97,964.42</text:p>
          </table:table-cell>
          <table:table-cell/>
        </table:table-row>
        <table:table-row table:style-name="ro1">
          <table:table-cell table:style-name="ce5" office:value-type="string" calcext:value-type="string">
            <text:p>7/2/2015</text:p>
          </table:table-cell>
          <table:table-cell table:style-name="ce6" office:value-type="time" office:time-value="PT18H51M02S" calcext:value-type="time">
            <text:p>18:51: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0]-[.J620]" office:value-type="currency" office:currency="CAD" office:value="0.899999999999999" calcext:value-type="currency">
            <text:p>$0.90</text:p>
          </table:table-cell>
          <table:table-cell table:style-name="ce3" table:formula="of:=[.L620]+[.K6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0]+[.N619]" office:value-type="currency" office:currency="CAD" office:value="97987.4899999997" calcext:value-type="currency">
            <text:p>$97,987.49</text:p>
          </table:table-cell>
          <table:table-cell/>
        </table:table-row>
        <table:table-row table:style-name="ro1">
          <table:table-cell table:style-name="ce5" office:value-type="string" calcext:value-type="string">
            <text:p>7/2/2015</text:p>
          </table:table-cell>
          <table:table-cell table:style-name="ce6" office:value-type="time" office:time-value="PT18H51M05S" calcext:value-type="time">
            <text:p>18:51: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1]-[.J621]" office:value-type="currency" office:currency="CAD" office:value="3.59999999999999" calcext:value-type="currency">
            <text:p>$3.60</text:p>
          </table:table-cell>
          <table:table-cell table:style-name="ce3" table:formula="of:=[.L621]+[.K6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1]+[.N620]" office:value-type="currency" office:currency="CAD" office:value="98080.6899999997" calcext:value-type="currency">
            <text:p>$98,080.69</text:p>
          </table:table-cell>
          <table:table-cell/>
        </table:table-row>
        <table:table-row table:style-name="ro1">
          <table:table-cell table:style-name="ce5" office:value-type="string" calcext:value-type="string">
            <text:p>7/2/2015</text:p>
          </table:table-cell>
          <table:table-cell table:style-name="ce6" office:value-type="time" office:time-value="PT18H51M08S" calcext:value-type="time">
            <text:p>18:5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22]-[.J622]" office:value-type="currency" office:currency="CAD" office:value="9" calcext:value-type="currency">
            <text:p>$9.00</text:p>
          </table:table-cell>
          <table:table-cell table:style-name="ce3" table:formula="of:=[.L622]+[.K62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22]+[.N621]" office:value-type="currency" office:currency="CAD" office:value="98314.1399999997" calcext:value-type="currency">
            <text:p>$98,314.14</text:p>
          </table:table-cell>
          <table:table-cell/>
        </table:table-row>
        <table:table-row table:style-name="ro1">
          <table:table-cell table:style-name="ce5" office:value-type="string" calcext:value-type="string">
            <text:p>7/2/2015</text:p>
          </table:table-cell>
          <table:table-cell table:style-name="ce6" office:value-type="time" office:time-value="PT18H51M11S" calcext:value-type="time">
            <text:p>18:5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3]-[.J623]" office:value-type="currency" office:currency="CAD" office:value="3.59999999999999" calcext:value-type="currency">
            <text:p>$3.60</text:p>
          </table:table-cell>
          <table:table-cell table:style-name="ce3" table:formula="of:=[.L623]+[.K6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3]+[.N622]" office:value-type="currency" office:currency="CAD" office:value="98407.3399999997" calcext:value-type="currency">
            <text:p>$98,407.34</text:p>
          </table:table-cell>
          <table:table-cell/>
        </table:table-row>
        <table:table-row table:style-name="ro1">
          <table:table-cell table:style-name="ce5" office:value-type="string" calcext:value-type="string">
            <text:p>7/2/2015</text:p>
          </table:table-cell>
          <table:table-cell table:style-name="ce6" office:value-type="time" office:time-value="PT18H51M14S" calcext:value-type="time">
            <text:p>18:51: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4]-[.J624]" office:value-type="currency" office:currency="CAD" office:value="0.899999999999999" calcext:value-type="currency">
            <text:p>$0.90</text:p>
          </table:table-cell>
          <table:table-cell table:style-name="ce3" table:formula="of:=[.L624]+[.K62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4]+[.N623]" office:value-type="currency" office:currency="CAD" office:value="98430.4099999997" calcext:value-type="currency">
            <text:p>$98,430.41</text:p>
          </table:table-cell>
          <table:table-cell/>
        </table:table-row>
        <table:table-row table:style-name="ro1">
          <table:table-cell table:style-name="ce5" office:value-type="string" calcext:value-type="string">
            <text:p>7/2/2015</text:p>
          </table:table-cell>
          <table:table-cell table:style-name="ce6" office:value-type="time" office:time-value="PT18H51M16S" calcext:value-type="time">
            <text:p>18:5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5]-[.J625]" office:value-type="currency" office:currency="CAD" office:value="0.899999999999999" calcext:value-type="currency">
            <text:p>$0.90</text:p>
          </table:table-cell>
          <table:table-cell table:style-name="ce3" table:formula="of:=[.L625]+[.K62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5]+[.N624]" office:value-type="currency" office:currency="CAD" office:value="98453.4799999997" calcext:value-type="currency">
            <text:p>$98,453.48</text:p>
          </table:table-cell>
          <table:table-cell/>
        </table:table-row>
        <table:table-row table:style-name="ro1">
          <table:table-cell table:style-name="ce5" office:value-type="string" calcext:value-type="string">
            <text:p>7/2/2015</text:p>
          </table:table-cell>
          <table:table-cell table:style-name="ce6" office:value-type="time" office:time-value="PT18H51M19S" calcext:value-type="time">
            <text:p>18:5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H626]-[.J626]" office:value-type="currency" office:currency="CAD" office:value="72" calcext:value-type="currency">
            <text:p>$72.00</text:p>
          </table:table-cell>
          <table:table-cell table:style-name="ce3" table:formula="of:=[.L626]+[.K626]"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L626]+[.N625]" office:value-type="currency" office:currency="CAD" office:value="100323.18" calcext:value-type="currency">
            <text:p>$100,323.18</text:p>
          </table:table-cell>
          <table:table-cell/>
        </table:table-row>
        <table:table-row table:style-name="ro1">
          <table:table-cell table:style-name="ce5" office:value-type="string" calcext:value-type="string">
            <text:p>7/2/2015</text:p>
          </table:table-cell>
          <table:table-cell table:style-name="ce6" office:value-type="time" office:time-value="PT18H51M22S" calcext:value-type="time">
            <text:p>18:5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7]-[.J627]" office:value-type="currency" office:currency="CAD" office:value="3.59999999999999" calcext:value-type="currency">
            <text:p>$3.60</text:p>
          </table:table-cell>
          <table:table-cell table:style-name="ce3" table:formula="of:=[.L627]+[.K6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7]+[.N626]" office:value-type="currency" office:currency="CAD" office:value="100416.38" calcext:value-type="currency">
            <text:p>$100,416.38</text:p>
          </table:table-cell>
          <table:table-cell/>
        </table:table-row>
        <table:table-row table:style-name="ro1">
          <table:table-cell table:style-name="ce5" office:value-type="string" calcext:value-type="string">
            <text:p>7/2/2015</text:p>
          </table:table-cell>
          <table:table-cell table:style-name="ce6" office:value-type="time" office:time-value="PT18H51M25S" calcext:value-type="time">
            <text:p>18:5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8]-[.J628]" office:value-type="currency" office:currency="CAD" office:value="0.899999999999999" calcext:value-type="currency">
            <text:p>$0.90</text:p>
          </table:table-cell>
          <table:table-cell table:style-name="ce3" table:formula="of:=[.L628]+[.K6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8]+[.N627]" office:value-type="currency" office:currency="CAD" office:value="100439.45" calcext:value-type="currency">
            <text:p>$100,439.45</text:p>
          </table:table-cell>
          <table:table-cell/>
        </table:table-row>
        <table:table-row table:style-name="ro1">
          <table:table-cell table:style-name="ce5" office:value-type="string" calcext:value-type="string">
            <text:p>7/2/2015</text:p>
          </table:table-cell>
          <table:table-cell table:style-name="ce6" office:value-type="time" office:time-value="PT18H51M28S" calcext:value-type="time">
            <text:p>18:5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9]-[.J629]" office:value-type="currency" office:currency="CAD" office:value="3.59999999999999" calcext:value-type="currency">
            <text:p>$3.60</text:p>
          </table:table-cell>
          <table:table-cell table:style-name="ce3" table:formula="of:=[.L629]+[.K6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9]+[.N628]" office:value-type="currency" office:currency="CAD" office:value="100532.65" calcext:value-type="currency">
            <text:p>$100,532.65</text:p>
          </table:table-cell>
          <table:table-cell/>
        </table:table-row>
        <table:table-row table:style-name="ro1">
          <table:table-cell table:style-name="ce5" office:value-type="string" calcext:value-type="string">
            <text:p>7/2/2015</text:p>
          </table:table-cell>
          <table:table-cell table:style-name="ce6" office:value-type="time" office:time-value="PT18H51M31S" calcext:value-type="time">
            <text:p>18:5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30]-[.J630]" office:value-type="currency" office:currency="CAD" office:value="1.8" calcext:value-type="currency">
            <text:p>$1.80</text:p>
          </table:table-cell>
          <table:table-cell table:style-name="ce3" table:formula="of:=[.L630]+[.K6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30]+[.N629]" office:value-type="currency" office:currency="CAD" office:value="100579.1" calcext:value-type="currency">
            <text:p>$100,579.10</text:p>
          </table:table-cell>
          <table:table-cell/>
        </table:table-row>
        <table:table-row table:style-name="ro1">
          <table:table-cell table:style-name="ce5" office:value-type="string" calcext:value-type="string">
            <text:p>7/2/2015</text:p>
          </table:table-cell>
          <table:table-cell table:style-name="ce6" office:value-type="time" office:time-value="PT18H51M34S" calcext:value-type="time">
            <text:p>18:5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31]-[.J631]" office:value-type="currency" office:currency="CAD" office:value="3.59999999999999" calcext:value-type="currency">
            <text:p>$3.60</text:p>
          </table:table-cell>
          <table:table-cell table:style-name="ce3" table:formula="of:=[.L631]+[.K6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31]+[.N630]" office:value-type="currency" office:currency="CAD" office:value="100672.3" calcext:value-type="currency">
            <text:p>$100,672.30</text:p>
          </table:table-cell>
          <table:table-cell/>
        </table:table-row>
        <table:table-row table:style-name="ro1">
          <table:table-cell table:style-name="ce5" office:value-type="string" calcext:value-type="string">
            <text:p>7/2/2015</text:p>
          </table:table-cell>
          <table:table-cell table:style-name="ce6" office:value-type="time" office:time-value="PT18H51M37S" calcext:value-type="time">
            <text:p>18:5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2]-[.J632]" office:value-type="currency" office:currency="CAD" office:value="0.899999999999999" calcext:value-type="currency">
            <text:p>$0.90</text:p>
          </table:table-cell>
          <table:table-cell table:style-name="ce3" table:formula="of:=[.L632]+[.K6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2]+[.N631]" office:value-type="currency" office:currency="CAD" office:value="100695.37" calcext:value-type="currency">
            <text:p>$100,695.37</text:p>
          </table:table-cell>
          <table:table-cell/>
        </table:table-row>
        <table:table-row table:style-name="ro1">
          <table:table-cell table:style-name="ce5" office:value-type="string" calcext:value-type="string">
            <text:p>7/2/2015</text:p>
          </table:table-cell>
          <table:table-cell table:style-name="ce6" office:value-type="time" office:time-value="PT18H51M40S" calcext:value-type="time">
            <text:p>18:5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33]-[.J633]" office:value-type="currency" office:currency="CAD" office:value="0.359999999999999" calcext:value-type="currency">
            <text:p>$0.36</text:p>
          </table:table-cell>
          <table:table-cell table:style-name="ce3" table:formula="of:=[.L633]+[.K6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33]+[.N632]" office:value-type="currency" office:currency="CAD" office:value="100704.42" calcext:value-type="currency">
            <text:p>$100,704.42</text:p>
          </table:table-cell>
          <table:table-cell/>
        </table:table-row>
        <table:table-row table:style-name="ro1">
          <table:table-cell table:style-name="ce5" office:value-type="string" calcext:value-type="string">
            <text:p>7/2/2015</text:p>
          </table:table-cell>
          <table:table-cell table:style-name="ce6" office:value-type="time" office:time-value="PT18H51M43S" calcext:value-type="time">
            <text:p>18:5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34]-[.J634]" office:value-type="currency" office:currency="CAD" office:value="0.359999999999999" calcext:value-type="currency">
            <text:p>$0.36</text:p>
          </table:table-cell>
          <table:table-cell table:style-name="ce3" table:formula="of:=[.L634]+[.K63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34]+[.N633]" office:value-type="currency" office:currency="CAD" office:value="100713.47" calcext:value-type="currency">
            <text:p>$100,713.47</text:p>
          </table:table-cell>
          <table:table-cell/>
        </table:table-row>
        <table:table-row table:style-name="ro1">
          <table:table-cell table:style-name="ce5" office:value-type="string" calcext:value-type="string">
            <text:p>7/2/2015</text:p>
          </table:table-cell>
          <table:table-cell table:style-name="ce6" office:value-type="time" office:time-value="PT18H51M46S" calcext:value-type="time">
            <text:p>18:5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35]-[.J635]" office:value-type="currency" office:currency="CAD" office:value="0.720000000000002" calcext:value-type="currency">
            <text:p>$0.72</text:p>
          </table:table-cell>
          <table:table-cell table:style-name="ce3" table:formula="of:=[.L635]+[.K6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35]+[.N634]" office:value-type="currency" office:currency="CAD" office:value="100731.87" calcext:value-type="currency">
            <text:p>$100,731.87</text:p>
          </table:table-cell>
          <table:table-cell/>
        </table:table-row>
        <table:table-row table:style-name="ro1">
          <table:table-cell table:style-name="ce5" office:value-type="string" calcext:value-type="string">
            <text:p>7/2/2015</text:p>
          </table:table-cell>
          <table:table-cell table:style-name="ce6" office:value-type="time" office:time-value="PT18H51M49S" calcext:value-type="time">
            <text:p>18:5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36]-[.J636]" office:value-type="currency" office:currency="CAD" office:value="3.59999999999999" calcext:value-type="currency">
            <text:p>$3.60</text:p>
          </table:table-cell>
          <table:table-cell table:style-name="ce3" table:formula="of:=[.L636]+[.K6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36]+[.N635]" office:value-type="currency" office:currency="CAD" office:value="100825.07" calcext:value-type="currency">
            <text:p>$100,825.07</text:p>
          </table:table-cell>
          <table:table-cell/>
        </table:table-row>
        <table:table-row table:style-name="ro1">
          <table:table-cell table:style-name="ce5" office:value-type="string" calcext:value-type="string">
            <text:p>7/2/2015</text:p>
          </table:table-cell>
          <table:table-cell table:style-name="ce6" office:value-type="time" office:time-value="PT18H51M52S" calcext:value-type="time">
            <text:p>18:5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7]-[.J637]" office:value-type="currency" office:currency="CAD" office:value="0.899999999999999" calcext:value-type="currency">
            <text:p>$0.90</text:p>
          </table:table-cell>
          <table:table-cell table:style-name="ce3" table:formula="of:=[.L637]+[.K63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7]+[.N636]" office:value-type="currency" office:currency="CAD" office:value="100848.14" calcext:value-type="currency">
            <text:p>$100,848.14</text:p>
          </table:table-cell>
          <table:table-cell/>
        </table:table-row>
        <table:table-row table:style-name="ro1">
          <table:table-cell table:style-name="ce5" office:value-type="string" calcext:value-type="string">
            <text:p>7/2/2015</text:p>
          </table:table-cell>
          <table:table-cell table:style-name="ce6" office:value-type="time" office:time-value="PT18H51M55S" calcext:value-type="time">
            <text:p>18:5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38]-[.J638]" office:value-type="currency" office:currency="CAD" office:value="1.08" calcext:value-type="currency">
            <text:p>$1.08</text:p>
          </table:table-cell>
          <table:table-cell table:style-name="ce3" table:formula="of:=[.L638]+[.K63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38]+[.N637]" office:value-type="currency" office:currency="CAD" office:value="100875.89" calcext:value-type="currency">
            <text:p>$100,875.89</text:p>
          </table:table-cell>
          <table:table-cell/>
        </table:table-row>
        <table:table-row table:style-name="ro1">
          <table:table-cell table:style-name="ce5" office:value-type="string" calcext:value-type="string">
            <text:p>7/2/2015</text:p>
          </table:table-cell>
          <table:table-cell table:style-name="ce6" office:value-type="time" office:time-value="PT18H51M58S" calcext:value-type="time">
            <text:p>18:5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9]-[.J639]" office:value-type="currency" office:currency="CAD" office:value="0.899999999999999" calcext:value-type="currency">
            <text:p>$0.90</text:p>
          </table:table-cell>
          <table:table-cell table:style-name="ce3" table:formula="of:=[.L639]+[.K6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9]+[.N638]" office:value-type="currency" office:currency="CAD" office:value="100898.96" calcext:value-type="currency">
            <text:p>$100,898.96</text:p>
          </table:table-cell>
          <table:table-cell/>
        </table:table-row>
        <table:table-row table:style-name="ro1">
          <table:table-cell table:style-name="ce5" office:value-type="string" calcext:value-type="string">
            <text:p>7/2/2015</text:p>
          </table:table-cell>
          <table:table-cell table:style-name="ce6" office:value-type="time" office:time-value="PT18H52M01S" calcext:value-type="time">
            <text:p>18:5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0]-[.J640]" office:value-type="currency" office:currency="CAD" office:value="1.8" calcext:value-type="currency">
            <text:p>$1.80</text:p>
          </table:table-cell>
          <table:table-cell table:style-name="ce3" table:formula="of:=[.L640]+[.K64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0]+[.N639]" office:value-type="currency" office:currency="CAD" office:value="100945.41" calcext:value-type="currency">
            <text:p>$100,945.41</text:p>
          </table:table-cell>
          <table:table-cell/>
        </table:table-row>
        <table:table-row table:style-name="ro1">
          <table:table-cell table:style-name="ce5" office:value-type="string" calcext:value-type="string">
            <text:p>7/2/2015</text:p>
          </table:table-cell>
          <table:table-cell table:style-name="ce6" office:value-type="time" office:time-value="PT18H52M04S" calcext:value-type="time">
            <text:p>18:5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1]-[.J641]" office:value-type="currency" office:currency="CAD" office:value="1.8" calcext:value-type="currency">
            <text:p>$1.80</text:p>
          </table:table-cell>
          <table:table-cell table:style-name="ce3" table:formula="of:=[.L641]+[.K6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1]+[.N640]" office:value-type="currency" office:currency="CAD" office:value="100991.86" calcext:value-type="currency">
            <text:p>$100,991.86</text:p>
          </table:table-cell>
          <table:table-cell/>
        </table:table-row>
        <table:table-row table:style-name="ro1">
          <table:table-cell table:style-name="ce5" office:value-type="string" calcext:value-type="string">
            <text:p>7/2/2015</text:p>
          </table:table-cell>
          <table:table-cell table:style-name="ce6" office:value-type="time" office:time-value="PT18H52M07S" calcext:value-type="time">
            <text:p>18:5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642]-[.J642]" office:value-type="currency" office:currency="CAD" office:value="0.04" calcext:value-type="currency">
            <text:p>$0.04</text:p>
          </table:table-cell>
          <table:table-cell table:style-name="ce3" table:formula="of:=[.L642]+[.K64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642]+[.N641]" office:value-type="currency" office:currency="CAD" office:value="100992.49" calcext:value-type="currency">
            <text:p>$100,992.49</text:p>
          </table:table-cell>
          <table:table-cell/>
        </table:table-row>
        <table:table-row table:style-name="ro1">
          <table:table-cell table:style-name="ce5" office:value-type="string" calcext:value-type="string">
            <text:p>7/2/2015</text:p>
          </table:table-cell>
          <table:table-cell table:style-name="ce6" office:value-type="time" office:time-value="PT18H52M10S" calcext:value-type="time">
            <text:p>18:5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43]-[.J643]" office:value-type="currency" office:currency="CAD" office:value="0.899999999999999" calcext:value-type="currency">
            <text:p>$0.90</text:p>
          </table:table-cell>
          <table:table-cell table:style-name="ce3" table:formula="of:=[.L643]+[.K6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43]+[.N642]" office:value-type="currency" office:currency="CAD" office:value="101015.56" calcext:value-type="currency">
            <text:p>$101,015.56</text:p>
          </table:table-cell>
          <table:table-cell/>
        </table:table-row>
        <table:table-row table:style-name="ro1">
          <table:table-cell table:style-name="ce5" office:value-type="string" calcext:value-type="string">
            <text:p>7/2/2015</text:p>
          </table:table-cell>
          <table:table-cell table:style-name="ce6" office:value-type="time" office:time-value="PT18H52M13S" calcext:value-type="time">
            <text:p>18:5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44]-[.J644]" office:value-type="currency" office:currency="CAD" office:value="0.539999999999999" calcext:value-type="currency">
            <text:p>$0.54</text:p>
          </table:table-cell>
          <table:table-cell table:style-name="ce3" table:formula="of:=[.L644]+[.K644]"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44]+[.N643]" office:value-type="currency" office:currency="CAD" office:value="101029.28" calcext:value-type="currency">
            <text:p>$101,029.28</text:p>
          </table:table-cell>
          <table:table-cell/>
        </table:table-row>
        <table:table-row table:style-name="ro1">
          <table:table-cell table:style-name="ce5" office:value-type="string" calcext:value-type="string">
            <text:p>7/2/2015</text:p>
          </table:table-cell>
          <table:table-cell table:style-name="ce6" office:value-type="time" office:time-value="PT18H52M16S" calcext:value-type="time">
            <text:p>18:5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5]-[.J645]" office:value-type="currency" office:currency="CAD" office:value="1.8" calcext:value-type="currency">
            <text:p>$1.80</text:p>
          </table:table-cell>
          <table:table-cell table:style-name="ce3" table:formula="of:=[.L645]+[.K6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5]+[.N644]" office:value-type="currency" office:currency="CAD" office:value="101075.73" calcext:value-type="currency">
            <text:p>$101,075.73</text:p>
          </table:table-cell>
          <table:table-cell/>
        </table:table-row>
        <table:table-row table:style-name="ro1">
          <table:table-cell table:style-name="ce5" office:value-type="string" calcext:value-type="string">
            <text:p>7/2/2015</text:p>
          </table:table-cell>
          <table:table-cell table:style-name="ce6" office:value-type="time" office:time-value="PT18H52M18S" calcext:value-type="time">
            <text:p>18:52: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646]-[.J646]" office:value-type="currency" office:currency="CAD" office:value="1.26" calcext:value-type="currency">
            <text:p>$1.26</text:p>
          </table:table-cell>
          <table:table-cell table:style-name="ce3" table:formula="of:=[.L646]+[.K64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646]+[.N645]" office:value-type="currency" office:currency="CAD" office:value="101108.15" calcext:value-type="currency">
            <text:p>$101,108.15</text:p>
          </table:table-cell>
          <table:table-cell/>
        </table:table-row>
        <table:table-row table:style-name="ro1">
          <table:table-cell table:style-name="ce5" office:value-type="string" calcext:value-type="string">
            <text:p>7/2/2015</text:p>
          </table:table-cell>
          <table:table-cell table:style-name="ce6" office:value-type="time" office:time-value="PT18H52M21S" calcext:value-type="time">
            <text:p>18:52: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47]-[.J647]" office:value-type="currency" office:currency="CAD" office:value="0.359999999999999" calcext:value-type="currency">
            <text:p>$0.36</text:p>
          </table:table-cell>
          <table:table-cell table:style-name="ce3" table:formula="of:=[.L647]+[.K64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47]+[.N646]" office:value-type="currency" office:currency="CAD" office:value="101117.2" calcext:value-type="currency">
            <text:p>$101,117.20</text:p>
          </table:table-cell>
          <table:table-cell/>
        </table:table-row>
        <table:table-row table:style-name="ro1">
          <table:table-cell table:style-name="ce5" office:value-type="string" calcext:value-type="string">
            <text:p>7/2/2015</text:p>
          </table:table-cell>
          <table:table-cell table:style-name="ce6" office:value-type="time" office:time-value="PT18H52M24S" calcext:value-type="time">
            <text:p>18:5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90" calcext:value-type="currency">
            <text:p>$90.00</text:p>
          </table:table-cell>
          <table:table-cell table:style-name="ce3" table:formula="of:=[.H648]-[.J648]" office:value-type="currency" office:currency="CAD" office:value="3.24000000000001" calcext:value-type="currency">
            <text:p>$3.24</text:p>
          </table:table-cell>
          <table:table-cell table:style-name="ce3" table:formula="of:=[.L648]+[.K648]" office:value-type="currency" office:currency="CAD" office:value="86.76" calcext:value-type="currency">
            <text:p>$86.76</text:p>
          </table:table-cell>
          <table:table-cell table:style-name="ce3" office:value-type="currency" office:currency="CAD" office:value="2.91" calcext:value-type="currency">
            <text:p>$2.91</text:p>
          </table:table-cell>
          <table:table-cell office:value-type="currency" office:currency="CAD" office:value="83.85" calcext:value-type="currency">
            <text:p>$83.85</text:p>
          </table:table-cell>
          <table:table-cell/>
          <table:table-cell table:style-name="ce3" table:formula="of:=[.L648]+[.N647]" office:value-type="currency" office:currency="CAD" office:value="101201.05" calcext:value-type="currency">
            <text:p>$101,201.05</text:p>
          </table:table-cell>
          <table:table-cell/>
        </table:table-row>
        <table:table-row table:style-name="ro1">
          <table:table-cell table:style-name="ce5" office:value-type="string" calcext:value-type="string">
            <text:p>7/2/2015</text:p>
          </table:table-cell>
          <table:table-cell table:style-name="ce6" office:value-type="time" office:time-value="PT18H52M27S" calcext:value-type="time">
            <text:p>18:5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49]-[.J649]" office:value-type="currency" office:currency="CAD" office:value="1.08" calcext:value-type="currency">
            <text:p>$1.08</text:p>
          </table:table-cell>
          <table:table-cell table:style-name="ce3" table:formula="of:=[.L649]+[.K6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49]+[.N648]" office:value-type="currency" office:currency="CAD" office:value="101228.8" calcext:value-type="currency">
            <text:p>$101,228.80</text:p>
          </table:table-cell>
          <table:table-cell/>
        </table:table-row>
        <table:table-row table:style-name="ro1">
          <table:table-cell table:style-name="ce5" office:value-type="string" calcext:value-type="string">
            <text:p>7/2/2015</text:p>
          </table:table-cell>
          <table:table-cell table:style-name="ce6" office:value-type="time" office:time-value="PT18H52M30S" calcext:value-type="time">
            <text:p>18:5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50]-[.J650]" office:value-type="currency" office:currency="CAD" office:value="0.899999999999999" calcext:value-type="currency">
            <text:p>$0.90</text:p>
          </table:table-cell>
          <table:table-cell table:style-name="ce3" table:formula="of:=[.L650]+[.K6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50]+[.N649]" office:value-type="currency" office:currency="CAD" office:value="101251.87" calcext:value-type="currency">
            <text:p>$101,251.87</text:p>
          </table:table-cell>
          <table:table-cell/>
        </table:table-row>
        <table:table-row table:style-name="ro1">
          <table:table-cell table:style-name="ce5" office:value-type="string" calcext:value-type="string">
            <text:p>7/2/2015</text:p>
          </table:table-cell>
          <table:table-cell table:style-name="ce6" office:value-type="time" office:time-value="PT18H52M33S" calcext:value-type="time">
            <text:p>18:5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51]-[.J651]" office:value-type="currency" office:currency="CAD" office:value="0.720000000000002" calcext:value-type="currency">
            <text:p>$0.72</text:p>
          </table:table-cell>
          <table:table-cell table:style-name="ce3" table:formula="of:=[.L651]+[.K65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51]+[.N650]" office:value-type="currency" office:currency="CAD" office:value="101270.27" calcext:value-type="currency">
            <text:p>$101,270.27</text:p>
          </table:table-cell>
          <table:table-cell/>
        </table:table-row>
        <table:table-row table:style-name="ro1">
          <table:table-cell table:style-name="ce5" office:value-type="string" calcext:value-type="string">
            <text:p>7/2/2015</text:p>
          </table:table-cell>
          <table:table-cell table:style-name="ce6" office:value-type="time" office:time-value="PT18H52M36S" calcext:value-type="time">
            <text:p>18:5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52]-[.J652]" office:value-type="currency" office:currency="CAD" office:value="0.720000000000002" calcext:value-type="currency">
            <text:p>$0.72</text:p>
          </table:table-cell>
          <table:table-cell table:style-name="ce3" table:formula="of:=[.L652]+[.K6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52]+[.N651]" office:value-type="currency" office:currency="CAD" office:value="101288.67" calcext:value-type="currency">
            <text:p>$101,288.67</text:p>
          </table:table-cell>
          <table:table-cell/>
        </table:table-row>
        <table:table-row table:style-name="ro1">
          <table:table-cell table:style-name="ce5" office:value-type="string" calcext:value-type="string">
            <text:p>7/2/2015</text:p>
          </table:table-cell>
          <table:table-cell table:style-name="ce6" office:value-type="time" office:time-value="PT18H52M39S" calcext:value-type="time">
            <text:p>18:5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3]-[.J653]" office:value-type="currency" office:currency="CAD" office:value="3.59999999999999" calcext:value-type="currency">
            <text:p>$3.60</text:p>
          </table:table-cell>
          <table:table-cell table:style-name="ce3" table:formula="of:=[.L653]+[.K6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3]+[.N652]" office:value-type="currency" office:currency="CAD" office:value="101381.87" calcext:value-type="currency">
            <text:p>$101,381.87</text:p>
          </table:table-cell>
          <table:table-cell/>
        </table:table-row>
        <table:table-row table:style-name="ro1">
          <table:table-cell table:style-name="ce5" office:value-type="string" calcext:value-type="string">
            <text:p>7/2/2015</text:p>
          </table:table-cell>
          <table:table-cell table:style-name="ce6" office:value-type="time" office:time-value="PT18H52M42S" calcext:value-type="time">
            <text:p>18:5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54]-[.J654]" office:value-type="currency" office:currency="CAD" office:value="7.20000000000002" calcext:value-type="currency">
            <text:p>$7.20</text:p>
          </table:table-cell>
          <table:table-cell table:style-name="ce3" table:formula="of:=[.L654]+[.K6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54]+[.N653]" office:value-type="currency" office:currency="CAD" office:value="101568.57" calcext:value-type="currency">
            <text:p>$101,568.57</text:p>
          </table:table-cell>
          <table:table-cell/>
        </table:table-row>
        <table:table-row table:style-name="ro1">
          <table:table-cell table:style-name="ce5" office:value-type="string" calcext:value-type="string">
            <text:p>7/2/2015</text:p>
          </table:table-cell>
          <table:table-cell table:style-name="ce6" office:value-type="time" office:time-value="PT18H52M44S" calcext:value-type="time">
            <text:p>18:5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655]-[.J655]" office:value-type="currency" office:currency="CAD" office:value="1.62" calcext:value-type="currency">
            <text:p>$1.62</text:p>
          </table:table-cell>
          <table:table-cell table:style-name="ce3" table:formula="of:=[.L655]+[.K655]"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655]+[.N654]" office:value-type="currency" office:currency="CAD" office:value="101610.34" calcext:value-type="currency">
            <text:p>$101,610.34</text:p>
          </table:table-cell>
          <table:table-cell/>
        </table:table-row>
        <table:table-row table:style-name="ro1">
          <table:table-cell table:style-name="ce5" office:value-type="string" calcext:value-type="string">
            <text:p>7/2/2015</text:p>
          </table:table-cell>
          <table:table-cell table:style-name="ce6" office:value-type="time" office:time-value="PT18H52M47S" calcext:value-type="time">
            <text:p>18:5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H656]-[.J656]" office:value-type="currency" office:currency="CAD" office:value="14.4" calcext:value-type="currency">
            <text:p>$14.40</text:p>
          </table:table-cell>
          <table:table-cell table:style-name="ce3" table:formula="of:=[.L656]+[.K656]"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L656]+[.N655]" office:value-type="currency" office:currency="CAD" office:value="101984.04" calcext:value-type="currency">
            <text:p>$101,984.04</text:p>
          </table:table-cell>
          <table:table-cell/>
        </table:table-row>
        <table:table-row table:style-name="ro1">
          <table:table-cell table:style-name="ce5" office:value-type="string" calcext:value-type="string">
            <text:p>7/2/2015</text:p>
          </table:table-cell>
          <table:table-cell table:style-name="ce6" office:value-type="time" office:time-value="PT18H52M50S" calcext:value-type="time">
            <text:p>18:5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7]-[.J657]" office:value-type="currency" office:currency="CAD" office:value="3.59999999999999" calcext:value-type="currency">
            <text:p>$3.60</text:p>
          </table:table-cell>
          <table:table-cell table:style-name="ce3" table:formula="of:=[.L657]+[.K6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7]+[.N656]" office:value-type="currency" office:currency="CAD" office:value="102077.24" calcext:value-type="currency">
            <text:p>$102,077.24</text:p>
          </table:table-cell>
          <table:table-cell/>
        </table:table-row>
        <table:table-row table:style-name="ro1">
          <table:table-cell table:style-name="ce5" office:value-type="string" calcext:value-type="string">
            <text:p>7/2/2015</text:p>
          </table:table-cell>
          <table:table-cell table:style-name="ce6" office:value-type="time" office:time-value="PT18H52M53S" calcext:value-type="time">
            <text:p>18:5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8]-[.J658]" office:value-type="currency" office:currency="CAD" office:value="3.59999999999999" calcext:value-type="currency">
            <text:p>$3.60</text:p>
          </table:table-cell>
          <table:table-cell table:style-name="ce3" table:formula="of:=[.L658]+[.K6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8]+[.N657]" office:value-type="currency" office:currency="CAD" office:value="102170.44" calcext:value-type="currency">
            <text:p>$102,170.44</text:p>
          </table:table-cell>
          <table:table-cell/>
        </table:table-row>
        <table:table-row table:style-name="ro1">
          <table:table-cell table:style-name="ce5" office:value-type="string" calcext:value-type="string">
            <text:p>7/2/2015</text:p>
          </table:table-cell>
          <table:table-cell table:style-name="ce6" office:value-type="time" office:time-value="PT18H52M57S" calcext:value-type="time">
            <text:p>18:5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9]-[.J659]" office:value-type="currency" office:currency="CAD" office:value="3.59999999999999" calcext:value-type="currency">
            <text:p>$3.60</text:p>
          </table:table-cell>
          <table:table-cell table:style-name="ce3" table:formula="of:=[.L659]+[.K6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9]+[.N658]" office:value-type="currency" office:currency="CAD" office:value="102263.64" calcext:value-type="currency">
            <text:p>$102,263.64</text:p>
          </table:table-cell>
          <table:table-cell/>
        </table:table-row>
        <table:table-row table:style-name="ro1">
          <table:table-cell table:style-name="ce5" office:value-type="string" calcext:value-type="string">
            <text:p>7/2/2015</text:p>
          </table:table-cell>
          <table:table-cell table:style-name="ce6" office:value-type="time" office:time-value="PT18H53M00S" calcext:value-type="time">
            <text:p>18:5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60]-[.J660]" office:value-type="currency" office:currency="CAD" office:value="1.8" calcext:value-type="currency">
            <text:p>$1.80</text:p>
          </table:table-cell>
          <table:table-cell table:style-name="ce3" table:formula="of:=[.L660]+[.K6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60]+[.N659]" office:value-type="currency" office:currency="CAD" office:value="102310.09" calcext:value-type="currency">
            <text:p>$102,310.09</text:p>
          </table:table-cell>
          <table:table-cell/>
        </table:table-row>
        <table:table-row table:style-name="ro1">
          <table:table-cell table:style-name="ce5" office:value-type="string" calcext:value-type="string">
            <text:p>7/2/2015</text:p>
          </table:table-cell>
          <table:table-cell table:style-name="ce6" office:value-type="time" office:time-value="PT18H53M02S" calcext:value-type="time">
            <text:p>18:5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5" calcext:value-type="currency">
            <text:p>$245.00</text:p>
          </table:table-cell>
          <table:table-cell table:style-name="ce3" table:formula="of:=[.H661]-[.J661]" office:value-type="currency" office:currency="CAD" office:value="8.81999999999999" calcext:value-type="currency">
            <text:p>$8.82</text:p>
          </table:table-cell>
          <table:table-cell table:style-name="ce3" table:formula="of:=[.L661]+[.K661]" office:value-type="currency" office:currency="CAD" office:value="236.18" calcext:value-type="currency">
            <text:p>$236.18</text:p>
          </table:table-cell>
          <table:table-cell table:style-name="ce3" office:value-type="currency" office:currency="CAD" office:value="7.41" calcext:value-type="currency">
            <text:p>$7.41</text:p>
          </table:table-cell>
          <table:table-cell office:value-type="currency" office:currency="CAD" office:value="228.77" calcext:value-type="currency">
            <text:p>$228.77</text:p>
          </table:table-cell>
          <table:table-cell/>
          <table:table-cell table:style-name="ce3" table:formula="of:=[.L661]+[.N660]" office:value-type="currency" office:currency="CAD" office:value="102538.86" calcext:value-type="currency">
            <text:p>$102,538.86</text:p>
          </table:table-cell>
          <table:table-cell/>
        </table:table-row>
        <table:table-row table:style-name="ro1">
          <table:table-cell table:style-name="ce5" office:value-type="string" calcext:value-type="string">
            <text:p>7/2/2015</text:p>
          </table:table-cell>
          <table:table-cell table:style-name="ce6" office:value-type="time" office:time-value="PT18H53M05S" calcext:value-type="time">
            <text:p>18:5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2]-[.J662]" office:value-type="currency" office:currency="CAD" office:value="3.59999999999999" calcext:value-type="currency">
            <text:p>$3.60</text:p>
          </table:table-cell>
          <table:table-cell table:style-name="ce3" table:formula="of:=[.L662]+[.K66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2]+[.N661]" office:value-type="currency" office:currency="CAD" office:value="102632.06" calcext:value-type="currency">
            <text:p>$102,632.06</text:p>
          </table:table-cell>
          <table:table-cell/>
        </table:table-row>
        <table:table-row table:style-name="ro1">
          <table:table-cell table:style-name="ce5" office:value-type="string" calcext:value-type="string">
            <text:p>7/2/2015</text:p>
          </table:table-cell>
          <table:table-cell table:style-name="ce6" office:value-type="time" office:time-value="PT18H53M09S" calcext:value-type="time">
            <text:p>18:5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63]-[.J663]" office:value-type="currency" office:currency="CAD" office:value="0.359999999999999" calcext:value-type="currency">
            <text:p>$0.36</text:p>
          </table:table-cell>
          <table:table-cell table:style-name="ce3" table:formula="of:=[.L663]+[.K66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63]+[.N662]" office:value-type="currency" office:currency="CAD" office:value="102641.11" calcext:value-type="currency">
            <text:p>$102,641.11</text:p>
          </table:table-cell>
          <table:table-cell/>
        </table:table-row>
        <table:table-row table:style-name="ro1">
          <table:table-cell table:style-name="ce5" office:value-type="string" calcext:value-type="string">
            <text:p>7/2/2015</text:p>
          </table:table-cell>
          <table:table-cell table:style-name="ce6" office:value-type="time" office:time-value="PT18H53M12S" calcext:value-type="time">
            <text:p>18:5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64]-[.J664]" office:value-type="currency" office:currency="CAD" office:value="0.720000000000002" calcext:value-type="currency">
            <text:p>$0.72</text:p>
          </table:table-cell>
          <table:table-cell table:style-name="ce3" table:formula="of:=[.L664]+[.K6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64]+[.N663]" office:value-type="currency" office:currency="CAD" office:value="102659.51" calcext:value-type="currency">
            <text:p>$102,659.51</text:p>
          </table:table-cell>
          <table:table-cell/>
        </table:table-row>
        <table:table-row table:style-name="ro1">
          <table:table-cell table:style-name="ce5" office:value-type="string" calcext:value-type="string">
            <text:p>7/2/2015</text:p>
          </table:table-cell>
          <table:table-cell table:style-name="ce6" office:value-type="time" office:time-value="PT18H53M15S" calcext:value-type="time">
            <text:p>18:5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5]-[.J665]" office:value-type="currency" office:currency="CAD" office:value="3.59999999999999" calcext:value-type="currency">
            <text:p>$3.60</text:p>
          </table:table-cell>
          <table:table-cell table:style-name="ce3" table:formula="of:=[.L665]+[.K6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5]+[.N664]" office:value-type="currency" office:currency="CAD" office:value="102752.71" calcext:value-type="currency">
            <text:p>$102,752.71</text:p>
          </table:table-cell>
          <table:table-cell/>
        </table:table-row>
        <table:table-row table:style-name="ro1">
          <table:table-cell table:style-name="ce5" office:value-type="string" calcext:value-type="string">
            <text:p>7/2/2015</text:p>
          </table:table-cell>
          <table:table-cell table:style-name="ce6" office:value-type="time" office:time-value="PT18H53M18S" calcext:value-type="time">
            <text:p>18:5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6]-[.J666]" office:value-type="currency" office:currency="CAD" office:value="3.59999999999999" calcext:value-type="currency">
            <text:p>$3.60</text:p>
          </table:table-cell>
          <table:table-cell table:style-name="ce3" table:formula="of:=[.L666]+[.K6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6]+[.N665]" office:value-type="currency" office:currency="CAD" office:value="102845.91" calcext:value-type="currency">
            <text:p>$102,845.91</text:p>
          </table:table-cell>
          <table:table-cell/>
        </table:table-row>
        <table:table-row table:style-name="ro1">
          <table:table-cell table:style-name="ce5" office:value-type="string" calcext:value-type="string">
            <text:p>7/2/2015</text:p>
          </table:table-cell>
          <table:table-cell table:style-name="ce6" office:value-type="time" office:time-value="PT18H53M21S" calcext:value-type="time">
            <text:p>18:5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7]-[.J667]" office:value-type="currency" office:currency="CAD" office:value="3.59999999999999" calcext:value-type="currency">
            <text:p>$3.60</text:p>
          </table:table-cell>
          <table:table-cell table:style-name="ce3" table:formula="of:=[.L667]+[.K6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7]+[.N666]" office:value-type="currency" office:currency="CAD" office:value="102939.11" calcext:value-type="currency">
            <text:p>$102,939.11</text:p>
          </table:table-cell>
          <table:table-cell/>
        </table:table-row>
        <table:table-row table:style-name="ro1">
          <table:table-cell table:style-name="ce5" office:value-type="string" calcext:value-type="string">
            <text:p>7/2/2015</text:p>
          </table:table-cell>
          <table:table-cell table:style-name="ce6" office:value-type="time" office:time-value="PT18H53M24S" calcext:value-type="time">
            <text:p>18:5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68]-[.J668]" office:value-type="currency" office:currency="CAD" office:value="18" calcext:value-type="currency">
            <text:p>$18.00</text:p>
          </table:table-cell>
          <table:table-cell table:style-name="ce3" table:formula="of:=[.L668]+[.K6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68]+[.N667]" office:value-type="currency" office:currency="CAD" office:value="103406.31" calcext:value-type="currency">
            <text:p>$103,406.31</text:p>
          </table:table-cell>
          <table:table-cell/>
        </table:table-row>
        <table:table-row table:style-name="ro1">
          <table:table-cell table:style-name="ce5" office:value-type="string" calcext:value-type="string">
            <text:p>7/2/2015</text:p>
          </table:table-cell>
          <table:table-cell table:style-name="ce6" office:value-type="time" office:time-value="PT18H53M27S" calcext:value-type="time">
            <text:p>18:5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69]-[.J669]" office:value-type="currency" office:currency="CAD" office:value="0.899999999999999" calcext:value-type="currency">
            <text:p>$0.90</text:p>
          </table:table-cell>
          <table:table-cell table:style-name="ce3" table:formula="of:=[.L669]+[.K6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69]+[.N668]" office:value-type="currency" office:currency="CAD" office:value="103429.38" calcext:value-type="currency">
            <text:p>$103,429.38</text:p>
          </table:table-cell>
          <table:table-cell/>
        </table:table-row>
        <table:table-row table:style-name="ro1">
          <table:table-cell table:style-name="ce5" office:value-type="string" calcext:value-type="string">
            <text:p>7/2/2015</text:p>
          </table:table-cell>
          <table:table-cell table:style-name="ce6" office:value-type="time" office:time-value="PT18H53M30S" calcext:value-type="time">
            <text:p>18:53: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70]-[.J670]" office:value-type="currency" office:currency="CAD" office:value="7.20000000000002" calcext:value-type="currency">
            <text:p>$7.20</text:p>
          </table:table-cell>
          <table:table-cell table:style-name="ce3" table:formula="of:=[.L670]+[.K67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70]+[.N669]" office:value-type="currency" office:currency="CAD" office:value="103616.08" calcext:value-type="currency">
            <text:p>$103,616.08</text:p>
          </table:table-cell>
          <table:table-cell/>
        </table:table-row>
        <table:table-row table:style-name="ro1">
          <table:table-cell table:style-name="ce5" office:value-type="string" calcext:value-type="string">
            <text:p>7/2/2015</text:p>
          </table:table-cell>
          <table:table-cell table:style-name="ce6" office:value-type="time" office:time-value="PT18H53M33S" calcext:value-type="time">
            <text:p>18:5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71]-[.J671]" office:value-type="currency" office:currency="CAD" office:value="7.20000000000002" calcext:value-type="currency">
            <text:p>$7.20</text:p>
          </table:table-cell>
          <table:table-cell table:style-name="ce3" table:formula="of:=[.L671]+[.K67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71]+[.N670]" office:value-type="currency" office:currency="CAD" office:value="103802.78" calcext:value-type="currency">
            <text:p>$103,802.78</text:p>
          </table:table-cell>
          <table:table-cell/>
        </table:table-row>
        <table:table-row table:style-name="ro1">
          <table:table-cell table:style-name="ce5" office:value-type="string" calcext:value-type="string">
            <text:p>7/2/2015</text:p>
          </table:table-cell>
          <table:table-cell table:style-name="ce6" office:value-type="time" office:time-value="PT18H53M36S" calcext:value-type="time">
            <text:p>18:5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2]-[.J672]" office:value-type="currency" office:currency="CAD" office:value="3.59999999999999" calcext:value-type="currency">
            <text:p>$3.60</text:p>
          </table:table-cell>
          <table:table-cell table:style-name="ce3" table:formula="of:=[.L672]+[.K6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2]+[.N671]" office:value-type="currency" office:currency="CAD" office:value="103895.98" calcext:value-type="currency">
            <text:p>$103,895.98</text:p>
          </table:table-cell>
          <table:table-cell/>
        </table:table-row>
        <table:table-row table:style-name="ro1">
          <table:table-cell table:style-name="ce5" office:value-type="string" calcext:value-type="string">
            <text:p>7/2/2015</text:p>
          </table:table-cell>
          <table:table-cell table:style-name="ce6" office:value-type="time" office:time-value="PT18H53M39S" calcext:value-type="time">
            <text:p>18:5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73]-[.J673]" office:value-type="currency" office:currency="CAD" office:value="0.359999999999999" calcext:value-type="currency">
            <text:p>$0.36</text:p>
          </table:table-cell>
          <table:table-cell table:style-name="ce3" table:formula="of:=[.L673]+[.K6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73]+[.N672]" office:value-type="currency" office:currency="CAD" office:value="103905.03" calcext:value-type="currency">
            <text:p>$103,905.03</text:p>
          </table:table-cell>
          <table:table-cell/>
        </table:table-row>
        <table:table-row table:style-name="ro1">
          <table:table-cell table:style-name="ce5" office:value-type="string" calcext:value-type="string">
            <text:p>7/2/2015</text:p>
          </table:table-cell>
          <table:table-cell table:style-name="ce6" office:value-type="time" office:time-value="PT18H53M41S" calcext:value-type="time">
            <text:p>18:5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74]-[.J674]" office:value-type="currency" office:currency="CAD" office:value="1.08" calcext:value-type="currency">
            <text:p>$1.08</text:p>
          </table:table-cell>
          <table:table-cell table:style-name="ce3" table:formula="of:=[.L674]+[.K67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74]+[.N673]" office:value-type="currency" office:currency="CAD" office:value="103932.78" calcext:value-type="currency">
            <text:p>$103,932.78</text:p>
          </table:table-cell>
          <table:table-cell/>
        </table:table-row>
        <table:table-row table:style-name="ro1">
          <table:table-cell table:style-name="ce5" office:value-type="string" calcext:value-type="string">
            <text:p>7/2/2015</text:p>
          </table:table-cell>
          <table:table-cell table:style-name="ce6" office:value-type="time" office:time-value="PT18H53M44S" calcext:value-type="time">
            <text:p>18:5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75]-[.J675]" office:value-type="currency" office:currency="CAD" office:value="0.720000000000002" calcext:value-type="currency">
            <text:p>$0.72</text:p>
          </table:table-cell>
          <table:table-cell table:style-name="ce3" table:formula="of:=[.L675]+[.K6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75]+[.N674]" office:value-type="currency" office:currency="CAD" office:value="103951.18" calcext:value-type="currency">
            <text:p>$103,951.18</text:p>
          </table:table-cell>
          <table:table-cell/>
        </table:table-row>
        <table:table-row table:style-name="ro1">
          <table:table-cell table:style-name="ce5" office:value-type="string" calcext:value-type="string">
            <text:p>7/2/2015</text:p>
          </table:table-cell>
          <table:table-cell table:style-name="ce6" office:value-type="time" office:time-value="PT18H53M47S" calcext:value-type="time">
            <text:p>18:5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76]-[.J676]" office:value-type="currency" office:currency="CAD" office:value="0.720000000000002" calcext:value-type="currency">
            <text:p>$0.72</text:p>
          </table:table-cell>
          <table:table-cell table:style-name="ce3" table:formula="of:=[.L676]+[.K67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76]+[.N675]" office:value-type="currency" office:currency="CAD" office:value="103969.58" calcext:value-type="currency">
            <text:p>$103,969.58</text:p>
          </table:table-cell>
          <table:table-cell/>
        </table:table-row>
        <table:table-row table:style-name="ro1">
          <table:table-cell table:style-name="ce5" office:value-type="string" calcext:value-type="string">
            <text:p>7/2/2015</text:p>
          </table:table-cell>
          <table:table-cell table:style-name="ce6" office:value-type="time" office:time-value="PT18H53M50S" calcext:value-type="time">
            <text:p>18:5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77]-[.J677]" office:value-type="currency" office:currency="CAD" office:value="0.899999999999999" calcext:value-type="currency">
            <text:p>$0.90</text:p>
          </table:table-cell>
          <table:table-cell table:style-name="ce3" table:formula="of:=[.L677]+[.K6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77]+[.N676]" office:value-type="currency" office:currency="CAD" office:value="103992.65" calcext:value-type="currency">
            <text:p>$103,992.65</text:p>
          </table:table-cell>
          <table:table-cell/>
        </table:table-row>
        <table:table-row table:style-name="ro1">
          <table:table-cell table:style-name="ce5" office:value-type="string" calcext:value-type="string">
            <text:p>7/2/2015</text:p>
          </table:table-cell>
          <table:table-cell table:style-name="ce6" office:value-type="time" office:time-value="PT18H53M53S" calcext:value-type="time">
            <text:p>18:5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8]-[.J678]" office:value-type="currency" office:currency="CAD" office:value="3.59999999999999" calcext:value-type="currency">
            <text:p>$3.60</text:p>
          </table:table-cell>
          <table:table-cell table:style-name="ce3" table:formula="of:=[.L678]+[.K6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8]+[.N677]" office:value-type="currency" office:currency="CAD" office:value="104085.85" calcext:value-type="currency">
            <text:p>$104,085.85</text:p>
          </table:table-cell>
          <table:table-cell/>
        </table:table-row>
        <table:table-row table:style-name="ro1">
          <table:table-cell table:style-name="ce5" office:value-type="string" calcext:value-type="string">
            <text:p>7/2/2015</text:p>
          </table:table-cell>
          <table:table-cell table:style-name="ce6" office:value-type="time" office:time-value="PT18H53M55S" calcext:value-type="time">
            <text:p>18:5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79]-[.J679]" office:value-type="currency" office:currency="CAD" office:value="0.899999999999999" calcext:value-type="currency">
            <text:p>$0.90</text:p>
          </table:table-cell>
          <table:table-cell table:style-name="ce3" table:formula="of:=[.L679]+[.K6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79]+[.N678]" office:value-type="currency" office:currency="CAD" office:value="104108.92" calcext:value-type="currency">
            <text:p>$104,108.92</text:p>
          </table:table-cell>
          <table:table-cell/>
        </table:table-row>
        <table:table-row table:style-name="ro1">
          <table:table-cell table:style-name="ce5" office:value-type="string" calcext:value-type="string">
            <text:p>7/2/2015</text:p>
          </table:table-cell>
          <table:table-cell table:style-name="ce6" office:value-type="time" office:time-value="PT18H53M58S" calcext:value-type="time">
            <text:p>18:5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80]-[.J680]" office:value-type="currency" office:currency="CAD" office:value="1.8" calcext:value-type="currency">
            <text:p>$1.80</text:p>
          </table:table-cell>
          <table:table-cell table:style-name="ce3" table:formula="of:=[.L680]+[.K6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80]+[.N679]" office:value-type="currency" office:currency="CAD" office:value="104155.37" calcext:value-type="currency">
            <text:p>$104,155.37</text:p>
          </table:table-cell>
          <table:table-cell/>
        </table:table-row>
        <table:table-row table:style-name="ro1">
          <table:table-cell table:style-name="ce5" office:value-type="string" calcext:value-type="string">
            <text:p>7/2/2015</text:p>
          </table:table-cell>
          <table:table-cell table:style-name="ce6" office:value-type="time" office:time-value="PT18H54M01S" calcext:value-type="time">
            <text:p>18:5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681]-[.J681]" office:value-type="currency" office:currency="CAD" office:value="0.18" calcext:value-type="currency">
            <text:p>$0.18</text:p>
          </table:table-cell>
          <table:table-cell table:style-name="ce3" table:formula="of:=[.L681]+[.K68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681]+[.N680]" office:value-type="currency" office:currency="CAD" office:value="104159.74" calcext:value-type="currency">
            <text:p>$104,159.74</text:p>
          </table:table-cell>
          <table:table-cell/>
        </table:table-row>
        <table:table-row table:style-name="ro1">
          <table:table-cell table:style-name="ce5" office:value-type="string" calcext:value-type="string">
            <text:p>7/2/2015</text:p>
          </table:table-cell>
          <table:table-cell table:style-name="ce6" office:value-type="time" office:time-value="PT18H54M04S" calcext:value-type="time">
            <text:p>18:5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82]-[.J682]" office:value-type="currency" office:currency="CAD" office:value="1.8" calcext:value-type="currency">
            <text:p>$1.80</text:p>
          </table:table-cell>
          <table:table-cell table:style-name="ce3" table:formula="of:=[.L682]+[.K6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82]+[.N681]" office:value-type="currency" office:currency="CAD" office:value="104206.19" calcext:value-type="currency">
            <text:p>$104,206.19</text:p>
          </table:table-cell>
          <table:table-cell/>
        </table:table-row>
        <table:table-row table:style-name="ro1">
          <table:table-cell table:style-name="ce5" office:value-type="string" calcext:value-type="string">
            <text:p>7/2/2015</text:p>
          </table:table-cell>
          <table:table-cell table:style-name="ce6" office:value-type="time" office:time-value="PT18H54M07S" calcext:value-type="time">
            <text:p>18:5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83]-[.J683]" office:value-type="currency" office:currency="CAD" office:value="0.359999999999999" calcext:value-type="currency">
            <text:p>$0.36</text:p>
          </table:table-cell>
          <table:table-cell table:style-name="ce3" table:formula="of:=[.L683]+[.K68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83]+[.N682]" office:value-type="currency" office:currency="CAD" office:value="104215.24" calcext:value-type="currency">
            <text:p>$104,215.24</text:p>
          </table:table-cell>
          <table:table-cell/>
        </table:table-row>
        <table:table-row table:style-name="ro1">
          <table:table-cell table:style-name="ce5" office:value-type="string" calcext:value-type="string">
            <text:p>7/2/2015</text:p>
          </table:table-cell>
          <table:table-cell table:style-name="ce6" office:value-type="time" office:time-value="PT18H54M10S" calcext:value-type="time">
            <text:p>18:54: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84]-[.J684]" office:value-type="currency" office:currency="CAD" office:value="0.899999999999999" calcext:value-type="currency">
            <text:p>$0.90</text:p>
          </table:table-cell>
          <table:table-cell table:style-name="ce3" table:formula="of:=[.L684]+[.K6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84]+[.N683]" office:value-type="currency" office:currency="CAD" office:value="104238.31" calcext:value-type="currency">
            <text:p>$104,238.31</text:p>
          </table:table-cell>
          <table:table-cell/>
        </table:table-row>
        <table:table-row table:style-name="ro1">
          <table:table-cell table:style-name="ce5" office:value-type="string" calcext:value-type="string">
            <text:p>7/2/2015</text:p>
          </table:table-cell>
          <table:table-cell table:style-name="ce6" office:value-type="time" office:time-value="PT18H54M13S" calcext:value-type="time">
            <text:p>18:54: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685]-[.J685]" office:value-type="currency" office:currency="CAD" office:value="180" calcext:value-type="currency">
            <text:p>$180.00</text:p>
          </table:table-cell>
          <table:table-cell table:style-name="ce3" table:formula="of:=[.L685]+[.K68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685]+[.N684]" office:value-type="currency" office:currency="CAD" office:value="108913.01" calcext:value-type="currency">
            <text:p>$108,913.01</text:p>
          </table:table-cell>
          <table:table-cell/>
        </table:table-row>
        <table:table-row table:style-name="ro1">
          <table:table-cell table:style-name="ce5" office:value-type="string" calcext:value-type="string">
            <text:p>7/2/2015</text:p>
          </table:table-cell>
          <table:table-cell table:style-name="ce6" office:value-type="time" office:time-value="PT18H54M15S" calcext:value-type="time">
            <text:p>18:5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H686]-[.J686]" office:value-type="currency" office:currency="CAD" office:value="1.3" calcext:value-type="currency">
            <text:p>$1.30</text:p>
          </table:table-cell>
          <table:table-cell table:style-name="ce3" table:formula="of:=[.L686]+[.K686]"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L686]+[.N685]" office:value-type="currency" office:currency="CAD" office:value="108946.37" calcext:value-type="currency">
            <text:p>$108,946.37</text:p>
          </table:table-cell>
          <table:table-cell/>
        </table:table-row>
        <table:table-row table:style-name="ro1">
          <table:table-cell table:style-name="ce5" office:value-type="string" calcext:value-type="string">
            <text:p>7/2/2015</text:p>
          </table:table-cell>
          <table:table-cell table:style-name="ce6" office:value-type="time" office:time-value="PT18H54M18S" calcext:value-type="time">
            <text:p>18:54: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87]-[.J687]" office:value-type="currency" office:currency="CAD" office:value="3.59999999999999" calcext:value-type="currency">
            <text:p>$3.60</text:p>
          </table:table-cell>
          <table:table-cell table:style-name="ce3" table:formula="of:=[.L687]+[.K6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87]+[.N686]" office:value-type="currency" office:currency="CAD" office:value="109039.57" calcext:value-type="currency">
            <text:p>$109,039.57</text:p>
          </table:table-cell>
          <table:table-cell/>
        </table:table-row>
        <table:table-row table:style-name="ro1">
          <table:table-cell table:style-name="ce5" office:value-type="string" calcext:value-type="string">
            <text:p>7/2/2015</text:p>
          </table:table-cell>
          <table:table-cell table:style-name="ce6" office:value-type="time" office:time-value="PT18H54M21S" calcext:value-type="time">
            <text:p>18:5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88]-[.J688]" office:value-type="currency" office:currency="CAD" office:value="1.08" calcext:value-type="currency">
            <text:p>$1.08</text:p>
          </table:table-cell>
          <table:table-cell table:style-name="ce3" table:formula="of:=[.L688]+[.K68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88]+[.N687]" office:value-type="currency" office:currency="CAD" office:value="109067.32" calcext:value-type="currency">
            <text:p>$109,067.32</text:p>
          </table:table-cell>
          <table:table-cell/>
        </table:table-row>
        <table:table-row table:style-name="ro1">
          <table:table-cell table:style-name="ce5" office:value-type="string" calcext:value-type="string">
            <text:p>7/2/2015</text:p>
          </table:table-cell>
          <table:table-cell table:style-name="ce6" office:value-type="time" office:time-value="PT18H54M24S" calcext:value-type="time">
            <text:p>18:5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89]-[.J689]" office:value-type="currency" office:currency="CAD" office:value="3.59999999999999" calcext:value-type="currency">
            <text:p>$3.60</text:p>
          </table:table-cell>
          <table:table-cell table:style-name="ce3" table:formula="of:=[.L689]+[.K6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89]+[.N688]" office:value-type="currency" office:currency="CAD" office:value="109160.52" calcext:value-type="currency">
            <text:p>$109,160.52</text:p>
          </table:table-cell>
          <table:table-cell/>
        </table:table-row>
        <table:table-row table:style-name="ro1">
          <table:table-cell table:style-name="ce5" office:value-type="string" calcext:value-type="string">
            <text:p>7/2/2015</text:p>
          </table:table-cell>
          <table:table-cell table:style-name="ce6" office:value-type="time" office:time-value="PT18H54M27S" calcext:value-type="time">
            <text:p>18:5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0]-[.J690]" office:value-type="currency" office:currency="CAD" office:value="3.59999999999999" calcext:value-type="currency">
            <text:p>$3.60</text:p>
          </table:table-cell>
          <table:table-cell table:style-name="ce3" table:formula="of:=[.L690]+[.K6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0]+[.N689]" office:value-type="currency" office:currency="CAD" office:value="109253.72" calcext:value-type="currency">
            <text:p>$109,253.72</text:p>
          </table:table-cell>
          <table:table-cell/>
        </table:table-row>
        <table:table-row table:style-name="ro1">
          <table:table-cell table:style-name="ce5" office:value-type="string" calcext:value-type="string">
            <text:p>7/2/2015</text:p>
          </table:table-cell>
          <table:table-cell table:style-name="ce6" office:value-type="time" office:time-value="PT18H54M29S" calcext:value-type="time">
            <text:p>18:54: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691]-[.J691]" office:value-type="currency" office:currency="CAD" office:value="2.16" calcext:value-type="currency">
            <text:p>$2.16</text:p>
          </table:table-cell>
          <table:table-cell table:style-name="ce3" table:formula="of:=[.L691]+[.K691]"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691]+[.N690]" office:value-type="currency" office:currency="CAD" office:value="109309.52" calcext:value-type="currency">
            <text:p>$109,309.52</text:p>
          </table:table-cell>
          <table:table-cell/>
        </table:table-row>
        <table:table-row table:style-name="ro1">
          <table:table-cell table:style-name="ce5" office:value-type="string" calcext:value-type="string">
            <text:p>7/2/2015</text:p>
          </table:table-cell>
          <table:table-cell table:style-name="ce6" office:value-type="time" office:time-value="PT18H54M32S" calcext:value-type="time">
            <text:p>18:5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2]-[.J692]" office:value-type="currency" office:currency="CAD" office:value="3.59999999999999" calcext:value-type="currency">
            <text:p>$3.60</text:p>
          </table:table-cell>
          <table:table-cell table:style-name="ce3" table:formula="of:=[.L692]+[.K6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2]+[.N691]" office:value-type="currency" office:currency="CAD" office:value="109402.72" calcext:value-type="currency">
            <text:p>$109,402.72</text:p>
          </table:table-cell>
          <table:table-cell/>
        </table:table-row>
        <table:table-row table:style-name="ro1">
          <table:table-cell table:style-name="ce5" office:value-type="string" calcext:value-type="string">
            <text:p>7/2/2015</text:p>
          </table:table-cell>
          <table:table-cell table:style-name="ce6" office:value-type="time" office:time-value="PT18H54M35S" calcext:value-type="time">
            <text:p>18:54: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93]-[.J693]" office:value-type="currency" office:currency="CAD" office:value="0.720000000000002" calcext:value-type="currency">
            <text:p>$0.72</text:p>
          </table:table-cell>
          <table:table-cell table:style-name="ce3" table:formula="of:=[.L693]+[.K69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93]+[.N692]" office:value-type="currency" office:currency="CAD" office:value="109421.12" calcext:value-type="currency">
            <text:p>$109,421.12</text:p>
          </table:table-cell>
          <table:table-cell/>
        </table:table-row>
        <table:table-row table:style-name="ro1">
          <table:table-cell table:style-name="ce5" office:value-type="string" calcext:value-type="string">
            <text:p>7/2/2015</text:p>
          </table:table-cell>
          <table:table-cell table:style-name="ce6" office:value-type="time" office:time-value="PT18H54M39S" calcext:value-type="time">
            <text:p>18:5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94]-[.J694]" office:value-type="currency" office:currency="CAD" office:value="9" calcext:value-type="currency">
            <text:p>$9.00</text:p>
          </table:table-cell>
          <table:table-cell table:style-name="ce3" table:formula="of:=[.L694]+[.K69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94]+[.N693]" office:value-type="currency" office:currency="CAD" office:value="109654.57" calcext:value-type="currency">
            <text:p>$109,654.57</text:p>
          </table:table-cell>
          <table:table-cell/>
        </table:table-row>
        <table:table-row table:style-name="ro1">
          <table:table-cell table:style-name="ce5" office:value-type="string" calcext:value-type="string">
            <text:p>7/2/2015</text:p>
          </table:table-cell>
          <table:table-cell table:style-name="ce6" office:value-type="time" office:time-value="PT18H54M42S" calcext:value-type="time">
            <text:p>18:5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5]-[.J695]" office:value-type="currency" office:currency="CAD" office:value="3.59999999999999" calcext:value-type="currency">
            <text:p>$3.60</text:p>
          </table:table-cell>
          <table:table-cell table:style-name="ce3" table:formula="of:=[.L695]+[.K6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5]+[.N694]" office:value-type="currency" office:currency="CAD" office:value="109747.77" calcext:value-type="currency">
            <text:p>$109,747.77</text:p>
          </table:table-cell>
          <table:table-cell/>
        </table:table-row>
        <table:table-row table:style-name="ro1">
          <table:table-cell table:style-name="ce5" office:value-type="string" calcext:value-type="string">
            <text:p>7/2/2015</text:p>
          </table:table-cell>
          <table:table-cell table:style-name="ce6" office:value-type="time" office:time-value="PT18H54M45S" calcext:value-type="time">
            <text:p>18:5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6]-[.J696]" office:value-type="currency" office:currency="CAD" office:value="3.59999999999999" calcext:value-type="currency">
            <text:p>$3.60</text:p>
          </table:table-cell>
          <table:table-cell table:style-name="ce3" table:formula="of:=[.L696]+[.K6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6]+[.N695]" office:value-type="currency" office:currency="CAD" office:value="109840.97" calcext:value-type="currency">
            <text:p>$109,840.97</text:p>
          </table:table-cell>
          <table:table-cell/>
        </table:table-row>
        <table:table-row table:style-name="ro1">
          <table:table-cell table:style-name="ce5" office:value-type="string" calcext:value-type="string">
            <text:p>7/2/2015</text:p>
          </table:table-cell>
          <table:table-cell table:style-name="ce6" office:value-type="time" office:time-value="PT18H54M48S" calcext:value-type="time">
            <text:p>18:5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97]-[.J697]" office:value-type="currency" office:currency="CAD" office:value="0.539999999999999" calcext:value-type="currency">
            <text:p>$0.54</text:p>
          </table:table-cell>
          <table:table-cell table:style-name="ce3" table:formula="of:=[.L697]+[.K697]"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97]+[.N696]" office:value-type="currency" office:currency="CAD" office:value="109854.69" calcext:value-type="currency">
            <text:p>$109,854.69</text:p>
          </table:table-cell>
          <table:table-cell/>
        </table:table-row>
        <table:table-row table:style-name="ro1">
          <table:table-cell table:style-name="ce5" office:value-type="string" calcext:value-type="string">
            <text:p>7/2/2015</text:p>
          </table:table-cell>
          <table:table-cell table:style-name="ce6" office:value-type="time" office:time-value="PT18H54M51S" calcext:value-type="time">
            <text:p>18:5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8]-[.J698]" office:value-type="currency" office:currency="CAD" office:value="3.59999999999999" calcext:value-type="currency">
            <text:p>$3.60</text:p>
          </table:table-cell>
          <table:table-cell table:style-name="ce3" table:formula="of:=[.L698]+[.K6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8]+[.N697]" office:value-type="currency" office:currency="CAD" office:value="109947.89" calcext:value-type="currency">
            <text:p>$109,947.89</text:p>
          </table:table-cell>
          <table:table-cell/>
        </table:table-row>
        <table:table-row table:style-name="ro1">
          <table:table-cell table:style-name="ce5" office:value-type="string" calcext:value-type="string">
            <text:p>7/2/2015</text:p>
          </table:table-cell>
          <table:table-cell table:style-name="ce6" office:value-type="time" office:time-value="PT18H54M54S" calcext:value-type="time">
            <text:p>18:5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99]-[.J699]" office:value-type="currency" office:currency="CAD" office:value="0.539999999999999" calcext:value-type="currency">
            <text:p>$0.54</text:p>
          </table:table-cell>
          <table:table-cell table:style-name="ce3" table:formula="of:=[.L699]+[.K69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99]+[.N698]" office:value-type="currency" office:currency="CAD" office:value="109961.61" calcext:value-type="currency">
            <text:p>$109,961.61</text:p>
          </table:table-cell>
          <table:table-cell/>
        </table:table-row>
        <table:table-row table:style-name="ro1">
          <table:table-cell table:style-name="ce5" office:value-type="string" calcext:value-type="string">
            <text:p>7/2/2015</text:p>
          </table:table-cell>
          <table:table-cell table:style-name="ce6" office:value-type="time" office:time-value="PT18H54M57S" calcext:value-type="time">
            <text:p>18:5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0]-[.J700]" office:value-type="currency" office:currency="CAD" office:value="3.59999999999999" calcext:value-type="currency">
            <text:p>$3.60</text:p>
          </table:table-cell>
          <table:table-cell table:style-name="ce3" table:formula="of:=[.L700]+[.K7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0]+[.N699]" office:value-type="currency" office:currency="CAD" office:value="110054.81" calcext:value-type="currency">
            <text:p>$110,054.81</text:p>
          </table:table-cell>
          <table:table-cell/>
        </table:table-row>
        <table:table-row table:style-name="ro1">
          <table:table-cell table:style-name="ce5" office:value-type="string" calcext:value-type="string">
            <text:p>7/2/2015</text:p>
          </table:table-cell>
          <table:table-cell table:style-name="ce6" office:value-type="time" office:time-value="PT18H54M59S" calcext:value-type="time">
            <text:p>18:5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01]-[.J701]" office:value-type="currency" office:currency="CAD" office:value="0.720000000000002" calcext:value-type="currency">
            <text:p>$0.72</text:p>
          </table:table-cell>
          <table:table-cell table:style-name="ce3" table:formula="of:=[.L701]+[.K70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01]+[.N700]" office:value-type="currency" office:currency="CAD" office:value="110073.21" calcext:value-type="currency">
            <text:p>$110,073.21</text:p>
          </table:table-cell>
          <table:table-cell/>
        </table:table-row>
        <table:table-row table:style-name="ro1">
          <table:table-cell table:style-name="ce5" office:value-type="string" calcext:value-type="string">
            <text:p>7/2/2015</text:p>
          </table:table-cell>
          <table:table-cell table:style-name="ce6" office:value-type="time" office:time-value="PT18H55M02S" calcext:value-type="time">
            <text:p>18:5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702]-[.J702]" office:value-type="currency" office:currency="CAD" office:value="2.16" calcext:value-type="currency">
            <text:p>$2.16</text:p>
          </table:table-cell>
          <table:table-cell table:style-name="ce3" table:formula="of:=[.L702]+[.K702]"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702]+[.N701]" office:value-type="currency" office:currency="CAD" office:value="110129.01" calcext:value-type="currency">
            <text:p>$110,129.01</text:p>
          </table:table-cell>
          <table:table-cell/>
        </table:table-row>
        <table:table-row table:style-name="ro1">
          <table:table-cell table:style-name="ce5" office:value-type="string" calcext:value-type="string">
            <text:p>7/2/2015</text:p>
          </table:table-cell>
          <table:table-cell table:style-name="ce6" office:value-type="time" office:time-value="PT18H55M05S" calcext:value-type="time">
            <text:p>18:5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703]-[.J703]" office:value-type="currency" office:currency="CAD" office:value="4.5" calcext:value-type="currency">
            <text:p>$4.50</text:p>
          </table:table-cell>
          <table:table-cell table:style-name="ce3" table:formula="of:=[.L703]+[.K703]"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703]+[.N702]" office:value-type="currency" office:currency="CAD" office:value="110245.58" calcext:value-type="currency">
            <text:p>$110,245.58</text:p>
          </table:table-cell>
          <table:table-cell/>
        </table:table-row>
        <table:table-row table:style-name="ro1">
          <table:table-cell table:style-name="ce5" office:value-type="string" calcext:value-type="string">
            <text:p>7/2/2015</text:p>
          </table:table-cell>
          <table:table-cell table:style-name="ce6" office:value-type="time" office:time-value="PT18H55M08S" calcext:value-type="time">
            <text:p>18:55: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4]-[.J704]" office:value-type="currency" office:currency="CAD" office:value="3.59999999999999" calcext:value-type="currency">
            <text:p>$3.60</text:p>
          </table:table-cell>
          <table:table-cell table:style-name="ce3" table:formula="of:=[.L704]+[.K7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4]+[.N703]" office:value-type="currency" office:currency="CAD" office:value="110338.78" calcext:value-type="currency">
            <text:p>$110,338.78</text:p>
          </table:table-cell>
          <table:table-cell/>
        </table:table-row>
        <table:table-row table:style-name="ro1">
          <table:table-cell table:style-name="ce5" office:value-type="string" calcext:value-type="string">
            <text:p>7/2/2015</text:p>
          </table:table-cell>
          <table:table-cell table:style-name="ce6" office:value-type="time" office:time-value="PT18H55M11S" calcext:value-type="time">
            <text:p>18:55: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5]-[.J705]" office:value-type="currency" office:currency="CAD" office:value="3.59999999999999" calcext:value-type="currency">
            <text:p>$3.60</text:p>
          </table:table-cell>
          <table:table-cell table:style-name="ce3" table:formula="of:=[.L705]+[.K7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5]+[.N704]" office:value-type="currency" office:currency="CAD" office:value="110431.98" calcext:value-type="currency">
            <text:p>$110,431.98</text:p>
          </table:table-cell>
          <table:table-cell/>
        </table:table-row>
        <table:table-row table:style-name="ro1">
          <table:table-cell table:style-name="ce5" office:value-type="string" calcext:value-type="string">
            <text:p>7/2/2015</text:p>
          </table:table-cell>
          <table:table-cell table:style-name="ce6" office:value-type="time" office:time-value="PT18H55M14S" calcext:value-type="time">
            <text:p>18:55: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0" calcext:value-type="currency">
            <text:p>$180.00</text:p>
          </table:table-cell>
          <table:table-cell table:style-name="ce3" table:formula="of:=[.H706]-[.J706]" office:value-type="currency" office:currency="CAD" office:value="6.47999999999999" calcext:value-type="currency">
            <text:p>$6.48</text:p>
          </table:table-cell>
          <table:table-cell table:style-name="ce3" table:formula="of:=[.L706]+[.K706]" office:value-type="currency" office:currency="CAD" office:value="173.52" calcext:value-type="currency">
            <text:p>$173.52</text:p>
          </table:table-cell>
          <table:table-cell table:style-name="ce3" office:value-type="currency" office:currency="CAD" office:value="5.52" calcext:value-type="currency">
            <text:p>$5.52</text:p>
          </table:table-cell>
          <table:table-cell office:value-type="currency" office:currency="CAD" office:value="168" calcext:value-type="currency">
            <text:p>$168.00</text:p>
          </table:table-cell>
          <table:table-cell/>
          <table:table-cell table:style-name="ce3" table:formula="of:=[.L706]+[.N705]" office:value-type="currency" office:currency="CAD" office:value="110599.98" calcext:value-type="currency">
            <text:p>$110,599.98</text:p>
          </table:table-cell>
          <table:table-cell/>
        </table:table-row>
        <table:table-row table:style-name="ro1">
          <table:table-cell table:style-name="ce5" office:value-type="string" calcext:value-type="string">
            <text:p>7/2/2015</text:p>
          </table:table-cell>
          <table:table-cell table:style-name="ce6" office:value-type="time" office:time-value="PT18H55M17S" calcext:value-type="time">
            <text:p>18:55: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07]-[.J707]" office:value-type="currency" office:currency="CAD" office:value="0.899999999999999" calcext:value-type="currency">
            <text:p>$0.90</text:p>
          </table:table-cell>
          <table:table-cell table:style-name="ce3" table:formula="of:=[.L707]+[.K7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07]+[.N706]" office:value-type="currency" office:currency="CAD" office:value="110623.05" calcext:value-type="currency">
            <text:p>$110,623.05</text:p>
          </table:table-cell>
          <table:table-cell/>
        </table:table-row>
        <table:table-row table:style-name="ro1">
          <table:table-cell table:style-name="ce5" office:value-type="string" calcext:value-type="string">
            <text:p>7/2/2015</text:p>
          </table:table-cell>
          <table:table-cell table:style-name="ce6" office:value-type="time" office:time-value="PT18H55M20S" calcext:value-type="time">
            <text:p>18:55: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08]-[.J708]" office:value-type="currency" office:currency="CAD" office:value="10.8" calcext:value-type="currency">
            <text:p>$10.80</text:p>
          </table:table-cell>
          <table:table-cell table:style-name="ce3" table:formula="of:=[.L708]+[.K70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08]+[.N707]" office:value-type="currency" office:currency="CAD" office:value="110903.25" calcext:value-type="currency">
            <text:p>$110,903.25</text:p>
          </table:table-cell>
          <table:table-cell/>
        </table:table-row>
        <table:table-row table:style-name="ro1">
          <table:table-cell table:style-name="ce5" office:value-type="string" calcext:value-type="string">
            <text:p>7/2/2015</text:p>
          </table:table-cell>
          <table:table-cell table:style-name="ce6" office:value-type="time" office:time-value="PT18H55M22S" calcext:value-type="time">
            <text:p>18:5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9]-[.J709]" office:value-type="currency" office:currency="CAD" office:value="3.59999999999999" calcext:value-type="currency">
            <text:p>$3.60</text:p>
          </table:table-cell>
          <table:table-cell table:style-name="ce3" table:formula="of:=[.L709]+[.K7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9]+[.N708]" office:value-type="currency" office:currency="CAD" office:value="110996.45" calcext:value-type="currency">
            <text:p>$110,996.45</text:p>
          </table:table-cell>
          <table:table-cell/>
        </table:table-row>
        <table:table-row table:style-name="ro1">
          <table:table-cell table:style-name="ce5" office:value-type="string" calcext:value-type="string">
            <text:p>7/2/2015</text:p>
          </table:table-cell>
          <table:table-cell table:style-name="ce6" office:value-type="time" office:time-value="PT18H55M26S" calcext:value-type="time">
            <text:p>18:5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10]-[.J710]" office:value-type="currency" office:currency="CAD" office:value="1.8" calcext:value-type="currency">
            <text:p>$1.80</text:p>
          </table:table-cell>
          <table:table-cell table:style-name="ce3" table:formula="of:=[.L710]+[.K71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10]+[.N709]" office:value-type="currency" office:currency="CAD" office:value="111042.9" calcext:value-type="currency">
            <text:p>$111,042.90</text:p>
          </table:table-cell>
          <table:table-cell/>
        </table:table-row>
        <table:table-row table:style-name="ro1">
          <table:table-cell table:style-name="ce5" office:value-type="string" calcext:value-type="string">
            <text:p>7/2/2015</text:p>
          </table:table-cell>
          <table:table-cell table:style-name="ce6" office:value-type="time" office:time-value="PT18H55M29S" calcext:value-type="time">
            <text:p>18:5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1]-[.J711]" office:value-type="currency" office:currency="CAD" office:value="3.59999999999999" calcext:value-type="currency">
            <text:p>$3.60</text:p>
          </table:table-cell>
          <table:table-cell table:style-name="ce3" table:formula="of:=[.L711]+[.K7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1]+[.N710]" office:value-type="currency" office:currency="CAD" office:value="111136.1" calcext:value-type="currency">
            <text:p>$111,136.10</text:p>
          </table:table-cell>
          <table:table-cell/>
        </table:table-row>
        <table:table-row table:style-name="ro1">
          <table:table-cell table:style-name="ce5" office:value-type="string" calcext:value-type="string">
            <text:p>7/2/2015</text:p>
          </table:table-cell>
          <table:table-cell table:style-name="ce6" office:value-type="time" office:time-value="PT18H55M31S" calcext:value-type="time">
            <text:p>18:55: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12]-[.J712]" office:value-type="currency" office:currency="CAD" office:value="10.8" calcext:value-type="currency">
            <text:p>$10.80</text:p>
          </table:table-cell>
          <table:table-cell table:style-name="ce3" table:formula="of:=[.L712]+[.K712]"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12]+[.N711]" office:value-type="currency" office:currency="CAD" office:value="111416.3" calcext:value-type="currency">
            <text:p>$111,416.30</text:p>
          </table:table-cell>
          <table:table-cell/>
        </table:table-row>
        <table:table-row table:style-name="ro1">
          <table:table-cell table:style-name="ce5" office:value-type="string" calcext:value-type="string">
            <text:p>7/2/2015</text:p>
          </table:table-cell>
          <table:table-cell table:style-name="ce6" office:value-type="time" office:time-value="PT18H55M34S" calcext:value-type="time">
            <text:p>18:5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3]-[.J713]" office:value-type="currency" office:currency="CAD" office:value="3.59999999999999" calcext:value-type="currency">
            <text:p>$3.60</text:p>
          </table:table-cell>
          <table:table-cell table:style-name="ce3" table:formula="of:=[.L713]+[.K7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3]+[.N712]" office:value-type="currency" office:currency="CAD" office:value="111509.5" calcext:value-type="currency">
            <text:p>$111,509.50</text:p>
          </table:table-cell>
          <table:table-cell/>
        </table:table-row>
        <table:table-row table:style-name="ro1">
          <table:table-cell table:style-name="ce5" office:value-type="string" calcext:value-type="string">
            <text:p>7/2/2015</text:p>
          </table:table-cell>
          <table:table-cell table:style-name="ce6" office:value-type="time" office:time-value="PT18H55M37S" calcext:value-type="time">
            <text:p>18:55: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16" calcext:value-type="currency">
            <text:p>$216.00</text:p>
          </table:table-cell>
          <table:table-cell table:style-name="ce3" table:formula="of:=[.H714]-[.J714]" office:value-type="currency" office:currency="CAD" office:value="7.78" calcext:value-type="currency">
            <text:p>$7.78</text:p>
          </table:table-cell>
          <table:table-cell table:style-name="ce3" table:formula="of:=[.L714]+[.K714]" office:value-type="currency" office:currency="CAD" office:value="208.22" calcext:value-type="currency">
            <text:p>$208.22</text:p>
          </table:table-cell>
          <table:table-cell table:style-name="ce3" office:value-type="currency" office:currency="CAD" office:value="6.56" calcext:value-type="currency">
            <text:p>$6.56</text:p>
          </table:table-cell>
          <table:table-cell office:value-type="currency" office:currency="CAD" office:value="201.66" calcext:value-type="currency">
            <text:p>$201.66</text:p>
          </table:table-cell>
          <table:table-cell/>
          <table:table-cell table:style-name="ce3" table:formula="of:=[.L714]+[.N713]" office:value-type="currency" office:currency="CAD" office:value="111711.16" calcext:value-type="currency">
            <text:p>$111,711.16</text:p>
          </table:table-cell>
          <table:table-cell/>
        </table:table-row>
        <table:table-row table:style-name="ro1">
          <table:table-cell table:style-name="ce5" office:value-type="string" calcext:value-type="string">
            <text:p>7/2/2015</text:p>
          </table:table-cell>
          <table:table-cell table:style-name="ce6" office:value-type="time" office:time-value="PT18H55M40S" calcext:value-type="time">
            <text:p>18:55: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5]-[.J715]" office:value-type="currency" office:currency="CAD" office:value="3.59999999999999" calcext:value-type="currency">
            <text:p>$3.60</text:p>
          </table:table-cell>
          <table:table-cell table:style-name="ce3" table:formula="of:=[.L715]+[.K7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5]+[.N714]" office:value-type="currency" office:currency="CAD" office:value="111804.36" calcext:value-type="currency">
            <text:p>$111,804.36</text:p>
          </table:table-cell>
          <table:table-cell/>
        </table:table-row>
        <table:table-row table:style-name="ro1">
          <table:table-cell table:style-name="ce5" office:value-type="string" calcext:value-type="string">
            <text:p>7/2/2015</text:p>
          </table:table-cell>
          <table:table-cell table:style-name="ce6" office:value-type="time" office:time-value="PT18H55M43S" calcext:value-type="time">
            <text:p>18:5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16]-[.J716]" office:value-type="currency" office:currency="CAD" office:value="1.44" calcext:value-type="currency">
            <text:p>$1.44</text:p>
          </table:table-cell>
          <table:table-cell table:style-name="ce3" table:formula="of:=[.L716]+[.K7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16]+[.N715]" office:value-type="currency" office:currency="CAD" office:value="111841.46" calcext:value-type="currency">
            <text:p>$111,841.46</text:p>
          </table:table-cell>
          <table:table-cell/>
        </table:table-row>
        <table:table-row table:style-name="ro1">
          <table:table-cell table:style-name="ce5" office:value-type="string" calcext:value-type="string">
            <text:p>7/2/2015</text:p>
          </table:table-cell>
          <table:table-cell table:style-name="ce6" office:value-type="time" office:time-value="PT18H55M46S" calcext:value-type="time">
            <text:p>18:5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7]-[.J717]" office:value-type="currency" office:currency="CAD" office:value="3.59999999999999" calcext:value-type="currency">
            <text:p>$3.60</text:p>
          </table:table-cell>
          <table:table-cell table:style-name="ce3" table:formula="of:=[.L717]+[.K7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7]+[.N716]" office:value-type="currency" office:currency="CAD" office:value="111934.66" calcext:value-type="currency">
            <text:p>$111,934.66</text:p>
          </table:table-cell>
          <table:table-cell/>
        </table:table-row>
        <table:table-row table:style-name="ro1">
          <table:table-cell table:style-name="ce5" office:value-type="string" calcext:value-type="string">
            <text:p>7/2/2015</text:p>
          </table:table-cell>
          <table:table-cell table:style-name="ce6" office:value-type="time" office:time-value="PT18H55M49S" calcext:value-type="time">
            <text:p>18:5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8]-[.J718]" office:value-type="currency" office:currency="CAD" office:value="3.59999999999999" calcext:value-type="currency">
            <text:p>$3.60</text:p>
          </table:table-cell>
          <table:table-cell table:style-name="ce3" table:formula="of:=[.L718]+[.K7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8]+[.N717]" office:value-type="currency" office:currency="CAD" office:value="112027.86" calcext:value-type="currency">
            <text:p>$112,027.86</text:p>
          </table:table-cell>
          <table:table-cell/>
        </table:table-row>
        <table:table-row table:style-name="ro1">
          <table:table-cell table:style-name="ce5" office:value-type="string" calcext:value-type="string">
            <text:p>7/2/2015</text:p>
          </table:table-cell>
          <table:table-cell table:style-name="ce6" office:value-type="time" office:time-value="PT18H55M51S" calcext:value-type="time">
            <text:p>18:55: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19]-[.J719]" office:value-type="currency" office:currency="CAD" office:value="0.899999999999999" calcext:value-type="currency">
            <text:p>$0.90</text:p>
          </table:table-cell>
          <table:table-cell table:style-name="ce3" table:formula="of:=[.L719]+[.K7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19]+[.N718]" office:value-type="currency" office:currency="CAD" office:value="112050.93" calcext:value-type="currency">
            <text:p>$112,050.93</text:p>
          </table:table-cell>
          <table:table-cell/>
        </table:table-row>
        <table:table-row table:style-name="ro1">
          <table:table-cell table:style-name="ce5" office:value-type="string" calcext:value-type="string">
            <text:p>7/2/2015</text:p>
          </table:table-cell>
          <table:table-cell table:style-name="ce6" office:value-type="time" office:time-value="PT18H55M54S" calcext:value-type="time">
            <text:p>18:55: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20]-[.J720]" office:value-type="currency" office:currency="CAD" office:value="0.899999999999999" calcext:value-type="currency">
            <text:p>$0.90</text:p>
          </table:table-cell>
          <table:table-cell table:style-name="ce3" table:formula="of:=[.L720]+[.K7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20]+[.N719]" office:value-type="currency" office:currency="CAD" office:value="112074" calcext:value-type="currency">
            <text:p>$112,074.00</text:p>
          </table:table-cell>
          <table:table-cell/>
        </table:table-row>
        <table:table-row table:style-name="ro1">
          <table:table-cell table:style-name="ce5" office:value-type="string" calcext:value-type="string">
            <text:p>7/2/2015</text:p>
          </table:table-cell>
          <table:table-cell table:style-name="ce6" office:value-type="time" office:time-value="PT18H55M57S" calcext:value-type="time">
            <text:p>18:55: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4" calcext:value-type="currency">
            <text:p>$44.00</text:p>
          </table:table-cell>
          <table:table-cell table:style-name="ce3" table:formula="of:=[.H721]-[.J721]" office:value-type="currency" office:currency="CAD" office:value="1.58" calcext:value-type="currency">
            <text:p>$1.58</text:p>
          </table:table-cell>
          <table:table-cell table:style-name="ce3" table:formula="of:=[.L721]+[.K721]" office:value-type="currency" office:currency="CAD" office:value="42.42" calcext:value-type="currency">
            <text:p>$42.42</text:p>
          </table:table-cell>
          <table:table-cell table:style-name="ce3" office:value-type="currency" office:currency="CAD" office:value="1.58" calcext:value-type="currency">
            <text:p>$1.58</text:p>
          </table:table-cell>
          <table:table-cell office:value-type="currency" office:currency="CAD" office:value="40.84" calcext:value-type="currency">
            <text:p>$40.84</text:p>
          </table:table-cell>
          <table:table-cell/>
          <table:table-cell table:style-name="ce3" table:formula="of:=[.L721]+[.N720]" office:value-type="currency" office:currency="CAD" office:value="112114.84" calcext:value-type="currency">
            <text:p>$112,114.84</text:p>
          </table:table-cell>
          <table:table-cell/>
        </table:table-row>
        <table:table-row table:style-name="ro1">
          <table:table-cell table:style-name="ce5" office:value-type="string" calcext:value-type="string">
            <text:p>7/2/2015</text:p>
          </table:table-cell>
          <table:table-cell table:style-name="ce6" office:value-type="time" office:time-value="PT18H56M00S" calcext:value-type="time">
            <text:p>18:5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722]-[.J722]" office:value-type="currency" office:currency="CAD" office:value="1.62" calcext:value-type="currency">
            <text:p>$1.62</text:p>
          </table:table-cell>
          <table:table-cell table:style-name="ce3" table:formula="of:=[.L722]+[.K722]"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722]+[.N721]" office:value-type="currency" office:currency="CAD" office:value="112156.61" calcext:value-type="currency">
            <text:p>$112,156.61</text:p>
          </table:table-cell>
          <table:table-cell/>
        </table:table-row>
        <table:table-row table:style-name="ro1">
          <table:table-cell table:style-name="ce5" office:value-type="string" calcext:value-type="string">
            <text:p>7/2/2015</text:p>
          </table:table-cell>
          <table:table-cell table:style-name="ce6" office:value-type="time" office:time-value="PT18H56M03S" calcext:value-type="time">
            <text:p>18:56: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3]-[.J723]" office:value-type="currency" office:currency="CAD" office:value="1.8" calcext:value-type="currency">
            <text:p>$1.80</text:p>
          </table:table-cell>
          <table:table-cell table:style-name="ce3" table:formula="of:=[.L723]+[.K7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3]+[.N722]" office:value-type="currency" office:currency="CAD" office:value="112203.06" calcext:value-type="currency">
            <text:p>$112,203.06</text:p>
          </table:table-cell>
          <table:table-cell/>
        </table:table-row>
        <table:table-row table:style-name="ro1">
          <table:table-cell table:style-name="ce5" office:value-type="string" calcext:value-type="string">
            <text:p>7/2/2015</text:p>
          </table:table-cell>
          <table:table-cell table:style-name="ce6" office:value-type="time" office:time-value="PT18H56M06S" calcext:value-type="time">
            <text:p>18:56: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4]-[.J724]" office:value-type="currency" office:currency="CAD" office:value="18" calcext:value-type="currency">
            <text:p>$18.00</text:p>
          </table:table-cell>
          <table:table-cell table:style-name="ce3" table:formula="of:=[.L724]+[.K724]"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4]+[.N723]" office:value-type="currency" office:currency="CAD" office:value="112670.26" calcext:value-type="currency">
            <text:p>$112,670.26</text:p>
          </table:table-cell>
          <table:table-cell/>
        </table:table-row>
        <table:table-row table:style-name="ro1">
          <table:table-cell table:style-name="ce5" office:value-type="string" calcext:value-type="string">
            <text:p>7/2/2015</text:p>
          </table:table-cell>
          <table:table-cell table:style-name="ce6" office:value-type="time" office:time-value="PT18H56M09S" calcext:value-type="time">
            <text:p>18:56: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5]-[.J725]" office:value-type="currency" office:currency="CAD" office:value="1.8" calcext:value-type="currency">
            <text:p>$1.80</text:p>
          </table:table-cell>
          <table:table-cell table:style-name="ce3" table:formula="of:=[.L725]+[.K7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5]+[.N724]" office:value-type="currency" office:currency="CAD" office:value="112716.71" calcext:value-type="currency">
            <text:p>$112,716.71</text:p>
          </table:table-cell>
          <table:table-cell/>
        </table:table-row>
        <table:table-row table:style-name="ro1">
          <table:table-cell table:style-name="ce5" office:value-type="string" calcext:value-type="string">
            <text:p>7/2/2015</text:p>
          </table:table-cell>
          <table:table-cell table:style-name="ce6" office:value-type="time" office:time-value="PT18H56M11S" calcext:value-type="time">
            <text:p>18:5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6]-[.J726]" office:value-type="currency" office:currency="CAD" office:value="18" calcext:value-type="currency">
            <text:p>$18.00</text:p>
          </table:table-cell>
          <table:table-cell table:style-name="ce3" table:formula="of:=[.L726]+[.K72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6]+[.N725]" office:value-type="currency" office:currency="CAD" office:value="113183.91" calcext:value-type="currency">
            <text:p>$113,183.91</text:p>
          </table:table-cell>
          <table:table-cell/>
        </table:table-row>
        <table:table-row table:style-name="ro1">
          <table:table-cell table:style-name="ce5" office:value-type="string" calcext:value-type="string">
            <text:p>7/2/2015</text:p>
          </table:table-cell>
          <table:table-cell table:style-name="ce6" office:value-type="time" office:time-value="PT18H56M14S" calcext:value-type="time">
            <text:p>18:5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7]-[.J727]" office:value-type="currency" office:currency="CAD" office:value="18" calcext:value-type="currency">
            <text:p>$18.00</text:p>
          </table:table-cell>
          <table:table-cell table:style-name="ce3" table:formula="of:=[.L727]+[.K72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7]+[.N726]" office:value-type="currency" office:currency="CAD" office:value="113651.11" calcext:value-type="currency">
            <text:p>$113,651.11</text:p>
          </table:table-cell>
          <table:table-cell/>
        </table:table-row>
        <table:table-row table:style-name="ro1">
          <table:table-cell table:style-name="ce5" office:value-type="string" calcext:value-type="string">
            <text:p>7/2/2015</text:p>
          </table:table-cell>
          <table:table-cell table:style-name="ce6" office:value-type="time" office:time-value="PT18H56M17S" calcext:value-type="time">
            <text:p>18:5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8]-[.J728]" office:value-type="currency" office:currency="CAD" office:value="1.8" calcext:value-type="currency">
            <text:p>$1.80</text:p>
          </table:table-cell>
          <table:table-cell table:style-name="ce3" table:formula="of:=[.L728]+[.K7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8]+[.N727]" office:value-type="currency" office:currency="CAD" office:value="113697.56" calcext:value-type="currency">
            <text:p>$113,697.56</text:p>
          </table:table-cell>
          <table:table-cell/>
        </table:table-row>
        <table:table-row table:style-name="ro1">
          <table:table-cell table:style-name="ce5" office:value-type="string" calcext:value-type="string">
            <text:p>7/2/2015</text:p>
          </table:table-cell>
          <table:table-cell table:style-name="ce6" office:value-type="time" office:time-value="PT18H56M20S" calcext:value-type="time">
            <text:p>18:5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29]-[.J729]" office:value-type="currency" office:currency="CAD" office:value="3.59999999999999" calcext:value-type="currency">
            <text:p>$3.60</text:p>
          </table:table-cell>
          <table:table-cell table:style-name="ce3" table:formula="of:=[.L729]+[.K7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29]+[.N728]" office:value-type="currency" office:currency="CAD" office:value="113790.76" calcext:value-type="currency">
            <text:p>$113,790.76</text:p>
          </table:table-cell>
          <table:table-cell/>
        </table:table-row>
        <table:table-row table:style-name="ro1">
          <table:table-cell table:style-name="ce5" office:value-type="string" calcext:value-type="string">
            <text:p>7/2/2015</text:p>
          </table:table-cell>
          <table:table-cell table:style-name="ce6" office:value-type="time" office:time-value="PT18H56M23S" calcext:value-type="time">
            <text:p>18:5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H730]-[.J730]" office:value-type="currency" office:currency="CAD" office:value="2.52" calcext:value-type="currency">
            <text:p>$2.52</text:p>
          </table:table-cell>
          <table:table-cell table:style-name="ce3" table:formula="of:=[.L730]+[.K730]"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L730]+[.N729]" office:value-type="currency" office:currency="CAD" office:value="113855.91" calcext:value-type="currency">
            <text:p>$113,855.91</text:p>
          </table:table-cell>
          <table:table-cell/>
        </table:table-row>
        <table:table-row table:style-name="ro1">
          <table:table-cell table:style-name="ce5" office:value-type="string" calcext:value-type="string">
            <text:p>7/2/2015</text:p>
          </table:table-cell>
          <table:table-cell table:style-name="ce6" office:value-type="time" office:time-value="PT18H56M26S" calcext:value-type="time">
            <text:p>18:5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31]-[.J731]" office:value-type="currency" office:currency="CAD" office:value="0.899999999999999" calcext:value-type="currency">
            <text:p>$0.90</text:p>
          </table:table-cell>
          <table:table-cell table:style-name="ce3" table:formula="of:=[.L731]+[.K7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31]+[.N730]" office:value-type="currency" office:currency="CAD" office:value="113878.98" calcext:value-type="currency">
            <text:p>$113,878.98</text:p>
          </table:table-cell>
          <table:table-cell/>
        </table:table-row>
        <table:table-row table:style-name="ro1">
          <table:table-cell table:style-name="ce5" office:value-type="string" calcext:value-type="string">
            <text:p>7/2/2015</text:p>
          </table:table-cell>
          <table:table-cell table:style-name="ce6" office:value-type="time" office:time-value="PT18H56M29S" calcext:value-type="time">
            <text:p>18:5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32]-[.J732]" office:value-type="currency" office:currency="CAD" office:value="3.59999999999999" calcext:value-type="currency">
            <text:p>$3.60</text:p>
          </table:table-cell>
          <table:table-cell table:style-name="ce3" table:formula="of:=[.L732]+[.K73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32]+[.N731]" office:value-type="currency" office:currency="CAD" office:value="113972.18" calcext:value-type="currency">
            <text:p>$113,972.18</text:p>
          </table:table-cell>
          <table:table-cell/>
        </table:table-row>
        <table:table-row table:style-name="ro1">
          <table:table-cell table:style-name="ce5" office:value-type="string" calcext:value-type="string">
            <text:p>7/2/2015</text:p>
          </table:table-cell>
          <table:table-cell table:style-name="ce6" office:value-type="time" office:time-value="PT18H56M32S" calcext:value-type="time">
            <text:p>18:5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33]-[.J733]" office:value-type="currency" office:currency="CAD" office:value="9" calcext:value-type="currency">
            <text:p>$9.00</text:p>
          </table:table-cell>
          <table:table-cell table:style-name="ce3" table:formula="of:=[.L733]+[.K7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33]+[.N732]" office:value-type="currency" office:currency="CAD" office:value="114205.63" calcext:value-type="currency">
            <text:p>$114,205.63</text:p>
          </table:table-cell>
          <table:table-cell/>
        </table:table-row>
        <table:table-row table:style-name="ro1">
          <table:table-cell table:style-name="ce5" office:value-type="string" calcext:value-type="string">
            <text:p>7/2/2015</text:p>
          </table:table-cell>
          <table:table-cell table:style-name="ce6" office:value-type="time" office:time-value="PT18H56M35S" calcext:value-type="time">
            <text:p>18:5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34]-[.J734]" office:value-type="currency" office:currency="CAD" office:value="0.899999999999999" calcext:value-type="currency">
            <text:p>$0.90</text:p>
          </table:table-cell>
          <table:table-cell table:style-name="ce3" table:formula="of:=[.L734]+[.K7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34]+[.N733]" office:value-type="currency" office:currency="CAD" office:value="114228.7" calcext:value-type="currency">
            <text:p>$114,228.70</text:p>
          </table:table-cell>
          <table:table-cell/>
        </table:table-row>
        <table:table-row table:style-name="ro1">
          <table:table-cell table:style-name="ce5" office:value-type="string" calcext:value-type="string">
            <text:p>7/2/2015</text:p>
          </table:table-cell>
          <table:table-cell table:style-name="ce6" office:value-type="time" office:time-value="PT18H56M38S" calcext:value-type="time">
            <text:p>18:5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35]-[.J735]" office:value-type="currency" office:currency="CAD" office:value="18" calcext:value-type="currency">
            <text:p>$18.00</text:p>
          </table:table-cell>
          <table:table-cell table:style-name="ce3" table:formula="of:=[.L735]+[.K73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35]+[.N734]" office:value-type="currency" office:currency="CAD" office:value="114695.9" calcext:value-type="currency">
            <text:p>$114,695.90</text:p>
          </table:table-cell>
          <table:table-cell/>
        </table:table-row>
        <table:table-row table:style-name="ro1">
          <table:table-cell table:style-name="ce5" office:value-type="string" calcext:value-type="string">
            <text:p>7/2/2015</text:p>
          </table:table-cell>
          <table:table-cell table:style-name="ce6" office:value-type="time" office:time-value="PT18H56M40S" calcext:value-type="time">
            <text:p>18:5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36]-[.J736]" office:value-type="currency" office:currency="CAD" office:value="3.59999999999999" calcext:value-type="currency">
            <text:p>$3.60</text:p>
          </table:table-cell>
          <table:table-cell table:style-name="ce3" table:formula="of:=[.L736]+[.K7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36]+[.N735]" office:value-type="currency" office:currency="CAD" office:value="114789.1" calcext:value-type="currency">
            <text:p>$114,789.10</text:p>
          </table:table-cell>
          <table:table-cell/>
        </table:table-row>
        <table:table-row table:style-name="ro1">
          <table:table-cell table:style-name="ce5" office:value-type="string" calcext:value-type="string">
            <text:p>7/2/2015</text:p>
          </table:table-cell>
          <table:table-cell table:style-name="ce6" office:value-type="time" office:time-value="PT18H56M43S" calcext:value-type="time">
            <text:p>18:5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37]-[.J737]" office:value-type="currency" office:currency="CAD" office:value="1.8" calcext:value-type="currency">
            <text:p>$1.80</text:p>
          </table:table-cell>
          <table:table-cell table:style-name="ce3" table:formula="of:=[.L737]+[.K7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37]+[.N736]" office:value-type="currency" office:currency="CAD" office:value="114835.55" calcext:value-type="currency">
            <text:p>$114,835.55</text:p>
          </table:table-cell>
          <table:table-cell/>
        </table:table-row>
        <table:table-row table:style-name="ro1">
          <table:table-cell table:style-name="ce5" office:value-type="string" calcext:value-type="string">
            <text:p>7/2/2015</text:p>
          </table:table-cell>
          <table:table-cell table:style-name="ce6" office:value-type="time" office:time-value="PT18H56M46S" calcext:value-type="time">
            <text:p>18:5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38]-[.J738]" office:value-type="currency" office:currency="CAD" office:value="1.8" calcext:value-type="currency">
            <text:p>$1.80</text:p>
          </table:table-cell>
          <table:table-cell table:style-name="ce3" table:formula="of:=[.L738]+[.K7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38]+[.N737]" office:value-type="currency" office:currency="CAD" office:value="114882" calcext:value-type="currency">
            <text:p>$114,882.00</text:p>
          </table:table-cell>
          <table:table-cell/>
        </table:table-row>
        <table:table-row table:style-name="ro1">
          <table:table-cell table:style-name="ce5" office:value-type="string" calcext:value-type="string">
            <text:p>7/2/2015</text:p>
          </table:table-cell>
          <table:table-cell table:style-name="ce6" office:value-type="time" office:time-value="PT18H56M49S" calcext:value-type="time">
            <text:p>18:5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39]-[.J739]" office:value-type="currency" office:currency="CAD" office:value="0.720000000000002" calcext:value-type="currency">
            <text:p>$0.72</text:p>
          </table:table-cell>
          <table:table-cell table:style-name="ce3" table:formula="of:=[.L739]+[.K73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39]+[.N738]" office:value-type="currency" office:currency="CAD" office:value="114900.4" calcext:value-type="currency">
            <text:p>$114,900.40</text:p>
          </table:table-cell>
          <table:table-cell/>
        </table:table-row>
        <table:table-row table:style-name="ro1">
          <table:table-cell table:style-name="ce5" office:value-type="string" calcext:value-type="string">
            <text:p>7/2/2015</text:p>
          </table:table-cell>
          <table:table-cell table:style-name="ce6" office:value-type="time" office:time-value="PT18H56M52S" calcext:value-type="time">
            <text:p>18:5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0]-[.J740]" office:value-type="currency" office:currency="CAD" office:value="3.59999999999999" calcext:value-type="currency">
            <text:p>$3.60</text:p>
          </table:table-cell>
          <table:table-cell table:style-name="ce3" table:formula="of:=[.L740]+[.K7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0]+[.N739]" office:value-type="currency" office:currency="CAD" office:value="114993.6" calcext:value-type="currency">
            <text:p>$114,993.60</text:p>
          </table:table-cell>
          <table:table-cell/>
        </table:table-row>
        <table:table-row table:style-name="ro1">
          <table:table-cell table:style-name="ce5" office:value-type="string" calcext:value-type="string">
            <text:p>7/2/2015</text:p>
          </table:table-cell>
          <table:table-cell table:style-name="ce6" office:value-type="time" office:time-value="PT18H56M55S" calcext:value-type="time">
            <text:p>18:56: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1]-[.J741]" office:value-type="currency" office:currency="CAD" office:value="1.8" calcext:value-type="currency">
            <text:p>$1.80</text:p>
          </table:table-cell>
          <table:table-cell table:style-name="ce3" table:formula="of:=[.L741]+[.K7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1]+[.N740]" office:value-type="currency" office:currency="CAD" office:value="115040.05" calcext:value-type="currency">
            <text:p>$115,040.05</text:p>
          </table:table-cell>
          <table:table-cell/>
        </table:table-row>
        <table:table-row table:style-name="ro1">
          <table:table-cell table:style-name="ce5" office:value-type="string" calcext:value-type="string">
            <text:p>7/2/2015</text:p>
          </table:table-cell>
          <table:table-cell table:style-name="ce6" office:value-type="time" office:time-value="PT18H56M58S" calcext:value-type="time">
            <text:p>18:56: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2]-[.J742]" office:value-type="currency" office:currency="CAD" office:value="3.59999999999999" calcext:value-type="currency">
            <text:p>$3.60</text:p>
          </table:table-cell>
          <table:table-cell table:style-name="ce3" table:formula="of:=[.L742]+[.K7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2]+[.N741]" office:value-type="currency" office:currency="CAD" office:value="115133.25" calcext:value-type="currency">
            <text:p>$115,133.25</text:p>
          </table:table-cell>
          <table:table-cell/>
        </table:table-row>
        <table:table-row table:style-name="ro1">
          <table:table-cell table:style-name="ce5" office:value-type="string" calcext:value-type="string">
            <text:p>7/2/2015</text:p>
          </table:table-cell>
          <table:table-cell table:style-name="ce6" office:value-type="time" office:time-value="PT18H57M01S" calcext:value-type="time">
            <text:p>18:57: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43]-[.J743]" office:value-type="currency" office:currency="CAD" office:value="0.899999999999999" calcext:value-type="currency">
            <text:p>$0.90</text:p>
          </table:table-cell>
          <table:table-cell table:style-name="ce3" table:formula="of:=[.L743]+[.K7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43]+[.N742]" office:value-type="currency" office:currency="CAD" office:value="115156.32" calcext:value-type="currency">
            <text:p>$115,156.32</text:p>
          </table:table-cell>
          <table:table-cell/>
        </table:table-row>
        <table:table-row table:style-name="ro1">
          <table:table-cell table:style-name="ce5" office:value-type="string" calcext:value-type="string">
            <text:p>7/2/2015</text:p>
          </table:table-cell>
          <table:table-cell table:style-name="ce6" office:value-type="time" office:time-value="PT18H57M04S" calcext:value-type="time">
            <text:p>18:57: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44]-[.J744]" office:value-type="currency" office:currency="CAD" office:value="0.720000000000002" calcext:value-type="currency">
            <text:p>$0.72</text:p>
          </table:table-cell>
          <table:table-cell table:style-name="ce3" table:formula="of:=[.L744]+[.K7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44]+[.N743]" office:value-type="currency" office:currency="CAD" office:value="115174.72" calcext:value-type="currency">
            <text:p>$115,174.72</text:p>
          </table:table-cell>
          <table:table-cell/>
        </table:table-row>
        <table:table-row table:style-name="ro1">
          <table:table-cell table:style-name="ce5" office:value-type="string" calcext:value-type="string">
            <text:p>7/2/2015</text:p>
          </table:table-cell>
          <table:table-cell table:style-name="ce6" office:value-type="time" office:time-value="PT18H57M07S" calcext:value-type="time">
            <text:p>18:5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45]-[.J745]" office:value-type="currency" office:currency="CAD" office:value="0.899999999999999" calcext:value-type="currency">
            <text:p>$0.90</text:p>
          </table:table-cell>
          <table:table-cell table:style-name="ce3" table:formula="of:=[.L745]+[.K74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45]+[.N744]" office:value-type="currency" office:currency="CAD" office:value="115197.79" calcext:value-type="currency">
            <text:p>$115,197.79</text:p>
          </table:table-cell>
          <table:table-cell/>
        </table:table-row>
        <table:table-row table:style-name="ro1">
          <table:table-cell table:style-name="ce5" office:value-type="string" calcext:value-type="string">
            <text:p>7/2/2015</text:p>
          </table:table-cell>
          <table:table-cell table:style-name="ce6" office:value-type="time" office:time-value="PT18H57M10S" calcext:value-type="time">
            <text:p>18:5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6]-[.J746]" office:value-type="currency" office:currency="CAD" office:value="3.59999999999999" calcext:value-type="currency">
            <text:p>$3.60</text:p>
          </table:table-cell>
          <table:table-cell table:style-name="ce3" table:formula="of:=[.L746]+[.K7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6]+[.N745]" office:value-type="currency" office:currency="CAD" office:value="115290.99" calcext:value-type="currency">
            <text:p>$115,290.99</text:p>
          </table:table-cell>
          <table:table-cell/>
        </table:table-row>
        <table:table-row table:style-name="ro1">
          <table:table-cell table:style-name="ce5" office:value-type="string" calcext:value-type="string">
            <text:p>7/2/2015</text:p>
          </table:table-cell>
          <table:table-cell table:style-name="ce6" office:value-type="time" office:time-value="PT18H57M13S" calcext:value-type="time">
            <text:p>18:5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7]-[.J747]" office:value-type="currency" office:currency="CAD" office:value="3.59999999999999" calcext:value-type="currency">
            <text:p>$3.60</text:p>
          </table:table-cell>
          <table:table-cell table:style-name="ce3" table:formula="of:=[.L747]+[.K7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7]+[.N746]" office:value-type="currency" office:currency="CAD" office:value="115384.19" calcext:value-type="currency">
            <text:p>$115,384.19</text:p>
          </table:table-cell>
          <table:table-cell/>
        </table:table-row>
        <table:table-row table:style-name="ro1">
          <table:table-cell table:style-name="ce5" office:value-type="string" calcext:value-type="string">
            <text:p>7/2/2015</text:p>
          </table:table-cell>
          <table:table-cell table:style-name="ce6" office:value-type="time" office:time-value="PT18H57M15S" calcext:value-type="time">
            <text:p>18:57: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8]-[.J748]" office:value-type="currency" office:currency="CAD" office:value="1.8" calcext:value-type="currency">
            <text:p>$1.80</text:p>
          </table:table-cell>
          <table:table-cell table:style-name="ce3" table:formula="of:=[.L748]+[.K7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8]+[.N747]" office:value-type="currency" office:currency="CAD" office:value="115430.64" calcext:value-type="currency">
            <text:p>$115,430.64</text:p>
          </table:table-cell>
          <table:table-cell/>
        </table:table-row>
        <table:table-row table:style-name="ro1">
          <table:table-cell table:style-name="ce5" office:value-type="string" calcext:value-type="string">
            <text:p>7/2/2015</text:p>
          </table:table-cell>
          <table:table-cell table:style-name="ce6" office:value-type="time" office:time-value="PT18H57M18S" calcext:value-type="time">
            <text:p>18:57: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9]-[.J749]" office:value-type="currency" office:currency="CAD" office:value="1.8" calcext:value-type="currency">
            <text:p>$1.80</text:p>
          </table:table-cell>
          <table:table-cell table:style-name="ce3" table:formula="of:=[.L749]+[.K7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9]+[.N748]" office:value-type="currency" office:currency="CAD" office:value="115477.09" calcext:value-type="currency">
            <text:p>$115,477.09</text:p>
          </table:table-cell>
          <table:table-cell/>
        </table:table-row>
        <table:table-row table:style-name="ro1">
          <table:table-cell table:style-name="ce5" office:value-type="string" calcext:value-type="string">
            <text:p>7/2/2015</text:p>
          </table:table-cell>
          <table:table-cell table:style-name="ce6" office:value-type="time" office:time-value="PT18H57M21S" calcext:value-type="time">
            <text:p>18:57: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50]-[.J750]" office:value-type="currency" office:currency="CAD" office:value="9" calcext:value-type="currency">
            <text:p>$9.00</text:p>
          </table:table-cell>
          <table:table-cell table:style-name="ce3" table:formula="of:=[.L750]+[.K7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50]+[.N749]" office:value-type="currency" office:currency="CAD" office:value="115710.54" calcext:value-type="currency">
            <text:p>$115,710.54</text:p>
          </table:table-cell>
          <table:table-cell/>
        </table:table-row>
        <table:table-row table:style-name="ro1">
          <table:table-cell table:style-name="ce5" office:value-type="string" calcext:value-type="string">
            <text:p>7/2/2015</text:p>
          </table:table-cell>
          <table:table-cell table:style-name="ce6" office:value-type="time" office:time-value="PT18H57M24S" calcext:value-type="time">
            <text:p>18:57: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51]-[.J751]" office:value-type="currency" office:currency="CAD" office:value="0.18" calcext:value-type="currency">
            <text:p>$0.18</text:p>
          </table:table-cell>
          <table:table-cell table:style-name="ce3" table:formula="of:=[.L751]+[.K75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51]+[.N750]" office:value-type="currency" office:currency="CAD" office:value="115714.91" calcext:value-type="currency">
            <text:p>$115,714.91</text:p>
          </table:table-cell>
          <table:table-cell/>
        </table:table-row>
        <table:table-row table:style-name="ro1">
          <table:table-cell table:style-name="ce5" office:value-type="string" calcext:value-type="string">
            <text:p>7/2/2015</text:p>
          </table:table-cell>
          <table:table-cell table:style-name="ce6" office:value-type="time" office:time-value="PT18H57M27S" calcext:value-type="time">
            <text:p>18:5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2]-[.J752]" office:value-type="currency" office:currency="CAD" office:value="0.899999999999999" calcext:value-type="currency">
            <text:p>$0.90</text:p>
          </table:table-cell>
          <table:table-cell table:style-name="ce3" table:formula="of:=[.L752]+[.K7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2]+[.N751]" office:value-type="currency" office:currency="CAD" office:value="115737.98" calcext:value-type="currency">
            <text:p>$115,737.98</text:p>
          </table:table-cell>
          <table:table-cell/>
        </table:table-row>
        <table:table-row table:style-name="ro1">
          <table:table-cell table:style-name="ce5" office:value-type="string" calcext:value-type="string">
            <text:p>7/2/2015</text:p>
          </table:table-cell>
          <table:table-cell table:style-name="ce6" office:value-type="time" office:time-value="PT18H57M30S" calcext:value-type="time">
            <text:p>18:5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53]-[.J753]" office:value-type="currency" office:currency="CAD" office:value="18" calcext:value-type="currency">
            <text:p>$18.00</text:p>
          </table:table-cell>
          <table:table-cell table:style-name="ce3" table:formula="of:=[.L753]+[.K75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53]+[.N752]" office:value-type="currency" office:currency="CAD" office:value="116205.18" calcext:value-type="currency">
            <text:p>$116,205.18</text:p>
          </table:table-cell>
          <table:table-cell/>
        </table:table-row>
        <table:table-row table:style-name="ro1">
          <table:table-cell table:style-name="ce5" office:value-type="string" calcext:value-type="string">
            <text:p>7/2/2015</text:p>
          </table:table-cell>
          <table:table-cell table:style-name="ce6" office:value-type="time" office:time-value="PT18H57M33S" calcext:value-type="time">
            <text:p>18:5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4]-[.J754]" office:value-type="currency" office:currency="CAD" office:value="0.899999999999999" calcext:value-type="currency">
            <text:p>$0.90</text:p>
          </table:table-cell>
          <table:table-cell table:style-name="ce3" table:formula="of:=[.L754]+[.K7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4]+[.N753]" office:value-type="currency" office:currency="CAD" office:value="116228.25" calcext:value-type="currency">
            <text:p>$116,228.25</text:p>
          </table:table-cell>
          <table:table-cell/>
        </table:table-row>
        <table:table-row table:style-name="ro1">
          <table:table-cell table:style-name="ce5" office:value-type="string" calcext:value-type="string">
            <text:p>7/2/2015</text:p>
          </table:table-cell>
          <table:table-cell table:style-name="ce6" office:value-type="time" office:time-value="PT18H57M36S" calcext:value-type="time">
            <text:p>18:5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755]-[.J755]" office:value-type="currency" office:currency="CAD" office:value="180" calcext:value-type="currency">
            <text:p>$180.00</text:p>
          </table:table-cell>
          <table:table-cell table:style-name="ce3" table:formula="of:=[.L755]+[.K75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755]+[.N754]" office:value-type="currency" office:currency="CAD" office:value="120902.95" calcext:value-type="currency">
            <text:p>$120,902.95</text:p>
          </table:table-cell>
          <table:table-cell/>
        </table:table-row>
        <table:table-row table:style-name="ro1">
          <table:table-cell table:style-name="ce5" office:value-type="string" calcext:value-type="string">
            <text:p>7/2/2015</text:p>
          </table:table-cell>
          <table:table-cell table:style-name="ce6" office:value-type="time" office:time-value="PT18H57M38S" calcext:value-type="time">
            <text:p>18:5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80" calcext:value-type="currency">
            <text:p>$1,080.00</text:p>
          </table:table-cell>
          <table:table-cell table:style-name="ce3" table:formula="of:=[.H756]-[.J756]" office:value-type="currency" office:currency="CAD" office:value="38.8800000000001" calcext:value-type="currency">
            <text:p>$38.88</text:p>
          </table:table-cell>
          <table:table-cell table:style-name="ce3" table:formula="of:=[.L756]+[.K756]" office:value-type="currency" office:currency="CAD" office:value="1041.12" calcext:value-type="currency">
            <text:p>$1,041.12</text:p>
          </table:table-cell>
          <table:table-cell table:style-name="ce3" office:value-type="currency" office:currency="CAD" office:value="31.62" calcext:value-type="currency">
            <text:p>$31.62</text:p>
          </table:table-cell>
          <table:table-cell office:value-type="currency" office:currency="CAD" office:value="1009.5" calcext:value-type="currency">
            <text:p>$1,009.50</text:p>
          </table:table-cell>
          <table:table-cell/>
          <table:table-cell table:style-name="ce3" table:formula="of:=[.L756]+[.N755]" office:value-type="currency" office:currency="CAD" office:value="121912.45" calcext:value-type="currency">
            <text:p>$121,912.45</text:p>
          </table:table-cell>
          <table:table-cell/>
        </table:table-row>
        <table:table-row table:style-name="ro1">
          <table:table-cell table:style-name="ce5" office:value-type="string" calcext:value-type="string">
            <text:p>7/2/2015</text:p>
          </table:table-cell>
          <table:table-cell table:style-name="ce6" office:value-type="time" office:time-value="PT18H57M41S" calcext:value-type="time">
            <text:p>18:57: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57]-[.J757]" office:value-type="currency" office:currency="CAD" office:value="3.59999999999999" calcext:value-type="currency">
            <text:p>$3.60</text:p>
          </table:table-cell>
          <table:table-cell table:style-name="ce3" table:formula="of:=[.L757]+[.K7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57]+[.N756]" office:value-type="currency" office:currency="CAD" office:value="122005.65" calcext:value-type="currency">
            <text:p>$122,005.65</text:p>
          </table:table-cell>
          <table:table-cell/>
        </table:table-row>
        <table:table-row table:style-name="ro1">
          <table:table-cell table:style-name="ce5" office:value-type="string" calcext:value-type="string">
            <text:p>7/2/2015</text:p>
          </table:table-cell>
          <table:table-cell table:style-name="ce6" office:value-type="time" office:time-value="PT18H57M44S" calcext:value-type="time">
            <text:p>18:57: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8]-[.J758]" office:value-type="currency" office:currency="CAD" office:value="0.899999999999999" calcext:value-type="currency">
            <text:p>$0.90</text:p>
          </table:table-cell>
          <table:table-cell table:style-name="ce3" table:formula="of:=[.L758]+[.K7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8]+[.N757]" office:value-type="currency" office:currency="CAD" office:value="122028.72" calcext:value-type="currency">
            <text:p>$122,028.72</text:p>
          </table:table-cell>
          <table:table-cell/>
        </table:table-row>
        <table:table-row table:style-name="ro1">
          <table:table-cell table:style-name="ce5" office:value-type="string" calcext:value-type="string">
            <text:p>7/2/2015</text:p>
          </table:table-cell>
          <table:table-cell table:style-name="ce6" office:value-type="time" office:time-value="PT18H57M47S" calcext:value-type="time">
            <text:p>18:57: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9]-[.J759]" office:value-type="currency" office:currency="CAD" office:value="0.899999999999999" calcext:value-type="currency">
            <text:p>$0.90</text:p>
          </table:table-cell>
          <table:table-cell table:style-name="ce3" table:formula="of:=[.L759]+[.K7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9]+[.N758]" office:value-type="currency" office:currency="CAD" office:value="122051.79" calcext:value-type="currency">
            <text:p>$122,051.79</text:p>
          </table:table-cell>
          <table:table-cell/>
        </table:table-row>
        <table:table-row table:style-name="ro1">
          <table:table-cell table:style-name="ce5" office:value-type="string" calcext:value-type="string">
            <text:p>7/2/2015</text:p>
          </table:table-cell>
          <table:table-cell table:style-name="ce6" office:value-type="time" office:time-value="PT18H57M50S" calcext:value-type="time">
            <text:p>18:57: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60]-[.J760]" office:value-type="currency" office:currency="CAD" office:value="1.8" calcext:value-type="currency">
            <text:p>$1.80</text:p>
          </table:table-cell>
          <table:table-cell table:style-name="ce3" table:formula="of:=[.L760]+[.K7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60]+[.N759]" office:value-type="currency" office:currency="CAD" office:value="122098.24" calcext:value-type="currency">
            <text:p>$122,098.24</text:p>
          </table:table-cell>
          <table:table-cell/>
        </table:table-row>
        <table:table-row table:style-name="ro1">
          <table:table-cell table:style-name="ce5" office:value-type="string" calcext:value-type="string">
            <text:p>7/2/2015</text:p>
          </table:table-cell>
          <table:table-cell table:style-name="ce6" office:value-type="time" office:time-value="PT18H57M53S" calcext:value-type="time">
            <text:p>18:5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1]-[.J761]" office:value-type="currency" office:currency="CAD" office:value="3.59999999999999" calcext:value-type="currency">
            <text:p>$3.60</text:p>
          </table:table-cell>
          <table:table-cell table:style-name="ce3" table:formula="of:=[.L761]+[.K7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1]+[.N760]" office:value-type="currency" office:currency="CAD" office:value="122191.44" calcext:value-type="currency">
            <text:p>$122,191.44</text:p>
          </table:table-cell>
          <table:table-cell/>
        </table:table-row>
        <table:table-row table:style-name="ro1">
          <table:table-cell table:style-name="ce5" office:value-type="string" calcext:value-type="string">
            <text:p>7/2/2015</text:p>
          </table:table-cell>
          <table:table-cell table:style-name="ce6" office:value-type="time" office:time-value="PT18H57M56S" calcext:value-type="time">
            <text:p>18:5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62]-[.J762]" office:value-type="currency" office:currency="CAD" office:value="9" calcext:value-type="currency">
            <text:p>$9.00</text:p>
          </table:table-cell>
          <table:table-cell table:style-name="ce3" table:formula="of:=[.L762]+[.K76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62]+[.N761]" office:value-type="currency" office:currency="CAD" office:value="122424.89" calcext:value-type="currency">
            <text:p>$122,424.89</text:p>
          </table:table-cell>
          <table:table-cell/>
        </table:table-row>
        <table:table-row table:style-name="ro1">
          <table:table-cell table:style-name="ce5" office:value-type="string" calcext:value-type="string">
            <text:p>7/2/2015</text:p>
          </table:table-cell>
          <table:table-cell table:style-name="ce6" office:value-type="time" office:time-value="PT18H57M58S" calcext:value-type="time">
            <text:p>18:57: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63]-[.J763]" office:value-type="currency" office:currency="CAD" office:value="0.720000000000002" calcext:value-type="currency">
            <text:p>$0.72</text:p>
          </table:table-cell>
          <table:table-cell table:style-name="ce3" table:formula="of:=[.L763]+[.K7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63]+[.N762]" office:value-type="currency" office:currency="CAD" office:value="122443.29" calcext:value-type="currency">
            <text:p>$122,443.29</text:p>
          </table:table-cell>
          <table:table-cell/>
        </table:table-row>
        <table:table-row table:style-name="ro1">
          <table:table-cell table:style-name="ce5" office:value-type="string" calcext:value-type="string">
            <text:p>7/2/2015</text:p>
          </table:table-cell>
          <table:table-cell table:style-name="ce6" office:value-type="time" office:time-value="PT18H58M01S" calcext:value-type="time">
            <text:p>18:5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4]-[.J764]" office:value-type="currency" office:currency="CAD" office:value="3.59999999999999" calcext:value-type="currency">
            <text:p>$3.60</text:p>
          </table:table-cell>
          <table:table-cell table:style-name="ce3" table:formula="of:=[.L764]+[.K7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4]+[.N763]" office:value-type="currency" office:currency="CAD" office:value="122536.49" calcext:value-type="currency">
            <text:p>$122,536.49</text:p>
          </table:table-cell>
          <table:table-cell/>
        </table:table-row>
        <table:table-row table:style-name="ro1">
          <table:table-cell table:style-name="ce5" office:value-type="string" calcext:value-type="string">
            <text:p>7/2/2015</text:p>
          </table:table-cell>
          <table:table-cell table:style-name="ce6" office:value-type="time" office:time-value="PT18H58M04S" calcext:value-type="time">
            <text:p>18:5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H765]-[.J765]" office:value-type="currency" office:currency="CAD" office:value="0.649999999999999" calcext:value-type="currency">
            <text:p>$0.65</text:p>
          </table:table-cell>
          <table:table-cell table:style-name="ce3" table:formula="of:=[.L765]+[.K765]"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L765]+[.N764]" office:value-type="currency" office:currency="CAD" office:value="122553.02" calcext:value-type="currency">
            <text:p>$122,553.02</text:p>
          </table:table-cell>
          <table:table-cell/>
        </table:table-row>
        <table:table-row table:style-name="ro1">
          <table:table-cell table:style-name="ce5" office:value-type="string" calcext:value-type="string">
            <text:p>7/2/2015</text:p>
          </table:table-cell>
          <table:table-cell table:style-name="ce6" office:value-type="time" office:time-value="PT18H58M07S" calcext:value-type="time">
            <text:p>18:5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66]-[.J766]" office:value-type="currency" office:currency="CAD" office:value="10.8" calcext:value-type="currency">
            <text:p>$10.80</text:p>
          </table:table-cell>
          <table:table-cell table:style-name="ce3" table:formula="of:=[.L766]+[.K76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66]+[.N765]" office:value-type="currency" office:currency="CAD" office:value="122833.22" calcext:value-type="currency">
            <text:p>$122,833.22</text:p>
          </table:table-cell>
          <table:table-cell/>
        </table:table-row>
        <table:table-row table:style-name="ro1">
          <table:table-cell table:style-name="ce5" office:value-type="string" calcext:value-type="string">
            <text:p>7/2/2015</text:p>
          </table:table-cell>
          <table:table-cell table:style-name="ce6" office:value-type="time" office:time-value="PT18H58M10S" calcext:value-type="time">
            <text:p>18:5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67]-[.J767]" office:value-type="currency" office:currency="CAD" office:value="0.899999999999999" calcext:value-type="currency">
            <text:p>$0.90</text:p>
          </table:table-cell>
          <table:table-cell table:style-name="ce3" table:formula="of:=[.L767]+[.K7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67]+[.N766]" office:value-type="currency" office:currency="CAD" office:value="122856.29" calcext:value-type="currency">
            <text:p>$122,856.29</text:p>
          </table:table-cell>
          <table:table-cell/>
        </table:table-row>
        <table:table-row table:style-name="ro1">
          <table:table-cell table:style-name="ce5" office:value-type="string" calcext:value-type="string">
            <text:p>7/2/2015</text:p>
          </table:table-cell>
          <table:table-cell table:style-name="ce6" office:value-type="time" office:time-value="PT18H58M13S" calcext:value-type="time">
            <text:p>18:5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768]-[.J768]" office:value-type="currency" office:currency="CAD" office:value="90" calcext:value-type="currency">
            <text:p>$90.00</text:p>
          </table:table-cell>
          <table:table-cell table:style-name="ce3" table:formula="of:=[.L768]+[.K768]"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768]+[.N767]" office:value-type="currency" office:currency="CAD" office:value="125193.49" calcext:value-type="currency">
            <text:p>$125,193.49</text:p>
          </table:table-cell>
          <table:table-cell/>
        </table:table-row>
        <table:table-row table:style-name="ro1">
          <table:table-cell table:style-name="ce5" office:value-type="string" calcext:value-type="string">
            <text:p>7/2/2015</text:p>
          </table:table-cell>
          <table:table-cell table:style-name="ce6" office:value-type="time" office:time-value="PT18H58M15S" calcext:value-type="time">
            <text:p>18:58: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9]-[.J769]" office:value-type="currency" office:currency="CAD" office:value="3.59999999999999" calcext:value-type="currency">
            <text:p>$3.60</text:p>
          </table:table-cell>
          <table:table-cell table:style-name="ce3" table:formula="of:=[.L769]+[.K7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9]+[.N768]" office:value-type="currency" office:currency="CAD" office:value="125286.69" calcext:value-type="currency">
            <text:p>$125,286.69</text:p>
          </table:table-cell>
          <table:table-cell/>
        </table:table-row>
        <table:table-row table:style-name="ro1">
          <table:table-cell table:style-name="ce5" office:value-type="string" calcext:value-type="string">
            <text:p>7/2/2015</text:p>
          </table:table-cell>
          <table:table-cell table:style-name="ce6" office:value-type="time" office:time-value="PT18H58M18S" calcext:value-type="time">
            <text:p>18:58: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70]-[.J770]" office:value-type="currency" office:currency="CAD" office:value="0.359999999999999" calcext:value-type="currency">
            <text:p>$0.36</text:p>
          </table:table-cell>
          <table:table-cell table:style-name="ce3" table:formula="of:=[.L770]+[.K7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70]+[.N769]" office:value-type="currency" office:currency="CAD" office:value="125295.74" calcext:value-type="currency">
            <text:p>$125,295.74</text:p>
          </table:table-cell>
          <table:table-cell/>
        </table:table-row>
        <table:table-row table:style-name="ro1">
          <table:table-cell table:style-name="ce5" office:value-type="string" calcext:value-type="string">
            <text:p>7/2/2015</text:p>
          </table:table-cell>
          <table:table-cell table:style-name="ce6" office:value-type="time" office:time-value="PT18H58M21S" calcext:value-type="time">
            <text:p>18:58: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71]-[.J771]" office:value-type="currency" office:currency="CAD" office:value="1.44" calcext:value-type="currency">
            <text:p>$1.44</text:p>
          </table:table-cell>
          <table:table-cell table:style-name="ce3" table:formula="of:=[.L771]+[.K77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71]+[.N770]" office:value-type="currency" office:currency="CAD" office:value="125332.84" calcext:value-type="currency">
            <text:p>$125,332.84</text:p>
          </table:table-cell>
          <table:table-cell/>
        </table:table-row>
        <table:table-row table:style-name="ro1">
          <table:table-cell table:style-name="ce5" office:value-type="string" calcext:value-type="string">
            <text:p>7/2/2015</text:p>
          </table:table-cell>
          <table:table-cell table:style-name="ce6" office:value-type="time" office:time-value="PT18H58M24S" calcext:value-type="time">
            <text:p>18:58: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2]-[.J772]" office:value-type="currency" office:currency="CAD" office:value="3.59999999999999" calcext:value-type="currency">
            <text:p>$3.60</text:p>
          </table:table-cell>
          <table:table-cell table:style-name="ce3" table:formula="of:=[.L772]+[.K7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2]+[.N771]" office:value-type="currency" office:currency="CAD" office:value="125426.04" calcext:value-type="currency">
            <text:p>$125,426.04</text:p>
          </table:table-cell>
          <table:table-cell/>
        </table:table-row>
        <table:table-row table:style-name="ro1">
          <table:table-cell table:style-name="ce5" office:value-type="string" calcext:value-type="string">
            <text:p>7/2/2015</text:p>
          </table:table-cell>
          <table:table-cell table:style-name="ce6" office:value-type="time" office:time-value="PT18H58M27S" calcext:value-type="time">
            <text:p>18:5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73]-[.J773]" office:value-type="currency" office:currency="CAD" office:value="0.359999999999999" calcext:value-type="currency">
            <text:p>$0.36</text:p>
          </table:table-cell>
          <table:table-cell table:style-name="ce3" table:formula="of:=[.L773]+[.K7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73]+[.N772]" office:value-type="currency" office:currency="CAD" office:value="125435.09" calcext:value-type="currency">
            <text:p>$125,435.09</text:p>
          </table:table-cell>
          <table:table-cell/>
        </table:table-row>
        <table:table-row table:style-name="ro1">
          <table:table-cell table:style-name="ce5" office:value-type="string" calcext:value-type="string">
            <text:p>7/2/2015</text:p>
          </table:table-cell>
          <table:table-cell table:style-name="ce6" office:value-type="time" office:time-value="PT18H58M29S" calcext:value-type="time">
            <text:p>18:5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3" calcext:value-type="currency">
            <text:p>$163.00</text:p>
          </table:table-cell>
          <table:table-cell table:style-name="ce3" table:formula="of:=[.H774]-[.J774]" office:value-type="currency" office:currency="CAD" office:value="5.87" calcext:value-type="currency">
            <text:p>$5.87</text:p>
          </table:table-cell>
          <table:table-cell table:style-name="ce3" table:formula="of:=[.L774]+[.K774]" office:value-type="currency" office:currency="CAD" office:value="157.13" calcext:value-type="currency">
            <text:p>$157.13</text:p>
          </table:table-cell>
          <table:table-cell table:style-name="ce3" office:value-type="currency" office:currency="CAD" office:value="5.03" calcext:value-type="currency">
            <text:p>$5.03</text:p>
          </table:table-cell>
          <table:table-cell office:value-type="currency" office:currency="CAD" office:value="152.1" calcext:value-type="currency">
            <text:p>$152.10</text:p>
          </table:table-cell>
          <table:table-cell/>
          <table:table-cell table:style-name="ce3" table:formula="of:=[.L774]+[.N773]" office:value-type="currency" office:currency="CAD" office:value="125587.19" calcext:value-type="currency">
            <text:p>$125,587.19</text:p>
          </table:table-cell>
          <table:table-cell/>
        </table:table-row>
        <table:table-row table:style-name="ro1">
          <table:table-cell table:style-name="ce5" office:value-type="string" calcext:value-type="string">
            <text:p>7/2/2015</text:p>
          </table:table-cell>
          <table:table-cell table:style-name="ce6" office:value-type="time" office:time-value="PT18H58M32S" calcext:value-type="time">
            <text:p>18:5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1" calcext:value-type="currency">
            <text:p>$1,001.00</text:p>
          </table:table-cell>
          <table:table-cell table:style-name="ce3" table:formula="of:=[.H775]-[.J775]" office:value-type="currency" office:currency="CAD" office:value="36.04" calcext:value-type="currency">
            <text:p>$36.04</text:p>
          </table:table-cell>
          <table:table-cell table:style-name="ce3" table:formula="of:=[.L775]+[.K775]" office:value-type="currency" office:currency="CAD" office:value="964.96" calcext:value-type="currency">
            <text:p>$964.96</text:p>
          </table:table-cell>
          <table:table-cell table:style-name="ce3" office:value-type="currency" office:currency="CAD" office:value="29.33" calcext:value-type="currency">
            <text:p>$29.33</text:p>
          </table:table-cell>
          <table:table-cell office:value-type="currency" office:currency="CAD" office:value="935.63" calcext:value-type="currency">
            <text:p>$935.63</text:p>
          </table:table-cell>
          <table:table-cell/>
          <table:table-cell table:style-name="ce3" table:formula="of:=[.L775]+[.N774]" office:value-type="currency" office:currency="CAD" office:value="126522.82" calcext:value-type="currency">
            <text:p>$126,522.82</text:p>
          </table:table-cell>
          <table:table-cell/>
        </table:table-row>
        <table:table-row table:style-name="ro1">
          <table:table-cell table:style-name="ce5" office:value-type="string" calcext:value-type="string">
            <text:p>7/2/2015</text:p>
          </table:table-cell>
          <table:table-cell table:style-name="ce6" office:value-type="time" office:time-value="PT18H58M35S" calcext:value-type="time">
            <text:p>18:5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776]-[.J776]" office:value-type="currency" office:currency="CAD" office:value="5.40000000000001" calcext:value-type="currency">
            <text:p>$5.40</text:p>
          </table:table-cell>
          <table:table-cell table:style-name="ce3" table:formula="of:=[.L776]+[.K776]"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776]+[.N775]" office:value-type="currency" office:currency="CAD" office:value="126662.77" calcext:value-type="currency">
            <text:p>$126,662.77</text:p>
          </table:table-cell>
          <table:table-cell/>
        </table:table-row>
        <table:table-row table:style-name="ro1">
          <table:table-cell table:style-name="ce5" office:value-type="string" calcext:value-type="string">
            <text:p>7/2/2015</text:p>
          </table:table-cell>
          <table:table-cell table:style-name="ce6" office:value-type="time" office:time-value="PT18H58M38S" calcext:value-type="time">
            <text:p>18:5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7]-[.J777]" office:value-type="currency" office:currency="CAD" office:value="3.59999999999999" calcext:value-type="currency">
            <text:p>$3.60</text:p>
          </table:table-cell>
          <table:table-cell table:style-name="ce3" table:formula="of:=[.L777]+[.K7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7]+[.N776]" office:value-type="currency" office:currency="CAD" office:value="126755.97" calcext:value-type="currency">
            <text:p>$126,755.97</text:p>
          </table:table-cell>
          <table:table-cell/>
        </table:table-row>
        <table:table-row table:style-name="ro1">
          <table:table-cell table:style-name="ce5" office:value-type="string" calcext:value-type="string">
            <text:p>7/2/2015</text:p>
          </table:table-cell>
          <table:table-cell table:style-name="ce6" office:value-type="time" office:time-value="PT18H58M41S" calcext:value-type="time">
            <text:p>18:5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78]-[.J778]" office:value-type="currency" office:currency="CAD" office:value="0.720000000000002" calcext:value-type="currency">
            <text:p>$0.72</text:p>
          </table:table-cell>
          <table:table-cell table:style-name="ce3" table:formula="of:=[.L778]+[.K77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78]+[.N777]" office:value-type="currency" office:currency="CAD" office:value="126774.37" calcext:value-type="currency">
            <text:p>$126,774.37</text:p>
          </table:table-cell>
          <table:table-cell/>
        </table:table-row>
        <table:table-row table:style-name="ro1">
          <table:table-cell table:style-name="ce5" office:value-type="string" calcext:value-type="string">
            <text:p>7/2/2015</text:p>
          </table:table-cell>
          <table:table-cell table:style-name="ce6" office:value-type="time" office:time-value="PT18H58M44S" calcext:value-type="time">
            <text:p>18:5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9]-[.J779]" office:value-type="currency" office:currency="CAD" office:value="3.59999999999999" calcext:value-type="currency">
            <text:p>$3.60</text:p>
          </table:table-cell>
          <table:table-cell table:style-name="ce3" table:formula="of:=[.L779]+[.K7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9]+[.N778]" office:value-type="currency" office:currency="CAD" office:value="126867.57" calcext:value-type="currency">
            <text:p>$126,867.57</text:p>
          </table:table-cell>
          <table:table-cell/>
        </table:table-row>
        <table:table-row table:style-name="ro1">
          <table:table-cell table:style-name="ce5" office:value-type="string" calcext:value-type="string">
            <text:p>7/2/2015</text:p>
          </table:table-cell>
          <table:table-cell table:style-name="ce6" office:value-type="time" office:time-value="PT18H58M47S" calcext:value-type="time">
            <text:p>18:5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80]-[.J780]" office:value-type="currency" office:currency="CAD" office:value="0.18" calcext:value-type="currency">
            <text:p>$0.18</text:p>
          </table:table-cell>
          <table:table-cell table:style-name="ce3" table:formula="of:=[.L780]+[.K7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80]+[.N779]" office:value-type="currency" office:currency="CAD" office:value="126871.94" calcext:value-type="currency">
            <text:p>$126,871.94</text:p>
          </table:table-cell>
          <table:table-cell/>
        </table:table-row>
        <table:table-row table:style-name="ro1">
          <table:table-cell table:style-name="ce5" office:value-type="string" calcext:value-type="string">
            <text:p>7/2/2015</text:p>
          </table:table-cell>
          <table:table-cell table:style-name="ce6" office:value-type="time" office:time-value="PT18H58M50S" calcext:value-type="time">
            <text:p>18:5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81]-[.J781]" office:value-type="currency" office:currency="CAD" office:value="9" calcext:value-type="currency">
            <text:p>$9.00</text:p>
          </table:table-cell>
          <table:table-cell table:style-name="ce3" table:formula="of:=[.L781]+[.K78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81]+[.N780]" office:value-type="currency" office:currency="CAD" office:value="127105.39" calcext:value-type="currency">
            <text:p>$127,105.39</text:p>
          </table:table-cell>
          <table:table-cell/>
        </table:table-row>
        <table:table-row table:style-name="ro1">
          <table:table-cell table:style-name="ce5" office:value-type="string" calcext:value-type="string">
            <text:p>7/2/2015</text:p>
          </table:table-cell>
          <table:table-cell table:style-name="ce6" office:value-type="time" office:time-value="PT18H58M53S" calcext:value-type="time">
            <text:p>18:5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782]-[.J782]" office:value-type="currency" office:currency="CAD" office:value="7.20000000000002" calcext:value-type="currency">
            <text:p>$7.20</text:p>
          </table:table-cell>
          <table:table-cell table:style-name="ce3" table:formula="of:=[.L782]+[.K78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782]+[.N781]" office:value-type="currency" office:currency="CAD" office:value="127292.09" calcext:value-type="currency">
            <text:p>$127,292.09</text:p>
          </table:table-cell>
          <table:table-cell/>
        </table:table-row>
        <table:table-row table:style-name="ro1">
          <table:table-cell table:style-name="ce5" office:value-type="string" calcext:value-type="string">
            <text:p>7/2/2015</text:p>
          </table:table-cell>
          <table:table-cell table:style-name="ce6" office:value-type="time" office:time-value="PT18H58M56S" calcext:value-type="time">
            <text:p>18:5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3]-[.J783]" office:value-type="currency" office:currency="CAD" office:value="3.59999999999999" calcext:value-type="currency">
            <text:p>$3.60</text:p>
          </table:table-cell>
          <table:table-cell table:style-name="ce3" table:formula="of:=[.L783]+[.K7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3]+[.N782]" office:value-type="currency" office:currency="CAD" office:value="127385.29" calcext:value-type="currency">
            <text:p>$127,385.29</text:p>
          </table:table-cell>
          <table:table-cell/>
        </table:table-row>
        <table:table-row table:style-name="ro1">
          <table:table-cell table:style-name="ce5" office:value-type="string" calcext:value-type="string">
            <text:p>7/2/2015</text:p>
          </table:table-cell>
          <table:table-cell table:style-name="ce6" office:value-type="time" office:time-value="PT18H58M59S" calcext:value-type="time">
            <text:p>18:5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4]-[.J784]" office:value-type="currency" office:currency="CAD" office:value="3.59999999999999" calcext:value-type="currency">
            <text:p>$3.60</text:p>
          </table:table-cell>
          <table:table-cell table:style-name="ce3" table:formula="of:=[.L784]+[.K7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4]+[.N783]" office:value-type="currency" office:currency="CAD" office:value="127478.49" calcext:value-type="currency">
            <text:p>$127,478.49</text:p>
          </table:table-cell>
          <table:table-cell/>
        </table:table-row>
        <table:table-row table:style-name="ro1">
          <table:table-cell table:style-name="ce5" office:value-type="string" calcext:value-type="string">
            <text:p>7/2/2015</text:p>
          </table:table-cell>
          <table:table-cell table:style-name="ce6" office:value-type="time" office:time-value="PT18H59M02S" calcext:value-type="time">
            <text:p>18:5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4000" calcext:value-type="currency">
            <text:p>$14,000.00</text:p>
          </table:table-cell>
          <table:table-cell table:style-name="ce3" table:formula="of:=[.H785]-[.J785]" office:value-type="currency" office:currency="CAD" office:value="504" calcext:value-type="currency">
            <text:p>$504.00</text:p>
          </table:table-cell>
          <table:table-cell table:style-name="ce3" table:formula="of:=[.L785]+[.K785]" office:value-type="currency" office:currency="CAD" office:value="13496" calcext:value-type="currency">
            <text:p>$13,496.00</text:p>
          </table:table-cell>
          <table:table-cell table:style-name="ce3" office:value-type="currency" office:currency="CAD" office:value="406.3" calcext:value-type="currency">
            <text:p>$406.30</text:p>
          </table:table-cell>
          <table:table-cell office:value-type="currency" office:currency="CAD" office:value="13089.7" calcext:value-type="currency">
            <text:p>$13,089.70</text:p>
          </table:table-cell>
          <table:table-cell/>
          <table:table-cell table:style-name="ce3" table:formula="of:=[.L785]+[.N784]" office:value-type="currency" office:currency="CAD" office:value="140568.19" calcext:value-type="currency">
            <text:p>$140,568.19</text:p>
          </table:table-cell>
          <table:table-cell/>
        </table:table-row>
        <table:table-row table:style-name="ro1">
          <table:table-cell table:style-name="ce5" office:value-type="string" calcext:value-type="string">
            <text:p>7/2/2015</text:p>
          </table:table-cell>
          <table:table-cell table:style-name="ce6" office:value-type="time" office:time-value="PT18H59M04S" calcext:value-type="time">
            <text:p>18:5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86]-[.J786]" office:value-type="currency" office:currency="CAD" office:value="10.8" calcext:value-type="currency">
            <text:p>$10.80</text:p>
          </table:table-cell>
          <table:table-cell table:style-name="ce3" table:formula="of:=[.L786]+[.K78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86]+[.N785]" office:value-type="currency" office:currency="CAD" office:value="140848.39" calcext:value-type="currency">
            <text:p>$140,848.39</text:p>
          </table:table-cell>
          <table:table-cell/>
        </table:table-row>
        <table:table-row table:style-name="ro1">
          <table:table-cell table:style-name="ce5" office:value-type="string" calcext:value-type="string">
            <text:p>7/2/2015</text:p>
          </table:table-cell>
          <table:table-cell table:style-name="ce6" office:value-type="time" office:time-value="PT18H59M07S" calcext:value-type="time">
            <text:p>18:5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H787]-[.J787]" office:value-type="currency" office:currency="CAD" office:value="2.52" calcext:value-type="currency">
            <text:p>$2.52</text:p>
          </table:table-cell>
          <table:table-cell table:style-name="ce3" table:formula="of:=[.L787]+[.K787]"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L787]+[.N786]" office:value-type="currency" office:currency="CAD" office:value="140913.54" calcext:value-type="currency">
            <text:p>$140,913.54</text:p>
          </table:table-cell>
          <table:table-cell/>
        </table:table-row>
        <table:table-row table:style-name="ro1">
          <table:table-cell table:style-name="ce5" office:value-type="string" calcext:value-type="string">
            <text:p>7/2/2015</text:p>
          </table:table-cell>
          <table:table-cell table:style-name="ce6" office:value-type="time" office:time-value="PT18H59M10S" calcext:value-type="time">
            <text:p>18:5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88]-[.J788]" office:value-type="currency" office:currency="CAD" office:value="0.899999999999999" calcext:value-type="currency">
            <text:p>$0.90</text:p>
          </table:table-cell>
          <table:table-cell table:style-name="ce3" table:formula="of:=[.L788]+[.K7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88]+[.N787]" office:value-type="currency" office:currency="CAD" office:value="140936.61" calcext:value-type="currency">
            <text:p>$140,936.61</text:p>
          </table:table-cell>
          <table:table-cell/>
        </table:table-row>
        <table:table-row table:style-name="ro1">
          <table:table-cell table:style-name="ce5" office:value-type="string" calcext:value-type="string">
            <text:p>7/2/2015</text:p>
          </table:table-cell>
          <table:table-cell table:style-name="ce6" office:value-type="time" office:time-value="PT18H59M13S" calcext:value-type="time">
            <text:p>18:5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89]-[.J789]" office:value-type="currency" office:currency="CAD" office:value="0.899999999999999" calcext:value-type="currency">
            <text:p>$0.90</text:p>
          </table:table-cell>
          <table:table-cell table:style-name="ce3" table:formula="of:=[.L789]+[.K7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89]+[.N788]" office:value-type="currency" office:currency="CAD" office:value="140959.68" calcext:value-type="currency">
            <text:p>$140,959.68</text:p>
          </table:table-cell>
          <table:table-cell/>
        </table:table-row>
        <table:table-row table:style-name="ro1">
          <table:table-cell table:style-name="ce5" office:value-type="string" calcext:value-type="string">
            <text:p>7/2/2015</text:p>
          </table:table-cell>
          <table:table-cell table:style-name="ce6" office:value-type="time" office:time-value="PT18H59M16S" calcext:value-type="time">
            <text:p>18:5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0]-[.J790]" office:value-type="currency" office:currency="CAD" office:value="3.59999999999999" calcext:value-type="currency">
            <text:p>$3.60</text:p>
          </table:table-cell>
          <table:table-cell table:style-name="ce3" table:formula="of:=[.L790]+[.K7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0]+[.N789]" office:value-type="currency" office:currency="CAD" office:value="141052.88" calcext:value-type="currency">
            <text:p>$141,052.88</text:p>
          </table:table-cell>
          <table:table-cell/>
        </table:table-row>
        <table:table-row table:style-name="ro1">
          <table:table-cell table:style-name="ce5" office:value-type="string" calcext:value-type="string">
            <text:p>7/2/2015</text:p>
          </table:table-cell>
          <table:table-cell table:style-name="ce6" office:value-type="time" office:time-value="PT18H59M19S" calcext:value-type="time">
            <text:p>18:5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1]-[.J791]" office:value-type="currency" office:currency="CAD" office:value="0.899999999999999" calcext:value-type="currency">
            <text:p>$0.90</text:p>
          </table:table-cell>
          <table:table-cell table:style-name="ce3" table:formula="of:=[.L791]+[.K7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1]+[.N790]" office:value-type="currency" office:currency="CAD" office:value="141075.95" calcext:value-type="currency">
            <text:p>$141,075.95</text:p>
          </table:table-cell>
          <table:table-cell/>
        </table:table-row>
        <table:table-row table:style-name="ro1">
          <table:table-cell table:style-name="ce5" office:value-type="string" calcext:value-type="string">
            <text:p>7/2/2015</text:p>
          </table:table-cell>
          <table:table-cell table:style-name="ce6" office:value-type="time" office:time-value="PT18H59M22S" calcext:value-type="time">
            <text:p>18:5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 calcext:value-type="currency">
            <text:p>$3.00</text:p>
          </table:table-cell>
          <table:table-cell table:style-name="ce3" table:formula="of:=[.H792]-[.J792]" office:value-type="currency" office:currency="CAD" office:value="0.11" calcext:value-type="currency">
            <text:p>$0.11</text:p>
          </table:table-cell>
          <table:table-cell table:style-name="ce3" table:formula="of:=[.L792]+[.K792]" office:value-type="currency" office:currency="CAD" office:value="2.89" calcext:value-type="currency">
            <text:p>$2.89</text:p>
          </table:table-cell>
          <table:table-cell table:style-name="ce3" office:value-type="currency" office:currency="CAD" office:value="0.39" calcext:value-type="currency">
            <text:p>$0.39</text:p>
          </table:table-cell>
          <table:table-cell office:value-type="currency" office:currency="CAD" office:value="2.5" calcext:value-type="currency">
            <text:p>$2.50</text:p>
          </table:table-cell>
          <table:table-cell/>
          <table:table-cell table:style-name="ce3" table:formula="of:=[.L792]+[.N791]" office:value-type="currency" office:currency="CAD" office:value="141078.45" calcext:value-type="currency">
            <text:p>$141,078.45</text:p>
          </table:table-cell>
          <table:table-cell/>
        </table:table-row>
        <table:table-row table:style-name="ro1">
          <table:table-cell table:style-name="ce5" office:value-type="string" calcext:value-type="string">
            <text:p>7/2/2015</text:p>
          </table:table-cell>
          <table:table-cell table:style-name="ce6" office:value-type="time" office:time-value="PT18H59M25S" calcext:value-type="time">
            <text:p>18:5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93]-[.J793]" office:value-type="currency" office:currency="CAD" office:value="0.359999999999999" calcext:value-type="currency">
            <text:p>$0.36</text:p>
          </table:table-cell>
          <table:table-cell table:style-name="ce3" table:formula="of:=[.L793]+[.K79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93]+[.N792]" office:value-type="currency" office:currency="CAD" office:value="141087.5" calcext:value-type="currency">
            <text:p>$141,087.50</text:p>
          </table:table-cell>
          <table:table-cell/>
        </table:table-row>
        <table:table-row table:style-name="ro1">
          <table:table-cell table:style-name="ce5" office:value-type="string" calcext:value-type="string">
            <text:p>7/2/2015</text:p>
          </table:table-cell>
          <table:table-cell table:style-name="ce6" office:value-type="time" office:time-value="PT18H59M28S" calcext:value-type="time">
            <text:p>18:5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94]-[.J794]" office:value-type="currency" office:currency="CAD" office:value="0.18" calcext:value-type="currency">
            <text:p>$0.18</text:p>
          </table:table-cell>
          <table:table-cell table:style-name="ce3" table:formula="of:=[.L794]+[.K79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94]+[.N793]" office:value-type="currency" office:currency="CAD" office:value="141091.87" calcext:value-type="currency">
            <text:p>$141,091.87</text:p>
          </table:table-cell>
          <table:table-cell/>
        </table:table-row>
        <table:table-row table:style-name="ro1">
          <table:table-cell table:style-name="ce5" office:value-type="string" calcext:value-type="string">
            <text:p>7/2/2015</text:p>
          </table:table-cell>
          <table:table-cell table:style-name="ce6" office:value-type="time" office:time-value="PT18H59M31S" calcext:value-type="time">
            <text:p>18:5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5]-[.J795]" office:value-type="currency" office:currency="CAD" office:value="0.899999999999999" calcext:value-type="currency">
            <text:p>$0.90</text:p>
          </table:table-cell>
          <table:table-cell table:style-name="ce3" table:formula="of:=[.L795]+[.K7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5]+[.N794]" office:value-type="currency" office:currency="CAD" office:value="141114.94" calcext:value-type="currency">
            <text:p>$141,114.94</text:p>
          </table:table-cell>
          <table:table-cell/>
        </table:table-row>
        <table:table-row table:style-name="ro1">
          <table:table-cell table:style-name="ce5" office:value-type="string" calcext:value-type="string">
            <text:p>7/2/2015</text:p>
          </table:table-cell>
          <table:table-cell table:style-name="ce6" office:value-type="time" office:time-value="PT18H59M34S" calcext:value-type="time">
            <text:p>18:5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6]-[.J796]" office:value-type="currency" office:currency="CAD" office:value="0.899999999999999" calcext:value-type="currency">
            <text:p>$0.90</text:p>
          </table:table-cell>
          <table:table-cell table:style-name="ce3" table:formula="of:=[.L796]+[.K7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6]+[.N795]" office:value-type="currency" office:currency="CAD" office:value="141138.01" calcext:value-type="currency">
            <text:p>$141,138.01</text:p>
          </table:table-cell>
          <table:table-cell/>
        </table:table-row>
        <table:table-row table:style-name="ro1">
          <table:table-cell table:style-name="ce5" office:value-type="string" calcext:value-type="string">
            <text:p>7/2/2015</text:p>
          </table:table-cell>
          <table:table-cell table:style-name="ce6" office:value-type="time" office:time-value="PT18H59M37S" calcext:value-type="time">
            <text:p>18:5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7]-[.J797]" office:value-type="currency" office:currency="CAD" office:value="3.59999999999999" calcext:value-type="currency">
            <text:p>$3.60</text:p>
          </table:table-cell>
          <table:table-cell table:style-name="ce3" table:formula="of:=[.L797]+[.K7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7]+[.N796]" office:value-type="currency" office:currency="CAD" office:value="141231.21" calcext:value-type="currency">
            <text:p>$141,231.21</text:p>
          </table:table-cell>
          <table:table-cell/>
        </table:table-row>
        <table:table-row table:style-name="ro1">
          <table:table-cell table:style-name="ce5" office:value-type="string" calcext:value-type="string">
            <text:p>7/2/2015</text:p>
          </table:table-cell>
          <table:table-cell table:style-name="ce6" office:value-type="time" office:time-value="PT18H59M39S" calcext:value-type="time">
            <text:p>18:5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8]-[.J798]" office:value-type="currency" office:currency="CAD" office:value="0.899999999999999" calcext:value-type="currency">
            <text:p>$0.90</text:p>
          </table:table-cell>
          <table:table-cell table:style-name="ce3" table:formula="of:=[.L798]+[.K79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8]+[.N797]" office:value-type="currency" office:currency="CAD" office:value="141254.28" calcext:value-type="currency">
            <text:p>$141,254.28</text:p>
          </table:table-cell>
          <table:table-cell/>
        </table:table-row>
        <table:table-row table:style-name="ro1">
          <table:table-cell table:style-name="ce5" office:value-type="string" calcext:value-type="string">
            <text:p>7/2/2015</text:p>
          </table:table-cell>
          <table:table-cell table:style-name="ce6" office:value-type="time" office:time-value="PT18H59M42S" calcext:value-type="time">
            <text:p>18:5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9]-[.J799]" office:value-type="currency" office:currency="CAD" office:value="3.59999999999999" calcext:value-type="currency">
            <text:p>$3.60</text:p>
          </table:table-cell>
          <table:table-cell table:style-name="ce3" table:formula="of:=[.L799]+[.K7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9]+[.N798]" office:value-type="currency" office:currency="CAD" office:value="141347.48" calcext:value-type="currency">
            <text:p>$141,347.48</text:p>
          </table:table-cell>
          <table:table-cell/>
        </table:table-row>
        <table:table-row table:style-name="ro1">
          <table:table-cell table:style-name="ce5" office:value-type="string" calcext:value-type="string">
            <text:p>7/2/2015</text:p>
          </table:table-cell>
          <table:table-cell table:style-name="ce6" office:value-type="time" office:time-value="PT18H59M45S" calcext:value-type="time">
            <text:p>18:5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800]-[.J800]" office:value-type="currency" office:currency="CAD" office:value="10.8" calcext:value-type="currency">
            <text:p>$10.80</text:p>
          </table:table-cell>
          <table:table-cell table:style-name="ce3" table:formula="of:=[.L800]+[.K80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800]+[.N799]" office:value-type="currency" office:currency="CAD" office:value="141627.68" calcext:value-type="currency">
            <text:p>$141,627.68</text:p>
          </table:table-cell>
          <table:table-cell/>
        </table:table-row>
        <table:table-row table:style-name="ro1">
          <table:table-cell table:style-name="ce5" office:value-type="string" calcext:value-type="string">
            <text:p>7/2/2015</text:p>
          </table:table-cell>
          <table:table-cell table:style-name="ce6" office:value-type="time" office:time-value="PT18H59M48S" calcext:value-type="time">
            <text:p>18:5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801]-[.J801]" office:value-type="currency" office:currency="CAD" office:value="36" calcext:value-type="currency">
            <text:p>$36.00</text:p>
          </table:table-cell>
          <table:table-cell table:style-name="ce3" table:formula="of:=[.L801]+[.K80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801]+[.N800]" office:value-type="currency" office:currency="CAD" office:value="142562.38" calcext:value-type="currency">
            <text:p>$142,562.38</text:p>
          </table:table-cell>
          <table:table-cell/>
        </table:table-row>
        <table:table-row table:style-name="ro1">
          <table:table-cell table:style-name="ce5" office:value-type="string" calcext:value-type="string">
            <text:p>7/2/2015</text:p>
          </table:table-cell>
          <table:table-cell table:style-name="ce6" office:value-type="time" office:time-value="PT18H59M50S" calcext:value-type="time">
            <text:p>18:59: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2]-[.J802]" office:value-type="currency" office:currency="CAD" office:value="3.59999999999999" calcext:value-type="currency">
            <text:p>$3.60</text:p>
          </table:table-cell>
          <table:table-cell table:style-name="ce3" table:formula="of:=[.L802]+[.K8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2]+[.N801]" office:value-type="currency" office:currency="CAD" office:value="142655.58" calcext:value-type="currency">
            <text:p>$142,655.58</text:p>
          </table:table-cell>
          <table:table-cell/>
        </table:table-row>
        <table:table-row table:style-name="ro1">
          <table:table-cell table:style-name="ce5" office:value-type="string" calcext:value-type="string">
            <text:p>7/2/2015</text:p>
          </table:table-cell>
          <table:table-cell table:style-name="ce6" office:value-type="time" office:time-value="PT18H59M53S" calcext:value-type="time">
            <text:p>18:5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03]-[.J803]" office:value-type="currency" office:currency="CAD" office:value="18" calcext:value-type="currency">
            <text:p>$18.00</text:p>
          </table:table-cell>
          <table:table-cell table:style-name="ce3" table:formula="of:=[.L803]+[.K80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03]+[.N802]" office:value-type="currency" office:currency="CAD" office:value="143122.78" calcext:value-type="currency">
            <text:p>$143,122.78</text:p>
          </table:table-cell>
          <table:table-cell/>
        </table:table-row>
        <table:table-row table:style-name="ro1">
          <table:table-cell table:style-name="ce5" office:value-type="string" calcext:value-type="string">
            <text:p>7/2/2015</text:p>
          </table:table-cell>
          <table:table-cell table:style-name="ce6" office:value-type="time" office:time-value="PT18H59M56S" calcext:value-type="time">
            <text:p>18:59: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04]-[.J804]" office:value-type="currency" office:currency="CAD" office:value="0.899999999999999" calcext:value-type="currency">
            <text:p>$0.90</text:p>
          </table:table-cell>
          <table:table-cell table:style-name="ce3" table:formula="of:=[.L804]+[.K8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04]+[.N803]" office:value-type="currency" office:currency="CAD" office:value="143145.85" calcext:value-type="currency">
            <text:p>$143,145.85</text:p>
          </table:table-cell>
          <table:table-cell/>
        </table:table-row>
        <table:table-row table:style-name="ro1">
          <table:table-cell table:style-name="ce5" office:value-type="string" calcext:value-type="string">
            <text:p>7/2/2015</text:p>
          </table:table-cell>
          <table:table-cell table:style-name="ce6" office:value-type="time" office:time-value="PT18H59M58S" calcext:value-type="time">
            <text:p>18:5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805]-[.J805]" office:value-type="currency" office:currency="CAD" office:value="0.539999999999999" calcext:value-type="currency">
            <text:p>$0.54</text:p>
          </table:table-cell>
          <table:table-cell table:style-name="ce3" table:formula="of:=[.L805]+[.K80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805]+[.N804]" office:value-type="currency" office:currency="CAD" office:value="143159.57" calcext:value-type="currency">
            <text:p>$143,159.57</text:p>
          </table:table-cell>
          <table:table-cell/>
        </table:table-row>
        <table:table-row table:style-name="ro1">
          <table:table-cell table:style-name="ce5" office:value-type="string" calcext:value-type="string">
            <text:p>7/2/2015</text:p>
          </table:table-cell>
          <table:table-cell table:style-name="ce6" office:value-type="time" office:time-value="PT19H00M01S" calcext:value-type="time">
            <text:p>19:0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6]-[.J806]" office:value-type="currency" office:currency="CAD" office:value="3.59999999999999" calcext:value-type="currency">
            <text:p>$3.60</text:p>
          </table:table-cell>
          <table:table-cell table:style-name="ce3" table:formula="of:=[.L806]+[.K8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6]+[.N805]" office:value-type="currency" office:currency="CAD" office:value="143252.77" calcext:value-type="currency">
            <text:p>$143,252.77</text:p>
          </table:table-cell>
          <table:table-cell/>
        </table:table-row>
        <table:table-row table:style-name="ro1">
          <table:table-cell table:style-name="ce5" office:value-type="string" calcext:value-type="string">
            <text:p>7/2/2015</text:p>
          </table:table-cell>
          <table:table-cell table:style-name="ce6" office:value-type="time" office:time-value="PT19H00M04S" calcext:value-type="time">
            <text:p>19:0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07]-[.J807]" office:value-type="currency" office:currency="CAD" office:value="0.899999999999999" calcext:value-type="currency">
            <text:p>$0.90</text:p>
          </table:table-cell>
          <table:table-cell table:style-name="ce3" table:formula="of:=[.L807]+[.K8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07]+[.N806]" office:value-type="currency" office:currency="CAD" office:value="143275.84" calcext:value-type="currency">
            <text:p>$143,275.84</text:p>
          </table:table-cell>
          <table:table-cell/>
        </table:table-row>
        <table:table-row table:style-name="ro1">
          <table:table-cell table:style-name="ce5" office:value-type="string" calcext:value-type="string">
            <text:p>7/2/2015</text:p>
          </table:table-cell>
          <table:table-cell table:style-name="ce6" office:value-type="time" office:time-value="PT19H00M07S" calcext:value-type="time">
            <text:p>19:0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08]-[.J808]" office:value-type="currency" office:currency="CAD" office:value="0.359999999999999" calcext:value-type="currency">
            <text:p>$0.36</text:p>
          </table:table-cell>
          <table:table-cell table:style-name="ce3" table:formula="of:=[.L808]+[.K80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08]+[.N807]" office:value-type="currency" office:currency="CAD" office:value="143284.89" calcext:value-type="currency">
            <text:p>$143,284.89</text:p>
          </table:table-cell>
          <table:table-cell/>
        </table:table-row>
        <table:table-row table:style-name="ro1">
          <table:table-cell table:style-name="ce5" office:value-type="string" calcext:value-type="string">
            <text:p>7/2/2015</text:p>
          </table:table-cell>
          <table:table-cell table:style-name="ce6" office:value-type="time" office:time-value="PT19H00M10S" calcext:value-type="time">
            <text:p>19:0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9]-[.J809]" office:value-type="currency" office:currency="CAD" office:value="3.59999999999999" calcext:value-type="currency">
            <text:p>$3.60</text:p>
          </table:table-cell>
          <table:table-cell table:style-name="ce3" table:formula="of:=[.L809]+[.K8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9]+[.N808]" office:value-type="currency" office:currency="CAD" office:value="143378.09" calcext:value-type="currency">
            <text:p>$143,378.09</text:p>
          </table:table-cell>
          <table:table-cell/>
        </table:table-row>
        <table:table-row table:style-name="ro1">
          <table:table-cell table:style-name="ce5" office:value-type="string" calcext:value-type="string">
            <text:p>7/2/2015</text:p>
          </table:table-cell>
          <table:table-cell table:style-name="ce6" office:value-type="time" office:time-value="PT19H00M13S" calcext:value-type="time">
            <text:p>19:00: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10]-[.J810]" office:value-type="currency" office:currency="CAD" office:value="0.359999999999999" calcext:value-type="currency">
            <text:p>$0.36</text:p>
          </table:table-cell>
          <table:table-cell table:style-name="ce3" table:formula="of:=[.L810]+[.K81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10]+[.N809]" office:value-type="currency" office:currency="CAD" office:value="143387.14" calcext:value-type="currency">
            <text:p>$143,387.14</text:p>
          </table:table-cell>
          <table:table-cell/>
        </table:table-row>
        <table:table-row table:style-name="ro1">
          <table:table-cell table:style-name="ce5" office:value-type="string" calcext:value-type="string">
            <text:p>7/2/2015</text:p>
          </table:table-cell>
          <table:table-cell table:style-name="ce6" office:value-type="time" office:time-value="PT19H00M16S" calcext:value-type="time">
            <text:p>19:00: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1]-[.J811]" office:value-type="currency" office:currency="CAD" office:value="0.899999999999999" calcext:value-type="currency">
            <text:p>$0.90</text:p>
          </table:table-cell>
          <table:table-cell table:style-name="ce3" table:formula="of:=[.L811]+[.K8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1]+[.N810]" office:value-type="currency" office:currency="CAD" office:value="143410.21" calcext:value-type="currency">
            <text:p>$143,410.21</text:p>
          </table:table-cell>
          <table:table-cell/>
        </table:table-row>
        <table:table-row table:style-name="ro1">
          <table:table-cell table:style-name="ce5" office:value-type="string" calcext:value-type="string">
            <text:p>7/2/2015</text:p>
          </table:table-cell>
          <table:table-cell table:style-name="ce6" office:value-type="time" office:time-value="PT19H00M19S" calcext:value-type="time">
            <text:p>19:00: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12]-[.J812]" office:value-type="currency" office:currency="CAD" office:value="0.720000000000002" calcext:value-type="currency">
            <text:p>$0.72</text:p>
          </table:table-cell>
          <table:table-cell table:style-name="ce3" table:formula="of:=[.L812]+[.K81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12]+[.N811]" office:value-type="currency" office:currency="CAD" office:value="143428.61" calcext:value-type="currency">
            <text:p>$143,428.61</text:p>
          </table:table-cell>
          <table:table-cell/>
        </table:table-row>
        <table:table-row table:style-name="ro1">
          <table:table-cell table:style-name="ce5" office:value-type="string" calcext:value-type="string">
            <text:p>7/2/2015</text:p>
          </table:table-cell>
          <table:table-cell table:style-name="ce6" office:value-type="time" office:time-value="PT19H00M22S" calcext:value-type="time">
            <text:p>19:00: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13]-[.J813]" office:value-type="currency" office:currency="CAD" office:value="0.720000000000002" calcext:value-type="currency">
            <text:p>$0.72</text:p>
          </table:table-cell>
          <table:table-cell table:style-name="ce3" table:formula="of:=[.L813]+[.K81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13]+[.N812]" office:value-type="currency" office:currency="CAD" office:value="143447.01" calcext:value-type="currency">
            <text:p>$143,447.01</text:p>
          </table:table-cell>
          <table:table-cell/>
        </table:table-row>
        <table:table-row table:style-name="ro1">
          <table:table-cell table:style-name="ce5" office:value-type="string" calcext:value-type="string">
            <text:p>7/2/2015</text:p>
          </table:table-cell>
          <table:table-cell table:style-name="ce6" office:value-type="time" office:time-value="PT19H00M25S" calcext:value-type="time">
            <text:p>19:00: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4]-[.J814]" office:value-type="currency" office:currency="CAD" office:value="0.899999999999999" calcext:value-type="currency">
            <text:p>$0.90</text:p>
          </table:table-cell>
          <table:table-cell table:style-name="ce3" table:formula="of:=[.L814]+[.K8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4]+[.N813]" office:value-type="currency" office:currency="CAD" office:value="143470.08" calcext:value-type="currency">
            <text:p>$143,470.08</text:p>
          </table:table-cell>
          <table:table-cell/>
        </table:table-row>
        <table:table-row table:style-name="ro1">
          <table:table-cell table:style-name="ce5" office:value-type="string" calcext:value-type="string">
            <text:p>7/2/2015</text:p>
          </table:table-cell>
          <table:table-cell table:style-name="ce6" office:value-type="time" office:time-value="PT19H00M28S" calcext:value-type="time">
            <text:p>19:00: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15]-[.J815]" office:value-type="currency" office:currency="CAD" office:value="3.59999999999999" calcext:value-type="currency">
            <text:p>$3.60</text:p>
          </table:table-cell>
          <table:table-cell table:style-name="ce3" table:formula="of:=[.L815]+[.K8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15]+[.N814]" office:value-type="currency" office:currency="CAD" office:value="143563.28" calcext:value-type="currency">
            <text:p>$143,563.28</text:p>
          </table:table-cell>
          <table:table-cell/>
        </table:table-row>
        <table:table-row table:style-name="ro1">
          <table:table-cell table:style-name="ce5" office:value-type="string" calcext:value-type="string">
            <text:p>7/2/2015</text:p>
          </table:table-cell>
          <table:table-cell table:style-name="ce6" office:value-type="time" office:time-value="PT19H00M31S" calcext:value-type="time">
            <text:p>19:0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816]-[.J816]" office:value-type="currency" office:currency="CAD" office:value="1.44" calcext:value-type="currency">
            <text:p>$1.44</text:p>
          </table:table-cell>
          <table:table-cell table:style-name="ce3" table:formula="of:=[.L816]+[.K8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816]+[.N815]" office:value-type="currency" office:currency="CAD" office:value="143600.38" calcext:value-type="currency">
            <text:p>$143,600.38</text:p>
          </table:table-cell>
          <table:table-cell/>
        </table:table-row>
        <table:table-row table:style-name="ro1">
          <table:table-cell table:style-name="ce5" office:value-type="string" calcext:value-type="string">
            <text:p>7/2/2015</text:p>
          </table:table-cell>
          <table:table-cell table:style-name="ce6" office:value-type="time" office:time-value="PT19H00M34S" calcext:value-type="time">
            <text:p>19:00: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7]-[.J817]" office:value-type="currency" office:currency="CAD" office:value="0.899999999999999" calcext:value-type="currency">
            <text:p>$0.90</text:p>
          </table:table-cell>
          <table:table-cell table:style-name="ce3" table:formula="of:=[.L817]+[.K81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7]+[.N816]" office:value-type="currency" office:currency="CAD" office:value="143623.45" calcext:value-type="currency">
            <text:p>$143,623.45</text:p>
          </table:table-cell>
          <table:table-cell/>
        </table:table-row>
        <table:table-row table:style-name="ro1">
          <table:table-cell table:style-name="ce5" office:value-type="string" calcext:value-type="string">
            <text:p>7/2/2015</text:p>
          </table:table-cell>
          <table:table-cell table:style-name="ce6" office:value-type="time" office:time-value="PT19H00M37S" calcext:value-type="time">
            <text:p>19:0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18]-[.J818]" office:value-type="currency" office:currency="CAD" office:value="1.8" calcext:value-type="currency">
            <text:p>$1.80</text:p>
          </table:table-cell>
          <table:table-cell table:style-name="ce3" table:formula="of:=[.L818]+[.K8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18]+[.N817]" office:value-type="currency" office:currency="CAD" office:value="143669.9" calcext:value-type="currency">
            <text:p>$143,669.90</text:p>
          </table:table-cell>
          <table:table-cell/>
        </table:table-row>
        <table:table-row table:style-name="ro1">
          <table:table-cell table:style-name="ce5" office:value-type="string" calcext:value-type="string">
            <text:p>7/2/2015</text:p>
          </table:table-cell>
          <table:table-cell table:style-name="ce6" office:value-type="time" office:time-value="PT19H00M40S" calcext:value-type="time">
            <text:p>19:0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19]-[.J819]" office:value-type="currency" office:currency="CAD" office:value="1.8" calcext:value-type="currency">
            <text:p>$1.80</text:p>
          </table:table-cell>
          <table:table-cell table:style-name="ce3" table:formula="of:=[.L819]+[.K81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19]+[.N818]" office:value-type="currency" office:currency="CAD" office:value="143716.35" calcext:value-type="currency">
            <text:p>$143,716.35</text:p>
          </table:table-cell>
          <table:table-cell/>
        </table:table-row>
        <table:table-row table:style-name="ro1">
          <table:table-cell table:style-name="ce5" office:value-type="string" calcext:value-type="string">
            <text:p>7/2/2015</text:p>
          </table:table-cell>
          <table:table-cell table:style-name="ce6" office:value-type="time" office:time-value="PT19H00M43S" calcext:value-type="time">
            <text:p>19:0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820]-[.J820]" office:value-type="currency" office:currency="CAD" office:value="5.40000000000001" calcext:value-type="currency">
            <text:p>$5.40</text:p>
          </table:table-cell>
          <table:table-cell table:style-name="ce3" table:formula="of:=[.L820]+[.K820]"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820]+[.N819]" office:value-type="currency" office:currency="CAD" office:value="143856.3" calcext:value-type="currency">
            <text:p>$143,856.30</text:p>
          </table:table-cell>
          <table:table-cell/>
        </table:table-row>
        <table:table-row table:style-name="ro1">
          <table:table-cell table:style-name="ce5" office:value-type="string" calcext:value-type="string">
            <text:p>7/2/2015</text:p>
          </table:table-cell>
          <table:table-cell table:style-name="ce6" office:value-type="time" office:time-value="PT19H00M45S" calcext:value-type="time">
            <text:p>19:0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821]-[.J821]" office:value-type="currency" office:currency="CAD" office:value="36" calcext:value-type="currency">
            <text:p>$36.00</text:p>
          </table:table-cell>
          <table:table-cell table:style-name="ce3" table:formula="of:=[.L821]+[.K82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821]+[.N820]" office:value-type="currency" office:currency="CAD" office:value="144791" calcext:value-type="currency">
            <text:p>$144,791.00</text:p>
          </table:table-cell>
          <table:table-cell/>
        </table:table-row>
        <table:table-row table:style-name="ro1">
          <table:table-cell table:style-name="ce5" office:value-type="string" calcext:value-type="string">
            <text:p>7/2/2015</text:p>
          </table:table-cell>
          <table:table-cell table:style-name="ce6" office:value-type="time" office:time-value="PT19H00M48S" calcext:value-type="time">
            <text:p>19:0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22]-[.J822]" office:value-type="currency" office:currency="CAD" office:value="7.20000000000002" calcext:value-type="currency">
            <text:p>$7.20</text:p>
          </table:table-cell>
          <table:table-cell table:style-name="ce3" table:formula="of:=[.L822]+[.K82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22]+[.N821]" office:value-type="currency" office:currency="CAD" office:value="144977.7" calcext:value-type="currency">
            <text:p>$144,977.70</text:p>
          </table:table-cell>
          <table:table-cell/>
        </table:table-row>
        <table:table-row table:style-name="ro1">
          <table:table-cell table:style-name="ce5" office:value-type="string" calcext:value-type="string">
            <text:p>7/2/2015</text:p>
          </table:table-cell>
          <table:table-cell table:style-name="ce6" office:value-type="time" office:time-value="PT19H00M51S" calcext:value-type="time">
            <text:p>19:0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3]-[.J823]" office:value-type="currency" office:currency="CAD" office:value="3.59999999999999" calcext:value-type="currency">
            <text:p>$3.60</text:p>
          </table:table-cell>
          <table:table-cell table:style-name="ce3" table:formula="of:=[.L823]+[.K8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3]+[.N822]" office:value-type="currency" office:currency="CAD" office:value="145070.9" calcext:value-type="currency">
            <text:p>$145,070.90</text:p>
          </table:table-cell>
          <table:table-cell/>
        </table:table-row>
        <table:table-row table:style-name="ro1">
          <table:table-cell table:style-name="ce5" office:value-type="string" calcext:value-type="string">
            <text:p>7/2/2015</text:p>
          </table:table-cell>
          <table:table-cell table:style-name="ce6" office:value-type="time" office:time-value="PT19H00M54S" calcext:value-type="time">
            <text:p>19:0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H824]-[.J824]" office:value-type="currency" office:currency="CAD" office:value="360" calcext:value-type="currency">
            <text:p>$360.00</text:p>
          </table:table-cell>
          <table:table-cell table:style-name="ce3" table:formula="of:=[.L824]+[.K824]"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L824]+[.N823]" office:value-type="currency" office:currency="CAD" office:value="154420.6" calcext:value-type="currency">
            <text:p>$154,420.60</text:p>
          </table:table-cell>
          <table:table-cell/>
        </table:table-row>
        <table:table-row table:style-name="ro1">
          <table:table-cell table:style-name="ce5" office:value-type="string" calcext:value-type="string">
            <text:p>7/2/2015</text:p>
          </table:table-cell>
          <table:table-cell table:style-name="ce6" office:value-type="time" office:time-value="PT19H00M57S" calcext:value-type="time">
            <text:p>19:0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5]-[.J825]" office:value-type="currency" office:currency="CAD" office:value="3.59999999999999" calcext:value-type="currency">
            <text:p>$3.60</text:p>
          </table:table-cell>
          <table:table-cell table:style-name="ce3" table:formula="of:=[.L825]+[.K8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5]+[.N824]" office:value-type="currency" office:currency="CAD" office:value="154513.8" calcext:value-type="currency">
            <text:p>$154,513.80</text:p>
          </table:table-cell>
          <table:table-cell/>
        </table:table-row>
        <table:table-row table:style-name="ro1">
          <table:table-cell table:style-name="ce5" office:value-type="string" calcext:value-type="string">
            <text:p>7/2/2015</text:p>
          </table:table-cell>
          <table:table-cell table:style-name="ce6" office:value-type="time" office:time-value="PT19H01M00S" calcext:value-type="time">
            <text:p>19:0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826]-[.J826]" office:value-type="currency" office:currency="CAD" office:value="1.44" calcext:value-type="currency">
            <text:p>$1.44</text:p>
          </table:table-cell>
          <table:table-cell table:style-name="ce3" table:formula="of:=[.L826]+[.K8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826]+[.N825]" office:value-type="currency" office:currency="CAD" office:value="154550.9" calcext:value-type="currency">
            <text:p>$154,550.90</text:p>
          </table:table-cell>
          <table:table-cell/>
        </table:table-row>
        <table:table-row table:style-name="ro1">
          <table:table-cell table:style-name="ce5" office:value-type="string" calcext:value-type="string">
            <text:p>7/2/2015</text:p>
          </table:table-cell>
          <table:table-cell table:style-name="ce6" office:value-type="time" office:time-value="PT19H01M04S" calcext:value-type="time">
            <text:p>19:0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27]-[.J827]" office:value-type="currency" office:currency="CAD" office:value="2.7" calcext:value-type="currency">
            <text:p>$2.70</text:p>
          </table:table-cell>
          <table:table-cell table:style-name="ce3" table:formula="of:=[.L827]+[.K827]"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27]+[.N826]" office:value-type="currency" office:currency="CAD" office:value="154620.72" calcext:value-type="currency">
            <text:p>$154,620.72</text:p>
          </table:table-cell>
          <table:table-cell/>
        </table:table-row>
        <table:table-row table:style-name="ro1">
          <table:table-cell table:style-name="ce5" office:value-type="string" calcext:value-type="string">
            <text:p>7/2/2015</text:p>
          </table:table-cell>
          <table:table-cell table:style-name="ce6" office:value-type="time" office:time-value="PT19H01M06S" calcext:value-type="time">
            <text:p>19:0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28]-[.J828]" office:value-type="currency" office:currency="CAD" office:value="0.720000000000002" calcext:value-type="currency">
            <text:p>$0.72</text:p>
          </table:table-cell>
          <table:table-cell table:style-name="ce3" table:formula="of:=[.L828]+[.K82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28]+[.N827]" office:value-type="currency" office:currency="CAD" office:value="154639.12" calcext:value-type="currency">
            <text:p>$154,639.12</text:p>
          </table:table-cell>
          <table:table-cell/>
        </table:table-row>
        <table:table-row table:style-name="ro1">
          <table:table-cell table:style-name="ce5" office:value-type="string" calcext:value-type="string">
            <text:p>7/2/2015</text:p>
          </table:table-cell>
          <table:table-cell table:style-name="ce6" office:value-type="time" office:time-value="PT19H01M09S" calcext:value-type="time">
            <text:p>19:0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9]-[.J829]" office:value-type="currency" office:currency="CAD" office:value="3.59999999999999" calcext:value-type="currency">
            <text:p>$3.60</text:p>
          </table:table-cell>
          <table:table-cell table:style-name="ce3" table:formula="of:=[.L829]+[.K8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9]+[.N828]" office:value-type="currency" office:currency="CAD" office:value="154732.32" calcext:value-type="currency">
            <text:p>$154,732.32</text:p>
          </table:table-cell>
          <table:table-cell/>
        </table:table-row>
        <table:table-row table:style-name="ro1">
          <table:table-cell table:style-name="ce5" office:value-type="string" calcext:value-type="string">
            <text:p>7/2/2015</text:p>
          </table:table-cell>
          <table:table-cell table:style-name="ce6" office:value-type="time" office:time-value="PT19H01M12S" calcext:value-type="time">
            <text:p>19:0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30]-[.J830]" office:value-type="currency" office:currency="CAD" office:value="1.8" calcext:value-type="currency">
            <text:p>$1.80</text:p>
          </table:table-cell>
          <table:table-cell table:style-name="ce3" table:formula="of:=[.L830]+[.K8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30]+[.N829]" office:value-type="currency" office:currency="CAD" office:value="154778.77" calcext:value-type="currency">
            <text:p>$154,778.77</text:p>
          </table:table-cell>
          <table:table-cell/>
        </table:table-row>
        <table:table-row table:style-name="ro1">
          <table:table-cell table:style-name="ce5" office:value-type="string" calcext:value-type="string">
            <text:p>7/2/2015</text:p>
          </table:table-cell>
          <table:table-cell table:style-name="ce6" office:value-type="time" office:time-value="PT19H01M15S" calcext:value-type="time">
            <text:p>19:0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31]-[.J831]" office:value-type="currency" office:currency="CAD" office:value="1.8" calcext:value-type="currency">
            <text:p>$1.80</text:p>
          </table:table-cell>
          <table:table-cell table:style-name="ce3" table:formula="of:=[.L831]+[.K83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31]+[.N830]" office:value-type="currency" office:currency="CAD" office:value="154825.22" calcext:value-type="currency">
            <text:p>$154,825.22</text:p>
          </table:table-cell>
          <table:table-cell/>
        </table:table-row>
        <table:table-row table:style-name="ro1">
          <table:table-cell table:style-name="ce5" office:value-type="string" calcext:value-type="string">
            <text:p>7/2/2015</text:p>
          </table:table-cell>
          <table:table-cell table:style-name="ce6" office:value-type="time" office:time-value="PT19H01M18S" calcext:value-type="time">
            <text:p>19:0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832]-[.J832]" office:value-type="currency" office:currency="CAD" office:value="5.40000000000001" calcext:value-type="currency">
            <text:p>$5.40</text:p>
          </table:table-cell>
          <table:table-cell table:style-name="ce3" table:formula="of:=[.L832]+[.K832]"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832]+[.N831]" office:value-type="currency" office:currency="CAD" office:value="154965.17" calcext:value-type="currency">
            <text:p>$154,965.17</text:p>
          </table:table-cell>
          <table:table-cell/>
        </table:table-row>
        <table:table-row table:style-name="ro1">
          <table:table-cell table:style-name="ce5" office:value-type="string" calcext:value-type="string">
            <text:p>7/2/2015</text:p>
          </table:table-cell>
          <table:table-cell table:style-name="ce6" office:value-type="time" office:time-value="PT19H01M21S" calcext:value-type="time">
            <text:p>19:0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833]-[.J833]" office:value-type="currency" office:currency="CAD" office:value="9" calcext:value-type="currency">
            <text:p>$9.00</text:p>
          </table:table-cell>
          <table:table-cell table:style-name="ce3" table:formula="of:=[.L833]+[.K8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833]+[.N832]" office:value-type="currency" office:currency="CAD" office:value="155198.62" calcext:value-type="currency">
            <text:p>$155,198.62</text:p>
          </table:table-cell>
          <table:table-cell/>
        </table:table-row>
        <table:table-row table:style-name="ro1">
          <table:table-cell table:style-name="ce5" office:value-type="string" calcext:value-type="string">
            <text:p>7/2/2015</text:p>
          </table:table-cell>
          <table:table-cell table:style-name="ce6" office:value-type="time" office:time-value="PT19H01M24S" calcext:value-type="time">
            <text:p>19:0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4]-[.J834]" office:value-type="currency" office:currency="CAD" office:value="0.899999999999999" calcext:value-type="currency">
            <text:p>$0.90</text:p>
          </table:table-cell>
          <table:table-cell table:style-name="ce3" table:formula="of:=[.L834]+[.K8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4]+[.N833]" office:value-type="currency" office:currency="CAD" office:value="155221.69" calcext:value-type="currency">
            <text:p>$155,221.69</text:p>
          </table:table-cell>
          <table:table-cell/>
        </table:table-row>
        <table:table-row table:style-name="ro1">
          <table:table-cell table:style-name="ce5" office:value-type="string" calcext:value-type="string">
            <text:p>7/2/2015</text:p>
          </table:table-cell>
          <table:table-cell table:style-name="ce6" office:value-type="time" office:time-value="PT19H01M26S" calcext:value-type="time">
            <text:p>19:01: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35]-[.J835]" office:value-type="currency" office:currency="CAD" office:value="0.720000000000002" calcext:value-type="currency">
            <text:p>$0.72</text:p>
          </table:table-cell>
          <table:table-cell table:style-name="ce3" table:formula="of:=[.L835]+[.K8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35]+[.N834]" office:value-type="currency" office:currency="CAD" office:value="155240.09" calcext:value-type="currency">
            <text:p>$155,240.09</text:p>
          </table:table-cell>
          <table:table-cell/>
        </table:table-row>
        <table:table-row table:style-name="ro1">
          <table:table-cell table:style-name="ce5" office:value-type="string" calcext:value-type="string">
            <text:p>7/2/2015</text:p>
          </table:table-cell>
          <table:table-cell table:style-name="ce6" office:value-type="time" office:time-value="PT19H01M29S" calcext:value-type="time">
            <text:p>19:01: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6]-[.J836]" office:value-type="currency" office:currency="CAD" office:value="0.899999999999999" calcext:value-type="currency">
            <text:p>$0.90</text:p>
          </table:table-cell>
          <table:table-cell table:style-name="ce3" table:formula="of:=[.L836]+[.K8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6]+[.N835]" office:value-type="currency" office:currency="CAD" office:value="155263.16" calcext:value-type="currency">
            <text:p>$155,263.16</text:p>
          </table:table-cell>
          <table:table-cell/>
        </table:table-row>
        <table:table-row table:style-name="ro1">
          <table:table-cell table:style-name="ce5" office:value-type="string" calcext:value-type="string">
            <text:p>7/2/2015</text:p>
          </table:table-cell>
          <table:table-cell table:style-name="ce6" office:value-type="time" office:time-value="PT19H01M32S" calcext:value-type="time">
            <text:p>19:0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37]-[.J837]" office:value-type="currency" office:currency="CAD" office:value="3.59999999999999" calcext:value-type="currency">
            <text:p>$3.60</text:p>
          </table:table-cell>
          <table:table-cell table:style-name="ce3" table:formula="of:=[.L837]+[.K8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37]+[.N836]" office:value-type="currency" office:currency="CAD" office:value="155356.36" calcext:value-type="currency">
            <text:p>$155,356.36</text:p>
          </table:table-cell>
          <table:table-cell/>
        </table:table-row>
        <table:table-row table:style-name="ro1">
          <table:table-cell table:style-name="ce5" office:value-type="string" calcext:value-type="string">
            <text:p>7/2/2015</text:p>
          </table:table-cell>
          <table:table-cell table:style-name="ce6" office:value-type="time" office:time-value="PT19H01M35S" calcext:value-type="time">
            <text:p>19:0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38]-[.J838]" office:value-type="currency" office:currency="CAD" office:value="3.59999999999999" calcext:value-type="currency">
            <text:p>$3.60</text:p>
          </table:table-cell>
          <table:table-cell table:style-name="ce3" table:formula="of:=[.L838]+[.K8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38]+[.N837]" office:value-type="currency" office:currency="CAD" office:value="155449.56" calcext:value-type="currency">
            <text:p>$155,449.56</text:p>
          </table:table-cell>
          <table:table-cell/>
        </table:table-row>
        <table:table-row table:style-name="ro1">
          <table:table-cell table:style-name="ce5" office:value-type="string" calcext:value-type="string">
            <text:p>7/2/2015</text:p>
          </table:table-cell>
          <table:table-cell table:style-name="ce6" office:value-type="time" office:time-value="PT19H01M38S" calcext:value-type="time">
            <text:p>19:0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9]-[.J839]" office:value-type="currency" office:currency="CAD" office:value="0.899999999999999" calcext:value-type="currency">
            <text:p>$0.90</text:p>
          </table:table-cell>
          <table:table-cell table:style-name="ce3" table:formula="of:=[.L839]+[.K8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9]+[.N838]" office:value-type="currency" office:currency="CAD" office:value="155472.63" calcext:value-type="currency">
            <text:p>$155,472.63</text:p>
          </table:table-cell>
          <table:table-cell/>
        </table:table-row>
        <table:table-row table:style-name="ro1">
          <table:table-cell table:style-name="ce5" office:value-type="string" calcext:value-type="string">
            <text:p>7/2/2015</text:p>
          </table:table-cell>
          <table:table-cell table:style-name="ce6" office:value-type="time" office:time-value="PT19H01M41S" calcext:value-type="time">
            <text:p>19:0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40]-[.J840]" office:value-type="currency" office:currency="CAD" office:value="0.899999999999999" calcext:value-type="currency">
            <text:p>$0.90</text:p>
          </table:table-cell>
          <table:table-cell table:style-name="ce3" table:formula="of:=[.L840]+[.K8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40]+[.N839]" office:value-type="currency" office:currency="CAD" office:value="155495.7" calcext:value-type="currency">
            <text:p>$155,495.70</text:p>
          </table:table-cell>
          <table:table-cell/>
        </table:table-row>
        <table:table-row table:style-name="ro1">
          <table:table-cell table:style-name="ce5" office:value-type="string" calcext:value-type="string">
            <text:p>7/2/2015</text:p>
          </table:table-cell>
          <table:table-cell table:style-name="ce6" office:value-type="time" office:time-value="PT19H01M44S" calcext:value-type="time">
            <text:p>19:0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41]-[.J841]" office:value-type="currency" office:currency="CAD" office:value="1.8" calcext:value-type="currency">
            <text:p>$1.80</text:p>
          </table:table-cell>
          <table:table-cell table:style-name="ce3" table:formula="of:=[.L841]+[.K8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41]+[.N840]" office:value-type="currency" office:currency="CAD" office:value="155542.15" calcext:value-type="currency">
            <text:p>$155,542.15</text:p>
          </table:table-cell>
          <table:table-cell/>
        </table:table-row>
        <table:table-row table:style-name="ro1">
          <table:table-cell table:style-name="ce5" office:value-type="string" calcext:value-type="string">
            <text:p>7/2/2015</text:p>
          </table:table-cell>
          <table:table-cell table:style-name="ce6" office:value-type="time" office:time-value="PT19H01M47S" calcext:value-type="time">
            <text:p>19:0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42]-[.J842]" office:value-type="currency" office:currency="CAD" office:value="7.20000000000002" calcext:value-type="currency">
            <text:p>$7.20</text:p>
          </table:table-cell>
          <table:table-cell table:style-name="ce3" table:formula="of:=[.L842]+[.K84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42]+[.N841]" office:value-type="currency" office:currency="CAD" office:value="155728.85" calcext:value-type="currency">
            <text:p>$155,728.85</text:p>
          </table:table-cell>
          <table:table-cell/>
        </table:table-row>
        <table:table-row table:style-name="ro1">
          <table:table-cell table:style-name="ce5" office:value-type="string" calcext:value-type="string">
            <text:p>7/2/2015</text:p>
          </table:table-cell>
          <table:table-cell table:style-name="ce6" office:value-type="time" office:time-value="PT19H01M50S" calcext:value-type="time">
            <text:p>19:0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843]-[.J843]" office:value-type="currency" office:currency="CAD" office:value="90" calcext:value-type="currency">
            <text:p>$90.00</text:p>
          </table:table-cell>
          <table:table-cell table:style-name="ce3" table:formula="of:=[.L843]+[.K843]"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843]+[.N842]" office:value-type="currency" office:currency="CAD" office:value="158066.05" calcext:value-type="currency">
            <text:p>$158,066.05</text:p>
          </table:table-cell>
          <table:table-cell/>
        </table:table-row>
        <table:table-row table:style-name="ro1">
          <table:table-cell table:style-name="ce5" office:value-type="string" calcext:value-type="string">
            <text:p>7/2/2015</text:p>
          </table:table-cell>
          <table:table-cell table:style-name="ce6" office:value-type="time" office:time-value="PT19H01M52S" calcext:value-type="time">
            <text:p>19:0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44]-[.J844]" office:value-type="currency" office:currency="CAD" office:value="0.359999999999999" calcext:value-type="currency">
            <text:p>$0.36</text:p>
          </table:table-cell>
          <table:table-cell table:style-name="ce3" table:formula="of:=[.L844]+[.K8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44]+[.N843]" office:value-type="currency" office:currency="CAD" office:value="158075.1" calcext:value-type="currency">
            <text:p>$158,075.10</text:p>
          </table:table-cell>
          <table:table-cell/>
        </table:table-row>
        <table:table-row table:style-name="ro1">
          <table:table-cell table:style-name="ce5" office:value-type="string" calcext:value-type="string">
            <text:p>7/2/2015</text:p>
          </table:table-cell>
          <table:table-cell table:style-name="ce6" office:value-type="time" office:time-value="PT19H01M55S" calcext:value-type="time">
            <text:p>19:0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45]-[.J845]" office:value-type="currency" office:currency="CAD" office:value="2.7" calcext:value-type="currency">
            <text:p>$2.70</text:p>
          </table:table-cell>
          <table:table-cell table:style-name="ce3" table:formula="of:=[.L845]+[.K845]"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45]+[.N844]" office:value-type="currency" office:currency="CAD" office:value="158144.92" calcext:value-type="currency">
            <text:p>$158,144.92</text:p>
          </table:table-cell>
          <table:table-cell/>
        </table:table-row>
        <table:table-row table:style-name="ro1">
          <table:table-cell table:style-name="ce5" office:value-type="string" calcext:value-type="string">
            <text:p>7/2/2015</text:p>
          </table:table-cell>
          <table:table-cell table:style-name="ce6" office:value-type="time" office:time-value="PT19H01M58S" calcext:value-type="time">
            <text:p>19:0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6]-[.J846]" office:value-type="currency" office:currency="CAD" office:value="3.59999999999999" calcext:value-type="currency">
            <text:p>$3.60</text:p>
          </table:table-cell>
          <table:table-cell table:style-name="ce3" table:formula="of:=[.L846]+[.K8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6]+[.N845]" office:value-type="currency" office:currency="CAD" office:value="158238.12" calcext:value-type="currency">
            <text:p>$158,238.12</text:p>
          </table:table-cell>
          <table:table-cell/>
        </table:table-row>
        <table:table-row table:style-name="ro1">
          <table:table-cell table:style-name="ce5" office:value-type="string" calcext:value-type="string">
            <text:p>7/2/2015</text:p>
          </table:table-cell>
          <table:table-cell table:style-name="ce6" office:value-type="time" office:time-value="PT19H02M01S" calcext:value-type="time">
            <text:p>19:0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47]-[.J847]" office:value-type="currency" office:currency="CAD" office:value="0.720000000000002" calcext:value-type="currency">
            <text:p>$0.72</text:p>
          </table:table-cell>
          <table:table-cell table:style-name="ce3" table:formula="of:=[.L847]+[.K84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47]+[.N846]" office:value-type="currency" office:currency="CAD" office:value="158256.52" calcext:value-type="currency">
            <text:p>$158,256.52</text:p>
          </table:table-cell>
          <table:table-cell/>
        </table:table-row>
        <table:table-row table:style-name="ro1">
          <table:table-cell table:style-name="ce5" office:value-type="string" calcext:value-type="string">
            <text:p>7/2/2015</text:p>
          </table:table-cell>
          <table:table-cell table:style-name="ce6" office:value-type="time" office:time-value="PT19H02M04S" calcext:value-type="time">
            <text:p>19:0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8]-[.J848]" office:value-type="currency" office:currency="CAD" office:value="3.59999999999999" calcext:value-type="currency">
            <text:p>$3.60</text:p>
          </table:table-cell>
          <table:table-cell table:style-name="ce3" table:formula="of:=[.L848]+[.K84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8]+[.N847]" office:value-type="currency" office:currency="CAD" office:value="158349.72" calcext:value-type="currency">
            <text:p>$158,349.72</text:p>
          </table:table-cell>
          <table:table-cell/>
        </table:table-row>
        <table:table-row table:style-name="ro1">
          <table:table-cell table:style-name="ce5" office:value-type="string" calcext:value-type="string">
            <text:p>7/2/2015</text:p>
          </table:table-cell>
          <table:table-cell table:style-name="ce6" office:value-type="time" office:time-value="PT19H02M06S" calcext:value-type="time">
            <text:p>19:02: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49]-[.J849]" office:value-type="currency" office:currency="CAD" office:value="0.899999999999999" calcext:value-type="currency">
            <text:p>$0.90</text:p>
          </table:table-cell>
          <table:table-cell table:style-name="ce3" table:formula="of:=[.L849]+[.K8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49]+[.N848]" office:value-type="currency" office:currency="CAD" office:value="158372.79" calcext:value-type="currency">
            <text:p>$158,372.79</text:p>
          </table:table-cell>
          <table:table-cell/>
        </table:table-row>
        <table:table-row table:style-name="ro1">
          <table:table-cell table:style-name="ce5" office:value-type="string" calcext:value-type="string">
            <text:p>7/2/2015</text:p>
          </table:table-cell>
          <table:table-cell table:style-name="ce6" office:value-type="time" office:time-value="PT19H02M09S" calcext:value-type="time">
            <text:p>19:02: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50]-[.J850]" office:value-type="currency" office:currency="CAD" office:value="2.7" calcext:value-type="currency">
            <text:p>$2.70</text:p>
          </table:table-cell>
          <table:table-cell table:style-name="ce3" table:formula="of:=[.L850]+[.K850]"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50]+[.N849]" office:value-type="currency" office:currency="CAD" office:value="158442.61" calcext:value-type="currency">
            <text:p>$158,442.61</text:p>
          </table:table-cell>
          <table:table-cell/>
        </table:table-row>
        <table:table-row table:style-name="ro1">
          <table:table-cell table:style-name="ce5" office:value-type="string" calcext:value-type="string">
            <text:p>7/2/2015</text:p>
          </table:table-cell>
          <table:table-cell table:style-name="ce6" office:value-type="time" office:time-value="PT19H02M13S" calcext:value-type="time">
            <text:p>19:0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51]-[.J851]" office:value-type="currency" office:currency="CAD" office:value="1.08" calcext:value-type="currency">
            <text:p>$1.08</text:p>
          </table:table-cell>
          <table:table-cell table:style-name="ce3" table:formula="of:=[.L851]+[.K85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51]+[.N850]" office:value-type="currency" office:currency="CAD" office:value="158470.36" calcext:value-type="currency">
            <text:p>$158,470.36</text:p>
          </table:table-cell>
          <table:table-cell/>
        </table:table-row>
        <table:table-row table:style-name="ro1">
          <table:table-cell table:style-name="ce5" office:value-type="string" calcext:value-type="string">
            <text:p>7/2/2015</text:p>
          </table:table-cell>
          <table:table-cell table:style-name="ce6" office:value-type="time" office:time-value="PT19H02M16S" calcext:value-type="time">
            <text:p>19:0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52]-[.J852]" office:value-type="currency" office:currency="CAD" office:value="18" calcext:value-type="currency">
            <text:p>$18.00</text:p>
          </table:table-cell>
          <table:table-cell table:style-name="ce3" table:formula="of:=[.L852]+[.K85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52]+[.N851]" office:value-type="currency" office:currency="CAD" office:value="158937.56" calcext:value-type="currency">
            <text:p>$158,937.56</text:p>
          </table:table-cell>
          <table:table-cell/>
        </table:table-row>
        <table:table-row table:style-name="ro1">
          <table:table-cell table:style-name="ce5" office:value-type="string" calcext:value-type="string">
            <text:p>7/2/2015</text:p>
          </table:table-cell>
          <table:table-cell table:style-name="ce6" office:value-type="time" office:time-value="PT19H02M19S" calcext:value-type="time">
            <text:p>19:0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53]-[.J853]" office:value-type="currency" office:currency="CAD" office:value="1.8" calcext:value-type="currency">
            <text:p>$1.80</text:p>
          </table:table-cell>
          <table:table-cell table:style-name="ce3" table:formula="of:=[.L853]+[.K8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53]+[.N852]" office:value-type="currency" office:currency="CAD" office:value="158984.01" calcext:value-type="currency">
            <text:p>$158,984.01</text:p>
          </table:table-cell>
          <table:table-cell/>
        </table:table-row>
        <table:table-row table:style-name="ro1">
          <table:table-cell table:style-name="ce5" office:value-type="string" calcext:value-type="string">
            <text:p>7/2/2015</text:p>
          </table:table-cell>
          <table:table-cell table:style-name="ce6" office:value-type="time" office:time-value="PT19H02M22S" calcext:value-type="time">
            <text:p>19:0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54]-[.J854]" office:value-type="currency" office:currency="CAD" office:value="7.20000000000002" calcext:value-type="currency">
            <text:p>$7.20</text:p>
          </table:table-cell>
          <table:table-cell table:style-name="ce3" table:formula="of:=[.L854]+[.K8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54]+[.N853]" office:value-type="currency" office:currency="CAD" office:value="159170.71" calcext:value-type="currency">
            <text:p>$159,170.71</text:p>
          </table:table-cell>
          <table:table-cell/>
        </table:table-row>
        <table:table-row table:style-name="ro1">
          <table:table-cell table:style-name="ce5" office:value-type="string" calcext:value-type="string">
            <text:p>7/2/2015</text:p>
          </table:table-cell>
          <table:table-cell table:style-name="ce6" office:value-type="time" office:time-value="PT19H02M25S" calcext:value-type="time">
            <text:p>19:02: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5]-[.J855]" office:value-type="currency" office:currency="CAD" office:value="3.59999999999999" calcext:value-type="currency">
            <text:p>$3.60</text:p>
          </table:table-cell>
          <table:table-cell table:style-name="ce3" table:formula="of:=[.L855]+[.K8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5]+[.N854]" office:value-type="currency" office:currency="CAD" office:value="159263.91" calcext:value-type="currency">
            <text:p>$159,263.91</text:p>
          </table:table-cell>
          <table:table-cell/>
        </table:table-row>
        <table:table-row table:style-name="ro1">
          <table:table-cell table:style-name="ce5" office:value-type="string" calcext:value-type="string">
            <text:p>7/2/2015</text:p>
          </table:table-cell>
          <table:table-cell table:style-name="ce6" office:value-type="time" office:time-value="PT19H02M27S" calcext:value-type="time">
            <text:p>19:0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H856]-[.J856]" office:value-type="currency" office:currency="CAD" office:value="3.06" calcext:value-type="currency">
            <text:p>$3.06</text:p>
          </table:table-cell>
          <table:table-cell table:style-name="ce3" table:formula="of:=[.L856]+[.K85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L856]+[.N855]" office:value-type="currency" office:currency="CAD" office:value="159343.08" calcext:value-type="currency">
            <text:p>$159,343.08</text:p>
          </table:table-cell>
          <table:table-cell/>
        </table:table-row>
        <table:table-row table:style-name="ro1">
          <table:table-cell table:style-name="ce5" office:value-type="string" calcext:value-type="string">
            <text:p>7/2/2015</text:p>
          </table:table-cell>
          <table:table-cell table:style-name="ce6" office:value-type="time" office:time-value="PT19H02M30S" calcext:value-type="time">
            <text:p>19:0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7]-[.J857]" office:value-type="currency" office:currency="CAD" office:value="3.59999999999999" calcext:value-type="currency">
            <text:p>$3.60</text:p>
          </table:table-cell>
          <table:table-cell table:style-name="ce3" table:formula="of:=[.L857]+[.K8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7]+[.N856]" office:value-type="currency" office:currency="CAD" office:value="159436.28" calcext:value-type="currency">
            <text:p>$159,436.28</text:p>
          </table:table-cell>
          <table:table-cell/>
        </table:table-row>
        <table:table-row table:style-name="ro1">
          <table:table-cell table:style-name="ce5" office:value-type="string" calcext:value-type="string">
            <text:p>7/2/2015</text:p>
          </table:table-cell>
          <table:table-cell table:style-name="ce6" office:value-type="time" office:time-value="PT19H02M33S" calcext:value-type="time">
            <text:p>19:0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8]-[.J858]" office:value-type="currency" office:currency="CAD" office:value="3.59999999999999" calcext:value-type="currency">
            <text:p>$3.60</text:p>
          </table:table-cell>
          <table:table-cell table:style-name="ce3" table:formula="of:=[.L858]+[.K8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8]+[.N857]" office:value-type="currency" office:currency="CAD" office:value="159529.48" calcext:value-type="currency">
            <text:p>$159,529.48</text:p>
          </table:table-cell>
          <table:table-cell/>
        </table:table-row>
        <table:table-row table:style-name="ro1">
          <table:table-cell table:style-name="ce5" office:value-type="string" calcext:value-type="string">
            <text:p>7/2/2015</text:p>
          </table:table-cell>
          <table:table-cell table:style-name="ce6" office:value-type="time" office:time-value="PT19H02M36S" calcext:value-type="time">
            <text:p>19:0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59]-[.J859]" office:value-type="currency" office:currency="CAD" office:value="1.8" calcext:value-type="currency">
            <text:p>$1.80</text:p>
          </table:table-cell>
          <table:table-cell table:style-name="ce3" table:formula="of:=[.L859]+[.K85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59]+[.N858]" office:value-type="currency" office:currency="CAD" office:value="159575.93" calcext:value-type="currency">
            <text:p>$159,575.93</text:p>
          </table:table-cell>
          <table:table-cell/>
        </table:table-row>
        <table:table-row table:style-name="ro1">
          <table:table-cell table:style-name="ce5" office:value-type="string" calcext:value-type="string">
            <text:p>7/2/2015</text:p>
          </table:table-cell>
          <table:table-cell table:style-name="ce6" office:value-type="time" office:time-value="PT19H02M39S" calcext:value-type="time">
            <text:p>19:0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60]-[.J860]" office:value-type="currency" office:currency="CAD" office:value="1.8" calcext:value-type="currency">
            <text:p>$1.80</text:p>
          </table:table-cell>
          <table:table-cell table:style-name="ce3" table:formula="of:=[.L860]+[.K8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60]+[.N859]" office:value-type="currency" office:currency="CAD" office:value="159622.38" calcext:value-type="currency">
            <text:p>$159,622.38</text:p>
          </table:table-cell>
          <table:table-cell/>
        </table:table-row>
        <table:table-row table:style-name="ro1">
          <table:table-cell table:style-name="ce5" office:value-type="string" calcext:value-type="string">
            <text:p>7/2/2015</text:p>
          </table:table-cell>
          <table:table-cell table:style-name="ce6" office:value-type="time" office:time-value="PT19H02M42S" calcext:value-type="time">
            <text:p>19:0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61]-[.J861]" office:value-type="currency" office:currency="CAD" office:value="0.359999999999999" calcext:value-type="currency">
            <text:p>$0.36</text:p>
          </table:table-cell>
          <table:table-cell table:style-name="ce3" table:formula="of:=[.L861]+[.K86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61]+[.N860]" office:value-type="currency" office:currency="CAD" office:value="159631.43" calcext:value-type="currency">
            <text:p>$159,631.43</text:p>
          </table:table-cell>
          <table:table-cell/>
        </table:table-row>
        <table:table-row table:style-name="ro1">
          <table:table-cell table:style-name="ce5" office:value-type="string" calcext:value-type="string">
            <text:p>7/2/2015</text:p>
          </table:table-cell>
          <table:table-cell table:style-name="ce6" office:value-type="time" office:time-value="PT19H02M45S" calcext:value-type="time">
            <text:p>19:0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62]-[.J862]" office:value-type="currency" office:currency="CAD" office:value="7.20000000000002" calcext:value-type="currency">
            <text:p>$7.20</text:p>
          </table:table-cell>
          <table:table-cell table:style-name="ce3" table:formula="of:=[.L862]+[.K8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62]+[.N861]" office:value-type="currency" office:currency="CAD" office:value="159818.13" calcext:value-type="currency">
            <text:p>$159,818.13</text:p>
          </table:table-cell>
          <table:table-cell/>
        </table:table-row>
        <table:table-row table:style-name="ro1">
          <table:table-cell table:style-name="ce5" office:value-type="string" calcext:value-type="string">
            <text:p>7/2/2015</text:p>
          </table:table-cell>
          <table:table-cell table:style-name="ce6" office:value-type="time" office:time-value="PT19H02M47S" calcext:value-type="time">
            <text:p>19:0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63]-[.J863]" office:value-type="currency" office:currency="CAD" office:value="3.59999999999999" calcext:value-type="currency">
            <text:p>$3.60</text:p>
          </table:table-cell>
          <table:table-cell table:style-name="ce3" table:formula="of:=[.L863]+[.K8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63]+[.N862]" office:value-type="currency" office:currency="CAD" office:value="159911.33" calcext:value-type="currency">
            <text:p>$159,911.33</text:p>
          </table:table-cell>
          <table:table-cell/>
        </table:table-row>
        <table:table-row table:style-name="ro1">
          <table:table-cell table:style-name="ce5" office:value-type="string" calcext:value-type="string">
            <text:p>7/2/2015</text:p>
          </table:table-cell>
          <table:table-cell table:style-name="ce6" office:value-type="time" office:time-value="PT19H02M50S" calcext:value-type="time">
            <text:p>19:0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64]-[.J864]" office:value-type="currency" office:currency="CAD" office:value="0.720000000000002" calcext:value-type="currency">
            <text:p>$0.72</text:p>
          </table:table-cell>
          <table:table-cell table:style-name="ce3" table:formula="of:=[.L864]+[.K8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64]+[.N863]" office:value-type="currency" office:currency="CAD" office:value="159929.73" calcext:value-type="currency">
            <text:p>$159,929.73</text:p>
          </table:table-cell>
          <table:table-cell/>
        </table:table-row>
        <table:table-row table:style-name="ro1">
          <table:table-cell table:style-name="ce5" office:value-type="string" calcext:value-type="string">
            <text:p>7/2/2015</text:p>
          </table:table-cell>
          <table:table-cell table:style-name="ce6" office:value-type="time" office:time-value="PT19H02M53S" calcext:value-type="time">
            <text:p>19:0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65]-[.J865]" office:value-type="currency" office:currency="CAD" office:value="0.720000000000002" calcext:value-type="currency">
            <text:p>$0.72</text:p>
          </table:table-cell>
          <table:table-cell table:style-name="ce3" table:formula="of:=[.L865]+[.K86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65]+[.N864]" office:value-type="currency" office:currency="CAD" office:value="159948.13" calcext:value-type="currency">
            <text:p>$159,948.13</text:p>
          </table:table-cell>
          <table:table-cell/>
        </table:table-row>
        <table:table-row table:style-name="ro1">
          <table:table-cell table:style-name="ce5" office:value-type="string" calcext:value-type="string">
            <text:p>7/2/2015</text:p>
          </table:table-cell>
          <table:table-cell table:style-name="ce6" office:value-type="time" office:time-value="PT19H02M56S" calcext:value-type="time">
            <text:p>19:0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H866]-[.J866]" office:value-type="currency" office:currency="CAD" office:value="3.06" calcext:value-type="currency">
            <text:p>$3.06</text:p>
          </table:table-cell>
          <table:table-cell table:style-name="ce3" table:formula="of:=[.L866]+[.K86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L866]+[.N865]" office:value-type="currency" office:currency="CAD" office:value="160027.3" calcext:value-type="currency">
            <text:p>$160,027.30</text:p>
          </table:table-cell>
          <table:table-cell/>
        </table:table-row>
        <table:table-row table:style-name="ro1">
          <table:table-cell table:style-name="ce5" office:value-type="string" calcext:value-type="string">
            <text:p>7/2/2015</text:p>
          </table:table-cell>
          <table:table-cell table:style-name="ce6" office:value-type="time" office:time-value="PT19H02M59S" calcext:value-type="time">
            <text:p>19:0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67]-[.J867]" office:value-type="currency" office:currency="CAD" office:value="0.899999999999999" calcext:value-type="currency">
            <text:p>$0.90</text:p>
          </table:table-cell>
          <table:table-cell table:style-name="ce3" table:formula="of:=[.L867]+[.K8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67]+[.N866]" office:value-type="currency" office:currency="CAD" office:value="160050.37" calcext:value-type="currency">
            <text:p>$160,050.37</text:p>
          </table:table-cell>
          <table:table-cell/>
        </table:table-row>
        <table:table-row table:style-name="ro1">
          <table:table-cell table:style-name="ce5" office:value-type="string" calcext:value-type="string">
            <text:p>7/2/2015</text:p>
          </table:table-cell>
          <table:table-cell table:style-name="ce6" office:value-type="time" office:time-value="PT19H03M02S" calcext:value-type="time">
            <text:p>19:0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68]-[.J868]" office:value-type="currency" office:currency="CAD" office:value="1.8" calcext:value-type="currency">
            <text:p>$1.80</text:p>
          </table:table-cell>
          <table:table-cell table:style-name="ce3" table:formula="of:=[.L868]+[.K8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68]+[.N867]" office:value-type="currency" office:currency="CAD" office:value="160096.82" calcext:value-type="currency">
            <text:p>$160,096.82</text:p>
          </table:table-cell>
          <table:table-cell/>
        </table:table-row>
        <table:table-row table:style-name="ro1">
          <table:table-cell table:style-name="ce5" office:value-type="string" calcext:value-type="string">
            <text:p>7/2/2015</text:p>
          </table:table-cell>
          <table:table-cell table:style-name="ce6" office:value-type="time" office:time-value="PT19H03M04S" calcext:value-type="time">
            <text:p>19:0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69]-[.J869]" office:value-type="currency" office:currency="CAD" office:value="1.08" calcext:value-type="currency">
            <text:p>$1.08</text:p>
          </table:table-cell>
          <table:table-cell table:style-name="ce3" table:formula="of:=[.L869]+[.K86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69]+[.N868]" office:value-type="currency" office:currency="CAD" office:value="160124.57" calcext:value-type="currency">
            <text:p>$160,124.57</text:p>
          </table:table-cell>
          <table:table-cell/>
        </table:table-row>
        <table:table-row table:style-name="ro1">
          <table:table-cell table:style-name="ce5" office:value-type="string" calcext:value-type="string">
            <text:p>7/2/2015</text:p>
          </table:table-cell>
          <table:table-cell table:style-name="ce6" office:value-type="time" office:time-value="PT19H03M07S" calcext:value-type="time">
            <text:p>19:0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70]-[.J870]" office:value-type="currency" office:currency="CAD" office:value="0.899999999999999" calcext:value-type="currency">
            <text:p>$0.90</text:p>
          </table:table-cell>
          <table:table-cell table:style-name="ce3" table:formula="of:=[.L870]+[.K8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70]+[.N869]" office:value-type="currency" office:currency="CAD" office:value="160147.64" calcext:value-type="currency">
            <text:p>$160,147.64</text:p>
          </table:table-cell>
          <table:table-cell/>
        </table:table-row>
        <table:table-row table:style-name="ro1">
          <table:table-cell table:style-name="ce5" office:value-type="string" calcext:value-type="string">
            <text:p>7/2/2015</text:p>
          </table:table-cell>
          <table:table-cell table:style-name="ce6" office:value-type="time" office:time-value="PT19H03M10S" calcext:value-type="time">
            <text:p>19:0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71]-[.J871]" office:value-type="currency" office:currency="CAD" office:value="0.899999999999999" calcext:value-type="currency">
            <text:p>$0.90</text:p>
          </table:table-cell>
          <table:table-cell table:style-name="ce3" table:formula="of:=[.L871]+[.K8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71]+[.N870]" office:value-type="currency" office:currency="CAD" office:value="160170.71" calcext:value-type="currency">
            <text:p>$160,170.71</text:p>
          </table:table-cell>
          <table:table-cell/>
        </table:table-row>
        <table:table-row table:style-name="ro1">
          <table:table-cell table:style-name="ce5" office:value-type="string" calcext:value-type="string">
            <text:p>7/2/2015</text:p>
          </table:table-cell>
          <table:table-cell table:style-name="ce6" office:value-type="time" office:time-value="PT19H03M13S" calcext:value-type="time">
            <text:p>19:0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2]-[.J872]" office:value-type="currency" office:currency="CAD" office:value="3.59999999999999" calcext:value-type="currency">
            <text:p>$3.60</text:p>
          </table:table-cell>
          <table:table-cell table:style-name="ce3" table:formula="of:=[.L872]+[.K8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2]+[.N871]" office:value-type="currency" office:currency="CAD" office:value="160263.91" calcext:value-type="currency">
            <text:p>$160,263.91</text:p>
          </table:table-cell>
          <table:table-cell/>
        </table:table-row>
        <table:table-row table:style-name="ro1">
          <table:table-cell table:style-name="ce5" office:value-type="string" calcext:value-type="string">
            <text:p>7/2/2015</text:p>
          </table:table-cell>
          <table:table-cell table:style-name="ce6" office:value-type="time" office:time-value="PT19H03M16S" calcext:value-type="time">
            <text:p>19:0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3]-[.J873]" office:value-type="currency" office:currency="CAD" office:value="3.59999999999999" calcext:value-type="currency">
            <text:p>$3.60</text:p>
          </table:table-cell>
          <table:table-cell table:style-name="ce3" table:formula="of:=[.L873]+[.K8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3]+[.N872]" office:value-type="currency" office:currency="CAD" office:value="160357.11" calcext:value-type="currency">
            <text:p>$160,357.11</text:p>
          </table:table-cell>
          <table:table-cell/>
        </table:table-row>
        <table:table-row table:style-name="ro1">
          <table:table-cell table:style-name="ce5" office:value-type="string" calcext:value-type="string">
            <text:p>7/2/2015</text:p>
          </table:table-cell>
          <table:table-cell table:style-name="ce6" office:value-type="time" office:time-value="PT19H03M19S" calcext:value-type="time">
            <text:p>19:03: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4]-[.J874]" office:value-type="currency" office:currency="CAD" office:value="1.8" calcext:value-type="currency">
            <text:p>$1.80</text:p>
          </table:table-cell>
          <table:table-cell table:style-name="ce3" table:formula="of:=[.L874]+[.K87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4]+[.N873]" office:value-type="currency" office:currency="CAD" office:value="160403.56" calcext:value-type="currency">
            <text:p>$160,403.56</text:p>
          </table:table-cell>
          <table:table-cell/>
        </table:table-row>
        <table:table-row table:style-name="ro1">
          <table:table-cell table:style-name="ce5" office:value-type="string" calcext:value-type="string">
            <text:p>7/2/2015</text:p>
          </table:table-cell>
          <table:table-cell table:style-name="ce6" office:value-type="time" office:time-value="PT19H03M22S" calcext:value-type="time">
            <text:p>19:0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5]-[.J875]" office:value-type="currency" office:currency="CAD" office:value="3.59999999999999" calcext:value-type="currency">
            <text:p>$3.60</text:p>
          </table:table-cell>
          <table:table-cell table:style-name="ce3" table:formula="of:=[.L875]+[.K8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5]+[.N874]" office:value-type="currency" office:currency="CAD" office:value="160496.76" calcext:value-type="currency">
            <text:p>$160,496.76</text:p>
          </table:table-cell>
          <table:table-cell/>
        </table:table-row>
        <table:table-row table:style-name="ro1">
          <table:table-cell table:style-name="ce5" office:value-type="string" calcext:value-type="string">
            <text:p>7/2/2015</text:p>
          </table:table-cell>
          <table:table-cell table:style-name="ce6" office:value-type="time" office:time-value="PT19H03M25S" calcext:value-type="time">
            <text:p>19:03: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6]-[.J876]" office:value-type="currency" office:currency="CAD" office:value="3.59999999999999" calcext:value-type="currency">
            <text:p>$3.60</text:p>
          </table:table-cell>
          <table:table-cell table:style-name="ce3" table:formula="of:=[.L876]+[.K8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6]+[.N875]" office:value-type="currency" office:currency="CAD" office:value="160589.96" calcext:value-type="currency">
            <text:p>$160,589.96</text:p>
          </table:table-cell>
          <table:table-cell/>
        </table:table-row>
        <table:table-row table:style-name="ro1">
          <table:table-cell table:style-name="ce5" office:value-type="string" calcext:value-type="string">
            <text:p>7/2/2015</text:p>
          </table:table-cell>
          <table:table-cell table:style-name="ce6" office:value-type="time" office:time-value="PT19H03M28S" calcext:value-type="time">
            <text:p>19:0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7]-[.J877]" office:value-type="currency" office:currency="CAD" office:value="1.8" calcext:value-type="currency">
            <text:p>$1.80</text:p>
          </table:table-cell>
          <table:table-cell table:style-name="ce3" table:formula="of:=[.L877]+[.K8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7]+[.N876]" office:value-type="currency" office:currency="CAD" office:value="160636.41" calcext:value-type="currency">
            <text:p>$160,636.41</text:p>
          </table:table-cell>
          <table:table-cell/>
        </table:table-row>
        <table:table-row table:style-name="ro1">
          <table:table-cell table:style-name="ce5" office:value-type="string" calcext:value-type="string">
            <text:p>7/2/2015</text:p>
          </table:table-cell>
          <table:table-cell table:style-name="ce6" office:value-type="time" office:time-value="PT19H03M31S" calcext:value-type="time">
            <text:p>19:0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8]-[.J878]" office:value-type="currency" office:currency="CAD" office:value="1.8" calcext:value-type="currency">
            <text:p>$1.80</text:p>
          </table:table-cell>
          <table:table-cell table:style-name="ce3" table:formula="of:=[.L878]+[.K87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8]+[.N877]" office:value-type="currency" office:currency="CAD" office:value="160682.86" calcext:value-type="currency">
            <text:p>$160,682.86</text:p>
          </table:table-cell>
          <table:table-cell/>
        </table:table-row>
        <table:table-row table:style-name="ro1">
          <table:table-cell table:style-name="ce5" office:value-type="string" calcext:value-type="string">
            <text:p>7/2/2015</text:p>
          </table:table-cell>
          <table:table-cell table:style-name="ce6" office:value-type="time" office:time-value="PT19H03M33S" calcext:value-type="time">
            <text:p>19:0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H879]-[.J879]" office:value-type="currency" office:currency="CAD" office:value="28.8" calcext:value-type="currency">
            <text:p>$28.80</text:p>
          </table:table-cell>
          <table:table-cell table:style-name="ce3" table:formula="of:=[.L879]+[.K879]" office:value-type="currency" office:currency="CAD" office:value="771.2" calcext:value-type="currency">
            <text:p>$771.20</text:p>
          </table:table-cell>
          <table:table-cell table:style-name="ce3" office:value-type="currency" office:currency="CAD" office:value="23.5" calcext:value-type="currency">
            <text:p>$23.50</text:p>
          </table:table-cell>
          <table:table-cell office:value-type="currency" office:currency="CAD" office:value="747.7" calcext:value-type="currency">
            <text:p>$747.70</text:p>
          </table:table-cell>
          <table:table-cell/>
          <table:table-cell table:style-name="ce3" table:formula="of:=[.L879]+[.N878]" office:value-type="currency" office:currency="CAD" office:value="161430.56" calcext:value-type="currency">
            <text:p>$161,430.56</text:p>
          </table:table-cell>
          <table:table-cell/>
        </table:table-row>
        <table:table-row table:style-name="ro1">
          <table:table-cell table:style-name="ce5" office:value-type="string" calcext:value-type="string">
            <text:p>7/2/2015</text:p>
          </table:table-cell>
          <table:table-cell table:style-name="ce6" office:value-type="time" office:time-value="PT19H03M36S" calcext:value-type="time">
            <text:p>19:0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80]-[.J880]" office:value-type="currency" office:currency="CAD" office:value="3.59999999999999" calcext:value-type="currency">
            <text:p>$3.60</text:p>
          </table:table-cell>
          <table:table-cell table:style-name="ce3" table:formula="of:=[.L880]+[.K8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80]+[.N879]" office:value-type="currency" office:currency="CAD" office:value="161523.76" calcext:value-type="currency">
            <text:p>$161,523.76</text:p>
          </table:table-cell>
          <table:table-cell/>
        </table:table-row>
        <table:table-row table:style-name="ro1">
          <table:table-cell table:style-name="ce5" office:value-type="string" calcext:value-type="string">
            <text:p>7/2/2015</text:p>
          </table:table-cell>
          <table:table-cell table:style-name="ce6" office:value-type="time" office:time-value="PT19H03M39S" calcext:value-type="time">
            <text:p>19:0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81]-[.J881]" office:value-type="currency" office:currency="CAD" office:value="1.8" calcext:value-type="currency">
            <text:p>$1.80</text:p>
          </table:table-cell>
          <table:table-cell table:style-name="ce3" table:formula="of:=[.L881]+[.K88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81]+[.N880]" office:value-type="currency" office:currency="CAD" office:value="161570.21" calcext:value-type="currency">
            <text:p>$161,570.21</text:p>
          </table:table-cell>
          <table:table-cell/>
        </table:table-row>
        <table:table-row table:style-name="ro1">
          <table:table-cell table:style-name="ce5" office:value-type="string" calcext:value-type="string">
            <text:p>7/2/2015</text:p>
          </table:table-cell>
          <table:table-cell table:style-name="ce6" office:value-type="time" office:time-value="PT19H03M42S" calcext:value-type="time">
            <text:p>19:0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882]-[.J882]" office:value-type="currency" office:currency="CAD" office:value="0.04" calcext:value-type="currency">
            <text:p>$0.04</text:p>
          </table:table-cell>
          <table:table-cell table:style-name="ce3" table:formula="of:=[.L882]+[.K88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882]+[.N881]" office:value-type="currency" office:currency="CAD" office:value="161570.84" calcext:value-type="currency">
            <text:p>$161,570.84</text:p>
          </table:table-cell>
          <table:table-cell/>
        </table:table-row>
        <table:table-row table:style-name="ro1">
          <table:table-cell table:style-name="ce5" office:value-type="string" calcext:value-type="string">
            <text:p>7/2/2015</text:p>
          </table:table-cell>
          <table:table-cell table:style-name="ce6" office:value-type="time" office:time-value="PT19H03M45S" calcext:value-type="time">
            <text:p>19:03: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83]-[.J883]" office:value-type="currency" office:currency="CAD" office:value="3.59999999999999" calcext:value-type="currency">
            <text:p>$3.60</text:p>
          </table:table-cell>
          <table:table-cell table:style-name="ce3" table:formula="of:=[.L883]+[.K8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83]+[.N882]" office:value-type="currency" office:currency="CAD" office:value="161664.04" calcext:value-type="currency">
            <text:p>$161,664.04</text:p>
          </table:table-cell>
          <table:table-cell/>
        </table:table-row>
        <table:table-row table:style-name="ro1">
          <table:table-cell table:style-name="ce5" office:value-type="string" calcext:value-type="string">
            <text:p>7/2/2015</text:p>
          </table:table-cell>
          <table:table-cell table:style-name="ce6" office:value-type="time" office:time-value="PT19H03M48S" calcext:value-type="time">
            <text:p>19:0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4]-[.J884]" office:value-type="currency" office:currency="CAD" office:value="0.899999999999999" calcext:value-type="currency">
            <text:p>$0.90</text:p>
          </table:table-cell>
          <table:table-cell table:style-name="ce3" table:formula="of:=[.L884]+[.K8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4]+[.N883]" office:value-type="currency" office:currency="CAD" office:value="161687.11" calcext:value-type="currency">
            <text:p>$161,687.11</text:p>
          </table:table-cell>
          <table:table-cell/>
        </table:table-row>
        <table:table-row table:style-name="ro1">
          <table:table-cell table:style-name="ce5" office:value-type="string" calcext:value-type="string">
            <text:p>7/2/2015</text:p>
          </table:table-cell>
          <table:table-cell table:style-name="ce6" office:value-type="time" office:time-value="PT19H03M50S" calcext:value-type="time">
            <text:p>19:0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85]-[.J885]" office:value-type="currency" office:currency="CAD" office:value="1.8" calcext:value-type="currency">
            <text:p>$1.80</text:p>
          </table:table-cell>
          <table:table-cell table:style-name="ce3" table:formula="of:=[.L885]+[.K8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85]+[.N884]" office:value-type="currency" office:currency="CAD" office:value="161733.56" calcext:value-type="currency">
            <text:p>$161,733.56</text:p>
          </table:table-cell>
          <table:table-cell/>
        </table:table-row>
        <table:table-row table:style-name="ro1">
          <table:table-cell table:style-name="ce5" office:value-type="string" calcext:value-type="string">
            <text:p>7/2/2015</text:p>
          </table:table-cell>
          <table:table-cell table:style-name="ce6" office:value-type="time" office:time-value="PT19H03M54S" calcext:value-type="time">
            <text:p>19:03: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86]-[.J886]" office:value-type="currency" office:currency="CAD" office:value="0.359999999999999" calcext:value-type="currency">
            <text:p>$0.36</text:p>
          </table:table-cell>
          <table:table-cell table:style-name="ce3" table:formula="of:=[.L886]+[.K88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86]+[.N885]" office:value-type="currency" office:currency="CAD" office:value="161742.61" calcext:value-type="currency">
            <text:p>$161,742.61</text:p>
          </table:table-cell>
          <table:table-cell/>
        </table:table-row>
        <table:table-row table:style-name="ro1">
          <table:table-cell table:style-name="ce5" office:value-type="string" calcext:value-type="string">
            <text:p>7/2/2015</text:p>
          </table:table-cell>
          <table:table-cell table:style-name="ce6" office:value-type="time" office:time-value="PT19H03M56S" calcext:value-type="time">
            <text:p>19:0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7]-[.J887]" office:value-type="currency" office:currency="CAD" office:value="0.899999999999999" calcext:value-type="currency">
            <text:p>$0.90</text:p>
          </table:table-cell>
          <table:table-cell table:style-name="ce3" table:formula="of:=[.L887]+[.K88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7]+[.N886]" office:value-type="currency" office:currency="CAD" office:value="161765.68" calcext:value-type="currency">
            <text:p>$161,765.68</text:p>
          </table:table-cell>
          <table:table-cell/>
        </table:table-row>
        <table:table-row table:style-name="ro1">
          <table:table-cell table:style-name="ce5" office:value-type="string" calcext:value-type="string">
            <text:p>7/2/2015</text:p>
          </table:table-cell>
          <table:table-cell table:style-name="ce6" office:value-type="time" office:time-value="PT19H03M59S" calcext:value-type="time">
            <text:p>19:0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88]-[.J888]" office:value-type="currency" office:currency="CAD" office:value="7.20000000000002" calcext:value-type="currency">
            <text:p>$7.20</text:p>
          </table:table-cell>
          <table:table-cell table:style-name="ce3" table:formula="of:=[.L888]+[.K888]"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88]+[.N887]" office:value-type="currency" office:currency="CAD" office:value="161952.38" calcext:value-type="currency">
            <text:p>$161,952.38</text:p>
          </table:table-cell>
          <table:table-cell/>
        </table:table-row>
        <table:table-row table:style-name="ro1">
          <table:table-cell table:style-name="ce5" office:value-type="string" calcext:value-type="string">
            <text:p>7/2/2015</text:p>
          </table:table-cell>
          <table:table-cell table:style-name="ce6" office:value-type="time" office:time-value="PT19H04M02S" calcext:value-type="time">
            <text:p>19:0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889]-[.J889]" office:value-type="currency" office:currency="CAD" office:value="0.18" calcext:value-type="currency">
            <text:p>$0.18</text:p>
          </table:table-cell>
          <table:table-cell table:style-name="ce3" table:formula="of:=[.L889]+[.K88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889]+[.N888]" office:value-type="currency" office:currency="CAD" office:value="161956.75" calcext:value-type="currency">
            <text:p>$161,956.75</text:p>
          </table:table-cell>
          <table:table-cell/>
        </table:table-row>
        <table:table-row table:style-name="ro1">
          <table:table-cell table:style-name="ce5" office:value-type="string" calcext:value-type="string">
            <text:p>7/2/2015</text:p>
          </table:table-cell>
          <table:table-cell table:style-name="ce6" office:value-type="time" office:time-value="PT19H04M05S" calcext:value-type="time">
            <text:p>19:0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H890]-[.J890]" office:value-type="currency" office:currency="CAD" office:value="360" calcext:value-type="currency">
            <text:p>$360.00</text:p>
          </table:table-cell>
          <table:table-cell table:style-name="ce3" table:formula="of:=[.L890]+[.K890]"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L890]+[.N889]" office:value-type="currency" office:currency="CAD" office:value="171306.45" calcext:value-type="currency">
            <text:p>$171,306.45</text:p>
          </table:table-cell>
          <table:table-cell/>
        </table:table-row>
        <table:table-row table:style-name="ro1">
          <table:table-cell table:style-name="ce5" office:value-type="string" calcext:value-type="string">
            <text:p>7/2/2015</text:p>
          </table:table-cell>
          <table:table-cell table:style-name="ce6" office:value-type="time" office:time-value="PT19H04M08S" calcext:value-type="time">
            <text:p>19:0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1]-[.J891]" office:value-type="currency" office:currency="CAD" office:value="1.8" calcext:value-type="currency">
            <text:p>$1.80</text:p>
          </table:table-cell>
          <table:table-cell table:style-name="ce3" table:formula="of:=[.L891]+[.K89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1]+[.N890]" office:value-type="currency" office:currency="CAD" office:value="171352.9" calcext:value-type="currency">
            <text:p>$171,352.90</text:p>
          </table:table-cell>
          <table:table-cell/>
        </table:table-row>
        <table:table-row table:style-name="ro1">
          <table:table-cell table:style-name="ce5" office:value-type="string" calcext:value-type="string">
            <text:p>7/2/2015</text:p>
          </table:table-cell>
          <table:table-cell table:style-name="ce6" office:value-type="time" office:time-value="PT19H04M11S" calcext:value-type="time">
            <text:p>19:0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92]-[.J892]" office:value-type="currency" office:currency="CAD" office:value="3.59999999999999" calcext:value-type="currency">
            <text:p>$3.60</text:p>
          </table:table-cell>
          <table:table-cell table:style-name="ce3" table:formula="of:=[.L892]+[.K8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92]+[.N891]" office:value-type="currency" office:currency="CAD" office:value="171446.1" calcext:value-type="currency">
            <text:p>$171,446.10</text:p>
          </table:table-cell>
          <table:table-cell/>
        </table:table-row>
        <table:table-row table:style-name="ro1">
          <table:table-cell table:style-name="ce5" office:value-type="string" calcext:value-type="string">
            <text:p>7/2/2015</text:p>
          </table:table-cell>
          <table:table-cell table:style-name="ce6" office:value-type="time" office:time-value="PT19H04M14S" calcext:value-type="time">
            <text:p>19:0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893]-[.J893]" office:value-type="currency" office:currency="CAD" office:value="0.18" calcext:value-type="currency">
            <text:p>$0.18</text:p>
          </table:table-cell>
          <table:table-cell table:style-name="ce3" table:formula="of:=[.L893]+[.K89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893]+[.N892]" office:value-type="currency" office:currency="CAD" office:value="171450.47" calcext:value-type="currency">
            <text:p>$171,450.47</text:p>
          </table:table-cell>
          <table:table-cell/>
        </table:table-row>
        <table:table-row table:style-name="ro1">
          <table:table-cell table:style-name="ce5" office:value-type="string" calcext:value-type="string">
            <text:p>7/2/2015</text:p>
          </table:table-cell>
          <table:table-cell table:style-name="ce6" office:value-type="time" office:time-value="PT19H04M16S" calcext:value-type="time">
            <text:p>19:04: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894]-[.J894]" office:value-type="currency" office:currency="CAD" office:value="0.0699999999999998" calcext:value-type="currency">
            <text:p>$0.07</text:p>
          </table:table-cell>
          <table:table-cell table:style-name="ce3" table:formula="of:=[.L894]+[.K894]"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L894]+[.N893]" office:value-type="currency" office:currency="CAD" office:value="171452.04" calcext:value-type="currency">
            <text:p>$171,452.04</text:p>
          </table:table-cell>
          <table:table-cell/>
        </table:table-row>
        <table:table-row table:style-name="ro1">
          <table:table-cell table:style-name="ce5" office:value-type="string" calcext:value-type="string">
            <text:p>7/2/2015</text:p>
          </table:table-cell>
          <table:table-cell table:style-name="ce6" office:value-type="time" office:time-value="PT19H04M19S" calcext:value-type="time">
            <text:p>19:0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95]-[.J895]" office:value-type="currency" office:currency="CAD" office:value="18" calcext:value-type="currency">
            <text:p>$18.00</text:p>
          </table:table-cell>
          <table:table-cell table:style-name="ce3" table:formula="of:=[.L895]+[.K89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95]+[.N894]" office:value-type="currency" office:currency="CAD" office:value="171919.24" calcext:value-type="currency">
            <text:p>$171,919.24</text:p>
          </table:table-cell>
          <table:table-cell/>
        </table:table-row>
        <table:table-row table:style-name="ro1">
          <table:table-cell table:style-name="ce5" office:value-type="string" calcext:value-type="string">
            <text:p>7/2/2015</text:p>
          </table:table-cell>
          <table:table-cell table:style-name="ce6" office:value-type="time" office:time-value="PT19H04M22S" calcext:value-type="time">
            <text:p>19:04: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6]-[.J896]" office:value-type="currency" office:currency="CAD" office:value="1.8" calcext:value-type="currency">
            <text:p>$1.80</text:p>
          </table:table-cell>
          <table:table-cell table:style-name="ce3" table:formula="of:=[.L896]+[.K8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6]+[.N895]" office:value-type="currency" office:currency="CAD" office:value="171965.69" calcext:value-type="currency">
            <text:p>$171,965.69</text:p>
          </table:table-cell>
          <table:table-cell/>
        </table:table-row>
        <table:table-row table:style-name="ro1">
          <table:table-cell table:style-name="ce5" office:value-type="string" calcext:value-type="string">
            <text:p>7/2/2015</text:p>
          </table:table-cell>
          <table:table-cell table:style-name="ce6" office:value-type="time" office:time-value="PT19H04M25S" calcext:value-type="time">
            <text:p>19:0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897]-[.J897]" office:value-type="currency" office:currency="CAD" office:value="9" calcext:value-type="currency">
            <text:p>$9.00</text:p>
          </table:table-cell>
          <table:table-cell table:style-name="ce3" table:formula="of:=[.L897]+[.K89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897]+[.N896]" office:value-type="currency" office:currency="CAD" office:value="172199.14" calcext:value-type="currency">
            <text:p>$172,199.14</text:p>
          </table:table-cell>
          <table:table-cell/>
        </table:table-row>
        <table:table-row table:style-name="ro1">
          <table:table-cell table:style-name="ce5" office:value-type="string" calcext:value-type="string">
            <text:p>7/2/2015</text:p>
          </table:table-cell>
          <table:table-cell table:style-name="ce6" office:value-type="time" office:time-value="PT19H04M28S" calcext:value-type="time">
            <text:p>19:0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898]-[.J898]" office:value-type="currency" office:currency="CAD" office:value="10.8" calcext:value-type="currency">
            <text:p>$10.80</text:p>
          </table:table-cell>
          <table:table-cell table:style-name="ce3" table:formula="of:=[.L898]+[.K89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898]+[.N897]" office:value-type="currency" office:currency="CAD" office:value="172479.34" calcext:value-type="currency">
            <text:p>$172,479.34</text:p>
          </table:table-cell>
          <table:table-cell/>
        </table:table-row>
        <table:table-row table:style-name="ro1">
          <table:table-cell table:style-name="ce5" office:value-type="string" calcext:value-type="string">
            <text:p>7/2/2015</text:p>
          </table:table-cell>
          <table:table-cell table:style-name="ce6" office:value-type="time" office:time-value="PT19H04M31S" calcext:value-type="time">
            <text:p>19:0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9]-[.J899]" office:value-type="currency" office:currency="CAD" office:value="1.8" calcext:value-type="currency">
            <text:p>$1.80</text:p>
          </table:table-cell>
          <table:table-cell table:style-name="ce3" table:formula="of:=[.L899]+[.K8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9]+[.N898]" office:value-type="currency" office:currency="CAD" office:value="172525.79" calcext:value-type="currency">
            <text:p>$172,525.79</text:p>
          </table:table-cell>
          <table:table-cell/>
        </table:table-row>
        <table:table-row table:style-name="ro1">
          <table:table-cell table:style-name="ce5" office:value-type="string" calcext:value-type="string">
            <text:p>7/2/2015</text:p>
          </table:table-cell>
          <table:table-cell table:style-name="ce6" office:value-type="time" office:time-value="PT19H04M33S" calcext:value-type="time">
            <text:p>19:0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0]-[.J900]" office:value-type="currency" office:currency="CAD" office:value="1.8" calcext:value-type="currency">
            <text:p>$1.80</text:p>
          </table:table-cell>
          <table:table-cell table:style-name="ce3" table:formula="of:=[.L900]+[.K9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0]+[.N899]" office:value-type="currency" office:currency="CAD" office:value="172572.24" calcext:value-type="currency">
            <text:p>$172,572.24</text:p>
          </table:table-cell>
          <table:table-cell/>
        </table:table-row>
        <table:table-row table:style-name="ro1">
          <table:table-cell table:style-name="ce5" office:value-type="string" calcext:value-type="string">
            <text:p>7/2/2015</text:p>
          </table:table-cell>
          <table:table-cell table:style-name="ce6" office:value-type="time" office:time-value="PT19H04M36S" calcext:value-type="time">
            <text:p>19:0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1]-[.J901]" office:value-type="currency" office:currency="CAD" office:value="1.8" calcext:value-type="currency">
            <text:p>$1.80</text:p>
          </table:table-cell>
          <table:table-cell table:style-name="ce3" table:formula="of:=[.L901]+[.K9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1]+[.N900]" office:value-type="currency" office:currency="CAD" office:value="172618.69" calcext:value-type="currency">
            <text:p>$172,618.69</text:p>
          </table:table-cell>
          <table:table-cell/>
        </table:table-row>
        <table:table-row table:style-name="ro1">
          <table:table-cell table:style-name="ce5" office:value-type="string" calcext:value-type="string">
            <text:p>7/2/2015</text:p>
          </table:table-cell>
          <table:table-cell table:style-name="ce6" office:value-type="time" office:time-value="PT19H04M39S" calcext:value-type="time">
            <text:p>19:0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2]-[.J902]" office:value-type="currency" office:currency="CAD" office:value="3.59999999999999" calcext:value-type="currency">
            <text:p>$3.60</text:p>
          </table:table-cell>
          <table:table-cell table:style-name="ce3" table:formula="of:=[.L902]+[.K9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2]+[.N901]" office:value-type="currency" office:currency="CAD" office:value="172711.890000001" calcext:value-type="currency">
            <text:p>$172,711.89</text:p>
          </table:table-cell>
          <table:table-cell/>
        </table:table-row>
        <table:table-row table:style-name="ro1">
          <table:table-cell table:style-name="ce5" office:value-type="string" calcext:value-type="string">
            <text:p>7/2/2015</text:p>
          </table:table-cell>
          <table:table-cell table:style-name="ce6" office:value-type="time" office:time-value="PT19H04M42S" calcext:value-type="time">
            <text:p>19:0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03]-[.J903]" office:value-type="currency" office:currency="CAD" office:value="0.359999999999999" calcext:value-type="currency">
            <text:p>$0.36</text:p>
          </table:table-cell>
          <table:table-cell table:style-name="ce3" table:formula="of:=[.L903]+[.K90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03]+[.N902]" office:value-type="currency" office:currency="CAD" office:value="172720.94" calcext:value-type="currency">
            <text:p>$172,720.94</text:p>
          </table:table-cell>
          <table:table-cell/>
        </table:table-row>
        <table:table-row table:style-name="ro1">
          <table:table-cell table:style-name="ce5" office:value-type="string" calcext:value-type="string">
            <text:p>7/2/2015</text:p>
          </table:table-cell>
          <table:table-cell table:style-name="ce6" office:value-type="time" office:time-value="PT19H04M44S" calcext:value-type="time">
            <text:p>19:0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4]-[.J904]" office:value-type="currency" office:currency="CAD" office:value="3.59999999999999" calcext:value-type="currency">
            <text:p>$3.60</text:p>
          </table:table-cell>
          <table:table-cell table:style-name="ce3" table:formula="of:=[.L904]+[.K9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4]+[.N903]" office:value-type="currency" office:currency="CAD" office:value="172814.14" calcext:value-type="currency">
            <text:p>$172,814.14</text:p>
          </table:table-cell>
          <table:table-cell/>
        </table:table-row>
        <table:table-row table:style-name="ro1">
          <table:table-cell table:style-name="ce5" office:value-type="string" calcext:value-type="string">
            <text:p>7/2/2015</text:p>
          </table:table-cell>
          <table:table-cell table:style-name="ce6" office:value-type="time" office:time-value="PT19H04M47S" calcext:value-type="time">
            <text:p>19:04: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5]-[.J905]" office:value-type="currency" office:currency="CAD" office:value="1.8" calcext:value-type="currency">
            <text:p>$1.80</text:p>
          </table:table-cell>
          <table:table-cell table:style-name="ce3" table:formula="of:=[.L905]+[.K90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5]+[.N904]" office:value-type="currency" office:currency="CAD" office:value="172860.590000001" calcext:value-type="currency">
            <text:p>$172,860.59</text:p>
          </table:table-cell>
          <table:table-cell/>
        </table:table-row>
        <table:table-row table:style-name="ro1">
          <table:table-cell table:style-name="ce5" office:value-type="string" calcext:value-type="string">
            <text:p>7/2/2015</text:p>
          </table:table-cell>
          <table:table-cell table:style-name="ce6" office:value-type="time" office:time-value="PT19H04M50S" calcext:value-type="time">
            <text:p>19:04: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6]-[.J906]" office:value-type="currency" office:currency="CAD" office:value="3.59999999999999" calcext:value-type="currency">
            <text:p>$3.60</text:p>
          </table:table-cell>
          <table:table-cell table:style-name="ce3" table:formula="of:=[.L906]+[.K9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6]+[.N905]" office:value-type="currency" office:currency="CAD" office:value="172953.790000001" calcext:value-type="currency">
            <text:p>$172,953.79</text:p>
          </table:table-cell>
          <table:table-cell/>
        </table:table-row>
        <table:table-row table:style-name="ro1">
          <table:table-cell table:style-name="ce5" office:value-type="string" calcext:value-type="string">
            <text:p>7/2/2015</text:p>
          </table:table-cell>
          <table:table-cell table:style-name="ce6" office:value-type="time" office:time-value="PT19H04M53S" calcext:value-type="time">
            <text:p>19:04: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0" calcext:value-type="currency">
            <text:p>$600.00</text:p>
          </table:table-cell>
          <table:table-cell table:style-name="ce3" table:formula="of:=[.H907]-[.J907]" office:value-type="currency" office:currency="CAD" office:value="21.5999999999999" calcext:value-type="currency">
            <text:p>$21.60</text:p>
          </table:table-cell>
          <table:table-cell table:style-name="ce3" table:formula="of:=[.L907]+[.K907]" office:value-type="currency" office:currency="CAD" office:value="578.4" calcext:value-type="currency">
            <text:p>$578.40</text:p>
          </table:table-cell>
          <table:table-cell table:style-name="ce3" office:value-type="currency" office:currency="CAD" office:value="17.7" calcext:value-type="currency">
            <text:p>$17.70</text:p>
          </table:table-cell>
          <table:table-cell office:value-type="currency" office:currency="CAD" office:value="560.7" calcext:value-type="currency">
            <text:p>$560.70</text:p>
          </table:table-cell>
          <table:table-cell/>
          <table:table-cell table:style-name="ce3" table:formula="of:=[.L907]+[.N906]" office:value-type="currency" office:currency="CAD" office:value="173514.490000001" calcext:value-type="currency">
            <text:p>$173,514.49</text:p>
          </table:table-cell>
          <table:table-cell/>
        </table:table-row>
        <table:table-row table:style-name="ro1">
          <table:table-cell table:style-name="ce5" office:value-type="string" calcext:value-type="string">
            <text:p>7/2/2015</text:p>
          </table:table-cell>
          <table:table-cell table:style-name="ce6" office:value-type="time" office:time-value="PT19H04M56S" calcext:value-type="time">
            <text:p>19:04: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8]-[.J908]" office:value-type="currency" office:currency="CAD" office:value="1.8" calcext:value-type="currency">
            <text:p>$1.80</text:p>
          </table:table-cell>
          <table:table-cell table:style-name="ce3" table:formula="of:=[.L908]+[.K9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8]+[.N907]" office:value-type="currency" office:currency="CAD" office:value="173560.940000001" calcext:value-type="currency">
            <text:p>$173,560.94</text:p>
          </table:table-cell>
          <table:table-cell/>
        </table:table-row>
        <table:table-row table:style-name="ro1">
          <table:table-cell table:style-name="ce5" office:value-type="string" calcext:value-type="string">
            <text:p>7/2/2015</text:p>
          </table:table-cell>
          <table:table-cell table:style-name="ce6" office:value-type="time" office:time-value="PT19H04M59S" calcext:value-type="time">
            <text:p>19:0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09]-[.J909]" office:value-type="currency" office:currency="CAD" office:value="0.539999999999999" calcext:value-type="currency">
            <text:p>$0.54</text:p>
          </table:table-cell>
          <table:table-cell table:style-name="ce3" table:formula="of:=[.L909]+[.K90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09]+[.N908]" office:value-type="currency" office:currency="CAD" office:value="173574.660000001" calcext:value-type="currency">
            <text:p>$173,574.66</text:p>
          </table:table-cell>
          <table:table-cell/>
        </table:table-row>
        <table:table-row table:style-name="ro1">
          <table:table-cell table:style-name="ce5" office:value-type="string" calcext:value-type="string">
            <text:p>7/2/2015</text:p>
          </table:table-cell>
          <table:table-cell table:style-name="ce6" office:value-type="time" office:time-value="PT19H05M02S" calcext:value-type="time">
            <text:p>19:0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910]-[.J910]" office:value-type="currency" office:currency="CAD" office:value="10.8" calcext:value-type="currency">
            <text:p>$10.80</text:p>
          </table:table-cell>
          <table:table-cell table:style-name="ce3" table:formula="of:=[.L910]+[.K91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910]+[.N909]" office:value-type="currency" office:currency="CAD" office:value="173854.860000001" calcext:value-type="currency">
            <text:p>$173,854.86</text:p>
          </table:table-cell>
          <table:table-cell/>
        </table:table-row>
        <table:table-row table:style-name="ro1">
          <table:table-cell table:style-name="ce5" office:value-type="string" calcext:value-type="string">
            <text:p>7/2/2015</text:p>
          </table:table-cell>
          <table:table-cell table:style-name="ce6" office:value-type="time" office:time-value="PT19H05M05S" calcext:value-type="time">
            <text:p>19:0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11]-[.J911]" office:value-type="currency" office:currency="CAD" office:value="1.8" calcext:value-type="currency">
            <text:p>$1.80</text:p>
          </table:table-cell>
          <table:table-cell table:style-name="ce3" table:formula="of:=[.L911]+[.K9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11]+[.N910]" office:value-type="currency" office:currency="CAD" office:value="173901.310000001" calcext:value-type="currency">
            <text:p>$173,901.31</text:p>
          </table:table-cell>
          <table:table-cell/>
        </table:table-row>
        <table:table-row table:style-name="ro1">
          <table:table-cell table:style-name="ce5" office:value-type="string" calcext:value-type="string">
            <text:p>7/2/2015</text:p>
          </table:table-cell>
          <table:table-cell table:style-name="ce6" office:value-type="time" office:time-value="PT19H05M07S" calcext:value-type="time">
            <text:p>19:0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12]-[.J912]" office:value-type="currency" office:currency="CAD" office:value="3.59999999999999" calcext:value-type="currency">
            <text:p>$3.60</text:p>
          </table:table-cell>
          <table:table-cell table:style-name="ce3" table:formula="of:=[.L912]+[.K9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12]+[.N911]" office:value-type="currency" office:currency="CAD" office:value="173994.510000001" calcext:value-type="currency">
            <text:p>$173,994.51</text:p>
          </table:table-cell>
          <table:table-cell/>
        </table:table-row>
        <table:table-row table:style-name="ro1">
          <table:table-cell table:style-name="ce5" office:value-type="string" calcext:value-type="string">
            <text:p>7/2/2015</text:p>
          </table:table-cell>
          <table:table-cell table:style-name="ce6" office:value-type="time" office:time-value="PT19H05M10S" calcext:value-type="time">
            <text:p>19:0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13]-[.J913]" office:value-type="currency" office:currency="CAD" office:value="1.8" calcext:value-type="currency">
            <text:p>$1.80</text:p>
          </table:table-cell>
          <table:table-cell table:style-name="ce3" table:formula="of:=[.L913]+[.K91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13]+[.N912]" office:value-type="currency" office:currency="CAD" office:value="174040.960000001" calcext:value-type="currency">
            <text:p>$174,040.96</text:p>
          </table:table-cell>
          <table:table-cell/>
        </table:table-row>
        <table:table-row table:style-name="ro1">
          <table:table-cell table:style-name="ce5" office:value-type="string" calcext:value-type="string">
            <text:p>7/2/2015</text:p>
          </table:table-cell>
          <table:table-cell table:style-name="ce6" office:value-type="time" office:time-value="PT19H05M13S" calcext:value-type="time">
            <text:p>19:0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4]-[.J914]" office:value-type="currency" office:currency="CAD" office:value="0.359999999999999" calcext:value-type="currency">
            <text:p>$0.36</text:p>
          </table:table-cell>
          <table:table-cell table:style-name="ce3" table:formula="of:=[.L914]+[.K91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4]+[.N913]" office:value-type="currency" office:currency="CAD" office:value="174050.010000001" calcext:value-type="currency">
            <text:p>$174,050.01</text:p>
          </table:table-cell>
          <table:table-cell/>
        </table:table-row>
        <table:table-row table:style-name="ro1">
          <table:table-cell table:style-name="ce5" office:value-type="string" calcext:value-type="string">
            <text:p>7/2/2015</text:p>
          </table:table-cell>
          <table:table-cell table:style-name="ce6" office:value-type="time" office:time-value="PT19H05M16S" calcext:value-type="time">
            <text:p>19:0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15]-[.J915]" office:value-type="currency" office:currency="CAD" office:value="1.26" calcext:value-type="currency">
            <text:p>$1.26</text:p>
          </table:table-cell>
          <table:table-cell table:style-name="ce3" table:formula="of:=[.L915]+[.K91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15]+[.N914]" office:value-type="currency" office:currency="CAD" office:value="174082.430000001" calcext:value-type="currency">
            <text:p>$174,082.43</text:p>
          </table:table-cell>
          <table:table-cell/>
        </table:table-row>
        <table:table-row table:style-name="ro1">
          <table:table-cell table:style-name="ce5" office:value-type="string" calcext:value-type="string">
            <text:p>7/2/2015</text:p>
          </table:table-cell>
          <table:table-cell table:style-name="ce6" office:value-type="time" office:time-value="PT19H05M19S" calcext:value-type="time">
            <text:p>19:0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16]-[.J916]" office:value-type="currency" office:currency="CAD" office:value="0.720000000000002" calcext:value-type="currency">
            <text:p>$0.72</text:p>
          </table:table-cell>
          <table:table-cell table:style-name="ce3" table:formula="of:=[.L916]+[.K91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16]+[.N915]" office:value-type="currency" office:currency="CAD" office:value="174100.830000001" calcext:value-type="currency">
            <text:p>$174,100.83</text:p>
          </table:table-cell>
          <table:table-cell/>
        </table:table-row>
        <table:table-row table:style-name="ro1">
          <table:table-cell table:style-name="ce5" office:value-type="string" calcext:value-type="string">
            <text:p>7/2/2015</text:p>
          </table:table-cell>
          <table:table-cell table:style-name="ce6" office:value-type="time" office:time-value="PT19H05M21S" calcext:value-type="time">
            <text:p>19:0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7]-[.J917]" office:value-type="currency" office:currency="CAD" office:value="0.359999999999999" calcext:value-type="currency">
            <text:p>$0.36</text:p>
          </table:table-cell>
          <table:table-cell table:style-name="ce3" table:formula="of:=[.L917]+[.K9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7]+[.N916]" office:value-type="currency" office:currency="CAD" office:value="174109.880000001" calcext:value-type="currency">
            <text:p>$174,109.88</text:p>
          </table:table-cell>
          <table:table-cell/>
        </table:table-row>
        <table:table-row table:style-name="ro1">
          <table:table-cell table:style-name="ce5" office:value-type="string" calcext:value-type="string">
            <text:p>7/2/2015</text:p>
          </table:table-cell>
          <table:table-cell table:style-name="ce6" office:value-type="time" office:time-value="PT19H05M24S" calcext:value-type="time">
            <text:p>19:0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8]-[.J918]" office:value-type="currency" office:currency="CAD" office:value="0.359999999999999" calcext:value-type="currency">
            <text:p>$0.36</text:p>
          </table:table-cell>
          <table:table-cell table:style-name="ce3" table:formula="of:=[.L918]+[.K91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8]+[.N917]" office:value-type="currency" office:currency="CAD" office:value="174118.930000001" calcext:value-type="currency">
            <text:p>$174,118.93</text:p>
          </table:table-cell>
          <table:table-cell/>
        </table:table-row>
        <table:table-row table:style-name="ro1">
          <table:table-cell table:style-name="ce5" office:value-type="string" calcext:value-type="string">
            <text:p>7/2/2015</text:p>
          </table:table-cell>
          <table:table-cell table:style-name="ce6" office:value-type="time" office:time-value="PT19H05M27S" calcext:value-type="time">
            <text:p>19:0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919]-[.J919]" office:value-type="currency" office:currency="CAD" office:value="0.04" calcext:value-type="currency">
            <text:p>$0.04</text:p>
          </table:table-cell>
          <table:table-cell table:style-name="ce3" table:formula="of:=[.L919]+[.K919]"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919]+[.N918]" office:value-type="currency" office:currency="CAD" office:value="174119.560000001" calcext:value-type="currency">
            <text:p>$174,119.56</text:p>
          </table:table-cell>
          <table:table-cell/>
        </table:table-row>
        <table:table-row table:style-name="ro1">
          <table:table-cell table:style-name="ce5" office:value-type="string" calcext:value-type="string">
            <text:p>7/2/2015</text:p>
          </table:table-cell>
          <table:table-cell table:style-name="ce6" office:value-type="time" office:time-value="PT19H05M30S" calcext:value-type="time">
            <text:p>19:0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20]-[.J920]" office:value-type="currency" office:currency="CAD" office:value="0.899999999999999" calcext:value-type="currency">
            <text:p>$0.90</text:p>
          </table:table-cell>
          <table:table-cell table:style-name="ce3" table:formula="of:=[.L920]+[.K9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20]+[.N919]" office:value-type="currency" office:currency="CAD" office:value="174142.630000001" calcext:value-type="currency">
            <text:p>$174,142.63</text:p>
          </table:table-cell>
          <table:table-cell/>
        </table:table-row>
        <table:table-row table:style-name="ro1">
          <table:table-cell table:style-name="ce5" office:value-type="string" calcext:value-type="string">
            <text:p>7/2/2015</text:p>
          </table:table-cell>
          <table:table-cell table:style-name="ce6" office:value-type="time" office:time-value="PT19H05M33S" calcext:value-type="time">
            <text:p>19:0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21]-[.J921]" office:value-type="currency" office:currency="CAD" office:value="3.59999999999999" calcext:value-type="currency">
            <text:p>$3.60</text:p>
          </table:table-cell>
          <table:table-cell table:style-name="ce3" table:formula="of:=[.L921]+[.K9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21]+[.N920]" office:value-type="currency" office:currency="CAD" office:value="174235.830000001" calcext:value-type="currency">
            <text:p>$174,235.83</text:p>
          </table:table-cell>
          <table:table-cell/>
        </table:table-row>
        <table:table-row table:style-name="ro1">
          <table:table-cell table:style-name="ce5" office:value-type="string" calcext:value-type="string">
            <text:p>7/2/2015</text:p>
          </table:table-cell>
          <table:table-cell table:style-name="ce6" office:value-type="time" office:time-value="PT19H05M36S" calcext:value-type="time">
            <text:p>19:0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22]-[.J922]" office:value-type="currency" office:currency="CAD" office:value="0.539999999999999" calcext:value-type="currency">
            <text:p>$0.54</text:p>
          </table:table-cell>
          <table:table-cell table:style-name="ce3" table:formula="of:=[.L922]+[.K92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22]+[.N921]" office:value-type="currency" office:currency="CAD" office:value="174249.550000001" calcext:value-type="currency">
            <text:p>$174,249.55</text:p>
          </table:table-cell>
          <table:table-cell/>
        </table:table-row>
        <table:table-row table:style-name="ro1">
          <table:table-cell table:style-name="ce5" office:value-type="string" calcext:value-type="string">
            <text:p>7/2/2015</text:p>
          </table:table-cell>
          <table:table-cell table:style-name="ce6" office:value-type="time" office:time-value="PT19H05M38S" calcext:value-type="time">
            <text:p>19:0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23]-[.J923]" office:value-type="currency" office:currency="CAD" office:value="1.8" calcext:value-type="currency">
            <text:p>$1.80</text:p>
          </table:table-cell>
          <table:table-cell table:style-name="ce3" table:formula="of:=[.L923]+[.K9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23]+[.N922]" office:value-type="currency" office:currency="CAD" office:value="174296.000000001" calcext:value-type="currency">
            <text:p>$174,296.00</text:p>
          </table:table-cell>
          <table:table-cell/>
        </table:table-row>
        <table:table-row table:style-name="ro1">
          <table:table-cell table:style-name="ce5" office:value-type="string" calcext:value-type="string">
            <text:p>7/2/2015</text:p>
          </table:table-cell>
          <table:table-cell table:style-name="ce6" office:value-type="time" office:time-value="PT19H05M41S" calcext:value-type="time">
            <text:p>19:0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24]-[.J924]" office:value-type="currency" office:currency="CAD" office:value="0.359999999999999" calcext:value-type="currency">
            <text:p>$0.36</text:p>
          </table:table-cell>
          <table:table-cell table:style-name="ce3" table:formula="of:=[.L924]+[.K92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24]+[.N923]" office:value-type="currency" office:currency="CAD" office:value="174305.050000001" calcext:value-type="currency">
            <text:p>$174,305.05</text:p>
          </table:table-cell>
          <table:table-cell/>
        </table:table-row>
        <table:table-row table:style-name="ro1">
          <table:table-cell table:style-name="ce5" office:value-type="string" calcext:value-type="string">
            <text:p>7/2/2015</text:p>
          </table:table-cell>
          <table:table-cell table:style-name="ce6" office:value-type="time" office:time-value="PT19H05M44S" calcext:value-type="time">
            <text:p>19:0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25]-[.J925]" office:value-type="currency" office:currency="CAD" office:value="0.720000000000002" calcext:value-type="currency">
            <text:p>$0.72</text:p>
          </table:table-cell>
          <table:table-cell table:style-name="ce3" table:formula="of:=[.L925]+[.K92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25]+[.N924]" office:value-type="currency" office:currency="CAD" office:value="174323.450000001" calcext:value-type="currency">
            <text:p>$174,323.45</text:p>
          </table:table-cell>
          <table:table-cell/>
        </table:table-row>
        <table:table-row table:style-name="ro1">
          <table:table-cell table:style-name="ce5" office:value-type="string" calcext:value-type="string">
            <text:p>7/2/2015</text:p>
          </table:table-cell>
          <table:table-cell table:style-name="ce6" office:value-type="time" office:time-value="PT19H05M47S" calcext:value-type="time">
            <text:p>19:0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26]-[.J926]" office:value-type="currency" office:currency="CAD" office:value="0.720000000000002" calcext:value-type="currency">
            <text:p>$0.72</text:p>
          </table:table-cell>
          <table:table-cell table:style-name="ce3" table:formula="of:=[.L926]+[.K92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26]+[.N925]" office:value-type="currency" office:currency="CAD" office:value="174341.850000001" calcext:value-type="currency">
            <text:p>$174,341.85</text:p>
          </table:table-cell>
          <table:table-cell/>
        </table:table-row>
        <table:table-row table:style-name="ro1">
          <table:table-cell table:style-name="ce5" office:value-type="string" calcext:value-type="string">
            <text:p>7/2/2015</text:p>
          </table:table-cell>
          <table:table-cell table:style-name="ce6" office:value-type="time" office:time-value="PT19H05M49S" calcext:value-type="time">
            <text:p>19:0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27]-[.J927]" office:value-type="currency" office:currency="CAD" office:value="0.359999999999999" calcext:value-type="currency">
            <text:p>$0.36</text:p>
          </table:table-cell>
          <table:table-cell table:style-name="ce3" table:formula="of:=[.L927]+[.K92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27]+[.N926]" office:value-type="currency" office:currency="CAD" office:value="174350.900000001" calcext:value-type="currency">
            <text:p>$174,350.90</text:p>
          </table:table-cell>
          <table:table-cell/>
        </table:table-row>
        <table:table-row table:style-name="ro1">
          <table:table-cell table:style-name="ce5" office:value-type="string" calcext:value-type="string">
            <text:p>7/2/2015</text:p>
          </table:table-cell>
          <table:table-cell table:style-name="ce6" office:value-type="time" office:time-value="PT19H05M52S" calcext:value-type="time">
            <text:p>19:0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28]-[.J928]" office:value-type="currency" office:currency="CAD" office:value="0.18" calcext:value-type="currency">
            <text:p>$0.18</text:p>
          </table:table-cell>
          <table:table-cell table:style-name="ce3" table:formula="of:=[.L928]+[.K92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28]+[.N927]" office:value-type="currency" office:currency="CAD" office:value="174355.270000001" calcext:value-type="currency">
            <text:p>$174,355.27</text:p>
          </table:table-cell>
          <table:table-cell/>
        </table:table-row>
        <table:table-row table:style-name="ro1">
          <table:table-cell table:style-name="ce5" office:value-type="string" calcext:value-type="string">
            <text:p>7/2/2015</text:p>
          </table:table-cell>
          <table:table-cell table:style-name="ce6" office:value-type="time" office:time-value="PT19H05M55S" calcext:value-type="time">
            <text:p>19:0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29]-[.J929]" office:value-type="currency" office:currency="CAD" office:value="1.08" calcext:value-type="currency">
            <text:p>$1.08</text:p>
          </table:table-cell>
          <table:table-cell table:style-name="ce3" table:formula="of:=[.L929]+[.K92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29]+[.N928]" office:value-type="currency" office:currency="CAD" office:value="174383.020000001" calcext:value-type="currency">
            <text:p>$174,383.02</text:p>
          </table:table-cell>
          <table:table-cell/>
        </table:table-row>
        <table:table-row table:style-name="ro1">
          <table:table-cell table:style-name="ce5" office:value-type="string" calcext:value-type="string">
            <text:p>7/2/2015</text:p>
          </table:table-cell>
          <table:table-cell table:style-name="ce6" office:value-type="time" office:time-value="PT19H05M58S" calcext:value-type="time">
            <text:p>19:0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30]-[.J930]" office:value-type="currency" office:currency="CAD" office:value="0.359999999999999" calcext:value-type="currency">
            <text:p>$0.36</text:p>
          </table:table-cell>
          <table:table-cell table:style-name="ce3" table:formula="of:=[.L930]+[.K9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30]+[.N929]" office:value-type="currency" office:currency="CAD" office:value="174392.070000001" calcext:value-type="currency">
            <text:p>$174,392.07</text:p>
          </table:table-cell>
          <table:table-cell/>
        </table:table-row>
        <table:table-row table:style-name="ro1">
          <table:table-cell table:style-name="ce5" office:value-type="string" calcext:value-type="string">
            <text:p>7/2/2015</text:p>
          </table:table-cell>
          <table:table-cell table:style-name="ce6" office:value-type="time" office:time-value="PT19H06M01S" calcext:value-type="time">
            <text:p>19:0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31]-[.J931]" office:value-type="currency" office:currency="CAD" office:value="0.539999999999999" calcext:value-type="currency">
            <text:p>$0.54</text:p>
          </table:table-cell>
          <table:table-cell table:style-name="ce3" table:formula="of:=[.L931]+[.K93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31]+[.N930]" office:value-type="currency" office:currency="CAD" office:value="174405.790000001" calcext:value-type="currency">
            <text:p>$174,405.79</text:p>
          </table:table-cell>
          <table:table-cell/>
        </table:table-row>
        <table:table-row table:style-name="ro1">
          <table:table-cell table:style-name="ce5" office:value-type="string" calcext:value-type="string">
            <text:p>7/2/2015</text:p>
          </table:table-cell>
          <table:table-cell table:style-name="ce6" office:value-type="time" office:time-value="PT19H06M04S" calcext:value-type="time">
            <text:p>19:0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32]-[.J932]" office:value-type="currency" office:currency="CAD" office:value="1.8" calcext:value-type="currency">
            <text:p>$1.80</text:p>
          </table:table-cell>
          <table:table-cell table:style-name="ce3" table:formula="of:=[.L932]+[.K9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32]+[.N931]" office:value-type="currency" office:currency="CAD" office:value="174452.240000001" calcext:value-type="currency">
            <text:p>$174,452.24</text:p>
          </table:table-cell>
          <table:table-cell/>
        </table:table-row>
        <table:table-row table:style-name="ro1">
          <table:table-cell table:style-name="ce5" office:value-type="string" calcext:value-type="string">
            <text:p>7/2/2015</text:p>
          </table:table-cell>
          <table:table-cell table:style-name="ce6" office:value-type="time" office:time-value="PT19H06M07S" calcext:value-type="time">
            <text:p>19:0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33]-[.J933]" office:value-type="currency" office:currency="CAD" office:value="1.44" calcext:value-type="currency">
            <text:p>$1.44</text:p>
          </table:table-cell>
          <table:table-cell table:style-name="ce3" table:formula="of:=[.L933]+[.K93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33]+[.N932]" office:value-type="currency" office:currency="CAD" office:value="174489.340000001" calcext:value-type="currency">
            <text:p>$174,489.34</text:p>
          </table:table-cell>
          <table:table-cell/>
        </table:table-row>
        <table:table-row table:style-name="ro1">
          <table:table-cell table:style-name="ce5" office:value-type="string" calcext:value-type="string">
            <text:p>7/2/2015</text:p>
          </table:table-cell>
          <table:table-cell table:style-name="ce6" office:value-type="time" office:time-value="PT19H06M11S" calcext:value-type="time">
            <text:p>19:0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34]-[.J934]" office:value-type="currency" office:currency="CAD" office:value="0.720000000000002" calcext:value-type="currency">
            <text:p>$0.72</text:p>
          </table:table-cell>
          <table:table-cell table:style-name="ce3" table:formula="of:=[.L934]+[.K93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34]+[.N933]" office:value-type="currency" office:currency="CAD" office:value="174507.740000001" calcext:value-type="currency">
            <text:p>$174,507.74</text:p>
          </table:table-cell>
          <table:table-cell/>
        </table:table-row>
        <table:table-row table:style-name="ro1">
          <table:table-cell table:style-name="ce5" office:value-type="string" calcext:value-type="string">
            <text:p>7/2/2015</text:p>
          </table:table-cell>
          <table:table-cell table:style-name="ce6" office:value-type="time" office:time-value="PT19H06M13S" calcext:value-type="time">
            <text:p>19:0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35]-[.J935]" office:value-type="currency" office:currency="CAD" office:value="3.59999999999999" calcext:value-type="currency">
            <text:p>$3.60</text:p>
          </table:table-cell>
          <table:table-cell table:style-name="ce3" table:formula="of:=[.L935]+[.K9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35]+[.N934]" office:value-type="currency" office:currency="CAD" office:value="174600.940000001" calcext:value-type="currency">
            <text:p>$174,600.94</text:p>
          </table:table-cell>
          <table:table-cell/>
        </table:table-row>
        <table:table-row table:style-name="ro1">
          <table:table-cell table:style-name="ce5" office:value-type="string" calcext:value-type="string">
            <text:p>7/2/2015</text:p>
          </table:table-cell>
          <table:table-cell table:style-name="ce6" office:value-type="time" office:time-value="PT19H06M16S" calcext:value-type="time">
            <text:p>19:0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36]-[.J936]" office:value-type="currency" office:currency="CAD" office:value="1.08" calcext:value-type="currency">
            <text:p>$1.08</text:p>
          </table:table-cell>
          <table:table-cell table:style-name="ce3" table:formula="of:=[.L936]+[.K936]"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36]+[.N935]" office:value-type="currency" office:currency="CAD" office:value="174628.690000001" calcext:value-type="currency">
            <text:p>$174,628.69</text:p>
          </table:table-cell>
          <table:table-cell/>
        </table:table-row>
        <table:table-row table:style-name="ro1">
          <table:table-cell table:style-name="ce5" office:value-type="string" calcext:value-type="string">
            <text:p>7/2/2015</text:p>
          </table:table-cell>
          <table:table-cell table:style-name="ce6" office:value-type="time" office:time-value="PT19H06M19S" calcext:value-type="time">
            <text:p>19:06: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37]-[.J937]" office:value-type="currency" office:currency="CAD" office:value="1.8" calcext:value-type="currency">
            <text:p>$1.80</text:p>
          </table:table-cell>
          <table:table-cell table:style-name="ce3" table:formula="of:=[.L937]+[.K9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37]+[.N936]" office:value-type="currency" office:currency="CAD" office:value="174675.140000001" calcext:value-type="currency">
            <text:p>$174,675.14</text:p>
          </table:table-cell>
          <table:table-cell/>
        </table:table-row>
        <table:table-row table:style-name="ro1">
          <table:table-cell table:style-name="ce5" office:value-type="string" calcext:value-type="string">
            <text:p>7/2/2015</text:p>
          </table:table-cell>
          <table:table-cell table:style-name="ce6" office:value-type="time" office:time-value="PT19H06M22S" calcext:value-type="time">
            <text:p>19:0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38]-[.J938]" office:value-type="currency" office:currency="CAD" office:value="3.59999999999999" calcext:value-type="currency">
            <text:p>$3.60</text:p>
          </table:table-cell>
          <table:table-cell table:style-name="ce3" table:formula="of:=[.L938]+[.K9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38]+[.N937]" office:value-type="currency" office:currency="CAD" office:value="174768.340000001" calcext:value-type="currency">
            <text:p>$174,768.34</text:p>
          </table:table-cell>
          <table:table-cell/>
        </table:table-row>
        <table:table-row table:style-name="ro1">
          <table:table-cell table:style-name="ce5" office:value-type="string" calcext:value-type="string">
            <text:p>7/2/2015</text:p>
          </table:table-cell>
          <table:table-cell table:style-name="ce6" office:value-type="time" office:time-value="PT19H06M25S" calcext:value-type="time">
            <text:p>19:0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39]-[.J939]" office:value-type="currency" office:currency="CAD" office:value="0.18" calcext:value-type="currency">
            <text:p>$0.18</text:p>
          </table:table-cell>
          <table:table-cell table:style-name="ce3" table:formula="of:=[.L939]+[.K93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39]+[.N938]" office:value-type="currency" office:currency="CAD" office:value="174772.710000001" calcext:value-type="currency">
            <text:p>$174,772.71</text:p>
          </table:table-cell>
          <table:table-cell/>
        </table:table-row>
        <table:table-row table:style-name="ro1">
          <table:table-cell table:style-name="ce5" office:value-type="string" calcext:value-type="string">
            <text:p>7/2/2015</text:p>
          </table:table-cell>
          <table:table-cell table:style-name="ce6" office:value-type="time" office:time-value="PT19H06M28S" calcext:value-type="time">
            <text:p>19:06: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40]-[.J940]" office:value-type="currency" office:currency="CAD" office:value="0.18" calcext:value-type="currency">
            <text:p>$0.18</text:p>
          </table:table-cell>
          <table:table-cell table:style-name="ce3" table:formula="of:=[.L940]+[.K94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40]+[.N939]" office:value-type="currency" office:currency="CAD" office:value="174777.080000001" calcext:value-type="currency">
            <text:p>$174,777.08</text:p>
          </table:table-cell>
          <table:table-cell/>
        </table:table-row>
        <table:table-row table:style-name="ro1">
          <table:table-cell table:style-name="ce5" office:value-type="string" calcext:value-type="string">
            <text:p>7/2/2015</text:p>
          </table:table-cell>
          <table:table-cell table:style-name="ce6" office:value-type="time" office:time-value="PT19H06M31S" calcext:value-type="time">
            <text:p>19:0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41]-[.J941]" office:value-type="currency" office:currency="CAD" office:value="0.359999999999999" calcext:value-type="currency">
            <text:p>$0.36</text:p>
          </table:table-cell>
          <table:table-cell table:style-name="ce3" table:formula="of:=[.L941]+[.K94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41]+[.N940]" office:value-type="currency" office:currency="CAD" office:value="174786.130000001" calcext:value-type="currency">
            <text:p>$174,786.13</text:p>
          </table:table-cell>
          <table:table-cell/>
        </table:table-row>
        <table:table-row table:style-name="ro1">
          <table:table-cell table:style-name="ce5" office:value-type="string" calcext:value-type="string">
            <text:p>7/2/2015</text:p>
          </table:table-cell>
          <table:table-cell table:style-name="ce6" office:value-type="time" office:time-value="PT19H06M34S" calcext:value-type="time">
            <text:p>19:0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42]-[.J942]" office:value-type="currency" office:currency="CAD" office:value="3.59999999999999" calcext:value-type="currency">
            <text:p>$3.60</text:p>
          </table:table-cell>
          <table:table-cell table:style-name="ce3" table:formula="of:=[.L942]+[.K9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42]+[.N941]" office:value-type="currency" office:currency="CAD" office:value="174879.330000001" calcext:value-type="currency">
            <text:p>$174,879.33</text:p>
          </table:table-cell>
          <table:table-cell/>
        </table:table-row>
        <table:table-row table:style-name="ro1">
          <table:table-cell table:style-name="ce5" office:value-type="string" calcext:value-type="string">
            <text:p>7/2/2015</text:p>
          </table:table-cell>
          <table:table-cell table:style-name="ce6" office:value-type="time" office:time-value="PT19H06M36S" calcext:value-type="time">
            <text:p>19:06: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3]-[.J943]" office:value-type="currency" office:currency="CAD" office:value="1.8" calcext:value-type="currency">
            <text:p>$1.80</text:p>
          </table:table-cell>
          <table:table-cell table:style-name="ce3" table:formula="of:=[.L943]+[.K9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3]+[.N942]" office:value-type="currency" office:currency="CAD" office:value="174925.780000001" calcext:value-type="currency">
            <text:p>$174,925.78</text:p>
          </table:table-cell>
          <table:table-cell/>
        </table:table-row>
        <table:table-row table:style-name="ro1">
          <table:table-cell table:style-name="ce5" office:value-type="string" calcext:value-type="string">
            <text:p>7/2/2015</text:p>
          </table:table-cell>
          <table:table-cell table:style-name="ce6" office:value-type="time" office:time-value="PT19H06M39S" calcext:value-type="time">
            <text:p>19:06: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44]-[.J944]" office:value-type="currency" office:currency="CAD" office:value="0.359999999999999" calcext:value-type="currency">
            <text:p>$0.36</text:p>
          </table:table-cell>
          <table:table-cell table:style-name="ce3" table:formula="of:=[.L944]+[.K9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44]+[.N943]" office:value-type="currency" office:currency="CAD" office:value="174934.830000001" calcext:value-type="currency">
            <text:p>$174,934.83</text:p>
          </table:table-cell>
          <table:table-cell/>
        </table:table-row>
        <table:table-row table:style-name="ro1">
          <table:table-cell table:style-name="ce5" office:value-type="string" calcext:value-type="string">
            <text:p>7/2/2015</text:p>
          </table:table-cell>
          <table:table-cell table:style-name="ce6" office:value-type="time" office:time-value="PT19H06M42S" calcext:value-type="time">
            <text:p>19:0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5]-[.J945]" office:value-type="currency" office:currency="CAD" office:value="1.8" calcext:value-type="currency">
            <text:p>$1.80</text:p>
          </table:table-cell>
          <table:table-cell table:style-name="ce3" table:formula="of:=[.L945]+[.K9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5]+[.N944]" office:value-type="currency" office:currency="CAD" office:value="174981.280000001" calcext:value-type="currency">
            <text:p>$174,981.28</text:p>
          </table:table-cell>
          <table:table-cell/>
        </table:table-row>
        <table:table-row table:style-name="ro1">
          <table:table-cell table:style-name="ce5" office:value-type="string" calcext:value-type="string">
            <text:p>7/2/2015</text:p>
          </table:table-cell>
          <table:table-cell table:style-name="ce6" office:value-type="time" office:time-value="PT19H06M44S" calcext:value-type="time">
            <text:p>19:06: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46]-[.J946]" office:value-type="currency" office:currency="CAD" office:value="0.539999999999999" calcext:value-type="currency">
            <text:p>$0.54</text:p>
          </table:table-cell>
          <table:table-cell table:style-name="ce3" table:formula="of:=[.L946]+[.K94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46]+[.N945]" office:value-type="currency" office:currency="CAD" office:value="174995.000000001" calcext:value-type="currency">
            <text:p>$174,995.00</text:p>
          </table:table-cell>
          <table:table-cell/>
        </table:table-row>
        <table:table-row table:style-name="ro1">
          <table:table-cell table:style-name="ce5" office:value-type="string" calcext:value-type="string">
            <text:p>7/2/2015</text:p>
          </table:table-cell>
          <table:table-cell table:style-name="ce6" office:value-type="time" office:time-value="PT19H06M47S" calcext:value-type="time">
            <text:p>19:06: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7]-[.J947]" office:value-type="currency" office:currency="CAD" office:value="1.8" calcext:value-type="currency">
            <text:p>$1.80</text:p>
          </table:table-cell>
          <table:table-cell table:style-name="ce3" table:formula="of:=[.L947]+[.K9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7]+[.N946]" office:value-type="currency" office:currency="CAD" office:value="175041.450000001" calcext:value-type="currency">
            <text:p>$175,041.45</text:p>
          </table:table-cell>
          <table:table-cell/>
        </table:table-row>
        <table:table-row table:style-name="ro1">
          <table:table-cell table:style-name="ce5" office:value-type="string" calcext:value-type="string">
            <text:p>7/2/2015</text:p>
          </table:table-cell>
          <table:table-cell table:style-name="ce6" office:value-type="time" office:time-value="PT19H06M50S" calcext:value-type="time">
            <text:p>19:06: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48]-[.J948]" office:value-type="currency" office:currency="CAD" office:value="1.26" calcext:value-type="currency">
            <text:p>$1.26</text:p>
          </table:table-cell>
          <table:table-cell table:style-name="ce3" table:formula="of:=[.L948]+[.K948]"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48]+[.N947]" office:value-type="currency" office:currency="CAD" office:value="175073.870000001" calcext:value-type="currency">
            <text:p>$175,073.87</text:p>
          </table:table-cell>
          <table:table-cell/>
        </table:table-row>
        <table:table-row table:style-name="ro1">
          <table:table-cell table:style-name="ce5" office:value-type="string" calcext:value-type="string">
            <text:p>7/2/2015</text:p>
          </table:table-cell>
          <table:table-cell table:style-name="ce6" office:value-type="time" office:time-value="PT19H06M53S" calcext:value-type="time">
            <text:p>19:06: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49]-[.J949]" office:value-type="currency" office:currency="CAD" office:value="1.08" calcext:value-type="currency">
            <text:p>$1.08</text:p>
          </table:table-cell>
          <table:table-cell table:style-name="ce3" table:formula="of:=[.L949]+[.K9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49]+[.N948]" office:value-type="currency" office:currency="CAD" office:value="175101.620000001" calcext:value-type="currency">
            <text:p>$175,101.62</text:p>
          </table:table-cell>
          <table:table-cell/>
        </table:table-row>
        <table:table-row table:style-name="ro1">
          <table:table-cell table:style-name="ce5" office:value-type="string" calcext:value-type="string">
            <text:p>7/2/2015</text:p>
          </table:table-cell>
          <table:table-cell table:style-name="ce6" office:value-type="time" office:time-value="PT19H06M56S" calcext:value-type="time">
            <text:p>19:0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950]-[.J950]" office:value-type="currency" office:currency="CAD" office:value="9" calcext:value-type="currency">
            <text:p>$9.00</text:p>
          </table:table-cell>
          <table:table-cell table:style-name="ce3" table:formula="of:=[.L950]+[.K9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950]+[.N949]" office:value-type="currency" office:currency="CAD" office:value="175335.070000001" calcext:value-type="currency">
            <text:p>$175,335.07</text:p>
          </table:table-cell>
          <table:table-cell/>
        </table:table-row>
        <table:table-row table:style-name="ro1">
          <table:table-cell table:style-name="ce5" office:value-type="string" calcext:value-type="string">
            <text:p>7/2/2015</text:p>
          </table:table-cell>
          <table:table-cell table:style-name="ce6" office:value-type="time" office:time-value="PT19H06M59S" calcext:value-type="time">
            <text:p>19:0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1]-[.J951]" office:value-type="currency" office:currency="CAD" office:value="0.899999999999999" calcext:value-type="currency">
            <text:p>$0.90</text:p>
          </table:table-cell>
          <table:table-cell table:style-name="ce3" table:formula="of:=[.L951]+[.K9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1]+[.N950]" office:value-type="currency" office:currency="CAD" office:value="175358.140000001" calcext:value-type="currency">
            <text:p>$175,358.14</text:p>
          </table:table-cell>
          <table:table-cell/>
        </table:table-row>
        <table:table-row table:style-name="ro1">
          <table:table-cell table:style-name="ce5" office:value-type="string" calcext:value-type="string">
            <text:p>7/2/2015</text:p>
          </table:table-cell>
          <table:table-cell table:style-name="ce6" office:value-type="time" office:time-value="PT19H07M02S" calcext:value-type="time">
            <text:p>19:0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2]-[.J952]" office:value-type="currency" office:currency="CAD" office:value="0.720000000000002" calcext:value-type="currency">
            <text:p>$0.72</text:p>
          </table:table-cell>
          <table:table-cell table:style-name="ce3" table:formula="of:=[.L952]+[.K9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2]+[.N951]" office:value-type="currency" office:currency="CAD" office:value="175376.540000001" calcext:value-type="currency">
            <text:p>$175,376.54</text:p>
          </table:table-cell>
          <table:table-cell/>
        </table:table-row>
        <table:table-row table:style-name="ro1">
          <table:table-cell table:style-name="ce5" office:value-type="string" calcext:value-type="string">
            <text:p>7/2/2015</text:p>
          </table:table-cell>
          <table:table-cell table:style-name="ce6" office:value-type="time" office:time-value="PT19H07M05S" calcext:value-type="time">
            <text:p>19:0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53]-[.J953]" office:value-type="currency" office:currency="CAD" office:value="0.18" calcext:value-type="currency">
            <text:p>$0.18</text:p>
          </table:table-cell>
          <table:table-cell table:style-name="ce3" table:formula="of:=[.L953]+[.K9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53]+[.N952]" office:value-type="currency" office:currency="CAD" office:value="175380.910000001" calcext:value-type="currency">
            <text:p>$175,380.91</text:p>
          </table:table-cell>
          <table:table-cell/>
        </table:table-row>
        <table:table-row table:style-name="ro1">
          <table:table-cell table:style-name="ce5" office:value-type="string" calcext:value-type="string">
            <text:p>7/2/2015</text:p>
          </table:table-cell>
          <table:table-cell table:style-name="ce6" office:value-type="time" office:time-value="PT19H07M08S" calcext:value-type="time">
            <text:p>19:0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54]-[.J954]" office:value-type="currency" office:currency="CAD" office:value="0.18" calcext:value-type="currency">
            <text:p>$0.18</text:p>
          </table:table-cell>
          <table:table-cell table:style-name="ce3" table:formula="of:=[.L954]+[.K9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54]+[.N953]" office:value-type="currency" office:currency="CAD" office:value="175385.280000001" calcext:value-type="currency">
            <text:p>$175,385.28</text:p>
          </table:table-cell>
          <table:table-cell/>
        </table:table-row>
        <table:table-row table:style-name="ro1">
          <table:table-cell table:style-name="ce5" office:value-type="string" calcext:value-type="string">
            <text:p>7/2/2015</text:p>
          </table:table-cell>
          <table:table-cell table:style-name="ce6" office:value-type="time" office:time-value="PT19H07M10S" calcext:value-type="time">
            <text:p>19:0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5]-[.J955]" office:value-type="currency" office:currency="CAD" office:value="0.899999999999999" calcext:value-type="currency">
            <text:p>$0.90</text:p>
          </table:table-cell>
          <table:table-cell table:style-name="ce3" table:formula="of:=[.L955]+[.K9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5]+[.N954]" office:value-type="currency" office:currency="CAD" office:value="175408.350000001" calcext:value-type="currency">
            <text:p>$175,408.35</text:p>
          </table:table-cell>
          <table:table-cell/>
        </table:table-row>
        <table:table-row table:style-name="ro1">
          <table:table-cell table:style-name="ce5" office:value-type="string" calcext:value-type="string">
            <text:p>7/2/2015</text:p>
          </table:table-cell>
          <table:table-cell table:style-name="ce6" office:value-type="time" office:time-value="PT19H07M16S" calcext:value-type="time">
            <text:p>19:0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56]-[.J956]" office:value-type="currency" office:currency="CAD" office:value="1.8" calcext:value-type="currency">
            <text:p>$1.80</text:p>
          </table:table-cell>
          <table:table-cell table:style-name="ce3" table:formula="of:=[.L956]+[.K9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56]+[.N955]" office:value-type="currency" office:currency="CAD" office:value="175454.800000001" calcext:value-type="currency">
            <text:p>$175,454.80</text:p>
          </table:table-cell>
          <table:table-cell/>
        </table:table-row>
        <table:table-row table:style-name="ro1">
          <table:table-cell table:style-name="ce5" office:value-type="string" calcext:value-type="string">
            <text:p>7/2/2015</text:p>
          </table:table-cell>
          <table:table-cell table:style-name="ce6" office:value-type="time" office:time-value="PT19H07M19S" calcext:value-type="time">
            <text:p>19:0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7]-[.J957]" office:value-type="currency" office:currency="CAD" office:value="0.720000000000002" calcext:value-type="currency">
            <text:p>$0.72</text:p>
          </table:table-cell>
          <table:table-cell table:style-name="ce3" table:formula="of:=[.L957]+[.K9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7]+[.N956]" office:value-type="currency" office:currency="CAD" office:value="175473.200000001" calcext:value-type="currency">
            <text:p>$175,473.20</text:p>
          </table:table-cell>
          <table:table-cell/>
        </table:table-row>
        <table:table-row table:style-name="ro1">
          <table:table-cell table:style-name="ce5" office:value-type="string" calcext:value-type="string">
            <text:p>7/2/2015</text:p>
          </table:table-cell>
          <table:table-cell table:style-name="ce6" office:value-type="time" office:time-value="PT19H07M22S" calcext:value-type="time">
            <text:p>19:0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8]-[.J958]" office:value-type="currency" office:currency="CAD" office:value="0.720000000000002" calcext:value-type="currency">
            <text:p>$0.72</text:p>
          </table:table-cell>
          <table:table-cell table:style-name="ce3" table:formula="of:=[.L958]+[.K9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8]+[.N957]" office:value-type="currency" office:currency="CAD" office:value="175491.600000001" calcext:value-type="currency">
            <text:p>$175,491.60</text:p>
          </table:table-cell>
          <table:table-cell/>
        </table:table-row>
        <table:table-row table:style-name="ro1">
          <table:table-cell table:style-name="ce5" office:value-type="string" calcext:value-type="string">
            <text:p>7/2/2015</text:p>
          </table:table-cell>
          <table:table-cell table:style-name="ce6" office:value-type="time" office:time-value="PT19H07M25S" calcext:value-type="time">
            <text:p>19:0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9]-[.J959]" office:value-type="currency" office:currency="CAD" office:value="0.899999999999999" calcext:value-type="currency">
            <text:p>$0.90</text:p>
          </table:table-cell>
          <table:table-cell table:style-name="ce3" table:formula="of:=[.L959]+[.K9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9]+[.N958]" office:value-type="currency" office:currency="CAD" office:value="175514.670000001" calcext:value-type="currency">
            <text:p>$175,514.67</text:p>
          </table:table-cell>
          <table:table-cell/>
        </table:table-row>
        <table:table-row table:style-name="ro1">
          <table:table-cell table:style-name="ce5" office:value-type="string" calcext:value-type="string">
            <text:p>7/2/2015</text:p>
          </table:table-cell>
          <table:table-cell table:style-name="ce6" office:value-type="time" office:time-value="PT19H07M29S" calcext:value-type="time">
            <text:p>19:07: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60]-[.J960]" office:value-type="currency" office:currency="CAD" office:value="1.26" calcext:value-type="currency">
            <text:p>$1.26</text:p>
          </table:table-cell>
          <table:table-cell table:style-name="ce3" table:formula="of:=[.L960]+[.K96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60]+[.N959]" office:value-type="currency" office:currency="CAD" office:value="175547.090000001" calcext:value-type="currency">
            <text:p>$175,547.09</text:p>
          </table:table-cell>
          <table:table-cell/>
        </table:table-row>
        <table:table-row table:style-name="ro1">
          <table:table-cell table:style-name="ce5" office:value-type="string" calcext:value-type="string">
            <text:p>7/2/2015</text:p>
          </table:table-cell>
          <table:table-cell table:style-name="ce6" office:value-type="time" office:time-value="PT19H07M32S" calcext:value-type="time">
            <text:p>19:07: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1]-[.J961]" office:value-type="currency" office:currency="CAD" office:value="3.59999999999999" calcext:value-type="currency">
            <text:p>$3.60</text:p>
          </table:table-cell>
          <table:table-cell table:style-name="ce3" table:formula="of:=[.L961]+[.K9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1]+[.N960]" office:value-type="currency" office:currency="CAD" office:value="175640.290000001" calcext:value-type="currency">
            <text:p>$175,640.29</text:p>
          </table:table-cell>
          <table:table-cell/>
        </table:table-row>
        <table:table-row table:style-name="ro1">
          <table:table-cell table:style-name="ce5" office:value-type="string" calcext:value-type="string">
            <text:p>7/2/2015</text:p>
          </table:table-cell>
          <table:table-cell table:style-name="ce6" office:value-type="time" office:time-value="PT19H07M35S" calcext:value-type="time">
            <text:p>19:07: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2]-[.J962]" office:value-type="currency" office:currency="CAD" office:value="0.899999999999999" calcext:value-type="currency">
            <text:p>$0.90</text:p>
          </table:table-cell>
          <table:table-cell table:style-name="ce3" table:formula="of:=[.L962]+[.K9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2]+[.N961]" office:value-type="currency" office:currency="CAD" office:value="175663.360000001" calcext:value-type="currency">
            <text:p>$175,663.36</text:p>
          </table:table-cell>
          <table:table-cell/>
        </table:table-row>
        <table:table-row table:style-name="ro1">
          <table:table-cell table:style-name="ce5" office:value-type="string" calcext:value-type="string">
            <text:p>7/2/2015</text:p>
          </table:table-cell>
          <table:table-cell table:style-name="ce6" office:value-type="time" office:time-value="PT19H07M38S" calcext:value-type="time">
            <text:p>19:0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63]-[.J963]" office:value-type="currency" office:currency="CAD" office:value="1.08" calcext:value-type="currency">
            <text:p>$1.08</text:p>
          </table:table-cell>
          <table:table-cell table:style-name="ce3" table:formula="of:=[.L963]+[.K9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63]+[.N962]" office:value-type="currency" office:currency="CAD" office:value="175691.110000001" calcext:value-type="currency">
            <text:p>$175,691.11</text:p>
          </table:table-cell>
          <table:table-cell/>
        </table:table-row>
        <table:table-row table:style-name="ro1">
          <table:table-cell table:style-name="ce5" office:value-type="string" calcext:value-type="string">
            <text:p>7/2/2015</text:p>
          </table:table-cell>
          <table:table-cell table:style-name="ce6" office:value-type="time" office:time-value="PT19H07M42S" calcext:value-type="time">
            <text:p>19:0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4]-[.J964]" office:value-type="currency" office:currency="CAD" office:value="0.899999999999999" calcext:value-type="currency">
            <text:p>$0.90</text:p>
          </table:table-cell>
          <table:table-cell table:style-name="ce3" table:formula="of:=[.L964]+[.K96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4]+[.N963]" office:value-type="currency" office:currency="CAD" office:value="175714.180000001" calcext:value-type="currency">
            <text:p>$175,714.18</text:p>
          </table:table-cell>
          <table:table-cell/>
        </table:table-row>
        <table:table-row table:style-name="ro1">
          <table:table-cell table:style-name="ce5" office:value-type="string" calcext:value-type="string">
            <text:p>7/2/2015</text:p>
          </table:table-cell>
          <table:table-cell table:style-name="ce6" office:value-type="time" office:time-value="PT19H07M45S" calcext:value-type="time">
            <text:p>19:0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65]-[.J965]" office:value-type="currency" office:currency="CAD" office:value="0.18" calcext:value-type="currency">
            <text:p>$0.18</text:p>
          </table:table-cell>
          <table:table-cell table:style-name="ce3" table:formula="of:=[.L965]+[.K965]"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65]+[.N964]" office:value-type="currency" office:currency="CAD" office:value="175718.550000001" calcext:value-type="currency">
            <text:p>$175,718.55</text:p>
          </table:table-cell>
          <table:table-cell/>
        </table:table-row>
        <table:table-row table:style-name="ro1">
          <table:table-cell table:style-name="ce5" office:value-type="string" calcext:value-type="string">
            <text:p>7/2/2015</text:p>
          </table:table-cell>
          <table:table-cell table:style-name="ce6" office:value-type="time" office:time-value="PT19H07M48S" calcext:value-type="time">
            <text:p>19:0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6]-[.J966]" office:value-type="currency" office:currency="CAD" office:value="3.59999999999999" calcext:value-type="currency">
            <text:p>$3.60</text:p>
          </table:table-cell>
          <table:table-cell table:style-name="ce3" table:formula="of:=[.L966]+[.K9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6]+[.N965]" office:value-type="currency" office:currency="CAD" office:value="175811.750000001" calcext:value-type="currency">
            <text:p>$175,811.75</text:p>
          </table:table-cell>
          <table:table-cell/>
        </table:table-row>
        <table:table-row table:style-name="ro1">
          <table:table-cell table:style-name="ce5" office:value-type="string" calcext:value-type="string">
            <text:p>7/2/2015</text:p>
          </table:table-cell>
          <table:table-cell table:style-name="ce6" office:value-type="time" office:time-value="PT19H07M51S" calcext:value-type="time">
            <text:p>19:0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7]-[.J967]" office:value-type="currency" office:currency="CAD" office:value="3.59999999999999" calcext:value-type="currency">
            <text:p>$3.60</text:p>
          </table:table-cell>
          <table:table-cell table:style-name="ce3" table:formula="of:=[.L967]+[.K9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7]+[.N966]" office:value-type="currency" office:currency="CAD" office:value="175904.950000001" calcext:value-type="currency">
            <text:p>$175,904.95</text:p>
          </table:table-cell>
          <table:table-cell/>
        </table:table-row>
        <table:table-row table:style-name="ro1">
          <table:table-cell table:style-name="ce5" office:value-type="string" calcext:value-type="string">
            <text:p>7/2/2015</text:p>
          </table:table-cell>
          <table:table-cell table:style-name="ce6" office:value-type="time" office:time-value="PT19H07M53S" calcext:value-type="time">
            <text:p>19:0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8]-[.J968]" office:value-type="currency" office:currency="CAD" office:value="0.899999999999999" calcext:value-type="currency">
            <text:p>$0.90</text:p>
          </table:table-cell>
          <table:table-cell table:style-name="ce3" table:formula="of:=[.L968]+[.K9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8]+[.N967]" office:value-type="currency" office:currency="CAD" office:value="175928.020000001" calcext:value-type="currency">
            <text:p>$175,928.02</text:p>
          </table:table-cell>
          <table:table-cell/>
        </table:table-row>
        <table:table-row table:style-name="ro1">
          <table:table-cell table:style-name="ce5" office:value-type="string" calcext:value-type="string">
            <text:p>7/2/2015</text:p>
          </table:table-cell>
          <table:table-cell table:style-name="ce6" office:value-type="time" office:time-value="PT19H07M56S" calcext:value-type="time">
            <text:p>19:0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9]-[.J969]" office:value-type="currency" office:currency="CAD" office:value="0.899999999999999" calcext:value-type="currency">
            <text:p>$0.90</text:p>
          </table:table-cell>
          <table:table-cell table:style-name="ce3" table:formula="of:=[.L969]+[.K9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9]+[.N968]" office:value-type="currency" office:currency="CAD" office:value="175951.090000001" calcext:value-type="currency">
            <text:p>$175,951.09</text:p>
          </table:table-cell>
          <table:table-cell/>
        </table:table-row>
        <table:table-row table:style-name="ro1">
          <table:table-cell table:style-name="ce5" office:value-type="string" calcext:value-type="string">
            <text:p>7/2/2015</text:p>
          </table:table-cell>
          <table:table-cell table:style-name="ce6" office:value-type="time" office:time-value="PT19H07M59S" calcext:value-type="time">
            <text:p>19:0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0]-[.J970]" office:value-type="currency" office:currency="CAD" office:value="3.59999999999999" calcext:value-type="currency">
            <text:p>$3.60</text:p>
          </table:table-cell>
          <table:table-cell table:style-name="ce3" table:formula="of:=[.L970]+[.K9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0]+[.N969]" office:value-type="currency" office:currency="CAD" office:value="176044.290000001" calcext:value-type="currency">
            <text:p>$176,044.29</text:p>
          </table:table-cell>
          <table:table-cell/>
        </table:table-row>
        <table:table-row table:style-name="ro1">
          <table:table-cell table:style-name="ce5" office:value-type="string" calcext:value-type="string">
            <text:p>7/2/2015</text:p>
          </table:table-cell>
          <table:table-cell table:style-name="ce6" office:value-type="time" office:time-value="PT19H08M02S" calcext:value-type="time">
            <text:p>19:0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1]-[.J971]" office:value-type="currency" office:currency="CAD" office:value="3.59999999999999" calcext:value-type="currency">
            <text:p>$3.60</text:p>
          </table:table-cell>
          <table:table-cell table:style-name="ce3" table:formula="of:=[.L971]+[.K9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1]+[.N970]" office:value-type="currency" office:currency="CAD" office:value="176137.490000001" calcext:value-type="currency">
            <text:p>$176,137.49</text:p>
          </table:table-cell>
          <table:table-cell/>
        </table:table-row>
        <table:table-row table:style-name="ro1">
          <table:table-cell table:style-name="ce5" office:value-type="string" calcext:value-type="string">
            <text:p>7/2/2015</text:p>
          </table:table-cell>
          <table:table-cell table:style-name="ce6" office:value-type="time" office:time-value="PT19H08M05S" calcext:value-type="time">
            <text:p>19:08: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2]-[.J972]" office:value-type="currency" office:currency="CAD" office:value="3.59999999999999" calcext:value-type="currency">
            <text:p>$3.60</text:p>
          </table:table-cell>
          <table:table-cell table:style-name="ce3" table:formula="of:=[.L972]+[.K9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2]+[.N971]" office:value-type="currency" office:currency="CAD" office:value="176230.690000001" calcext:value-type="currency">
            <text:p>$176,230.69</text:p>
          </table:table-cell>
          <table:table-cell/>
        </table:table-row>
        <table:table-row table:style-name="ro1">
          <table:table-cell table:style-name="ce5" office:value-type="string" calcext:value-type="string">
            <text:p>7/2/2015</text:p>
          </table:table-cell>
          <table:table-cell table:style-name="ce6" office:value-type="time" office:time-value="PT19H08M08S" calcext:value-type="time">
            <text:p>19:0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3]-[.J973]" office:value-type="currency" office:currency="CAD" office:value="0.359999999999999" calcext:value-type="currency">
            <text:p>$0.36</text:p>
          </table:table-cell>
          <table:table-cell table:style-name="ce3" table:formula="of:=[.L973]+[.K9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3]+[.N972]" office:value-type="currency" office:currency="CAD" office:value="176239.740000001" calcext:value-type="currency">
            <text:p>$176,239.74</text:p>
          </table:table-cell>
          <table:table-cell/>
        </table:table-row>
        <table:table-row table:style-name="ro1">
          <table:table-cell table:style-name="ce5" office:value-type="string" calcext:value-type="string">
            <text:p>7/2/2015</text:p>
          </table:table-cell>
          <table:table-cell table:style-name="ce6" office:value-type="time" office:time-value="PT19H08M11S" calcext:value-type="time">
            <text:p>19:0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4]-[.J974]" office:value-type="currency" office:currency="CAD" office:value="3.59999999999999" calcext:value-type="currency">
            <text:p>$3.60</text:p>
          </table:table-cell>
          <table:table-cell table:style-name="ce3" table:formula="of:=[.L974]+[.K97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4]+[.N973]" office:value-type="currency" office:currency="CAD" office:value="176332.940000001" calcext:value-type="currency">
            <text:p>$176,332.94</text:p>
          </table:table-cell>
          <table:table-cell/>
        </table:table-row>
        <table:table-row table:style-name="ro1">
          <table:table-cell table:style-name="ce5" office:value-type="string" calcext:value-type="string">
            <text:p>7/2/2015</text:p>
          </table:table-cell>
          <table:table-cell table:style-name="ce6" office:value-type="time" office:time-value="PT19H08M13S" calcext:value-type="time">
            <text:p>19:0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75]-[.J975]" office:value-type="currency" office:currency="CAD" office:value="1.44" calcext:value-type="currency">
            <text:p>$1.44</text:p>
          </table:table-cell>
          <table:table-cell table:style-name="ce3" table:formula="of:=[.L975]+[.K97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75]+[.N974]" office:value-type="currency" office:currency="CAD" office:value="176370.040000001" calcext:value-type="currency">
            <text:p>$176,370.04</text:p>
          </table:table-cell>
          <table:table-cell/>
        </table:table-row>
        <table:table-row table:style-name="ro1">
          <table:table-cell table:style-name="ce5" office:value-type="string" calcext:value-type="string">
            <text:p>7/2/2015</text:p>
          </table:table-cell>
          <table:table-cell table:style-name="ce6" office:value-type="time" office:time-value="PT19H08M16S" calcext:value-type="time">
            <text:p>19:0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76]-[.J976]" office:value-type="currency" office:currency="CAD" office:value="0.18" calcext:value-type="currency">
            <text:p>$0.18</text:p>
          </table:table-cell>
          <table:table-cell table:style-name="ce3" table:formula="of:=[.L976]+[.K97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76]+[.N975]" office:value-type="currency" office:currency="CAD" office:value="176374.410000001" calcext:value-type="currency">
            <text:p>$176,374.41</text:p>
          </table:table-cell>
          <table:table-cell/>
        </table:table-row>
        <table:table-row table:style-name="ro1">
          <table:table-cell table:style-name="ce5" office:value-type="string" calcext:value-type="string">
            <text:p>7/2/2015</text:p>
          </table:table-cell>
          <table:table-cell table:style-name="ce6" office:value-type="time" office:time-value="PT19H08M19S" calcext:value-type="time">
            <text:p>19:0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7]-[.J977]" office:value-type="currency" office:currency="CAD" office:value="0.359999999999999" calcext:value-type="currency">
            <text:p>$0.36</text:p>
          </table:table-cell>
          <table:table-cell table:style-name="ce3" table:formula="of:=[.L977]+[.K97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7]+[.N976]" office:value-type="currency" office:currency="CAD" office:value="176383.460000001" calcext:value-type="currency">
            <text:p>$176,383.46</text:p>
          </table:table-cell>
          <table:table-cell/>
        </table:table-row>
        <table:table-row table:style-name="ro1">
          <table:table-cell table:style-name="ce5" office:value-type="string" calcext:value-type="string">
            <text:p>7/2/2015</text:p>
          </table:table-cell>
          <table:table-cell table:style-name="ce6" office:value-type="time" office:time-value="PT19H08M22S" calcext:value-type="time">
            <text:p>19:0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8]-[.J978]" office:value-type="currency" office:currency="CAD" office:value="0.359999999999999" calcext:value-type="currency">
            <text:p>$0.36</text:p>
          </table:table-cell>
          <table:table-cell table:style-name="ce3" table:formula="of:=[.L978]+[.K97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8]+[.N977]" office:value-type="currency" office:currency="CAD" office:value="176392.510000001" calcext:value-type="currency">
            <text:p>$176,392.51</text:p>
          </table:table-cell>
          <table:table-cell/>
        </table:table-row>
        <table:table-row table:style-name="ro1">
          <table:table-cell table:style-name="ce5" office:value-type="string" calcext:value-type="string">
            <text:p>7/2/2015</text:p>
          </table:table-cell>
          <table:table-cell table:style-name="ce6" office:value-type="time" office:time-value="PT19H08M25S" calcext:value-type="time">
            <text:p>19:0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9]-[.J979]" office:value-type="currency" office:currency="CAD" office:value="0.359999999999999" calcext:value-type="currency">
            <text:p>$0.36</text:p>
          </table:table-cell>
          <table:table-cell table:style-name="ce3" table:formula="of:=[.L979]+[.K97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9]+[.N978]" office:value-type="currency" office:currency="CAD" office:value="176401.560000001" calcext:value-type="currency">
            <text:p>$176,401.56</text:p>
          </table:table-cell>
          <table:table-cell/>
        </table:table-row>
        <table:table-row table:style-name="ro1">
          <table:table-cell table:style-name="ce5" office:value-type="string" calcext:value-type="string">
            <text:p>7/2/2015</text:p>
          </table:table-cell>
          <table:table-cell table:style-name="ce6" office:value-type="time" office:time-value="PT19H08M27S" calcext:value-type="time">
            <text:p>19:0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80]-[.J980]" office:value-type="currency" office:currency="CAD" office:value="0.720000000000002" calcext:value-type="currency">
            <text:p>$0.72</text:p>
          </table:table-cell>
          <table:table-cell table:style-name="ce3" table:formula="of:=[.L980]+[.K98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80]+[.N979]" office:value-type="currency" office:currency="CAD" office:value="176419.960000001" calcext:value-type="currency">
            <text:p>$176,419.96</text:p>
          </table:table-cell>
          <table:table-cell/>
        </table:table-row>
        <table:table-row table:style-name="ro1">
          <table:table-cell table:style-name="ce5" office:value-type="string" calcext:value-type="string">
            <text:p>7/2/2015</text:p>
          </table:table-cell>
          <table:table-cell table:style-name="ce6" office:value-type="time" office:time-value="PT19H08M30S" calcext:value-type="time">
            <text:p>19:08: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981]-[.J981]" office:value-type="currency" office:currency="CAD" office:value="0.0699999999999998" calcext:value-type="currency">
            <text:p>$0.07</text:p>
          </table:table-cell>
          <table:table-cell table:style-name="ce3" table:formula="of:=[.L981]+[.K98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L981]+[.N980]" office:value-type="currency" office:currency="CAD" office:value="176421.530000001" calcext:value-type="currency">
            <text:p>$176,421.53</text:p>
          </table:table-cell>
          <table:table-cell/>
        </table:table-row>
        <table:table-row table:style-name="ro1">
          <table:table-cell table:style-name="ce5" office:value-type="string" calcext:value-type="string">
            <text:p>7/2/2015</text:p>
          </table:table-cell>
          <table:table-cell table:style-name="ce6" office:value-type="time" office:time-value="PT19H08M33S" calcext:value-type="time">
            <text:p>19:08: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82]-[.J982]" office:value-type="currency" office:currency="CAD" office:value="0.359999999999999" calcext:value-type="currency">
            <text:p>$0.36</text:p>
          </table:table-cell>
          <table:table-cell table:style-name="ce3" table:formula="of:=[.L982]+[.K9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82]+[.N981]" office:value-type="currency" office:currency="CAD" office:value="176430.580000001" calcext:value-type="currency">
            <text:p>$176,430.58</text:p>
          </table:table-cell>
          <table:table-cell/>
        </table:table-row>
        <table:table-row table:style-name="ro1">
          <table:table-cell table:style-name="ce5" office:value-type="string" calcext:value-type="string">
            <text:p>7/2/2015</text:p>
          </table:table-cell>
          <table:table-cell table:style-name="ce6" office:value-type="time" office:time-value="PT19H08M36S" calcext:value-type="time">
            <text:p>19:0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83]-[.J983]" office:value-type="currency" office:currency="CAD" office:value="1.08" calcext:value-type="currency">
            <text:p>$1.08</text:p>
          </table:table-cell>
          <table:table-cell table:style-name="ce3" table:formula="of:=[.L983]+[.K98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83]+[.N982]" office:value-type="currency" office:currency="CAD" office:value="176458.330000001" calcext:value-type="currency">
            <text:p>$176,458.33</text:p>
          </table:table-cell>
          <table:table-cell/>
        </table:table-row>
        <table:table-row table:style-name="ro1">
          <table:table-cell table:style-name="ce5" office:value-type="string" calcext:value-type="string">
            <text:p>7/2/2015</text:p>
          </table:table-cell>
          <table:table-cell table:style-name="ce6" office:value-type="time" office:time-value="PT19H08M39S" calcext:value-type="time">
            <text:p>19:08: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84]-[.J984]" office:value-type="currency" office:currency="CAD" office:value="0.899999999999999" calcext:value-type="currency">
            <text:p>$0.90</text:p>
          </table:table-cell>
          <table:table-cell table:style-name="ce3" table:formula="of:=[.L984]+[.K9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84]+[.N983]" office:value-type="currency" office:currency="CAD" office:value="176481.400000001" calcext:value-type="currency">
            <text:p>$176,481.40</text:p>
          </table:table-cell>
          <table:table-cell/>
        </table:table-row>
        <table:table-row table:style-name="ro1">
          <table:table-cell table:style-name="ce5" office:value-type="string" calcext:value-type="string">
            <text:p>7/2/2015</text:p>
          </table:table-cell>
          <table:table-cell table:style-name="ce6" office:value-type="time" office:time-value="PT19H08M42S" calcext:value-type="time">
            <text:p>19:0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5]-[.J985]" office:value-type="currency" office:currency="CAD" office:value="1.8" calcext:value-type="currency">
            <text:p>$1.80</text:p>
          </table:table-cell>
          <table:table-cell table:style-name="ce3" table:formula="of:=[.L985]+[.K9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5]+[.N984]" office:value-type="currency" office:currency="CAD" office:value="176527.850000001" calcext:value-type="currency">
            <text:p>$176,527.85</text:p>
          </table:table-cell>
          <table:table-cell/>
        </table:table-row>
        <table:table-row table:style-name="ro1">
          <table:table-cell table:style-name="ce5" office:value-type="string" calcext:value-type="string">
            <text:p>7/2/2015</text:p>
          </table:table-cell>
          <table:table-cell table:style-name="ce6" office:value-type="time" office:time-value="PT19H08M45S" calcext:value-type="time">
            <text:p>19:0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6]-[.J986]" office:value-type="currency" office:currency="CAD" office:value="1.8" calcext:value-type="currency">
            <text:p>$1.80</text:p>
          </table:table-cell>
          <table:table-cell table:style-name="ce3" table:formula="of:=[.L986]+[.K9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6]+[.N985]" office:value-type="currency" office:currency="CAD" office:value="176574.300000001" calcext:value-type="currency">
            <text:p>$176,574.30</text:p>
          </table:table-cell>
          <table:table-cell/>
        </table:table-row>
        <table:table-row table:style-name="ro1">
          <table:table-cell table:style-name="ce5" office:value-type="string" calcext:value-type="string">
            <text:p>7/2/2015</text:p>
          </table:table-cell>
          <table:table-cell table:style-name="ce6" office:value-type="time" office:time-value="PT19H08M48S" calcext:value-type="time">
            <text:p>19:0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87]-[.J987]" office:value-type="currency" office:currency="CAD" office:value="3.59999999999999" calcext:value-type="currency">
            <text:p>$3.60</text:p>
          </table:table-cell>
          <table:table-cell table:style-name="ce3" table:formula="of:=[.L987]+[.K9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87]+[.N986]" office:value-type="currency" office:currency="CAD" office:value="176667.500000001" calcext:value-type="currency">
            <text:p>$176,667.50</text:p>
          </table:table-cell>
          <table:table-cell/>
        </table:table-row>
        <table:table-row table:style-name="ro1">
          <table:table-cell table:style-name="ce5" office:value-type="string" calcext:value-type="string">
            <text:p>7/2/2015</text:p>
          </table:table-cell>
          <table:table-cell table:style-name="ce6" office:value-type="time" office:time-value="PT19H08M50S" calcext:value-type="time">
            <text:p>19:0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8]-[.J988]" office:value-type="currency" office:currency="CAD" office:value="1.8" calcext:value-type="currency">
            <text:p>$1.80</text:p>
          </table:table-cell>
          <table:table-cell table:style-name="ce3" table:formula="of:=[.L988]+[.K9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8]+[.N987]" office:value-type="currency" office:currency="CAD" office:value="176713.950000001" calcext:value-type="currency">
            <text:p>$176,713.95</text:p>
          </table:table-cell>
          <table:table-cell/>
        </table:table-row>
        <table:table-row table:style-name="ro1">
          <table:table-cell table:style-name="ce5" office:value-type="string" calcext:value-type="string">
            <text:p>7/2/2015</text:p>
          </table:table-cell>
          <table:table-cell table:style-name="ce6" office:value-type="time" office:time-value="PT19H08M53S" calcext:value-type="time">
            <text:p>19:0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89]-[.J989]" office:value-type="currency" office:currency="CAD" office:value="0.899999999999999" calcext:value-type="currency">
            <text:p>$0.90</text:p>
          </table:table-cell>
          <table:table-cell table:style-name="ce3" table:formula="of:=[.L989]+[.K9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89]+[.N988]" office:value-type="currency" office:currency="CAD" office:value="176737.020000001" calcext:value-type="currency">
            <text:p>$176,737.02</text:p>
          </table:table-cell>
          <table:table-cell/>
        </table:table-row>
        <table:table-row table:style-name="ro1">
          <table:table-cell table:style-name="ce5" office:value-type="string" calcext:value-type="string">
            <text:p>7/2/2015</text:p>
          </table:table-cell>
          <table:table-cell table:style-name="ce6" office:value-type="time" office:time-value="PT19H08M56S" calcext:value-type="time">
            <text:p>19:0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990]-[.J990]" office:value-type="currency" office:currency="CAD" office:value="1.62" calcext:value-type="currency">
            <text:p>$1.62</text:p>
          </table:table-cell>
          <table:table-cell table:style-name="ce3" table:formula="of:=[.L990]+[.K990]"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990]+[.N989]" office:value-type="currency" office:currency="CAD" office:value="176778.790000001" calcext:value-type="currency">
            <text:p>$176,778.79</text:p>
          </table:table-cell>
          <table:table-cell/>
        </table:table-row>
        <table:table-row table:style-name="ro1">
          <table:table-cell table:style-name="ce5" office:value-type="string" calcext:value-type="string">
            <text:p>7/2/2015</text:p>
          </table:table-cell>
          <table:table-cell table:style-name="ce6" office:value-type="time" office:time-value="PT19H08M59S" calcext:value-type="time">
            <text:p>19:0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1]-[.J991]" office:value-type="currency" office:currency="CAD" office:value="3.59999999999999" calcext:value-type="currency">
            <text:p>$3.60</text:p>
          </table:table-cell>
          <table:table-cell table:style-name="ce3" table:formula="of:=[.L991]+[.K9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1]+[.N990]" office:value-type="currency" office:currency="CAD" office:value="176871.990000001" calcext:value-type="currency">
            <text:p>$176,871.99</text:p>
          </table:table-cell>
          <table:table-cell/>
        </table:table-row>
        <table:table-row table:style-name="ro1">
          <table:table-cell table:style-name="ce5" office:value-type="string" calcext:value-type="string">
            <text:p>7/2/2015</text:p>
          </table:table-cell>
          <table:table-cell table:style-name="ce6" office:value-type="time" office:time-value="PT19H09M02S" calcext:value-type="time">
            <text:p>19:0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2]-[.J992]" office:value-type="currency" office:currency="CAD" office:value="3.59999999999999" calcext:value-type="currency">
            <text:p>$3.60</text:p>
          </table:table-cell>
          <table:table-cell table:style-name="ce3" table:formula="of:=[.L992]+[.K9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2]+[.N991]" office:value-type="currency" office:currency="CAD" office:value="176965.190000001" calcext:value-type="currency">
            <text:p>$176,965.19</text:p>
          </table:table-cell>
          <table:table-cell/>
        </table:table-row>
        <table:table-row table:style-name="ro1">
          <table:table-cell table:style-name="ce5" office:value-type="string" calcext:value-type="string">
            <text:p>7/2/2015</text:p>
          </table:table-cell>
          <table:table-cell table:style-name="ce6" office:value-type="time" office:time-value="PT19H09M05S" calcext:value-type="time">
            <text:p>19:09: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3]-[.J993]" office:value-type="currency" office:currency="CAD" office:value="1.8" calcext:value-type="currency">
            <text:p>$1.80</text:p>
          </table:table-cell>
          <table:table-cell table:style-name="ce3" table:formula="of:=[.L993]+[.K9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3]+[.N992]" office:value-type="currency" office:currency="CAD" office:value="177011.640000001" calcext:value-type="currency">
            <text:p>$177,011.64</text:p>
          </table:table-cell>
          <table:table-cell/>
        </table:table-row>
        <table:table-row table:style-name="ro1">
          <table:table-cell table:style-name="ce5" office:value-type="string" calcext:value-type="string">
            <text:p>7/2/2015</text:p>
          </table:table-cell>
          <table:table-cell table:style-name="ce6" office:value-type="time" office:time-value="PT19H09M08S" calcext:value-type="time">
            <text:p>19:09: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94]-[.J994]" office:value-type="currency" office:currency="CAD" office:value="0.359999999999999" calcext:value-type="currency">
            <text:p>$0.36</text:p>
          </table:table-cell>
          <table:table-cell table:style-name="ce3" table:formula="of:=[.L994]+[.K9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94]+[.N993]" office:value-type="currency" office:currency="CAD" office:value="177020.690000001" calcext:value-type="currency">
            <text:p>$177,020.69</text:p>
          </table:table-cell>
          <table:table-cell/>
        </table:table-row>
        <table:table-row table:style-name="ro1">
          <table:table-cell table:style-name="ce5" office:value-type="string" calcext:value-type="string">
            <text:p>7/2/2015</text:p>
          </table:table-cell>
          <table:table-cell table:style-name="ce6" office:value-type="time" office:time-value="PT19H09M11S" calcext:value-type="time">
            <text:p>19:09: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95]-[.J995]" office:value-type="currency" office:currency="CAD" office:value="0.720000000000002" calcext:value-type="currency">
            <text:p>$0.72</text:p>
          </table:table-cell>
          <table:table-cell table:style-name="ce3" table:formula="of:=[.L995]+[.K99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95]+[.N994]" office:value-type="currency" office:currency="CAD" office:value="177039.090000001" calcext:value-type="currency">
            <text:p>$177,039.09</text:p>
          </table:table-cell>
          <table:table-cell/>
        </table:table-row>
        <table:table-row table:style-name="ro1">
          <table:table-cell table:style-name="ce5" office:value-type="string" calcext:value-type="string">
            <text:p>7/2/2015</text:p>
          </table:table-cell>
          <table:table-cell table:style-name="ce6" office:value-type="time" office:time-value="PT19H09M14S" calcext:value-type="time">
            <text:p>19:09: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6]-[.J996]" office:value-type="currency" office:currency="CAD" office:value="1.8" calcext:value-type="currency">
            <text:p>$1.80</text:p>
          </table:table-cell>
          <table:table-cell table:style-name="ce3" table:formula="of:=[.L996]+[.K9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6]+[.N995]" office:value-type="currency" office:currency="CAD" office:value="177085.540000001" calcext:value-type="currency">
            <text:p>$177,085.54</text:p>
          </table:table-cell>
          <table:table-cell/>
        </table:table-row>
        <table:table-row table:style-name="ro1">
          <table:table-cell table:style-name="ce5" office:value-type="string" calcext:value-type="string">
            <text:p>7/2/2015</text:p>
          </table:table-cell>
          <table:table-cell table:style-name="ce6" office:value-type="time" office:time-value="PT19H09M17S" calcext:value-type="time">
            <text:p>19:09: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7]-[.J997]" office:value-type="currency" office:currency="CAD" office:value="1.8" calcext:value-type="currency">
            <text:p>$1.80</text:p>
          </table:table-cell>
          <table:table-cell table:style-name="ce3" table:formula="of:=[.L997]+[.K9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7]+[.N996]" office:value-type="currency" office:currency="CAD" office:value="177131.990000001" calcext:value-type="currency">
            <text:p>$177,131.99</text:p>
          </table:table-cell>
          <table:table-cell/>
        </table:table-row>
        <table:table-row table:style-name="ro1">
          <table:table-cell table:style-name="ce5" office:value-type="string" calcext:value-type="string">
            <text:p>7/2/2015</text:p>
          </table:table-cell>
          <table:table-cell table:style-name="ce6" office:value-type="time" office:time-value="PT19H09M20S" calcext:value-type="time">
            <text:p>19:09: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98]-[.J998]" office:value-type="currency" office:currency="CAD" office:value="1.08" calcext:value-type="currency">
            <text:p>$1.08</text:p>
          </table:table-cell>
          <table:table-cell table:style-name="ce3" table:formula="of:=[.L998]+[.K99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98]+[.N997]" office:value-type="currency" office:currency="CAD" office:value="177159.740000001" calcext:value-type="currency">
            <text:p>$177,159.74</text:p>
          </table:table-cell>
          <table:table-cell/>
        </table:table-row>
        <table:table-row table:style-name="ro1">
          <table:table-cell table:style-name="ce5" office:value-type="string" calcext:value-type="string">
            <text:p>7/2/2015</text:p>
          </table:table-cell>
          <table:table-cell table:style-name="ce6" office:value-type="time" office:time-value="PT19H09M23S" calcext:value-type="time">
            <text:p>19:0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99]-[.J999]" office:value-type="currency" office:currency="CAD" office:value="0.359999999999999" calcext:value-type="currency">
            <text:p>$0.36</text:p>
          </table:table-cell>
          <table:table-cell table:style-name="ce3" table:formula="of:=[.L999]+[.K99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99]+[.N998]" office:value-type="currency" office:currency="CAD" office:value="177168.790000001" calcext:value-type="currency">
            <text:p>$177,168.79</text:p>
          </table:table-cell>
          <table:table-cell/>
        </table:table-row>
        <table:table-row table:style-name="ro1">
          <table:table-cell table:style-name="ce5" office:value-type="string" calcext:value-type="string">
            <text:p>7/2/2015</text:p>
          </table:table-cell>
          <table:table-cell table:style-name="ce6" office:value-type="time" office:time-value="PT19H09M26S" calcext:value-type="time">
            <text:p>19:0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000]-[.J1000]" office:value-type="currency" office:currency="CAD" office:value="1.26" calcext:value-type="currency">
            <text:p>$1.26</text:p>
          </table:table-cell>
          <table:table-cell table:style-name="ce3" table:formula="of:=[.L1000]+[.K100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000]+[.N999]" office:value-type="currency" office:currency="CAD" office:value="177201.210000001" calcext:value-type="currency">
            <text:p>$177,201.21</text:p>
          </table:table-cell>
          <table:table-cell/>
        </table:table-row>
        <table:table-row table:style-name="ro1">
          <table:table-cell table:style-name="ce5" office:value-type="string" calcext:value-type="string">
            <text:p>7/2/2015</text:p>
          </table:table-cell>
          <table:table-cell table:style-name="ce6" office:value-type="time" office:time-value="PT19H09M29S" calcext:value-type="time">
            <text:p>19:0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01]-[.J1001]" office:value-type="currency" office:currency="CAD" office:value="9" calcext:value-type="currency">
            <text:p>$9.00</text:p>
          </table:table-cell>
          <table:table-cell table:style-name="ce3" table:formula="of:=[.L1001]+[.K10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01]+[.N1000]" office:value-type="currency" office:currency="CAD" office:value="177434.660000001" calcext:value-type="currency">
            <text:p>$177,434.66</text:p>
          </table:table-cell>
          <table:table-cell/>
        </table:table-row>
        <table:table-row table:style-name="ro1">
          <table:table-cell table:style-name="ce5" office:value-type="string" calcext:value-type="string">
            <text:p>7/2/2015</text:p>
          </table:table-cell>
          <table:table-cell table:style-name="ce6" office:value-type="time" office:time-value="PT19H09M32S" calcext:value-type="time">
            <text:p>19:0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2]-[.J1002]" office:value-type="currency" office:currency="CAD" office:value="0.18" calcext:value-type="currency">
            <text:p>$0.18</text:p>
          </table:table-cell>
          <table:table-cell table:style-name="ce3" table:formula="of:=[.L1002]+[.K100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2]+[.N1001]" office:value-type="currency" office:currency="CAD" office:value="177439.030000001" calcext:value-type="currency">
            <text:p>$177,439.03</text:p>
          </table:table-cell>
          <table:table-cell/>
        </table:table-row>
        <table:table-row table:style-name="ro1">
          <table:table-cell table:style-name="ce5" office:value-type="string" calcext:value-type="string">
            <text:p>7/2/2015</text:p>
          </table:table-cell>
          <table:table-cell table:style-name="ce6" office:value-type="time" office:time-value="PT19H09M35S" calcext:value-type="time">
            <text:p>19:09: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03]-[.J1003]" office:value-type="currency" office:currency="CAD" office:value="0.04" calcext:value-type="currency">
            <text:p>$0.04</text:p>
          </table:table-cell>
          <table:table-cell table:style-name="ce3" table:formula="of:=[.L1003]+[.K100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03]+[.N1002]" office:value-type="currency" office:currency="CAD" office:value="177439.660000001" calcext:value-type="currency">
            <text:p>$177,439.66</text:p>
          </table:table-cell>
          <table:table-cell/>
        </table:table-row>
        <table:table-row table:style-name="ro1">
          <table:table-cell table:style-name="ce5" office:value-type="string" calcext:value-type="string">
            <text:p>7/2/2015</text:p>
          </table:table-cell>
          <table:table-cell table:style-name="ce6" office:value-type="time" office:time-value="PT19H09M38S" calcext:value-type="time">
            <text:p>19:09: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04]-[.J1004]" office:value-type="currency" office:currency="CAD" office:value="0.359999999999999" calcext:value-type="currency">
            <text:p>$0.36</text:p>
          </table:table-cell>
          <table:table-cell table:style-name="ce3" table:formula="of:=[.L1004]+[.K10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04]+[.N1003]" office:value-type="currency" office:currency="CAD" office:value="177448.710000001" calcext:value-type="currency">
            <text:p>$177,448.71</text:p>
          </table:table-cell>
          <table:table-cell/>
        </table:table-row>
        <table:table-row table:style-name="ro1">
          <table:table-cell table:style-name="ce5" office:value-type="string" calcext:value-type="string">
            <text:p>7/2/2015</text:p>
          </table:table-cell>
          <table:table-cell table:style-name="ce6" office:value-type="time" office:time-value="PT19H09M40S" calcext:value-type="time">
            <text:p>19:0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05]-[.J1005]" office:value-type="currency" office:currency="CAD" office:value="0.720000000000002" calcext:value-type="currency">
            <text:p>$0.72</text:p>
          </table:table-cell>
          <table:table-cell table:style-name="ce3" table:formula="of:=[.L1005]+[.K100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05]+[.N1004]" office:value-type="currency" office:currency="CAD" office:value="177467.110000001" calcext:value-type="currency">
            <text:p>$177,467.11</text:p>
          </table:table-cell>
          <table:table-cell/>
        </table:table-row>
        <table:table-row table:style-name="ro1">
          <table:table-cell table:style-name="ce5" office:value-type="string" calcext:value-type="string">
            <text:p>7/2/2015</text:p>
          </table:table-cell>
          <table:table-cell table:style-name="ce6" office:value-type="time" office:time-value="PT19H09M44S" calcext:value-type="time">
            <text:p>19:0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6]-[.J1006]" office:value-type="currency" office:currency="CAD" office:value="0.18" calcext:value-type="currency">
            <text:p>$0.18</text:p>
          </table:table-cell>
          <table:table-cell table:style-name="ce3" table:formula="of:=[.L1006]+[.K100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6]+[.N1005]" office:value-type="currency" office:currency="CAD" office:value="177471.480000001" calcext:value-type="currency">
            <text:p>$177,471.48</text:p>
          </table:table-cell>
          <table:table-cell/>
        </table:table-row>
        <table:table-row table:style-name="ro1">
          <table:table-cell table:style-name="ce5" office:value-type="string" calcext:value-type="string">
            <text:p>7/2/2015</text:p>
          </table:table-cell>
          <table:table-cell table:style-name="ce6" office:value-type="time" office:time-value="PT19H09M46S" calcext:value-type="time">
            <text:p>19:0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7]-[.J1007]" office:value-type="currency" office:currency="CAD" office:value="0.18" calcext:value-type="currency">
            <text:p>$0.18</text:p>
          </table:table-cell>
          <table:table-cell table:style-name="ce3" table:formula="of:=[.L1007]+[.K100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7]+[.N1006]" office:value-type="currency" office:currency="CAD" office:value="177475.850000001" calcext:value-type="currency">
            <text:p>$177,475.85</text:p>
          </table:table-cell>
          <table:table-cell/>
        </table:table-row>
        <table:table-row table:style-name="ro1">
          <table:table-cell table:style-name="ce5" office:value-type="string" calcext:value-type="string">
            <text:p>7/2/2015</text:p>
          </table:table-cell>
          <table:table-cell table:style-name="ce6" office:value-type="time" office:time-value="PT19H09M49S" calcext:value-type="time">
            <text:p>19:0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08]-[.J1008]" office:value-type="currency" office:currency="CAD" office:value="0.899999999999999" calcext:value-type="currency">
            <text:p>$0.90</text:p>
          </table:table-cell>
          <table:table-cell table:style-name="ce3" table:formula="of:=[.L1008]+[.K10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08]+[.N1007]" office:value-type="currency" office:currency="CAD" office:value="177498.920000001" calcext:value-type="currency">
            <text:p>$177,498.92</text:p>
          </table:table-cell>
          <table:table-cell/>
        </table:table-row>
        <table:table-row table:style-name="ro1">
          <table:table-cell table:style-name="ce5" office:value-type="string" calcext:value-type="string">
            <text:p>7/2/2015</text:p>
          </table:table-cell>
          <table:table-cell table:style-name="ce6" office:value-type="time" office:time-value="PT19H09M52S" calcext:value-type="time">
            <text:p>19:0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09]-[.J1009]" office:value-type="currency" office:currency="CAD" office:value="7.20000000000002" calcext:value-type="currency">
            <text:p>$7.20</text:p>
          </table:table-cell>
          <table:table-cell table:style-name="ce3" table:formula="of:=[.L1009]+[.K10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09]+[.N1008]" office:value-type="currency" office:currency="CAD" office:value="177685.620000001" calcext:value-type="currency">
            <text:p>$177,685.62</text:p>
          </table:table-cell>
          <table:table-cell/>
        </table:table-row>
        <table:table-row table:style-name="ro1">
          <table:table-cell table:style-name="ce5" office:value-type="string" calcext:value-type="string">
            <text:p>7/2/2015</text:p>
          </table:table-cell>
          <table:table-cell table:style-name="ce6" office:value-type="time" office:time-value="PT19H09M55S" calcext:value-type="time">
            <text:p>19:0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10]-[.J1010]" office:value-type="currency" office:currency="CAD" office:value="0.25" calcext:value-type="currency">
            <text:p>$0.25</text:p>
          </table:table-cell>
          <table:table-cell table:style-name="ce3" table:formula="of:=[.L1010]+[.K101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10]+[.N1009]" office:value-type="currency" office:currency="CAD" office:value="177691.870000001" calcext:value-type="currency">
            <text:p>$177,691.87</text:p>
          </table:table-cell>
          <table:table-cell/>
        </table:table-row>
        <table:table-row table:style-name="ro1">
          <table:table-cell table:style-name="ce5" office:value-type="string" calcext:value-type="string">
            <text:p>7/2/2015</text:p>
          </table:table-cell>
          <table:table-cell table:style-name="ce6" office:value-type="time" office:time-value="PT19H09M57S" calcext:value-type="time">
            <text:p>19:0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11]-[.J1011]" office:value-type="currency" office:currency="CAD" office:value="1.8" calcext:value-type="currency">
            <text:p>$1.80</text:p>
          </table:table-cell>
          <table:table-cell table:style-name="ce3" table:formula="of:=[.L1011]+[.K10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11]+[.N1010]" office:value-type="currency" office:currency="CAD" office:value="177738.320000001" calcext:value-type="currency">
            <text:p>$177,738.32</text:p>
          </table:table-cell>
          <table:table-cell/>
        </table:table-row>
        <table:table-row table:style-name="ro1">
          <table:table-cell table:style-name="ce5" office:value-type="string" calcext:value-type="string">
            <text:p>7/2/2015</text:p>
          </table:table-cell>
          <table:table-cell table:style-name="ce6" office:value-type="time" office:time-value="PT19H10M00S" calcext:value-type="time">
            <text:p>19:1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12]-[.J1012]" office:value-type="currency" office:currency="CAD" office:value="9" calcext:value-type="currency">
            <text:p>$9.00</text:p>
          </table:table-cell>
          <table:table-cell table:style-name="ce3" table:formula="of:=[.L1012]+[.K101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12]+[.N1011]" office:value-type="currency" office:currency="CAD" office:value="177971.770000001" calcext:value-type="currency">
            <text:p>$177,971.77</text:p>
          </table:table-cell>
          <table:table-cell/>
        </table:table-row>
        <table:table-row table:style-name="ro1">
          <table:table-cell table:style-name="ce5" office:value-type="string" calcext:value-type="string">
            <text:p>7/2/2015</text:p>
          </table:table-cell>
          <table:table-cell table:style-name="ce6" office:value-type="time" office:time-value="PT19H10M03S" calcext:value-type="time">
            <text:p>19:1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13]-[.J1013]" office:value-type="currency" office:currency="CAD" office:value="0.899999999999999" calcext:value-type="currency">
            <text:p>$0.90</text:p>
          </table:table-cell>
          <table:table-cell table:style-name="ce3" table:formula="of:=[.L1013]+[.K10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13]+[.N1012]" office:value-type="currency" office:currency="CAD" office:value="177994.840000001" calcext:value-type="currency">
            <text:p>$177,994.84</text:p>
          </table:table-cell>
          <table:table-cell/>
        </table:table-row>
        <table:table-row table:style-name="ro1">
          <table:table-cell table:style-name="ce5" office:value-type="string" calcext:value-type="string">
            <text:p>7/2/2015</text:p>
          </table:table-cell>
          <table:table-cell table:style-name="ce6" office:value-type="time" office:time-value="PT19H10M06S" calcext:value-type="time">
            <text:p>19:1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4]-[.J1014]" office:value-type="currency" office:currency="CAD" office:value="3.59999999999999" calcext:value-type="currency">
            <text:p>$3.60</text:p>
          </table:table-cell>
          <table:table-cell table:style-name="ce3" table:formula="of:=[.L1014]+[.K10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4]+[.N1013]" office:value-type="currency" office:currency="CAD" office:value="178088.040000001" calcext:value-type="currency">
            <text:p>$178,088.04</text:p>
          </table:table-cell>
          <table:table-cell/>
        </table:table-row>
        <table:table-row table:style-name="ro1">
          <table:table-cell table:style-name="ce5" office:value-type="string" calcext:value-type="string">
            <text:p>7/2/2015</text:p>
          </table:table-cell>
          <table:table-cell table:style-name="ce6" office:value-type="time" office:time-value="PT19H10M09S" calcext:value-type="time">
            <text:p>19:1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15]-[.J1015]" office:value-type="currency" office:currency="CAD" office:value="0.899999999999999" calcext:value-type="currency">
            <text:p>$0.90</text:p>
          </table:table-cell>
          <table:table-cell table:style-name="ce3" table:formula="of:=[.L1015]+[.K10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15]+[.N1014]" office:value-type="currency" office:currency="CAD" office:value="178111.110000001" calcext:value-type="currency">
            <text:p>$178,111.11</text:p>
          </table:table-cell>
          <table:table-cell/>
        </table:table-row>
        <table:table-row table:style-name="ro1">
          <table:table-cell table:style-name="ce5" office:value-type="string" calcext:value-type="string">
            <text:p>7/2/2015</text:p>
          </table:table-cell>
          <table:table-cell table:style-name="ce6" office:value-type="time" office:time-value="PT19H10M12S" calcext:value-type="time">
            <text:p>19:1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6]-[.J1016]" office:value-type="currency" office:currency="CAD" office:value="3.59999999999999" calcext:value-type="currency">
            <text:p>$3.60</text:p>
          </table:table-cell>
          <table:table-cell table:style-name="ce3" table:formula="of:=[.L1016]+[.K10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6]+[.N1015]" office:value-type="currency" office:currency="CAD" office:value="178204.310000001" calcext:value-type="currency">
            <text:p>$178,204.31</text:p>
          </table:table-cell>
          <table:table-cell/>
        </table:table-row>
        <table:table-row table:style-name="ro1">
          <table:table-cell table:style-name="ce5" office:value-type="string" calcext:value-type="string">
            <text:p>7/2/2015</text:p>
          </table:table-cell>
          <table:table-cell table:style-name="ce6" office:value-type="time" office:time-value="PT19H10M15S" calcext:value-type="time">
            <text:p>19:1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017]-[.J1017]" office:value-type="currency" office:currency="CAD" office:value="1.08" calcext:value-type="currency">
            <text:p>$1.08</text:p>
          </table:table-cell>
          <table:table-cell table:style-name="ce3" table:formula="of:=[.L1017]+[.K101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017]+[.N1016]" office:value-type="currency" office:currency="CAD" office:value="178232.060000001" calcext:value-type="currency">
            <text:p>$178,232.06</text:p>
          </table:table-cell>
          <table:table-cell/>
        </table:table-row>
        <table:table-row table:style-name="ro1">
          <table:table-cell table:style-name="ce5" office:value-type="string" calcext:value-type="string">
            <text:p>7/2/2015</text:p>
          </table:table-cell>
          <table:table-cell table:style-name="ce6" office:value-type="time" office:time-value="PT19H10M18S" calcext:value-type="time">
            <text:p>19:1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1018]-[.J1018]" office:value-type="currency" office:currency="CAD" office:value="2.88" calcext:value-type="currency">
            <text:p>$2.88</text:p>
          </table:table-cell>
          <table:table-cell table:style-name="ce3" table:formula="of:=[.L1018]+[.K1018]"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1018]+[.N1017]" office:value-type="currency" office:currency="CAD" office:value="178306.560000001" calcext:value-type="currency">
            <text:p>$178,306.56</text:p>
          </table:table-cell>
          <table:table-cell/>
        </table:table-row>
        <table:table-row table:style-name="ro1">
          <table:table-cell table:style-name="ce5" office:value-type="string" calcext:value-type="string">
            <text:p>7/2/2015</text:p>
          </table:table-cell>
          <table:table-cell table:style-name="ce6" office:value-type="time" office:time-value="PT19H10M21S" calcext:value-type="time">
            <text:p>19:1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19]-[.J1019]" office:value-type="currency" office:currency="CAD" office:value="0.359999999999999" calcext:value-type="currency">
            <text:p>$0.36</text:p>
          </table:table-cell>
          <table:table-cell table:style-name="ce3" table:formula="of:=[.L1019]+[.K101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19]+[.N1018]" office:value-type="currency" office:currency="CAD" office:value="178315.610000001" calcext:value-type="currency">
            <text:p>$178,315.61</text:p>
          </table:table-cell>
          <table:table-cell/>
        </table:table-row>
        <table:table-row table:style-name="ro1">
          <table:table-cell table:style-name="ce5" office:value-type="string" calcext:value-type="string">
            <text:p>7/2/2015</text:p>
          </table:table-cell>
          <table:table-cell table:style-name="ce6" office:value-type="time" office:time-value="PT19H10M24S" calcext:value-type="time">
            <text:p>19:1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20]-[.J1020]" office:value-type="currency" office:currency="CAD" office:value="1.8" calcext:value-type="currency">
            <text:p>$1.80</text:p>
          </table:table-cell>
          <table:table-cell table:style-name="ce3" table:formula="of:=[.L1020]+[.K10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20]+[.N1019]" office:value-type="currency" office:currency="CAD" office:value="178362.060000001" calcext:value-type="currency">
            <text:p>$178,362.06</text:p>
          </table:table-cell>
          <table:table-cell/>
        </table:table-row>
        <table:table-row table:style-name="ro1">
          <table:table-cell table:style-name="ce5" office:value-type="string" calcext:value-type="string">
            <text:p>7/2/2015</text:p>
          </table:table-cell>
          <table:table-cell table:style-name="ce6" office:value-type="time" office:time-value="PT19H10M26S" calcext:value-type="time">
            <text:p>19:1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1]-[.J1021]" office:value-type="currency" office:currency="CAD" office:value="3.59999999999999" calcext:value-type="currency">
            <text:p>$3.60</text:p>
          </table:table-cell>
          <table:table-cell table:style-name="ce3" table:formula="of:=[.L1021]+[.K10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1]+[.N1020]" office:value-type="currency" office:currency="CAD" office:value="178455.260000001" calcext:value-type="currency">
            <text:p>$178,455.26</text:p>
          </table:table-cell>
          <table:table-cell/>
        </table:table-row>
        <table:table-row table:style-name="ro1">
          <table:table-cell table:style-name="ce5" office:value-type="string" calcext:value-type="string">
            <text:p>7/2/2015</text:p>
          </table:table-cell>
          <table:table-cell table:style-name="ce6" office:value-type="time" office:time-value="PT19H10M29S" calcext:value-type="time">
            <text:p>19:1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22]-[.J1022]" office:value-type="currency" office:currency="CAD" office:value="0.899999999999999" calcext:value-type="currency">
            <text:p>$0.90</text:p>
          </table:table-cell>
          <table:table-cell table:style-name="ce3" table:formula="of:=[.L1022]+[.K10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22]+[.N1021]" office:value-type="currency" office:currency="CAD" office:value="178478.330000001" calcext:value-type="currency">
            <text:p>$178,478.33</text:p>
          </table:table-cell>
          <table:table-cell/>
        </table:table-row>
        <table:table-row table:style-name="ro1">
          <table:table-cell table:style-name="ce5" office:value-type="string" calcext:value-type="string">
            <text:p>7/2/2015</text:p>
          </table:table-cell>
          <table:table-cell table:style-name="ce6" office:value-type="time" office:time-value="PT19H10M31S" calcext:value-type="time">
            <text:p>19:1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23]-[.J1023]" office:value-type="currency" office:currency="CAD" office:value="0.359999999999999" calcext:value-type="currency">
            <text:p>$0.36</text:p>
          </table:table-cell>
          <table:table-cell table:style-name="ce3" table:formula="of:=[.L1023]+[.K10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23]+[.N1022]" office:value-type="currency" office:currency="CAD" office:value="178487.380000001" calcext:value-type="currency">
            <text:p>$178,487.38</text:p>
          </table:table-cell>
          <table:table-cell/>
        </table:table-row>
        <table:table-row table:style-name="ro1">
          <table:table-cell table:style-name="ce5" office:value-type="string" calcext:value-type="string">
            <text:p>7/2/2015</text:p>
          </table:table-cell>
          <table:table-cell table:style-name="ce6" office:value-type="time" office:time-value="PT19H10M35S" calcext:value-type="time">
            <text:p>19:1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24]-[.J1024]" office:value-type="currency" office:currency="CAD" office:value="1.8" calcext:value-type="currency">
            <text:p>$1.80</text:p>
          </table:table-cell>
          <table:table-cell table:style-name="ce3" table:formula="of:=[.L1024]+[.K102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24]+[.N1023]" office:value-type="currency" office:currency="CAD" office:value="178533.830000001" calcext:value-type="currency">
            <text:p>$178,533.83</text:p>
          </table:table-cell>
          <table:table-cell/>
        </table:table-row>
        <table:table-row table:style-name="ro1">
          <table:table-cell table:style-name="ce5" office:value-type="string" calcext:value-type="string">
            <text:p>7/2/2015</text:p>
          </table:table-cell>
          <table:table-cell table:style-name="ce6" office:value-type="time" office:time-value="PT19H10M38S" calcext:value-type="time">
            <text:p>19:1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025]-[.J1025]" office:value-type="currency" office:currency="CAD" office:value="1.08" calcext:value-type="currency">
            <text:p>$1.08</text:p>
          </table:table-cell>
          <table:table-cell table:style-name="ce3" table:formula="of:=[.L1025]+[.K102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025]+[.N1024]" office:value-type="currency" office:currency="CAD" office:value="178561.580000001" calcext:value-type="currency">
            <text:p>$178,561.58</text:p>
          </table:table-cell>
          <table:table-cell/>
        </table:table-row>
        <table:table-row table:style-name="ro1">
          <table:table-cell table:style-name="ce5" office:value-type="string" calcext:value-type="string">
            <text:p>7/2/2015</text:p>
          </table:table-cell>
          <table:table-cell table:style-name="ce6" office:value-type="time" office:time-value="PT19H10M41S" calcext:value-type="time">
            <text:p>19:1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6]-[.J1026]" office:value-type="currency" office:currency="CAD" office:value="3.59999999999999" calcext:value-type="currency">
            <text:p>$3.60</text:p>
          </table:table-cell>
          <table:table-cell table:style-name="ce3" table:formula="of:=[.L1026]+[.K102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6]+[.N1025]" office:value-type="currency" office:currency="CAD" office:value="178654.780000001" calcext:value-type="currency">
            <text:p>$178,654.78</text:p>
          </table:table-cell>
          <table:table-cell/>
        </table:table-row>
        <table:table-row table:style-name="ro1">
          <table:table-cell table:style-name="ce5" office:value-type="string" calcext:value-type="string">
            <text:p>7/2/2015</text:p>
          </table:table-cell>
          <table:table-cell table:style-name="ce6" office:value-type="time" office:time-value="PT19H10M44S" calcext:value-type="time">
            <text:p>19:1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7]-[.J1027]" office:value-type="currency" office:currency="CAD" office:value="3.59999999999999" calcext:value-type="currency">
            <text:p>$3.60</text:p>
          </table:table-cell>
          <table:table-cell table:style-name="ce3" table:formula="of:=[.L1027]+[.K10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7]+[.N1026]" office:value-type="currency" office:currency="CAD" office:value="178747.980000001" calcext:value-type="currency">
            <text:p>$178,747.98</text:p>
          </table:table-cell>
          <table:table-cell/>
        </table:table-row>
        <table:table-row table:style-name="ro1">
          <table:table-cell table:style-name="ce5" office:value-type="string" calcext:value-type="string">
            <text:p>7/2/2015</text:p>
          </table:table-cell>
          <table:table-cell table:style-name="ce6" office:value-type="time" office:time-value="PT19H10M47S" calcext:value-type="time">
            <text:p>19:1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28]-[.J1028]" office:value-type="currency" office:currency="CAD" office:value="0.359999999999999" calcext:value-type="currency">
            <text:p>$0.36</text:p>
          </table:table-cell>
          <table:table-cell table:style-name="ce3" table:formula="of:=[.L1028]+[.K10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28]+[.N1027]" office:value-type="currency" office:currency="CAD" office:value="178757.030000001" calcext:value-type="currency">
            <text:p>$178,757.03</text:p>
          </table:table-cell>
          <table:table-cell/>
        </table:table-row>
        <table:table-row table:style-name="ro1">
          <table:table-cell table:style-name="ce5" office:value-type="string" calcext:value-type="string">
            <text:p>7/2/2015</text:p>
          </table:table-cell>
          <table:table-cell table:style-name="ce6" office:value-type="time" office:time-value="PT19H10M50S" calcext:value-type="time">
            <text:p>19:1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29]-[.J1029]" office:value-type="currency" office:currency="CAD" office:value="0.18" calcext:value-type="currency">
            <text:p>$0.18</text:p>
          </table:table-cell>
          <table:table-cell table:style-name="ce3" table:formula="of:=[.L1029]+[.K10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29]+[.N1028]" office:value-type="currency" office:currency="CAD" office:value="178761.400000001" calcext:value-type="currency">
            <text:p>$178,761.40</text:p>
          </table:table-cell>
          <table:table-cell/>
        </table:table-row>
        <table:table-row table:style-name="ro1">
          <table:table-cell table:style-name="ce5" office:value-type="string" calcext:value-type="string">
            <text:p>7/2/2015</text:p>
          </table:table-cell>
          <table:table-cell table:style-name="ce6" office:value-type="time" office:time-value="PT19H10M53S" calcext:value-type="time">
            <text:p>19:10: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30]-[.J1030]" office:value-type="currency" office:currency="CAD" office:value="0.25" calcext:value-type="currency">
            <text:p>$0.25</text:p>
          </table:table-cell>
          <table:table-cell table:style-name="ce3" table:formula="of:=[.L1030]+[.K103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30]+[.N1029]" office:value-type="currency" office:currency="CAD" office:value="178767.650000001" calcext:value-type="currency">
            <text:p>$178,767.65</text:p>
          </table:table-cell>
          <table:table-cell/>
        </table:table-row>
        <table:table-row table:style-name="ro1">
          <table:table-cell table:style-name="ce5" office:value-type="string" calcext:value-type="string">
            <text:p>7/2/2015</text:p>
          </table:table-cell>
          <table:table-cell table:style-name="ce6" office:value-type="time" office:time-value="PT19H10M56S" calcext:value-type="time">
            <text:p>19:10: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031]-[.J1031]" office:value-type="currency" office:currency="CAD" office:value="1.44" calcext:value-type="currency">
            <text:p>$1.44</text:p>
          </table:table-cell>
          <table:table-cell table:style-name="ce3" table:formula="of:=[.L1031]+[.K103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031]+[.N1030]" office:value-type="currency" office:currency="CAD" office:value="178804.750000001" calcext:value-type="currency">
            <text:p>$178,804.75</text:p>
          </table:table-cell>
          <table:table-cell/>
        </table:table-row>
        <table:table-row table:style-name="ro1">
          <table:table-cell table:style-name="ce5" office:value-type="string" calcext:value-type="string">
            <text:p>7/2/2015</text:p>
          </table:table-cell>
          <table:table-cell table:style-name="ce6" office:value-type="time" office:time-value="PT19H10M58S" calcext:value-type="time">
            <text:p>19:1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32]-[.J1032]" office:value-type="currency" office:currency="CAD" office:value="0.899999999999999" calcext:value-type="currency">
            <text:p>$0.90</text:p>
          </table:table-cell>
          <table:table-cell table:style-name="ce3" table:formula="of:=[.L1032]+[.K10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32]+[.N1031]" office:value-type="currency" office:currency="CAD" office:value="178827.820000001" calcext:value-type="currency">
            <text:p>$178,827.82</text:p>
          </table:table-cell>
          <table:table-cell/>
        </table:table-row>
        <table:table-row table:style-name="ro1">
          <table:table-cell table:style-name="ce5" office:value-type="string" calcext:value-type="string">
            <text:p>7/2/2015</text:p>
          </table:table-cell>
          <table:table-cell table:style-name="ce6" office:value-type="time" office:time-value="PT19H11M01S" calcext:value-type="time">
            <text:p>19:1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33]-[.J1033]" office:value-type="currency" office:currency="CAD" office:value="5.40000000000001" calcext:value-type="currency">
            <text:p>$5.40</text:p>
          </table:table-cell>
          <table:table-cell table:style-name="ce3" table:formula="of:=[.L1033]+[.K103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33]+[.N1032]" office:value-type="currency" office:currency="CAD" office:value="178967.770000001" calcext:value-type="currency">
            <text:p>$178,967.77</text:p>
          </table:table-cell>
          <table:table-cell/>
        </table:table-row>
        <table:table-row table:style-name="ro1">
          <table:table-cell table:style-name="ce5" office:value-type="string" calcext:value-type="string">
            <text:p>7/2/2015</text:p>
          </table:table-cell>
          <table:table-cell table:style-name="ce6" office:value-type="time" office:time-value="PT19H11M04S" calcext:value-type="time">
            <text:p>19:1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34]-[.J1034]" office:value-type="currency" office:currency="CAD" office:value="0.18" calcext:value-type="currency">
            <text:p>$0.18</text:p>
          </table:table-cell>
          <table:table-cell table:style-name="ce3" table:formula="of:=[.L1034]+[.K103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34]+[.N1033]" office:value-type="currency" office:currency="CAD" office:value="178972.140000001" calcext:value-type="currency">
            <text:p>$178,972.14</text:p>
          </table:table-cell>
          <table:table-cell/>
        </table:table-row>
        <table:table-row table:style-name="ro1">
          <table:table-cell table:style-name="ce5" office:value-type="string" calcext:value-type="string">
            <text:p>7/2/2015</text:p>
          </table:table-cell>
          <table:table-cell table:style-name="ce6" office:value-type="time" office:time-value="PT19H11M07S" calcext:value-type="time">
            <text:p>19:11: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25" calcext:value-type="currency">
            <text:p>$225.00</text:p>
          </table:table-cell>
          <table:table-cell table:style-name="ce3" table:formula="of:=[.H1035]-[.J1035]" office:value-type="currency" office:currency="CAD" office:value="8.09999999999999" calcext:value-type="currency">
            <text:p>$8.10</text:p>
          </table:table-cell>
          <table:table-cell table:style-name="ce3" table:formula="of:=[.L1035]+[.K1035]" office:value-type="currency" office:currency="CAD" office:value="216.9" calcext:value-type="currency">
            <text:p>$216.90</text:p>
          </table:table-cell>
          <table:table-cell table:style-name="ce3" office:value-type="currency" office:currency="CAD" office:value="6.83" calcext:value-type="currency">
            <text:p>$6.83</text:p>
          </table:table-cell>
          <table:table-cell office:value-type="currency" office:currency="CAD" office:value="210.07" calcext:value-type="currency">
            <text:p>$210.07</text:p>
          </table:table-cell>
          <table:table-cell/>
          <table:table-cell table:style-name="ce3" table:formula="of:=[.L1035]+[.N1034]" office:value-type="currency" office:currency="CAD" office:value="179182.210000001" calcext:value-type="currency">
            <text:p>$179,182.21</text:p>
          </table:table-cell>
          <table:table-cell/>
        </table:table-row>
        <table:table-row table:style-name="ro1">
          <table:table-cell table:style-name="ce5" office:value-type="string" calcext:value-type="string">
            <text:p>7/2/2015</text:p>
          </table:table-cell>
          <table:table-cell table:style-name="ce6" office:value-type="time" office:time-value="PT19H11M10S" calcext:value-type="time">
            <text:p>19:11: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6]-[.J1036]" office:value-type="currency" office:currency="CAD" office:value="3.59999999999999" calcext:value-type="currency">
            <text:p>$3.60</text:p>
          </table:table-cell>
          <table:table-cell table:style-name="ce3" table:formula="of:=[.L1036]+[.K10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6]+[.N1035]" office:value-type="currency" office:currency="CAD" office:value="179275.410000001" calcext:value-type="currency">
            <text:p>$179,275.41</text:p>
          </table:table-cell>
          <table:table-cell/>
        </table:table-row>
        <table:table-row table:style-name="ro1">
          <table:table-cell table:style-name="ce5" office:value-type="string" calcext:value-type="string">
            <text:p>7/2/2015</text:p>
          </table:table-cell>
          <table:table-cell table:style-name="ce6" office:value-type="time" office:time-value="PT19H11M13S" calcext:value-type="time">
            <text:p>19:11: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7]-[.J1037]" office:value-type="currency" office:currency="CAD" office:value="3.59999999999999" calcext:value-type="currency">
            <text:p>$3.60</text:p>
          </table:table-cell>
          <table:table-cell table:style-name="ce3" table:formula="of:=[.L1037]+[.K10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7]+[.N1036]" office:value-type="currency" office:currency="CAD" office:value="179368.610000001" calcext:value-type="currency">
            <text:p>$179,368.61</text:p>
          </table:table-cell>
          <table:table-cell/>
        </table:table-row>
        <table:table-row table:style-name="ro1">
          <table:table-cell table:style-name="ce5" office:value-type="string" calcext:value-type="string">
            <text:p>7/2/2015</text:p>
          </table:table-cell>
          <table:table-cell table:style-name="ce6" office:value-type="time" office:time-value="PT19H11M15S" calcext:value-type="time">
            <text:p>19:1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8]-[.J1038]" office:value-type="currency" office:currency="CAD" office:value="3.59999999999999" calcext:value-type="currency">
            <text:p>$3.60</text:p>
          </table:table-cell>
          <table:table-cell table:style-name="ce3" table:formula="of:=[.L1038]+[.K10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8]+[.N1037]" office:value-type="currency" office:currency="CAD" office:value="179461.810000001" calcext:value-type="currency">
            <text:p>$179,461.81</text:p>
          </table:table-cell>
          <table:table-cell/>
        </table:table-row>
        <table:table-row table:style-name="ro1">
          <table:table-cell table:style-name="ce5" office:value-type="string" calcext:value-type="string">
            <text:p>7/2/2015</text:p>
          </table:table-cell>
          <table:table-cell table:style-name="ce6" office:value-type="time" office:time-value="PT19H11M18S" calcext:value-type="time">
            <text:p>19:1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9]-[.J1039]" office:value-type="currency" office:currency="CAD" office:value="3.59999999999999" calcext:value-type="currency">
            <text:p>$3.60</text:p>
          </table:table-cell>
          <table:table-cell table:style-name="ce3" table:formula="of:=[.L1039]+[.K10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9]+[.N1038]" office:value-type="currency" office:currency="CAD" office:value="179555.010000001" calcext:value-type="currency">
            <text:p>$179,555.01</text:p>
          </table:table-cell>
          <table:table-cell/>
        </table:table-row>
        <table:table-row table:style-name="ro1">
          <table:table-cell table:style-name="ce5" office:value-type="string" calcext:value-type="string">
            <text:p>7/2/2015</text:p>
          </table:table-cell>
          <table:table-cell table:style-name="ce6" office:value-type="time" office:time-value="PT19H11M21S" calcext:value-type="time">
            <text:p>19:1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40]-[.J1040]" office:value-type="currency" office:currency="CAD" office:value="0.720000000000002" calcext:value-type="currency">
            <text:p>$0.72</text:p>
          </table:table-cell>
          <table:table-cell table:style-name="ce3" table:formula="of:=[.L1040]+[.K104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40]+[.N1039]" office:value-type="currency" office:currency="CAD" office:value="179573.410000001" calcext:value-type="currency">
            <text:p>$179,573.41</text:p>
          </table:table-cell>
          <table:table-cell/>
        </table:table-row>
        <table:table-row table:style-name="ro1">
          <table:table-cell table:style-name="ce5" office:value-type="string" calcext:value-type="string">
            <text:p>7/2/2015</text:p>
          </table:table-cell>
          <table:table-cell table:style-name="ce6" office:value-type="time" office:time-value="PT19H11M24S" calcext:value-type="time">
            <text:p>19:1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1]-[.J1041]" office:value-type="currency" office:currency="CAD" office:value="3.59999999999999" calcext:value-type="currency">
            <text:p>$3.60</text:p>
          </table:table-cell>
          <table:table-cell table:style-name="ce3" table:formula="of:=[.L1041]+[.K10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1]+[.N1040]" office:value-type="currency" office:currency="CAD" office:value="179666.610000001" calcext:value-type="currency">
            <text:p>$179,666.61</text:p>
          </table:table-cell>
          <table:table-cell/>
        </table:table-row>
        <table:table-row table:style-name="ro1">
          <table:table-cell table:style-name="ce5" office:value-type="string" calcext:value-type="string">
            <text:p>7/2/2015</text:p>
          </table:table-cell>
          <table:table-cell table:style-name="ce6" office:value-type="time" office:time-value="PT19H11M27S" calcext:value-type="time">
            <text:p>19:1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42]-[.J1042]" office:value-type="currency" office:currency="CAD" office:value="0.720000000000002" calcext:value-type="currency">
            <text:p>$0.72</text:p>
          </table:table-cell>
          <table:table-cell table:style-name="ce3" table:formula="of:=[.L1042]+[.K10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42]+[.N1041]" office:value-type="currency" office:currency="CAD" office:value="179685.010000001" calcext:value-type="currency">
            <text:p>$179,685.01</text:p>
          </table:table-cell>
          <table:table-cell/>
        </table:table-row>
        <table:table-row table:style-name="ro1">
          <table:table-cell table:style-name="ce5" office:value-type="string" calcext:value-type="string">
            <text:p>7/2/2015</text:p>
          </table:table-cell>
          <table:table-cell table:style-name="ce6" office:value-type="time" office:time-value="PT19H11M30S" calcext:value-type="time">
            <text:p>19:1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43]-[.J1043]" office:value-type="currency" office:currency="CAD" office:value="0.18" calcext:value-type="currency">
            <text:p>$0.18</text:p>
          </table:table-cell>
          <table:table-cell table:style-name="ce3" table:formula="of:=[.L1043]+[.K104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43]+[.N1042]" office:value-type="currency" office:currency="CAD" office:value="179689.380000001" calcext:value-type="currency">
            <text:p>$179,689.38</text:p>
          </table:table-cell>
          <table:table-cell/>
        </table:table-row>
        <table:table-row table:style-name="ro1">
          <table:table-cell table:style-name="ce5" office:value-type="string" calcext:value-type="string">
            <text:p>7/2/2015</text:p>
          </table:table-cell>
          <table:table-cell table:style-name="ce6" office:value-type="time" office:time-value="PT19H11M32S" calcext:value-type="time">
            <text:p>19:1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4]-[.J1044]" office:value-type="currency" office:currency="CAD" office:value="3.59999999999999" calcext:value-type="currency">
            <text:p>$3.60</text:p>
          </table:table-cell>
          <table:table-cell table:style-name="ce3" table:formula="of:=[.L1044]+[.K104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4]+[.N1043]" office:value-type="currency" office:currency="CAD" office:value="179782.580000001" calcext:value-type="currency">
            <text:p>$179,782.58</text:p>
          </table:table-cell>
          <table:table-cell/>
        </table:table-row>
        <table:table-row table:style-name="ro1">
          <table:table-cell table:style-name="ce5" office:value-type="string" calcext:value-type="string">
            <text:p>7/2/2015</text:p>
          </table:table-cell>
          <table:table-cell table:style-name="ce6" office:value-type="time" office:time-value="PT19H11M35S" calcext:value-type="time">
            <text:p>19:1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45]-[.J1045]" office:value-type="currency" office:currency="CAD" office:value="1.8" calcext:value-type="currency">
            <text:p>$1.80</text:p>
          </table:table-cell>
          <table:table-cell table:style-name="ce3" table:formula="of:=[.L1045]+[.K10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45]+[.N1044]" office:value-type="currency" office:currency="CAD" office:value="179829.030000001" calcext:value-type="currency">
            <text:p>$179,829.03</text:p>
          </table:table-cell>
          <table:table-cell/>
        </table:table-row>
        <table:table-row table:style-name="ro1">
          <table:table-cell table:style-name="ce5" office:value-type="string" calcext:value-type="string">
            <text:p>7/2/2015</text:p>
          </table:table-cell>
          <table:table-cell table:style-name="ce6" office:value-type="time" office:time-value="PT19H11M38S" calcext:value-type="time">
            <text:p>19:1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1046]-[.J1046]" office:value-type="currency" office:currency="CAD" office:value="10.8" calcext:value-type="currency">
            <text:p>$10.80</text:p>
          </table:table-cell>
          <table:table-cell table:style-name="ce3" table:formula="of:=[.L1046]+[.K104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1046]+[.N1045]" office:value-type="currency" office:currency="CAD" office:value="180109.230000001" calcext:value-type="currency">
            <text:p>$180,109.23</text:p>
          </table:table-cell>
          <table:table-cell/>
        </table:table-row>
        <table:table-row table:style-name="ro1">
          <table:table-cell table:style-name="ce5" office:value-type="string" calcext:value-type="string">
            <text:p>7/2/2015</text:p>
          </table:table-cell>
          <table:table-cell table:style-name="ce6" office:value-type="time" office:time-value="PT19H11M41S" calcext:value-type="time">
            <text:p>19:1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7]-[.J1047]" office:value-type="currency" office:currency="CAD" office:value="3.59999999999999" calcext:value-type="currency">
            <text:p>$3.60</text:p>
          </table:table-cell>
          <table:table-cell table:style-name="ce3" table:formula="of:=[.L1047]+[.K10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7]+[.N1046]" office:value-type="currency" office:currency="CAD" office:value="180202.430000001" calcext:value-type="currency">
            <text:p>$180,202.43</text:p>
          </table:table-cell>
          <table:table-cell/>
        </table:table-row>
        <table:table-row table:style-name="ro1">
          <table:table-cell table:style-name="ce5" office:value-type="string" calcext:value-type="string">
            <text:p>7/2/2015</text:p>
          </table:table-cell>
          <table:table-cell table:style-name="ce6" office:value-type="time" office:time-value="PT19H11M44S" calcext:value-type="time">
            <text:p>19:1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1048]-[.J1048]" office:value-type="currency" office:currency="CAD" office:value="2.7" calcext:value-type="currency">
            <text:p>$2.70</text:p>
          </table:table-cell>
          <table:table-cell table:style-name="ce3" table:formula="of:=[.L1048]+[.K104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1048]+[.N1047]" office:value-type="currency" office:currency="CAD" office:value="180272.250000001" calcext:value-type="currency">
            <text:p>$180,272.25</text:p>
          </table:table-cell>
          <table:table-cell/>
        </table:table-row>
        <table:table-row table:style-name="ro1">
          <table:table-cell table:style-name="ce5" office:value-type="string" calcext:value-type="string">
            <text:p>7/2/2015</text:p>
          </table:table-cell>
          <table:table-cell table:style-name="ce6" office:value-type="time" office:time-value="PT19H11M46S" calcext:value-type="time">
            <text:p>19:1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49]-[.J1049]" office:value-type="currency" office:currency="CAD" office:value="0.359999999999999" calcext:value-type="currency">
            <text:p>$0.36</text:p>
          </table:table-cell>
          <table:table-cell table:style-name="ce3" table:formula="of:=[.L1049]+[.K104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49]+[.N1048]" office:value-type="currency" office:currency="CAD" office:value="180281.300000001" calcext:value-type="currency">
            <text:p>$180,281.30</text:p>
          </table:table-cell>
          <table:table-cell/>
        </table:table-row>
        <table:table-row table:style-name="ro1">
          <table:table-cell table:style-name="ce5" office:value-type="string" calcext:value-type="string">
            <text:p>7/2/2015</text:p>
          </table:table-cell>
          <table:table-cell table:style-name="ce6" office:value-type="time" office:time-value="PT19H11M50S" calcext:value-type="time">
            <text:p>19:1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50]-[.J1050]" office:value-type="currency" office:currency="CAD" office:value="7.20000000000002" calcext:value-type="currency">
            <text:p>$7.20</text:p>
          </table:table-cell>
          <table:table-cell table:style-name="ce3" table:formula="of:=[.L1050]+[.K105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50]+[.N1049]" office:value-type="currency" office:currency="CAD" office:value="180468.000000001" calcext:value-type="currency">
            <text:p>$180,468.00</text:p>
          </table:table-cell>
          <table:table-cell/>
        </table:table-row>
        <table:table-row table:style-name="ro1">
          <table:table-cell table:style-name="ce5" office:value-type="string" calcext:value-type="string">
            <text:p>7/2/2015</text:p>
          </table:table-cell>
          <table:table-cell table:style-name="ce6" office:value-type="time" office:time-value="PT19H11M53S" calcext:value-type="time">
            <text:p>19:11: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51]-[.J1051]" office:value-type="currency" office:currency="CAD" office:value="0.899999999999999" calcext:value-type="currency">
            <text:p>$0.90</text:p>
          </table:table-cell>
          <table:table-cell table:style-name="ce3" table:formula="of:=[.L1051]+[.K10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51]+[.N1050]" office:value-type="currency" office:currency="CAD" office:value="180491.070000001" calcext:value-type="currency">
            <text:p>$180,491.07</text:p>
          </table:table-cell>
          <table:table-cell/>
        </table:table-row>
        <table:table-row table:style-name="ro1">
          <table:table-cell table:style-name="ce5" office:value-type="string" calcext:value-type="string">
            <text:p>7/2/2015</text:p>
          </table:table-cell>
          <table:table-cell table:style-name="ce6" office:value-type="time" office:time-value="PT19H11M56S" calcext:value-type="time">
            <text:p>19:1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52]-[.J1052]" office:value-type="currency" office:currency="CAD" office:value="0.04" calcext:value-type="currency">
            <text:p>$0.04</text:p>
          </table:table-cell>
          <table:table-cell table:style-name="ce3" table:formula="of:=[.L1052]+[.K105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52]+[.N1051]" office:value-type="currency" office:currency="CAD" office:value="180491.700000001" calcext:value-type="currency">
            <text:p>$180,491.70</text:p>
          </table:table-cell>
          <table:table-cell/>
        </table:table-row>
        <table:table-row table:style-name="ro1">
          <table:table-cell table:style-name="ce5" office:value-type="string" calcext:value-type="string">
            <text:p>7/2/2015</text:p>
          </table:table-cell>
          <table:table-cell table:style-name="ce6" office:value-type="time" office:time-value="PT19H11M58S" calcext:value-type="time">
            <text:p>19:1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 calcext:value-type="currency">
            <text:p>$16.00</text:p>
          </table:table-cell>
          <table:table-cell table:style-name="ce3" table:formula="of:=[.H1053]-[.J1053]" office:value-type="currency" office:currency="CAD" office:value="0.58" calcext:value-type="currency">
            <text:p>$0.58</text:p>
          </table:table-cell>
          <table:table-cell table:style-name="ce3" table:formula="of:=[.L1053]+[.K1053]" office:value-type="currency" office:currency="CAD" office:value="15.42" calcext:value-type="currency">
            <text:p>$15.42</text:p>
          </table:table-cell>
          <table:table-cell table:style-name="ce3" office:value-type="currency" office:currency="CAD" office:value="0.76" calcext:value-type="currency">
            <text:p>$0.76</text:p>
          </table:table-cell>
          <table:table-cell office:value-type="currency" office:currency="CAD" office:value="14.66" calcext:value-type="currency">
            <text:p>$14.66</text:p>
          </table:table-cell>
          <table:table-cell/>
          <table:table-cell table:style-name="ce3" table:formula="of:=[.L1053]+[.N1052]" office:value-type="currency" office:currency="CAD" office:value="180506.360000001" calcext:value-type="currency">
            <text:p>$180,506.36</text:p>
          </table:table-cell>
          <table:table-cell/>
        </table:table-row>
        <table:table-row table:style-name="ro1">
          <table:table-cell table:style-name="ce5" office:value-type="string" calcext:value-type="string">
            <text:p>7/2/2015</text:p>
          </table:table-cell>
          <table:table-cell table:style-name="ce6" office:value-type="time" office:time-value="PT19H12M01S" calcext:value-type="time">
            <text:p>19:1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54]-[.J1054]" office:value-type="currency" office:currency="CAD" office:value="0.18" calcext:value-type="currency">
            <text:p>$0.18</text:p>
          </table:table-cell>
          <table:table-cell table:style-name="ce3" table:formula="of:=[.L1054]+[.K10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54]+[.N1053]" office:value-type="currency" office:currency="CAD" office:value="180510.730000001" calcext:value-type="currency">
            <text:p>$180,510.73</text:p>
          </table:table-cell>
          <table:table-cell/>
        </table:table-row>
        <table:table-row table:style-name="ro1">
          <table:table-cell table:style-name="ce5" office:value-type="string" calcext:value-type="string">
            <text:p>7/2/2015</text:p>
          </table:table-cell>
          <table:table-cell table:style-name="ce6" office:value-type="time" office:time-value="PT19H12M04S" calcext:value-type="time">
            <text:p>19:1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55]-[.J1055]" office:value-type="currency" office:currency="CAD" office:value="0.720000000000002" calcext:value-type="currency">
            <text:p>$0.72</text:p>
          </table:table-cell>
          <table:table-cell table:style-name="ce3" table:formula="of:=[.L1055]+[.K10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55]+[.N1054]" office:value-type="currency" office:currency="CAD" office:value="180529.130000001" calcext:value-type="currency">
            <text:p>$180,529.13</text:p>
          </table:table-cell>
          <table:table-cell/>
        </table:table-row>
        <table:table-row table:style-name="ro1">
          <table:table-cell table:style-name="ce5" office:value-type="string" calcext:value-type="string">
            <text:p>7/2/2015</text:p>
          </table:table-cell>
          <table:table-cell table:style-name="ce6" office:value-type="time" office:time-value="PT19H12M07S" calcext:value-type="time">
            <text:p>19:1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56]-[.J1056]" office:value-type="currency" office:currency="CAD" office:value="3.59999999999999" calcext:value-type="currency">
            <text:p>$3.60</text:p>
          </table:table-cell>
          <table:table-cell table:style-name="ce3" table:formula="of:=[.L1056]+[.K10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56]+[.N1055]" office:value-type="currency" office:currency="CAD" office:value="180622.330000001" calcext:value-type="currency">
            <text:p>$180,622.33</text:p>
          </table:table-cell>
          <table:table-cell/>
        </table:table-row>
        <table:table-row table:style-name="ro1">
          <table:table-cell table:style-name="ce5" office:value-type="string" calcext:value-type="string">
            <text:p>7/2/2015</text:p>
          </table:table-cell>
          <table:table-cell table:style-name="ce6" office:value-type="time" office:time-value="PT19H12M10S" calcext:value-type="time">
            <text:p>19:1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57]-[.J1057]" office:value-type="currency" office:currency="CAD" office:value="0.720000000000002" calcext:value-type="currency">
            <text:p>$0.72</text:p>
          </table:table-cell>
          <table:table-cell table:style-name="ce3" table:formula="of:=[.L1057]+[.K10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57]+[.N1056]" office:value-type="currency" office:currency="CAD" office:value="180640.730000001" calcext:value-type="currency">
            <text:p>$180,640.73</text:p>
          </table:table-cell>
          <table:table-cell/>
        </table:table-row>
        <table:table-row table:style-name="ro1">
          <table:table-cell table:style-name="ce5" office:value-type="string" calcext:value-type="string">
            <text:p>7/2/2015</text:p>
          </table:table-cell>
          <table:table-cell table:style-name="ce6" office:value-type="time" office:time-value="PT19H12M13S" calcext:value-type="time">
            <text:p>19:1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58]-[.J1058]" office:value-type="currency" office:currency="CAD" office:value="0.04" calcext:value-type="currency">
            <text:p>$0.04</text:p>
          </table:table-cell>
          <table:table-cell table:style-name="ce3" table:formula="of:=[.L1058]+[.K1058]"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58]+[.N1057]" office:value-type="currency" office:currency="CAD" office:value="180641.360000001" calcext:value-type="currency">
            <text:p>$180,641.36</text:p>
          </table:table-cell>
          <table:table-cell/>
        </table:table-row>
        <table:table-row table:style-name="ro1">
          <table:table-cell table:style-name="ce5" office:value-type="string" calcext:value-type="string">
            <text:p>7/2/2015</text:p>
          </table:table-cell>
          <table:table-cell table:style-name="ce6" office:value-type="time" office:time-value="PT19H12M16S" calcext:value-type="time">
            <text:p>19:1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59]-[.J1059]" office:value-type="currency" office:currency="CAD" office:value="0.359999999999999" calcext:value-type="currency">
            <text:p>$0.36</text:p>
          </table:table-cell>
          <table:table-cell table:style-name="ce3" table:formula="of:=[.L1059]+[.K105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59]+[.N1058]" office:value-type="currency" office:currency="CAD" office:value="180650.410000001" calcext:value-type="currency">
            <text:p>$180,650.41</text:p>
          </table:table-cell>
          <table:table-cell/>
        </table:table-row>
        <table:table-row table:style-name="ro1">
          <table:table-cell table:style-name="ce5" office:value-type="string" calcext:value-type="string">
            <text:p>7/2/2015</text:p>
          </table:table-cell>
          <table:table-cell table:style-name="ce6" office:value-type="time" office:time-value="PT19H12M19S" calcext:value-type="time">
            <text:p>19:1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3" calcext:value-type="currency">
            <text:p>$23.00</text:p>
          </table:table-cell>
          <table:table-cell table:style-name="ce3" table:formula="of:=[.H1060]-[.J1060]" office:value-type="currency" office:currency="CAD" office:value="0.830000000000002" calcext:value-type="currency">
            <text:p>$0.83</text:p>
          </table:table-cell>
          <table:table-cell table:style-name="ce3" table:formula="of:=[.L1060]+[.K1060]" office:value-type="currency" office:currency="CAD" office:value="22.17" calcext:value-type="currency">
            <text:p>$22.17</text:p>
          </table:table-cell>
          <table:table-cell table:style-name="ce3" office:value-type="currency" office:currency="CAD" office:value="0.97" calcext:value-type="currency">
            <text:p>$0.97</text:p>
          </table:table-cell>
          <table:table-cell office:value-type="currency" office:currency="CAD" office:value="21.2" calcext:value-type="currency">
            <text:p>$21.20</text:p>
          </table:table-cell>
          <table:table-cell/>
          <table:table-cell table:style-name="ce3" table:formula="of:=[.L1060]+[.N1059]" office:value-type="currency" office:currency="CAD" office:value="180671.610000001" calcext:value-type="currency">
            <text:p>$180,671.61</text:p>
          </table:table-cell>
          <table:table-cell/>
        </table:table-row>
        <table:table-row table:style-name="ro1">
          <table:table-cell table:style-name="ce5" office:value-type="string" calcext:value-type="string">
            <text:p>7/2/2015</text:p>
          </table:table-cell>
          <table:table-cell table:style-name="ce6" office:value-type="time" office:time-value="PT19H12M22S" calcext:value-type="time">
            <text:p>19:1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61]-[.J1061]" office:value-type="currency" office:currency="CAD" office:value="7.20000000000002" calcext:value-type="currency">
            <text:p>$7.20</text:p>
          </table:table-cell>
          <table:table-cell table:style-name="ce3" table:formula="of:=[.L1061]+[.K106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61]+[.N1060]" office:value-type="currency" office:currency="CAD" office:value="180858.310000001" calcext:value-type="currency">
            <text:p>$180,858.31</text:p>
          </table:table-cell>
          <table:table-cell/>
        </table:table-row>
        <table:table-row table:style-name="ro1">
          <table:table-cell table:style-name="ce5" office:value-type="string" calcext:value-type="string">
            <text:p>7/2/2015</text:p>
          </table:table-cell>
          <table:table-cell table:style-name="ce6" office:value-type="time" office:time-value="PT19H12M24S" calcext:value-type="time">
            <text:p>19:1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2]-[.J1062]" office:value-type="currency" office:currency="CAD" office:value="1.8" calcext:value-type="currency">
            <text:p>$1.80</text:p>
          </table:table-cell>
          <table:table-cell table:style-name="ce3" table:formula="of:=[.L1062]+[.K106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2]+[.N1061]" office:value-type="currency" office:currency="CAD" office:value="180904.760000001" calcext:value-type="currency">
            <text:p>$180,904.76</text:p>
          </table:table-cell>
          <table:table-cell/>
        </table:table-row>
        <table:table-row table:style-name="ro1">
          <table:table-cell table:style-name="ce5" office:value-type="string" calcext:value-type="string">
            <text:p>7/2/2015</text:p>
          </table:table-cell>
          <table:table-cell table:style-name="ce6" office:value-type="time" office:time-value="PT19H12M27S" calcext:value-type="time">
            <text:p>19:1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63]-[.J1063]" office:value-type="currency" office:currency="CAD" office:value="3.59999999999999" calcext:value-type="currency">
            <text:p>$3.60</text:p>
          </table:table-cell>
          <table:table-cell table:style-name="ce3" table:formula="of:=[.L1063]+[.K10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63]+[.N1062]" office:value-type="currency" office:currency="CAD" office:value="180997.960000001" calcext:value-type="currency">
            <text:p>$180,997.96</text:p>
          </table:table-cell>
          <table:table-cell/>
        </table:table-row>
        <table:table-row table:style-name="ro1">
          <table:table-cell table:style-name="ce5" office:value-type="string" calcext:value-type="string">
            <text:p>7/2/2015</text:p>
          </table:table-cell>
          <table:table-cell table:style-name="ce6" office:value-type="time" office:time-value="PT19H12M30S" calcext:value-type="time">
            <text:p>19:1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64]-[.J1064]" office:value-type="currency" office:currency="CAD" office:value="0.25" calcext:value-type="currency">
            <text:p>$0.25</text:p>
          </table:table-cell>
          <table:table-cell table:style-name="ce3" table:formula="of:=[.L1064]+[.K1064]"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64]+[.N1063]" office:value-type="currency" office:currency="CAD" office:value="181004.210000001" calcext:value-type="currency">
            <text:p>$181,004.21</text:p>
          </table:table-cell>
          <table:table-cell/>
        </table:table-row>
        <table:table-row table:style-name="ro1">
          <table:table-cell table:style-name="ce5" office:value-type="string" calcext:value-type="string">
            <text:p>7/2/2015</text:p>
          </table:table-cell>
          <table:table-cell table:style-name="ce6" office:value-type="time" office:time-value="PT19H12M33S" calcext:value-type="time">
            <text:p>19:1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65]-[.J1065]" office:value-type="currency" office:currency="CAD" office:value="0.899999999999999" calcext:value-type="currency">
            <text:p>$0.90</text:p>
          </table:table-cell>
          <table:table-cell table:style-name="ce3" table:formula="of:=[.L1065]+[.K10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65]+[.N1064]" office:value-type="currency" office:currency="CAD" office:value="181027.280000001" calcext:value-type="currency">
            <text:p>$181,027.28</text:p>
          </table:table-cell>
          <table:table-cell/>
        </table:table-row>
        <table:table-row table:style-name="ro1">
          <table:table-cell table:style-name="ce5" office:value-type="string" calcext:value-type="string">
            <text:p>7/2/2015</text:p>
          </table:table-cell>
          <table:table-cell table:style-name="ce6" office:value-type="time" office:time-value="PT19H12M36S" calcext:value-type="time">
            <text:p>19:1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66]-[.J1066]" office:value-type="currency" office:currency="CAD" office:value="0.720000000000002" calcext:value-type="currency">
            <text:p>$0.72</text:p>
          </table:table-cell>
          <table:table-cell table:style-name="ce3" table:formula="of:=[.L1066]+[.K106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66]+[.N1065]" office:value-type="currency" office:currency="CAD" office:value="181045.680000001" calcext:value-type="currency">
            <text:p>$181,045.68</text:p>
          </table:table-cell>
          <table:table-cell/>
        </table:table-row>
        <table:table-row table:style-name="ro1">
          <table:table-cell table:style-name="ce5" office:value-type="string" calcext:value-type="string">
            <text:p>7/2/2015</text:p>
          </table:table-cell>
          <table:table-cell table:style-name="ce6" office:value-type="time" office:time-value="PT19H12M39S" calcext:value-type="time">
            <text:p>19:1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7]-[.J1067]" office:value-type="currency" office:currency="CAD" office:value="1.8" calcext:value-type="currency">
            <text:p>$1.80</text:p>
          </table:table-cell>
          <table:table-cell table:style-name="ce3" table:formula="of:=[.L1067]+[.K10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7]+[.N1066]" office:value-type="currency" office:currency="CAD" office:value="181092.130000001" calcext:value-type="currency">
            <text:p>$181,092.13</text:p>
          </table:table-cell>
          <table:table-cell/>
        </table:table-row>
        <table:table-row table:style-name="ro1">
          <table:table-cell table:style-name="ce5" office:value-type="string" calcext:value-type="string">
            <text:p>7/2/2015</text:p>
          </table:table-cell>
          <table:table-cell table:style-name="ce6" office:value-type="time" office:time-value="PT19H12M43S" calcext:value-type="time">
            <text:p>19:1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8]-[.J1068]" office:value-type="currency" office:currency="CAD" office:value="1.8" calcext:value-type="currency">
            <text:p>$1.80</text:p>
          </table:table-cell>
          <table:table-cell table:style-name="ce3" table:formula="of:=[.L1068]+[.K10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8]+[.N1067]" office:value-type="currency" office:currency="CAD" office:value="181138.580000001" calcext:value-type="currency">
            <text:p>$181,138.58</text:p>
          </table:table-cell>
          <table:table-cell/>
        </table:table-row>
        <table:table-row table:style-name="ro1">
          <table:table-cell table:style-name="ce5" office:value-type="string" calcext:value-type="string">
            <text:p>7/2/2015</text:p>
          </table:table-cell>
          <table:table-cell table:style-name="ce6" office:value-type="time" office:time-value="PT19H12M46S" calcext:value-type="time">
            <text:p>19:1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69]-[.J1069]" office:value-type="currency" office:currency="CAD" office:value="3.59999999999999" calcext:value-type="currency">
            <text:p>$3.60</text:p>
          </table:table-cell>
          <table:table-cell table:style-name="ce3" table:formula="of:=[.L1069]+[.K10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69]+[.N1068]" office:value-type="currency" office:currency="CAD" office:value="181231.780000001" calcext:value-type="currency">
            <text:p>$181,231.78</text:p>
          </table:table-cell>
          <table:table-cell/>
        </table:table-row>
        <table:table-row table:style-name="ro1">
          <table:table-cell table:style-name="ce5" office:value-type="string" calcext:value-type="string">
            <text:p>7/2/2015</text:p>
          </table:table-cell>
          <table:table-cell table:style-name="ce6" office:value-type="time" office:time-value="PT19H12M48S" calcext:value-type="time">
            <text:p>19:1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0]-[.J1070]" office:value-type="currency" office:currency="CAD" office:value="3.59999999999999" calcext:value-type="currency">
            <text:p>$3.60</text:p>
          </table:table-cell>
          <table:table-cell table:style-name="ce3" table:formula="of:=[.L1070]+[.K10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0]+[.N1069]" office:value-type="currency" office:currency="CAD" office:value="181324.980000001" calcext:value-type="currency">
            <text:p>$181,324.98</text:p>
          </table:table-cell>
          <table:table-cell/>
        </table:table-row>
        <table:table-row table:style-name="ro1">
          <table:table-cell table:style-name="ce5" office:value-type="string" calcext:value-type="string">
            <text:p>7/2/2015</text:p>
          </table:table-cell>
          <table:table-cell table:style-name="ce6" office:value-type="time" office:time-value="PT19H12M52S" calcext:value-type="time">
            <text:p>19:12: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71]-[.J1071]" office:value-type="currency" office:currency="CAD" office:value="0.18" calcext:value-type="currency">
            <text:p>$0.18</text:p>
          </table:table-cell>
          <table:table-cell table:style-name="ce3" table:formula="of:=[.L1071]+[.K107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71]+[.N1070]" office:value-type="currency" office:currency="CAD" office:value="181329.350000001" calcext:value-type="currency">
            <text:p>$181,329.35</text:p>
          </table:table-cell>
          <table:table-cell/>
        </table:table-row>
        <table:table-row table:style-name="ro1">
          <table:table-cell table:style-name="ce5" office:value-type="string" calcext:value-type="string">
            <text:p>7/2/2015</text:p>
          </table:table-cell>
          <table:table-cell table:style-name="ce6" office:value-type="time" office:time-value="PT19H12M55S" calcext:value-type="time">
            <text:p>19:12: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072]-[.J1072]" office:value-type="currency" office:currency="CAD" office:value="0.539999999999999" calcext:value-type="currency">
            <text:p>$0.54</text:p>
          </table:table-cell>
          <table:table-cell table:style-name="ce3" table:formula="of:=[.L1072]+[.K107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072]+[.N1071]" office:value-type="currency" office:currency="CAD" office:value="181343.070000001" calcext:value-type="currency">
            <text:p>$181,343.07</text:p>
          </table:table-cell>
          <table:table-cell/>
        </table:table-row>
        <table:table-row table:style-name="ro1">
          <table:table-cell table:style-name="ce5" office:value-type="string" calcext:value-type="string">
            <text:p>7/2/2015</text:p>
          </table:table-cell>
          <table:table-cell table:style-name="ce6" office:value-type="time" office:time-value="PT19H12M58S" calcext:value-type="time">
            <text:p>19:12: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73]-[.J1073]" office:value-type="currency" office:currency="CAD" office:value="0.899999999999999" calcext:value-type="currency">
            <text:p>$0.90</text:p>
          </table:table-cell>
          <table:table-cell table:style-name="ce3" table:formula="of:=[.L1073]+[.K10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73]+[.N1072]" office:value-type="currency" office:currency="CAD" office:value="181366.140000001" calcext:value-type="currency">
            <text:p>$181,366.14</text:p>
          </table:table-cell>
          <table:table-cell/>
        </table:table-row>
        <table:table-row table:style-name="ro1">
          <table:table-cell table:style-name="ce5" office:value-type="string" calcext:value-type="string">
            <text:p>7/2/2015</text:p>
          </table:table-cell>
          <table:table-cell table:style-name="ce6" office:value-type="time" office:time-value="PT19H13M01S" calcext:value-type="time">
            <text:p>19:13: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4]-[.J1074]" office:value-type="currency" office:currency="CAD" office:value="9" calcext:value-type="currency">
            <text:p>$9.00</text:p>
          </table:table-cell>
          <table:table-cell table:style-name="ce3" table:formula="of:=[.L1074]+[.K10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4]+[.N1073]" office:value-type="currency" office:currency="CAD" office:value="181599.590000001" calcext:value-type="currency">
            <text:p>$181,599.59</text:p>
          </table:table-cell>
          <table:table-cell/>
        </table:table-row>
        <table:table-row table:style-name="ro1">
          <table:table-cell table:style-name="ce5" office:value-type="string" calcext:value-type="string">
            <text:p>7/2/2015</text:p>
          </table:table-cell>
          <table:table-cell table:style-name="ce6" office:value-type="time" office:time-value="PT19H13M04S" calcext:value-type="time">
            <text:p>19:1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75]-[.J1075]" office:value-type="currency" office:currency="CAD" office:value="1.8" calcext:value-type="currency">
            <text:p>$1.80</text:p>
          </table:table-cell>
          <table:table-cell table:style-name="ce3" table:formula="of:=[.L1075]+[.K10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75]+[.N1074]" office:value-type="currency" office:currency="CAD" office:value="181646.040000001" calcext:value-type="currency">
            <text:p>$181,646.04</text:p>
          </table:table-cell>
          <table:table-cell/>
        </table:table-row>
        <table:table-row table:style-name="ro1">
          <table:table-cell table:style-name="ce5" office:value-type="string" calcext:value-type="string">
            <text:p>7/2/2015</text:p>
          </table:table-cell>
          <table:table-cell table:style-name="ce6" office:value-type="time" office:time-value="PT19H13M07S" calcext:value-type="time">
            <text:p>19:1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6]-[.J1076]" office:value-type="currency" office:currency="CAD" office:value="3.59999999999999" calcext:value-type="currency">
            <text:p>$3.60</text:p>
          </table:table-cell>
          <table:table-cell table:style-name="ce3" table:formula="of:=[.L1076]+[.K10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6]+[.N1075]" office:value-type="currency" office:currency="CAD" office:value="181739.240000001" calcext:value-type="currency">
            <text:p>$181,739.24</text:p>
          </table:table-cell>
          <table:table-cell/>
        </table:table-row>
        <table:table-row table:style-name="ro1">
          <table:table-cell table:style-name="ce5" office:value-type="string" calcext:value-type="string">
            <text:p>7/2/2015</text:p>
          </table:table-cell>
          <table:table-cell table:style-name="ce6" office:value-type="time" office:time-value="PT19H13M10S" calcext:value-type="time">
            <text:p>19:1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077]-[.J1077]" office:value-type="currency" office:currency="CAD" office:value="18" calcext:value-type="currency">
            <text:p>$18.00</text:p>
          </table:table-cell>
          <table:table-cell table:style-name="ce3" table:formula="of:=[.L1077]+[.K107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077]+[.N1076]" office:value-type="currency" office:currency="CAD" office:value="182206.440000001" calcext:value-type="currency">
            <text:p>$182,206.44</text:p>
          </table:table-cell>
          <table:table-cell/>
        </table:table-row>
        <table:table-row table:style-name="ro1">
          <table:table-cell table:style-name="ce5" office:value-type="string" calcext:value-type="string">
            <text:p>7/2/2015</text:p>
          </table:table-cell>
          <table:table-cell table:style-name="ce6" office:value-type="time" office:time-value="PT19H13M13S" calcext:value-type="time">
            <text:p>19:1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8]-[.J1078]" office:value-type="currency" office:currency="CAD" office:value="3.59999999999999" calcext:value-type="currency">
            <text:p>$3.60</text:p>
          </table:table-cell>
          <table:table-cell table:style-name="ce3" table:formula="of:=[.L1078]+[.K10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8]+[.N1077]" office:value-type="currency" office:currency="CAD" office:value="182299.640000001" calcext:value-type="currency">
            <text:p>$182,299.64</text:p>
          </table:table-cell>
          <table:table-cell/>
        </table:table-row>
        <table:table-row table:style-name="ro1">
          <table:table-cell table:style-name="ce5" office:value-type="string" calcext:value-type="string">
            <text:p>7/2/2015</text:p>
          </table:table-cell>
          <table:table-cell table:style-name="ce6" office:value-type="time" office:time-value="PT19H13M16S" calcext:value-type="time">
            <text:p>19:1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9]-[.J1079]" office:value-type="currency" office:currency="CAD" office:value="9" calcext:value-type="currency">
            <text:p>$9.00</text:p>
          </table:table-cell>
          <table:table-cell table:style-name="ce3" table:formula="of:=[.L1079]+[.K107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9]+[.N1078]" office:value-type="currency" office:currency="CAD" office:value="182533.090000001" calcext:value-type="currency">
            <text:p>$182,533.09</text:p>
          </table:table-cell>
          <table:table-cell/>
        </table:table-row>
        <table:table-row table:style-name="ro1">
          <table:table-cell table:style-name="ce5" office:value-type="string" calcext:value-type="string">
            <text:p>7/2/2015</text:p>
          </table:table-cell>
          <table:table-cell table:style-name="ce6" office:value-type="time" office:time-value="PT19H13M18S" calcext:value-type="time">
            <text:p>19:1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0]-[.J1080]" office:value-type="currency" office:currency="CAD" office:value="0.359999999999999" calcext:value-type="currency">
            <text:p>$0.36</text:p>
          </table:table-cell>
          <table:table-cell table:style-name="ce3" table:formula="of:=[.L1080]+[.K108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0]+[.N1079]" office:value-type="currency" office:currency="CAD" office:value="182542.140000001" calcext:value-type="currency">
            <text:p>$182,542.14</text:p>
          </table:table-cell>
          <table:table-cell/>
        </table:table-row>
        <table:table-row table:style-name="ro1">
          <table:table-cell table:style-name="ce5" office:value-type="string" calcext:value-type="string">
            <text:p>7/2/2015</text:p>
          </table:table-cell>
          <table:table-cell table:style-name="ce6" office:value-type="time" office:time-value="PT19H13M22S" calcext:value-type="time">
            <text:p>19:1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81]-[.J1081]" office:value-type="currency" office:currency="CAD" office:value="0.899999999999999" calcext:value-type="currency">
            <text:p>$0.90</text:p>
          </table:table-cell>
          <table:table-cell table:style-name="ce3" table:formula="of:=[.L1081]+[.K10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81]+[.N1080]" office:value-type="currency" office:currency="CAD" office:value="182565.210000001" calcext:value-type="currency">
            <text:p>$182,565.21</text:p>
          </table:table-cell>
          <table:table-cell/>
        </table:table-row>
        <table:table-row table:style-name="ro1">
          <table:table-cell table:style-name="ce5" office:value-type="string" calcext:value-type="string">
            <text:p>7/2/2015</text:p>
          </table:table-cell>
          <table:table-cell table:style-name="ce6" office:value-type="time" office:time-value="PT19H13M24S" calcext:value-type="time">
            <text:p>19:1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2]-[.J1082]" office:value-type="currency" office:currency="CAD" office:value="0.359999999999999" calcext:value-type="currency">
            <text:p>$0.36</text:p>
          </table:table-cell>
          <table:table-cell table:style-name="ce3" table:formula="of:=[.L1082]+[.K10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2]+[.N1081]" office:value-type="currency" office:currency="CAD" office:value="182574.260000001" calcext:value-type="currency">
            <text:p>$182,574.26</text:p>
          </table:table-cell>
          <table:table-cell/>
        </table:table-row>
        <table:table-row table:style-name="ro1">
          <table:table-cell table:style-name="ce5" office:value-type="string" calcext:value-type="string">
            <text:p>7/2/2015</text:p>
          </table:table-cell>
          <table:table-cell table:style-name="ce6" office:value-type="time" office:time-value="PT19H13M27S" calcext:value-type="time">
            <text:p>19:1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83]-[.J1083]" office:value-type="currency" office:currency="CAD" office:value="3.59999999999999" calcext:value-type="currency">
            <text:p>$3.60</text:p>
          </table:table-cell>
          <table:table-cell table:style-name="ce3" table:formula="of:=[.L1083]+[.K10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83]+[.N1082]" office:value-type="currency" office:currency="CAD" office:value="182667.460000001" calcext:value-type="currency">
            <text:p>$182,667.46</text:p>
          </table:table-cell>
          <table:table-cell/>
        </table:table-row>
        <table:table-row table:style-name="ro1">
          <table:table-cell table:style-name="ce5" office:value-type="string" calcext:value-type="string">
            <text:p>7/2/2015</text:p>
          </table:table-cell>
          <table:table-cell table:style-name="ce6" office:value-type="time" office:time-value="PT19H13M31S" calcext:value-type="time">
            <text:p>19:1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900" calcext:value-type="currency">
            <text:p>$2,900.00</text:p>
          </table:table-cell>
          <table:table-cell table:style-name="ce3" table:formula="of:=[.H1084]-[.J1084]" office:value-type="currency" office:currency="CAD" office:value="104.4" calcext:value-type="currency">
            <text:p>$104.40</text:p>
          </table:table-cell>
          <table:table-cell table:style-name="ce3" table:formula="of:=[.L1084]+[.K1084]" office:value-type="currency" office:currency="CAD" office:value="2795.6" calcext:value-type="currency">
            <text:p>$2,795.60</text:p>
          </table:table-cell>
          <table:table-cell table:style-name="ce3" office:value-type="currency" office:currency="CAD" office:value="84.4" calcext:value-type="currency">
            <text:p>$84.40</text:p>
          </table:table-cell>
          <table:table-cell office:value-type="currency" office:currency="CAD" office:value="2711.2" calcext:value-type="currency">
            <text:p>$2,711.20</text:p>
          </table:table-cell>
          <table:table-cell/>
          <table:table-cell table:style-name="ce3" table:formula="of:=[.L1084]+[.N1083]" office:value-type="currency" office:currency="CAD" office:value="185378.660000001" calcext:value-type="currency">
            <text:p>$185,378.66</text:p>
          </table:table-cell>
          <table:table-cell/>
        </table:table-row>
        <table:table-row table:style-name="ro1">
          <table:table-cell table:style-name="ce5" office:value-type="string" calcext:value-type="string">
            <text:p>7/2/2015</text:p>
          </table:table-cell>
          <table:table-cell table:style-name="ce6" office:value-type="time" office:time-value="PT19H13M34S" calcext:value-type="time">
            <text:p>19:1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085]-[.J1085]" office:value-type="currency" office:currency="CAD" office:value="0.539999999999999" calcext:value-type="currency">
            <text:p>$0.54</text:p>
          </table:table-cell>
          <table:table-cell table:style-name="ce3" table:formula="of:=[.L1085]+[.K108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085]+[.N1084]" office:value-type="currency" office:currency="CAD" office:value="185392.380000001" calcext:value-type="currency">
            <text:p>$185,392.38</text:p>
          </table:table-cell>
          <table:table-cell/>
        </table:table-row>
        <table:table-row table:style-name="ro1">
          <table:table-cell table:style-name="ce5" office:value-type="string" calcext:value-type="string">
            <text:p>7/2/2015</text:p>
          </table:table-cell>
          <table:table-cell table:style-name="ce6" office:value-type="time" office:time-value="PT19H13M37S" calcext:value-type="time">
            <text:p>19:1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86]-[.J1086]" office:value-type="currency" office:currency="CAD" office:value="7.20000000000002" calcext:value-type="currency">
            <text:p>$7.20</text:p>
          </table:table-cell>
          <table:table-cell table:style-name="ce3" table:formula="of:=[.L1086]+[.K108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86]+[.N1085]" office:value-type="currency" office:currency="CAD" office:value="185579.080000001" calcext:value-type="currency">
            <text:p>$185,579.08</text:p>
          </table:table-cell>
          <table:table-cell/>
        </table:table-row>
        <table:table-row table:style-name="ro1">
          <table:table-cell table:style-name="ce5" office:value-type="string" calcext:value-type="string">
            <text:p>7/2/2015</text:p>
          </table:table-cell>
          <table:table-cell table:style-name="ce6" office:value-type="time" office:time-value="PT19H13M42S" calcext:value-type="time">
            <text:p>19:1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7]-[.J1087]" office:value-type="currency" office:currency="CAD" office:value="0.359999999999999" calcext:value-type="currency">
            <text:p>$0.36</text:p>
          </table:table-cell>
          <table:table-cell table:style-name="ce3" table:formula="of:=[.L1087]+[.K108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7]+[.N1086]" office:value-type="currency" office:currency="CAD" office:value="185588.130000001" calcext:value-type="currency">
            <text:p>$185,588.13</text:p>
          </table:table-cell>
          <table:table-cell/>
        </table:table-row>
        <table:table-row table:style-name="ro1">
          <table:table-cell table:style-name="ce5" office:value-type="string" calcext:value-type="string">
            <text:p>7/2/2015</text:p>
          </table:table-cell>
          <table:table-cell table:style-name="ce6" office:value-type="time" office:time-value="PT19H13M48S" calcext:value-type="time">
            <text:p>19:1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88]-[.J1088]" office:value-type="currency" office:currency="CAD" office:value="3.59999999999999" calcext:value-type="currency">
            <text:p>$3.60</text:p>
          </table:table-cell>
          <table:table-cell table:style-name="ce3" table:formula="of:=[.L1088]+[.K108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88]+[.N1087]" office:value-type="currency" office:currency="CAD" office:value="185681.330000001" calcext:value-type="currency">
            <text:p>$185,681.33</text:p>
          </table:table-cell>
          <table:table-cell/>
        </table:table-row>
        <table:table-row table:style-name="ro1">
          <table:table-cell table:style-name="ce5" office:value-type="string" calcext:value-type="string">
            <text:p>7/2/2015</text:p>
          </table:table-cell>
          <table:table-cell table:style-name="ce6" office:value-type="time" office:time-value="PT19H13M50S" calcext:value-type="time">
            <text:p>19:1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89]-[.J1089]" office:value-type="currency" office:currency="CAD" office:value="0.899999999999999" calcext:value-type="currency">
            <text:p>$0.90</text:p>
          </table:table-cell>
          <table:table-cell table:style-name="ce3" table:formula="of:=[.L1089]+[.K10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89]+[.N1088]" office:value-type="currency" office:currency="CAD" office:value="185704.400000001" calcext:value-type="currency">
            <text:p>$185,704.40</text:p>
          </table:table-cell>
          <table:table-cell/>
        </table:table-row>
        <table:table-row table:style-name="ro1">
          <table:table-cell table:style-name="ce5" office:value-type="string" calcext:value-type="string">
            <text:p>7/2/2015</text:p>
          </table:table-cell>
          <table:table-cell table:style-name="ce6" office:value-type="time" office:time-value="PT19H13M53S" calcext:value-type="time">
            <text:p>19:1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0]-[.J1090]" office:value-type="currency" office:currency="CAD" office:value="3.59999999999999" calcext:value-type="currency">
            <text:p>$3.60</text:p>
          </table:table-cell>
          <table:table-cell table:style-name="ce3" table:formula="of:=[.L1090]+[.K10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0]+[.N1089]" office:value-type="currency" office:currency="CAD" office:value="185797.600000001" calcext:value-type="currency">
            <text:p>$185,797.60</text:p>
          </table:table-cell>
          <table:table-cell/>
        </table:table-row>
        <table:table-row table:style-name="ro1">
          <table:table-cell table:style-name="ce5" office:value-type="string" calcext:value-type="string">
            <text:p>7/2/2015</text:p>
          </table:table-cell>
          <table:table-cell table:style-name="ce6" office:value-type="time" office:time-value="PT19H13M56S" calcext:value-type="time">
            <text:p>19:1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91]-[.J1091]" office:value-type="currency" office:currency="CAD" office:value="0.899999999999999" calcext:value-type="currency">
            <text:p>$0.90</text:p>
          </table:table-cell>
          <table:table-cell table:style-name="ce3" table:formula="of:=[.L1091]+[.K10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91]+[.N1090]" office:value-type="currency" office:currency="CAD" office:value="185820.670000001" calcext:value-type="currency">
            <text:p>$185,820.67</text:p>
          </table:table-cell>
          <table:table-cell/>
        </table:table-row>
        <table:table-row table:style-name="ro1">
          <table:table-cell table:style-name="ce5" office:value-type="string" calcext:value-type="string">
            <text:p>7/2/2015</text:p>
          </table:table-cell>
          <table:table-cell table:style-name="ce6" office:value-type="time" office:time-value="PT19H13M59S" calcext:value-type="time">
            <text:p>19:1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092]-[.J1092]" office:value-type="currency" office:currency="CAD" office:value="1.44" calcext:value-type="currency">
            <text:p>$1.44</text:p>
          </table:table-cell>
          <table:table-cell table:style-name="ce3" table:formula="of:=[.L1092]+[.K109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092]+[.N1091]" office:value-type="currency" office:currency="CAD" office:value="185857.770000001" calcext:value-type="currency">
            <text:p>$185,857.77</text:p>
          </table:table-cell>
          <table:table-cell/>
        </table:table-row>
        <table:table-row table:style-name="ro1">
          <table:table-cell table:style-name="ce5" office:value-type="string" calcext:value-type="string">
            <text:p>7/2/2015</text:p>
          </table:table-cell>
          <table:table-cell table:style-name="ce6" office:value-type="time" office:time-value="PT19H14M02S" calcext:value-type="time">
            <text:p>19:1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3]-[.J1093]" office:value-type="currency" office:currency="CAD" office:value="3.59999999999999" calcext:value-type="currency">
            <text:p>$3.60</text:p>
          </table:table-cell>
          <table:table-cell table:style-name="ce3" table:formula="of:=[.L1093]+[.K109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3]+[.N1092]" office:value-type="currency" office:currency="CAD" office:value="185950.970000001" calcext:value-type="currency">
            <text:p>$185,950.97</text:p>
          </table:table-cell>
          <table:table-cell/>
        </table:table-row>
        <table:table-row table:style-name="ro1">
          <table:table-cell table:style-name="ce5" office:value-type="string" calcext:value-type="string">
            <text:p>7/2/2015</text:p>
          </table:table-cell>
          <table:table-cell table:style-name="ce6" office:value-type="time" office:time-value="PT19H14M05S" calcext:value-type="time">
            <text:p>19:1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4]-[.J1094]" office:value-type="currency" office:currency="CAD" office:value="3.59999999999999" calcext:value-type="currency">
            <text:p>$3.60</text:p>
          </table:table-cell>
          <table:table-cell table:style-name="ce3" table:formula="of:=[.L1094]+[.K10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4]+[.N1093]" office:value-type="currency" office:currency="CAD" office:value="186044.170000001" calcext:value-type="currency">
            <text:p>$186,044.17</text:p>
          </table:table-cell>
          <table:table-cell/>
        </table:table-row>
        <table:table-row table:style-name="ro1">
          <table:table-cell table:style-name="ce5" office:value-type="string" calcext:value-type="string">
            <text:p>7/2/2015</text:p>
          </table:table-cell>
          <table:table-cell table:style-name="ce6" office:value-type="time" office:time-value="PT19H14M09S" calcext:value-type="time">
            <text:p>19:14: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95]-[.J1095]" office:value-type="currency" office:currency="CAD" office:value="1.8" calcext:value-type="currency">
            <text:p>$1.80</text:p>
          </table:table-cell>
          <table:table-cell table:style-name="ce3" table:formula="of:=[.L1095]+[.K10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95]+[.N1094]" office:value-type="currency" office:currency="CAD" office:value="186090.620000001" calcext:value-type="currency">
            <text:p>$186,090.62</text:p>
          </table:table-cell>
          <table:table-cell/>
        </table:table-row>
        <table:table-row table:style-name="ro1">
          <table:table-cell table:style-name="ce5" office:value-type="string" calcext:value-type="string">
            <text:p>7/2/2015</text:p>
          </table:table-cell>
          <table:table-cell table:style-name="ce6" office:value-type="time" office:time-value="PT19H14M12S" calcext:value-type="time">
            <text:p>19:14: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6]-[.J1096]" office:value-type="currency" office:currency="CAD" office:value="3.59999999999999" calcext:value-type="currency">
            <text:p>$3.60</text:p>
          </table:table-cell>
          <table:table-cell table:style-name="ce3" table:formula="of:=[.L1096]+[.K10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6]+[.N1095]" office:value-type="currency" office:currency="CAD" office:value="186183.820000001" calcext:value-type="currency">
            <text:p>$186,183.82</text:p>
          </table:table-cell>
          <table:table-cell/>
        </table:table-row>
        <table:table-row table:style-name="ro1">
          <table:table-cell table:style-name="ce5" office:value-type="string" calcext:value-type="string">
            <text:p>7/2/2015</text:p>
          </table:table-cell>
          <table:table-cell table:style-name="ce6" office:value-type="time" office:time-value="PT19H14M15S" calcext:value-type="time">
            <text:p>19:1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7]-[.J1097]" office:value-type="currency" office:currency="CAD" office:value="3.59999999999999" calcext:value-type="currency">
            <text:p>$3.60</text:p>
          </table:table-cell>
          <table:table-cell table:style-name="ce3" table:formula="of:=[.L1097]+[.K10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7]+[.N1096]" office:value-type="currency" office:currency="CAD" office:value="186277.020000001" calcext:value-type="currency">
            <text:p>$186,277.02</text:p>
          </table:table-cell>
          <table:table-cell/>
        </table:table-row>
        <table:table-row table:style-name="ro1">
          <table:table-cell table:style-name="ce5" office:value-type="string" calcext:value-type="string">
            <text:p>7/2/2015</text:p>
          </table:table-cell>
          <table:table-cell table:style-name="ce6" office:value-type="time" office:time-value="PT19H14M17S" calcext:value-type="time">
            <text:p>19:1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98]-[.J1098]" office:value-type="currency" office:currency="CAD" office:value="0.18" calcext:value-type="currency">
            <text:p>$0.18</text:p>
          </table:table-cell>
          <table:table-cell table:style-name="ce3" table:formula="of:=[.L1098]+[.K109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98]+[.N1097]" office:value-type="currency" office:currency="CAD" office:value="186281.390000001" calcext:value-type="currency">
            <text:p>$186,281.39</text:p>
          </table:table-cell>
          <table:table-cell/>
        </table:table-row>
        <table:table-row table:style-name="ro1">
          <table:table-cell table:style-name="ce5" office:value-type="string" calcext:value-type="string">
            <text:p>7/2/2015</text:p>
          </table:table-cell>
          <table:table-cell table:style-name="ce6" office:value-type="time" office:time-value="PT19H14M21S" calcext:value-type="time">
            <text:p>19:1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9]-[.J1099]" office:value-type="currency" office:currency="CAD" office:value="3.59999999999999" calcext:value-type="currency">
            <text:p>$3.60</text:p>
          </table:table-cell>
          <table:table-cell table:style-name="ce3" table:formula="of:=[.L1099]+[.K10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9]+[.N1098]" office:value-type="currency" office:currency="CAD" office:value="186374.590000001" calcext:value-type="currency">
            <text:p>$186,374.59</text:p>
          </table:table-cell>
          <table:table-cell/>
        </table:table-row>
        <table:table-row table:style-name="ro1">
          <table:table-cell table:style-name="ce5" office:value-type="string" calcext:value-type="string">
            <text:p>7/2/2015</text:p>
          </table:table-cell>
          <table:table-cell table:style-name="ce6" office:value-type="time" office:time-value="PT19H14M25S" calcext:value-type="time">
            <text:p>19:1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100]-[.J1100]" office:value-type="currency" office:currency="CAD" office:value="0.25" calcext:value-type="currency">
            <text:p>$0.25</text:p>
          </table:table-cell>
          <table:table-cell table:style-name="ce3" table:formula="of:=[.L1100]+[.K110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100]+[.N1099]" office:value-type="currency" office:currency="CAD" office:value="186380.840000001" calcext:value-type="currency">
            <text:p>$186,380.84</text:p>
          </table:table-cell>
          <table:table-cell/>
        </table:table-row>
        <table:table-row table:style-name="ro1">
          <table:table-cell table:style-name="ce5" office:value-type="string" calcext:value-type="string">
            <text:p>7/2/2015</text:p>
          </table:table-cell>
          <table:table-cell table:style-name="ce6" office:value-type="time" office:time-value="PT19H14M28S" calcext:value-type="time">
            <text:p>19:1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1]-[.J1101]" office:value-type="currency" office:currency="CAD" office:value="3.59999999999999" calcext:value-type="currency">
            <text:p>$3.60</text:p>
          </table:table-cell>
          <table:table-cell table:style-name="ce3" table:formula="of:=[.L1101]+[.K1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1]+[.N1100]" office:value-type="currency" office:currency="CAD" office:value="186474.040000001" calcext:value-type="currency">
            <text:p>$186,474.04</text:p>
          </table:table-cell>
          <table:table-cell/>
        </table:table-row>
        <table:table-row table:style-name="ro1">
          <table:table-cell table:style-name="ce5" office:value-type="string" calcext:value-type="string">
            <text:p>7/2/2015</text:p>
          </table:table-cell>
          <table:table-cell table:style-name="ce6" office:value-type="time" office:time-value="PT19H14M31S" calcext:value-type="time">
            <text:p>19:1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02]-[.J1102]" office:value-type="currency" office:currency="CAD" office:value="9" calcext:value-type="currency">
            <text:p>$9.00</text:p>
          </table:table-cell>
          <table:table-cell table:style-name="ce3" table:formula="of:=[.L1102]+[.K1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02]+[.N1101]" office:value-type="currency" office:currency="CAD" office:value="186707.490000001" calcext:value-type="currency">
            <text:p>$186,707.49</text:p>
          </table:table-cell>
          <table:table-cell/>
        </table:table-row>
        <table:table-row table:style-name="ro1">
          <table:table-cell table:style-name="ce5" office:value-type="string" calcext:value-type="string">
            <text:p>7/2/2015</text:p>
          </table:table-cell>
          <table:table-cell table:style-name="ce6" office:value-type="time" office:time-value="PT19H14M34S" calcext:value-type="time">
            <text:p>19:1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03]-[.J1103]" office:value-type="currency" office:currency="CAD" office:value="1.8" calcext:value-type="currency">
            <text:p>$1.80</text:p>
          </table:table-cell>
          <table:table-cell table:style-name="ce3" table:formula="of:=[.L1103]+[.K11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03]+[.N1102]" office:value-type="currency" office:currency="CAD" office:value="186753.940000001" calcext:value-type="currency">
            <text:p>$186,753.94</text:p>
          </table:table-cell>
          <table:table-cell/>
        </table:table-row>
        <table:table-row table:style-name="ro1">
          <table:table-cell table:style-name="ce5" office:value-type="string" calcext:value-type="string">
            <text:p>7/2/2015</text:p>
          </table:table-cell>
          <table:table-cell table:style-name="ce6" office:value-type="time" office:time-value="PT19H14M37S" calcext:value-type="time">
            <text:p>19:14: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4]-[.J1104]" office:value-type="currency" office:currency="CAD" office:value="3.59999999999999" calcext:value-type="currency">
            <text:p>$3.60</text:p>
          </table:table-cell>
          <table:table-cell table:style-name="ce3" table:formula="of:=[.L1104]+[.K1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4]+[.N1103]" office:value-type="currency" office:currency="CAD" office:value="186847.140000001" calcext:value-type="currency">
            <text:p>$186,847.14</text:p>
          </table:table-cell>
          <table:table-cell/>
        </table:table-row>
        <table:table-row table:style-name="ro1">
          <table:table-cell table:style-name="ce5" office:value-type="string" calcext:value-type="string">
            <text:p>7/2/2015</text:p>
          </table:table-cell>
          <table:table-cell table:style-name="ce6" office:value-type="time" office:time-value="PT19H14M40S" calcext:value-type="time">
            <text:p>19:1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5]-[.J1105]" office:value-type="currency" office:currency="CAD" office:value="3.59999999999999" calcext:value-type="currency">
            <text:p>$3.60</text:p>
          </table:table-cell>
          <table:table-cell table:style-name="ce3" table:formula="of:=[.L1105]+[.K1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5]+[.N1104]" office:value-type="currency" office:currency="CAD" office:value="186940.340000001" calcext:value-type="currency">
            <text:p>$186,940.34</text:p>
          </table:table-cell>
          <table:table-cell/>
        </table:table-row>
        <table:table-row table:style-name="ro1">
          <table:table-cell table:style-name="ce5" office:value-type="string" calcext:value-type="string">
            <text:p>7/2/2015</text:p>
          </table:table-cell>
          <table:table-cell table:style-name="ce6" office:value-type="time" office:time-value="PT19H14M43S" calcext:value-type="time">
            <text:p>19:14: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06]-[.J1106]" office:value-type="currency" office:currency="CAD" office:value="0.899999999999999" calcext:value-type="currency">
            <text:p>$0.90</text:p>
          </table:table-cell>
          <table:table-cell table:style-name="ce3" table:formula="of:=[.L1106]+[.K110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06]+[.N1105]" office:value-type="currency" office:currency="CAD" office:value="186963.410000001" calcext:value-type="currency">
            <text:p>$186,963.41</text:p>
          </table:table-cell>
          <table:table-cell/>
        </table:table-row>
        <table:table-row table:style-name="ro1">
          <table:table-cell table:style-name="ce5" office:value-type="string" calcext:value-type="string">
            <text:p>7/2/2015</text:p>
          </table:table-cell>
          <table:table-cell table:style-name="ce6" office:value-type="time" office:time-value="PT19H14M45S" calcext:value-type="time">
            <text:p>19:1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7]-[.J1107]" office:value-type="currency" office:currency="CAD" office:value="3.59999999999999" calcext:value-type="currency">
            <text:p>$3.60</text:p>
          </table:table-cell>
          <table:table-cell table:style-name="ce3" table:formula="of:=[.L1107]+[.K110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7]+[.N1106]" office:value-type="currency" office:currency="CAD" office:value="187056.610000001" calcext:value-type="currency">
            <text:p>$187,056.61</text:p>
          </table:table-cell>
          <table:table-cell/>
        </table:table-row>
        <table:table-row table:style-name="ro1">
          <table:table-cell table:style-name="ce5" office:value-type="string" calcext:value-type="string">
            <text:p>7/2/2015</text:p>
          </table:table-cell>
          <table:table-cell table:style-name="ce6" office:value-type="time" office:time-value="PT19H14M48S" calcext:value-type="time">
            <text:p>19:1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08]-[.J1108]" office:value-type="currency" office:currency="CAD" office:value="1.8" calcext:value-type="currency">
            <text:p>$1.80</text:p>
          </table:table-cell>
          <table:table-cell table:style-name="ce3" table:formula="of:=[.L1108]+[.K11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08]+[.N1107]" office:value-type="currency" office:currency="CAD" office:value="187103.060000001" calcext:value-type="currency">
            <text:p>$187,103.06</text:p>
          </table:table-cell>
          <table:table-cell/>
        </table:table-row>
        <table:table-row table:style-name="ro1">
          <table:table-cell table:style-name="ce5" office:value-type="string" calcext:value-type="string">
            <text:p>7/2/2015</text:p>
          </table:table-cell>
          <table:table-cell table:style-name="ce6" office:value-type="time" office:time-value="PT19H14M51S" calcext:value-type="time">
            <text:p>19:1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9]-[.J1109]" office:value-type="currency" office:currency="CAD" office:value="3.59999999999999" calcext:value-type="currency">
            <text:p>$3.60</text:p>
          </table:table-cell>
          <table:table-cell table:style-name="ce3" table:formula="of:=[.L1109]+[.K11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9]+[.N1108]" office:value-type="currency" office:currency="CAD" office:value="187196.260000001" calcext:value-type="currency">
            <text:p>$187,196.26</text:p>
          </table:table-cell>
          <table:table-cell/>
        </table:table-row>
        <table:table-row table:style-name="ro1">
          <table:table-cell table:style-name="ce5" office:value-type="string" calcext:value-type="string">
            <text:p>7/2/2015</text:p>
          </table:table-cell>
          <table:table-cell table:style-name="ce6" office:value-type="time" office:time-value="PT19H14M55S" calcext:value-type="time">
            <text:p>19:1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0]-[.J1110]" office:value-type="currency" office:currency="CAD" office:value="3.59999999999999" calcext:value-type="currency">
            <text:p>$3.60</text:p>
          </table:table-cell>
          <table:table-cell table:style-name="ce3" table:formula="of:=[.L1110]+[.K11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0]+[.N1109]" office:value-type="currency" office:currency="CAD" office:value="187289.460000001" calcext:value-type="currency">
            <text:p>$187,289.46</text:p>
          </table:table-cell>
          <table:table-cell/>
        </table:table-row>
        <table:table-row table:style-name="ro1">
          <table:table-cell table:style-name="ce5" office:value-type="string" calcext:value-type="string">
            <text:p>7/2/2015</text:p>
          </table:table-cell>
          <table:table-cell table:style-name="ce6" office:value-type="time" office:time-value="PT19H14M58S" calcext:value-type="time">
            <text:p>19:1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111]-[.J1111]" office:value-type="currency" office:currency="CAD" office:value="36" calcext:value-type="currency">
            <text:p>$36.00</text:p>
          </table:table-cell>
          <table:table-cell table:style-name="ce3" table:formula="of:=[.L1111]+[.K111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1111]+[.N1110]" office:value-type="currency" office:currency="CAD" office:value="188224.160000001" calcext:value-type="currency">
            <text:p>$188,224.16</text:p>
          </table:table-cell>
          <table:table-cell/>
        </table:table-row>
        <table:table-row table:style-name="ro1">
          <table:table-cell table:style-name="ce5" office:value-type="string" calcext:value-type="string">
            <text:p>7/2/2015</text:p>
          </table:table-cell>
          <table:table-cell table:style-name="ce6" office:value-type="time" office:time-value="PT19H15M01S" calcext:value-type="time">
            <text:p>19:1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2]-[.J1112]" office:value-type="currency" office:currency="CAD" office:value="3.59999999999999" calcext:value-type="currency">
            <text:p>$3.60</text:p>
          </table:table-cell>
          <table:table-cell table:style-name="ce3" table:formula="of:=[.L1112]+[.K11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2]+[.N1111]" office:value-type="currency" office:currency="CAD" office:value="188317.360000001" calcext:value-type="currency">
            <text:p>$188,317.36</text:p>
          </table:table-cell>
          <table:table-cell/>
        </table:table-row>
        <table:table-row table:style-name="ro1">
          <table:table-cell table:style-name="ce5" office:value-type="string" calcext:value-type="string">
            <text:p>7/2/2015</text:p>
          </table:table-cell>
          <table:table-cell table:style-name="ce6" office:value-type="time" office:time-value="PT19H15M04S" calcext:value-type="time">
            <text:p>19:1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3]-[.J1113]" office:value-type="currency" office:currency="CAD" office:value="3.59999999999999" calcext:value-type="currency">
            <text:p>$3.60</text:p>
          </table:table-cell>
          <table:table-cell table:style-name="ce3" table:formula="of:=[.L1113]+[.K11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3]+[.N1112]" office:value-type="currency" office:currency="CAD" office:value="188410.560000001" calcext:value-type="currency">
            <text:p>$188,410.56</text:p>
          </table:table-cell>
          <table:table-cell/>
        </table:table-row>
        <table:table-row table:style-name="ro1">
          <table:table-cell table:style-name="ce5" office:value-type="string" calcext:value-type="string">
            <text:p>7/2/2015</text:p>
          </table:table-cell>
          <table:table-cell table:style-name="ce6" office:value-type="time" office:time-value="PT19H15M07S" calcext:value-type="time">
            <text:p>19:1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4]-[.J1114]" office:value-type="currency" office:currency="CAD" office:value="3.59999999999999" calcext:value-type="currency">
            <text:p>$3.60</text:p>
          </table:table-cell>
          <table:table-cell table:style-name="ce3" table:formula="of:=[.L1114]+[.K11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4]+[.N1113]" office:value-type="currency" office:currency="CAD" office:value="188503.760000001" calcext:value-type="currency">
            <text:p>$188,503.76</text:p>
          </table:table-cell>
          <table:table-cell/>
        </table:table-row>
        <table:table-row table:style-name="ro1">
          <table:table-cell table:style-name="ce5" office:value-type="string" calcext:value-type="string">
            <text:p>7/2/2015</text:p>
          </table:table-cell>
          <table:table-cell table:style-name="ce6" office:value-type="time" office:time-value="PT19H15M10S" calcext:value-type="time">
            <text:p>19:1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15]-[.J1115]" office:value-type="currency" office:currency="CAD" office:value="0.899999999999999" calcext:value-type="currency">
            <text:p>$0.90</text:p>
          </table:table-cell>
          <table:table-cell table:style-name="ce3" table:formula="of:=[.L1115]+[.K11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15]+[.N1114]" office:value-type="currency" office:currency="CAD" office:value="188526.830000001" calcext:value-type="currency">
            <text:p>$188,526.83</text:p>
          </table:table-cell>
          <table:table-cell/>
        </table:table-row>
        <table:table-row table:style-name="ro1">
          <table:table-cell table:style-name="ce5" office:value-type="string" calcext:value-type="string">
            <text:p>7/2/2015</text:p>
          </table:table-cell>
          <table:table-cell table:style-name="ce6" office:value-type="time" office:time-value="PT19H15M13S" calcext:value-type="time">
            <text:p>19:1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16]-[.J1116]" office:value-type="currency" office:currency="CAD" office:value="0.899999999999999" calcext:value-type="currency">
            <text:p>$0.90</text:p>
          </table:table-cell>
          <table:table-cell table:style-name="ce3" table:formula="of:=[.L1116]+[.K111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16]+[.N1115]" office:value-type="currency" office:currency="CAD" office:value="188549.900000001" calcext:value-type="currency">
            <text:p>$188,549.90</text:p>
          </table:table-cell>
          <table:table-cell/>
        </table:table-row>
        <table:table-row table:style-name="ro1">
          <table:table-cell table:style-name="ce5" office:value-type="string" calcext:value-type="string">
            <text:p>7/2/2015</text:p>
          </table:table-cell>
          <table:table-cell table:style-name="ce6" office:value-type="time" office:time-value="PT19H15M19S" calcext:value-type="time">
            <text:p>19:1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117]-[.J1117]" office:value-type="currency" office:currency="CAD" office:value="0.04" calcext:value-type="currency">
            <text:p>$0.04</text:p>
          </table:table-cell>
          <table:table-cell table:style-name="ce3" table:formula="of:=[.L1117]+[.K1117]"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117]+[.N1116]" office:value-type="currency" office:currency="CAD" office:value="188550.530000001" calcext:value-type="currency">
            <text:p>$188,550.53</text:p>
          </table:table-cell>
          <table:table-cell/>
        </table:table-row>
        <table:table-row table:style-name="ro1">
          <table:table-cell table:style-name="ce5" office:value-type="string" calcext:value-type="string">
            <text:p>7/2/2015</text:p>
          </table:table-cell>
          <table:table-cell table:style-name="ce6" office:value-type="time" office:time-value="PT19H15M24S" calcext:value-type="time">
            <text:p>19:1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8]-[.J1118]" office:value-type="currency" office:currency="CAD" office:value="3.59999999999999" calcext:value-type="currency">
            <text:p>$3.60</text:p>
          </table:table-cell>
          <table:table-cell table:style-name="ce3" table:formula="of:=[.L1118]+[.K1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8]+[.N1117]" office:value-type="currency" office:currency="CAD" office:value="188643.730000001" calcext:value-type="currency">
            <text:p>$188,643.73</text:p>
          </table:table-cell>
          <table:table-cell/>
        </table:table-row>
        <table:table-row table:style-name="ro1">
          <table:table-cell table:style-name="ce5" office:value-type="string" calcext:value-type="string">
            <text:p>7/2/2015</text:p>
          </table:table-cell>
          <table:table-cell table:style-name="ce6" office:value-type="time" office:time-value="PT19H15M27S" calcext:value-type="time">
            <text:p>19:1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19]-[.J1119]" office:value-type="currency" office:currency="CAD" office:value="9" calcext:value-type="currency">
            <text:p>$9.00</text:p>
          </table:table-cell>
          <table:table-cell table:style-name="ce3" table:formula="of:=[.L1119]+[.K111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19]+[.N1118]" office:value-type="currency" office:currency="CAD" office:value="188877.180000002" calcext:value-type="currency">
            <text:p>$188,877.18</text:p>
          </table:table-cell>
          <table:table-cell/>
        </table:table-row>
        <table:table-row table:style-name="ro1">
          <table:table-cell table:style-name="ce5" office:value-type="string" calcext:value-type="string">
            <text:p>7/2/2015</text:p>
          </table:table-cell>
          <table:table-cell table:style-name="ce6" office:value-type="time" office:time-value="PT19H15M30S" calcext:value-type="time">
            <text:p>19:1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20]-[.J1120]" office:value-type="currency" office:currency="CAD" office:value="0.899999999999999" calcext:value-type="currency">
            <text:p>$0.90</text:p>
          </table:table-cell>
          <table:table-cell table:style-name="ce3" table:formula="of:=[.L1120]+[.K11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20]+[.N1119]" office:value-type="currency" office:currency="CAD" office:value="188900.250000001" calcext:value-type="currency">
            <text:p>$188,900.25</text:p>
          </table:table-cell>
          <table:table-cell/>
        </table:table-row>
        <table:table-row table:style-name="ro1">
          <table:table-cell table:style-name="ce5" office:value-type="string" calcext:value-type="string">
            <text:p>7/2/2015</text:p>
          </table:table-cell>
          <table:table-cell table:style-name="ce6" office:value-type="time" office:time-value="PT19H15M34S" calcext:value-type="time">
            <text:p>19:1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1121]-[.J1121]" office:value-type="currency" office:currency="CAD" office:value="0.0699999999999998" calcext:value-type="currency">
            <text:p>$0.07</text:p>
          </table:table-cell>
          <table:table-cell table:style-name="ce3" table:formula="of:=[.L1121]+[.K112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style-name="ce3"/>
          <table:table-cell table:style-name="ce3" table:formula="of:=[.L1121]+[.N1120]" office:value-type="currency" office:currency="CAD" office:value="188901.820000002" calcext:value-type="currency">
            <text:p>$188,901.82</text:p>
          </table:table-cell>
          <table:table-cell/>
        </table:table-row>
        <table:table-row table:style-name="ro1">
          <table:table-cell table:style-name="ce5" office:value-type="string" calcext:value-type="string">
            <text:p>7/9/2015</text:p>
          </table:table-cell>
          <table:table-cell table:style-name="ce6" office:value-type="time" office:time-value="PT00H47M07S" calcext:value-type="time">
            <text:p>00:4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22]-[.J1122]" office:value-type="currency" office:currency="CAD" office:value="3.59999999999999" calcext:value-type="currency">
            <text:p>$3.60</text:p>
          </table:table-cell>
          <table:table-cell table:style-name="ce3" table:formula="of:=[.L1122]+[.K11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style-name="ce3"/>
          <table:table-cell table:style-name="ce3" table:formula="of:=[.L1122]+[.N1121]" office:value-type="currency" office:currency="CAD" office:value="188995.020000002" calcext:value-type="currency">
            <text:p>$188,995.02</text:p>
          </table:table-cell>
          <table:table-cell/>
        </table:table-row>
        <table:table-row table:style-name="ro1" table:number-rows-repeated="3">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Totals</text:p>
          </table:table-cell>
          <table:table-cell table:number-columns-repeated="6"/>
          <table:table-cell table:style-name="ce3" table:formula="of:=SUM([.H3:.H1125])" office:value-type="currency" office:currency="CAD" office:value="202533" calcext:value-type="currency">
            <text:p>$202,533.00</text:p>
          </table:table-cell>
          <table:table-cell table:style-name="ce3" table:formula="of:=SUM([.I3:.I1125])" office:value-type="currency" office:currency="CAD" office:value="7327.12000000003" calcext:value-type="currency">
            <text:p>$7,327.12</text:p>
          </table:table-cell>
          <table:table-cell table:style-name="ce3" table:formula="of:=SUM([.J3:.J1122])" office:value-type="currency" office:currency="CAD" office:value="195205.880000001" calcext:value-type="currency">
            <text:p>$195,205.88</text:p>
          </table:table-cell>
          <table:table-cell table:style-name="ce3" table:formula="of:=SUM([.K3:.K1122])" office:value-type="currency" office:currency="CAD" office:value="6210.85999999999" calcext:value-type="currency">
            <text:p>$6,210.86</text:p>
          </table:table-cell>
          <table:table-cell table:formula="of:=SUM([.L3:.L1122])" office:value-type="currency" office:currency="CAD" office:value="188995.020000002" calcext:value-type="currency">
            <text:p>$188,995.02</text:p>
          </table:table-cell>
          <table:table-cell table:style-name="ce3" table:number-columns-repeated="2"/>
          <table:table-cell/>
        </table:table-row>
        <table:table-row table:style-name="ro1">
          <table:table-cell office:value-type="string" calcext:value-type="string">
            <text:p>IGG+PP fees</text:p>
          </table:table-cell>
          <table:table-cell table:style-name="ce3" table:formula="of:=[.I1126]+[.K1126]" office:value-type="currency" office:currency="CAD" office:value="13537.98" calcext:value-type="currency">
            <text:p>$13,537.98</text:p>
          </table:table-cell>
          <table:table-cell table:number-columns-repeated="13"/>
        </table:table-row>
        <table:table-row table:style-name="ro1" table:number-rows-repeated="1047448">
          <table:table-cell table:number-columns-repeated="15"/>
        </table:table-row>
        <table:table-row table:style-name="ro1">
          <table:table-cell table:number-columns-repeated="15"/>
        </table:table-row>
      </table:table>
      <table:table table:name="Campaign expenses" table:style-name="ta1">
        <table:table-column table:style-name="co15" table:default-cell-style-name="Default"/>
        <table:table-column table:style-name="co2" table:number-columns-repeated="2"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Translations</text:p>
          </table:table-cell>
          <table:table-cell table:number-columns-repeated="4"/>
        </table:table-row>
        <table:table-row table:style-name="ro1">
          <table:table-cell office:value-type="string" calcext:value-type="string">
            <text:p>Translation of media advisory into French</text:p>
          </table:table-cell>
          <table:table-cell/>
          <table:table-cell office:value-type="string" calcext:value-type="string">
            <text:p>CAD</text:p>
          </table:table-cell>
          <table:table-cell office:value-type="currency" office:currency="CAD" office:value="98" calcext:value-type="currency">
            <text:p>$98.00</text:p>
          </table:table-cell>
          <table:table-cell/>
        </table:table-row>
        <table:table-row table:style-name="ro1">
          <table:table-cell office:value-type="string" calcext:value-type="string">
            <text:p>Translation of media advisory into Spanish</text:p>
          </table:table-cell>
          <table:table-cell/>
          <table:table-cell office:value-type="string" calcext:value-type="string">
            <text:p>CAD</text:p>
          </table:table-cell>
          <table:table-cell office:value-type="currency" office:currency="CAD" office:value="89" calcext:value-type="currency">
            <text:p>$89.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2:.D3])" office:value-type="currency" office:currency="CAD" office:value="187" calcext:value-type="currency">
            <text:p>$187.00</text:p>
          </table:table-cell>
        </table:table-row>
        <table:table-row table:style-name="ro1">
          <table:table-cell table:style-name="ce1"/>
          <table:table-cell table:number-columns-repeated="3"/>
          <table:table-cell table:style-name="ce3"/>
        </table:table-row>
        <table:table-row table:style-name="ro1">
          <table:table-cell table:style-name="ce1" office:value-type="string" calcext:value-type="string">
            <text:p>Advertisements</text:p>
          </table:table-cell>
          <table:table-cell table:number-columns-repeated="4"/>
        </table:table-row>
        <table:table-row table:style-name="ro1">
          <table:table-cell office:value-type="string" calcext:value-type="string">
            <text:p>Facebook ad May 03-06</text:p>
          </table:table-cell>
          <table:table-cell/>
          <table:table-cell office:value-type="string" calcext:value-type="string">
            <text:p>CAD</text:p>
          </table:table-cell>
          <table:table-cell office:value-type="currency" office:currency="CAD" office:value="39.97" calcext:value-type="currency">
            <text:p>$39.97</text:p>
          </table:table-cell>
          <table:table-cell/>
        </table:table-row>
        <table:table-row table:style-name="ro1">
          <table:table-cell office:value-type="string" calcext:value-type="string">
            <text:p>Facebook ad May 06-12</text:p>
          </table:table-cell>
          <table:table-cell/>
          <table:table-cell office:value-type="string" calcext:value-type="string">
            <text:p>CAD</text:p>
          </table:table-cell>
          <table:table-cell office:value-type="currency" office:currency="CAD" office:value="24.31" calcext:value-type="currency">
            <text:p>$24.31</text:p>
          </table:table-cell>
          <table:table-cell/>
        </table:table-row>
        <table:table-row table:style-name="ro1">
          <table:table-cell office:value-type="string" calcext:value-type="string">
            <text:p>Facebook ad May 12-16</text:p>
          </table:table-cell>
          <table:table-cell/>
          <table:table-cell office:value-type="string" calcext:value-type="string">
            <text:p>CAD</text:p>
          </table:table-cell>
          <table:table-cell office:value-type="currency" office:currency="CAD" office:value="35.76" calcext:value-type="currency">
            <text:p>$35.76</text:p>
          </table:table-cell>
          <table:table-cell/>
        </table:table-row>
        <table:table-row table:style-name="ro1">
          <table:table-cell office:value-type="string" calcext:value-type="string">
            <text:p>Facebook ad May 24-26</text:p>
          </table:table-cell>
          <table:table-cell/>
          <table:table-cell office:value-type="string" calcext:value-type="string">
            <text:p>CAD</text:p>
          </table:table-cell>
          <table:table-cell office:value-type="currency" office:currency="CAD" office:value="25" calcext:value-type="currency">
            <text:p>$25.00</text:p>
          </table:table-cell>
          <table:table-cell/>
        </table:table-row>
        <table:table-row table:style-name="ro1">
          <table:table-cell office:value-type="string" calcext:value-type="string">
            <text:p>Facebook ad June 8-10</text:p>
          </table:table-cell>
          <table:table-cell/>
          <table:table-cell office:value-type="string" calcext:value-type="string">
            <text:p>CAD</text:p>
          </table:table-cell>
          <table:table-cell office:value-type="currency" office:currency="CAD" office:value="6" calcext:value-type="currency">
            <text:p>$6.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7:.D11])" office:value-type="currency" office:currency="CAD" office:value="131.04" calcext:value-type="currency">
            <text:p>$131.04</text:p>
          </table:table-cell>
        </table:table-row>
        <table:table-row table:style-name="ro1">
          <table:table-cell table:number-columns-repeated="5"/>
        </table:table-row>
        <table:table-row table:style-name="ro1">
          <table:table-cell table:style-name="ce1" office:value-type="string" calcext:value-type="string">
            <text:p>Research for additional contacts to email</text:p>
          </table:table-cell>
          <table:table-cell table:number-columns-repeated="4"/>
        </table:table-row>
        <table:table-row table:style-name="ro1">
          <table:table-cell office:value-type="string" calcext:value-type="string">
            <text:p>Research</text:p>
          </table:table-cell>
          <table:table-cell office:value-type="string" calcext:value-type="string">
            <text:p>Researcher 1</text:p>
          </table:table-cell>
          <table:table-cell office:value-type="string" calcext:value-type="string">
            <text:p>CAD</text:p>
          </table:table-cell>
          <table:table-cell office:value-type="currency" office:currency="CAD" office:value="120" calcext:value-type="currency">
            <text:p>$120.00</text:p>
          </table:table-cell>
          <table:table-cell/>
        </table:table-row>
        <table:table-row table:style-name="ro1">
          <table:table-cell office:value-type="string" calcext:value-type="string">
            <text:p>Research</text:p>
          </table:table-cell>
          <table:table-cell office:value-type="string" calcext:value-type="string">
            <text:p>Researcher 2</text:p>
          </table:table-cell>
          <table:table-cell office:value-type="string" calcext:value-type="string">
            <text:p>CAD</text:p>
          </table:table-cell>
          <table:table-cell office:value-type="currency" office:currency="CAD" office:value="45" calcext:value-type="currency">
            <text:p>$45.00</text:p>
          </table:table-cell>
          <table:table-cell/>
        </table:table-row>
        <table:table-row table:style-name="ro1">
          <table:table-cell office:value-type="string" calcext:value-type="string">
            <text:p>Research</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text:p>
          </table:table-cell>
          <table:table-cell office:value-type="string" calcext:value-type="string">
            <text:p>Researcher 4</text:p>
          </table:table-cell>
          <table:table-cell office:value-type="string" calcext:value-type="string">
            <text:p>CAD</text:p>
          </table:table-cell>
          <table:table-cell office:value-type="currency" office:currency="CAD" office:value="457" calcext:value-type="currency">
            <text:p>$457.00</text:p>
          </table:table-cell>
          <table:table-cell/>
        </table:table-row>
        <table:table-row table:style-name="ro1">
          <table:table-cell office:value-type="string" calcext:value-type="string">
            <text:p>Research May 17-25</text:p>
          </table:table-cell>
          <table:table-cell office:value-type="string" calcext:value-type="string">
            <text:p>Researcher 2</text:p>
          </table:table-cell>
          <table:table-cell office:value-type="string" calcext:value-type="string">
            <text:p>CAD</text:p>
          </table:table-cell>
          <table:table-cell office:value-type="currency" office:currency="CAD" office:value="52.5" calcext:value-type="currency">
            <text:p>$52.50</text:p>
          </table:table-cell>
          <table:table-cell/>
        </table:table-row>
        <table:table-row table:style-name="ro1">
          <table:table-cell office:value-type="string" calcext:value-type="string">
            <text:p>Research May 17-25</text:p>
          </table:table-cell>
          <table:table-cell office:value-type="string" calcext:value-type="string">
            <text:p>Researcher 5</text:p>
          </table:table-cell>
          <table:table-cell office:value-type="string" calcext:value-type="string">
            <text:p>CAD</text:p>
          </table:table-cell>
          <table:table-cell office:value-type="currency" office:currency="CAD" office:value="60" calcext:value-type="currency">
            <text:p>$60.00</text:p>
          </table:table-cell>
          <table:table-cell/>
        </table:table-row>
        <table:table-row table:style-name="ro1">
          <table:table-cell office:value-type="string" calcext:value-type="string">
            <text:p>Research May 17-25</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 May 13-27</text:p>
          </table:table-cell>
          <table:table-cell office:value-type="string" calcext:value-type="string">
            <text:p>Researcher 6</text:p>
          </table:table-cell>
          <table:table-cell office:value-type="string" calcext:value-type="string">
            <text:p>CAD</text:p>
          </table:table-cell>
          <table:table-cell office:value-type="currency" office:currency="CAD" office:value="67" calcext:value-type="currency">
            <text:p>$67.00</text:p>
          </table:table-cell>
          <table:table-cell/>
        </table:table-row>
        <table:table-row table:style-name="ro1">
          <table:table-cell office:value-type="string" calcext:value-type="string">
            <text:p>Research May 4-11</text:p>
          </table:table-cell>
          <table:table-cell office:value-type="string" calcext:value-type="string">
            <text:p>Researcher 6</text:p>
          </table:table-cell>
          <table:table-cell office:value-type="string" calcext:value-type="string">
            <text:p>CAD</text:p>
          </table:table-cell>
          <table:table-cell office:value-type="currency" office:currency="CAD" office:value="40" calcext:value-type="currency">
            <text:p>$40.00</text:p>
          </table:table-cell>
          <table:table-cell/>
        </table:table-row>
        <table:table-row table:style-name="ro1">
          <table:table-cell office:value-type="string" calcext:value-type="string">
            <text:p>Research May 25 – June 3</text:p>
          </table:table-cell>
          <table:table-cell office:value-type="string" calcext:value-type="string">
            <text:p>Researcher 5</text:p>
          </table:table-cell>
          <table:table-cell office:value-type="string" calcext:value-type="string">
            <text:p>CAD</text:p>
          </table:table-cell>
          <table:table-cell office:value-type="currency" office:currency="CAD" office:value="52" calcext:value-type="currency">
            <text:p>$52.00</text:p>
          </table:table-cell>
          <table:table-cell/>
        </table:table-row>
        <table:table-row table:style-name="ro1">
          <table:table-cell office:value-type="string" calcext:value-type="string">
            <text:p>Research May 25 – June 3</text:p>
          </table:table-cell>
          <table:table-cell office:value-type="string" calcext:value-type="string">
            <text:p>Researcher 3</text:p>
          </table:table-cell>
          <table:table-cell office:value-type="string" calcext:value-type="string">
            <text:p>CAD</text:p>
          </table:table-cell>
          <table:table-cell office:value-type="currency" office:currency="CAD" office:value="150" calcext:value-type="currency">
            <text:p>$150.00</text:p>
          </table:table-cell>
          <table:table-cell/>
        </table:table-row>
        <table:table-row table:style-name="ro1">
          <table:table-cell office:value-type="string" calcext:value-type="string">
            <text:p>Research May – June</text:p>
          </table:table-cell>
          <table:table-cell office:value-type="string" calcext:value-type="string">
            <text:p>Researcher 1</text:p>
          </table:table-cell>
          <table:table-cell office:value-type="string" calcext:value-type="string">
            <text:p>CAD</text:p>
          </table:table-cell>
          <table:table-cell office:value-type="currency" office:currency="CAD" office:value="885" calcext:value-type="currency">
            <text:p>$885.00</text:p>
          </table:table-cell>
          <table:table-cell/>
        </table:table-row>
        <table:table-row table:style-name="ro1">
          <table:table-cell office:value-type="string" calcext:value-type="string">
            <text:p>Research May 21 – June 2</text:p>
          </table:table-cell>
          <table:table-cell office:value-type="string" calcext:value-type="string">
            <text:p>Researcher 7</text:p>
          </table:table-cell>
          <table:table-cell office:value-type="string" calcext:value-type="string">
            <text:p>CAD</text:p>
          </table:table-cell>
          <table:table-cell office:value-type="currency" office:currency="CAD" office:value="135" calcext:value-type="currency">
            <text:p>$135.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15:.D27])" office:value-type="currency" office:currency="CAD" office:value="2243.5" calcext:value-type="currency">
            <text:p>$2,243.50</text:p>
          </table:table-cell>
        </table:table-row>
        <table:table-row table:style-name="ro1">
          <table:table-cell table:number-columns-repeated="5"/>
        </table:table-row>
        <table:table-row table:style-name="ro1">
          <table:table-cell table:style-name="ce1" office:value-type="string" calcext:value-type="string">
            <text:p>Video editing</text:p>
          </table:table-cell>
          <table:table-cell table:number-columns-repeated="4"/>
        </table:table-row>
        <table:table-row table:style-name="ro1">
          <table:table-cell office:value-type="string" calcext:value-type="string">
            <text:p>Initial campaign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office:value-type="string" calcext:value-type="string">
            <text:p>All additional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table:number-columns-repeated="4"/>
          <table:table-cell table:style-name="ce3" table:formula="of:=SUM([.D31:.D32])" office:value-type="currency" office:currency="CAD" office:value="200" calcext:value-type="currency">
            <text:p>$200.00</text:p>
          </table:table-cell>
        </table:table-row>
        <table:table-row table:style-name="ro1">
          <table:table-cell table:style-name="ce1" office:value-type="string" calcext:value-type="string">
            <text:p>Perks</text:p>
          </table:table-cell>
          <table:table-cell table:number-columns-repeated="4"/>
        </table:table-row>
        <table:table-row table:style-name="ro1">
          <table:table-cell office:value-type="string" calcext:value-type="string">
            <text:p>Image for thank you cards</text:p>
          </table:table-cell>
          <table:table-cell office:value-type="string" calcext:value-type="string">
            <text:p>Nidal</text:p>
          </table:table-cell>
          <table:table-cell office:value-type="string" calcext:value-type="string">
            <text:p>CAD</text:p>
          </table:table-cell>
          <table:table-cell office:value-type="currency" office:currency="CAD" office:value="500" calcext:value-type="currency">
            <text:p>$500.00</text:p>
          </table:table-cell>
          <table:table-cell/>
        </table:table-row>
        <table:table-row table:style-name="ro1">
          <table:table-cell table:number-columns-repeated="4"/>
          <table:table-cell table:style-name="ce3" table:formula="of:=SUM([.D35])" office:value-type="currency" office:currency="CAD" office:value="500" calcext:value-type="currency">
            <text:p>$500.00</text:p>
          </table:table-cell>
        </table:table-row>
        <table:table-row table:style-name="ro1">
          <table:table-cell table:number-columns-repeated="5"/>
        </table:table-row>
        <table:table-row table:style-name="ro1">
          <table:table-cell table:style-name="ce1" office:value-type="string" calcext:value-type="string">
            <text:p>Mississauga fundraising dinner</text:p>
          </table:table-cell>
          <table:table-cell table:number-columns-repeated="4"/>
        </table:table-row>
        <table:table-row table:style-name="ro1">
          <table:table-cell office:value-type="string" calcext:value-type="string">
            <text:p>Acacia Fine Foods (220 seats) – deposit</text:p>
          </table:table-cell>
          <table:table-cell/>
          <table:table-cell table:style-name="ce8" office:value-type="string" calcext:value-type="string">
            <text:p>CAD</text:p>
          </table:table-cell>
          <table:table-cell office:value-type="currency" office:currency="CAD" office:value="1000" calcext:value-type="currency">
            <text:p>$1,000.00</text:p>
          </table:table-cell>
          <table:table-cell/>
        </table:table-row>
        <table:table-row table:style-name="ro1">
          <table:table-cell office:value-type="string" calcext:value-type="string">
            <text:p>Acacia Fine Foods (220 seats) – balance</text:p>
          </table:table-cell>
          <table:table-cell/>
          <table:table-cell office:value-type="string" calcext:value-type="string">
            <text:p>CAD</text:p>
          </table:table-cell>
          <table:table-cell office:value-type="currency" office:currency="CAD" office:value="4000" calcext:value-type="currency">
            <text:p>$4,000.00</text:p>
          </table:table-cell>
          <table:table-cell/>
        </table:table-row>
        <table:table-row table:style-name="ro1">
          <table:table-cell office:value-type="string" calcext:value-type="string">
            <text:p>Audio/Visual cost</text:p>
          </table:table-cell>
          <table:table-cell/>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table-cell office:value-type="string" calcext:value-type="string">
            <text:p>CAD</text:p>
          </table:table-cell>
          <table:table-cell table:style-name="ce9" office:value-type="currency" office:currency="CAD" office:value="53" calcext:value-type="currency">
            <text:p>$53.00</text:p>
          </table:table-cell>
          <table:table-cell table:style-name="ce3"/>
        </table:table-row>
        <table:table-row table:style-name="ro1">
          <table:table-cell office:value-type="string" calcext:value-type="string">
            <text:p>Eventbrite ticket costs</text:p>
          </table:table-cell>
          <table:table-cell/>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4"/>
          <table:table-cell table:style-name="ce3" table:formula="of:=SUM([.D39:.D45])" office:value-type="currency" office:currency="CAD" office:value="6097.82" calcext:value-type="currency">
            <text:p>$6,097.82</text:p>
          </table:table-cell>
        </table:table-row>
        <table:table-row table:style-name="ro1">
          <table:table-cell table:number-columns-repeated="4"/>
          <table:table-cell table:style-name="ce3"/>
        </table:table-row>
        <table:table-row table:style-name="ro1">
          <table:table-cell office:value-type="string" calcext:value-type="string">
            <text:p>Mailing lists</text:p>
          </table:table-cell>
          <table:table-cell table:number-columns-repeated="3"/>
          <table:table-cell table:style-name="ce3"/>
        </table:table-row>
        <table:table-row table:style-name="ro1">
          <table:table-cell office:value-type="string" calcext:value-type="string">
            <text:p>Mail chimp July</text:p>
          </table:table-cell>
          <table:table-cell/>
          <table:table-cell office:value-type="string" calcext:value-type="string">
            <text:p>CAD</text:p>
          </table:table-cell>
          <table:table-cell table:formula="of:=477.45" office:value-type="currency" office:currency="CAD" office:value="477.45" calcext:value-type="currency">
            <text:p>$477.45</text:p>
          </table:table-cell>
          <table:table-cell table:style-name="ce3"/>
        </table:table-row>
        <table:table-row table:style-name="ro1">
          <table:table-cell office:value-type="string" calcext:value-type="string">
            <text:p>Mail chimp May</text:p>
          </table:table-cell>
          <table:table-cell/>
          <table:table-cell office:value-type="string" calcext:value-type="string">
            <text:p>CAD</text:p>
          </table:table-cell>
          <table:table-cell office:value-type="currency" office:currency="CAD" office:value="61.53" calcext:value-type="currency">
            <text:p>$61.53</text:p>
          </table:table-cell>
          <table:table-cell/>
        </table:table-row>
        <table:table-row table:style-name="ro1">
          <table:table-cell table:number-columns-repeated="4"/>
          <table:table-cell table:style-name="ce3" table:formula="of:=SUM([.D49:.D50])" office:value-type="currency" office:currency="CAD" office:value="538.98" calcext:value-type="currency">
            <text:p>$538.98</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D2:.D51])" office:value-type="currency" office:currency="CAD" office:value="9898.34" calcext:value-type="currency">
            <text:p>$9,898.34</text:p>
          </table:table-cell>
          <table:table-cell table:style-name="ce3" table:formula="of:=SUM([.E2:.E51])" office:value-type="currency" office:currency="CAD" office:value="9898.34" calcext:value-type="currency">
            <text:p>$9,898.34</text:p>
          </table:table-cell>
        </table:table-row>
      </table:table>
      <table:table table:name="Mississauga donations" table:style-name="ta1">
        <table:table-column table:style-name="co16" table:default-cell-style-name="Default"/>
        <table:table-column table:style-name="co2" table:default-cell-style-name="ce3"/>
        <table:table-column table:style-name="co2" table:default-cell-style-name="Default"/>
        <table:table-column table:style-name="co2" table:default-cell-style-name="ce3"/>
        <table:table-column table:style-name="co17" table:default-cell-style-name="Default"/>
        <table:table-row table:style-name="ro1">
          <table:table-cell office:value-type="string" calcext:value-type="string">
            <text:p>Donations during event</text:p>
          </table:table-cell>
          <table:table-cell table:number-columns-repeated="4"/>
        </table:table-row>
        <table:table-row table:style-name="ro1">
          <table:table-cell table:number-columns-repeated="5"/>
        </table:table-row>
        <table:table-row table:style-name="ro1">
          <table:table-cell office:value-type="string" calcext:value-type="string">
            <text:p>CHQ</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HQ</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HQ</text:p>
          </table:table-cell>
          <table:table-cell office:value-type="currency" office:currency="CAD" office:value="1300" calcext:value-type="currency">
            <text:p>$1,3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HQ</text:p>
          </table:table-cell>
          <table:table-cell office:value-type="currency" office:currency="CAD" office:value="2000" calcext:value-type="currency">
            <text:p>$2,000.00</text:p>
          </table:table-cell>
          <table:table-cell table:number-columns-repeated="3"/>
        </table:table-row>
        <table:table-row table:style-name="ro1">
          <table:table-cell office:value-type="string" calcext:value-type="string">
            <text:p>CREDIT</text:p>
          </table:table-cell>
          <table:table-cell office:value-type="currency" office:currency="CAD" office:value="700" calcext:value-type="currency">
            <text:p>$700.00</text:p>
          </table:table-cell>
          <table:table-cell table:number-columns-repeated="3"/>
        </table:table-row>
        <table:table-row table:style-name="ro1">
          <table:table-cell office:value-type="string" calcext:value-type="string">
            <text:p>CREDIT</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0" calcext:value-type="currency">
            <text:p>$10,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300" calcext:value-type="currency">
            <text:p>$3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1.8" calcext:value-type="currency">
            <text:p>$1.80</text:p>
          </table:table-cell>
          <table:table-cell table:number-columns-repeated="3"/>
        </table:table-row>
        <table:table-row table:style-name="ro1">
          <table:table-cell office:value-type="string" calcext:value-type="string">
            <text:p>CASH</text:p>
          </table:table-cell>
          <table:table-cell office:value-type="currency" office:currency="CAD" office:value="45" calcext:value-type="currency">
            <text:p>$45.00</text:p>
          </table:table-cell>
          <table:table-cell table:number-columns-repeated="3"/>
        </table:table-row>
        <table:table-row table:style-name="ro1">
          <table:table-cell office:value-type="string" calcext:value-type="string">
            <text:p>CASH</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ASH</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ASH</text:p>
          </table:table-cell>
          <table:table-cell office:value-type="currency" office:currency="CAD" office:value="300" calcext:value-type="currency">
            <text:p>$300.00</text:p>
          </table:table-cell>
          <table:table-cell table:number-columns-repeated="3"/>
        </table:table-row>
        <table:table-row table:style-name="ro1">
          <table:table-cell table:number-columns-repeated="5"/>
        </table:table-row>
        <table:table-row table:style-name="ro1">
          <table:table-cell table:style-name="ce1" office:value-type="string" calcext:value-type="string">
            <text:p>Deposited cash</text:p>
          </table:table-cell>
          <table:table-cell office:value-type="currency" office:currency="CAD" office:value="60" calcext:value-type="currency">
            <text:p>$60.00</text:p>
          </table:table-cell>
          <table:table-cell table:number-columns-repeated="3"/>
        </table:table-row>
        <table:table-row table:style-name="ro1">
          <table:table-cell/>
          <table:table-cell office:value-type="currency" office:currency="CAD" office:value="1360" calcext:value-type="currency">
            <text:p>$1,360.00</text:p>
          </table:table-cell>
          <table:table-cell table:number-columns-repeated="3"/>
        </table:table-row>
        <table:table-row table:style-name="ro1">
          <table:table-cell/>
          <table:table-cell office:value-type="currency" office:currency="CAD" office:value="900" calcext:value-type="currency">
            <text:p>$900.00</text:p>
          </table:table-cell>
          <table:table-cell table:number-columns-repeated="3"/>
        </table:table-row>
        <table:table-row table:style-name="ro1">
          <table:table-cell/>
          <table:table-cell office:value-type="currency" office:currency="CAD" office:value="1300" calcext:value-type="currency">
            <text:p>$1,300.00</text:p>
          </table:table-cell>
          <table:table-cell table:number-columns-repeated="3"/>
        </table:table-row>
        <table:table-row table:style-name="ro1">
          <table:table-cell/>
          <table:table-cell office:value-type="currency" office:currency="CAD" office:value="2000" calcext:value-type="currency">
            <text:p>$2,000.00</text:p>
          </table:table-cell>
          <table:table-cell table:number-columns-repeated="3"/>
        </table:table-row>
        <table:table-row table:style-name="ro1">
          <table:table-cell/>
          <table:table-cell office:value-type="currency" office:currency="CAD" office:value="1.8" calcext:value-type="currency">
            <text:p>$1.80</text:p>
          </table:table-cell>
          <table:table-cell table:number-columns-repeated="3"/>
        </table:table-row>
        <table:table-row table:style-name="ro3">
          <table:table-cell table:style-name="ce2" office:value-type="string" calcext:value-type="string">
            <text:p>Subtract card amount from above</text:p>
          </table:table-cell>
          <table:table-cell table:formula="of:=-SUM([.B39:.B48])" office:value-type="currency" office:currency="CAD" office:value="-1346.8" calcext:value-type="currency">
            <text:p>-$1,346.80</text:p>
          </table:table-cell>
          <table:table-cell/>
          <table:table-cell table:style-name="Default"/>
          <table:table-cell table:style-name="ce10" office:value-type="string" calcext:value-type="string">
            <text:p>Note: All cash was deposited, but not all cash was accounted for with donor cards. As such, the total amount of cash received is the total deposited plus the total declared in cards minus the total declared in cards. Including the total declared in cards simply allows for a more detailed breakdown of how donations were made.</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formula="of:=SUM([.B3:.B56])" office:value-type="currency" office:currency="CAD" office:value="64421.8" calcext:value-type="currency">
            <text:p>$64,421.80</text:p>
          </table:table-cell>
          <table:table-cell table:number-columns-repeated="3"/>
        </table:table-row>
        <table:table-row table:style-name="ro1" table:number-rows-repeated="5">
          <table:table-cell table:number-columns-repeated="5"/>
        </table:table-row>
        <table:table-row table:style-name="ro1">
          <table:table-cell table:style-name="ce1" office:value-type="string" calcext:value-type="string">
            <text:p>Donations of expenses</text:p>
          </table:table-cell>
          <table:table-cell table:number-columns-repeated="4"/>
        </table:table-row>
        <table:table-row table:style-name="ro1">
          <table:table-cell office:value-type="string" calcext:value-type="string">
            <text:p>Audio/Visual cost</text:p>
          </table:table-cell>
          <table:table-cell table:style-name="Default"/>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style-name="Default"/>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style-name="Default"/>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style-name="Default"/>
          <table:table-cell office:value-type="string" calcext:value-type="string">
            <text:p>CAD</text:p>
          </table:table-cell>
          <table:table-cell table:style-name="ce9" office:value-type="currency" office:currency="CAD" office:value="53" calcext:value-type="currency">
            <text:p>$53.00</text:p>
          </table:table-cell>
          <table:table-cell/>
        </table:table-row>
        <table:table-row table:style-name="ro1">
          <table:table-cell office:value-type="string" calcext:value-type="string">
            <text:p>Eventbrite ticket costs</text:p>
          </table:table-cell>
          <table:table-cell table:style-name="Default"/>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D65:.D70])" office:value-type="currency" office:currency="CAD" office:value="1097.82" calcext:value-type="currency">
            <text:p>$1,097.82</text:p>
          </table:table-cell>
          <table:table-cell/>
        </table:table-row>
        <table:table-row table:style-name="ro1" table:number-rows-repeated="1048504">
          <table:table-cell table:number-columns-repeated="5"/>
        </table:table-row>
        <table:table-row table:style-name="ro1">
          <table:table-cell table:number-columns-repeated="5"/>
        </table:table-row>
      </table:table>
      <table:table table:name="Dearborn donations" table:style-name="ta1">
        <table:table-column table:style-name="co18" table:default-cell-style-name="Default"/>
        <table:table-column table:style-name="co2" table:default-cell-style-name="ce3"/>
        <table:table-column table:style-name="co2" table:default-cell-style-name="Default"/>
        <table:table-row table:style-name="ro1" table:number-rows-repeated="5">
          <table:table-cell/>
          <table:table-cell table:style-name="Default"/>
          <table:table-cell/>
        </table:table-row>
        <table:table-row table:style-name="ro1">
          <table:table-cell office:value-type="string" calcext:value-type="string">
            <text:p>Cash</text:p>
          </table:table-cell>
          <table:table-cell office:value-type="currency" office:currency="CAD" office:value="735" calcext:value-type="currency">
            <text:p>$735.00</text:p>
          </table:table-cell>
          <table:table-cell office:value-type="string" calcext:value-type="string">
            <text:p>USD</text:p>
          </table:table-cell>
        </table:table-row>
        <table:table-row table:style-name="ro1">
          <table:table-cell office:value-type="string" calcext:value-type="string">
            <text:p>Cheque to PAS</text:p>
          </table:table-cell>
          <table:table-cell office:value-type="currency" office:currency="CAD" office:value="5250" calcext:value-type="currency">
            <text:p>$5,250.00</text:p>
          </table:table-cell>
          <table:table-cell office:value-type="string" calcext:value-type="string">
            <text:p>USD</text:p>
          </table:table-cell>
        </table:table-row>
        <table:table-row table:style-name="ro1">
          <table:table-cell office:value-type="string" calcext:value-type="string">
            <text:p>Cheque to IRC</text:p>
          </table:table-cell>
          <table:table-cell office:value-type="currency" office:currency="CAD" office:value="500" calcext:value-type="currency">
            <text:p>$500.00</text:p>
          </table:table-cell>
          <table:table-cell office:value-type="string" calcext:value-type="string">
            <text:p>USD</text:p>
          </table:table-cell>
        </table:table-row>
        <table:table-row table:style-name="ro1" table:number-rows-repeated="2">
          <table:table-cell table:number-columns-repeated="3"/>
        </table:table-row>
        <table:table-row table:style-name="ro1">
          <table:table-cell office:value-type="string" calcext:value-type="string">
            <text:p>Total for IRC</text:p>
          </table:table-cell>
          <table:table-cell table:formula="of:=[.B8]+[.B6]" office:value-type="currency" office:currency="CAD" office:value="1235" calcext:value-type="currency">
            <text:p>$1,235.00</text:p>
          </table:table-cell>
          <table:table-cell office:value-type="string" calcext:value-type="string">
            <text:p>USD</text:p>
          </table:table-cell>
        </table:table-row>
        <table:table-row table:style-name="ro1">
          <table:table-cell/>
          <table:table-cell table:style-name="Default"/>
          <table:table-cell/>
        </table:table-row>
        <table:table-row table:style-name="ro1">
          <table:table-cell office:value-type="string" calcext:value-type="string">
            <text:p>Grand total raised</text:p>
          </table:table-cell>
          <table:table-cell table:formula="of:=SUM([.B6:.B8])" office:value-type="currency" office:currency="CAD" office:value="6485" calcext:value-type="currency">
            <text:p>$6,485.00</text:p>
          </table:table-cell>
          <table:table-cell office:value-type="string" calcext:value-type="string">
            <text:p>USD</text:p>
          </table:table-cell>
        </table:table-row>
      </table:table>
      <table:table table:name="Cheques received" table:style-name="ta1">
        <table:table-column table:style-name="co19" table:default-cell-style-name="Default"/>
        <table:table-column table:style-name="co2" table:number-columns-repeated="2" table:default-cell-style-name="Default"/>
        <table:table-column table:style-name="co2" table:default-cell-style-name="ce11"/>
        <table:table-row table:style-name="ro1">
          <table:table-cell office:value-type="string" calcext:value-type="string">
            <text:p>Amount</text:p>
          </table:table-cell>
          <table:table-cell office:value-type="string" calcext:value-type="string">
            <text:p>Format</text:p>
          </table:table-cell>
          <table:table-cell office:value-type="string" calcext:value-type="string">
            <text:p>Currency</text:p>
          </table:table-cell>
          <table:table-cell office:value-type="string" calcext:value-type="string">
            <text:p>Date received</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16.4" calcext:value-type="currency">
            <text:p>$216.4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0" calcext:value-type="currency">
            <text:p>$4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4" calcext:value-type="currency">
            <text:p>$44.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80" calcext:value-type="currency">
            <text:p>$1,08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5" calcext:value-type="currency">
            <text:p>$4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30" calcext:value-type="currency">
            <text:p>$3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00" calcext:value-type="currency">
            <text:p>$2,500.00</text:p>
          </table:table-cell>
          <table:table-cell office:value-type="string" calcext:value-type="string">
            <text:p>CASH</text:p>
          </table:table-cell>
          <table:table-cell office:value-type="string" calcext:value-type="string">
            <text:p>CAD</text:p>
          </table:table-cell>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500" calcext:value-type="currency">
            <text:p>$1,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230" calcext:value-type="currency">
            <text:p>$1,23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2000" calcext:value-type="currency">
            <text:p>$2,0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office:value-type="float" office:value="250" calcext:value-type="float">
            <text:p>25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US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office:value-type="float" office:value="300" calcext:value-type="float">
            <text:p>300</text:p>
          </table:table-cell>
          <table:table-cell office:value-type="string" calcext:value-type="string">
            <text:p>CHQ</text:p>
          </table:table-cell>
          <table:table-cell office:value-type="string" calcext:value-type="string">
            <text:p>USD</text:p>
          </table:table-cell>
          <table:table-cell office:value-type="date" office:date-value="2015-07-17" calcext:value-type="date">
            <text:p>2015-07-17</text:p>
          </table:table-cell>
        </table:table-row>
        <table:table-row table:style-name="ro1">
          <table:table-cell table:number-columns-repeated="4"/>
        </table:table-row>
        <table:table-row table:style-name="ro1">
          <table:table-cell table:style-name="ce3" table:formula="of:=SUM([.A2:.A62])" office:value-type="currency" office:currency="CAD" office:value="30285.4" calcext:value-type="currency">
            <text:p>$30,285.40</text:p>
          </table:table-cell>
          <table:table-cell office:value-type="string" calcext:value-type="string">
            <text:p>CAD</text:p>
          </table:table-cell>
          <table:table-cell table:number-columns-repeated="2"/>
        </table:table-row>
        <table:table-row table:style-name="ro1">
          <table:table-cell table:style-name="ce3" table:formula="of:=SUM([.A63:.A67])" office:value-type="currency" office:currency="CAD" office:value="1000" calcext:value-type="currency">
            <text:p>$1,000.00</text:p>
          </table:table-cell>
          <table:table-cell office:value-type="string" calcext:value-type="string">
            <text:p>USD</text:p>
          </table:table-cell>
          <table:table-cell table:number-columns-repeated="2"/>
        </table:table-row>
        <table:table-row table:style-name="ro1" table:number-rows-repeated="1048505">
          <table:table-cell table:number-columns-repeated="4"/>
        </table:table-row>
        <table:table-row table:style-name="ro1">
          <table:table-cell table:number-columns-repeated="4"/>
        </table:table-row>
      </table:table>
      <table:table table:name="Amount double-paid" table:style-name="ta1">
        <table:table-column table:style-name="co2" table:default-cell-style-name="Default"/>
        <table:table-column table:style-name="co2" table:default-cell-style-name="ce3"/>
        <table:table-column table:style-name="co2" table:number-columns-repeated="2" table:default-cell-style-name="Default"/>
        <table:table-row table:style-name="ro1">
          <table:table-cell office:value-type="string" calcext:value-type="string">
            <text:p>This is the amount that was donated to IRC separately, but entered into IGG. Because this amount was paid twice, it will be ultimately deducted from the amount submitted to IRC</text:p>
          </table:table-cell>
          <table:table-cell table:number-columns-repeated="3"/>
        </table:table-row>
        <table:table-row table:style-name="ro1">
          <table:table-cell office:value-type="string" calcext:value-type="string">
            <text:p>All amounts USD</text:p>
          </table:table-cell>
          <table:table-cell table:number-columns-repeated="3"/>
        </table:table-row>
        <table:table-row table:style-name="ro1">
          <table:table-cell table:number-columns-repeated="4"/>
        </table:table-row>
        <table:table-row table:style-name="ro1">
          <table:table-cell office:value-type="string" calcext:value-type="string">
            <text:p>Date</text:p>
          </table:table-cell>
          <table:table-cell office:value-type="string" calcext:value-type="string">
            <text:p>Amount</text:p>
          </table:table-cell>
          <table:table-cell office:value-type="string" calcext:value-type="string">
            <text:p>Currency</text:p>
          </table:table-cell>
          <table:table-cell office:value-type="string" calcext:value-type="string">
            <text:p>Entered by</text:p>
          </table:table-cell>
        </table:table-row>
        <table:table-row table:style-name="ro1">
          <table:table-cell table:style-name="ce11" office:value-type="date" office:date-value="2015-06-12" calcext:value-type="date">
            <text:p>2015-06-12</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00" calcext:value-type="currency">
            <text:p>$5,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1080" calcext:value-type="currency">
            <text:p>$1,08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3" calcext:value-type="date">
            <text:p>2015-06-13</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0" calcext:value-type="currency">
            <text:p>$2,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30" calcext:value-type="currency">
            <text:p>$3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16" calcext:value-type="currency">
            <text:p>$216.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0" calcext:value-type="currency">
            <text:p>$4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4" calcext:value-type="currency">
            <text:p>$44.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5" calcext:value-type="currency">
            <text:p>$4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office:value-type="string" calcext:value-type="string">
            <text:p>Total</text:p>
          </table:table-cell>
          <table:table-cell table:formula="of:=SUM([.B5:.B50])" office:value-type="currency" office:currency="CAD" office:value="16605" calcext:value-type="currency">
            <text:p>$16,605.00</text:p>
          </table:table-cell>
          <table:table-cell table:number-columns-repeated="2"/>
        </table:table-row>
        <table:table-row table:style-name="ro1" table:number-rows-repeated="1048524">
          <table:table-cell table:number-columns-repeated="4"/>
        </table:table-row>
        <table:table-row table:style-name="ro1">
          <table:table-cell table:number-columns-repeated="4"/>
        </table:table-row>
      </table:table>
      <table:named-expressions/>
      <table:database-ranges>
        <table:database-range table:name="__Anonymous_Sheet_DB__1" table:target-range-address="'Indiegogo donations'.A1:'Indiegogo donations'.F8" table:orientation="column">
          <table:filter>
            <table:filter-and>
              <table:filter-condition table:field-number="0" table:data-type="number" table:value="67" table:operator="="/>
            </table:filter-and>
          </table:filter>
        </table:database-range>
        <table:database-range table:name="__Anonymous_Sheet_DB__6" table:target-range-address="'Amount double-paid'.A4:'Amount double-paid'.D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date-style style:name="N109P0" style:volatile="true">
      <number:year number:style="long"/>
      <number:text>-</number:text>
      <number:month number:style="long"/>
      <number:text>-</number:text>
      <number:day number:style="long"/>
    </number:date-style>
    <number:text-style style:name="N109">
      <number:text-content/>
      <style:map style:condition="value()&gt;=0" style:apply-style-name="N109P0"/>
    </number:text-style>
    <number:currency-style style:name="N10108" number:language="en" number:country="CA">
      <number:currency-symbol number:language="en" number:country="CA">$</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8">0000-00-00</text:date>, <text:time style:data-style-name="N2" text:time-value="07:33:20.7975195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8T08:15:13.145943907</dc:date>
    <dc:creator>orangey </dc:creator>
    <meta:editing-duration>P3DT16H52M29S</meta:editing-duration>
    <meta:editing-cycles>76</meta:editing-cycles>
    <meta:generator>LibreOffice/4.4.2.2$Linux_X86_64 LibreOffice_project/40m0$Build-2</meta:generator>
    <meta:document-statistic meta:table-count="7" meta:cell-count="15363" meta:object-count="0"/>
  </office:meta>
</office:document-meta>
</file>